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26pt" style:font-size-asian="26pt" style:font-size-complex="26pt"/>
    </style:style>
    <style:style style:name="ce3" style:family="table-cell" style:parent-style-name="Default" style:data-style-name="N0">
      <style:text-properties style:font-name="Arial" style:font-name-asian="Arial" style:font-name-complex="Arial"/>
    </style:style>
    <style:style style:name="ce4"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22pt" style:font-size-asian="22pt" style:font-size-complex="22pt"/>
    </style:style>
    <style:style style:name="ce5"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20pt" style:font-size-asian="20pt" style:font-size-complex="20pt"/>
    </style:style>
    <style:style style:name="ce6" style:family="table-cell" style:parent-style-name="Normal_32_7" style:data-style-name="N0">
      <style:table-cell-properties style:vertical-align="middle" fo:background-color="transparent"/>
      <style:text-properties style:font-name="Arial" style:font-name-asian="Arial" style:font-name-complex="Arial" fo:font-size="14pt" style:font-size-asian="14pt" style:font-size-complex="14pt"/>
    </style:style>
    <style:style style:name="ce7" style:family="table-cell" style:parent-style-name="Normal_32_7"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8" style:family="table-cell" style:parent-style-name="Normal_32_7" style:data-style-name="N0">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9" style:family="table-cell" style:parent-style-name="Normal_32_7"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0" style:family="table-cell" style:parent-style-name="Normal_32_7" style:data-style-name="N0">
      <style:table-cell-properties fo:border="thin solid #000000" style:vertical-align="middle" fo:wrap-option="wrap" fo:background-color="#CFE2E9"/>
      <style:text-properties style:font-name="Arial" style:font-name-asian="Arial" style:font-name-complex="Arial" fo:font-size="12pt" style:font-size-asian="12pt" style:font-size-complex="12pt"/>
    </style:style>
    <style:style style:name="ce11" style:family="table-cell" style:parent-style-name="Normal_32_7" style:data-style-name="N0">
      <style:table-cell-properties fo:border-top="thin solid #000000" fo:border-bottom="thin solid #000000" fo:border-left="thin solid #000000" fo:border-right="none"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2" style:family="table-cell" style:parent-style-name="Normal_32_7"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3" style:family="table-cell" style:parent-style-name="Normal_32_7" style:data-style-name="N36">
      <style:table-cell-properties fo:border-top="none" fo:border-bottom="none" fo:border-left="thin solid #000000"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4"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5" style:family="table-cell" style:parent-style-name="Normal_32_7"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6" style:family="table-cell" style:parent-style-name="Normal_32_7" style:data-style-name="N36">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17"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8" style:family="table-cell" style:parent-style-name="Normal_32_7"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9"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20"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21" style:family="table-cell" style:parent-style-name="Default" style:data-style-name="N0">
      <style:table-cell-properties fo:border-top="none" fo:border-bottom="thin solid #000000" fo:border-left="none"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22" style:family="table-cell" style:parent-style-name="Normal_32_7" style:data-style-name="N0">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3" style:family="table-cell" style:parent-style-name="Normal_32_7"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24"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style>
    <style:style style:name="ce25"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style>
    <style:style style:name="ce26" style:family="table-cell" style:parent-style-name="Normal_32_7"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27" style:family="table-cell" style:parent-style-name="Normal_32_7"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28" style:family="table-cell" style:parent-style-name="Normal_32_7" style:data-style-name="N3">
      <style:table-cell-properties fo:border-top="none" fo:border-bottom="none" fo:border-left="none"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style>
    <style:style style:name="ce29" style:family="table-cell" style:parent-style-name="Normal_32_7" style:data-style-name="N0">
      <style:table-cell-properties fo:border-top="none" fo:border-bottom="none" fo:border-left="thin solid #000000" fo:border-right="thin solid #000000" style:vertical-align="middle" fo:wrap-option="wrap" fo:background-color="#FFFFFF"/>
      <style:text-properties style:font-name="Arial" style:font-name-asian="Arial" style:font-name-complex="Arial" fo:font-size="12pt" style:font-size-asian="12pt" style:font-size-complex="12pt"/>
    </style:style>
    <style:style style:name="ce30"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31" style:family="table-cell" style:parent-style-name="Normal_32_7"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32" style:family="table-cell" style:parent-style-name="Normal_32_7" style:data-style-name="N0">
      <style:table-cell-properties fo:border="thin solid #000000" style:vertical-align="middle" fo:background-color="#CFE2E9" style:repeat-content="false"/>
      <style:paragraph-properties fo:text-align="end" fo:margin-right="0cm"/>
      <style:text-properties style:font-name="Arial" style:font-name-asian="Arial" style:font-name-complex="Arial" fo:font-size="12pt" style:font-size-asian="12pt" style:font-size-complex="12pt"/>
    </style:style>
    <style:style style:name="ce33" style:family="table-cell" style:parent-style-name="Normal_32_7" style:data-style-name="N3">
      <style:table-cell-properties fo:border-top="thin solid #000000" fo:border-bottom="thin solid #000000" fo:border-left="thin solid #000000" fo:border-right="none"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4" style:family="table-cell" style:parent-style-name="Normal_32_7" style:data-style-name="N3">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5" style:family="table-cell" style:parent-style-name="Normal_32_7" style:data-style-name="N37">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6" style:family="table-cell" style:parent-style-name="Normal_32_7" style:data-style-name="N36">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7" style:family="table-cell" style:parent-style-name="Normal_32_7" style:data-style-name="N36">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8" style:family="table-cell" style:parent-style-name="Normal_32_7" style:data-style-name="N0">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9" style:family="table-cell" style:parent-style-name="Normal_32_7" style:data-style-name="N3">
      <style:table-cell-properties fo:border-top="thin solid #000000" fo:border-bottom="thin solid #000000" fo:border-left="none" fo:border-right="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40" style:family="table-cell" style:parent-style-name="Default"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41" style:family="table-cell" style:parent-style-name="Default" style:data-style-name="N0">
      <style:table-cell-properties fo:border-top="none"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42" style:family="table-cell" style:parent-style-name="Default" style:data-style-name="N0">
      <style:text-properties style:font-name="Arial" style:font-name-asian="Arial" style:font-name-complex="Arial" fo:font-size="12pt" style:font-size-asian="12pt" style:font-size-complex="12pt"/>
    </style:style>
    <style:style style:name="ce43" style:family="table-cell" style:parent-style-name="Normal_32_7" style:data-style-name="N0">
      <style:table-cell-properties style:vertical-align="middle" fo:background-color="transparent"/>
      <style:text-properties fo:color="#FFFFFF" style:font-name="Arial" style:font-name-asian="Arial" style:font-name-complex="Arial" fo:font-size="12pt" style:font-size-asian="12pt" style:font-size-complex="12pt"/>
    </style:style>
    <style:style style:name="ce44" style:family="table-cell" style:parent-style-name="Normal_32_7" style:data-style-name="N0">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5"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46" style:family="table-cell" style:parent-style-name="Default" style:data-style-name="N2">
      <style:table-cell-properties style:vertical-align="middle"/>
      <style:text-properties style:font-name="Arial" style:font-name-asian="Arial" style:font-name-complex="Arial" fo:font-size="12pt" style:font-size-asian="12pt" style:font-size-complex="12pt"/>
    </style:style>
    <style:style style:name="ce47" style:family="table-cell" style:parent-style-name="Default" style:data-style-name="N2">
      <style:text-properties style:font-name="Arial" style:font-name-asian="Arial" style:font-name-complex="Arial" fo:font-size="12pt" style:font-size-asian="12pt" style:font-size-complex="12pt"/>
    </style:style>
    <style:style style:name="ce48" style:family="table-cell" style:parent-style-name="Default" style:data-style-name="N2">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49"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50" style:family="table-cell" style:parent-style-name="Default" style:data-style-name="N0">
      <style:table-cell-properties style:vertical-align="automatic" style:repeat-content="false"/>
      <style:paragraph-properties fo:text-align="center"/>
      <style:text-properties style:font-name="Arial" style:font-name-asian="Arial" style:font-name-complex="Arial" fo:font-size="12pt" style:font-size-asian="12pt" style:font-size-complex="12pt"/>
    </style:style>
    <style:style style:name="ce51" style:family="table-cell" style:parent-style-name="Normal_32_7"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52" style:family="table-cell" style:parent-style-name="Default" style:data-style-name="N0">
      <style:table-cell-properties fo:border-top="none" fo:border-bottom="none" fo:border-left="none" fo:border-right="thin solid #000000"/>
      <style:text-properties style:font-name="Arial" style:font-name-asian="Arial" style:font-name-complex="Arial" fo:font-size="12pt" style:font-size-asian="12pt" style:font-size-complex="12pt"/>
    </style:style>
    <style:style style:name="ce53" style:family="table-cell" style:parent-style-name="Default" style:data-style-name="N0">
      <style:table-cell-properties fo:border-top="none" fo:border-bottom="none" fo:border-left="thin solid #000000" fo:border-right="none" style:vertical-align="middle"/>
      <style:text-properties style:font-name="Arial" style:font-name-asian="Arial" style:font-name-complex="Arial" fo:font-size="12pt" style:font-size-asian="12pt" style:font-size-complex="12pt"/>
    </style:style>
    <style:style style:name="ce54"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55"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size="12pt" style:font-size-asian="12pt" style:font-size-complex="12pt"/>
    </style:style>
    <style:style style:name="ce56" style:family="table-cell" style:parent-style-name="Comma" style:data-style-name="N38">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7"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58"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size="12pt" style:font-size-asian="12pt" style:font-size-complex="12pt"/>
    </style:style>
    <style:style style:name="ce59"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60"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2pt" style:font-size-asian="12pt" style:font-size-complex="12pt"/>
    </style:style>
    <style:style style:name="ce61" style:family="table-cell" style:parent-style-name="Default" style:data-style-name="N0">
      <style:table-cell-properties fo:border-top="none" fo:border-bottom="none" fo:border-left="none" fo:border-right="thin solid #000000" style:vertical-align="middle"/>
      <style:text-properties style:font-name="Arial" style:font-name-asian="Arial" style:font-name-complex="Arial" fo:font-size="12pt" style:font-size-asian="12pt" style:font-size-complex="12pt"/>
    </style:style>
    <style:style style:name="ce62" style:family="table-cell" style:parent-style-name="Default" style:data-style-name="N0">
      <style:table-cell-properties fo:border-top="none" fo:border-bottom="none" fo:border-left="thin solid #000000" fo:border-right="none"/>
      <style:text-properties style:font-name="Arial" style:font-name-asian="Arial" style:font-name-complex="Arial" fo:font-size="12pt" style:font-size-asian="12pt" style:font-size-complex="12pt"/>
    </style:style>
    <style:style style:name="ce63" style:family="table-cell" style:parent-style-name="Default" style:data-style-name="N36">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64" style:family="table-cell" style:parent-style-name="Default" style:data-style-name="N3">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65"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66" style:family="table-cell" style:parent-style-name="Default" style:data-style-name="N3">
      <style:table-cell-properties style:vertical-align="middle"/>
      <style:text-properties style:font-name="Arial" style:font-name-asian="Arial" style:font-name-complex="Arial" fo:font-size="12pt" style:font-size-asian="12pt" style:font-size-complex="12pt"/>
    </style:style>
    <style:style style:name="ce67" style:family="table-cell" style:parent-style-name="Percent"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68" style:family="table-cell" style:parent-style-name="Percent" style:data-style-name="N39">
      <style:table-cell-properties style:vertical-align="middle" fo:background-color="transparent"/>
      <style:text-properties style:font-name="Arial" style:font-name-asian="Arial" style:font-name-complex="Arial" fo:font-size="12pt" style:font-size-asian="12pt" style:font-size-complex="12pt"/>
    </style:style>
    <style:style style:name="ce69" style:family="table-cell" style:parent-style-name="Default" style:data-style-name="N0">
      <style:table-cell-properties style:vertical-align="middle" fo:wrap-option="wrap"/>
      <style:text-properties style:font-name="Arial" style:font-name-asian="Arial" style:font-name-complex="Arial" fo:font-size="12pt" style:font-size-asian="12pt" style:font-size-complex="12pt"/>
    </style:style>
    <style:style style:name="ce70" style:family="table-cell" style:parent-style-name="Default" style:data-style-name="N3">
      <style:table-cell-properties style:vertical-align="middle" fo:wrap-option="wrap"/>
      <style:text-properties style:font-name="Arial" style:font-name-asian="Arial" style:font-name-complex="Arial" fo:font-size="12pt" style:font-size-asian="12pt" style:font-size-complex="12pt"/>
    </style:style>
    <style:style style:name="ce71" style:family="table-cell" style:parent-style-name="Percent" style:data-style-name="N39">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72" style:family="table-cell" style:parent-style-name="Default" style:data-style-name="N2">
      <style:table-cell-properties style:vertical-align="middle" fo:wrap-option="wrap"/>
      <style:text-properties style:font-name="Arial" style:font-name-asian="Arial" style:font-name-complex="Arial" fo:font-size="12pt" style:font-size-asian="12pt" style:font-size-complex="12pt"/>
    </style:style>
    <style:style style:name="ce73"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74" style:family="table-cell" style:parent-style-name="Normal_32_2_32_3"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75" style:family="table-cell" style:parent-style-name="Normal_32_2_32_3"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76" style:family="table-cell" style:parent-style-name="Normal_32_2_32_2" style:data-style-name="N0">
      <style:table-cell-properties style:vertical-align="automatic" fo:background-color="transparent" style:cell-protect="protected"/>
      <style:text-properties style:font-name="Arial" style:font-name-asian="Arial" style:font-name-complex="Arial"/>
    </style:style>
    <style:style style:name="ce77"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78" style:family="table-cell" style:parent-style-name="Default" style:data-style-name="N0">
      <style:table-cell-properties fo:border-top="thin solid #000000" fo:border-bottom="thin solid #000000" fo:border-left="thin solid #000000" fo:border-right="none"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79" style:family="table-cell" style:parent-style-name="Default"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80" style:family="table-cell" style:parent-style-name="Default" style:data-style-name="N0">
      <style:table-cell-properties fo:border-top="thin solid #000000" fo:border-bottom="none" fo:border-left="none" fo:border-right="thin solid #000000"/>
      <style:text-properties style:font-name="Arial" style:font-name-asian="Arial" style:font-name-complex="Arial" fo:font-size="12pt" style:font-size-asian="12pt" style:font-size-complex="12pt"/>
    </style:style>
    <style:style style:name="ce81" style:family="table-cell" style:parent-style-name="Default" style:data-style-name="N0">
      <style:table-cell-properties fo:border-top="thin solid #000000" fo:border-bottom="none" fo:border-left="thin solid #000000" fo:border-right="none" style:vertical-align="middle"/>
      <style:text-properties style:font-name="Arial" style:font-name-asian="Arial" style:font-name-complex="Arial" fo:font-size="12pt" style:font-size-asian="12pt" style:font-size-complex="12pt"/>
    </style:style>
    <style:style style:name="ce82" style:family="table-cell" style:parent-style-name="Default" style:data-style-name="N37">
      <style:table-cell-properties style:vertical-align="middle" style:repeat-content="false"/>
      <style:paragraph-properties fo:text-align="center"/>
      <style:text-properties style:font-name="Arial" style:font-name-asian="Arial" style:font-name-complex="Arial" fo:font-size="12pt" style:font-size-asian="12pt" style:font-size-complex="12pt"/>
    </style:style>
    <style:style style:name="ce83" style:family="table-cell" style:parent-style-name="Default" style:data-style-name="N37">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84" style:family="table-cell" style:parent-style-name="Default" style:data-style-name="N0">
      <style:table-cell-properties fo:border-top="thin solid #000000" fo:border-bottom="thin solid #000000" fo:border-left="none" fo:border-right="thin solid #000000" style:vertical-align="middle" fo:wrap-option="wrap" fo:background-color="#8DB9CA" style:repeat-content="false"/>
      <style:paragraph-properties fo:text-align="start" fo:margin-left="0cm"/>
      <style:text-properties style:font-name="Arial" style:font-name-asian="Arial" style:font-name-complex="Arial" fo:font-size="12pt" style:font-size-asian="12pt" style:font-size-complex="12pt"/>
    </style:style>
    <style:style style:name="ce85" style:family="table-cell" style:parent-style-name="Default" style:data-style-name="N0">
      <style:table-cell-properties fo:border-top="thin solid #000000" fo:border-bottom="thin solid #000000" fo:border-left="none" fo:border-right="thin solid #000000" style:vertical-align="middle" fo:wrap-option="wrap" fo:background-color="#8DB9CA" style:repeat-content="false"/>
      <style:paragraph-properties fo:text-align="end" fo:margin-right="0cm"/>
      <style:text-properties style:font-name="Arial" style:font-name-asian="Arial" style:font-name-complex="Arial" fo:font-size="12pt" style:font-size-asian="12pt" style:font-size-complex="12pt"/>
    </style:style>
    <style:style style:name="ce86" style:family="table-cell" style:parent-style-name="Default" style:data-style-name="N0">
      <style:table-cell-properties fo:border="thin solid #000000" style:vertical-align="middle" fo:background-color="#8DB9CA" style:repeat-content="false"/>
      <style:paragraph-properties fo:text-align="end" fo:margin-right="0cm"/>
      <style:text-properties style:font-name="Arial" style:font-name-asian="Arial" style:font-name-complex="Arial" fo:font-size="12pt" style:font-size-asian="12pt" style:font-size-complex="12pt"/>
    </style:style>
    <style:style style:name="ce87" style:family="table-cell" style:parent-style-name="Default" style:data-style-name="N0">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8" style:family="table-cell" style:parent-style-name="Default" style:data-style-name="N37">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9" style:family="table-cell" style:parent-style-name="Default" style:data-style-name="N37">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90" style:family="table-cell" style:parent-style-name="Default" style:data-style-name="N1">
      <style:text-properties style:font-name="Arial" style:font-name-asian="Arial" style:font-name-complex="Arial" fo:font-size="12pt" style:font-size-asian="12pt" style:font-size-complex="12pt"/>
    </style:style>
    <style:style style:name="ce91" style:family="table-cell" style:parent-style-name="Default" style:data-style-name="N0">
      <style:table-cell-properties fo:border-top="thin solid #000000" fo:border-bottom="thin solid #000000" fo:border-left="none"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92" style:family="table-cell" style:parent-style-name="Default" style:data-style-name="N1">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93" style:family="table-cell" style:parent-style-name="Normal_32_7"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94" style:family="table-cell" style:parent-style-name="Normal_32_7"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95"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2pt" style:font-size-asian="12pt" style:font-size-complex="12pt"/>
    </style:style>
    <style:style style:name="ce96"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2pt" style:font-size-asian="12pt" style:font-size-complex="12pt"/>
    </style:style>
    <style:style style:name="ce97" style:family="table-cell" style:parent-style-name="Default" style:data-style-name="N0">
      <style:table-cell-properties fo:border="thin solid #000000" style:vertical-align="middle" fo:background-color="#8DB9CA"/>
      <style:text-properties style:font-name="Arial" style:font-name-asian="Arial" style:font-name-complex="Arial" fo:font-size="12pt" style:font-size-asian="12pt" style:font-size-complex="12pt"/>
    </style:style>
    <style:style style:name="ce98" style:family="table-cell" style:parent-style-name="Default" style:data-style-name="N0">
      <style:table-cell-properties fo:border-top="none" fo:border-bottom="none" fo:border-left="thin solid #000000" fo:border-right="thin solid #000000" style:vertical-align="middle" fo:background-color="#FFFF00"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99" style:family="table-cell" style:parent-style-name="Normal_32_7"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00" style:family="table-cell" style:parent-style-name="Normal_32_7" style:data-style-name="N37">
      <style:table-cell-properties fo:border-top="thin solid #000000" fo:border-bottom="thin solid #000000" fo:border-left="thin solid #000000" fo:border-right="none"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01" style:family="table-cell" style:parent-style-name="Default" style:data-style-name="N2">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02" style:family="table-cell" style:parent-style-name="Normal_32_7"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03" style:family="table-cell" style:parent-style-name="Normal_32_7" style:data-style-name="N2">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04" style:family="table-cell" style:parent-style-name="Default" style:data-style-name="N0">
      <style:table-cell-properties fo:border-top="none" fo:border-bottom="none" fo:border-left="thin solid #000000" fo:border-right="thin solid #000000"/>
      <style:text-properties style:font-name="Arial" style:font-name-asian="Arial" style:font-name-complex="Arial" fo:font-size="12pt" style:font-size-asian="12pt" style:font-size-complex="12pt"/>
    </style:style>
    <style:style style:name="ce105" style:family="table-cell" style:parent-style-name="Default" style:data-style-name="N0">
      <style:table-cell-properties fo:border="thin solid #000000" style:vertical-align="middle" fo:wrap-option="wrap" fo:background-color="#8DB9CA" style:repeat-content="false"/>
      <style:paragraph-properties fo:text-align="end" fo:margin-right="0cm"/>
      <style:text-properties style:font-name="Arial" style:font-name-asian="Arial" style:font-name-complex="Arial" fo:font-size="12pt" style:font-size-asian="12pt" style:font-size-complex="12pt"/>
    </style:style>
    <style:style style:name="ce106" style:family="table-cell" style:parent-style-name="Comma" style:data-style-name="N38">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107" style:family="table-cell" style:parent-style-name="Default" style:data-style-name="N2">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108"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109"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10" style:family="table-cell" style:parent-style-name="Normal_32_7" style:data-style-name="N3">
      <style:table-cell-properties style:vertical-align="middle" fo:background-color="transparent"/>
      <style:text-properties style:font-name="Arial" style:font-name-asian="Arial" style:font-name-complex="Arial" fo:font-size="12pt" style:font-size-asian="12pt" style:font-size-complex="12pt"/>
    </style:style>
    <style:style style:name="ce111" style:family="table-cell" style:parent-style-name="Normal_32_7" style:data-style-name="N36">
      <style:table-cell-properties fo:border-top="none" fo:border-bottom="none" fo:border-left="thin solid #000000" fo:border-right="none" style:vertical-align="middle"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112" style:family="table-cell" style:parent-style-name="Normal_32_7"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name="ce113" style:family="table-cell" style:parent-style-name="Normal_32_2_32_3"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name="ce114" style:family="table-cell" style:parent-style-name="Default"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name="ce115" style:family="table-cell" style:parent-style-name="Default" style:data-style-name="N0">
      <style:table-cell-properties fo:background-color="transparent"/>
      <style:text-properties fo:color="#000000" style:font-name="Arial" style:font-name-asian="Arial" style:font-name-complex="Arial" fo:font-size="12pt" style:font-size-asian="12pt" style:font-size-complex="12pt"/>
    </style:style>
    <style:style style:name="ce116" style:family="table-cell" style:parent-style-name="Default"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117" style:family="table-cell" style:parent-style-name="Normal_32_7" style:data-style-name="N0">
      <style:table-cell-properties style:vertical-align="middle" fo:background-color="transparent"/>
      <style:text-properties fo:color="#000000" style:font-name="Arial" style:font-name-asian="Arial" style:font-name-complex="Arial" fo:font-size="14pt" style:font-size-asian="14pt" style:font-size-complex="14pt"/>
    </style:style>
    <style:style style:name="ce118" style:family="table-cell" style:parent-style-name="Default"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14pt" style:font-size-asian="14pt" style:font-size-complex="14pt"/>
    </style:style>
    <style:style style:name="ce119" style:family="table-cell" style:parent-style-name="Normal_32_7"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20" style:family="table-cell" style:parent-style-name="Normal_32_7" style:data-style-name="N0">
      <style:table-cell-properties fo:border-top="thin solid #000000" fo:border-bottom="thin solid #000000" fo:border-left="thin solid #000000" fo:border-right="none"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21" style:family="table-cell" style:parent-style-name="Normal_32_7" style:data-style-name="N0">
      <style:table-cell-properties fo:border-top="thin solid #000000" fo:border-bottom="thin solid #000000" fo:border-left="none" fo:border-right="none"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22" style:family="table-cell" style:parent-style-name="Normal_32_7" style:data-style-name="N0">
      <style:table-cell-properties fo:border-top="thin solid #000000" fo:border-bottom="thin solid #000000" fo:border-left="none"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23" style:family="table-cell" style:parent-style-name="Default" style:data-style-name="N0">
      <style:table-cell-properties fo:border-top="thin solid #000000" fo:border-bottom="thin solid #000000" fo:border-left="thin solid #000000" fo:border-right="none"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24" style:family="table-cell" style:parent-style-name="Default" style:data-style-name="N0">
      <style:table-cell-properties fo:border-top="thin solid #000000" fo:border-bottom="thin solid #000000" fo:border-left="none" fo:border-right="none"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25" style:family="table-cell" style:parent-style-name="Default" style:data-style-name="N0">
      <style:table-cell-properties fo:border-top="thin solid #000000" fo:border-bottom="thin solid #000000" fo:border-left="none" fo:border-right="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26" style:family="table-cell" style:parent-style-name="Normal_32_7" style:data-style-name="N0">
      <style:table-cell-properties fo:border-top="thin solid #000000" fo:border-bottom="thin solid #000000" fo:border-left="thin solid #000000" fo:border-right="none"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27" style:family="table-cell" style:parent-style-name="Normal_32_7" style:data-style-name="N0">
      <style:table-cell-properties fo:border-top="thin solid #000000" fo:border-bottom="thin solid #000000" fo:border-left="none" fo:border-right="none"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28" style:family="table-cell" style:parent-style-name="Normal_32_7" style:data-style-name="N0">
      <style:table-cell-properties fo:border-top="thin solid #000000" fo:border-bottom="thin solid #000000" fo:border-left="none"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29" style:family="table-cell" style:parent-style-name="Normal_32_7" style:data-style-name="N0">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30" style:family="table-cell" style:parent-style-name="Normal_32_7" style:data-style-name="N0">
      <style:table-cell-properties fo:border-top="none" fo:border-bottom="thin solid #000000" fo:border-left="thin solid #000000" fo:border-right="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31" style:family="table-cell" style:parent-style-name="Default"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32" style:family="table-cell" style:parent-style-name="Default" style:data-style-name="N0">
      <style:table-cell-properties fo:border-top="none"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33" style:family="table-cell" style:parent-style-name="Default" style:data-style-name="N0">
      <style:table-cell-properties fo:border="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34" style:family="table-cell" style:parent-style-name="Default" style:data-style-name="N0">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35" style:family="table-cell" style:parent-style-name="Default"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36" style:family="table-cell" style:parent-style-name="Default" style:data-style-name="N0">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37" style:family="table-cell" style:parent-style-name="Normal_32_7" style:data-style-name="N0">
      <style:table-cell-properties fo:border="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38" style:family="table-cell" style:parent-style-name="Default" style:data-style-name="N0">
      <style:table-cell-properties fo:border-top="thin solid #000000" fo:border-bottom="none" fo:border-left="thin solid #000000" fo:border-right="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39" style:family="table-cell" style:parent-style-name="Default" style:data-style-name="N0">
      <style:table-cell-properties fo:border-top="thin solid #000000" fo:border-bottom="none" fo:border-left="thin solid #000000" fo:border-right="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40" style:family="table-cell" style:parent-style-name="Default" style:data-style-name="N0">
      <style:table-cell-properties fo:border-top="none" fo:border-bottom="thin solid #000000" fo:border-left="thin solid #000000" fo:border-right="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41" style:family="table-cell" style:parent-style-name="Default" style:data-style-name="N0">
      <style:table-cell-properties fo:border-top="thin solid #000000" fo:border-bottom="thin solid #000000" fo:border-left="none"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42" style:family="table-cell" style:parent-style-name="Default" style:data-style-name="N0">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43" style:family="table-cell" style:parent-style-name="Default" style:data-style-name="N0">
      <style:table-cell-properties fo:border-top="thin solid #000000" fo:border-bottom="thin solid #000000" fo:border-left="thin solid #000000" fo:border-right="none"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44" style:family="table-cell" style:parent-style-name="Default" style:data-style-name="N0">
      <style:table-cell-properties fo:border-top="thin solid #000000" fo:border-bottom="none"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45" style:family="table-cell" style:parent-style-name="Normal_32_7" style:data-style-name="N0">
      <style:table-cell-properties fo:border-top="thin solid #000000" fo:border-bottom="none" fo:border-left="thin solid #000000" fo:border-right="thin solid #000000" style:vertical-align="middle"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46" style:family="table-cell" style:parent-style-name="Default" style:data-style-name="N0">
      <style:table-cell-properties fo:border="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47" style:family="table-cell" style:parent-style-name="Default" style:data-style-name="N0">
      <style:table-cell-properties fo:border-top="thin solid #000000" fo:border-bottom="thin solid #000000" fo:border-left="thin solid #000000" fo:border-right="none"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48" style:family="table-cell" style:parent-style-name="Normal_32_7"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49"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50" style:family="table-cell" style:parent-style-name="Normal_32_7"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51" style:family="table-cell" style:parent-style-name="Normal_32_7" style:data-style-name="N0">
      <style:table-cell-properties fo:border-top="none"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52"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53"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54"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55" style:family="table-cell" style:parent-style-name="Normal_32_7" style:data-style-name="N0">
      <style:table-cell-properties fo:border-top="thin solid #000000" fo:border-bottom="thin solid #000000" fo:border-left="thin solid #000000" fo:border-right="thin solid #000000" style:vertical-align="middle"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56"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57"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58"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78152777777778cm"/>
    </style:style>
    <style:style style:name="co2" style:family="table-column">
      <style:table-column-properties fo:break-before="auto" style:column-width="3.24555555555556cm"/>
    </style:style>
    <style:style style:name="co3" style:family="table-column">
      <style:table-column-properties fo:break-before="auto" style:column-width="12.7cm"/>
    </style:style>
    <style:style style:name="co4" style:family="table-column">
      <style:table-column-properties fo:break-before="auto" style:column-width="6.35cm"/>
    </style:style>
    <style:style style:name="co5" style:family="table-column">
      <style:table-column-properties fo:break-before="auto" style:column-width="5.92666666666667cm"/>
    </style:style>
    <style:style style:name="co6" style:family="table-column">
      <style:table-column-properties fo:break-before="auto" style:column-width="5.59152777777778cm"/>
    </style:style>
    <style:style style:name="co7" style:family="table-column">
      <style:table-column-properties fo:break-before="auto" style:column-width="5.20347222222222cm"/>
    </style:style>
    <style:style style:name="co8" style:family="table-column">
      <style:table-column-properties fo:break-before="auto" style:column-width="4.56847222222222cm" style:use-optimal-column-width="true"/>
    </style:style>
    <style:style style:name="co9" style:family="table-column">
      <style:table-column-properties fo:break-before="auto" style:column-width="4.1275cm"/>
    </style:style>
    <style:style style:name="co10" style:family="table-column">
      <style:table-column-properties fo:break-before="auto" style:column-width="4.35680555555555cm"/>
    </style:style>
    <style:style style:name="co11" style:family="table-column">
      <style:table-column-properties fo:break-before="auto" style:column-width="5.97958333333333cm"/>
    </style:style>
    <style:style style:name="co12" style:family="table-column">
      <style:table-column-properties fo:break-before="auto" style:column-width="4.70958333333333cm"/>
    </style:style>
    <style:style style:name="co13" style:family="table-column">
      <style:table-column-properties fo:break-before="auto" style:column-width="5.18583333333333cm"/>
    </style:style>
    <style:style style:name="co14" style:family="table-column">
      <style:table-column-properties fo:break-before="auto" style:column-width="4.95652777777778cm"/>
    </style:style>
    <style:style style:name="co15" style:family="table-column">
      <style:table-column-properties fo:break-before="auto" style:column-width="4.88597222222222cm"/>
    </style:style>
    <style:style style:name="co16" style:family="table-column">
      <style:table-column-properties fo:break-before="auto" style:column-width="5.3975cm"/>
    </style:style>
    <style:style style:name="co17" style:family="table-column">
      <style:table-column-properties fo:break-before="auto" style:column-width="1.69333333333333cm"/>
    </style:style>
    <style:style style:name="co18" style:family="table-column">
      <style:table-column-properties fo:break-before="auto" style:column-width="5.78555555555556cm"/>
    </style:style>
    <style:style style:name="co19" style:family="table-column">
      <style:table-column-properties fo:break-before="auto" style:column-width="3.06916666666667cm"/>
    </style:style>
    <style:style style:name="co20" style:family="table-column">
      <style:table-column-properties fo:break-before="auto" style:column-width="10.95375cm"/>
    </style:style>
    <style:style style:name="co21" style:family="table-column">
      <style:table-column-properties fo:break-before="auto" style:column-width="3.96875cm"/>
    </style:style>
    <style:style style:name="co22" style:family="table-column">
      <style:table-column-properties fo:break-before="auto" style:column-width="2.91041666666667cm"/>
    </style:style>
    <style:style style:name="co23" style:family="table-column">
      <style:table-column-properties fo:break-before="auto" style:column-width="3.77472222222222cm"/>
    </style:style>
    <style:style style:name="co24" style:family="table-column">
      <style:table-column-properties fo:break-before="auto" style:column-width="4.18041666666667cm"/>
    </style:style>
    <style:style style:name="co25" style:family="table-column">
      <style:table-column-properties fo:break-before="auto" style:column-width="4.16277777777778cm"/>
    </style:style>
    <style:style style:name="co26" style:family="table-column">
      <style:table-column-properties fo:break-before="auto" style:column-width="3.29847222222222cm"/>
    </style:style>
    <style:style style:name="co27" style:family="table-column">
      <style:table-column-properties fo:break-before="auto" style:column-width="5.37986111111111cm"/>
    </style:style>
    <style:style style:name="co28" style:family="table-column">
      <style:table-column-properties fo:break-before="auto" style:column-width="7.62cm"/>
    </style:style>
    <style:style style:name="co29" style:family="table-column">
      <style:table-column-properties fo:break-before="auto" style:column-width="2.75166666666667cm"/>
    </style:style>
    <style:style style:name="co30" style:family="table-column">
      <style:table-column-properties fo:break-before="auto" style:column-width="8.00805555555556cm"/>
    </style:style>
    <style:style style:name="co31" style:family="table-column">
      <style:table-column-properties fo:break-before="auto" style:column-width="2.87513888888889cm" style:use-optimal-column-width="true"/>
    </style:style>
    <style:style style:name="co32" style:family="table-column">
      <style:table-column-properties fo:break-before="auto" style:column-width="3.24555555555556cm" style:use-optimal-column-width="true"/>
    </style:style>
    <style:style style:name="co33" style:family="table-column">
      <style:table-column-properties fo:break-before="auto" style:column-width="2.99861111111111cm" style:use-optimal-column-width="true"/>
    </style:style>
    <style:style style:name="co34" style:family="table-column">
      <style:table-column-properties fo:break-before="auto" style:column-width="4.60375cm" style:use-optimal-column-width="true"/>
    </style:style>
    <style:style style:name="co35" style:family="table-column">
      <style:table-column-properties fo:break-before="auto" style:column-width="5.53861111111111cm"/>
    </style:style>
    <style:style style:name="co36" style:family="table-column">
      <style:table-column-properties fo:break-before="auto" style:column-width="2.48708333333333cm" style:use-optimal-column-width="true"/>
    </style:style>
    <style:style style:name="ro1" style:family="table-row">
      <style:table-row-properties style:row-height="32.5pt" style:use-optimal-row-height="true" fo:break-before="auto"/>
    </style:style>
    <style:style style:name="ro2" style:family="table-row">
      <style:table-row-properties style:row-height="27.5pt" style:use-optimal-row-height="true" fo:break-before="auto"/>
    </style:style>
    <style:style style:name="ro3" style:family="table-row">
      <style:table-row-properties style:row-height="25pt" style:use-optimal-row-height="true" fo:break-before="auto"/>
    </style:style>
    <style:style style:name="ro4" style:family="table-row">
      <style:table-row-properties style:row-height="17.5pt" style:use-optimal-row-height="true" fo:break-before="auto"/>
    </style:style>
    <style:style style:name="ro5" style:family="table-row">
      <style:table-row-properties style:row-height="14.5pt" style:use-optimal-row-height="true" fo:break-before="auto"/>
    </style:style>
    <style:style style:name="ro6" style:family="table-row">
      <style:table-row-properties style:row-height="14pt" style:use-optimal-row-height="true" fo:break-before="auto"/>
    </style:style>
    <style:style style:name="ro7" style:family="table-row">
      <style:table-row-properties style:row-height="14.25pt" style:use-optimal-row-height="false" fo:break-before="auto"/>
    </style:style>
    <style:style style:name="ro8" style:family="table-row">
      <style:table-row-properties style:row-height="10.5pt" style:use-optimal-row-height="false" fo:break-before="auto"/>
    </style:style>
    <style:style style:name="ro9" style:family="table-row">
      <style:table-row-properties style:row-height="15.75pt" style:use-optimal-row-height="false" fo:break-before="auto"/>
    </style:style>
    <style:style style:name="ro10" style:family="table-row">
      <style:table-row-properties style:row-height="31pt" style:use-optimal-row-height="true" fo:break-before="auto"/>
    </style:style>
    <style:style style:name="ro11" style:family="table-row">
      <style:table-row-properties style:row-height="20.25pt" style:use-optimal-row-height="false" fo:break-before="auto"/>
    </style:style>
    <style:style style:name="ro12" style:family="table-row">
      <style:table-row-properties style:row-height="46.5pt" style:use-optimal-row-height="true" fo:break-before="auto"/>
    </style:style>
    <style:style style:name="ro13" style:family="table-row">
      <style:table-row-properties style:row-height="15.5pt" style:use-optimal-row-height="true" fo:break-before="auto"/>
    </style:style>
    <style:style style:name="ro14" style:family="table-row">
      <style:table-row-properties style:row-height="65pt" style:use-optimal-row-height="true" fo:break-before="auto"/>
    </style:style>
    <style:style style:name="ro15" style:family="table-row">
      <style:table-row-properties style:row-height="62pt" style:use-optimal-row-height="true" fo:break-before="auto"/>
    </style:style>
    <style:style style:name="ro16" style:family="table-row">
      <style:table-row-properties style:row-height="16.5pt" style:use-optimal-row-height="false" fo:break-before="auto"/>
    </style:style>
    <style:style style:name="ro17" style:family="table-row">
      <style:table-row-properties style:row-height="18.75pt" style:use-optimal-row-height="false" fo:break-before="auto"/>
    </style:style>
    <style:style style:name="ro18" style:family="table-row">
      <style:table-row-properties style:row-height="20.5pt" style:use-optimal-row-height="false" fo:break-before="auto"/>
    </style:style>
    <style:style style:name="ro19" style:family="table-row">
      <style:table-row-properties style:row-height="19.5pt" style:use-optimal-row-height="false" fo:break-before="auto"/>
    </style:style>
    <style:style style:name="ro20" style:family="table-row">
      <style:table-row-properties style:row-height="18pt" style:use-optimal-row-height="false" fo:break-before="auto"/>
    </style:style>
    <style:style style:name="ro21" style:family="table-row">
      <style:table-row-properties style:row-height="23.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159"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1" style:base-cell-address="Total_(R-Y11)_by_Region.A16"/>
    </style:style>
    <style:style style:name="ce160"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1" style:base-cell-address="Total_(R-Y11)_by_Region.A16"/>
    </style:style>
    <style:style style:name="ce161"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2pt" style:font-size-asian="12pt" style:font-size-complex="12pt"/>
      <style:map style:condition="of:is-true-formula(MOD(ROW();2)=0)" style:apply-style-name="cf1" style:base-cell-address="Total_(R-Y11)_by_Region.A16"/>
    </style:style>
    <style:style style:name="ce162" style:family="table-cell" style:parent-style-name="Default" style:data-style-name="N0">
      <style:table-cell-properties fo:border-top="none" fo:border-bottom="none" fo:border-left="thin solid #000000" fo:border-right="thin solid #000000" style:vertical-align="middle" fo:background-color="#FFFF00" style:repeat-content="false"/>
      <style:paragraph-properties fo:text-align="start" fo:margin-left="0cm"/>
      <style:text-properties fo:color="#000000" style:font-name="Arial" style:font-name-asian="Arial" style:font-name-complex="Arial" fo:font-size="12pt" style:font-size-asian="12pt" style:font-size-complex="12pt"/>
      <style:map style:condition="of:is-true-formula(MOD(ROW();2)=0)" style:apply-style-name="cf1" style:base-cell-address="Total_(R-Y11)_by_Region.A16"/>
    </style:style>
    <style:style style:name="ce163" style:family="table-cell" style:parent-style-name="Normal_32_7" style:data-style-name="N36">
      <style:table-cell-properties fo:border-top="none" fo:border-bottom="none" fo:border-left="thin solid #000000"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A16"/>
    </style:style>
    <style:style style:name="ce164"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A16"/>
    </style:style>
    <style:style style:name="ce165" style:family="table-cell" style:parent-style-name="Normal_32_7" style:data-style-name="N36">
      <style:table-cell-properties fo:border-top="none" fo:border-bottom="none" fo:border-left="thin solid #000000" fo:border-right="none" style:vertical-align="middle"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Total_(R-Y11)_by_Region.A16"/>
    </style:style>
    <style:style style:name="ce166"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C29"/>
    </style:style>
    <style:style style:name="ce167" style:family="table-cell" style:parent-style-name="Normal_32_7" style:data-style-name="N0">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1" style:base-cell-address="Total_(R-Y11)_by_Region.A35"/>
      <style:map style:condition="of:is-true-formula(MOD(ROW();2)=0)" style:apply-style-name="cf1" style:base-cell-address="Total_(R-Y11)_by_Region.A35"/>
    </style:style>
    <style:style style:name="ce168" style:family="table-cell" style:parent-style-name="Normal_32_7" style:data-style-name="N0">
      <style:table-cell-properties fo:border-top="none" fo:border-bottom="none" fo:border-left="thin solid #000000" fo:border-right="thin solid #000000" style:vertical-align="middle" fo:wrap-option="wrap" fo:background-color="#FFFFFF"/>
      <style:text-properties style:font-name="Arial" style:font-name-asian="Arial" style:font-name-complex="Arial" fo:font-size="12pt" style:font-size-asian="12pt" style:font-size-complex="12pt"/>
      <style:map style:condition="of:is-true-formula(MOD(ROW();2)=0)" style:apply-style-name="cf1" style:base-cell-address="Total_(R-Y11)_by_Region.A35"/>
      <style:map style:condition="of:is-true-formula(MOD(ROW();2)=0)" style:apply-style-name="cf1" style:base-cell-address="Total_(R-Y11)_by_Region.A35"/>
    </style:style>
    <style:style style:name="ce169" style:family="table-cell" style:parent-style-name="Normal_32_7"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B35"/>
      <style:map style:condition="of:is-true-formula(MOD(ROW();2)=0)" style:apply-style-name="cf1" style:base-cell-address="Total_(R-Y11)_by_Region.A35"/>
    </style:style>
    <style:style style:name="ce170"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B35"/>
      <style:map style:condition="of:is-true-formula(MOD(ROW();2)=0)" style:apply-style-name="cf1" style:base-cell-address="Total_(R-Y11)_by_Region.A35"/>
    </style:style>
    <style:style style:name="ce171" style:family="table-cell" style:parent-style-name="Normal_32_7"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B35"/>
      <style:map style:condition="of:is-true-formula(MOD(ROW();2)=0)" style:apply-style-name="cf1" style:base-cell-address="Total_(R-Y11)_by_Region.A35"/>
    </style:style>
    <style:style style:name="ce172"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C35"/>
      <style:map style:condition="of:is-true-formula(MOD(ROW();2)=0)" style:apply-style-name="cf1" style:base-cell-address="Total_(R-Y11)_by_Region.A35"/>
    </style:style>
    <style:style style:name="ce173"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C35"/>
    </style:style>
    <style:style style:name="ce174" style:family="table-cell" style:parent-style-name="Normal_32_7"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1" style:base-cell-address="Total_(R-Y11)_by_Region.A45"/>
    </style:style>
    <style:style style:name="ce175" style:family="table-cell" style:parent-style-name="Normal_32_7"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A45"/>
    </style:style>
    <style:style style:name="ce176"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A45"/>
    </style:style>
    <style:style style:name="ce177"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A45"/>
    </style:style>
    <style:style style:name="ce178" style:family="table-cell" style:parent-style-name="Normal_32_7" style:data-style-name="N0">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1" style:base-cell-address="Total_(R-Y11)_by_Region.A45"/>
    </style:style>
    <style:style style:name="ce179"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A45"/>
    </style:style>
    <style:style style:name="ce180" style:family="table-cell" style:parent-style-name="Normal_32_7"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A45"/>
    </style:style>
    <style:style style:name="ce181" style:family="table-cell" style:parent-style-name="Normal_32_7" style:data-style-name="N0">
      <style:table-cell-properties fo:border-top="none" fo:border-bottom="none" fo:border-left="thin solid #000000" fo:border-right="thin solid #000000" style:vertical-align="middle" fo:wrap-option="wrap" fo:background-color="#FFFFFF"/>
      <style:text-properties style:font-name="Arial" style:font-name-asian="Arial" style:font-name-complex="Arial" fo:font-size="12pt" style:font-size-asian="12pt" style:font-size-complex="12pt"/>
      <style:map style:condition="of:is-true-formula(MOD(ROW();2)=0)" style:apply-style-name="cf1" style:base-cell-address="Total_(R-Y11)_by_Region.A45"/>
    </style:style>
    <style:style style:name="ce182"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E35"/>
    </style:style>
    <style:style style:name="ce183" style:family="table-cell" style:parent-style-name="Normal_32_7"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Total_(R-Y11)_by_Region.F35"/>
    </style:style>
    <style:style style:name="ce184" style:family="table-cell" style:parent-style-name="Normal_32_7"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Total_(R-Y11)_by_Region.F35"/>
    </style:style>
    <style:style style:name="ce185"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H35"/>
    </style:style>
    <style:style style:name="ce186" style:family="table-cell" style:parent-style-name="Normal_32_7" style:data-style-name="N3">
      <style:table-cell-properties fo:border-top="none" fo:border-bottom="none" fo:border-left="none"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I35"/>
    </style:style>
    <style:style style:name="ce187"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I35"/>
    </style:style>
    <style:style style:name="ce188"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K35"/>
    </style:style>
    <style:style style:name="ce189"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B30"/>
    </style:style>
    <style:style style:name="ce190"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C30"/>
    </style:style>
    <style:style style:name="ce191"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C31"/>
    </style:style>
    <style:style style:name="ce192"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B32"/>
    </style:style>
    <style:style style:name="ce193" style:family="table-cell" style:parent-style-name="Comma" style:data-style-name="N38">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map style:condition="of:is-true-formula(MOD(ROW();2)=0)" style:apply-style-name="cf3" style:base-cell-address="Total_(R-Y6)_by_LA.A15"/>
    </style:style>
    <style:style style:name="ce194"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map style:condition="of:is-true-formula(MOD(ROW();2)=0)" style:apply-style-name="cf3" style:base-cell-address="Total_(R-Y6)_by_LA.A15"/>
    </style:style>
    <style:style style:name="ce195"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R-Y6)_by_LA.A15"/>
    </style:style>
    <style:style style:name="ce196"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R-Y6)_by_LA.A15"/>
    </style:style>
    <style:style style:name="ce197"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2pt" style:font-size-asian="12pt" style:font-size-complex="12pt"/>
      <style:map style:condition="of:is-true-formula(MOD(ROW();2)=0)" style:apply-style-name="cf4" style:base-cell-address="Total_(R-Y6)_by_LA.A15"/>
    </style:style>
    <style:style style:name="ce198" style:family="table-cell" style:parent-style-name="Default" style:data-style-name="N0">
      <style:table-cell-properties fo:border-top="none" fo:border-bottom="none" fo:border-left="thin solid #000000" fo:border-right="thin solid #000000"/>
      <style:text-properties style:font-name="Arial" style:font-name-asian="Arial" style:font-name-complex="Arial" fo:font-size="12pt" style:font-size-asian="12pt" style:font-size-complex="12pt"/>
      <style:map style:condition="of:is-true-formula(MOD(ROW();2)=0)" style:apply-style-name="cf4" style:base-cell-address="Total_(R-Y6)_by_LA.A15"/>
    </style:style>
    <style:style style:name="ce199"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style>
    <style:style style:name="ce200" style:family="table-cell" style:parent-style-name="Comma" style:data-style-name="N38">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style>
    <style:style style:name="ce201"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2pt" style:font-size-asian="12pt" style:font-size-complex="12pt"/>
      <style:map style:condition="of:is-true-formula(MOD(ROW();2)=0)" style:apply-style-name="cf3" style:base-cell-address="Total_(R-Y6)_by_LA.A15"/>
    </style:style>
    <style:style style:name="ce202" style:family="table-cell" style:parent-style-name="Default" style:data-style-name="N0">
      <style:table-cell-properties fo:border-top="none" fo:border-bottom="none" fo:border-left="thin solid #000000" fo:border-right="thin solid #000000"/>
      <style:text-properties style:font-name="Arial" style:font-name-asian="Arial" style:font-name-complex="Arial" fo:font-size="12pt" style:font-size-asian="12pt" style:font-size-complex="12pt"/>
      <style:map style:condition="of:is-true-formula(MOD(ROW();2)=0)" style:apply-style-name="cf3" style:base-cell-address="Total_(R-Y6)_by_LA.A15"/>
    </style:style>
    <style:style style:name="ce203" style:family="table-cell" style:parent-style-name="Default" style:data-style-name="N0">
      <style:table-cell-properties style:vertical-align="middle"/>
      <style:text-properties style:font-name="Arial" style:font-name-asian="Arial" style:font-name-complex="Arial" fo:font-size="12pt" style:font-size-asian="12pt" style:font-size-complex="12pt"/>
      <style:map style:condition="of:is-true-formula(MOD(ROW();2)=0)" style:apply-style-name="cf4" style:base-cell-address="Total_(Y7-Y11)_by_LA.A17"/>
    </style:style>
    <style:style style:name="ce204" style:family="table-cell" style:parent-style-name="Default" style:data-style-name="N0">
      <style:table-cell-properties fo:border-top="none" fo:border-bottom="none" fo:border-left="none" fo:border-right="thin solid #000000"/>
      <style:text-properties style:font-name="Arial" style:font-name-asian="Arial" style:font-name-complex="Arial" fo:font-size="12pt" style:font-size-asian="12pt" style:font-size-complex="12pt"/>
      <style:map style:condition="of:is-true-formula(MOD(ROW();2)=0)" style:apply-style-name="cf4" style:base-cell-address="Total_(Y7-Y11)_by_LA.A17"/>
    </style:style>
    <style:style style:name="ce205" style:family="table-cell" style:parent-style-name="Default" style:data-style-name="N0">
      <style:table-cell-properties fo:border-top="none" fo:border-bottom="none" fo:border-left="thin solid #000000" fo:border-right="none" style:vertical-align="middle"/>
      <style:text-properties style:font-name="Arial" style:font-name-asian="Arial" style:font-name-complex="Arial" fo:font-size="12pt" style:font-size-asian="12pt" style:font-size-complex="12pt"/>
      <style:map style:condition="of:is-true-formula(MOD(ROW();2)=0)" style:apply-style-name="cf4" style:base-cell-address="Total_(Y7-Y11)_by_LA.A17"/>
    </style:style>
    <style:style style:name="ce206"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07"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08"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09"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map style:condition="of:is-true-formula(MOD(ROW();2)=0)" style:apply-style-name="cf3" style:base-cell-address="Total_(Y7-Y11)_by_LA.A17"/>
    </style:style>
    <style:style style:name="ce210"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map style:condition="of:is-true-formula(MOD(ROW();2)=0)" style:apply-style-name="cf3" style:base-cell-address="Total_(Y7-Y11)_by_LA.A17"/>
    </style:style>
    <style:style style:name="ce211"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12" style:family="table-cell" style:parent-style-name="Default" style:data-style-name="N0">
      <style:table-cell-properties fo:border-top="none" fo:border-bottom="none" fo:border-left="none" fo:border-right="thin solid #000000"/>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13" style:family="table-cell" style:parent-style-name="Default" style:data-style-name="N0">
      <style:table-cell-properties fo:border-top="none" fo:border-bottom="none" fo:border-left="thin solid #000000" fo:border-right="none" style:vertical-align="middle"/>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14"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15"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style>
    <style:style style:name="ce216"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17" style:family="table-cell" style:parent-style-name="Default" style:data-style-name="N0">
      <style:table-cell-properties fo:border-top="none" fo:border-bottom="none" fo:border-left="none" fo:border-right="thin solid #000000" style:vertical-align="middle"/>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18" style:family="table-cell" style:parent-style-name="Default" style:data-style-name="N0">
      <style:table-cell-properties fo:border-top="none" fo:border-bottom="none" fo:border-left="thin solid #000000" fo:border-right="none"/>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19" style:family="table-cell" style:parent-style-name="Default" style:data-style-name="N0">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20"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J19"/>
    </style:style>
    <style:style style:name="ce221"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A19"/>
    </style:style>
    <style:style style:name="ce222"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A19"/>
    </style:style>
    <style:style style:name="ce223" style:family="table-cell" style:parent-style-name="Default" style:data-style-name="N37">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24"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25" style:family="table-cell" style:parent-style-name="Default" style:data-style-name="N0">
      <style:table-cell-properties fo:border-top="thin solid #000000" fo:border-bottom="none" fo:border-left="none" fo:border-right="thin solid #000000"/>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26" style:family="table-cell" style:parent-style-name="Default" style:data-style-name="N0">
      <style:table-cell-properties fo:border-top="thin solid #000000" fo:border-bottom="none" fo:border-left="thin solid #000000" fo:border-right="none" style:vertical-align="middle"/>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27"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28"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29" style:family="table-cell" style:parent-style-name="Default" style:data-style-name="N37">
      <style:table-cell-properties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30" style:family="table-cell" style:parent-style-name="Default" style:data-style-name="N0">
      <style:table-cell-properties fo:border-top="none" fo:border-bottom="none" fo:border-left="none" fo:border-right="thin solid #000000"/>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31" style:family="table-cell" style:parent-style-name="Default" style:data-style-name="N0">
      <style:table-cell-properties fo:border-top="none" fo:border-bottom="none" fo:border-left="thin solid #000000" fo:border-right="none" style:vertical-align="middle"/>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32" style:family="table-cell" style:parent-style-name="Default" style:data-style-name="N0">
      <style:table-cell-properties fo:border-top="none" fo:border-bottom="none" fo:border-left="none" fo:border-right="thin solid #000000" style:vertical-align="middle"/>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33" style:family="table-cell" style:parent-style-name="Default" style:data-style-name="N0">
      <style:table-cell-properties fo:border-top="none" fo:border-bottom="none" fo:border-left="thin solid #000000" fo:border-right="none"/>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34" style:family="table-cell" style:parent-style-name="Default" style:data-style-name="N0">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35" style:family="table-cell" style:parent-style-name="Default" style:data-style-name="N0">
      <style:table-cell-properties fo:border-top="thin solid #000000" fo:border-bottom="thin solid #000000" fo:border-left="none" fo:border-right="thin solid #000000" style:vertical-align="middle" fo:wrap-option="wrap" fo:background-color="#8DB9CA"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36" style:family="table-cell" style:parent-style-name="Default" style:data-style-name="N0">
      <style:table-cell-properties fo:border-top="thin solid #000000" fo:border-bottom="thin solid #000000" fo:border-left="none" fo:border-right="thin solid #000000" style:vertical-align="middle" fo:wrap-option="wrap" fo:background-color="#8DB9CA" style:repeat-content="false"/>
      <style:paragraph-properties fo:text-align="end" fo:margin-right="0cm"/>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37" style:family="table-cell" style:parent-style-name="Default" style:data-style-name="N0">
      <style:table-cell-properties fo:border="thin solid #000000" style:vertical-align="middle" fo:background-color="#8DB9CA" style:repeat-content="false"/>
      <style:paragraph-properties fo:text-align="end" fo:margin-right="0cm"/>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38" style:family="table-cell" style:parent-style-name="Default" style:data-style-name="N0">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39"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40" style:family="table-cell" style:parent-style-name="Default" style:data-style-name="N37">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41" style:family="table-cell" style:parent-style-name="Default" style:data-style-name="N37">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42"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A19"/>
    </style:style>
    <style:style style:name="ce243" style:family="table-cell" style:parent-style-name="Default" style:data-style-name="N3">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A19"/>
    </style:style>
    <style:style style:name="ce244"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J169"/>
    </style:style>
    <style:style style:name="ce245" style:family="table-cell" style:parent-style-name="Default" style:data-style-name="N3">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J169"/>
    </style:style>
    <style:style style:name="ce246" style:family="table-cell" style:parent-style-name="Default" style:data-style-name="N37">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L19"/>
    </style:style>
    <style:style style:name="ce247" style:family="table-cell" style:parent-style-name="Default" style:data-style-name="N37">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L19"/>
    </style:style>
    <style:style style:name="ce248"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M169"/>
    </style:style>
    <style:style style:name="ce249" style:family="table-cell" style:parent-style-name="Default" style:data-style-name="N3">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M169"/>
    </style:style>
    <style:style style:name="ce250" style:family="table-cell" style:parent-style-name="Default" style:data-style-name="N37">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O169"/>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5in" fo:padding-bottom="0.05in" fo:padding-left="0.1in" fo:padding-right="0.1in" draw:textarea-vertical-align="top" draw:textarea-horizontal-align="left" draw:fill="solid" draw:fill-color="#98002e" draw:opacity="100%" draw:stroke="none" draw:shadow="visible" draw:shadow-offset-x="0.01389in" draw:shadow-offset-y="0.02778in" draw:shadow-color="#622423" draw:shadow-opacity="50%" draw:auto-grow-width="false" draw:auto-grow-height="false"/>
      <style:paragraph-properties style:font-independent-line-spacing="false" style:writing-mode="lr-tb"/>
    </style:style>
    <style:style style:family="graphic" style:name="a3">
      <style:graphic-properties draw:fill="none" draw:stroke="solid" svg:stroke-width="0.09722in" svg:stroke-color="#00ae9e" svg:stroke-opacity="100%" draw:stroke-linejoin="round" svg:stroke-linecap="butt"/>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number-columns-repeated="8" table:default-cell-style-name="ce3"/>
        <table:table-column table:style-name="co2" table:default-cell-style-name="ce3"/>
        <table:table-column table:style-name="co1" table:number-columns-repeated="16375" table:default-cell-style-name="ce3"/>
        <table:table-row table:style-name="ro1">
          <table:table-cell office:value-type="string" table:style-name="ce2">
            <text:p>UKHSA National Childhood Influenza Vaccination Programme 2022 to 2023</text:p>
          </table:table-cell>
          <table:table-cell table:number-columns-repeated="16" table:style-name="ce3"/>
          <table:table-cell table:number-columns-repeated="16367" table:style-name="ce1"/>
        </table:table-row>
        <table:table-row table:style-name="ro2">
          <table:table-cell office:value-type="string" table:style-name="ce4">
            <text:p>Seasonal influenza vaccine uptake for children of school age</text:p>
          </table:table-cell>
          <table:table-cell table:number-columns-repeated="16" table:style-name="ce3"/>
          <table:table-cell table:number-columns-repeated="16367" table:style-name="ce1"/>
        </table:table-row>
        <table:table-row table:style-name="ro3">
          <table:table-cell office:value-type="string" table:style-name="ce5">
            <text:p>Provisional monthly data for the 1 September 2022 to the 31 January 2023</text:p>
          </table:table-cell>
          <table:table-cell table:number-columns-repeated="16" table:style-name="ce3"/>
          <table:table-cell table:number-columns-repeated="16367" table:style-name="ce1"/>
        </table:table-row>
        <table:table-row table:style-name="ro3">
          <table:table-cell office:value-type="string" table:style-name="ce5">
            <text:p>By Local Authority (LA)</text:p>
          </table:table-cell>
          <table:table-cell table:number-columns-repeated="16" table:style-name="ce3"/>
          <table:table-cell table:number-columns-repeated="16367" table:style-name="ce1"/>
        </table:table-row>
        <table:table-row table:style-name="ro4">
          <table:table-cell office:value-type="string" table:style-name="ce118">
            <text:p>This document has been updated since first publication.<text:s/></text:p>
          </table:table-cell>
          <table:table-cell table:number-columns-repeated="16" table:style-name="ce3"/>
          <table:table-cell table:number-columns-repeated="16367" table:style-name="ce1"/>
        </table:table-row>
        <table:table-row table:style-name="ro5">
          <table:table-cell table:number-columns-repeated="17" table:style-name="ce3"/>
          <table:table-cell table:number-columns-repeated="16367" table:style-name="ce1"/>
        </table:table-row>
        <table:table-row table:number-rows-repeated="8" table:style-name="ro6">
          <table:table-cell table:number-columns-repeated="16384"/>
        </table:table-row>
        <table:table-row table:number-rows-repeated="2" table:style-name="ro5">
          <table:table-cell table:number-columns-repeated="17" table:style-name="ce3"/>
          <table:table-cell table:number-columns-repeated="16367" table:style-name="ce1"/>
        </table:table-row>
        <table:table-row table:number-rows-repeated="3" table:style-name="ro6">
          <table:table-cell table:number-columns-repeated="16384"/>
        </table:table-row>
        <table:table-row table:style-name="ro7">
          <table:table-cell table:number-columns-repeated="16384"/>
        </table:table-row>
        <table:table-row table:number-rows-repeated="4" table:style-name="ro6">
          <table:table-cell table:number-columns-repeated="16384"/>
        </table:table-row>
        <table:table-row table:style-name="ro8">
          <table:table-cell table:number-columns-repeated="16384"/>
        </table:table-row>
        <table:table-row table:number-rows-repeated="28" table:style-name="ro6">
          <table:table-cell table:number-columns-repeated="16384"/>
        </table:table-row>
        <table:table-row table:style-name="ro6">
          <table:table-cell table:style-name="ce3">
            <draw:custom-shape svg:x="0in" svg:y="0.15949in" svg:width="13.19483in" svg:height="1.01643in" draw:z-index="1" draw:id="id0" draw:style-name="a2" draw:name="Rectangle 2">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draw:connector draw:type="line" svg:x1="0in" svg:y1="0.13614in" svg:x2="13.24417in" svg:y2="0.1224in" draw:z-index="2" draw:id="id1" draw:style-name="a3" draw:name="AutoShape 7">
              <svg:title/>
              <svg:desc/>
            </draw:connector>
          </table:table-cell>
          <table:table-cell table:number-columns-repeated="16383"/>
        </table:table-row>
        <table:table-row table:number-rows-repeated="1048522" table:style-name="ro6">
          <table:table-cell table:number-columns-repeated="16384"/>
        </table:table-row>
        <table:named-expressions>
          <table:named-range table:name="Print_Area" table:cell-range-address="Title.$A$1:Title.$Q$59" table:base-cell-address="Title.$A$1"/>
        </table:named-expressions>
      </table:table>
      <table:table table:name="Total_(R-Y11)_by_Region" table:style-name="ta2">
        <table:table-column table:style-name="co3" table:default-cell-style-name="ce43"/>
        <table:table-column table:style-name="co4" table:default-cell-style-name="ce15"/>
        <table:table-column table:style-name="co5" table:default-cell-style-name="ce15"/>
        <table:table-column table:style-name="co6" table:default-cell-style-name="ce7"/>
        <table:table-column table:style-name="co7" table:default-cell-style-name="ce44"/>
        <table:table-column table:style-name="co6" table:number-columns-repeated="2" table:default-cell-style-name="ce7"/>
        <table:table-column table:style-name="co8" table:default-cell-style-name="ce7"/>
        <table:table-column table:style-name="co6" table:number-columns-repeated="2" table:default-cell-style-name="ce7"/>
        <table:table-column table:style-name="co9" table:default-cell-style-name="ce7"/>
        <table:table-column table:style-name="co6" table:number-columns-repeated="2" table:default-cell-style-name="ce7"/>
        <table:table-column table:style-name="co10" table:default-cell-style-name="ce7"/>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 table:number-columns-repeated="16363" table:default-cell-style-name="ce3"/>
        <table:table-row table:style-name="ro9">
          <table:table-cell office:value-type="string" table:style-name="ce117">
            <text:p>Seasonal influenza vaccine uptake (all school aged children in England) 2022 to 2023</text:p>
          </table:table-cell>
          <table:table-cell table:style-name="ce112"/>
          <table:table-cell table:number-columns-repeated="12" table:style-name="ce7"/>
          <table:table-cell table:number-columns-repeated="16370"/>
        </table:table-row>
        <table:table-row table:style-name="ro9">
          <table:table-cell office:value-type="string" table:style-name="ce112">
            <text:p>Provisional monthly data for January 2023 cumulative uptake data for England on influenza vaccinations given from the 1 September 2022 to the 31 January 2023</text:p>
          </table:table-cell>
          <table:table-cell table:style-name="ce112"/>
          <table:table-cell table:number-columns-repeated="12" table:style-name="ce8"/>
          <table:table-cell table:number-columns-repeated="16370"/>
        </table:table-row>
        <table:table-row table:style-name="ro9">
          <table:table-cell office:value-type="string" table:style-name="ce112">
            <text:p>This document has been updated since first publication. 22 LAs <text:s/>have had the denominators for children of school-aged Years 10 and 11 updated to reflect total numbers for those school years groups (rather than just at-risk populations or special schools as was originally submitted in provisional monthly surveys).<text:s/></text:p>
          </table:table-cell>
          <table:table-cell table:style-name="ce112"/>
          <table:table-cell table:number-columns-repeated="12" table:style-name="ce8"/>
          <table:table-cell table:number-columns-repeated="16370"/>
        </table:table-row>
        <table:table-row table:style-name="ro9">
          <table:table-cell office:value-type="string" table:style-name="ce112">
            <text:p>The national school-aged childhood influenza vaccination programme for 2022 to 2023 was offered to all primary school-aged children in Reception to Year 6; and secondary school-aged children focusing on Years 7, 8 and 9 with any remaining vaccine offered to Years 10 and 11, subject to vaccine availability. Totals by region for all seconday school aged children aged 11 to 16 years (Year 7 to Year 11), and for all school age children aged 4 to 16 years (Reception to Year 11) have been removed to better reflect this year's programme, the underlying data for Years 10 and 11 are still available.<text:s/></text:p>
          </table:table-cell>
          <table:table-cell table:style-name="ce112"/>
          <table:table-cell table:number-columns-repeated="12" table:style-name="ce8"/>
          <table:table-cell table:number-columns-repeated="16370"/>
        </table:table-row>
        <table:table-row table:style-name="ro9">
          <table:table-cell office:value-type="string" table:style-name="ce112">
            <text:p>This sheet contains five tables.</text:p>
          </table:table-cell>
          <table:table-cell table:style-name="ce112"/>
          <table:table-cell table:number-columns-repeated="12" table:style-name="ce8"/>
          <table:table-cell table:number-columns-repeated="16370"/>
        </table:table-row>
        <table:table-row table:style-name="ro9">
          <table:table-cell office:value-type="string" table:style-name="ce112">
            <text:p>Data is provisional and represents 100% of all Local Authorities (LAs) in England responding to the January 2023 survey. Where a total for England is quoted (for example, sum of number of patients registered and number vaccinated) this is taken from the 100% of all LAs and is therefore is not an extrapolated figure for all of England.</text:p>
          </table:table-cell>
          <table:table-cell table:style-name="ce112"/>
          <table:table-cell table:number-columns-repeated="12" table:style-name="ce8"/>
          <table:table-cell table:number-columns-repeated="16370"/>
        </table:table-row>
        <table:table-row table:style-name="ro9">
          <table:table-cell office:value-type="string" table:style-name="ce112">
            <text:p>Denominators are the provisional number of eligible children in schools in the LA geography and children educated out of school in the LA geography, defined by child age on the 1 September 2022. Where denominators have not been amended by data providers, provisional Local Education Authority (LEA) population figures from the Edubase January 2022 Census were used (for school delivery). Denominators also include independent schools and special schools.<text:s/></text:p>
          </table:table-cell>
          <table:table-cell table:style-name="ce112"/>
          <table:table-cell table:style-name="ce8"/>
          <table:table-cell table:number-columns-repeated="11" table:style-name="ce7"/>
          <table:table-cell table:number-columns-repeated="16370"/>
        </table:table-row>
        <table:table-row table:style-name="ro9">
          <table:table-cell office:value-type="string" table:style-name="ce112">
            <text:p>Coverage data reflects, to the best of providers’ ability, all eligible children in school years Reception to Year 11 that have been vaccinated in school, including children who may have been vaccinated in GP practice or pharmacies. It should however be noted that figures may still be incomplete due to the nature and variety of the systems used to obtain this information, which varies from provider to provider.<text:s/></text:p>
          </table:table-cell>
          <table:table-cell table:style-name="ce112"/>
          <table:table-cell table:style-name="ce8"/>
          <table:table-cell table:number-columns-repeated="11" table:style-name="ce7"/>
          <table:table-cell table:number-columns-repeated="16370"/>
        </table:table-row>
        <table:table-row table:style-name="ro9">
          <table:table-cell office:value-type="string" table:style-name="ce112">
            <text:p>Percent vaccine uptake of number of children vaccinated with influenza vaccine includes both LAIV (Live Attenuated Influenza Vaccine) and IIV (Inactivated Influenza Vaccine).</text:p>
          </table:table-cell>
          <table:table-cell table:style-name="ce112"/>
          <table:table-cell table:style-name="ce8"/>
          <table:table-cell table:number-columns-repeated="11" table:style-name="ce7"/>
          <table:table-cell table:number-columns-repeated="16370"/>
        </table:table-row>
        <table:table-row table:style-name="ro9">
          <table:table-cell office:value-type="string" table:style-name="ce112">
            <text:p>It is important to note that coverage figures are not consistent across all LAs, as not all data providers were able to include information on children where influenza vaccine may have been given in GP practices or in other settings instead of the local delivery method.<text:s/></text:p>
          </table:table-cell>
          <table:table-cell table:style-name="ce112"/>
          <table:table-cell table:style-name="ce8"/>
          <table:table-cell table:number-columns-repeated="11" table:style-name="ce7"/>
          <table:table-cell table:number-columns-repeated="16370"/>
        </table:table-row>
        <table:table-row table:style-name="ro9">
          <table:table-cell office:value-type="string" table:style-name="ce112">
            <text:p>Caution should be exercised when comparing coverage figures, apparent trends could reflect changes in the quality of data reported as well as real changes in vaccination coverage. While this issue will be more apparent at a local level, it may also have an impact on the national figures.</text:p>
          </table:table-cell>
          <table:table-cell table:style-name="ce112"/>
          <table:table-cell table:style-name="ce8"/>
          <table:table-cell table:number-columns-repeated="11" table:style-name="ce7"/>
          <table:table-cell table:number-columns-repeated="16370"/>
        </table:table-row>
        <table:table-row table:style-name="ro9">
          <table:table-cell office:value-type="string" table:style-name="ce112">
            <text:p>This season vaccination of younger children and those in a-risk groups were prioritised first. Vaccination in secondary schools and catch-up of all other eligible children will continue throughout the new year. Note that secondary school-aged children in clinical risk groups have been eligible since 1 September 2022.</text:p>
          </table:table-cell>
          <table:table-cell table:style-name="ce112"/>
          <table:table-cell table:style-name="ce8"/>
          <table:table-cell table:number-columns-repeated="11" table:style-name="ce7"/>
          <table:table-cell table:number-columns-repeated="16370"/>
        </table:table-row>
        <table:table-row table:style-name="ro9">
          <table:table-cell office:value-type="string" table:style-name="ce112">
            <text:p>Data source: Local NHS England teams and their providers submitted aggregate LA level vaccination data manually to UKHSA via the ImmForm website<text:s text:c="13"/></text:p>
          </table:table-cell>
          <table:table-cell table:style-name="ce112"/>
          <table:table-cell table:style-name="ce8"/>
          <table:table-cell table:number-columns-repeated="11" table:style-name="ce7"/>
          <table:table-cell table:number-columns-repeated="16370"/>
        </table:table-row>
        <table:table-row table:style-name="ro9">
          <table:table-cell office:value-type="string" table:style-name="ce112">
            <text:p>Influenza vaccine uptake monitoring programme, UK Health Security Agency (UKHSA)</text:p>
          </table:table-cell>
          <table:table-cell table:style-name="ce112"/>
          <table:table-cell table:style-name="ce8"/>
          <table:table-cell table:number-columns-repeated="3" table:style-name="ce7"/>
          <table:table-cell table:number-columns-repeated="3" table:style-name="ce9"/>
          <table:table-cell table:number-columns-repeated="5" table:style-name="ce7"/>
          <table:table-cell table:number-columns-repeated="16370"/>
        </table:table-row>
        <table:table-row table:style-name="ro10">
          <table:table-cell office:value-type="string" table:style-name="ce10">
            <text:p>Age group</text:p>
          </table:table-cell>
          <table:table-cell office:value-type="string" table:style-name="ce11">
            <text:p>2022 to 2023<text:s/></text:p>
            <text:p>Percentage vaccine uptake</text:p>
          </table:table-cell>
          <table:table-cell office:value-type="string" table:style-name="ce12">
            <text:p>2021 to 2022<text:s/></text:p>
            <text:p>Percentage vaccine uptake</text:p>
          </table:table-cell>
          <table:table-cell table:number-columns-repeated="4" table:style-name="ce1"/>
          <table:table-cell table:number-columns-repeated="3" table:style-name="ce7"/>
          <table:table-cell table:number-columns-repeated="16374" table:style-name="ce3"/>
        </table:table-row>
        <table:table-row table:style-name="ro9">
          <table:table-cell office:value-type="string" table:style-name="ce159">
            <text:p>Reception (age 4 to 5 years)</text:p>
          </table:table-cell>
          <table:table-cell office:value-type="float" office:value="56.285785175948888" table:style-name="ce163">
            <text:p>56.3</text:p>
          </table:table-cell>
          <table:table-cell office:value-type="float" office:value="56.682357893611481" table:style-name="ce164">
            <text:p>56.7</text:p>
          </table:table-cell>
          <table:table-cell table:number-columns-repeated="4" table:style-name="ce1"/>
          <table:table-cell table:number-columns-repeated="3" table:style-name="ce15"/>
          <table:table-cell table:number-columns-repeated="16374" table:style-name="ce3"/>
        </table:table-row>
        <table:table-row table:style-name="ro9">
          <table:table-cell office:value-type="string" table:style-name="ce159">
            <text:p>Year 1 (age 5 to 6 years)</text:p>
          </table:table-cell>
          <table:table-cell office:value-type="float" office:value="56.121371391115936" table:style-name="ce163">
            <text:p>56.1</text:p>
          </table:table-cell>
          <table:table-cell office:value-type="float" office:value="58.719251702007291" table:style-name="ce164">
            <text:p>58.7</text:p>
          </table:table-cell>
          <table:table-cell table:number-columns-repeated="4" table:style-name="ce1"/>
          <table:table-cell table:number-columns-repeated="3" table:style-name="ce7"/>
          <table:table-cell table:number-columns-repeated="16374" table:style-name="ce3"/>
        </table:table-row>
        <table:table-row table:style-name="ro9">
          <table:table-cell office:value-type="string" table:style-name="ce159">
            <text:p>Year 2 (age 6 to 7 years)</text:p>
          </table:table-cell>
          <table:table-cell office:value-type="float" office:value="57.176290769977925" table:style-name="ce163">
            <text:p>57.2</text:p>
          </table:table-cell>
          <table:table-cell office:value-type="float" office:value="58.611221866723717" table:style-name="ce164">
            <text:p>58.6</text:p>
          </table:table-cell>
          <table:table-cell table:number-columns-repeated="4" table:style-name="ce1"/>
          <table:table-cell table:number-columns-repeated="3" table:style-name="ce7"/>
          <table:table-cell table:number-columns-repeated="16374" table:style-name="ce3"/>
        </table:table-row>
        <table:table-row table:style-name="ro9">
          <table:table-cell office:value-type="string" table:style-name="ce159">
            <text:p>Year 3 (age 7 to 8 years)</text:p>
          </table:table-cell>
          <table:table-cell office:value-type="float" office:value="56.912313654628022" table:style-name="ce163">
            <text:p>56.9</text:p>
          </table:table-cell>
          <table:table-cell office:value-type="float" office:value="57.830223784838061" table:style-name="ce164">
            <text:p>57.8</text:p>
          </table:table-cell>
          <table:table-cell table:number-columns-repeated="4" table:style-name="ce1"/>
          <table:table-cell table:number-columns-repeated="3" table:style-name="ce8"/>
          <table:table-cell table:number-columns-repeated="16374" table:style-name="ce3"/>
        </table:table-row>
        <table:table-row table:style-name="ro9">
          <table:table-cell office:value-type="string" table:style-name="ce160">
            <text:p>Year 4 (age 8 to 9 years)</text:p>
          </table:table-cell>
          <table:table-cell office:value-type="float" office:value="55.855796101736885" table:style-name="ce163">
            <text:p>55.9</text:p>
          </table:table-cell>
          <table:table-cell office:value-type="float" office:value="57.157256168291696" table:style-name="ce164">
            <text:p>57.2</text:p>
          </table:table-cell>
          <table:table-cell table:number-columns-repeated="4" table:style-name="ce1"/>
          <table:table-cell table:style-name="ce16"/>
          <table:table-cell table:number-columns-repeated="2" table:style-name="ce8"/>
          <table:table-cell table:number-columns-repeated="16374" table:style-name="ce3"/>
        </table:table-row>
        <table:table-row table:style-name="ro9">
          <table:table-cell office:value-type="string" table:style-name="ce160">
            <text:p>Year 5 (age 9 to 10 years)</text:p>
          </table:table-cell>
          <table:table-cell office:value-type="float" office:value="55.265584935491383" table:style-name="ce163">
            <text:p>55.3</text:p>
          </table:table-cell>
          <table:table-cell office:value-type="float" office:value="56.092372391574344" table:style-name="ce164">
            <text:p>56.1</text:p>
          </table:table-cell>
          <table:table-cell table:number-columns-repeated="4" table:style-name="ce1"/>
          <table:table-cell table:number-columns-repeated="3" table:style-name="ce8"/>
          <table:table-cell table:number-columns-repeated="16374" table:style-name="ce3"/>
        </table:table-row>
        <table:table-row table:style-name="ro9">
          <table:table-cell office:value-type="string" table:style-name="ce160">
            <text:p>Year 6 (age 10 to 11 years)</text:p>
          </table:table-cell>
          <table:table-cell office:value-type="float" office:value="53.769569864875919" table:style-name="ce163">
            <text:p>53.8</text:p>
          </table:table-cell>
          <table:table-cell office:value-type="float" office:value="55.778281681487918" table:style-name="ce164">
            <text:p>55.8</text:p>
          </table:table-cell>
          <table:table-cell table:number-columns-repeated="4" table:style-name="ce1"/>
          <table:table-cell table:number-columns-repeated="3" table:style-name="ce8"/>
          <table:table-cell table:number-columns-repeated="16374" table:style-name="ce3"/>
        </table:table-row>
        <table:table-row table:style-name="ro9">
          <table:table-cell office:value-type="string" table:style-name="ce160">
            <text:p>Year 7 (age 11 to 12 years)</text:p>
          </table:table-cell>
          <table:table-cell office:value-type="float" office:value="43.539029885606254" table:style-name="ce163">
            <text:p>43.5</text:p>
          </table:table-cell>
          <table:table-cell office:value-type="float" office:value="48.162263542256397" table:style-name="ce164">
            <text:p>48.2</text:p>
          </table:table-cell>
          <table:table-cell table:number-columns-repeated="4" table:style-name="ce1"/>
          <table:table-cell table:number-columns-repeated="3" table:style-name="ce8"/>
          <table:table-cell table:number-columns-repeated="16374" table:style-name="ce3"/>
        </table:table-row>
        <table:table-row table:style-name="ro9">
          <table:table-cell office:value-type="string" table:style-name="ce159">
            <text:p>Year 8 (age 12 to 13 years)</text:p>
          </table:table-cell>
          <table:table-cell office:value-type="float" office:value="39.352000954255381" table:style-name="ce163">
            <text:p>39.4</text:p>
          </table:table-cell>
          <table:table-cell office:value-type="float" office:value="45.443770324244177" table:style-name="ce164">
            <text:p>45.4</text:p>
          </table:table-cell>
          <table:table-cell table:number-columns-repeated="4" table:style-name="ce1"/>
          <table:table-cell table:number-columns-repeated="3" table:style-name="ce8"/>
          <table:table-cell table:number-columns-repeated="16374" table:style-name="ce3"/>
        </table:table-row>
        <table:table-row table:style-name="ro9">
          <table:table-cell office:value-type="string" table:style-name="ce159">
            <text:p>Year 9 (age 13 to 14 years)</text:p>
          </table:table-cell>
          <table:table-cell office:value-type="float" office:value="37.491334044695229" table:style-name="ce163">
            <text:p>37.5</text:p>
          </table:table-cell>
          <table:table-cell office:value-type="float" office:value="41.958585510355221" table:style-name="ce164">
            <text:p>42.0</text:p>
          </table:table-cell>
          <table:table-cell table:number-columns-repeated="4" table:style-name="ce1"/>
          <table:table-cell table:number-columns-repeated="3" table:style-name="ce8"/>
          <table:table-cell table:number-columns-repeated="16374" table:style-name="ce3"/>
        </table:table-row>
        <table:table-row table:style-name="ro9">
          <table:table-cell office:value-type="string" table:style-name="ce159">
            <text:p>Year 10 (age 14 to 15 years)</text:p>
          </table:table-cell>
          <table:table-cell office:value-type="float" office:value="0.96113902195220113" table:style-name="ce165">
            <text:p>1.0</text:p>
          </table:table-cell>
          <table:table-cell office:value-type="float" office:value="41.776265661337455" table:style-name="ce164">
            <text:p>41.8</text:p>
          </table:table-cell>
          <table:table-cell table:number-columns-repeated="4" table:style-name="ce1"/>
          <table:table-cell table:number-columns-repeated="3" table:style-name="ce8"/>
          <table:table-cell table:number-columns-repeated="16374" table:style-name="ce3"/>
        </table:table-row>
        <table:table-row table:style-name="ro9">
          <table:table-cell office:value-type="string" table:style-name="ce159">
            <text:p>Year 11 (age 15 to 16 years)</text:p>
          </table:table-cell>
          <table:table-cell office:value-type="float" office:value="0.90375079294835436" table:style-name="ce165">
            <text:p>0.9</text:p>
          </table:table-cell>
          <table:table-cell office:value-type="float" office:value="38.719779702906791" table:style-name="ce164">
            <text:p>38.7</text:p>
          </table:table-cell>
          <table:table-cell table:number-columns-repeated="4" table:style-name="ce1"/>
          <table:table-cell table:number-columns-repeated="3" table:style-name="ce8"/>
          <table:table-cell table:number-columns-repeated="16374" table:style-name="ce3"/>
        </table:table-row>
        <table:table-row table:style-name="ro9">
          <table:table-cell office:value-type="string" table:style-name="ce161">
            <text:p>All primary school age (age 4 to 11 years) (R to Y6)</text:p>
          </table:table-cell>
          <table:table-cell office:value-type="float" office:value="55.889194436006782" table:style-name="ce165">
            <text:p>55.9</text:p>
          </table:table-cell>
          <table:table-cell office:value-type="float" office:value="57.249969650913769" table:style-name="ce164">
            <text:p>57.2</text:p>
          </table:table-cell>
          <table:table-cell table:number-columns-repeated="4" table:style-name="ce1"/>
          <table:table-cell table:number-columns-repeated="3" table:style-name="ce8"/>
          <table:table-cell table:number-columns-repeated="16374" table:style-name="ce3"/>
        </table:table-row>
        <table:table-row table:style-name="ro9">
          <table:table-cell office:value-type="string" table:style-name="ce161">
            <text:p>All eligible secondary school age (age 11 to 14 years) (Y7 to Y9)</text:p>
          </table:table-cell>
          <table:table-cell office:value-type="float" office:value="40.150296822811015" table:style-name="ce165">
            <text:p>40.2</text:p>
          </table:table-cell>
          <table:table-cell office:value-type="string" table:style-name="ce166">
            <text:p>N/A</text:p>
          </table:table-cell>
          <table:table-cell table:number-columns-repeated="4" table:style-name="ce1"/>
          <table:table-cell table:number-columns-repeated="3" table:style-name="ce8"/>
          <table:table-cell table:number-columns-repeated="16374" table:style-name="ce3"/>
        </table:table-row>
        <table:table-row table:style-name="ro9">
          <table:table-cell office:value-type="string" table:style-name="ce162">
            <text:p>All secondary school age (age 11 to 16 years) (Y7 to Y11)</text:p>
          </table:table-cell>
          <table:table-cell office:value-type="string" table:style-name="ce189">
            <text:p>N/A</text:p>
          </table:table-cell>
          <table:table-cell office:value-type="float" office:value="43.292401909091623" table:style-name="ce190">
            <text:p>43.3</text:p>
          </table:table-cell>
          <table:table-cell table:number-columns-repeated="4" table:style-name="ce1"/>
          <table:table-cell table:number-columns-repeated="3" table:style-name="ce8"/>
          <table:table-cell table:number-columns-repeated="16374" table:style-name="ce3"/>
        </table:table-row>
        <table:table-row table:style-name="ro9">
          <table:table-cell office:value-type="string" table:style-name="ce161">
            <text:p>All school age children (age 4 to 14 years) (R to Y9)</text:p>
          </table:table-cell>
          <table:table-cell office:value-type="float" office:value="51.179975885701012" table:style-name="ce165">
            <text:p>51.2</text:p>
          </table:table-cell>
          <table:table-cell office:value-type="string" table:style-name="ce191">
            <text:p>N/A</text:p>
          </table:table-cell>
          <table:table-cell table:number-columns-repeated="4" table:style-name="ce1"/>
          <table:table-cell table:number-columns-repeated="3" table:style-name="ce8"/>
          <table:table-cell table:number-columns-repeated="16374" table:style-name="ce3"/>
        </table:table-row>
        <table:table-row table:style-name="ro9">
          <table:table-cell office:value-type="string" table:style-name="ce162">
            <text:p>All school age children (age 4 to 16 years) (R to Y11)</text:p>
          </table:table-cell>
          <table:table-cell office:value-type="string" table:style-name="ce192">
            <text:p>N/A</text:p>
          </table:table-cell>
          <table:table-cell office:value-type="float" office:value="51.50377869158558" table:style-name="ce164">
            <text:p>51.5</text:p>
          </table:table-cell>
          <table:table-cell table:number-columns-repeated="4" table:style-name="ce1"/>
          <table:table-cell table:number-columns-repeated="3" table:style-name="ce8"/>
          <table:table-cell table:number-columns-repeated="16374" table:style-name="ce3"/>
        </table:table-row>
        <table:table-row table:style-name="ro11">
          <table:table-cell office:value-type="string" table:number-columns-spanned="1" table:number-rows-spanned="2" table:style-name="ce119">
            <text:p>NHS Region</text:p>
          </table:table-cell>
          <table:table-cell office:value-type="string" table:number-columns-spanned="1" table:number-rows-spanned="2" table:style-name="ce119">
            <text:p>Region code</text:p>
          </table:table-cell>
          <table:table-cell office:value-type="string" table:number-columns-spanned="3" table:number-rows-spanned="1" table:style-name="ce148">
            <text:p>All primary school age in R to Y6 (age 4 to 11 years)</text:p>
          </table:table-cell>
          <table:covered-table-cell table:number-columns-repeated="2"/>
          <table:table-cell office:value-type="string" table:number-columns-spanned="3" table:number-rows-spanned="1" table:style-name="ce149">
            <text:p>All secondary school age in Y7 to Y9 (age 11 to 14 years)</text:p>
          </table:table-cell>
          <table:covered-table-cell table:number-columns-repeated="2"/>
          <table:table-cell office:value-type="string" table:number-columns-spanned="3" table:number-rows-spanned="1" table:style-name="ce150">
            <text:p>All school age children in R to Y9 (age 4 to 14 years)</text:p>
          </table:table-cell>
          <table:covered-table-cell table:number-columns-repeated="2"/>
          <table:table-cell table:number-columns-repeated="3" table:style-name="ce1"/>
          <table:table-cell table:number-columns-repeated="16370"/>
        </table:table-row>
        <table:table-row table:style-name="ro12">
          <table:covered-table-cell/>
          <table:covered-table-cell/>
          <table:table-cell office:value-type="string" table:style-name="ce18">
            <text:p>Estimated total number of children eligible for vaccination</text:p>
          </table:table-cell>
          <table:table-cell office:value-type="string" table:style-name="ce18">
            <text:p>Estimated total number of children vaccinated with influenza vaccine</text:p>
          </table:table-cell>
          <table:table-cell office:value-type="string" table:style-name="ce18">
            <text:p>Percentage vaccine uptake</text:p>
          </table:table-cell>
          <table:table-cell office:value-type="string" table:style-name="ce19">
            <text:p>Estimated total number of children eligible for vaccination</text:p>
          </table:table-cell>
          <table:table-cell office:value-type="string" table:style-name="ce40">
            <text:p>Estimated total number of children vaccinated with influenza vaccine</text:p>
          </table:table-cell>
          <table:table-cell office:value-type="string" table:style-name="ce20">
            <text:p>Percentage vaccine uptake</text:p>
          </table:table-cell>
          <table:table-cell office:value-type="string" table:style-name="ce21">
            <text:p>Estimated total number of children eligible for vaccination</text:p>
          </table:table-cell>
          <table:table-cell office:value-type="string" table:style-name="ce41">
            <text:p>Estimated total number of children vaccinated with influenza vaccine</text:p>
          </table:table-cell>
          <table:table-cell office:value-type="string" table:style-name="ce41">
            <text:p>Percentage vaccine uptake</text:p>
          </table:table-cell>
          <table:table-cell table:number-columns-repeated="3" table:style-name="ce1"/>
          <table:table-cell table:number-columns-repeated="16370"/>
        </table:table-row>
        <table:table-row table:style-name="ro9">
          <table:table-cell office:value-type="string" table:style-name="ce167">
            <text:p>East Of England</text:p>
          </table:table-cell>
          <table:table-cell office:value-type="string" table:style-name="ce169">
            <text:p>Y61</text:p>
          </table:table-cell>
          <table:table-cell office:value-type="float" office:value="558694" table:style-name="ce172">
            <text:p>558,694</text:p>
          </table:table-cell>
          <table:table-cell office:value-type="float" office:value="341260" table:style-name="ce173">
            <text:p>341,260</text:p>
          </table:table-cell>
          <table:table-cell office:value-type="float" office:value="61.081737051051199" table:style-name="ce182">
            <text:p>61.1</text:p>
          </table:table-cell>
          <table:table-cell office:value-type="float" office:value="238054" table:style-name="ce183">
            <text:p>238,054</text:p>
          </table:table-cell>
          <table:table-cell office:value-type="float" office:value="113370" table:style-name="ce184">
            <text:p>113,370</text:p>
          </table:table-cell>
          <table:table-cell office:value-type="float" office:value="47.623648415905635" table:style-name="ce185">
            <text:p>47.6</text:p>
          </table:table-cell>
          <table:table-cell office:value-type="float" office:value="796748" table:style-name="ce186">
            <text:p>796,748</text:p>
          </table:table-cell>
          <table:table-cell office:value-type="float" office:value="454630" table:style-name="ce187">
            <text:p>454,630</text:p>
          </table:table-cell>
          <table:table-cell office:value-type="float" office:value="57.060701752624418" table:style-name="ce188">
            <text:p>57.1</text:p>
          </table:table-cell>
          <table:table-cell table:number-columns-repeated="3" table:style-name="ce1"/>
          <table:table-cell table:number-columns-repeated="16370"/>
        </table:table-row>
        <table:table-row table:style-name="ro9">
          <table:table-cell office:value-type="string" table:style-name="ce168">
            <text:p>London</text:p>
          </table:table-cell>
          <table:table-cell office:value-type="string" table:style-name="ce170">
            <text:p>Y56</text:p>
          </table:table-cell>
          <table:table-cell office:value-type="float" office:value="732139" table:style-name="ce172">
            <text:p>732,139</text:p>
          </table:table-cell>
          <table:table-cell office:value-type="float" office:value="321335" table:style-name="ce173">
            <text:p>321,335</text:p>
          </table:table-cell>
          <table:table-cell office:value-type="float" office:value="43.889889761370448" table:style-name="ce182">
            <text:p>43.9</text:p>
          </table:table-cell>
          <table:table-cell office:value-type="float" office:value="280867" table:style-name="ce183">
            <text:p>280,867</text:p>
          </table:table-cell>
          <table:table-cell office:value-type="float" office:value="65526" table:style-name="ce184">
            <text:p>65,526</text:p>
          </table:table-cell>
          <table:table-cell office:value-type="float" office:value="23.329903477446621" table:style-name="ce185">
            <text:p>23.3</text:p>
          </table:table-cell>
          <table:table-cell office:value-type="float" office:value="1013006" table:style-name="ce186">
            <text:p>1,013,006</text:p>
          </table:table-cell>
          <table:table-cell office:value-type="float" office:value="386861" table:style-name="ce187">
            <text:p>386,861</text:p>
          </table:table-cell>
          <table:table-cell office:value-type="float" office:value="38.189408552367901" table:style-name="ce188">
            <text:p>38.2</text:p>
          </table:table-cell>
          <table:table-cell table:number-columns-repeated="3" table:style-name="ce1"/>
          <table:table-cell table:number-columns-repeated="16370"/>
        </table:table-row>
        <table:table-row table:style-name="ro9">
          <table:table-cell office:value-type="string" table:style-name="ce167">
            <text:p>Midlands</text:p>
          </table:table-cell>
          <table:table-cell office:value-type="string" table:style-name="ce170">
            <text:p>Y60</text:p>
          </table:table-cell>
          <table:table-cell office:value-type="float" office:value="917154" table:style-name="ce172">
            <text:p>917,154</text:p>
          </table:table-cell>
          <table:table-cell office:value-type="float" office:value="489892" table:style-name="ce173">
            <text:p>489,892</text:p>
          </table:table-cell>
          <table:table-cell office:value-type="float" office:value="53.414366616729581" table:style-name="ce182">
            <text:p>53.4</text:p>
          </table:table-cell>
          <table:table-cell office:value-type="float" office:value="399179" table:style-name="ce183">
            <text:p>399,179</text:p>
          </table:table-cell>
          <table:table-cell office:value-type="float" office:value="163039" table:style-name="ce184">
            <text:p>163,039</text:p>
          </table:table-cell>
          <table:table-cell office:value-type="float" office:value="40.843581450928028" table:style-name="ce185">
            <text:p>40.8</text:p>
          </table:table-cell>
          <table:table-cell office:value-type="float" office:value="1316333" table:style-name="ce186">
            <text:p>1,316,333</text:p>
          </table:table-cell>
          <table:table-cell office:value-type="float" office:value="652931" table:style-name="ce187">
            <text:p>652,931</text:p>
          </table:table-cell>
          <table:table-cell office:value-type="float" office:value="49.602266295838518" table:style-name="ce188">
            <text:p>49.6</text:p>
          </table:table-cell>
          <table:table-cell table:number-columns-repeated="3" table:style-name="ce1"/>
          <table:table-cell table:number-columns-repeated="16370"/>
        </table:table-row>
        <table:table-row table:style-name="ro9">
          <table:table-cell office:value-type="string" table:style-name="ce167">
            <text:p>North East And Yorkshire</text:p>
          </table:table-cell>
          <table:table-cell office:value-type="string" table:style-name="ce170">
            <text:p>Y63</text:p>
          </table:table-cell>
          <table:table-cell office:value-type="float" office:value="714627" table:style-name="ce172">
            <text:p>714,627</text:p>
          </table:table-cell>
          <table:table-cell office:value-type="float" office:value="409942" table:style-name="ce173">
            <text:p>409,942</text:p>
          </table:table-cell>
          <table:table-cell office:value-type="float" office:value="57.364471255634051" table:style-name="ce182">
            <text:p>57.4</text:p>
          </table:table-cell>
          <table:table-cell office:value-type="float" office:value="315908" table:style-name="ce183">
            <text:p>315,908</text:p>
          </table:table-cell>
          <table:table-cell office:value-type="float" office:value="128134" table:style-name="ce184">
            <text:p>128,134</text:p>
          </table:table-cell>
          <table:table-cell office:value-type="float" office:value="40.560542942882108" table:style-name="ce185">
            <text:p>40.6</text:p>
          </table:table-cell>
          <table:table-cell office:value-type="float" office:value="1030535" table:style-name="ce186">
            <text:p>1,030,535</text:p>
          </table:table-cell>
          <table:table-cell office:value-type="float" office:value="538076" table:style-name="ce187">
            <text:p>538,076</text:p>
          </table:table-cell>
          <table:table-cell office:value-type="float" office:value="52.213267865720233" table:style-name="ce188">
            <text:p>52.2</text:p>
          </table:table-cell>
          <table:table-cell table:number-columns-repeated="3" table:style-name="ce1"/>
          <table:table-cell table:number-columns-repeated="16370"/>
        </table:table-row>
        <table:table-row table:style-name="ro9">
          <table:table-cell office:value-type="string" table:style-name="ce167">
            <text:p>North West</text:p>
          </table:table-cell>
          <table:table-cell office:value-type="string" table:style-name="ce170">
            <text:p>Y62</text:p>
          </table:table-cell>
          <table:table-cell office:value-type="float" office:value="598852" table:style-name="ce172">
            <text:p>598,852</text:p>
          </table:table-cell>
          <table:table-cell office:value-type="float" office:value="340946" table:style-name="ce173">
            <text:p>340,946</text:p>
          </table:table-cell>
          <table:table-cell office:value-type="float" office:value="56.933265648273704" table:style-name="ce182">
            <text:p>56.9</text:p>
          </table:table-cell>
          <table:table-cell office:value-type="float" office:value="234442" table:style-name="ce183">
            <text:p>234,442</text:p>
          </table:table-cell>
          <table:table-cell office:value-type="float" office:value="79100" table:style-name="ce184">
            <text:p>79,100</text:p>
          </table:table-cell>
          <table:table-cell office:value-type="float" office:value="33.739688281110041" table:style-name="ce185">
            <text:p>33.7</text:p>
          </table:table-cell>
          <table:table-cell office:value-type="float" office:value="833294" table:style-name="ce186">
            <text:p>833,294</text:p>
          </table:table-cell>
          <table:table-cell office:value-type="float" office:value="420046" table:style-name="ce187">
            <text:p>420,046</text:p>
          </table:table-cell>
          <table:table-cell office:value-type="float" office:value="50.407899252844736" table:style-name="ce188">
            <text:p>50.4</text:p>
          </table:table-cell>
          <table:table-cell table:number-columns-repeated="3" table:style-name="ce1"/>
          <table:table-cell table:number-columns-repeated="16370"/>
        </table:table-row>
        <table:table-row table:style-name="ro9">
          <table:table-cell office:value-type="string" table:style-name="ce167">
            <text:p>South East</text:p>
          </table:table-cell>
          <table:table-cell office:value-type="string" table:style-name="ce170">
            <text:p>Y59</text:p>
          </table:table-cell>
          <table:table-cell office:value-type="float" office:value="764117" table:style-name="ce172">
            <text:p>764,117</text:p>
          </table:table-cell>
          <table:table-cell office:value-type="float" office:value="471082" table:style-name="ce173">
            <text:p>471,082</text:p>
          </table:table-cell>
          <table:table-cell office:value-type="float" office:value="61.650506401506576" table:style-name="ce182">
            <text:p>61.7</text:p>
          </table:table-cell>
          <table:table-cell office:value-type="float" office:value="349977" table:style-name="ce183">
            <text:p>349,977</text:p>
          </table:table-cell>
          <table:table-cell office:value-type="float" office:value="168313" table:style-name="ce184">
            <text:p>168,313</text:p>
          </table:table-cell>
          <table:table-cell office:value-type="float" office:value="48.092588941559015" table:style-name="ce185">
            <text:p>48.1</text:p>
          </table:table-cell>
          <table:table-cell office:value-type="float" office:value="1114094" table:style-name="ce186">
            <text:p>1,114,094</text:p>
          </table:table-cell>
          <table:table-cell office:value-type="float" office:value="639395" table:style-name="ce187">
            <text:p>639,395</text:p>
          </table:table-cell>
          <table:table-cell office:value-type="float" office:value="57.391476841271924" table:style-name="ce188">
            <text:p>57.4</text:p>
          </table:table-cell>
          <table:table-cell table:number-columns-repeated="3" table:style-name="ce1"/>
          <table:table-cell table:number-columns-repeated="16370"/>
        </table:table-row>
        <table:table-row table:style-name="ro9">
          <table:table-cell office:value-type="string" table:style-name="ce167">
            <text:p>South West</text:p>
          </table:table-cell>
          <table:table-cell office:value-type="string" table:style-name="ce171">
            <text:p>Y58</text:p>
          </table:table-cell>
          <table:table-cell office:value-type="float" office:value="428729" table:style-name="ce172">
            <text:p>428,729</text:p>
          </table:table-cell>
          <table:table-cell office:value-type="float" office:value="260334" table:style-name="ce173">
            <text:p>260,334</text:p>
          </table:table-cell>
          <table:table-cell office:value-type="float" office:value="60.722274443762849" table:style-name="ce182">
            <text:p>60.7</text:p>
          </table:table-cell>
          <table:table-cell office:value-type="float" office:value="194390" table:style-name="ce183">
            <text:p>194,390</text:p>
          </table:table-cell>
          <table:table-cell office:value-type="float" office:value="90670" table:style-name="ce184">
            <text:p>90,670</text:p>
          </table:table-cell>
          <table:table-cell office:value-type="float" office:value="46.643345851124032" table:style-name="ce185">
            <text:p>46.6</text:p>
          </table:table-cell>
          <table:table-cell office:value-type="float" office:value="623119" table:style-name="ce186">
            <text:p>623,119</text:p>
          </table:table-cell>
          <table:table-cell office:value-type="float" office:value="351004" table:style-name="ce187">
            <text:p>351,004</text:p>
          </table:table-cell>
          <table:table-cell office:value-type="float" office:value="56.330171283494799" table:style-name="ce188">
            <text:p>56.3</text:p>
          </table:table-cell>
          <table:table-cell table:number-columns-repeated="3" table:style-name="ce1"/>
          <table:table-cell table:number-columns-repeated="16370"/>
        </table:table-row>
        <table:table-row table:style-name="ro9">
          <table:table-cell office:value-type="string" table:style-name="ce32">
            <text:p>England</text:p>
          </table:table-cell>
          <table:table-cell office:value-type="string" table:style-name="ce33">
            <text:p>Total</text:p>
          </table:table-cell>
          <table:table-cell office:value-type="float" office:value="4714312" table:style-name="ce34">
            <text:p>4,714,312</text:p>
          </table:table-cell>
          <table:table-cell office:value-type="float" office:value="2634791" table:style-name="ce34">
            <text:p>2,634,791</text:p>
          </table:table-cell>
          <table:table-cell office:value-type="float" office:value="55.889194436006782" table:style-name="ce36">
            <text:p>55.9</text:p>
          </table:table-cell>
          <table:table-cell office:value-type="float" office:value="2012817" table:style-name="ce34">
            <text:p>2,012,817</text:p>
          </table:table-cell>
          <table:table-cell office:value-type="float" office:value="808152" table:style-name="ce34">
            <text:p>808,152</text:p>
          </table:table-cell>
          <table:table-cell office:value-type="float" office:value="40.150296822811015" table:style-name="ce36">
            <text:p>40.2</text:p>
          </table:table-cell>
          <table:table-cell office:value-type="float" office:value="6727129" table:style-name="ce34">
            <text:p>6,727,129</text:p>
          </table:table-cell>
          <table:table-cell office:value-type="float" office:value="3442943" table:style-name="ce34">
            <text:p>3,442,943</text:p>
          </table:table-cell>
          <table:table-cell office:value-type="float" office:value="51.179975885701012" table:style-name="ce36">
            <text:p>51.2</text:p>
          </table:table-cell>
          <table:table-cell table:number-columns-repeated="3" table:style-name="ce1"/>
          <table:table-cell table:number-columns-repeated="16370"/>
        </table:table-row>
        <table:table-row table:style-name="ro9">
          <table:table-cell office:value-type="string" table:number-columns-spanned="1" table:number-rows-spanned="2" table:style-name="ce119">
            <text:p>NHS Region</text:p>
          </table:table-cell>
          <table:table-cell office:value-type="string" table:number-columns-spanned="1" table:number-rows-spanned="2" table:style-name="ce119">
            <text:p>Region code</text:p>
          </table:table-cell>
          <table:table-cell office:value-type="string" table:number-columns-spanned="3" table:number-rows-spanned="1" table:style-name="ce151">
            <text:p>Response rate</text:p>
          </table:table-cell>
          <table:covered-table-cell table:number-columns-repeated="2"/>
          <table:table-cell office:value-type="string" table:number-columns-spanned="3" table:number-rows-spanned="1" table:style-name="ce151">
            <text:p>Reception (age 4-5 years)</text:p>
          </table:table-cell>
          <table:covered-table-cell table:number-columns-repeated="2"/>
          <table:table-cell office:value-type="string" table:number-columns-spanned="3" table:number-rows-spanned="1" table:style-name="ce151">
            <text:p>Year 1 (age 5-6 years)</text:p>
          </table:table-cell>
          <table:covered-table-cell table:number-columns-repeated="2"/>
          <table:table-cell office:value-type="string" table:number-columns-spanned="3" table:number-rows-spanned="1" table:style-name="ce119">
            <text:p>Year 2 (age 6-7 years)</text:p>
          </table:table-cell>
          <table:covered-table-cell table:number-columns-repeated="2"/>
          <table:table-cell table:number-columns-repeated="16370"/>
        </table:table-row>
        <table:table-row table:style-name="ro12">
          <table:covered-table-cell/>
          <table:covered-table-cell/>
          <table:table-cell office:value-type="string" table:style-name="ce18">
            <text:p>No. of Organisation</text:p>
          </table:table-cell>
          <table:table-cell office:value-type="string" table:style-name="ce18">
            <text:p>No. of Organisation making a return</text:p>
          </table:table-cell>
          <table:table-cell office:value-type="string" table:style-name="ce18">
            <text:p>% of Organisation responding</text:p>
          </table:table-cell>
          <table:table-cell office:value-type="string" table:style-name="ce18">
            <text:p>Estimated total number of children eligible for vaccination</text:p>
          </table:table-cell>
          <table:table-cell office:value-type="string" table:style-name="ce18">
            <text:p>Estimated total number of children vaccinated with influenza vaccine</text:p>
          </table:table-cell>
          <table:table-cell office:value-type="string" table:style-name="ce18">
            <text:p>Percentage vaccine uptake</text:p>
          </table:table-cell>
          <table:table-cell office:value-type="string" table:style-name="ce18">
            <text:p>Estimated total number of children eligible for vaccination</text:p>
          </table:table-cell>
          <table:table-cell office:value-type="string" table:style-name="ce18">
            <text:p>Estimated total number of children vaccinated with influenza vaccine</text:p>
          </table:table-cell>
          <table:table-cell office:value-type="string" table:style-name="ce18">
            <text:p>Percentage vaccine uptake</text:p>
          </table:table-cell>
          <table:table-cell office:value-type="string" table:style-name="ce18">
            <text:p>Estimated total number of children eligible for vaccination</text:p>
          </table:table-cell>
          <table:table-cell office:value-type="string" table:style-name="ce18">
            <text:p>Estimated total number of children vaccinated with influenza vaccine</text:p>
          </table:table-cell>
          <table:table-cell office:value-type="string" table:style-name="ce18">
            <text:p>Percentage vaccine uptake</text:p>
          </table:table-cell>
          <table:table-cell table:number-columns-repeated="16370"/>
        </table:table-row>
        <table:table-row table:style-name="ro9">
          <table:table-cell office:value-type="string" table:style-name="ce174">
            <text:p>East Of England</text:p>
          </table:table-cell>
          <table:table-cell office:value-type="string" table:style-name="ce175">
            <text:p>Y61</text:p>
          </table:table-cell>
          <table:table-cell office:value-type="float" office:value="12" table:style-name="ce176">
            <text:p>12</text:p>
          </table:table-cell>
          <table:table-cell office:value-type="float" office:value="12" table:style-name="ce176">
            <text:p>12</text:p>
          </table:table-cell>
          <table:table-cell office:value-type="float" office:value="100" table:style-name="ce177">
            <text:p>100.0</text:p>
          </table:table-cell>
          <table:table-cell office:value-type="float" office:value="75878" table:style-name="ce176">
            <text:p>75,878</text:p>
          </table:table-cell>
          <table:table-cell office:value-type="float" office:value="46262" table:style-name="ce176">
            <text:p>46,262</text:p>
          </table:table-cell>
          <table:table-cell office:value-type="float" office:value="60.968923798729534" table:style-name="ce177">
            <text:p>61.0</text:p>
          </table:table-cell>
          <table:table-cell office:value-type="float" office:value="77924" table:style-name="ce176">
            <text:p>77,924</text:p>
          </table:table-cell>
          <table:table-cell office:value-type="float" office:value="48264" table:style-name="ce176">
            <text:p>48,264</text:p>
          </table:table-cell>
          <table:table-cell office:value-type="float" office:value="61.937272213952056" table:style-name="ce177">
            <text:p>61.9</text:p>
          </table:table-cell>
          <table:table-cell office:value-type="float" office:value="79459" table:style-name="ce176">
            <text:p>79,459</text:p>
          </table:table-cell>
          <table:table-cell office:value-type="float" office:value="49461" table:style-name="ce176">
            <text:p>49,461</text:p>
          </table:table-cell>
          <table:table-cell office:value-type="float" office:value="62.247196667463726" table:style-name="ce177">
            <text:p>62.2</text:p>
          </table:table-cell>
          <table:table-cell table:number-columns-repeated="16370"/>
        </table:table-row>
        <table:table-row table:style-name="ro9">
          <table:table-cell office:value-type="string" table:style-name="ce178">
            <text:p>London</text:p>
          </table:table-cell>
          <table:table-cell office:value-type="string" table:style-name="ce179">
            <text:p>Y56</text:p>
          </table:table-cell>
          <table:table-cell office:value-type="float" office:value="33" table:style-name="ce176">
            <text:p>33</text:p>
          </table:table-cell>
          <table:table-cell office:value-type="float" office:value="33" table:style-name="ce176">
            <text:p>33</text:p>
          </table:table-cell>
          <table:table-cell office:value-type="float" office:value="100" table:style-name="ce177">
            <text:p>100.0</text:p>
          </table:table-cell>
          <table:table-cell office:value-type="float" office:value="101047" table:style-name="ce176">
            <text:p>101,047</text:p>
          </table:table-cell>
          <table:table-cell office:value-type="float" office:value="45799" table:style-name="ce176">
            <text:p>45,799</text:p>
          </table:table-cell>
          <table:table-cell office:value-type="float" office:value="45.324452977327383" table:style-name="ce177">
            <text:p>45.3</text:p>
          </table:table-cell>
          <table:table-cell office:value-type="float" office:value="104059" table:style-name="ce176">
            <text:p>104,059</text:p>
          </table:table-cell>
          <table:table-cell office:value-type="float" office:value="47345" table:style-name="ce176">
            <text:p>47,345</text:p>
          </table:table-cell>
          <table:table-cell office:value-type="float" office:value="45.498226967393492" table:style-name="ce177">
            <text:p>45.5</text:p>
          </table:table-cell>
          <table:table-cell office:value-type="float" office:value="105410" table:style-name="ce176">
            <text:p>105,410</text:p>
          </table:table-cell>
          <table:table-cell office:value-type="float" office:value="47962" table:style-name="ce176">
            <text:p>47,962</text:p>
          </table:table-cell>
          <table:table-cell office:value-type="float" office:value="45.500426904468263" table:style-name="ce177">
            <text:p>45.5</text:p>
          </table:table-cell>
          <table:table-cell table:number-columns-repeated="16370"/>
        </table:table-row>
        <table:table-row table:style-name="ro9">
          <table:table-cell office:value-type="string" table:style-name="ce178">
            <text:p>Midlands</text:p>
          </table:table-cell>
          <table:table-cell office:value-type="string" table:style-name="ce179">
            <text:p>Y60</text:p>
          </table:table-cell>
          <table:table-cell office:value-type="float" office:value="25" table:style-name="ce176">
            <text:p>25</text:p>
          </table:table-cell>
          <table:table-cell office:value-type="float" office:value="25" table:style-name="ce176">
            <text:p>25</text:p>
          </table:table-cell>
          <table:table-cell office:value-type="float" office:value="100" table:style-name="ce177">
            <text:p>100.0</text:p>
          </table:table-cell>
          <table:table-cell office:value-type="float" office:value="122313" table:style-name="ce176">
            <text:p>122,313</text:p>
          </table:table-cell>
          <table:table-cell office:value-type="float" office:value="65380" table:style-name="ce176">
            <text:p>65,380</text:p>
          </table:table-cell>
          <table:table-cell office:value-type="float" office:value="53.453026252319866" table:style-name="ce177">
            <text:p>53.5</text:p>
          </table:table-cell>
          <table:table-cell office:value-type="float" office:value="127107" table:style-name="ce176">
            <text:p>127,107</text:p>
          </table:table-cell>
          <table:table-cell office:value-type="float" office:value="68133" table:style-name="ce176">
            <text:p>68,133</text:p>
          </table:table-cell>
          <table:table-cell office:value-type="float" office:value="53.602870022894102" table:style-name="ce177">
            <text:p>53.6</text:p>
          </table:table-cell>
          <table:table-cell office:value-type="float" office:value="130734" table:style-name="ce176">
            <text:p>130,734</text:p>
          </table:table-cell>
          <table:table-cell office:value-type="float" office:value="71466" table:style-name="ce176">
            <text:p>71,466</text:p>
          </table:table-cell>
          <table:table-cell office:value-type="float" office:value="54.665198035706084" table:style-name="ce177">
            <text:p>54.7</text:p>
          </table:table-cell>
          <table:table-cell table:number-columns-repeated="16370"/>
        </table:table-row>
        <table:table-row table:style-name="ro9">
          <table:table-cell office:value-type="string" table:style-name="ce178">
            <text:p>North East And Yorkshire</text:p>
          </table:table-cell>
          <table:table-cell office:value-type="string" table:style-name="ce179">
            <text:p>Y63</text:p>
          </table:table-cell>
          <table:table-cell office:value-type="float" office:value="28" table:style-name="ce176">
            <text:p>28</text:p>
          </table:table-cell>
          <table:table-cell office:value-type="float" office:value="28" table:style-name="ce176">
            <text:p>28</text:p>
          </table:table-cell>
          <table:table-cell office:value-type="float" office:value="100" table:style-name="ce177">
            <text:p>100.0</text:p>
          </table:table-cell>
          <table:table-cell office:value-type="float" office:value="95180" table:style-name="ce176">
            <text:p>95,180</text:p>
          </table:table-cell>
          <table:table-cell office:value-type="float" office:value="54818" table:style-name="ce176">
            <text:p>54,818</text:p>
          </table:table-cell>
          <table:table-cell office:value-type="float" office:value="57.594032359739444" table:style-name="ce177">
            <text:p>57.6</text:p>
          </table:table-cell>
          <table:table-cell office:value-type="float" office:value="102608" table:style-name="ce176">
            <text:p>102,608</text:p>
          </table:table-cell>
          <table:table-cell office:value-type="float" office:value="56834" table:style-name="ce176">
            <text:p>56,834</text:p>
          </table:table-cell>
          <table:table-cell office:value-type="float" office:value="55.389443318259794" table:style-name="ce177">
            <text:p>55.4</text:p>
          </table:table-cell>
          <table:table-cell office:value-type="float" office:value="100670" table:style-name="ce176">
            <text:p>100,670</text:p>
          </table:table-cell>
          <table:table-cell office:value-type="float" office:value="59583" table:style-name="ce176">
            <text:p>59,583</text:p>
          </table:table-cell>
          <table:table-cell office:value-type="float" office:value="59.186450779775498" table:style-name="ce177">
            <text:p>59.2</text:p>
          </table:table-cell>
          <table:table-cell table:number-columns-repeated="16370"/>
        </table:table-row>
        <table:table-row table:style-name="ro9">
          <table:table-cell office:value-type="string" table:style-name="ce178">
            <text:p>North West</text:p>
          </table:table-cell>
          <table:table-cell office:value-type="string" table:style-name="ce179">
            <text:p>Y62</text:p>
          </table:table-cell>
          <table:table-cell office:value-type="float" office:value="22" table:style-name="ce176">
            <text:p>22</text:p>
          </table:table-cell>
          <table:table-cell office:value-type="float" office:value="22" table:style-name="ce176">
            <text:p>22</text:p>
          </table:table-cell>
          <table:table-cell office:value-type="float" office:value="100" table:style-name="ce177">
            <text:p>100.0</text:p>
          </table:table-cell>
          <table:table-cell office:value-type="float" office:value="79964" table:style-name="ce176">
            <text:p>79,964</text:p>
          </table:table-cell>
          <table:table-cell office:value-type="float" office:value="45834" table:style-name="ce176">
            <text:p>45,834</text:p>
          </table:table-cell>
          <table:table-cell office:value-type="float" office:value="57.318293231954378" table:style-name="ce177">
            <text:p>57.3</text:p>
          </table:table-cell>
          <table:table-cell office:value-type="float" office:value="83111" table:style-name="ce176">
            <text:p>83,111</text:p>
          </table:table-cell>
          <table:table-cell office:value-type="float" office:value="47718" table:style-name="ce176">
            <text:p>47,718</text:p>
          </table:table-cell>
          <table:table-cell office:value-type="float" office:value="57.414782640083736" table:style-name="ce177">
            <text:p>57.4</text:p>
          </table:table-cell>
          <table:table-cell office:value-type="float" office:value="85685" table:style-name="ce176">
            <text:p>85,685</text:p>
          </table:table-cell>
          <table:table-cell office:value-type="float" office:value="49274" table:style-name="ce176">
            <text:p>49,274</text:p>
          </table:table-cell>
          <table:table-cell office:value-type="float" office:value="57.505981210246837" table:style-name="ce177">
            <text:p>57.5</text:p>
          </table:table-cell>
          <table:table-cell table:number-columns-repeated="16370"/>
        </table:table-row>
        <table:table-row table:style-name="ro9">
          <table:table-cell office:value-type="string" table:style-name="ce178">
            <text:p>South East</text:p>
          </table:table-cell>
          <table:table-cell office:value-type="string" table:style-name="ce179">
            <text:p>Y59</text:p>
          </table:table-cell>
          <table:table-cell office:value-type="float" office:value="18" table:style-name="ce176">
            <text:p>18</text:p>
          </table:table-cell>
          <table:table-cell office:value-type="float" office:value="18" table:style-name="ce176">
            <text:p>18</text:p>
          </table:table-cell>
          <table:table-cell office:value-type="float" office:value="100" table:style-name="ce177">
            <text:p>100.0</text:p>
          </table:table-cell>
          <table:table-cell office:value-type="float" office:value="101876" table:style-name="ce176">
            <text:p>101,876</text:p>
          </table:table-cell>
          <table:table-cell office:value-type="float" office:value="63343" table:style-name="ce176">
            <text:p>63,343</text:p>
          </table:table-cell>
          <table:table-cell office:value-type="float" office:value="62.176567591974553" table:style-name="ce177">
            <text:p>62.2</text:p>
          </table:table-cell>
          <table:table-cell office:value-type="float" office:value="105271" table:style-name="ce176">
            <text:p>105,271</text:p>
          </table:table-cell>
          <table:table-cell office:value-type="float" office:value="65766" table:style-name="ce176">
            <text:p>65,766</text:p>
          </table:table-cell>
          <table:table-cell office:value-type="float" office:value="62.473045758091018" table:style-name="ce177">
            <text:p>62.5</text:p>
          </table:table-cell>
          <table:table-cell office:value-type="float" office:value="108308" table:style-name="ce176">
            <text:p>108,308</text:p>
          </table:table-cell>
          <table:table-cell office:value-type="float" office:value="68180" table:style-name="ce176">
            <text:p>68,180</text:p>
          </table:table-cell>
          <table:table-cell office:value-type="float" office:value="62.950105255382795" table:style-name="ce177">
            <text:p>63.0</text:p>
          </table:table-cell>
          <table:table-cell table:number-columns-repeated="16370"/>
        </table:table-row>
        <table:table-row table:style-name="ro9">
          <table:table-cell office:value-type="string" table:style-name="ce178">
            <text:p>South West</text:p>
          </table:table-cell>
          <table:table-cell office:value-type="string" table:style-name="ce180">
            <text:p>Y58</text:p>
          </table:table-cell>
          <table:table-cell office:value-type="float" office:value="15" table:style-name="ce176">
            <text:p>15</text:p>
          </table:table-cell>
          <table:table-cell office:value-type="float" office:value="15" table:style-name="ce176">
            <text:p>15</text:p>
          </table:table-cell>
          <table:table-cell office:value-type="float" office:value="100" table:style-name="ce177">
            <text:p>100.0</text:p>
          </table:table-cell>
          <table:table-cell office:value-type="float" office:value="56511" table:style-name="ce176">
            <text:p>56,511</text:p>
          </table:table-cell>
          <table:table-cell office:value-type="float" office:value="34723" table:style-name="ce176">
            <text:p>34,723</text:p>
          </table:table-cell>
          <table:table-cell office:value-type="float" office:value="61.444674488152749" table:style-name="ce177">
            <text:p>61.4</text:p>
          </table:table-cell>
          <table:table-cell office:value-type="float" office:value="58988" table:style-name="ce176">
            <text:p>58,988</text:p>
          </table:table-cell>
          <table:table-cell office:value-type="float" office:value="35818" table:style-name="ce176">
            <text:p>35,818</text:p>
          </table:table-cell>
          <table:table-cell office:value-type="float" office:value="60.720824574489725" table:style-name="ce177">
            <text:p>60.7</text:p>
          </table:table-cell>
          <table:table-cell office:value-type="float" office:value="61000" table:style-name="ce176">
            <text:p>61,000</text:p>
          </table:table-cell>
          <table:table-cell office:value-type="float" office:value="37879" table:style-name="ce176">
            <text:p>37,879</text:p>
          </table:table-cell>
          <table:table-cell office:value-type="float" office:value="62.096721311475413" table:style-name="ce177">
            <text:p>62.1</text:p>
          </table:table-cell>
          <table:table-cell table:number-columns-repeated="16370"/>
        </table:table-row>
        <table:table-row table:style-name="ro9">
          <table:table-cell office:value-type="string" table:style-name="ce32">
            <text:p>England</text:p>
          </table:table-cell>
          <table:table-cell office:value-type="string" table:style-name="ce38">
            <text:p>Total</text:p>
          </table:table-cell>
          <table:table-cell office:value-type="float" office:value="153" table:style-name="ce34">
            <text:p>153</text:p>
          </table:table-cell>
          <table:table-cell office:value-type="float" office:value="153" table:style-name="ce34">
            <text:p>153</text:p>
          </table:table-cell>
          <table:table-cell office:value-type="float" office:value="100" table:style-name="ce35">
            <text:p>100.0</text:p>
          </table:table-cell>
          <table:table-cell office:value-type="float" office:value="632769" table:style-name="ce34">
            <text:p>632,769</text:p>
          </table:table-cell>
          <table:table-cell office:value-type="float" office:value="356159" table:style-name="ce34">
            <text:p>356,159</text:p>
          </table:table-cell>
          <table:table-cell office:value-type="float" office:value="56.285785175948888" table:style-name="ce35">
            <text:p>56.3</text:p>
          </table:table-cell>
          <table:table-cell office:value-type="float" office:value="659068" table:style-name="ce34">
            <text:p>659,068</text:p>
          </table:table-cell>
          <table:table-cell office:value-type="float" office:value="369878" table:style-name="ce34">
            <text:p>369,878</text:p>
          </table:table-cell>
          <table:table-cell office:value-type="float" office:value="56.121371391115936" table:style-name="ce35">
            <text:p>56.1</text:p>
          </table:table-cell>
          <table:table-cell office:value-type="float" office:value="671266" table:style-name="ce34">
            <text:p>671,266</text:p>
          </table:table-cell>
          <table:table-cell office:value-type="float" office:value="383805" table:style-name="ce34">
            <text:p>383,805</text:p>
          </table:table-cell>
          <table:table-cell office:value-type="float" office:value="57.176290769977925" table:style-name="ce37">
            <text:p>57.2</text:p>
          </table:table-cell>
          <table:table-cell table:number-columns-repeated="16370"/>
        </table:table-row>
        <table:table-row table:style-name="ro9">
          <table:table-cell office:value-type="string" table:number-columns-spanned="1" table:number-rows-spanned="2" table:style-name="ce119">
            <text:p>NHS Region</text:p>
          </table:table-cell>
          <table:table-cell office:value-type="string" table:number-columns-spanned="1" table:number-rows-spanned="2" table:style-name="ce119">
            <text:p>Region code</text:p>
          </table:table-cell>
          <table:table-cell office:value-type="string" table:number-columns-spanned="3" table:number-rows-spanned="1" table:style-name="ce119">
            <text:p>Year 3 (age 7-8 years)</text:p>
          </table:table-cell>
          <table:covered-table-cell table:number-columns-repeated="2"/>
          <table:table-cell office:value-type="string" table:number-columns-spanned="3" table:number-rows-spanned="1" table:style-name="ce119">
            <text:p>Year 4 (age 8-9 years)</text:p>
          </table:table-cell>
          <table:covered-table-cell table:number-columns-repeated="2"/>
          <table:table-cell office:value-type="string" table:number-columns-spanned="3" table:number-rows-spanned="1" table:style-name="ce119">
            <text:p>Year 5 (age 9-10 years)</text:p>
          </table:table-cell>
          <table:covered-table-cell table:number-columns-repeated="2"/>
          <table:table-cell office:value-type="string" table:number-columns-spanned="3" table:number-rows-spanned="1" table:style-name="ce119">
            <text:p>Year 6 (age 10-11 years)</text:p>
          </table:table-cell>
          <table:covered-table-cell table:number-columns-repeated="2"/>
          <table:table-cell table:number-columns-repeated="16370"/>
        </table:table-row>
        <table:table-row table:style-name="ro12">
          <table:covered-table-cell/>
          <table:covered-table-cell/>
          <table:table-cell office:value-type="string" table:style-name="ce18">
            <text:p>Estimated total number of children eligible for vaccination</text:p>
          </table:table-cell>
          <table:table-cell office:value-type="string" table:style-name="ce18">
            <text:p>Estimated total number of children vaccinated with influenza vaccine</text:p>
          </table:table-cell>
          <table:table-cell office:value-type="string" table:style-name="ce38">
            <text:p>Percentage vaccine uptake</text:p>
          </table:table-cell>
          <table:table-cell office:value-type="string" table:style-name="ce18">
            <text:p>Estimated total number of children eligible for vaccination</text:p>
          </table:table-cell>
          <table:table-cell office:value-type="string" table:style-name="ce18">
            <text:p>Estimated total number of children vaccinated with influenza vaccine</text:p>
          </table:table-cell>
          <table:table-cell office:value-type="string" table:style-name="ce18">
            <text:p>Percentage vaccine uptake</text:p>
          </table:table-cell>
          <table:table-cell office:value-type="string" table:style-name="ce18">
            <text:p>Estimated total number of children eligible for vaccination</text:p>
          </table:table-cell>
          <table:table-cell office:value-type="string" table:style-name="ce18">
            <text:p>Estimated total number of children vaccinated with influenza vaccine</text:p>
          </table:table-cell>
          <table:table-cell office:value-type="string" table:style-name="ce18">
            <text:p>Percentage vaccine uptake</text:p>
          </table:table-cell>
          <table:table-cell office:value-type="string" table:style-name="ce18">
            <text:p>Estimated total number of children eligible for vaccination</text:p>
          </table:table-cell>
          <table:table-cell office:value-type="string" table:style-name="ce18">
            <text:p>Estimated total number of children vaccinated with influenza vaccine</text:p>
          </table:table-cell>
          <table:table-cell office:value-type="string" table:style-name="ce18">
            <text:p>Percentage vaccine uptake</text:p>
          </table:table-cell>
          <table:table-cell table:number-columns-repeated="16370"/>
        </table:table-row>
        <table:table-row table:style-name="ro9">
          <table:table-cell office:value-type="string" table:style-name="ce178">
            <text:p>East Of England</text:p>
          </table:table-cell>
          <table:table-cell office:value-type="string" table:style-name="ce175">
            <text:p>Y61</text:p>
          </table:table-cell>
          <table:table-cell office:value-type="float" office:value="79691" table:style-name="ce176">
            <text:p>79,691</text:p>
          </table:table-cell>
          <table:table-cell office:value-type="float" office:value="49362" table:style-name="ce176">
            <text:p>49,362</text:p>
          </table:table-cell>
          <table:table-cell office:value-type="float" office:value="61.941750009411358" table:style-name="ce177">
            <text:p>61.9</text:p>
          </table:table-cell>
          <table:table-cell office:value-type="float" office:value="80533" table:style-name="ce176">
            <text:p>80,533</text:p>
          </table:table-cell>
          <table:table-cell office:value-type="float" office:value="49317" table:style-name="ce176">
            <text:p>49,317</text:p>
          </table:table-cell>
          <table:table-cell office:value-type="float" office:value="61.238250158320199" table:style-name="ce177">
            <text:p>61.2</text:p>
          </table:table-cell>
          <table:table-cell office:value-type="float" office:value="81720" table:style-name="ce176">
            <text:p>81,720</text:p>
          </table:table-cell>
          <table:table-cell office:value-type="float" office:value="49223" table:style-name="ce176">
            <text:p>49,223</text:p>
          </table:table-cell>
          <table:table-cell office:value-type="float" office:value="60.233724914341657" table:style-name="ce177">
            <text:p>60.2</text:p>
          </table:table-cell>
          <table:table-cell office:value-type="float" office:value="83489" table:style-name="ce176">
            <text:p>83,489</text:p>
          </table:table-cell>
          <table:table-cell office:value-type="float" office:value="49371" table:style-name="ce176">
            <text:p>49,371</text:p>
          </table:table-cell>
          <table:table-cell office:value-type="float" office:value="59.134736312568123" table:style-name="ce177">
            <text:p>59.1</text:p>
          </table:table-cell>
          <table:table-cell table:number-columns-repeated="16370"/>
        </table:table-row>
        <table:table-row table:style-name="ro9">
          <table:table-cell office:value-type="string" table:style-name="ce181">
            <text:p>London</text:p>
          </table:table-cell>
          <table:table-cell office:value-type="string" table:style-name="ce179">
            <text:p>Y56</text:p>
          </table:table-cell>
          <table:table-cell office:value-type="float" office:value="104795" table:style-name="ce176">
            <text:p>104,795</text:p>
          </table:table-cell>
          <table:table-cell office:value-type="float" office:value="46989" table:style-name="ce176">
            <text:p>46,989</text:p>
          </table:table-cell>
          <table:table-cell office:value-type="float" office:value="44.838971324967794" table:style-name="ce177">
            <text:p>44.8</text:p>
          </table:table-cell>
          <table:table-cell office:value-type="float" office:value="103667" table:style-name="ce176">
            <text:p>103,667</text:p>
          </table:table-cell>
          <table:table-cell office:value-type="float" office:value="45114" table:style-name="ce176">
            <text:p>45,114</text:p>
          </table:table-cell>
          <table:table-cell office:value-type="float" office:value="43.518188044411431" table:style-name="ce177">
            <text:p>43.5</text:p>
          </table:table-cell>
          <table:table-cell office:value-type="float" office:value="105567" table:style-name="ce176">
            <text:p>105,567</text:p>
          </table:table-cell>
          <table:table-cell office:value-type="float" office:value="44536" table:style-name="ce176">
            <text:p>44,536</text:p>
          </table:table-cell>
          <table:table-cell office:value-type="float" office:value="42.187425994865819" table:style-name="ce177">
            <text:p>42.2</text:p>
          </table:table-cell>
          <table:table-cell office:value-type="float" office:value="107594" table:style-name="ce176">
            <text:p>107,594</text:p>
          </table:table-cell>
          <table:table-cell office:value-type="float" office:value="43590" table:style-name="ce176">
            <text:p>43,590</text:p>
          </table:table-cell>
          <table:table-cell office:value-type="float" office:value="40.513411528523896" table:style-name="ce177">
            <text:p>40.5</text:p>
          </table:table-cell>
          <table:table-cell table:number-columns-repeated="16370"/>
        </table:table-row>
        <table:table-row table:style-name="ro9">
          <table:table-cell office:value-type="string" table:style-name="ce181">
            <text:p>Midlands</text:p>
          </table:table-cell>
          <table:table-cell office:value-type="string" table:style-name="ce179">
            <text:p>Y60</text:p>
          </table:table-cell>
          <table:table-cell office:value-type="float" office:value="130966" table:style-name="ce176">
            <text:p>130,966</text:p>
          </table:table-cell>
          <table:table-cell office:value-type="float" office:value="71379" table:style-name="ce176">
            <text:p>71,379</text:p>
          </table:table-cell>
          <table:table-cell office:value-type="float" office:value="54.501931799092894" table:style-name="ce177">
            <text:p>54.5</text:p>
          </table:table-cell>
          <table:table-cell office:value-type="float" office:value="132693" table:style-name="ce176">
            <text:p>132,693</text:p>
          </table:table-cell>
          <table:table-cell office:value-type="float" office:value="70377" table:style-name="ce176">
            <text:p>70,377</text:p>
          </table:table-cell>
          <table:table-cell office:value-type="float" office:value="53.037462413239581" table:style-name="ce177">
            <text:p>53.0</text:p>
          </table:table-cell>
          <table:table-cell office:value-type="float" office:value="135288" table:style-name="ce176">
            <text:p>135,288</text:p>
          </table:table-cell>
          <table:table-cell office:value-type="float" office:value="71663" table:style-name="ce176">
            <text:p>71,663</text:p>
          </table:table-cell>
          <table:table-cell office:value-type="float" office:value="52.970699544675057" table:style-name="ce177">
            <text:p>53.0</text:p>
          </table:table-cell>
          <table:table-cell office:value-type="float" office:value="138053" table:style-name="ce176">
            <text:p>138,053</text:p>
          </table:table-cell>
          <table:table-cell office:value-type="float" office:value="71494" table:style-name="ce176">
            <text:p>71,494</text:p>
          </table:table-cell>
          <table:table-cell office:value-type="float" office:value="51.787357029546619" table:style-name="ce177">
            <text:p>51.8</text:p>
          </table:table-cell>
          <table:table-cell table:number-columns-repeated="16370"/>
        </table:table-row>
        <table:table-row table:style-name="ro9">
          <table:table-cell office:value-type="string" table:style-name="ce178">
            <text:p>North East And Yorkshire</text:p>
          </table:table-cell>
          <table:table-cell office:value-type="string" table:style-name="ce179">
            <text:p>Y63</text:p>
          </table:table-cell>
          <table:table-cell office:value-type="float" office:value="101141" table:style-name="ce176">
            <text:p>101,141</text:p>
          </table:table-cell>
          <table:table-cell office:value-type="float" office:value="59347" table:style-name="ce176">
            <text:p>59,347</text:p>
          </table:table-cell>
          <table:table-cell office:value-type="float" office:value="58.67748984091515" table:style-name="ce177">
            <text:p>58.7</text:p>
          </table:table-cell>
          <table:table-cell office:value-type="float" office:value="102235" table:style-name="ce176">
            <text:p>102,235</text:p>
          </table:table-cell>
          <table:table-cell office:value-type="float" office:value="59311" table:style-name="ce176">
            <text:p>59,311</text:p>
          </table:table-cell>
          <table:table-cell office:value-type="float" office:value="58.014378637452921" table:style-name="ce177">
            <text:p>58.0</text:p>
          </table:table-cell>
          <table:table-cell office:value-type="float" office:value="103798" table:style-name="ce176">
            <text:p>103,798</text:p>
          </table:table-cell>
          <table:table-cell office:value-type="float" office:value="60034" table:style-name="ce176">
            <text:p>60,034</text:p>
          </table:table-cell>
          <table:table-cell office:value-type="float" office:value="57.837337906318041" table:style-name="ce177">
            <text:p>57.8</text:p>
          </table:table-cell>
          <table:table-cell office:value-type="float" office:value="108995" table:style-name="ce176">
            <text:p>108,995</text:p>
          </table:table-cell>
          <table:table-cell office:value-type="float" office:value="60015" table:style-name="ce176">
            <text:p>60,015</text:p>
          </table:table-cell>
          <table:table-cell office:value-type="float" office:value="55.062158814624532" table:style-name="ce177">
            <text:p>55.1</text:p>
          </table:table-cell>
          <table:table-cell table:number-columns-repeated="16370"/>
        </table:table-row>
        <table:table-row table:style-name="ro9">
          <table:table-cell office:value-type="string" table:style-name="ce178">
            <text:p>North West</text:p>
          </table:table-cell>
          <table:table-cell office:value-type="string" table:style-name="ce179">
            <text:p>Y62</text:p>
          </table:table-cell>
          <table:table-cell office:value-type="float" office:value="86035" table:style-name="ce176">
            <text:p>86,035</text:p>
          </table:table-cell>
          <table:table-cell office:value-type="float" office:value="49789" table:style-name="ce176">
            <text:p>49,789</text:p>
          </table:table-cell>
          <table:table-cell office:value-type="float" office:value="57.870634044284309" table:style-name="ce177">
            <text:p>57.9</text:p>
          </table:table-cell>
          <table:table-cell office:value-type="float" office:value="86497" table:style-name="ce176">
            <text:p>86,497</text:p>
          </table:table-cell>
          <table:table-cell office:value-type="float" office:value="49316" table:style-name="ce176">
            <text:p>49,316</text:p>
          </table:table-cell>
          <table:table-cell office:value-type="float" office:value="57.014694151242239" table:style-name="ce177">
            <text:p>57.0</text:p>
          </table:table-cell>
          <table:table-cell office:value-type="float" office:value="87902" table:style-name="ce176">
            <text:p>87,902</text:p>
          </table:table-cell>
          <table:table-cell office:value-type="float" office:value="49793" table:style-name="ce176">
            <text:p>49,793</text:p>
          </table:table-cell>
          <table:table-cell office:value-type="float" office:value="56.64603763281837" table:style-name="ce177">
            <text:p>56.6</text:p>
          </table:table-cell>
          <table:table-cell office:value-type="float" office:value="89658" table:style-name="ce176">
            <text:p>89,658</text:p>
          </table:table-cell>
          <table:table-cell office:value-type="float" office:value="49222" table:style-name="ce176">
            <text:p>49,222</text:p>
          </table:table-cell>
          <table:table-cell office:value-type="float" office:value="54.89973008543577" table:style-name="ce177">
            <text:p>54.9</text:p>
          </table:table-cell>
          <table:table-cell table:number-columns-repeated="16370"/>
        </table:table-row>
        <table:table-row table:style-name="ro9">
          <table:table-cell office:value-type="string" table:style-name="ce181">
            <text:p>South East</text:p>
          </table:table-cell>
          <table:table-cell office:value-type="string" table:style-name="ce179">
            <text:p>Y59</text:p>
          </table:table-cell>
          <table:table-cell office:value-type="float" office:value="109457" table:style-name="ce176">
            <text:p>109,457</text:p>
          </table:table-cell>
          <table:table-cell office:value-type="float" office:value="68329" table:style-name="ce176">
            <text:p>68,329</text:p>
          </table:table-cell>
          <table:table-cell office:value-type="float" office:value="62.425427336762382" table:style-name="ce177">
            <text:p>62.4</text:p>
          </table:table-cell>
          <table:table-cell office:value-type="float" office:value="110270" table:style-name="ce176">
            <text:p>110,270</text:p>
          </table:table-cell>
          <table:table-cell office:value-type="float" office:value="67786" table:style-name="ce176">
            <text:p>67,786</text:p>
          </table:table-cell>
          <table:table-cell office:value-type="float" office:value="61.472748707717415" table:style-name="ce177">
            <text:p>61.5</text:p>
          </table:table-cell>
          <table:table-cell office:value-type="float" office:value="112619" table:style-name="ce176">
            <text:p>112,619</text:p>
          </table:table-cell>
          <table:table-cell office:value-type="float" office:value="68424" table:style-name="ce176">
            <text:p>68,424</text:p>
          </table:table-cell>
          <table:table-cell office:value-type="float" office:value="60.757065859224468" table:style-name="ce177">
            <text:p>60.8</text:p>
          </table:table-cell>
          <table:table-cell office:value-type="float" office:value="116316" table:style-name="ce176">
            <text:p>116,316</text:p>
          </table:table-cell>
          <table:table-cell office:value-type="float" office:value="69254" table:style-name="ce176">
            <text:p>69,254</text:p>
          </table:table-cell>
          <table:table-cell office:value-type="float" office:value="59.539530245194129" table:style-name="ce177">
            <text:p>59.5</text:p>
          </table:table-cell>
          <table:table-cell table:number-columns-repeated="16370"/>
        </table:table-row>
        <table:table-row table:style-name="ro9">
          <table:table-cell office:value-type="string" table:style-name="ce178">
            <text:p>South West</text:p>
          </table:table-cell>
          <table:table-cell office:value-type="string" table:style-name="ce180">
            <text:p>Y58</text:p>
          </table:table-cell>
          <table:table-cell office:value-type="float" office:value="60859" table:style-name="ce176">
            <text:p>60,859</text:p>
          </table:table-cell>
          <table:table-cell office:value-type="float" office:value="37793" table:style-name="ce176">
            <text:p>37,793</text:p>
          </table:table-cell>
          <table:table-cell office:value-type="float" office:value="62.099278660510357" table:style-name="ce177">
            <text:p>62.1</text:p>
          </table:table-cell>
          <table:table-cell office:value-type="float" office:value="62561" table:style-name="ce176">
            <text:p>62,561</text:p>
          </table:table-cell>
          <table:table-cell office:value-type="float" office:value="37736" table:style-name="ce176">
            <text:p>37,736</text:p>
          </table:table-cell>
          <table:table-cell office:value-type="float" office:value="60.31872892057352" table:style-name="ce177">
            <text:p>60.3</text:p>
          </table:table-cell>
          <table:table-cell office:value-type="float" office:value="63789" table:style-name="ce176">
            <text:p>63,789</text:p>
          </table:table-cell>
          <table:table-cell office:value-type="float" office:value="38037" table:style-name="ce176">
            <text:p>38,037</text:p>
          </table:table-cell>
          <table:table-cell office:value-type="float" office:value="59.629403188637539" table:style-name="ce177">
            <text:p>59.6</text:p>
          </table:table-cell>
          <table:table-cell office:value-type="float" office:value="65021" table:style-name="ce176">
            <text:p>65,021</text:p>
          </table:table-cell>
          <table:table-cell office:value-type="float" office:value="38348" table:style-name="ce176">
            <text:p>38,348</text:p>
          </table:table-cell>
          <table:table-cell office:value-type="float" office:value="58.977868688577537" table:style-name="ce177">
            <text:p>59.0</text:p>
          </table:table-cell>
          <table:table-cell table:number-columns-repeated="16370"/>
        </table:table-row>
        <table:table-row table:style-name="ro9">
          <table:table-cell office:value-type="string" table:style-name="ce32">
            <text:p>England</text:p>
          </table:table-cell>
          <table:table-cell office:value-type="string" table:style-name="ce38">
            <text:p>Total</text:p>
          </table:table-cell>
          <table:table-cell office:value-type="float" office:value="672944" table:style-name="ce34">
            <text:p>672,944</text:p>
          </table:table-cell>
          <table:table-cell office:value-type="float" office:value="382988" table:style-name="ce33">
            <text:p>382,988</text:p>
          </table:table-cell>
          <table:table-cell office:value-type="float" office:value="56.912313654628022" table:style-name="ce100">
            <text:p>56.9</text:p>
          </table:table-cell>
          <table:table-cell office:value-type="float" office:value="678456" table:style-name="ce39">
            <text:p>678,456</text:p>
          </table:table-cell>
          <table:table-cell office:value-type="float" office:value="378957" table:style-name="ce33">
            <text:p>378,957</text:p>
          </table:table-cell>
          <table:table-cell office:value-type="float" office:value="55.855796101736885" table:style-name="ce36">
            <text:p>55.9</text:p>
          </table:table-cell>
          <table:table-cell office:value-type="float" office:value="690683" table:style-name="ce39">
            <text:p>690,683</text:p>
          </table:table-cell>
          <table:table-cell office:value-type="float" office:value="381710" table:style-name="ce33">
            <text:p>381,710</text:p>
          </table:table-cell>
          <table:table-cell office:value-type="float" office:value="55.265584935491383" table:style-name="ce36">
            <text:p>55.3</text:p>
          </table:table-cell>
          <table:table-cell office:value-type="float" office:value="709126" table:style-name="ce39">
            <text:p>709,126</text:p>
          </table:table-cell>
          <table:table-cell office:value-type="float" office:value="381294" table:style-name="ce33">
            <text:p>381,294</text:p>
          </table:table-cell>
          <table:table-cell office:value-type="float" office:value="53.769569864875919" table:style-name="ce36">
            <text:p>53.8</text:p>
          </table:table-cell>
          <table:table-cell table:number-columns-repeated="16370"/>
        </table:table-row>
        <table:table-row table:style-name="ro13">
          <table:table-cell office:value-type="string" table:number-columns-spanned="1" table:number-rows-spanned="2" table:style-name="ce119">
            <text:p>NHS Region</text:p>
          </table:table-cell>
          <table:table-cell office:value-type="string" table:number-columns-spanned="1" table:number-rows-spanned="2" table:style-name="ce119">
            <text:p>Region code</text:p>
          </table:table-cell>
          <table:table-cell office:value-type="string" table:number-columns-spanned="3" table:number-rows-spanned="1" table:style-name="ce129">
            <text:p>Year 7 (age 11-12 years)</text:p>
          </table:table-cell>
          <table:covered-table-cell table:number-columns-repeated="2"/>
          <table:table-cell office:value-type="string" table:number-columns-spanned="3" table:number-rows-spanned="1" table:style-name="ce132">
            <text:p>Year 8 (age 12-13 years)</text:p>
          </table:table-cell>
          <table:covered-table-cell table:number-columns-repeated="2"/>
          <table:table-cell office:value-type="string" table:number-columns-spanned="3" table:number-rows-spanned="1" table:style-name="ce132">
            <text:p>Year 9 (age 13-14 years)</text:p>
          </table:table-cell>
          <table:covered-table-cell table:number-columns-repeated="2"/>
          <table:table-cell table:number-columns-repeated="3" table:style-name="ce1"/>
          <table:table-cell table:number-columns-repeated="16370"/>
        </table:table-row>
        <table:table-row table:style-name="ro12">
          <table:covered-table-cell/>
          <table:covered-table-cell/>
          <table:table-cell office:value-type="string" table:style-name="ce10">
            <text:p>Estimated total number of children eligible for vaccination</text:p>
          </table:table-cell>
          <table:table-cell office:value-type="string" table:style-name="ce10">
            <text:p>Estimated total number of children vaccinated with influenza vaccine</text:p>
          </table:table-cell>
          <table:table-cell office:value-type="string" table:style-name="ce18">
            <text:p>Percentage vaccine uptake</text:p>
          </table:table-cell>
          <table:table-cell office:value-type="string" table:style-name="ce10">
            <text:p>Estimated total number of children eligible for vaccination</text:p>
          </table:table-cell>
          <table:table-cell office:value-type="string" table:style-name="ce10">
            <text:p>Estimated total number of children vaccinated with influenza vaccine</text:p>
          </table:table-cell>
          <table:table-cell office:value-type="string" table:style-name="ce10">
            <text:p>Percentage vaccine uptake</text:p>
          </table:table-cell>
          <table:table-cell office:value-type="string" table:style-name="ce10">
            <text:p>Estimated total number of children eligible for vaccination</text:p>
          </table:table-cell>
          <table:table-cell office:value-type="string" table:style-name="ce10">
            <text:p>Estimated total number of children vaccinated with influenza vaccine</text:p>
          </table:table-cell>
          <table:table-cell office:value-type="string" table:style-name="ce10">
            <text:p>Percentage vaccine uptake</text:p>
          </table:table-cell>
          <table:table-cell table:number-columns-repeated="3" table:style-name="ce1"/>
          <table:table-cell table:number-columns-repeated="16370"/>
        </table:table-row>
        <table:table-row table:style-name="ro9">
          <table:table-cell office:value-type="string" table:style-name="ce181">
            <text:p>East Of England</text:p>
          </table:table-cell>
          <table:table-cell office:value-type="string" table:style-name="ce175">
            <text:p>Y61</text:p>
          </table:table-cell>
          <table:table-cell office:value-type="float" office:value="81500" table:style-name="ce176">
            <text:p>81,500</text:p>
          </table:table-cell>
          <table:table-cell office:value-type="float" office:value="41926" table:style-name="ce176">
            <text:p>41,926</text:p>
          </table:table-cell>
          <table:table-cell office:value-type="float" office:value="51.442944785276076" table:style-name="ce177">
            <text:p>51.4</text:p>
          </table:table-cell>
          <table:table-cell office:value-type="float" office:value="78979" table:style-name="ce176">
            <text:p>78,979</text:p>
          </table:table-cell>
          <table:table-cell office:value-type="float" office:value="38498" table:style-name="ce176">
            <text:p>38,498</text:p>
          </table:table-cell>
          <table:table-cell office:value-type="float" office:value="48.744602995733047" table:style-name="ce177">
            <text:p>48.7</text:p>
          </table:table-cell>
          <table:table-cell office:value-type="float" office:value="77575" table:style-name="ce176">
            <text:p>77,575</text:p>
          </table:table-cell>
          <table:table-cell office:value-type="float" office:value="32946" table:style-name="ce176">
            <text:p>32,946</text:p>
          </table:table-cell>
          <table:table-cell office:value-type="float" office:value="42.469867869803416" table:style-name="ce177">
            <text:p>42.5</text:p>
          </table:table-cell>
          <table:table-cell table:number-columns-repeated="3" table:style-name="ce1"/>
          <table:table-cell table:number-columns-repeated="16370"/>
        </table:table-row>
        <table:table-row table:style-name="ro9">
          <table:table-cell office:value-type="string" table:style-name="ce181">
            <text:p>London</text:p>
          </table:table-cell>
          <table:table-cell office:value-type="string" table:style-name="ce179">
            <text:p>Y56</text:p>
          </table:table-cell>
          <table:table-cell office:value-type="float" office:value="93402" table:style-name="ce176">
            <text:p>93,402</text:p>
          </table:table-cell>
          <table:table-cell office:value-type="float" office:value="23809" table:style-name="ce176">
            <text:p>23,809</text:p>
          </table:table-cell>
          <table:table-cell office:value-type="float" office:value="25.490888846063253" table:style-name="ce177">
            <text:p>25.5</text:p>
          </table:table-cell>
          <table:table-cell office:value-type="float" office:value="94166" table:style-name="ce176">
            <text:p>94,166</text:p>
          </table:table-cell>
          <table:table-cell office:value-type="float" office:value="21415" table:style-name="ce176">
            <text:p>21,415</text:p>
          </table:table-cell>
          <table:table-cell office:value-type="float" office:value="22.741753923921586" table:style-name="ce177">
            <text:p>22.7</text:p>
          </table:table-cell>
          <table:table-cell office:value-type="float" office:value="93299" table:style-name="ce176">
            <text:p>93,299</text:p>
          </table:table-cell>
          <table:table-cell office:value-type="float" office:value="20302" table:style-name="ce176">
            <text:p>20,302</text:p>
          </table:table-cell>
          <table:table-cell office:value-type="float" office:value="21.760147482824038" table:style-name="ce177">
            <text:p>21.8</text:p>
          </table:table-cell>
          <table:table-cell table:number-columns-repeated="3" table:style-name="ce1"/>
          <table:table-cell table:number-columns-repeated="16370"/>
        </table:table-row>
        <table:table-row table:style-name="ro9">
          <table:table-cell office:value-type="string" table:style-name="ce178">
            <text:p>Midlands</text:p>
          </table:table-cell>
          <table:table-cell office:value-type="string" table:style-name="ce179">
            <text:p>Y60</text:p>
          </table:table-cell>
          <table:table-cell office:value-type="float" office:value="134804" table:style-name="ce176">
            <text:p>134,804</text:p>
          </table:table-cell>
          <table:table-cell office:value-type="float" office:value="59794" table:style-name="ce176">
            <text:p>59,794</text:p>
          </table:table-cell>
          <table:table-cell office:value-type="float" office:value="44.356250556363314" table:style-name="ce177">
            <text:p>44.4</text:p>
          </table:table-cell>
          <table:table-cell office:value-type="float" office:value="132613" table:style-name="ce176">
            <text:p>132,613</text:p>
          </table:table-cell>
          <table:table-cell office:value-type="float" office:value="52401" table:style-name="ce176">
            <text:p>52,401</text:p>
          </table:table-cell>
          <table:table-cell office:value-type="float" office:value="39.514225603824663" table:style-name="ce177">
            <text:p>39.5</text:p>
          </table:table-cell>
          <table:table-cell office:value-type="float" office:value="131762" table:style-name="ce176">
            <text:p>131,762</text:p>
          </table:table-cell>
          <table:table-cell office:value-type="float" office:value="50844" table:style-name="ce176">
            <text:p>50,844</text:p>
          </table:table-cell>
          <table:table-cell office:value-type="float" office:value="38.587756712861065" table:style-name="ce177">
            <text:p>38.6</text:p>
          </table:table-cell>
          <table:table-cell table:number-columns-repeated="3" table:style-name="ce1"/>
          <table:table-cell table:number-columns-repeated="16370"/>
        </table:table-row>
        <table:table-row table:style-name="ro9">
          <table:table-cell office:value-type="string" table:style-name="ce178">
            <text:p>North East And Yorkshire</text:p>
          </table:table-cell>
          <table:table-cell office:value-type="string" table:style-name="ce179">
            <text:p>Y63</text:p>
          </table:table-cell>
          <table:table-cell office:value-type="float" office:value="106347" table:style-name="ce176">
            <text:p>106,347</text:p>
          </table:table-cell>
          <table:table-cell office:value-type="float" office:value="47170" table:style-name="ce176">
            <text:p>47,170</text:p>
          </table:table-cell>
          <table:table-cell office:value-type="float" office:value="44.354800793628407" table:style-name="ce177">
            <text:p>44.4</text:p>
          </table:table-cell>
          <table:table-cell office:value-type="float" office:value="105567" table:style-name="ce176">
            <text:p>105,567</text:p>
          </table:table-cell>
          <table:table-cell office:value-type="float" office:value="41198" table:style-name="ce176">
            <text:p>41,198</text:p>
          </table:table-cell>
          <table:table-cell office:value-type="float" office:value="39.0254530298294" table:style-name="ce177">
            <text:p>39.0</text:p>
          </table:table-cell>
          <table:table-cell office:value-type="float" office:value="103994" table:style-name="ce176">
            <text:p>103,994</text:p>
          </table:table-cell>
          <table:table-cell office:value-type="float" office:value="39766" table:style-name="ce176">
            <text:p>39,766</text:p>
          </table:table-cell>
          <table:table-cell office:value-type="float" office:value="38.2387445429544" table:style-name="ce177">
            <text:p>38.2</text:p>
          </table:table-cell>
          <table:table-cell table:number-columns-repeated="3" table:style-name="ce1"/>
          <table:table-cell table:number-columns-repeated="16370"/>
        </table:table-row>
        <table:table-row table:style-name="ro9">
          <table:table-cell office:value-type="string" table:style-name="ce178">
            <text:p>North West</text:p>
          </table:table-cell>
          <table:table-cell office:value-type="string" table:style-name="ce179">
            <text:p>Y62</text:p>
          </table:table-cell>
          <table:table-cell office:value-type="float" office:value="78618" table:style-name="ce176">
            <text:p>78,618</text:p>
          </table:table-cell>
          <table:table-cell office:value-type="float" office:value="29248" table:style-name="ce176">
            <text:p>29,248</text:p>
          </table:table-cell>
          <table:table-cell office:value-type="float" office:value="37.202676231906182" table:style-name="ce177">
            <text:p>37.2</text:p>
          </table:table-cell>
          <table:table-cell office:value-type="float" office:value="78337" table:style-name="ce176">
            <text:p>78,337</text:p>
          </table:table-cell>
          <table:table-cell office:value-type="float" office:value="25485" table:style-name="ce176">
            <text:p>25,485</text:p>
          </table:table-cell>
          <table:table-cell office:value-type="float" office:value="32.532519754394471" table:style-name="ce177">
            <text:p>32.5</text:p>
          </table:table-cell>
          <table:table-cell office:value-type="float" office:value="77487" table:style-name="ce176">
            <text:p>77,487</text:p>
          </table:table-cell>
          <table:table-cell office:value-type="float" office:value="24367" table:style-name="ce176">
            <text:p>24,367</text:p>
          </table:table-cell>
          <table:table-cell office:value-type="float" office:value="31.446565230296699" table:style-name="ce177">
            <text:p>31.4</text:p>
          </table:table-cell>
          <table:table-cell table:number-columns-repeated="3" table:style-name="ce1"/>
          <table:table-cell table:number-columns-repeated="16370"/>
        </table:table-row>
        <table:table-row table:style-name="ro9">
          <table:table-cell office:value-type="string" table:style-name="ce178">
            <text:p>South East</text:p>
          </table:table-cell>
          <table:table-cell office:value-type="string" table:style-name="ce179">
            <text:p>Y59</text:p>
          </table:table-cell>
          <table:table-cell office:value-type="float" office:value="117636" table:style-name="ce176">
            <text:p>117,636</text:p>
          </table:table-cell>
          <table:table-cell office:value-type="float" office:value="60151" table:style-name="ce176">
            <text:p>60,151</text:p>
          </table:table-cell>
          <table:table-cell office:value-type="float" office:value="51.133156516712575" table:style-name="ce177">
            <text:p>51.1</text:p>
          </table:table-cell>
          <table:table-cell office:value-type="float" office:value="116916" table:style-name="ce176">
            <text:p>116,916</text:p>
          </table:table-cell>
          <table:table-cell office:value-type="float" office:value="55676" table:style-name="ce176">
            <text:p>55,676</text:p>
          </table:table-cell>
          <table:table-cell office:value-type="float" office:value="47.620513873208111" table:style-name="ce177">
            <text:p>47.6</text:p>
          </table:table-cell>
          <table:table-cell office:value-type="float" office:value="115425" table:style-name="ce176">
            <text:p>115,425</text:p>
          </table:table-cell>
          <table:table-cell office:value-type="float" office:value="52486" table:style-name="ce176">
            <text:p>52,486</text:p>
          </table:table-cell>
          <table:table-cell office:value-type="float" office:value="45.471951483647388" table:style-name="ce177">
            <text:p>45.5</text:p>
          </table:table-cell>
          <table:table-cell table:number-columns-repeated="3" table:style-name="ce1"/>
          <table:table-cell table:number-columns-repeated="16370"/>
        </table:table-row>
        <table:table-row table:style-name="ro9">
          <table:table-cell office:value-type="string" table:style-name="ce178">
            <text:p>South West</text:p>
          </table:table-cell>
          <table:table-cell office:value-type="string" table:style-name="ce180">
            <text:p>Y58</text:p>
          </table:table-cell>
          <table:table-cell office:value-type="float" office:value="66314" table:style-name="ce176">
            <text:p>66,314</text:p>
          </table:table-cell>
          <table:table-cell office:value-type="float" office:value="33367" table:style-name="ce176">
            <text:p>33,367</text:p>
          </table:table-cell>
          <table:table-cell office:value-type="float" office:value="50.316675211870802" table:style-name="ce177">
            <text:p>50.3</text:p>
          </table:table-cell>
          <table:table-cell office:value-type="float" office:value="64102" table:style-name="ce176">
            <text:p>64,102</text:p>
          </table:table-cell>
          <table:table-cell office:value-type="float" office:value="29253" table:style-name="ce176">
            <text:p>29,253</text:p>
          </table:table-cell>
          <table:table-cell office:value-type="float" office:value="45.635081588717981" table:style-name="ce177">
            <text:p>45.6</text:p>
          </table:table-cell>
          <table:table-cell office:value-type="float" office:value="63974" table:style-name="ce176">
            <text:p>63,974</text:p>
          </table:table-cell>
          <table:table-cell office:value-type="float" office:value="28050" table:style-name="ce176">
            <text:p>28,050</text:p>
          </table:table-cell>
          <table:table-cell office:value-type="float" office:value="43.845937412073653" table:style-name="ce177">
            <text:p>43.8</text:p>
          </table:table-cell>
          <table:table-cell table:number-columns-repeated="3" table:style-name="ce1"/>
          <table:table-cell table:number-columns-repeated="16370"/>
        </table:table-row>
        <table:table-row table:style-name="ro9">
          <table:table-cell office:value-type="string" table:style-name="ce32">
            <text:p>England</text:p>
          </table:table-cell>
          <table:table-cell office:value-type="string" table:style-name="ce38">
            <text:p>Total</text:p>
          </table:table-cell>
          <table:table-cell office:value-type="float" office:value="678621" table:style-name="ce34">
            <text:p>678,621</text:p>
          </table:table-cell>
          <table:table-cell office:value-type="float" office:value="295465" table:style-name="ce33">
            <text:p>295,465</text:p>
          </table:table-cell>
          <table:table-cell office:value-type="float" office:value="43.539029885606254" table:style-name="ce36">
            <text:p>43.5</text:p>
          </table:table-cell>
          <table:table-cell office:value-type="float" office:value="670680" table:style-name="ce39">
            <text:p>670,680</text:p>
          </table:table-cell>
          <table:table-cell office:value-type="float" office:value="263926" table:style-name="ce33">
            <text:p>263,926</text:p>
          </table:table-cell>
          <table:table-cell office:value-type="float" office:value="39.352000954255381" table:style-name="ce36">
            <text:p>39.4</text:p>
          </table:table-cell>
          <table:table-cell office:value-type="float" office:value="663516" table:style-name="ce39">
            <text:p>663,516</text:p>
          </table:table-cell>
          <table:table-cell office:value-type="float" office:value="248761" table:style-name="ce33">
            <text:p>248,761</text:p>
          </table:table-cell>
          <table:table-cell office:value-type="float" office:value="37.491334044695229" table:style-name="ce36">
            <text:p>37.5</text:p>
          </table:table-cell>
          <table:table-cell table:number-columns-repeated="3" table:style-name="ce1"/>
          <table:table-cell table:number-columns-repeated="16370"/>
        </table:table-row>
        <table:table-row table:style-name="ro13">
          <table:table-cell table:style-name="ce3"/>
          <table:table-cell table:number-columns-repeated="2" table:style-name="ce42"/>
          <table:table-cell table:number-columns-repeated="11" table:style-name="ce7"/>
          <table:table-cell table:number-columns-repeated="16370"/>
        </table:table-row>
        <table:table-row table:style-name="ro13">
          <table:table-cell table:style-name="ce3"/>
          <table:table-cell table:number-columns-repeated="2" table:style-name="ce15"/>
          <table:table-cell table:number-columns-repeated="11" table:style-name="ce7"/>
          <table:table-cell table:number-columns-repeated="16370"/>
        </table:table-row>
        <table:table-row table:style-name="ro13">
          <table:table-cell table:style-name="ce3"/>
          <table:table-cell table:number-columns-repeated="2" table:style-name="ce15"/>
          <table:table-cell table:number-columns-repeated="4" table:style-name="ce7"/>
          <table:table-cell table:number-columns-repeated="7" table:style-name="ce1"/>
          <table:table-cell table:number-columns-repeated="16370"/>
        </table:table-row>
        <table:table-row table:number-rows-repeated="5" table:style-name="ro13">
          <table:table-cell table:style-name="ce43"/>
          <table:table-cell table:number-columns-repeated="2" table:style-name="ce15"/>
          <table:table-cell table:style-name="ce7"/>
          <table:table-cell table:style-name="ce44"/>
          <table:table-cell table:number-columns-repeated="2" table:style-name="ce7"/>
          <table:table-cell table:number-columns-repeated="7" table:style-name="ce1"/>
          <table:table-cell table:number-columns-repeated="16370"/>
        </table:table-row>
        <table:table-row table:number-rows-repeated="12" table:style-name="ro13">
          <table:table-cell table:number-columns-repeated="7"/>
          <table:table-cell table:number-columns-repeated="7" table:style-name="ce1"/>
          <table:table-cell table:number-columns-repeated="16370"/>
        </table:table-row>
        <table:table-row table:number-rows-repeated="4" table:style-name="ro13">
          <table:table-cell table:number-columns-repeated="7"/>
          <table:table-cell table:style-name="ce7"/>
          <table:table-cell table:style-name="ce110"/>
          <table:table-cell table:number-columns-repeated="5" table:style-name="ce7"/>
          <table:table-cell table:number-columns-repeated="16370"/>
        </table:table-row>
        <table:table-row table:number-rows-repeated="1048480" table:style-name="ro13">
          <table:table-cell table:number-columns-repeated="16384"/>
        </table:table-row>
      </table:table>
      <table:table table:name="Total_(R-Y6)_by_LA" table:style-name="ta3">
        <table:table-column table:style-name="co18" table:default-cell-style-name="ce42"/>
        <table:table-column table:style-name="co19" table:default-cell-style-name="ce73"/>
        <table:table-column table:style-name="co20" table:default-cell-style-name="ce42"/>
        <table:table-column table:style-name="co21" table:default-cell-style-name="ce50"/>
        <table:table-column table:style-name="co22" table:default-cell-style-name="ce42"/>
        <table:table-column table:style-name="co23" table:default-cell-style-name="ce42"/>
        <table:table-column table:style-name="co24" table:default-cell-style-name="ce42"/>
        <table:table-column table:style-name="co25" table:default-cell-style-name="ce42"/>
        <table:table-column table:style-name="co26" table:default-cell-style-name="ce42"/>
        <table:table-column table:style-name="co24" table:default-cell-style-name="ce42"/>
        <table:table-column table:style-name="co25" table:default-cell-style-name="ce42"/>
        <table:table-column table:style-name="co26" table:default-cell-style-name="ce47"/>
        <table:table-column table:style-name="co24" table:default-cell-style-name="ce42"/>
        <table:table-column table:style-name="co25" table:default-cell-style-name="ce42"/>
        <table:table-column table:style-name="co26" table:default-cell-style-name="ce47"/>
        <table:table-column table:style-name="co24" table:default-cell-style-name="ce42"/>
        <table:table-column table:style-name="co25" table:default-cell-style-name="ce42"/>
        <table:table-column table:style-name="co26" table:default-cell-style-name="ce47"/>
        <table:table-column table:style-name="co24" table:default-cell-style-name="ce42"/>
        <table:table-column table:style-name="co25" table:default-cell-style-name="ce42"/>
        <table:table-column table:style-name="co26" table:default-cell-style-name="ce47"/>
        <table:table-column table:style-name="co24" table:default-cell-style-name="ce42"/>
        <table:table-column table:style-name="co25" table:default-cell-style-name="ce42"/>
        <table:table-column table:style-name="co26" table:default-cell-style-name="ce47"/>
        <table:table-column table:style-name="co24" table:default-cell-style-name="ce42"/>
        <table:table-column table:style-name="co25" table:default-cell-style-name="ce42"/>
        <table:table-column table:style-name="co26" table:default-cell-style-name="ce47"/>
        <table:table-column table:style-name="co1" table:number-columns-repeated="16357" table:default-cell-style-name="ce42"/>
        <table:table-row table:style-name="ro4">
          <table:table-cell office:value-type="string" table:style-name="ce6">
            <text:p>Seasonal influenza vaccine uptake (school age Reception to Year 6 in England) 2022 to 2023</text:p>
          </table:table-cell>
          <table:table-cell table:number-columns-repeated="9" table:style-name="ce45"/>
          <table:table-cell table:style-name="ce46"/>
          <table:table-cell table:number-columns-repeated="2" table:style-name="ce45"/>
          <table:table-cell table:style-name="ce46"/>
          <table:table-cell table:number-columns-repeated="2" table:style-name="ce45"/>
          <table:table-cell table:style-name="ce46"/>
          <table:table-cell table:number-columns-repeated="2" table:style-name="ce42"/>
          <table:table-cell table:number-columns-repeated="2" table:style-name="ce47"/>
          <table:table-cell table:number-columns-repeated="2" table:style-name="ce42"/>
          <table:table-cell table:style-name="ce47"/>
          <table:table-cell table:number-columns-repeated="2" table:style-name="ce42"/>
          <table:table-cell table:style-name="ce47"/>
          <table:table-cell table:number-columns-repeated="16357"/>
        </table:table-row>
        <table:table-row table:style-name="ro13">
          <table:table-cell office:value-type="string" table:style-name="ce114">
            <text:p>Data is provisional and represents 100% of all Local Authorities (LAs) in England responding to the January 2023 survey. Where a total for England is quoted (for example, sum of number of patients registered and number vaccinated) this is taken from the 100% of all LAs and is therefore is not an extrapolated figure for all of England.</text:p>
          </table:table-cell>
          <table:table-cell table:number-columns-repeated="9" table:style-name="ce45"/>
          <table:table-cell table:style-name="ce46"/>
          <table:table-cell table:number-columns-repeated="2" table:style-name="ce45"/>
          <table:table-cell table:style-name="ce48"/>
          <table:table-cell table:number-columns-repeated="2" table:style-name="ce49"/>
          <table:table-cell table:style-name="ce46"/>
          <table:table-cell table:number-columns-repeated="2" table:style-name="ce42"/>
          <table:table-cell table:number-columns-repeated="2" table:style-name="ce47"/>
          <table:table-cell table:number-columns-repeated="2" table:style-name="ce42"/>
          <table:table-cell table:style-name="ce47"/>
          <table:table-cell table:number-columns-repeated="2" table:style-name="ce42"/>
          <table:table-cell table:style-name="ce47"/>
          <table:table-cell table:number-columns-repeated="16357"/>
        </table:table-row>
        <table:table-row table:style-name="ro13">
          <table:table-cell office:value-type="string" table:style-name="ce114">
            <text:p>This worksheet contains one table.</text:p>
          </table:table-cell>
          <table:table-cell table:number-columns-repeated="9" table:style-name="ce45"/>
          <table:table-cell table:style-name="ce46"/>
          <table:table-cell table:number-columns-repeated="2" table:style-name="ce45"/>
          <table:table-cell table:style-name="ce48"/>
          <table:table-cell table:number-columns-repeated="2" table:style-name="ce49"/>
          <table:table-cell table:style-name="ce46"/>
          <table:table-cell table:number-columns-repeated="2" table:style-name="ce42"/>
          <table:table-cell table:number-columns-repeated="2" table:style-name="ce47"/>
          <table:table-cell table:number-columns-repeated="2" table:style-name="ce42"/>
          <table:table-cell table:style-name="ce47"/>
          <table:table-cell table:number-columns-repeated="2" table:style-name="ce42"/>
          <table:table-cell table:style-name="ce47"/>
          <table:table-cell table:number-columns-repeated="16357"/>
        </table:table-row>
        <table:table-row table:style-name="ro13">
          <table:table-cell office:value-type="string" table:style-name="ce114">
            <text:p>Denominators are the provisional number of eligible children in schools in the LA geography and children educated out of school in the LA geography, defined by child age on the 1 September 2022. Where denominators have not been amended by data providers, provisional Local Education Authority (LEA) population figures from the Edubase January 2022 Census were used (for school delivery). Denominators also include independent schools and special schools.</text:p>
          </table:table-cell>
          <table:table-cell table:style-name="ce45"/>
          <table:table-cell table:style-name="ce116"/>
          <table:table-cell table:number-columns-repeated="7" table:style-name="ce45"/>
          <table:table-cell table:style-name="ce46"/>
          <table:table-cell table:number-columns-repeated="2" table:style-name="ce45"/>
          <table:table-cell table:style-name="ce48"/>
          <table:table-cell table:number-columns-repeated="2" table:style-name="ce49"/>
          <table:table-cell table:style-name="ce46"/>
          <table:table-cell table:number-columns-repeated="2" table:style-name="ce42"/>
          <table:table-cell table:number-columns-repeated="2" table:style-name="ce47"/>
          <table:table-cell table:number-columns-repeated="2" table:style-name="ce42"/>
          <table:table-cell table:style-name="ce47"/>
          <table:table-cell table:number-columns-repeated="2" table:style-name="ce42"/>
          <table:table-cell table:style-name="ce47"/>
          <table:table-cell table:number-columns-repeated="16357"/>
        </table:table-row>
        <table:table-row table:style-name="ro13">
          <table:table-cell office:value-type="string" table:style-name="ce114">
            <text:p>Coverage data reflects, to the best of providers’ ability, all eligible children in school years Reception to Year 11 that have been vaccinated in school, including children who may have been vaccinated in GP practice or pharmacies. It should however be noted that figures may still be incomplete due to the nature and variety of the systems used to obtain this information, which varies from provider to provider.<text:s/></text:p>
          </table:table-cell>
          <table:table-cell table:number-columns-repeated="9" table:style-name="ce45"/>
          <table:table-cell table:style-name="ce46"/>
          <table:table-cell table:number-columns-repeated="2" table:style-name="ce45"/>
          <table:table-cell table:style-name="ce48"/>
          <table:table-cell table:number-columns-repeated="2" table:style-name="ce49"/>
          <table:table-cell table:style-name="ce46"/>
          <table:table-cell table:number-columns-repeated="2" table:style-name="ce42"/>
          <table:table-cell table:number-columns-repeated="2" table:style-name="ce47"/>
          <table:table-cell table:number-columns-repeated="2" table:style-name="ce42"/>
          <table:table-cell table:style-name="ce47"/>
          <table:table-cell table:number-columns-repeated="2" table:style-name="ce42"/>
          <table:table-cell table:style-name="ce47"/>
          <table:table-cell table:number-columns-repeated="16357"/>
        </table:table-row>
        <table:table-row table:style-name="ro13">
          <table:table-cell office:value-type="string" table:style-name="ce114">
            <text:p>Percent vaccine uptake of number of children vaccinated with influenza vaccine includes both LAIV (Live Attenuated Influenza Vaccine) and IIV (Inactivated Influenza Vaccine).</text:p>
          </table:table-cell>
          <table:table-cell table:number-columns-repeated="9" table:style-name="ce45"/>
          <table:table-cell table:style-name="ce46"/>
          <table:table-cell table:number-columns-repeated="2" table:style-name="ce45"/>
          <table:table-cell table:style-name="ce48"/>
          <table:table-cell table:number-columns-repeated="2" table:style-name="ce49"/>
          <table:table-cell table:style-name="ce46"/>
          <table:table-cell table:number-columns-repeated="2" table:style-name="ce42"/>
          <table:table-cell table:number-columns-repeated="2" table:style-name="ce47"/>
          <table:table-cell table:number-columns-repeated="2" table:style-name="ce42"/>
          <table:table-cell table:style-name="ce47"/>
          <table:table-cell table:number-columns-repeated="2" table:style-name="ce42"/>
          <table:table-cell table:style-name="ce47"/>
          <table:table-cell table:number-columns-repeated="16357"/>
        </table:table-row>
        <table:table-row table:style-name="ro13">
          <table:table-cell office:value-type="string" table:style-name="ce114">
            <text:p>It is important to note that coverage figures are not consistent across all LAs, as not all data providers were able to include information on children where influenza vaccine may have been given in GP practices or in other settings instead of the local delivery method.<text:s/></text:p>
          </table:table-cell>
          <table:table-cell table:number-columns-repeated="9" table:style-name="ce45"/>
          <table:table-cell table:style-name="ce46"/>
          <table:table-cell table:number-columns-repeated="2" table:style-name="ce45"/>
          <table:table-cell table:style-name="ce48"/>
          <table:table-cell table:number-columns-repeated="2" table:style-name="ce49"/>
          <table:table-cell table:style-name="ce46"/>
          <table:table-cell table:number-columns-repeated="2" table:style-name="ce42"/>
          <table:table-cell table:number-columns-repeated="2" table:style-name="ce47"/>
          <table:table-cell table:number-columns-repeated="2" table:style-name="ce42"/>
          <table:table-cell table:style-name="ce47"/>
          <table:table-cell table:number-columns-repeated="2" table:style-name="ce42"/>
          <table:table-cell table:style-name="ce47"/>
          <table:table-cell table:number-columns-repeated="16357"/>
        </table:table-row>
        <table:table-row table:style-name="ro13">
          <table:table-cell office:value-type="string" table:style-name="ce114">
            <text:p>Caution should be exercised when comparing coverage figures, apparent trends could reflect changes in the quality of data reported as well as real changes in vaccination coverage. While this issue will be more apparent at a local level, it may also have an impact on the national figures.</text:p>
          </table:table-cell>
          <table:table-cell table:number-columns-repeated="9" table:style-name="ce45"/>
          <table:table-cell table:style-name="ce46"/>
          <table:table-cell table:number-columns-repeated="2" table:style-name="ce45"/>
          <table:table-cell table:style-name="ce48"/>
          <table:table-cell table:number-columns-repeated="2" table:style-name="ce49"/>
          <table:table-cell table:style-name="ce46"/>
          <table:table-cell table:number-columns-repeated="2" table:style-name="ce42"/>
          <table:table-cell table:number-columns-repeated="2" table:style-name="ce47"/>
          <table:table-cell table:number-columns-repeated="2" table:style-name="ce42"/>
          <table:table-cell table:style-name="ce47"/>
          <table:table-cell table:number-columns-repeated="2" table:style-name="ce42"/>
          <table:table-cell table:style-name="ce47"/>
          <table:table-cell table:number-columns-repeated="16357"/>
        </table:table-row>
        <table:table-row table:style-name="ro13">
          <table:table-cell office:value-type="string" table:style-name="ce115">
            <text:p><text:s/>** Two asterisks indicates that numbers less than 5 are suppressed.</text:p>
          </table:table-cell>
          <table:table-cell table:number-columns-repeated="9" table:style-name="ce45"/>
          <table:table-cell table:style-name="ce46"/>
          <table:table-cell table:number-columns-repeated="2" table:style-name="ce45"/>
          <table:table-cell table:style-name="ce47"/>
          <table:table-cell table:number-columns-repeated="2" table:style-name="ce42"/>
          <table:table-cell table:style-name="ce47"/>
          <table:table-cell table:number-columns-repeated="2" table:style-name="ce42"/>
          <table:table-cell table:number-columns-repeated="2" table:style-name="ce47"/>
          <table:table-cell table:number-columns-repeated="2" table:style-name="ce42"/>
          <table:table-cell table:style-name="ce47"/>
          <table:table-cell table:number-columns-repeated="2" table:style-name="ce42"/>
          <table:table-cell table:style-name="ce47"/>
          <table:table-cell table:number-columns-repeated="16357"/>
        </table:table-row>
        <table:table-row table:style-name="ro13">
          <table:table-cell office:value-type="string" table:style-name="ce115">
            <text:p><text:s/>– <text:s/>A dash indicates that an organisation is a 'Non-Responder'.</text:p>
          </table:table-cell>
          <table:table-cell table:style-name="ce42"/>
          <table:table-cell table:style-name="ce50"/>
          <table:table-cell table:number-columns-repeated="16381" table:style-name="ce42"/>
        </table:table-row>
        <table:table-row table:style-name="ro13">
          <table:table-cell office:value-type="string" table:style-name="ce112">
            <text:p>Data source: Local NHS England teams and their providers submitted aggregate LA level vaccination data manually to UKHSA via the ImmForm website<text:s text:c="13"/></text:p>
          </table:table-cell>
          <table:table-cell table:number-columns-repeated="9" table:style-name="ce45"/>
          <table:table-cell table:style-name="ce46"/>
          <table:table-cell table:number-columns-repeated="2" table:style-name="ce45"/>
          <table:table-cell table:style-name="ce47"/>
          <table:table-cell table:number-columns-repeated="2" table:style-name="ce42"/>
          <table:table-cell table:style-name="ce47"/>
          <table:table-cell table:number-columns-repeated="2" table:style-name="ce42"/>
          <table:table-cell table:number-columns-repeated="2" table:style-name="ce47"/>
          <table:table-cell table:number-columns-repeated="2" table:style-name="ce42"/>
          <table:table-cell table:style-name="ce47"/>
          <table:table-cell table:number-columns-repeated="2" table:style-name="ce42"/>
          <table:table-cell table:style-name="ce47"/>
          <table:table-cell table:number-columns-repeated="16357"/>
        </table:table-row>
        <table:table-row table:style-name="ro13">
          <table:table-cell office:value-type="string" table:style-name="ce112">
            <text:p>Influenza vaccine uptake monitoring programme, UK Health Security Agency (UKHSA)</text:p>
          </table:table-cell>
          <table:table-cell table:number-columns-repeated="9" table:style-name="ce42"/>
          <table:table-cell table:style-name="ce47"/>
          <table:table-cell table:number-columns-repeated="2" table:style-name="ce42"/>
          <table:table-cell table:style-name="ce47"/>
          <table:table-cell table:number-columns-repeated="2" table:style-name="ce42"/>
          <table:table-cell table:style-name="ce47"/>
          <table:table-cell table:number-columns-repeated="2" table:style-name="ce42"/>
          <table:table-cell table:number-columns-repeated="2" table:style-name="ce47"/>
          <table:table-cell table:number-columns-repeated="2" table:style-name="ce42"/>
          <table:table-cell table:style-name="ce47"/>
          <table:table-cell table:number-columns-repeated="2" table:style-name="ce42"/>
          <table:table-cell table:style-name="ce47"/>
          <table:table-cell table:number-columns-repeated="16357"/>
        </table:table-row>
        <table:table-row table:style-name="ro13">
          <table:table-cell office:value-type="string" table:number-columns-spanned="1" table:number-rows-spanned="2" table:style-name="ce134">
            <text:p>Region</text:p>
          </table:table-cell>
          <table:table-cell office:value-type="string" table:number-columns-spanned="1" table:number-rows-spanned="2" table:style-name="ce135">
            <text:p>Local Authority code</text:p>
          </table:table-cell>
          <table:table-cell office:value-type="string" table:number-columns-spanned="1" table:number-rows-spanned="2" table:style-name="ce136">
            <text:p>Local Authority</text:p>
          </table:table-cell>
          <table:table-cell office:value-type="string" table:number-columns-spanned="3" table:number-rows-spanned="1" table:style-name="ce135">
            <text:p>Response rate</text:p>
          </table:table-cell>
          <table:covered-table-cell table:number-columns-repeated="2"/>
          <table:table-cell office:value-type="string" table:number-columns-spanned="3" table:number-rows-spanned="1" table:style-name="ce133">
            <text:p>Reception (age 4 to 5 years)</text:p>
          </table:table-cell>
          <table:covered-table-cell table:number-columns-repeated="2"/>
          <table:table-cell office:value-type="string" table:number-columns-spanned="3" table:number-rows-spanned="1" table:style-name="ce133">
            <text:p>Year 1 (age 5 to 6 years)</text:p>
          </table:table-cell>
          <table:covered-table-cell table:number-columns-repeated="2"/>
          <table:table-cell office:value-type="string" table:number-columns-spanned="3" table:number-rows-spanned="1" table:style-name="ce133">
            <text:p>Year 2 (age 6 to 7 years)</text:p>
          </table:table-cell>
          <table:covered-table-cell table:number-columns-repeated="2"/>
          <table:table-cell office:value-type="string" table:number-columns-spanned="3" table:number-rows-spanned="1" table:style-name="ce133">
            <text:p>Year 3 (age 7 to 8 years)</text:p>
          </table:table-cell>
          <table:covered-table-cell table:number-columns-repeated="2"/>
          <table:table-cell office:value-type="string" table:number-columns-spanned="3" table:number-rows-spanned="1" table:style-name="ce137">
            <text:p>Year 4 (age 8-9 years)</text:p>
          </table:table-cell>
          <table:covered-table-cell table:number-columns-repeated="2"/>
          <table:table-cell office:value-type="string" table:number-columns-spanned="3" table:number-rows-spanned="1" table:style-name="ce137">
            <text:p>Year 5 (age 9-10 years)</text:p>
          </table:table-cell>
          <table:covered-table-cell table:number-columns-repeated="2"/>
          <table:table-cell office:value-type="string" table:number-columns-spanned="3" table:number-rows-spanned="1" table:style-name="ce137">
            <text:p>Year 6 (age 10-11 years)</text:p>
          </table:table-cell>
          <table:covered-table-cell table:number-columns-repeated="2"/>
          <table:table-cell table:number-columns-repeated="16357"/>
        </table:table-row>
        <table:table-row table:style-name="ro14">
          <table:covered-table-cell/>
          <table:covered-table-cell/>
          <table:covered-table-cell/>
          <table:table-cell office:value-type="string" table:style-name="ce79">
            <text:p>Number of organisations</text:p>
          </table:table-cell>
          <table:table-cell office:value-type="string" table:style-name="ce79">
            <text:p>Number of organisation making a return</text:p>
          </table:table-cell>
          <table:table-cell office:value-type="string" table:style-name="ce79">
            <text:p>Percentage of organisations responding</text:p>
          </table:table-cell>
          <table:table-cell office:value-type="string" table:style-name="ce79">
            <text:p>Estimated total number of children eligible for vaccination<text:span text:style-name="T1">1</text:span></text:p>
          </table:table-cell>
          <table:table-cell office:value-type="string" table:style-name="ce79">
            <text:p>Estimated total number of children vaccinated with influenza vaccine</text:p>
          </table:table-cell>
          <table:table-cell office:value-type="string" table:style-name="ce79">
            <text:p>Percentage vaccine uptake</text:p>
          </table:table-cell>
          <table:table-cell office:value-type="string" table:style-name="ce79">
            <text:p>Estimated total number of children eligible for vaccination<text:span text:style-name="T1">1</text:span></text:p>
          </table:table-cell>
          <table:table-cell office:value-type="string" table:style-name="ce79">
            <text:p>Estimated total number of children vaccinated with influenza vaccine</text:p>
          </table:table-cell>
          <table:table-cell office:value-type="string" table:style-name="ce101">
            <text:p>Percentage vaccine uptake</text:p>
          </table:table-cell>
          <table:table-cell office:value-type="string" table:style-name="ce79">
            <text:p>Estimated total number of children eligible for vaccination<text:span text:style-name="T1">1</text:span></text:p>
          </table:table-cell>
          <table:table-cell office:value-type="string" table:style-name="ce79">
            <text:p>Estimated total number of children vaccinated with influenza vaccine</text:p>
          </table:table-cell>
          <table:table-cell office:value-type="string" table:style-name="ce101">
            <text:p>Percentage vaccine uptake</text:p>
          </table:table-cell>
          <table:table-cell office:value-type="string" table:style-name="ce79">
            <text:p>Estimated total number of children eligible for vaccination<text:span text:style-name="T1">1</text:span></text:p>
          </table:table-cell>
          <table:table-cell office:value-type="string" table:style-name="ce79">
            <text:p>Estimated total number of children vaccinated with influenza vaccine</text:p>
          </table:table-cell>
          <table:table-cell office:value-type="string" table:style-name="ce101">
            <text:p>Percentage vaccine uptake</text:p>
          </table:table-cell>
          <table:table-cell office:value-type="string" table:style-name="ce102">
            <text:p>Estimated total number of children eligible for vaccination</text:p>
          </table:table-cell>
          <table:table-cell office:value-type="string" table:style-name="ce102">
            <text:p>Estimated total number of children vaccinated with influenza vaccine</text:p>
          </table:table-cell>
          <table:table-cell office:value-type="string" table:style-name="ce103">
            <text:p>Percentage vaccine uptake</text:p>
          </table:table-cell>
          <table:table-cell office:value-type="string" table:style-name="ce102">
            <text:p>Estimated total number of children eligible for vaccination</text:p>
          </table:table-cell>
          <table:table-cell office:value-type="string" table:style-name="ce102">
            <text:p>Estimated total number of children vaccinated with influenza vaccine</text:p>
          </table:table-cell>
          <table:table-cell office:value-type="string" table:style-name="ce103">
            <text:p>Percentage vaccine uptake</text:p>
          </table:table-cell>
          <table:table-cell office:value-type="string" table:style-name="ce102">
            <text:p>Estimated total number of children eligible for vaccination</text:p>
          </table:table-cell>
          <table:table-cell office:value-type="string" table:style-name="ce102">
            <text:p>Estimated total number of children vaccinated with influenza vaccine</text:p>
          </table:table-cell>
          <table:table-cell office:value-type="string" table:style-name="ce103">
            <text:p>Percentage vaccine uptake</text:p>
          </table:table-cell>
          <table:table-cell table:number-columns-repeated="16357"/>
        </table:table-row>
        <table:table-row table:style-name="ro13">
          <table:table-cell office:value-type="string" table:style-name="ce197">
            <text:p>East Of England</text:p>
          </table:table-cell>
          <table:table-cell office:value-type="string" table:style-name="ce198">
            <text:p>E06000055</text:p>
          </table:table-cell>
          <table:table-cell office:value-type="string" table:style-name="ce197">
            <text:p>Bedford</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470" table:style-name="ce193">
            <text:p>2,470<text:s/></text:p>
          </table:table-cell>
          <table:table-cell office:value-type="float" office:value="1347" table:style-name="ce193">
            <text:p>1,347<text:s/></text:p>
          </table:table-cell>
          <table:table-cell office:value-type="float" office:value="54.534412955465584" table:style-name="ce195">
            <text:p>54.5</text:p>
          </table:table-cell>
          <table:table-cell office:value-type="float" office:value="2541" table:style-name="ce194">
            <text:p>2,541</text:p>
          </table:table-cell>
          <table:table-cell office:value-type="float" office:value="1355" table:style-name="ce194">
            <text:p>1,355</text:p>
          </table:table-cell>
          <table:table-cell office:value-type="float" office:value="53.325462416371508" table:style-name="ce195">
            <text:p>53.3</text:p>
          </table:table-cell>
          <table:table-cell office:value-type="float" office:value="2598" table:style-name="ce194">
            <text:p>2,598</text:p>
          </table:table-cell>
          <table:table-cell office:value-type="float" office:value="1377" table:style-name="ce194">
            <text:p>1,377</text:p>
          </table:table-cell>
          <table:table-cell office:value-type="float" office:value="53.002309468822176" table:style-name="ce195">
            <text:p>53.0</text:p>
          </table:table-cell>
          <table:table-cell office:value-type="float" office:value="2510" table:style-name="ce194">
            <text:p>2,510</text:p>
          </table:table-cell>
          <table:table-cell office:value-type="float" office:value="1321" table:style-name="ce194">
            <text:p>1,321</text:p>
          </table:table-cell>
          <table:table-cell office:value-type="float" office:value="52.629482071713149" table:style-name="ce195">
            <text:p>52.6</text:p>
          </table:table-cell>
          <table:table-cell office:value-type="float" office:value="2698" table:style-name="ce194">
            <text:p>2,698</text:p>
          </table:table-cell>
          <table:table-cell office:value-type="float" office:value="1325" table:style-name="ce194">
            <text:p>1,325</text:p>
          </table:table-cell>
          <table:table-cell office:value-type="float" office:value="49.110452186805041" table:style-name="ce195">
            <text:p>49.1</text:p>
          </table:table-cell>
          <table:table-cell office:value-type="float" office:value="2549" table:style-name="ce194">
            <text:p>2,549</text:p>
          </table:table-cell>
          <table:table-cell office:value-type="float" office:value="1281" table:style-name="ce194">
            <text:p>1,281</text:p>
          </table:table-cell>
          <table:table-cell office:value-type="float" office:value="50.255001961553546" table:style-name="ce195">
            <text:p>50.3</text:p>
          </table:table-cell>
          <table:table-cell office:value-type="float" office:value="2643" table:style-name="ce194">
            <text:p>2,643</text:p>
          </table:table-cell>
          <table:table-cell office:value-type="float" office:value="1303" table:style-name="ce194">
            <text:p>1,303</text:p>
          </table:table-cell>
          <table:table-cell office:value-type="float" office:value="49.300037835792658" table:style-name="ce195">
            <text:p>49.3</text:p>
          </table:table-cell>
          <table:table-cell table:number-columns-repeated="16357"/>
        </table:table-row>
        <table:table-row table:style-name="ro13">
          <table:table-cell office:value-type="string" table:style-name="ce201">
            <text:p>East Of England</text:p>
          </table:table-cell>
          <table:table-cell office:value-type="string" table:style-name="ce202">
            <text:p>E10000003</text:p>
          </table:table-cell>
          <table:table-cell office:value-type="string" table:style-name="ce201">
            <text:p>Cambridge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7062" table:style-name="ce193">
            <text:p>7,062<text:s/></text:p>
          </table:table-cell>
          <table:table-cell office:value-type="float" office:value="5173" table:style-name="ce193">
            <text:p>5,173<text:s/></text:p>
          </table:table-cell>
          <table:table-cell office:value-type="float" office:value="73.251203625035402" table:style-name="ce195">
            <text:p>73.3</text:p>
          </table:table-cell>
          <table:table-cell office:value-type="float" office:value="7095" table:style-name="ce194">
            <text:p>7,095</text:p>
          </table:table-cell>
          <table:table-cell office:value-type="float" office:value="5189" table:style-name="ce194">
            <text:p>5,189</text:p>
          </table:table-cell>
          <table:table-cell office:value-type="float" office:value="73.136011275546167" table:style-name="ce195">
            <text:p>73.1</text:p>
          </table:table-cell>
          <table:table-cell office:value-type="float" office:value="7265" table:style-name="ce194">
            <text:p>7,265</text:p>
          </table:table-cell>
          <table:table-cell office:value-type="float" office:value="5495" table:style-name="ce194">
            <text:p>5,495</text:p>
          </table:table-cell>
          <table:table-cell office:value-type="float" office:value="75.636613902271165" table:style-name="ce195">
            <text:p>75.6</text:p>
          </table:table-cell>
          <table:table-cell office:value-type="float" office:value="7443" table:style-name="ce194">
            <text:p>7,443</text:p>
          </table:table-cell>
          <table:table-cell office:value-type="float" office:value="5615" table:style-name="ce194">
            <text:p>5,615</text:p>
          </table:table-cell>
          <table:table-cell office:value-type="float" office:value="75.440010748354155" table:style-name="ce195">
            <text:p>75.4</text:p>
          </table:table-cell>
          <table:table-cell office:value-type="float" office:value="7632" table:style-name="ce194">
            <text:p>7,632</text:p>
          </table:table-cell>
          <table:table-cell office:value-type="float" office:value="5637" table:style-name="ce194">
            <text:p>5,637</text:p>
          </table:table-cell>
          <table:table-cell office:value-type="float" office:value="73.860062893081761" table:style-name="ce195">
            <text:p>73.9</text:p>
          </table:table-cell>
          <table:table-cell office:value-type="float" office:value="7736" table:style-name="ce194">
            <text:p>7,736</text:p>
          </table:table-cell>
          <table:table-cell office:value-type="float" office:value="5685" table:style-name="ce194">
            <text:p>5,685</text:p>
          </table:table-cell>
          <table:table-cell office:value-type="float" office:value="73.487590486039295" table:style-name="ce195">
            <text:p>73.5</text:p>
          </table:table-cell>
          <table:table-cell office:value-type="float" office:value="8202" table:style-name="ce194">
            <text:p>8,202</text:p>
          </table:table-cell>
          <table:table-cell office:value-type="float" office:value="5776" table:style-name="ce194">
            <text:p>5,776</text:p>
          </table:table-cell>
          <table:table-cell office:value-type="float" office:value="70.421848329675683" table:style-name="ce195">
            <text:p>70.4</text:p>
          </table:table-cell>
          <table:table-cell table:number-columns-repeated="16357"/>
        </table:table-row>
        <table:table-row table:style-name="ro13">
          <table:table-cell office:value-type="string" table:style-name="ce201">
            <text:p>East Of England</text:p>
          </table:table-cell>
          <table:table-cell office:value-type="string" table:style-name="ce202">
            <text:p>E06000056</text:p>
          </table:table-cell>
          <table:table-cell office:value-type="string" table:style-name="ce201">
            <text:p>Central Bedford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739" table:style-name="ce193">
            <text:p>3,739<text:s/></text:p>
          </table:table-cell>
          <table:table-cell office:value-type="float" office:value="2013" table:style-name="ce193">
            <text:p>2,013<text:s/></text:p>
          </table:table-cell>
          <table:table-cell office:value-type="float" office:value="53.837924578764373" table:style-name="ce195">
            <text:p>53.8</text:p>
          </table:table-cell>
          <table:table-cell office:value-type="float" office:value="3749" table:style-name="ce194">
            <text:p>3,749</text:p>
          </table:table-cell>
          <table:table-cell office:value-type="float" office:value="2001" table:style-name="ce194">
            <text:p>2,001</text:p>
          </table:table-cell>
          <table:table-cell office:value-type="float" office:value="53.374233128834362" table:style-name="ce195">
            <text:p>53.4</text:p>
          </table:table-cell>
          <table:table-cell office:value-type="float" office:value="3709" table:style-name="ce194">
            <text:p>3,709</text:p>
          </table:table-cell>
          <table:table-cell office:value-type="float" office:value="2083" table:style-name="ce194">
            <text:p>2,083</text:p>
          </table:table-cell>
          <table:table-cell office:value-type="float" office:value="56.160690212995412" table:style-name="ce195">
            <text:p>56.2</text:p>
          </table:table-cell>
          <table:table-cell office:value-type="float" office:value="3669" table:style-name="ce194">
            <text:p>3,669</text:p>
          </table:table-cell>
          <table:table-cell office:value-type="float" office:value="2065" table:style-name="ce194">
            <text:p>2,065</text:p>
          </table:table-cell>
          <table:table-cell office:value-type="float" office:value="56.282365767239028" table:style-name="ce195">
            <text:p>56.3</text:p>
          </table:table-cell>
          <table:table-cell office:value-type="float" office:value="3650" table:style-name="ce194">
            <text:p>3,650</text:p>
          </table:table-cell>
          <table:table-cell office:value-type="float" office:value="1960" table:style-name="ce194">
            <text:p>1,960</text:p>
          </table:table-cell>
          <table:table-cell office:value-type="float" office:value="53.698630136986303" table:style-name="ce195">
            <text:p>53.7</text:p>
          </table:table-cell>
          <table:table-cell office:value-type="float" office:value="3798" table:style-name="ce194">
            <text:p>3,798</text:p>
          </table:table-cell>
          <table:table-cell office:value-type="float" office:value="2159" table:style-name="ce194">
            <text:p>2,159</text:p>
          </table:table-cell>
          <table:table-cell office:value-type="float" office:value="56.845708267509224" table:style-name="ce195">
            <text:p>56.8</text:p>
          </table:table-cell>
          <table:table-cell office:value-type="float" office:value="3787" table:style-name="ce194">
            <text:p>3,787</text:p>
          </table:table-cell>
          <table:table-cell office:value-type="float" office:value="2130" table:style-name="ce194">
            <text:p>2,130</text:p>
          </table:table-cell>
          <table:table-cell office:value-type="float" office:value="56.245048851333515" table:style-name="ce195">
            <text:p>56.2</text:p>
          </table:table-cell>
          <table:table-cell table:number-columns-repeated="16357"/>
        </table:table-row>
        <table:table-row table:style-name="ro13">
          <table:table-cell office:value-type="string" table:style-name="ce201">
            <text:p>East Of England</text:p>
          </table:table-cell>
          <table:table-cell office:value-type="string" table:style-name="ce202">
            <text:p>E10000012</text:p>
          </table:table-cell>
          <table:table-cell office:value-type="string" table:style-name="ce201">
            <text:p>Essex</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7483" table:style-name="ce193">
            <text:p>17,483<text:s/></text:p>
          </table:table-cell>
          <table:table-cell office:value-type="float" office:value="9985" table:style-name="ce193">
            <text:p>9,985<text:s/></text:p>
          </table:table-cell>
          <table:table-cell office:value-type="float" office:value="57.112623691586116" table:style-name="ce195">
            <text:p>57.1</text:p>
          </table:table-cell>
          <table:table-cell office:value-type="float" office:value="17829" table:style-name="ce194">
            <text:p>17,829</text:p>
          </table:table-cell>
          <table:table-cell office:value-type="float" office:value="10141" table:style-name="ce194">
            <text:p>10,141</text:p>
          </table:table-cell>
          <table:table-cell office:value-type="float" office:value="56.879241684895398" table:style-name="ce195">
            <text:p>56.9</text:p>
          </table:table-cell>
          <table:table-cell office:value-type="float" office:value="17928" table:style-name="ce194">
            <text:p>17,928</text:p>
          </table:table-cell>
          <table:table-cell office:value-type="float" office:value="10208" table:style-name="ce194">
            <text:p>10,208</text:p>
          </table:table-cell>
          <table:table-cell office:value-type="float" office:value="56.938866577420796" table:style-name="ce195">
            <text:p>56.9</text:p>
          </table:table-cell>
          <table:table-cell office:value-type="float" office:value="17864" table:style-name="ce194">
            <text:p>17,864</text:p>
          </table:table-cell>
          <table:table-cell office:value-type="float" office:value="10044" table:style-name="ce194">
            <text:p>10,044</text:p>
          </table:table-cell>
          <table:table-cell office:value-type="float" office:value="56.224809673085538" table:style-name="ce195">
            <text:p>56.2</text:p>
          </table:table-cell>
          <table:table-cell office:value-type="float" office:value="18069" table:style-name="ce194">
            <text:p>18,069</text:p>
          </table:table-cell>
          <table:table-cell office:value-type="float" office:value="9989" table:style-name="ce194">
            <text:p>9,989</text:p>
          </table:table-cell>
          <table:table-cell office:value-type="float" office:value="55.282528086778463" table:style-name="ce195">
            <text:p>55.3</text:p>
          </table:table-cell>
          <table:table-cell office:value-type="float" office:value="18247" table:style-name="ce194">
            <text:p>18,247</text:p>
          </table:table-cell>
          <table:table-cell office:value-type="float" office:value="9855" table:style-name="ce194">
            <text:p>9,855</text:p>
          </table:table-cell>
          <table:table-cell office:value-type="float" office:value="54.008878171754262" table:style-name="ce195">
            <text:p>54.0</text:p>
          </table:table-cell>
          <table:table-cell office:value-type="float" office:value="18231" table:style-name="ce194">
            <text:p>18,231</text:p>
          </table:table-cell>
          <table:table-cell office:value-type="float" office:value="9768" table:style-name="ce194">
            <text:p>9,768</text:p>
          </table:table-cell>
          <table:table-cell office:value-type="float" office:value="53.579068619384564" table:style-name="ce195">
            <text:p>53.6</text:p>
          </table:table-cell>
          <table:table-cell table:number-columns-repeated="16357"/>
        </table:table-row>
        <table:table-row table:style-name="ro13">
          <table:table-cell office:value-type="string" table:style-name="ce201">
            <text:p>East Of England</text:p>
          </table:table-cell>
          <table:table-cell office:value-type="string" table:style-name="ce202">
            <text:p>E10000015</text:p>
          </table:table-cell>
          <table:table-cell office:value-type="string" table:style-name="ce201">
            <text:p>Hertford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4502" table:style-name="ce193">
            <text:p>14,502<text:s/></text:p>
          </table:table-cell>
          <table:table-cell office:value-type="float" office:value="9839" table:style-name="ce193">
            <text:p>9,839<text:s/></text:p>
          </table:table-cell>
          <table:table-cell office:value-type="float" office:value="67.845814370431668" table:style-name="ce195">
            <text:p>67.8</text:p>
          </table:table-cell>
          <table:table-cell office:value-type="float" office:value="14553" table:style-name="ce194">
            <text:p>14,553</text:p>
          </table:table-cell>
          <table:table-cell office:value-type="float" office:value="10036" table:style-name="ce194">
            <text:p>10,036</text:p>
          </table:table-cell>
          <table:table-cell office:value-type="float" office:value="68.961726104583249" table:style-name="ce195">
            <text:p>69.0</text:p>
          </table:table-cell>
          <table:table-cell office:value-type="float" office:value="15087" table:style-name="ce194">
            <text:p>15,087</text:p>
          </table:table-cell>
          <table:table-cell office:value-type="float" office:value="10333" table:style-name="ce194">
            <text:p>10,333</text:p>
          </table:table-cell>
          <table:table-cell office:value-type="float" office:value="68.489427984357405" table:style-name="ce195">
            <text:p>68.5</text:p>
          </table:table-cell>
          <table:table-cell office:value-type="float" office:value="15408" table:style-name="ce194">
            <text:p>15,408</text:p>
          </table:table-cell>
          <table:table-cell office:value-type="float" office:value="10514" table:style-name="ce194">
            <text:p>10,514</text:p>
          </table:table-cell>
          <table:table-cell office:value-type="float" office:value="68.237279335410179" table:style-name="ce195">
            <text:p>68.2</text:p>
          </table:table-cell>
          <table:table-cell office:value-type="float" office:value="15346" table:style-name="ce194">
            <text:p>15,346</text:p>
          </table:table-cell>
          <table:table-cell office:value-type="float" office:value="10434" table:style-name="ce194">
            <text:p>10,434</text:p>
          </table:table-cell>
          <table:table-cell office:value-type="float" office:value="67.99165906425128" table:style-name="ce195">
            <text:p>68.0</text:p>
          </table:table-cell>
          <table:table-cell office:value-type="float" office:value="15681" table:style-name="ce194">
            <text:p>15,681</text:p>
          </table:table-cell>
          <table:table-cell office:value-type="float" office:value="10453" table:style-name="ce194">
            <text:p>10,453</text:p>
          </table:table-cell>
          <table:table-cell office:value-type="float" office:value="66.660289522351889" table:style-name="ce195">
            <text:p>66.7</text:p>
          </table:table-cell>
          <table:table-cell office:value-type="float" office:value="16009" table:style-name="ce194">
            <text:p>16,009</text:p>
          </table:table-cell>
          <table:table-cell office:value-type="float" office:value="10505" table:style-name="ce194">
            <text:p>10,505</text:p>
          </table:table-cell>
          <table:table-cell office:value-type="float" office:value="65.619339121744019" table:style-name="ce195">
            <text:p>65.6</text:p>
          </table:table-cell>
          <table:table-cell table:number-columns-repeated="16357"/>
        </table:table-row>
        <table:table-row table:style-name="ro13">
          <table:table-cell office:value-type="string" table:style-name="ce201">
            <text:p>East Of England</text:p>
          </table:table-cell>
          <table:table-cell office:value-type="string" table:style-name="ce202">
            <text:p>E06000032</text:p>
          </table:table-cell>
          <table:table-cell office:value-type="string" table:style-name="ce201">
            <text:p>Luto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210" table:style-name="ce193">
            <text:p>3,210<text:s/></text:p>
          </table:table-cell>
          <table:table-cell office:value-type="float" office:value="1278" table:style-name="ce193">
            <text:p>1,278<text:s/></text:p>
          </table:table-cell>
          <table:table-cell office:value-type="float" office:value="39.813084112149532" table:style-name="ce195">
            <text:p>39.8</text:p>
          </table:table-cell>
          <table:table-cell office:value-type="float" office:value="3425" table:style-name="ce194">
            <text:p>3,425</text:p>
          </table:table-cell>
          <table:table-cell office:value-type="float" office:value="1522" table:style-name="ce194">
            <text:p>1,522</text:p>
          </table:table-cell>
          <table:table-cell office:value-type="float" office:value="44.437956204379567" table:style-name="ce195">
            <text:p>44.4</text:p>
          </table:table-cell>
          <table:table-cell office:value-type="float" office:value="3415" table:style-name="ce194">
            <text:p>3,415</text:p>
          </table:table-cell>
          <table:table-cell office:value-type="float" office:value="1508" table:style-name="ce194">
            <text:p>1,508</text:p>
          </table:table-cell>
          <table:table-cell office:value-type="float" office:value="44.158125915080525" table:style-name="ce195">
            <text:p>44.2</text:p>
          </table:table-cell>
          <table:table-cell office:value-type="float" office:value="3338" table:style-name="ce194">
            <text:p>3,338</text:p>
          </table:table-cell>
          <table:table-cell office:value-type="float" office:value="1429" table:style-name="ce194">
            <text:p>1,429</text:p>
          </table:table-cell>
          <table:table-cell office:value-type="float" office:value="42.810065907729175" table:style-name="ce195">
            <text:p>42.8</text:p>
          </table:table-cell>
          <table:table-cell office:value-type="float" office:value="3396" table:style-name="ce194">
            <text:p>3,396</text:p>
          </table:table-cell>
          <table:table-cell office:value-type="float" office:value="1488" table:style-name="ce194">
            <text:p>1,488</text:p>
          </table:table-cell>
          <table:table-cell office:value-type="float" office:value="43.816254416961129" table:style-name="ce195">
            <text:p>43.8</text:p>
          </table:table-cell>
          <table:table-cell office:value-type="float" office:value="3429" table:style-name="ce194">
            <text:p>3,429</text:p>
          </table:table-cell>
          <table:table-cell office:value-type="float" office:value="1486" table:style-name="ce194">
            <text:p>1,486</text:p>
          </table:table-cell>
          <table:table-cell office:value-type="float" office:value="43.336249635462231" table:style-name="ce195">
            <text:p>43.3</text:p>
          </table:table-cell>
          <table:table-cell office:value-type="float" office:value="3381" table:style-name="ce194">
            <text:p>3,381</text:p>
          </table:table-cell>
          <table:table-cell office:value-type="float" office:value="1352" table:style-name="ce194">
            <text:p>1,352</text:p>
          </table:table-cell>
          <table:table-cell office:value-type="float" office:value="39.988169180715765" table:style-name="ce195">
            <text:p>40.0</text:p>
          </table:table-cell>
          <table:table-cell table:number-columns-repeated="16357"/>
        </table:table-row>
        <table:table-row table:style-name="ro13">
          <table:table-cell office:value-type="string" table:style-name="ce201">
            <text:p>East Of England</text:p>
          </table:table-cell>
          <table:table-cell office:value-type="string" table:style-name="ce202">
            <text:p>E06000042</text:p>
          </table:table-cell>
          <table:table-cell office:value-type="string" table:style-name="ce201">
            <text:p>Milton Keynes</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710" table:style-name="ce193">
            <text:p>3,710<text:s/></text:p>
          </table:table-cell>
          <table:table-cell office:value-type="float" office:value="1831" table:style-name="ce193">
            <text:p>1,831<text:s/></text:p>
          </table:table-cell>
          <table:table-cell office:value-type="float" office:value="49.353099730458219" table:style-name="ce195">
            <text:p>49.4</text:p>
          </table:table-cell>
          <table:table-cell office:value-type="float" office:value="3794" table:style-name="ce194">
            <text:p>3,794</text:p>
          </table:table-cell>
          <table:table-cell office:value-type="float" office:value="1904" table:style-name="ce194">
            <text:p>1,904</text:p>
          </table:table-cell>
          <table:table-cell office:value-type="float" office:value="50.184501845018445" table:style-name="ce195">
            <text:p>50.2</text:p>
          </table:table-cell>
          <table:table-cell office:value-type="float" office:value="3919" table:style-name="ce194">
            <text:p>3,919</text:p>
          </table:table-cell>
          <table:table-cell office:value-type="float" office:value="1969" table:style-name="ce194">
            <text:p>1,969</text:p>
          </table:table-cell>
          <table:table-cell office:value-type="float" office:value="50.242408777749425" table:style-name="ce195">
            <text:p>50.2</text:p>
          </table:table-cell>
          <table:table-cell office:value-type="float" office:value="3937" table:style-name="ce194">
            <text:p>3,937</text:p>
          </table:table-cell>
          <table:table-cell office:value-type="float" office:value="1980" table:style-name="ce194">
            <text:p>1,980</text:p>
          </table:table-cell>
          <table:table-cell office:value-type="float" office:value="50.292100584201172" table:style-name="ce195">
            <text:p>50.3</text:p>
          </table:table-cell>
          <table:table-cell office:value-type="float" office:value="3955" table:style-name="ce194">
            <text:p>3,955</text:p>
          </table:table-cell>
          <table:table-cell office:value-type="float" office:value="1932" table:style-name="ce194">
            <text:p>1,932</text:p>
          </table:table-cell>
          <table:table-cell office:value-type="float" office:value="48.849557522123895" table:style-name="ce195">
            <text:p>48.8</text:p>
          </table:table-cell>
          <table:table-cell office:value-type="float" office:value="4178" table:style-name="ce194">
            <text:p>4,178</text:p>
          </table:table-cell>
          <table:table-cell office:value-type="float" office:value="1936" table:style-name="ce194">
            <text:p>1,936</text:p>
          </table:table-cell>
          <table:table-cell office:value-type="float" office:value="46.337960746768793" table:style-name="ce195">
            <text:p>46.3</text:p>
          </table:table-cell>
          <table:table-cell office:value-type="float" office:value="4153" table:style-name="ce194">
            <text:p>4,153</text:p>
          </table:table-cell>
          <table:table-cell office:value-type="float" office:value="1892" table:style-name="ce194">
            <text:p>1,892</text:p>
          </table:table-cell>
          <table:table-cell office:value-type="float" office:value="45.557428365037325" table:style-name="ce195">
            <text:p>45.6</text:p>
          </table:table-cell>
          <table:table-cell table:number-columns-repeated="16357"/>
        </table:table-row>
        <table:table-row table:style-name="ro13">
          <table:table-cell office:value-type="string" table:style-name="ce201">
            <text:p>East Of England</text:p>
          </table:table-cell>
          <table:table-cell office:value-type="string" table:style-name="ce202">
            <text:p>E10000020</text:p>
          </table:table-cell>
          <table:table-cell office:value-type="string" table:style-name="ce201">
            <text:p>Norfolk</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8774" table:style-name="ce193">
            <text:p>8,774<text:s/></text:p>
          </table:table-cell>
          <table:table-cell office:value-type="float" office:value="6065" table:style-name="ce193">
            <text:p>6,065<text:s/></text:p>
          </table:table-cell>
          <table:table-cell office:value-type="float" office:value="69.124686573968546" table:style-name="ce195">
            <text:p>69.1</text:p>
          </table:table-cell>
          <table:table-cell office:value-type="float" office:value="9385" table:style-name="ce194">
            <text:p>9,385</text:p>
          </table:table-cell>
          <table:table-cell office:value-type="float" office:value="6633" table:style-name="ce194">
            <text:p>6,633</text:p>
          </table:table-cell>
          <table:table-cell office:value-type="float" office:value="70.676611614278102" table:style-name="ce195">
            <text:p>70.7</text:p>
          </table:table-cell>
          <table:table-cell office:value-type="float" office:value="9354" table:style-name="ce194">
            <text:p>9,354</text:p>
          </table:table-cell>
          <table:table-cell office:value-type="float" office:value="6659" table:style-name="ce194">
            <text:p>6,659</text:p>
          </table:table-cell>
          <table:table-cell office:value-type="float" office:value="71.188796236903997" table:style-name="ce195">
            <text:p>71.2</text:p>
          </table:table-cell>
          <table:table-cell office:value-type="float" office:value="9452" table:style-name="ce194">
            <text:p>9,452</text:p>
          </table:table-cell>
          <table:table-cell office:value-type="float" office:value="6610" table:style-name="ce194">
            <text:p>6,610</text:p>
          </table:table-cell>
          <table:table-cell office:value-type="float" office:value="69.932289462547615" table:style-name="ce195">
            <text:p>69.9</text:p>
          </table:table-cell>
          <table:table-cell office:value-type="float" office:value="9445" table:style-name="ce194">
            <text:p>9,445</text:p>
          </table:table-cell>
          <table:table-cell office:value-type="float" office:value="6660" table:style-name="ce194">
            <text:p>6,660</text:p>
          </table:table-cell>
          <table:table-cell office:value-type="float" office:value="70.513499205929065" table:style-name="ce195">
            <text:p>70.5</text:p>
          </table:table-cell>
          <table:table-cell office:value-type="float" office:value="9678" table:style-name="ce194">
            <text:p>9,678</text:p>
          </table:table-cell>
          <table:table-cell office:value-type="float" office:value="6682" table:style-name="ce194">
            <text:p>6,682</text:p>
          </table:table-cell>
          <table:table-cell office:value-type="float" office:value="69.043190741888822" table:style-name="ce195">
            <text:p>69.0</text:p>
          </table:table-cell>
          <table:table-cell office:value-type="float" office:value="10010" table:style-name="ce194">
            <text:p>10,010</text:p>
          </table:table-cell>
          <table:table-cell office:value-type="float" office:value="6759" table:style-name="ce194">
            <text:p>6,759</text:p>
          </table:table-cell>
          <table:table-cell office:value-type="float" office:value="67.522477522477516" table:style-name="ce195">
            <text:p>67.5</text:p>
          </table:table-cell>
          <table:table-cell table:number-columns-repeated="16357"/>
        </table:table-row>
        <table:table-row table:style-name="ro13">
          <table:table-cell office:value-type="string" table:style-name="ce201">
            <text:p>East Of England</text:p>
          </table:table-cell>
          <table:table-cell office:value-type="string" table:style-name="ce202">
            <text:p>E06000031</text:p>
          </table:table-cell>
          <table:table-cell office:value-type="string" table:style-name="ce201">
            <text:p>Peterborough</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812" table:style-name="ce193">
            <text:p>2,812<text:s/></text:p>
          </table:table-cell>
          <table:table-cell office:value-type="float" office:value="1426" table:style-name="ce193">
            <text:p>1,426<text:s/></text:p>
          </table:table-cell>
          <table:table-cell office:value-type="float" office:value="50.711237553342812" table:style-name="ce195">
            <text:p>50.7</text:p>
          </table:table-cell>
          <table:table-cell office:value-type="float" office:value="2970" table:style-name="ce194">
            <text:p>2,970</text:p>
          </table:table-cell>
          <table:table-cell office:value-type="float" office:value="1417" table:style-name="ce194">
            <text:p>1,417</text:p>
          </table:table-cell>
          <table:table-cell office:value-type="float" office:value="47.710437710437709" table:style-name="ce195">
            <text:p>47.7</text:p>
          </table:table-cell>
          <table:table-cell office:value-type="float" office:value="3061" table:style-name="ce194">
            <text:p>3,061</text:p>
          </table:table-cell>
          <table:table-cell office:value-type="float" office:value="1465" table:style-name="ce194">
            <text:p>1,465</text:p>
          </table:table-cell>
          <table:table-cell office:value-type="float" office:value="47.860176412936951" table:style-name="ce195">
            <text:p>47.9</text:p>
          </table:table-cell>
          <table:table-cell office:value-type="float" office:value="3121" table:style-name="ce194">
            <text:p>3,121</text:p>
          </table:table-cell>
          <table:table-cell office:value-type="float" office:value="1526" table:style-name="ce194">
            <text:p>1,526</text:p>
          </table:table-cell>
          <table:table-cell office:value-type="float" office:value="48.894585068888176" table:style-name="ce195">
            <text:p>48.9</text:p>
          </table:table-cell>
          <table:table-cell office:value-type="float" office:value="3054" table:style-name="ce194">
            <text:p>3,054</text:p>
          </table:table-cell>
          <table:table-cell office:value-type="float" office:value="1497" table:style-name="ce194">
            <text:p>1,497</text:p>
          </table:table-cell>
          <table:table-cell office:value-type="float" office:value="49.017681728880156" table:style-name="ce195">
            <text:p>49.0</text:p>
          </table:table-cell>
          <table:table-cell office:value-type="float" office:value="3173" table:style-name="ce194">
            <text:p>3,173</text:p>
          </table:table-cell>
          <table:table-cell office:value-type="float" office:value="1501" table:style-name="ce194">
            <text:p>1,501</text:p>
          </table:table-cell>
          <table:table-cell office:value-type="float" office:value="47.305389221556887" table:style-name="ce195">
            <text:p>47.3</text:p>
          </table:table-cell>
          <table:table-cell office:value-type="float" office:value="3293" table:style-name="ce194">
            <text:p>3,293</text:p>
          </table:table-cell>
          <table:table-cell office:value-type="float" office:value="1502" table:style-name="ce194">
            <text:p>1,502</text:p>
          </table:table-cell>
          <table:table-cell office:value-type="float" office:value="45.611904038870335" table:style-name="ce195">
            <text:p>45.6</text:p>
          </table:table-cell>
          <table:table-cell table:number-columns-repeated="16357"/>
        </table:table-row>
        <table:table-row table:style-name="ro13">
          <table:table-cell office:value-type="string" table:style-name="ce201">
            <text:p>East Of England</text:p>
          </table:table-cell>
          <table:table-cell office:value-type="string" table:style-name="ce202">
            <text:p>E06000033</text:p>
          </table:table-cell>
          <table:table-cell office:value-type="string" table:style-name="ce201">
            <text:p>Southend-On-Sea</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998" table:style-name="ce193">
            <text:p>1,998<text:s/></text:p>
          </table:table-cell>
          <table:table-cell office:value-type="float" office:value="1110" table:style-name="ce193">
            <text:p>1,110<text:s/></text:p>
          </table:table-cell>
          <table:table-cell office:value-type="float" office:value="55.555555555555557" table:style-name="ce195">
            <text:p>55.6</text:p>
          </table:table-cell>
          <table:table-cell office:value-type="float" office:value="2120" table:style-name="ce194">
            <text:p>2,120</text:p>
          </table:table-cell>
          <table:table-cell office:value-type="float" office:value="1249" table:style-name="ce194">
            <text:p>1,249</text:p>
          </table:table-cell>
          <table:table-cell office:value-type="float" office:value="58.915094339622641" table:style-name="ce195">
            <text:p>58.9</text:p>
          </table:table-cell>
          <table:table-cell office:value-type="float" office:value="2257" table:style-name="ce194">
            <text:p>2,257</text:p>
          </table:table-cell>
          <table:table-cell office:value-type="float" office:value="1305" table:style-name="ce194">
            <text:p>1,305</text:p>
          </table:table-cell>
          <table:table-cell office:value-type="float" office:value="57.820115197164377" table:style-name="ce195">
            <text:p>57.8</text:p>
          </table:table-cell>
          <table:table-cell office:value-type="float" office:value="2161" table:style-name="ce194">
            <text:p>2,161</text:p>
          </table:table-cell>
          <table:table-cell office:value-type="float" office:value="1303" table:style-name="ce194">
            <text:p>1,303</text:p>
          </table:table-cell>
          <table:table-cell office:value-type="float" office:value="60.296159185562239" table:style-name="ce195">
            <text:p>60.3</text:p>
          </table:table-cell>
          <table:table-cell office:value-type="float" office:value="2276" table:style-name="ce194">
            <text:p>2,276</text:p>
          </table:table-cell>
          <table:table-cell office:value-type="float" office:value="1288" table:style-name="ce194">
            <text:p>1,288</text:p>
          </table:table-cell>
          <table:table-cell office:value-type="float" office:value="56.590509666080848" table:style-name="ce195">
            <text:p>56.6</text:p>
          </table:table-cell>
          <table:table-cell office:value-type="float" office:value="2236" table:style-name="ce194">
            <text:p>2,236</text:p>
          </table:table-cell>
          <table:table-cell office:value-type="float" office:value="1192" table:style-name="ce194">
            <text:p>1,192</text:p>
          </table:table-cell>
          <table:table-cell office:value-type="float" office:value="53.309481216457968" table:style-name="ce195">
            <text:p>53.3</text:p>
          </table:table-cell>
          <table:table-cell office:value-type="float" office:value="2319" table:style-name="ce194">
            <text:p>2,319</text:p>
          </table:table-cell>
          <table:table-cell office:value-type="float" office:value="1257" table:style-name="ce194">
            <text:p>1,257</text:p>
          </table:table-cell>
          <table:table-cell office:value-type="float" office:value="54.204398447606728" table:style-name="ce195">
            <text:p>54.2</text:p>
          </table:table-cell>
          <table:table-cell table:number-columns-repeated="16357"/>
        </table:table-row>
        <table:table-row table:style-name="ro13">
          <table:table-cell office:value-type="string" table:style-name="ce201">
            <text:p>East Of England</text:p>
          </table:table-cell>
          <table:table-cell office:value-type="string" table:style-name="ce202">
            <text:p>E10000029</text:p>
          </table:table-cell>
          <table:table-cell office:value-type="string" table:style-name="ce201">
            <text:p>Suffolk</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7620" table:style-name="ce193">
            <text:p>7,620<text:s/></text:p>
          </table:table-cell>
          <table:table-cell office:value-type="float" office:value="5142" table:style-name="ce193">
            <text:p>5,142<text:s/></text:p>
          </table:table-cell>
          <table:table-cell office:value-type="float" office:value="67.480314960629912" table:style-name="ce195">
            <text:p>67.5</text:p>
          </table:table-cell>
          <table:table-cell office:value-type="float" office:value="7865" table:style-name="ce194">
            <text:p>7,865</text:p>
          </table:table-cell>
          <table:table-cell office:value-type="float" office:value="5672" table:style-name="ce194">
            <text:p>5,672</text:p>
          </table:table-cell>
          <table:table-cell office:value-type="float" office:value="72.116973935155755" table:style-name="ce195">
            <text:p>72.1</text:p>
          </table:table-cell>
          <table:table-cell office:value-type="float" office:value="8226" table:style-name="ce194">
            <text:p>8,226</text:p>
          </table:table-cell>
          <table:table-cell office:value-type="float" office:value="5919" table:style-name="ce194">
            <text:p>5,919</text:p>
          </table:table-cell>
          <table:table-cell office:value-type="float" office:value="71.95477753464624" table:style-name="ce195">
            <text:p>72.0</text:p>
          </table:table-cell>
          <table:table-cell office:value-type="float" office:value="8255" table:style-name="ce194">
            <text:p>8,255</text:p>
          </table:table-cell>
          <table:table-cell office:value-type="float" office:value="5838" table:style-name="ce194">
            <text:p>5,838</text:p>
          </table:table-cell>
          <table:table-cell office:value-type="float" office:value="70.720775287704413" table:style-name="ce195">
            <text:p>70.7</text:p>
          </table:table-cell>
          <table:table-cell office:value-type="float" office:value="8479" table:style-name="ce194">
            <text:p>8,479</text:p>
          </table:table-cell>
          <table:table-cell office:value-type="float" office:value="5999" table:style-name="ce194">
            <text:p>5,999</text:p>
          </table:table-cell>
          <table:table-cell office:value-type="float" office:value="70.751267838188468" table:style-name="ce195">
            <text:p>70.8</text:p>
          </table:table-cell>
          <table:table-cell office:value-type="float" office:value="8501" table:style-name="ce194">
            <text:p>8,501</text:p>
          </table:table-cell>
          <table:table-cell office:value-type="float" office:value="5942" table:style-name="ce194">
            <text:p>5,942</text:p>
          </table:table-cell>
          <table:table-cell office:value-type="float" office:value="69.897659098929537" table:style-name="ce195">
            <text:p>69.9</text:p>
          </table:table-cell>
          <table:table-cell office:value-type="float" office:value="8870" table:style-name="ce194">
            <text:p>8,870</text:p>
          </table:table-cell>
          <table:table-cell office:value-type="float" office:value="6075" table:style-name="ce194">
            <text:p>6,075</text:p>
          </table:table-cell>
          <table:table-cell office:value-type="float" office:value="68.489289740698993" table:style-name="ce195">
            <text:p>68.5</text:p>
          </table:table-cell>
          <table:table-cell table:number-columns-repeated="16357"/>
        </table:table-row>
        <table:table-row table:style-name="ro13">
          <table:table-cell office:value-type="string" table:style-name="ce201">
            <text:p>East Of England</text:p>
          </table:table-cell>
          <table:table-cell office:value-type="string" table:style-name="ce202">
            <text:p>E06000034</text:p>
          </table:table-cell>
          <table:table-cell office:value-type="string" table:style-name="ce201">
            <text:p>Thurrock</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498" table:style-name="ce193">
            <text:p>2,498<text:s/></text:p>
          </table:table-cell>
          <table:table-cell office:value-type="float" office:value="1053" table:style-name="ce193">
            <text:p>1,053<text:s/></text:p>
          </table:table-cell>
          <table:table-cell office:value-type="float" office:value="42.15372297838271" table:style-name="ce195">
            <text:p>42.2</text:p>
          </table:table-cell>
          <table:table-cell office:value-type="float" office:value="2598" table:style-name="ce194">
            <text:p>2,598</text:p>
          </table:table-cell>
          <table:table-cell office:value-type="float" office:value="1145" table:style-name="ce194">
            <text:p>1,145</text:p>
          </table:table-cell>
          <table:table-cell office:value-type="float" office:value="44.072363356428021" table:style-name="ce195">
            <text:p>44.1</text:p>
          </table:table-cell>
          <table:table-cell office:value-type="float" office:value="2640" table:style-name="ce194">
            <text:p>2,640</text:p>
          </table:table-cell>
          <table:table-cell office:value-type="float" office:value="1140" table:style-name="ce194">
            <text:p>1,140</text:p>
          </table:table-cell>
          <table:table-cell office:value-type="float" office:value="43.18181818181818" table:style-name="ce195">
            <text:p>43.2</text:p>
          </table:table-cell>
          <table:table-cell office:value-type="float" office:value="2533" table:style-name="ce194">
            <text:p>2,533</text:p>
          </table:table-cell>
          <table:table-cell office:value-type="float" office:value="1117" table:style-name="ce194">
            <text:p>1,117</text:p>
          </table:table-cell>
          <table:table-cell office:value-type="float" office:value="44.097907619423609" table:style-name="ce195">
            <text:p>44.1</text:p>
          </table:table-cell>
          <table:table-cell office:value-type="float" office:value="2533" table:style-name="ce194">
            <text:p>2,533</text:p>
          </table:table-cell>
          <table:table-cell office:value-type="float" office:value="1108" table:style-name="ce194">
            <text:p>1,108</text:p>
          </table:table-cell>
          <table:table-cell office:value-type="float" office:value="43.742597710225027" table:style-name="ce195">
            <text:p>43.7</text:p>
          </table:table-cell>
          <table:table-cell office:value-type="float" office:value="2514" table:style-name="ce194">
            <text:p>2,514</text:p>
          </table:table-cell>
          <table:table-cell office:value-type="float" office:value="1051" table:style-name="ce194">
            <text:p>1,051</text:p>
          </table:table-cell>
          <table:table-cell office:value-type="float" office:value="41.805887032617342" table:style-name="ce195">
            <text:p>41.8</text:p>
          </table:table-cell>
          <table:table-cell office:value-type="float" office:value="2591" table:style-name="ce194">
            <text:p>2,591</text:p>
          </table:table-cell>
          <table:table-cell office:value-type="float" office:value="1052" table:style-name="ce194">
            <text:p>1,052</text:p>
          </table:table-cell>
          <table:table-cell office:value-type="float" office:value="40.602084137398684" table:style-name="ce195">
            <text:p>40.6</text:p>
          </table:table-cell>
          <table:table-cell table:number-columns-repeated="16357"/>
        </table:table-row>
        <table:table-row table:style-name="ro13">
          <table:table-cell office:value-type="string" table:style-name="ce201">
            <text:p>London</text:p>
          </table:table-cell>
          <table:table-cell office:value-type="string" table:style-name="ce202">
            <text:p>E09000002</text:p>
          </table:table-cell>
          <table:table-cell office:value-type="string" table:style-name="ce201">
            <text:p>Barking and Dagenham</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376" table:style-name="ce193">
            <text:p>3,376<text:s/></text:p>
          </table:table-cell>
          <table:table-cell office:value-type="float" office:value="1688" table:style-name="ce193">
            <text:p>1,688<text:s/></text:p>
          </table:table-cell>
          <table:table-cell office:value-type="float" office:value="50" table:style-name="ce195">
            <text:p>50.0</text:p>
          </table:table-cell>
          <table:table-cell office:value-type="float" office:value="3470" table:style-name="ce194">
            <text:p>3,470</text:p>
          </table:table-cell>
          <table:table-cell office:value-type="float" office:value="1632" table:style-name="ce194">
            <text:p>1,632</text:p>
          </table:table-cell>
          <table:table-cell office:value-type="float" office:value="47.031700288184439" table:style-name="ce195">
            <text:p>47.0</text:p>
          </table:table-cell>
          <table:table-cell office:value-type="float" office:value="3682" table:style-name="ce194">
            <text:p>3,682</text:p>
          </table:table-cell>
          <table:table-cell office:value-type="float" office:value="1758" table:style-name="ce194">
            <text:p>1,758</text:p>
          </table:table-cell>
          <table:table-cell office:value-type="float" office:value="47.745790331341667" table:style-name="ce195">
            <text:p>47.7</text:p>
          </table:table-cell>
          <table:table-cell office:value-type="float" office:value="3458" table:style-name="ce194">
            <text:p>3,458</text:p>
          </table:table-cell>
          <table:table-cell office:value-type="float" office:value="1632" table:style-name="ce194">
            <text:p>1,632</text:p>
          </table:table-cell>
          <table:table-cell office:value-type="float" office:value="47.194910352805088" table:style-name="ce195">
            <text:p>47.2</text:p>
          </table:table-cell>
          <table:table-cell office:value-type="float" office:value="3367" table:style-name="ce194">
            <text:p>3,367</text:p>
          </table:table-cell>
          <table:table-cell office:value-type="float" office:value="1501" table:style-name="ce194">
            <text:p>1,501</text:p>
          </table:table-cell>
          <table:table-cell office:value-type="float" office:value="44.579744579744577" table:style-name="ce195">
            <text:p>44.6</text:p>
          </table:table-cell>
          <table:table-cell office:value-type="float" office:value="3623" table:style-name="ce194">
            <text:p>3,623</text:p>
          </table:table-cell>
          <table:table-cell office:value-type="float" office:value="1507" table:style-name="ce194">
            <text:p>1,507</text:p>
          </table:table-cell>
          <table:table-cell office:value-type="float" office:value="41.595362958873864" table:style-name="ce195">
            <text:p>41.6</text:p>
          </table:table-cell>
          <table:table-cell office:value-type="float" office:value="3569" table:style-name="ce194">
            <text:p>3,569</text:p>
          </table:table-cell>
          <table:table-cell office:value-type="float" office:value="1515" table:style-name="ce194">
            <text:p>1,515</text:p>
          </table:table-cell>
          <table:table-cell office:value-type="float" office:value="42.448865228355281" table:style-name="ce195">
            <text:p>42.4</text:p>
          </table:table-cell>
          <table:table-cell table:number-columns-repeated="16357"/>
        </table:table-row>
        <table:table-row table:style-name="ro13">
          <table:table-cell office:value-type="string" table:style-name="ce201">
            <text:p>London</text:p>
          </table:table-cell>
          <table:table-cell office:value-type="string" table:style-name="ce202">
            <text:p>E09000003</text:p>
          </table:table-cell>
          <table:table-cell office:value-type="string" table:style-name="ce201">
            <text:p>Barnet</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4563" table:style-name="ce193">
            <text:p>4,563<text:s/></text:p>
          </table:table-cell>
          <table:table-cell office:value-type="float" office:value="1996" table:style-name="ce193">
            <text:p>1,996<text:s/></text:p>
          </table:table-cell>
          <table:table-cell office:value-type="float" office:value="43.743151435459126" table:style-name="ce195">
            <text:p>43.7</text:p>
          </table:table-cell>
          <table:table-cell office:value-type="float" office:value="4641" table:style-name="ce194">
            <text:p>4,641</text:p>
          </table:table-cell>
          <table:table-cell office:value-type="float" office:value="2164" table:style-name="ce194">
            <text:p>2,164</text:p>
          </table:table-cell>
          <table:table-cell office:value-type="float" office:value="46.627881921999567" table:style-name="ce195">
            <text:p>46.6</text:p>
          </table:table-cell>
          <table:table-cell office:value-type="float" office:value="4675" table:style-name="ce194">
            <text:p>4,675</text:p>
          </table:table-cell>
          <table:table-cell office:value-type="float" office:value="2206" table:style-name="ce194">
            <text:p>2,206</text:p>
          </table:table-cell>
          <table:table-cell office:value-type="float" office:value="47.18716577540107" table:style-name="ce195">
            <text:p>47.2</text:p>
          </table:table-cell>
          <table:table-cell office:value-type="float" office:value="4698" table:style-name="ce194">
            <text:p>4,698</text:p>
          </table:table-cell>
          <table:table-cell office:value-type="float" office:value="2130" table:style-name="ce194">
            <text:p>2,130</text:p>
          </table:table-cell>
          <table:table-cell office:value-type="float" office:value="45.338441890166024" table:style-name="ce195">
            <text:p>45.3</text:p>
          </table:table-cell>
          <table:table-cell office:value-type="float" office:value="4734" table:style-name="ce194">
            <text:p>4,734</text:p>
          </table:table-cell>
          <table:table-cell office:value-type="float" office:value="2151" table:style-name="ce194">
            <text:p>2,151</text:p>
          </table:table-cell>
          <table:table-cell office:value-type="float" office:value="45.437262357414447" table:style-name="ce195">
            <text:p>45.4</text:p>
          </table:table-cell>
          <table:table-cell office:value-type="float" office:value="4880" table:style-name="ce194">
            <text:p>4,880</text:p>
          </table:table-cell>
          <table:table-cell office:value-type="float" office:value="2035" table:style-name="ce194">
            <text:p>2,035</text:p>
          </table:table-cell>
          <table:table-cell office:value-type="float" office:value="41.700819672131146" table:style-name="ce195">
            <text:p>41.7</text:p>
          </table:table-cell>
          <table:table-cell office:value-type="float" office:value="4997" table:style-name="ce194">
            <text:p>4,997</text:p>
          </table:table-cell>
          <table:table-cell office:value-type="float" office:value="2158" table:style-name="ce194">
            <text:p>2,158</text:p>
          </table:table-cell>
          <table:table-cell office:value-type="float" office:value="43.18591154692816" table:style-name="ce195">
            <text:p>43.2</text:p>
          </table:table-cell>
          <table:table-cell table:number-columns-repeated="16357"/>
        </table:table-row>
        <table:table-row table:style-name="ro13">
          <table:table-cell office:value-type="string" table:style-name="ce201">
            <text:p>London</text:p>
          </table:table-cell>
          <table:table-cell office:value-type="string" table:style-name="ce202">
            <text:p>E09000004</text:p>
          </table:table-cell>
          <table:table-cell office:value-type="string" table:style-name="ce201">
            <text:p>Bexley</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053" table:style-name="ce193">
            <text:p>3,053<text:s/></text:p>
          </table:table-cell>
          <table:table-cell office:value-type="float" office:value="2188" table:style-name="ce193">
            <text:p>2,188<text:s/></text:p>
          </table:table-cell>
          <table:table-cell office:value-type="float" office:value="71.667212577792341" table:style-name="ce195">
            <text:p>71.7</text:p>
          </table:table-cell>
          <table:table-cell office:value-type="float" office:value="3089" table:style-name="ce194">
            <text:p>3,089</text:p>
          </table:table-cell>
          <table:table-cell office:value-type="float" office:value="2273" table:style-name="ce194">
            <text:p>2,273</text:p>
          </table:table-cell>
          <table:table-cell office:value-type="float" office:value="73.583684040142444" table:style-name="ce195">
            <text:p>73.6</text:p>
          </table:table-cell>
          <table:table-cell office:value-type="float" office:value="3209" table:style-name="ce194">
            <text:p>3,209</text:p>
          </table:table-cell>
          <table:table-cell office:value-type="float" office:value="2457" table:style-name="ce194">
            <text:p>2,457</text:p>
          </table:table-cell>
          <table:table-cell office:value-type="float" office:value="76.565908382673726" table:style-name="ce195">
            <text:p>76.6</text:p>
          </table:table-cell>
          <table:table-cell office:value-type="float" office:value="3151" table:style-name="ce194">
            <text:p>3,151</text:p>
          </table:table-cell>
          <table:table-cell office:value-type="float" office:value="2294" table:style-name="ce194">
            <text:p>2,294</text:p>
          </table:table-cell>
          <table:table-cell office:value-type="float" office:value="72.802284988892424" table:style-name="ce195">
            <text:p>72.8</text:p>
          </table:table-cell>
          <table:table-cell office:value-type="float" office:value="3192" table:style-name="ce194">
            <text:p>3,192</text:p>
          </table:table-cell>
          <table:table-cell office:value-type="float" office:value="2312" table:style-name="ce194">
            <text:p>2,312</text:p>
          </table:table-cell>
          <table:table-cell office:value-type="float" office:value="72.431077694235597" table:style-name="ce195">
            <text:p>72.4</text:p>
          </table:table-cell>
          <table:table-cell office:value-type="float" office:value="3230" table:style-name="ce194">
            <text:p>3,230</text:p>
          </table:table-cell>
          <table:table-cell office:value-type="float" office:value="2388" table:style-name="ce194">
            <text:p>2,388</text:p>
          </table:table-cell>
          <table:table-cell office:value-type="float" office:value="73.931888544891649" table:style-name="ce195">
            <text:p>73.9</text:p>
          </table:table-cell>
          <table:table-cell office:value-type="float" office:value="3344" table:style-name="ce194">
            <text:p>3,344</text:p>
          </table:table-cell>
          <table:table-cell office:value-type="float" office:value="2341" table:style-name="ce194">
            <text:p>2,341</text:p>
          </table:table-cell>
          <table:table-cell office:value-type="float" office:value="70.005980861244026" table:style-name="ce195">
            <text:p>70.0</text:p>
          </table:table-cell>
          <table:table-cell table:number-columns-repeated="16357"/>
        </table:table-row>
        <table:table-row table:style-name="ro13">
          <table:table-cell office:value-type="string" table:style-name="ce201">
            <text:p>London</text:p>
          </table:table-cell>
          <table:table-cell office:value-type="string" table:style-name="ce202">
            <text:p>E09000005</text:p>
          </table:table-cell>
          <table:table-cell office:value-type="string" table:style-name="ce201">
            <text:p>Brent</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561" table:style-name="ce193">
            <text:p>3,561<text:s/></text:p>
          </table:table-cell>
          <table:table-cell office:value-type="float" office:value="773" table:style-name="ce193">
            <text:p>773<text:s/></text:p>
          </table:table-cell>
          <table:table-cell office:value-type="float" office:value="21.707385565852288" table:style-name="ce195">
            <text:p>21.7</text:p>
          </table:table-cell>
          <table:table-cell office:value-type="float" office:value="3769" table:style-name="ce194">
            <text:p>3,769</text:p>
          </table:table-cell>
          <table:table-cell office:value-type="float" office:value="797" table:style-name="ce194">
            <text:p>797</text:p>
          </table:table-cell>
          <table:table-cell office:value-type="float" office:value="21.146192624038207" table:style-name="ce195">
            <text:p>21.1</text:p>
          </table:table-cell>
          <table:table-cell office:value-type="float" office:value="3729" table:style-name="ce194">
            <text:p>3,729</text:p>
          </table:table-cell>
          <table:table-cell office:value-type="float" office:value="786" table:style-name="ce194">
            <text:p>786</text:p>
          </table:table-cell>
          <table:table-cell office:value-type="float" office:value="21.078037007240546" table:style-name="ce195">
            <text:p>21.1</text:p>
          </table:table-cell>
          <table:table-cell office:value-type="float" office:value="3696" table:style-name="ce194">
            <text:p>3,696</text:p>
          </table:table-cell>
          <table:table-cell office:value-type="float" office:value="781" table:style-name="ce194">
            <text:p>781</text:p>
          </table:table-cell>
          <table:table-cell office:value-type="float" office:value="21.13095238095238" table:style-name="ce195">
            <text:p>21.1</text:p>
          </table:table-cell>
          <table:table-cell office:value-type="float" office:value="3751" table:style-name="ce194">
            <text:p>3,751</text:p>
          </table:table-cell>
          <table:table-cell office:value-type="float" office:value="745" table:style-name="ce194">
            <text:p>745</text:p>
          </table:table-cell>
          <table:table-cell office:value-type="float" office:value="19.861370301252997" table:style-name="ce195">
            <text:p>19.9</text:p>
          </table:table-cell>
          <table:table-cell office:value-type="float" office:value="3736" table:style-name="ce194">
            <text:p>3,736</text:p>
          </table:table-cell>
          <table:table-cell office:value-type="float" office:value="712" table:style-name="ce194">
            <text:p>712</text:p>
          </table:table-cell>
          <table:table-cell office:value-type="float" office:value="19.057815845824411" table:style-name="ce195">
            <text:p>19.1</text:p>
          </table:table-cell>
          <table:table-cell office:value-type="float" office:value="3817" table:style-name="ce194">
            <text:p>3,817</text:p>
          </table:table-cell>
          <table:table-cell office:value-type="float" office:value="651" table:style-name="ce194">
            <text:p>651</text:p>
          </table:table-cell>
          <table:table-cell office:value-type="float" office:value="17.055279014933195" table:style-name="ce195">
            <text:p>17.1</text:p>
          </table:table-cell>
          <table:table-cell table:number-columns-repeated="16357"/>
        </table:table-row>
        <table:table-row table:style-name="ro13">
          <table:table-cell office:value-type="string" table:style-name="ce201">
            <text:p>London</text:p>
          </table:table-cell>
          <table:table-cell office:value-type="string" table:style-name="ce202">
            <text:p>E09000006</text:p>
          </table:table-cell>
          <table:table-cell office:value-type="string" table:style-name="ce201">
            <text:p>Bromley</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4129" table:style-name="ce193">
            <text:p>4,129<text:s/></text:p>
          </table:table-cell>
          <table:table-cell office:value-type="float" office:value="2626" table:style-name="ce193">
            <text:p>2,626<text:s/></text:p>
          </table:table-cell>
          <table:table-cell office:value-type="float" office:value="63.59893436667474" table:style-name="ce195">
            <text:p>63.6</text:p>
          </table:table-cell>
          <table:table-cell office:value-type="float" office:value="4170" table:style-name="ce194">
            <text:p>4,170</text:p>
          </table:table-cell>
          <table:table-cell office:value-type="float" office:value="2578" table:style-name="ce194">
            <text:p>2,578</text:p>
          </table:table-cell>
          <table:table-cell office:value-type="float" office:value="61.822541966426861" table:style-name="ce195">
            <text:p>61.8</text:p>
          </table:table-cell>
          <table:table-cell office:value-type="float" office:value="4332" table:style-name="ce194">
            <text:p>4,332</text:p>
          </table:table-cell>
          <table:table-cell office:value-type="float" office:value="2668" table:style-name="ce194">
            <text:p>2,668</text:p>
          </table:table-cell>
          <table:table-cell office:value-type="float" office:value="61.588180978762693" table:style-name="ce195">
            <text:p>61.6</text:p>
          </table:table-cell>
          <table:table-cell office:value-type="float" office:value="4324" table:style-name="ce194">
            <text:p>4,324</text:p>
          </table:table-cell>
          <table:table-cell office:value-type="float" office:value="2705" table:style-name="ce194">
            <text:p>2,705</text:p>
          </table:table-cell>
          <table:table-cell office:value-type="float" office:value="62.557816836262724" table:style-name="ce195">
            <text:p>62.6</text:p>
          </table:table-cell>
          <table:table-cell office:value-type="float" office:value="4157" table:style-name="ce194">
            <text:p>4,157</text:p>
          </table:table-cell>
          <table:table-cell office:value-type="float" office:value="2439" table:style-name="ce194">
            <text:p>2,439</text:p>
          </table:table-cell>
          <table:table-cell office:value-type="float" office:value="58.672119316815007" table:style-name="ce195">
            <text:p>58.7</text:p>
          </table:table-cell>
          <table:table-cell office:value-type="float" office:value="4249" table:style-name="ce194">
            <text:p>4,249</text:p>
          </table:table-cell>
          <table:table-cell office:value-type="float" office:value="2467" table:style-name="ce194">
            <text:p>2,467</text:p>
          </table:table-cell>
          <table:table-cell office:value-type="float" office:value="58.060720169451642" table:style-name="ce195">
            <text:p>58.1</text:p>
          </table:table-cell>
          <table:table-cell office:value-type="float" office:value="4298" table:style-name="ce194">
            <text:p>4,298</text:p>
          </table:table-cell>
          <table:table-cell office:value-type="float" office:value="2487" table:style-name="ce194">
            <text:p>2,487</text:p>
          </table:table-cell>
          <table:table-cell office:value-type="float" office:value="57.864122847836207" table:style-name="ce195">
            <text:p>57.9</text:p>
          </table:table-cell>
          <table:table-cell table:number-columns-repeated="16357"/>
        </table:table-row>
        <table:table-row table:style-name="ro13">
          <table:table-cell office:value-type="string" table:style-name="ce201">
            <text:p>London</text:p>
          </table:table-cell>
          <table:table-cell office:value-type="string" table:style-name="ce202">
            <text:p>E09000007</text:p>
          </table:table-cell>
          <table:table-cell office:value-type="string" table:style-name="ce201">
            <text:p>Camde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150" table:style-name="ce193">
            <text:p>2,150<text:s/></text:p>
          </table:table-cell>
          <table:table-cell office:value-type="float" office:value="678" table:style-name="ce193">
            <text:p>678<text:s/></text:p>
          </table:table-cell>
          <table:table-cell office:value-type="float" office:value="31.534883720930235" table:style-name="ce195">
            <text:p>31.5</text:p>
          </table:table-cell>
          <table:table-cell office:value-type="float" office:value="2223" table:style-name="ce194">
            <text:p>2,223</text:p>
          </table:table-cell>
          <table:table-cell office:value-type="float" office:value="699" table:style-name="ce194">
            <text:p>699</text:p>
          </table:table-cell>
          <table:table-cell office:value-type="float" office:value="31.44399460188934" table:style-name="ce195">
            <text:p>31.4</text:p>
          </table:table-cell>
          <table:table-cell office:value-type="float" office:value="2272" table:style-name="ce194">
            <text:p>2,272</text:p>
          </table:table-cell>
          <table:table-cell office:value-type="float" office:value="777" table:style-name="ce194">
            <text:p>777</text:p>
          </table:table-cell>
          <table:table-cell office:value-type="float" office:value="34.198943661971832" table:style-name="ce195">
            <text:p>34.2</text:p>
          </table:table-cell>
          <table:table-cell office:value-type="float" office:value="2211" table:style-name="ce194">
            <text:p>2,211</text:p>
          </table:table-cell>
          <table:table-cell office:value-type="float" office:value="718" table:style-name="ce194">
            <text:p>718</text:p>
          </table:table-cell>
          <table:table-cell office:value-type="float" office:value="32.473993668023518" table:style-name="ce195">
            <text:p>32.5</text:p>
          </table:table-cell>
          <table:table-cell office:value-type="float" office:value="2228" table:style-name="ce194">
            <text:p>2,228</text:p>
          </table:table-cell>
          <table:table-cell office:value-type="float" office:value="730" table:style-name="ce194">
            <text:p>730</text:p>
          </table:table-cell>
          <table:table-cell office:value-type="float" office:value="32.764811490125673" table:style-name="ce195">
            <text:p>32.8</text:p>
          </table:table-cell>
          <table:table-cell office:value-type="float" office:value="2318" table:style-name="ce194">
            <text:p>2,318</text:p>
          </table:table-cell>
          <table:table-cell office:value-type="float" office:value="773" table:style-name="ce194">
            <text:p>773</text:p>
          </table:table-cell>
          <table:table-cell office:value-type="float" office:value="33.347713546160485" table:style-name="ce195">
            <text:p>33.3</text:p>
          </table:table-cell>
          <table:table-cell office:value-type="float" office:value="2337" table:style-name="ce194">
            <text:p>2,337</text:p>
          </table:table-cell>
          <table:table-cell office:value-type="float" office:value="676" table:style-name="ce194">
            <text:p>676</text:p>
          </table:table-cell>
          <table:table-cell office:value-type="float" office:value="28.925973470261017" table:style-name="ce195">
            <text:p>28.9</text:p>
          </table:table-cell>
          <table:table-cell table:number-columns-repeated="16357"/>
        </table:table-row>
        <table:table-row table:style-name="ro13">
          <table:table-cell office:value-type="string" table:style-name="ce201">
            <text:p>London</text:p>
          </table:table-cell>
          <table:table-cell office:value-type="string" table:style-name="ce202">
            <text:p>E09000012</text:p>
          </table:table-cell>
          <table:table-cell office:value-type="string" table:style-name="ce201">
            <text:p>City and Hackney</text:p>
          </table:table-cell>
          <table:table-cell office:value-type="float" office:value="2" table:style-name="ce196">
            <text:p>2</text:p>
          </table:table-cell>
          <table:table-cell office:value-type="float" office:value="2" table:style-name="ce196">
            <text:p>2</text:p>
          </table:table-cell>
          <table:table-cell office:value-type="float" office:value="100" table:style-name="ce195">
            <text:p>100.0</text:p>
          </table:table-cell>
          <table:table-cell office:value-type="float" office:value="2513" table:style-name="ce193">
            <text:p>2,513<text:s/></text:p>
          </table:table-cell>
          <table:table-cell office:value-type="float" office:value="990" table:style-name="ce193">
            <text:p>990<text:s/></text:p>
          </table:table-cell>
          <table:table-cell office:value-type="float" office:value="39.395145244727416" table:style-name="ce195">
            <text:p>39.4</text:p>
          </table:table-cell>
          <table:table-cell office:value-type="float" office:value="2646" table:style-name="ce194">
            <text:p>2,646</text:p>
          </table:table-cell>
          <table:table-cell office:value-type="float" office:value="1007" table:style-name="ce194">
            <text:p>1,007</text:p>
          </table:table-cell>
          <table:table-cell office:value-type="float" office:value="38.05744520030234" table:style-name="ce195">
            <text:p>38.1</text:p>
          </table:table-cell>
          <table:table-cell office:value-type="float" office:value="2672" table:style-name="ce194">
            <text:p>2,672</text:p>
          </table:table-cell>
          <table:table-cell office:value-type="float" office:value="930" table:style-name="ce194">
            <text:p>930</text:p>
          </table:table-cell>
          <table:table-cell office:value-type="float" office:value="34.805389221556887" table:style-name="ce195">
            <text:p>34.8</text:p>
          </table:table-cell>
          <table:table-cell office:value-type="float" office:value="2629" table:style-name="ce194">
            <text:p>2,629</text:p>
          </table:table-cell>
          <table:table-cell office:value-type="float" office:value="923" table:style-name="ce194">
            <text:p>923</text:p>
          </table:table-cell>
          <table:table-cell office:value-type="float" office:value="35.108406238113346" table:style-name="ce195">
            <text:p>35.1</text:p>
          </table:table-cell>
          <table:table-cell office:value-type="float" office:value="2565" table:style-name="ce194">
            <text:p>2,565</text:p>
          </table:table-cell>
          <table:table-cell office:value-type="float" office:value="827" table:style-name="ce194">
            <text:p>827</text:p>
          </table:table-cell>
          <table:table-cell office:value-type="float" office:value="32.241715399610136" table:style-name="ce195">
            <text:p>32.2</text:p>
          </table:table-cell>
          <table:table-cell office:value-type="float" office:value="2654" table:style-name="ce194">
            <text:p>2,654</text:p>
          </table:table-cell>
          <table:table-cell office:value-type="float" office:value="903" table:style-name="ce194">
            <text:p>903</text:p>
          </table:table-cell>
          <table:table-cell office:value-type="float" office:value="34.024114544084398" table:style-name="ce195">
            <text:p>34.0</text:p>
          </table:table-cell>
          <table:table-cell office:value-type="float" office:value="2760" table:style-name="ce194">
            <text:p>2,760</text:p>
          </table:table-cell>
          <table:table-cell office:value-type="float" office:value="823" table:style-name="ce194">
            <text:p>823</text:p>
          </table:table-cell>
          <table:table-cell office:value-type="float" office:value="29.818840579710145" table:style-name="ce195">
            <text:p>29.8</text:p>
          </table:table-cell>
          <table:table-cell table:number-columns-repeated="16357"/>
        </table:table-row>
        <table:table-row table:style-name="ro13">
          <table:table-cell office:value-type="string" table:style-name="ce201">
            <text:p>London</text:p>
          </table:table-cell>
          <table:table-cell office:value-type="string" table:style-name="ce202">
            <text:p>E09000008</text:p>
          </table:table-cell>
          <table:table-cell office:value-type="string" table:style-name="ce201">
            <text:p>Croydo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4618" table:style-name="ce193">
            <text:p>4,618<text:s/></text:p>
          </table:table-cell>
          <table:table-cell office:value-type="float" office:value="2178" table:style-name="ce193">
            <text:p>2,178<text:s/></text:p>
          </table:table-cell>
          <table:table-cell office:value-type="float" office:value="47.163274144651361" table:style-name="ce195">
            <text:p>47.2</text:p>
          </table:table-cell>
          <table:table-cell office:value-type="float" office:value="4807" table:style-name="ce194">
            <text:p>4,807</text:p>
          </table:table-cell>
          <table:table-cell office:value-type="float" office:value="2195" table:style-name="ce194">
            <text:p>2,195</text:p>
          </table:table-cell>
          <table:table-cell office:value-type="float" office:value="45.662575410859162" table:style-name="ce195">
            <text:p>45.7</text:p>
          </table:table-cell>
          <table:table-cell office:value-type="float" office:value="4883" table:style-name="ce194">
            <text:p>4,883</text:p>
          </table:table-cell>
          <table:table-cell office:value-type="float" office:value="2273" table:style-name="ce194">
            <text:p>2,273</text:p>
          </table:table-cell>
          <table:table-cell office:value-type="float" office:value="46.549252508703667" table:style-name="ce195">
            <text:p>46.5</text:p>
          </table:table-cell>
          <table:table-cell office:value-type="float" office:value="4755" table:style-name="ce194">
            <text:p>4,755</text:p>
          </table:table-cell>
          <table:table-cell office:value-type="float" office:value="2132" table:style-name="ce194">
            <text:p>2,132</text:p>
          </table:table-cell>
          <table:table-cell office:value-type="float" office:value="44.837013669821239" table:style-name="ce195">
            <text:p>44.8</text:p>
          </table:table-cell>
          <table:table-cell office:value-type="float" office:value="4796" table:style-name="ce194">
            <text:p>4,796</text:p>
          </table:table-cell>
          <table:table-cell office:value-type="float" office:value="2080" table:style-name="ce194">
            <text:p>2,080</text:p>
          </table:table-cell>
          <table:table-cell office:value-type="float" office:value="43.36947456213511" table:style-name="ce195">
            <text:p>43.4</text:p>
          </table:table-cell>
          <table:table-cell office:value-type="float" office:value="4832" table:style-name="ce194">
            <text:p>4,832</text:p>
          </table:table-cell>
          <table:table-cell office:value-type="float" office:value="2058" table:style-name="ce194">
            <text:p>2,058</text:p>
          </table:table-cell>
          <table:table-cell office:value-type="float" office:value="42.591059602649004" table:style-name="ce195">
            <text:p>42.6</text:p>
          </table:table-cell>
          <table:table-cell office:value-type="float" office:value="5056" table:style-name="ce194">
            <text:p>5,056</text:p>
          </table:table-cell>
          <table:table-cell office:value-type="float" office:value="2069" table:style-name="ce194">
            <text:p>2,069</text:p>
          </table:table-cell>
          <table:table-cell office:value-type="float" office:value="40.921677215189874" table:style-name="ce195">
            <text:p>40.9</text:p>
          </table:table-cell>
          <table:table-cell table:number-columns-repeated="16357"/>
        </table:table-row>
        <table:table-row table:style-name="ro13">
          <table:table-cell office:value-type="string" table:style-name="ce201">
            <text:p>London</text:p>
          </table:table-cell>
          <table:table-cell office:value-type="string" table:style-name="ce202">
            <text:p>E09000009</text:p>
          </table:table-cell>
          <table:table-cell office:value-type="string" table:style-name="ce201">
            <text:p>Ealing</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4177" table:style-name="ce193">
            <text:p>4,177<text:s/></text:p>
          </table:table-cell>
          <table:table-cell office:value-type="float" office:value="1076" table:style-name="ce193">
            <text:p>1,076<text:s/></text:p>
          </table:table-cell>
          <table:table-cell office:value-type="float" office:value="25.760114915010774" table:style-name="ce195">
            <text:p>25.8</text:p>
          </table:table-cell>
          <table:table-cell office:value-type="float" office:value="4363" table:style-name="ce194">
            <text:p>4,363</text:p>
          </table:table-cell>
          <table:table-cell office:value-type="float" office:value="1228" table:style-name="ce194">
            <text:p>1,228</text:p>
          </table:table-cell>
          <table:table-cell office:value-type="float" office:value="28.145771258308507" table:style-name="ce195">
            <text:p>28.1</text:p>
          </table:table-cell>
          <table:table-cell office:value-type="float" office:value="4298" table:style-name="ce194">
            <text:p>4,298</text:p>
          </table:table-cell>
          <table:table-cell office:value-type="float" office:value="1255" table:style-name="ce194">
            <text:p>1,255</text:p>
          </table:table-cell>
          <table:table-cell office:value-type="float" office:value="29.199627733829686" table:style-name="ce195">
            <text:p>29.2</text:p>
          </table:table-cell>
          <table:table-cell office:value-type="float" office:value="4395" table:style-name="ce194">
            <text:p>4,395</text:p>
          </table:table-cell>
          <table:table-cell office:value-type="float" office:value="1186" table:style-name="ce194">
            <text:p>1,186</text:p>
          </table:table-cell>
          <table:table-cell office:value-type="float" office:value="26.985210466439135" table:style-name="ce195">
            <text:p>27.0</text:p>
          </table:table-cell>
          <table:table-cell office:value-type="float" office:value="4457" table:style-name="ce194">
            <text:p>4,457</text:p>
          </table:table-cell>
          <table:table-cell office:value-type="float" office:value="1217" table:style-name="ce194">
            <text:p>1,217</text:p>
          </table:table-cell>
          <table:table-cell office:value-type="float" office:value="27.305362351357417" table:style-name="ce195">
            <text:p>27.3</text:p>
          </table:table-cell>
          <table:table-cell office:value-type="float" office:value="4481" table:style-name="ce194">
            <text:p>4,481</text:p>
          </table:table-cell>
          <table:table-cell office:value-type="float" office:value="1195" table:style-name="ce194">
            <text:p>1,195</text:p>
          </table:table-cell>
          <table:table-cell office:value-type="float" office:value="26.668154429814773" table:style-name="ce195">
            <text:p>26.7</text:p>
          </table:table-cell>
          <table:table-cell office:value-type="float" office:value="4667" table:style-name="ce194">
            <text:p>4,667</text:p>
          </table:table-cell>
          <table:table-cell office:value-type="float" office:value="1173" table:style-name="ce194">
            <text:p>1,173</text:p>
          </table:table-cell>
          <table:table-cell office:value-type="float" office:value="25.133919005785298" table:style-name="ce195">
            <text:p>25.1</text:p>
          </table:table-cell>
          <table:table-cell table:number-columns-repeated="16357"/>
        </table:table-row>
        <table:table-row table:style-name="ro13">
          <table:table-cell office:value-type="string" table:style-name="ce201">
            <text:p>London</text:p>
          </table:table-cell>
          <table:table-cell office:value-type="string" table:style-name="ce202">
            <text:p>E09000010</text:p>
          </table:table-cell>
          <table:table-cell office:value-type="string" table:style-name="ce201">
            <text:p>Enfield</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4118" table:style-name="ce193">
            <text:p>4,118<text:s/></text:p>
          </table:table-cell>
          <table:table-cell office:value-type="float" office:value="1386" table:style-name="ce193">
            <text:p>1,386<text:s/></text:p>
          </table:table-cell>
          <table:table-cell office:value-type="float" office:value="33.657115104419624" table:style-name="ce195">
            <text:p>33.7</text:p>
          </table:table-cell>
          <table:table-cell office:value-type="float" office:value="4263" table:style-name="ce194">
            <text:p>4,263</text:p>
          </table:table-cell>
          <table:table-cell office:value-type="float" office:value="1382" table:style-name="ce194">
            <text:p>1,382</text:p>
          </table:table-cell>
          <table:table-cell office:value-type="float" office:value="32.418484635233405" table:style-name="ce195">
            <text:p>32.4</text:p>
          </table:table-cell>
          <table:table-cell office:value-type="float" office:value="4453" table:style-name="ce194">
            <text:p>4,453</text:p>
          </table:table-cell>
          <table:table-cell office:value-type="float" office:value="1476" table:style-name="ce194">
            <text:p>1,476</text:p>
          </table:table-cell>
          <table:table-cell office:value-type="float" office:value="33.146193577363576" table:style-name="ce195">
            <text:p>33.1</text:p>
          </table:table-cell>
          <table:table-cell office:value-type="float" office:value="4336" table:style-name="ce194">
            <text:p>4,336</text:p>
          </table:table-cell>
          <table:table-cell office:value-type="float" office:value="1476" table:style-name="ce194">
            <text:p>1,476</text:p>
          </table:table-cell>
          <table:table-cell office:value-type="float" office:value="34.040590405904055" table:style-name="ce195">
            <text:p>34.0</text:p>
          </table:table-cell>
          <table:table-cell office:value-type="float" office:value="4305" table:style-name="ce194">
            <text:p>4,305</text:p>
          </table:table-cell>
          <table:table-cell office:value-type="float" office:value="1419" table:style-name="ce194">
            <text:p>1,419</text:p>
          </table:table-cell>
          <table:table-cell office:value-type="float" office:value="32.961672473867601" table:style-name="ce195">
            <text:p>33.0</text:p>
          </table:table-cell>
          <table:table-cell office:value-type="float" office:value="4350" table:style-name="ce194">
            <text:p>4,350</text:p>
          </table:table-cell>
          <table:table-cell office:value-type="float" office:value="1363" table:style-name="ce194">
            <text:p>1,363</text:p>
          </table:table-cell>
          <table:table-cell office:value-type="float" office:value="31.333333333333336" table:style-name="ce195">
            <text:p>31.3</text:p>
          </table:table-cell>
          <table:table-cell office:value-type="float" office:value="4572" table:style-name="ce194">
            <text:p>4,572</text:p>
          </table:table-cell>
          <table:table-cell office:value-type="float" office:value="1384" table:style-name="ce194">
            <text:p>1,384</text:p>
          </table:table-cell>
          <table:table-cell office:value-type="float" office:value="30.271216097987754" table:style-name="ce195">
            <text:p>30.3</text:p>
          </table:table-cell>
          <table:table-cell table:number-columns-repeated="16357"/>
        </table:table-row>
        <table:table-row table:style-name="ro13">
          <table:table-cell office:value-type="string" table:style-name="ce201">
            <text:p>London</text:p>
          </table:table-cell>
          <table:table-cell office:value-type="string" table:style-name="ce202">
            <text:p>E09000011</text:p>
          </table:table-cell>
          <table:table-cell office:value-type="string" table:style-name="ce201">
            <text:p>Greenwich</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563" table:style-name="ce193">
            <text:p>3,563<text:s/></text:p>
          </table:table-cell>
          <table:table-cell office:value-type="float" office:value="1449" table:style-name="ce193">
            <text:p>1,449<text:s/></text:p>
          </table:table-cell>
          <table:table-cell office:value-type="float" office:value="40.667976424361491" table:style-name="ce195">
            <text:p>40.7</text:p>
          </table:table-cell>
          <table:table-cell office:value-type="float" office:value="3696" table:style-name="ce194">
            <text:p>3,696</text:p>
          </table:table-cell>
          <table:table-cell office:value-type="float" office:value="1583" table:style-name="ce194">
            <text:p>1,583</text:p>
          </table:table-cell>
          <table:table-cell office:value-type="float" office:value="42.830086580086579" table:style-name="ce195">
            <text:p>42.8</text:p>
          </table:table-cell>
          <table:table-cell office:value-type="float" office:value="3737" table:style-name="ce194">
            <text:p>3,737</text:p>
          </table:table-cell>
          <table:table-cell office:value-type="float" office:value="1587" table:style-name="ce194">
            <text:p>1,587</text:p>
          </table:table-cell>
          <table:table-cell office:value-type="float" office:value="42.467219694942465" table:style-name="ce195">
            <text:p>42.5</text:p>
          </table:table-cell>
          <table:table-cell office:value-type="float" office:value="3708" table:style-name="ce194">
            <text:p>3,708</text:p>
          </table:table-cell>
          <table:table-cell office:value-type="float" office:value="1495" table:style-name="ce194">
            <text:p>1,495</text:p>
          </table:table-cell>
          <table:table-cell office:value-type="float" office:value="40.318230852211435" table:style-name="ce195">
            <text:p>40.3</text:p>
          </table:table-cell>
          <table:table-cell office:value-type="float" office:value="3587" table:style-name="ce194">
            <text:p>3,587</text:p>
          </table:table-cell>
          <table:table-cell office:value-type="float" office:value="1433" table:style-name="ce194">
            <text:p>1,433</text:p>
          </table:table-cell>
          <table:table-cell office:value-type="float" office:value="39.94981879007527" table:style-name="ce195">
            <text:p>39.9</text:p>
          </table:table-cell>
          <table:table-cell office:value-type="float" office:value="3683" table:style-name="ce194">
            <text:p>3,683</text:p>
          </table:table-cell>
          <table:table-cell office:value-type="float" office:value="1337" table:style-name="ce194">
            <text:p>1,337</text:p>
          </table:table-cell>
          <table:table-cell office:value-type="float" office:value="36.301927776269345" table:style-name="ce195">
            <text:p>36.3</text:p>
          </table:table-cell>
          <table:table-cell office:value-type="float" office:value="3709" table:style-name="ce194">
            <text:p>3,709</text:p>
          </table:table-cell>
          <table:table-cell office:value-type="float" office:value="1293" table:style-name="ce194">
            <text:p>1,293</text:p>
          </table:table-cell>
          <table:table-cell office:value-type="float" office:value="34.861148557562686" table:style-name="ce195">
            <text:p>34.9</text:p>
          </table:table-cell>
          <table:table-cell table:number-columns-repeated="16357"/>
        </table:table-row>
        <table:table-row table:style-name="ro13">
          <table:table-cell office:value-type="string" table:style-name="ce201">
            <text:p>London</text:p>
          </table:table-cell>
          <table:table-cell office:value-type="string" table:style-name="ce202">
            <text:p>E09000013</text:p>
          </table:table-cell>
          <table:table-cell office:value-type="string" table:style-name="ce201">
            <text:p>Hammersmith and Fulham</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625" table:style-name="ce193">
            <text:p>1,625<text:s/></text:p>
          </table:table-cell>
          <table:table-cell office:value-type="float" office:value="481" table:style-name="ce193">
            <text:p>481<text:s/></text:p>
          </table:table-cell>
          <table:table-cell office:value-type="float" office:value="29.599999999999998" table:style-name="ce195">
            <text:p>29.6</text:p>
          </table:table-cell>
          <table:table-cell office:value-type="float" office:value="1616" table:style-name="ce194">
            <text:p>1,616</text:p>
          </table:table-cell>
          <table:table-cell office:value-type="float" office:value="542" table:style-name="ce194">
            <text:p>542</text:p>
          </table:table-cell>
          <table:table-cell office:value-type="float" office:value="33.539603960396043" table:style-name="ce195">
            <text:p>33.5</text:p>
          </table:table-cell>
          <table:table-cell office:value-type="float" office:value="1588" table:style-name="ce194">
            <text:p>1,588</text:p>
          </table:table-cell>
          <table:table-cell office:value-type="float" office:value="511" table:style-name="ce194">
            <text:p>511</text:p>
          </table:table-cell>
          <table:table-cell office:value-type="float" office:value="32.178841309823682" table:style-name="ce195">
            <text:p>32.2</text:p>
          </table:table-cell>
          <table:table-cell office:value-type="float" office:value="1723" table:style-name="ce194">
            <text:p>1,723</text:p>
          </table:table-cell>
          <table:table-cell office:value-type="float" office:value="562" table:style-name="ce194">
            <text:p>562</text:p>
          </table:table-cell>
          <table:table-cell office:value-type="float" office:value="32.617527568195008" table:style-name="ce195">
            <text:p>32.6</text:p>
          </table:table-cell>
          <table:table-cell office:value-type="float" office:value="1792" table:style-name="ce194">
            <text:p>1,792</text:p>
          </table:table-cell>
          <table:table-cell office:value-type="float" office:value="480" table:style-name="ce194">
            <text:p>480</text:p>
          </table:table-cell>
          <table:table-cell office:value-type="float" office:value="26.785714285714285" table:style-name="ce195">
            <text:p>26.8</text:p>
          </table:table-cell>
          <table:table-cell office:value-type="float" office:value="1785" table:style-name="ce194">
            <text:p>1,785</text:p>
          </table:table-cell>
          <table:table-cell office:value-type="float" office:value="457" table:style-name="ce194">
            <text:p>457</text:p>
          </table:table-cell>
          <table:table-cell office:value-type="float" office:value="25.602240896358541" table:style-name="ce195">
            <text:p>25.6</text:p>
          </table:table-cell>
          <table:table-cell office:value-type="float" office:value="1750" table:style-name="ce194">
            <text:p>1,750</text:p>
          </table:table-cell>
          <table:table-cell office:value-type="float" office:value="425" table:style-name="ce194">
            <text:p>425</text:p>
          </table:table-cell>
          <table:table-cell office:value-type="float" office:value="24.285714285714285" table:style-name="ce195">
            <text:p>24.3</text:p>
          </table:table-cell>
          <table:table-cell table:number-columns-repeated="16357"/>
        </table:table-row>
        <table:table-row table:style-name="ro13">
          <table:table-cell office:value-type="string" table:style-name="ce201">
            <text:p>London</text:p>
          </table:table-cell>
          <table:table-cell office:value-type="string" table:style-name="ce202">
            <text:p>E09000014</text:p>
          </table:table-cell>
          <table:table-cell office:value-type="string" table:style-name="ce201">
            <text:p>Haringey</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878" table:style-name="ce193">
            <text:p>2,878<text:s/></text:p>
          </table:table-cell>
          <table:table-cell office:value-type="float" office:value="1378" table:style-name="ce193">
            <text:p>1,378<text:s/></text:p>
          </table:table-cell>
          <table:table-cell office:value-type="float" office:value="47.880472550382208" table:style-name="ce195">
            <text:p>47.9</text:p>
          </table:table-cell>
          <table:table-cell office:value-type="float" office:value="2840" table:style-name="ce194">
            <text:p>2,840</text:p>
          </table:table-cell>
          <table:table-cell office:value-type="float" office:value="1346" table:style-name="ce194">
            <text:p>1,346</text:p>
          </table:table-cell>
          <table:table-cell office:value-type="float" office:value="47.394366197183096" table:style-name="ce195">
            <text:p>47.4</text:p>
          </table:table-cell>
          <table:table-cell office:value-type="float" office:value="2957" table:style-name="ce194">
            <text:p>2,957</text:p>
          </table:table-cell>
          <table:table-cell office:value-type="float" office:value="1411" table:style-name="ce194">
            <text:p>1,411</text:p>
          </table:table-cell>
          <table:table-cell office:value-type="float" office:value="47.717281028068989" table:style-name="ce195">
            <text:p>47.7</text:p>
          </table:table-cell>
          <table:table-cell office:value-type="float" office:value="3026" table:style-name="ce194">
            <text:p>3,026</text:p>
          </table:table-cell>
          <table:table-cell office:value-type="float" office:value="1399" table:style-name="ce194">
            <text:p>1,399</text:p>
          </table:table-cell>
          <table:table-cell office:value-type="float" office:value="46.232650363516193" table:style-name="ce195">
            <text:p>46.2</text:p>
          </table:table-cell>
          <table:table-cell office:value-type="float" office:value="2930" table:style-name="ce194">
            <text:p>2,930</text:p>
          </table:table-cell>
          <table:table-cell office:value-type="float" office:value="1301" table:style-name="ce194">
            <text:p>1,301</text:p>
          </table:table-cell>
          <table:table-cell office:value-type="float" office:value="44.402730375426621" table:style-name="ce195">
            <text:p>44.4</text:p>
          </table:table-cell>
          <table:table-cell office:value-type="float" office:value="2940" table:style-name="ce194">
            <text:p>2,940</text:p>
          </table:table-cell>
          <table:table-cell office:value-type="float" office:value="1248" table:style-name="ce194">
            <text:p>1,248</text:p>
          </table:table-cell>
          <table:table-cell office:value-type="float" office:value="42.448979591836732" table:style-name="ce195">
            <text:p>42.4</text:p>
          </table:table-cell>
          <table:table-cell office:value-type="float" office:value="2960" table:style-name="ce194">
            <text:p>2,960</text:p>
          </table:table-cell>
          <table:table-cell office:value-type="float" office:value="1177" table:style-name="ce194">
            <text:p>1,177</text:p>
          </table:table-cell>
          <table:table-cell office:value-type="float" office:value="39.763513513513516" table:style-name="ce195">
            <text:p>39.8</text:p>
          </table:table-cell>
          <table:table-cell table:number-columns-repeated="16357"/>
        </table:table-row>
        <table:table-row table:style-name="ro13">
          <table:table-cell office:value-type="string" table:style-name="ce201">
            <text:p>London</text:p>
          </table:table-cell>
          <table:table-cell office:value-type="string" table:style-name="ce202">
            <text:p>E09000015</text:p>
          </table:table-cell>
          <table:table-cell office:value-type="string" table:style-name="ce201">
            <text:p>Harrow</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232" table:style-name="ce193">
            <text:p>3,232<text:s/></text:p>
          </table:table-cell>
          <table:table-cell office:value-type="float" office:value="1371" table:style-name="ce193">
            <text:p>1,371<text:s/></text:p>
          </table:table-cell>
          <table:table-cell office:value-type="float" office:value="42.419554455445549" table:style-name="ce195">
            <text:p>42.4</text:p>
          </table:table-cell>
          <table:table-cell office:value-type="float" office:value="3166" table:style-name="ce194">
            <text:p>3,166</text:p>
          </table:table-cell>
          <table:table-cell office:value-type="float" office:value="1357" table:style-name="ce194">
            <text:p>1,357</text:p>
          </table:table-cell>
          <table:table-cell office:value-type="float" office:value="42.861655085281114" table:style-name="ce195">
            <text:p>42.9</text:p>
          </table:table-cell>
          <table:table-cell office:value-type="float" office:value="3290" table:style-name="ce194">
            <text:p>3,290</text:p>
          </table:table-cell>
          <table:table-cell office:value-type="float" office:value="1396" table:style-name="ce194">
            <text:p>1,396</text:p>
          </table:table-cell>
          <table:table-cell office:value-type="float" office:value="42.431610942249243" table:style-name="ce195">
            <text:p>42.4</text:p>
          </table:table-cell>
          <table:table-cell office:value-type="float" office:value="3174" table:style-name="ce194">
            <text:p>3,174</text:p>
          </table:table-cell>
          <table:table-cell office:value-type="float" office:value="1373" table:style-name="ce194">
            <text:p>1,373</text:p>
          </table:table-cell>
          <table:table-cell office:value-type="float" office:value="43.257718966603655" table:style-name="ce195">
            <text:p>43.3</text:p>
          </table:table-cell>
          <table:table-cell office:value-type="float" office:value="3205" table:style-name="ce194">
            <text:p>3,205</text:p>
          </table:table-cell>
          <table:table-cell office:value-type="float" office:value="1354" table:style-name="ce194">
            <text:p>1,354</text:p>
          </table:table-cell>
          <table:table-cell office:value-type="float" office:value="42.246489859594384" table:style-name="ce195">
            <text:p>42.2</text:p>
          </table:table-cell>
          <table:table-cell office:value-type="float" office:value="3250" table:style-name="ce194">
            <text:p>3,250</text:p>
          </table:table-cell>
          <table:table-cell office:value-type="float" office:value="1376" table:style-name="ce194">
            <text:p>1,376</text:p>
          </table:table-cell>
          <table:table-cell office:value-type="float" office:value="42.338461538461537" table:style-name="ce195">
            <text:p>42.3</text:p>
          </table:table-cell>
          <table:table-cell office:value-type="float" office:value="3188" table:style-name="ce194">
            <text:p>3,188</text:p>
          </table:table-cell>
          <table:table-cell office:value-type="float" office:value="1198" table:style-name="ce194">
            <text:p>1,198</text:p>
          </table:table-cell>
          <table:table-cell office:value-type="float" office:value="37.578419071518191" table:style-name="ce195">
            <text:p>37.6</text:p>
          </table:table-cell>
          <table:table-cell table:number-columns-repeated="16357"/>
        </table:table-row>
        <table:table-row table:style-name="ro13">
          <table:table-cell office:value-type="string" table:style-name="ce201">
            <text:p>London</text:p>
          </table:table-cell>
          <table:table-cell office:value-type="string" table:style-name="ce202">
            <text:p>E09000016</text:p>
          </table:table-cell>
          <table:table-cell office:value-type="string" table:style-name="ce201">
            <text:p>Havering</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426" table:style-name="ce193">
            <text:p>3,426<text:s/></text:p>
          </table:table-cell>
          <table:table-cell office:value-type="float" office:value="2244" table:style-name="ce193">
            <text:p>2,244<text:s/></text:p>
          </table:table-cell>
          <table:table-cell office:value-type="float" office:value="65.499124343257449" table:style-name="ce195">
            <text:p>65.5</text:p>
          </table:table-cell>
          <table:table-cell office:value-type="float" office:value="3480" table:style-name="ce194">
            <text:p>3,480</text:p>
          </table:table-cell>
          <table:table-cell office:value-type="float" office:value="2131" table:style-name="ce194">
            <text:p>2,131</text:p>
          </table:table-cell>
          <table:table-cell office:value-type="float" office:value="61.235632183908052" table:style-name="ce195">
            <text:p>61.2</text:p>
          </table:table-cell>
          <table:table-cell office:value-type="float" office:value="3644" table:style-name="ce194">
            <text:p>3,644</text:p>
          </table:table-cell>
          <table:table-cell office:value-type="float" office:value="2300" table:style-name="ce194">
            <text:p>2,300</text:p>
          </table:table-cell>
          <table:table-cell office:value-type="float" office:value="63.117453347969267" table:style-name="ce195">
            <text:p>63.1</text:p>
          </table:table-cell>
          <table:table-cell office:value-type="float" office:value="3508" table:style-name="ce194">
            <text:p>3,508</text:p>
          </table:table-cell>
          <table:table-cell office:value-type="float" office:value="2273" table:style-name="ce194">
            <text:p>2,273</text:p>
          </table:table-cell>
          <table:table-cell office:value-type="float" office:value="64.794754846066141" table:style-name="ce195">
            <text:p>64.8</text:p>
          </table:table-cell>
          <table:table-cell office:value-type="float" office:value="3350" table:style-name="ce194">
            <text:p>3,350</text:p>
          </table:table-cell>
          <table:table-cell office:value-type="float" office:value="2123" table:style-name="ce194">
            <text:p>2,123</text:p>
          </table:table-cell>
          <table:table-cell office:value-type="float" office:value="63.373134328358205" table:style-name="ce195">
            <text:p>63.4</text:p>
          </table:table-cell>
          <table:table-cell office:value-type="float" office:value="3407" table:style-name="ce194">
            <text:p>3,407</text:p>
          </table:table-cell>
          <table:table-cell office:value-type="float" office:value="2035" table:style-name="ce194">
            <text:p>2,035</text:p>
          </table:table-cell>
          <table:table-cell office:value-type="float" office:value="59.729967713530961" table:style-name="ce195">
            <text:p>59.7</text:p>
          </table:table-cell>
          <table:table-cell office:value-type="float" office:value="3445" table:style-name="ce194">
            <text:p>3,445</text:p>
          </table:table-cell>
          <table:table-cell office:value-type="float" office:value="2077" table:style-name="ce194">
            <text:p>2,077</text:p>
          </table:table-cell>
          <table:table-cell office:value-type="float" office:value="60.290275761973874" table:style-name="ce195">
            <text:p>60.3</text:p>
          </table:table-cell>
          <table:table-cell table:number-columns-repeated="16357"/>
        </table:table-row>
        <table:table-row table:style-name="ro13">
          <table:table-cell office:value-type="string" table:style-name="ce201">
            <text:p>London</text:p>
          </table:table-cell>
          <table:table-cell office:value-type="string" table:style-name="ce202">
            <text:p>E09000017</text:p>
          </table:table-cell>
          <table:table-cell office:value-type="string" table:style-name="ce201">
            <text:p>Hillingdo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4003" table:style-name="ce193">
            <text:p>4,003<text:s/></text:p>
          </table:table-cell>
          <table:table-cell office:value-type="float" office:value="1381" table:style-name="ce193">
            <text:p>1,381<text:s/></text:p>
          </table:table-cell>
          <table:table-cell office:value-type="float" office:value="34.499125655758185" table:style-name="ce195">
            <text:p>34.5</text:p>
          </table:table-cell>
          <table:table-cell office:value-type="float" office:value="4083" table:style-name="ce194">
            <text:p>4,083</text:p>
          </table:table-cell>
          <table:table-cell office:value-type="float" office:value="1440" table:style-name="ce194">
            <text:p>1,440</text:p>
          </table:table-cell>
          <table:table-cell office:value-type="float" office:value="35.268185157972084" table:style-name="ce195">
            <text:p>35.3</text:p>
          </table:table-cell>
          <table:table-cell office:value-type="float" office:value="4186" table:style-name="ce194">
            <text:p>4,186</text:p>
          </table:table-cell>
          <table:table-cell office:value-type="float" office:value="1484" table:style-name="ce194">
            <text:p>1,484</text:p>
          </table:table-cell>
          <table:table-cell office:value-type="float" office:value="35.451505016722408" table:style-name="ce195">
            <text:p>35.5</text:p>
          </table:table-cell>
          <table:table-cell office:value-type="float" office:value="4229" table:style-name="ce194">
            <text:p>4,229</text:p>
          </table:table-cell>
          <table:table-cell office:value-type="float" office:value="1528" table:style-name="ce194">
            <text:p>1,528</text:p>
          </table:table-cell>
          <table:table-cell office:value-type="float" office:value="36.131473161503905" table:style-name="ce195">
            <text:p>36.1</text:p>
          </table:table-cell>
          <table:table-cell office:value-type="float" office:value="4178" table:style-name="ce194">
            <text:p>4,178</text:p>
          </table:table-cell>
          <table:table-cell office:value-type="float" office:value="1519" table:style-name="ce194">
            <text:p>1,519</text:p>
          </table:table-cell>
          <table:table-cell office:value-type="float" office:value="36.357108664432744" table:style-name="ce195">
            <text:p>36.4</text:p>
          </table:table-cell>
          <table:table-cell office:value-type="float" office:value="4111" table:style-name="ce194">
            <text:p>4,111</text:p>
          </table:table-cell>
          <table:table-cell office:value-type="float" office:value="1445" table:style-name="ce194">
            <text:p>1,445</text:p>
          </table:table-cell>
          <table:table-cell office:value-type="float" office:value="35.14959863780102" table:style-name="ce195">
            <text:p>35.1</text:p>
          </table:table-cell>
          <table:table-cell office:value-type="float" office:value="4243" table:style-name="ce194">
            <text:p>4,243</text:p>
          </table:table-cell>
          <table:table-cell office:value-type="float" office:value="1385" table:style-name="ce194">
            <text:p>1,385</text:p>
          </table:table-cell>
          <table:table-cell office:value-type="float" office:value="32.641998585906201" table:style-name="ce195">
            <text:p>32.6</text:p>
          </table:table-cell>
          <table:table-cell table:number-columns-repeated="16357"/>
        </table:table-row>
        <table:table-row table:style-name="ro13">
          <table:table-cell office:value-type="string" table:style-name="ce201">
            <text:p>London</text:p>
          </table:table-cell>
          <table:table-cell office:value-type="string" table:style-name="ce202">
            <text:p>E09000018</text:p>
          </table:table-cell>
          <table:table-cell office:value-type="string" table:style-name="ce201">
            <text:p>Hounslow</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388" table:style-name="ce193">
            <text:p>3,388<text:s/></text:p>
          </table:table-cell>
          <table:table-cell office:value-type="float" office:value="1400" table:style-name="ce193">
            <text:p>1,400<text:s/></text:p>
          </table:table-cell>
          <table:table-cell office:value-type="float" office:value="41.32231404958678" table:style-name="ce195">
            <text:p>41.3</text:p>
          </table:table-cell>
          <table:table-cell office:value-type="float" office:value="3501" table:style-name="ce194">
            <text:p>3,501</text:p>
          </table:table-cell>
          <table:table-cell office:value-type="float" office:value="1596" table:style-name="ce194">
            <text:p>1,596</text:p>
          </table:table-cell>
          <table:table-cell office:value-type="float" office:value="45.586975149957155" table:style-name="ce195">
            <text:p>45.6</text:p>
          </table:table-cell>
          <table:table-cell office:value-type="float" office:value="3509" table:style-name="ce194">
            <text:p>3,509</text:p>
          </table:table-cell>
          <table:table-cell office:value-type="float" office:value="1622" table:style-name="ce194">
            <text:p>1,622</text:p>
          </table:table-cell>
          <table:table-cell office:value-type="float" office:value="46.223995440296378" table:style-name="ce195">
            <text:p>46.2</text:p>
          </table:table-cell>
          <table:table-cell office:value-type="float" office:value="3483" table:style-name="ce194">
            <text:p>3,483</text:p>
          </table:table-cell>
          <table:table-cell office:value-type="float" office:value="1502" table:style-name="ce194">
            <text:p>1,502</text:p>
          </table:table-cell>
          <table:table-cell office:value-type="float" office:value="43.123743898937697" table:style-name="ce195">
            <text:p>43.1</text:p>
          </table:table-cell>
          <table:table-cell office:value-type="float" office:value="3398" table:style-name="ce194">
            <text:p>3,398</text:p>
          </table:table-cell>
          <table:table-cell office:value-type="float" office:value="1454" table:style-name="ce194">
            <text:p>1,454</text:p>
          </table:table-cell>
          <table:table-cell office:value-type="float" office:value="42.789876397881102" table:style-name="ce195">
            <text:p>42.8</text:p>
          </table:table-cell>
          <table:table-cell office:value-type="float" office:value="3548" table:style-name="ce194">
            <text:p>3,548</text:p>
          </table:table-cell>
          <table:table-cell office:value-type="float" office:value="1440" table:style-name="ce194">
            <text:p>1,440</text:p>
          </table:table-cell>
          <table:table-cell office:value-type="float" office:value="40.586245772266068" table:style-name="ce195">
            <text:p>40.6</text:p>
          </table:table-cell>
          <table:table-cell office:value-type="float" office:value="3693" table:style-name="ce194">
            <text:p>3,693</text:p>
          </table:table-cell>
          <table:table-cell office:value-type="float" office:value="1460" table:style-name="ce194">
            <text:p>1,460</text:p>
          </table:table-cell>
          <table:table-cell office:value-type="float" office:value="39.534253994042786" table:style-name="ce195">
            <text:p>39.5</text:p>
          </table:table-cell>
          <table:table-cell table:number-columns-repeated="16357"/>
        </table:table-row>
        <table:table-row table:style-name="ro13">
          <table:table-cell office:value-type="string" table:style-name="ce201">
            <text:p>London</text:p>
          </table:table-cell>
          <table:table-cell office:value-type="string" table:style-name="ce202">
            <text:p>E09000019</text:p>
          </table:table-cell>
          <table:table-cell office:value-type="string" table:style-name="ce201">
            <text:p>Islingto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825" table:style-name="ce193">
            <text:p>1,825<text:s/></text:p>
          </table:table-cell>
          <table:table-cell office:value-type="float" office:value="701" table:style-name="ce193">
            <text:p>701<text:s/></text:p>
          </table:table-cell>
          <table:table-cell office:value-type="float" office:value="38.410958904109584" table:style-name="ce195">
            <text:p>38.4</text:p>
          </table:table-cell>
          <table:table-cell office:value-type="float" office:value="1913" table:style-name="ce194">
            <text:p>1,913</text:p>
          </table:table-cell>
          <table:table-cell office:value-type="float" office:value="754" table:style-name="ce194">
            <text:p>754</text:p>
          </table:table-cell>
          <table:table-cell office:value-type="float" office:value="39.414532148457923" table:style-name="ce195">
            <text:p>39.4</text:p>
          </table:table-cell>
          <table:table-cell office:value-type="float" office:value="1870" table:style-name="ce194">
            <text:p>1,870</text:p>
          </table:table-cell>
          <table:table-cell office:value-type="float" office:value="698" table:style-name="ce194">
            <text:p>698</text:p>
          </table:table-cell>
          <table:table-cell office:value-type="float" office:value="37.326203208556151" table:style-name="ce195">
            <text:p>37.3</text:p>
          </table:table-cell>
          <table:table-cell office:value-type="float" office:value="1848" table:style-name="ce194">
            <text:p>1,848</text:p>
          </table:table-cell>
          <table:table-cell office:value-type="float" office:value="641" table:style-name="ce194">
            <text:p>641</text:p>
          </table:table-cell>
          <table:table-cell office:value-type="float" office:value="34.686147186147188" table:style-name="ce195">
            <text:p>34.7</text:p>
          </table:table-cell>
          <table:table-cell office:value-type="float" office:value="1789" table:style-name="ce194">
            <text:p>1,789</text:p>
          </table:table-cell>
          <table:table-cell office:value-type="float" office:value="607" table:style-name="ce194">
            <text:p>607</text:p>
          </table:table-cell>
          <table:table-cell office:value-type="float" office:value="33.929569591950809" table:style-name="ce195">
            <text:p>33.9</text:p>
          </table:table-cell>
          <table:table-cell office:value-type="float" office:value="1778" table:style-name="ce194">
            <text:p>1,778</text:p>
          </table:table-cell>
          <table:table-cell office:value-type="float" office:value="608" table:style-name="ce194">
            <text:p>608</text:p>
          </table:table-cell>
          <table:table-cell office:value-type="float" office:value="34.195725534308217" table:style-name="ce195">
            <text:p>34.2</text:p>
          </table:table-cell>
          <table:table-cell office:value-type="float" office:value="1805" table:style-name="ce194">
            <text:p>1,805</text:p>
          </table:table-cell>
          <table:table-cell office:value-type="float" office:value="589" table:style-name="ce194">
            <text:p>589</text:p>
          </table:table-cell>
          <table:table-cell office:value-type="float" office:value="32.631578947368425" table:style-name="ce195">
            <text:p>32.6</text:p>
          </table:table-cell>
          <table:table-cell table:number-columns-repeated="16357"/>
        </table:table-row>
        <table:table-row table:style-name="ro13">
          <table:table-cell office:value-type="string" table:style-name="ce201">
            <text:p>London</text:p>
          </table:table-cell>
          <table:table-cell office:value-type="string" table:style-name="ce202">
            <text:p>E09000020</text:p>
          </table:table-cell>
          <table:table-cell office:value-type="string" table:style-name="ce201">
            <text:p>Kensington and Chelsea</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764" table:style-name="ce193">
            <text:p>1,764<text:s/></text:p>
          </table:table-cell>
          <table:table-cell office:value-type="float" office:value="685" table:style-name="ce193">
            <text:p>685<text:s/></text:p>
          </table:table-cell>
          <table:table-cell office:value-type="float" office:value="38.832199546485263" table:style-name="ce195">
            <text:p>38.8</text:p>
          </table:table-cell>
          <table:table-cell office:value-type="float" office:value="1778" table:style-name="ce194">
            <text:p>1,778</text:p>
          </table:table-cell>
          <table:table-cell office:value-type="float" office:value="710" table:style-name="ce194">
            <text:p>710</text:p>
          </table:table-cell>
          <table:table-cell office:value-type="float" office:value="39.932508436445445" table:style-name="ce195">
            <text:p>39.9</text:p>
          </table:table-cell>
          <table:table-cell office:value-type="float" office:value="1765" table:style-name="ce194">
            <text:p>1,765</text:p>
          </table:table-cell>
          <table:table-cell office:value-type="float" office:value="691" table:style-name="ce194">
            <text:p>691</text:p>
          </table:table-cell>
          <table:table-cell office:value-type="float" office:value="39.150141643059492" table:style-name="ce195">
            <text:p>39.2</text:p>
          </table:table-cell>
          <table:table-cell office:value-type="float" office:value="1642" table:style-name="ce194">
            <text:p>1,642</text:p>
          </table:table-cell>
          <table:table-cell office:value-type="float" office:value="616" table:style-name="ce194">
            <text:p>616</text:p>
          </table:table-cell>
          <table:table-cell office:value-type="float" office:value="37.515225334957371" table:style-name="ce195">
            <text:p>37.5</text:p>
          </table:table-cell>
          <table:table-cell office:value-type="float" office:value="1501" table:style-name="ce194">
            <text:p>1,501</text:p>
          </table:table-cell>
          <table:table-cell office:value-type="float" office:value="504" table:style-name="ce194">
            <text:p>504</text:p>
          </table:table-cell>
          <table:table-cell office:value-type="float" office:value="33.577614923384409" table:style-name="ce195">
            <text:p>33.6</text:p>
          </table:table-cell>
          <table:table-cell office:value-type="float" office:value="1518" table:style-name="ce194">
            <text:p>1,518</text:p>
          </table:table-cell>
          <table:table-cell office:value-type="float" office:value="578" table:style-name="ce194">
            <text:p>578</text:p>
          </table:table-cell>
          <table:table-cell office:value-type="float" office:value="38.076416337285899" table:style-name="ce195">
            <text:p>38.1</text:p>
          </table:table-cell>
          <table:table-cell office:value-type="float" office:value="1527" table:style-name="ce194">
            <text:p>1,527</text:p>
          </table:table-cell>
          <table:table-cell office:value-type="float" office:value="436" table:style-name="ce194">
            <text:p>436</text:p>
          </table:table-cell>
          <table:table-cell office:value-type="float" office:value="28.552717747216764" table:style-name="ce195">
            <text:p>28.6</text:p>
          </table:table-cell>
          <table:table-cell table:number-columns-repeated="16357"/>
        </table:table-row>
        <table:table-row table:style-name="ro13">
          <table:table-cell office:value-type="string" table:style-name="ce201">
            <text:p>London</text:p>
          </table:table-cell>
          <table:table-cell office:value-type="string" table:style-name="ce202">
            <text:p>E09000021</text:p>
          </table:table-cell>
          <table:table-cell office:value-type="string" table:style-name="ce201">
            <text:p>Kingston Upon Thames</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951" table:style-name="ce193">
            <text:p>1,951<text:s/></text:p>
          </table:table-cell>
          <table:table-cell office:value-type="float" office:value="1256" table:style-name="ce193">
            <text:p>1,256<text:s/></text:p>
          </table:table-cell>
          <table:table-cell office:value-type="float" office:value="64.377242439774477" table:style-name="ce195">
            <text:p>64.4</text:p>
          </table:table-cell>
          <table:table-cell office:value-type="float" office:value="2029" table:style-name="ce194">
            <text:p>2,029</text:p>
          </table:table-cell>
          <table:table-cell office:value-type="float" office:value="1312" table:style-name="ce194">
            <text:p>1,312</text:p>
          </table:table-cell>
          <table:table-cell office:value-type="float" office:value="64.662395268605223" table:style-name="ce195">
            <text:p>64.7</text:p>
          </table:table-cell>
          <table:table-cell office:value-type="float" office:value="2075" table:style-name="ce194">
            <text:p>2,075</text:p>
          </table:table-cell>
          <table:table-cell office:value-type="float" office:value="1336" table:style-name="ce194">
            <text:p>1,336</text:p>
          </table:table-cell>
          <table:table-cell office:value-type="float" office:value="64.385542168674704" table:style-name="ce195">
            <text:p>64.4</text:p>
          </table:table-cell>
          <table:table-cell office:value-type="float" office:value="2189" table:style-name="ce194">
            <text:p>2,189</text:p>
          </table:table-cell>
          <table:table-cell office:value-type="float" office:value="1446" table:style-name="ce194">
            <text:p>1,446</text:p>
          </table:table-cell>
          <table:table-cell office:value-type="float" office:value="66.057560529922341" table:style-name="ce195">
            <text:p>66.1</text:p>
          </table:table-cell>
          <table:table-cell office:value-type="float" office:value="2143" table:style-name="ce194">
            <text:p>2,143</text:p>
          </table:table-cell>
          <table:table-cell office:value-type="float" office:value="1373" table:style-name="ce194">
            <text:p>1,373</text:p>
          </table:table-cell>
          <table:table-cell office:value-type="float" office:value="64.06906206252917" table:style-name="ce195">
            <text:p>64.1</text:p>
          </table:table-cell>
          <table:table-cell office:value-type="float" office:value="2160" table:style-name="ce194">
            <text:p>2,160</text:p>
          </table:table-cell>
          <table:table-cell office:value-type="float" office:value="1392" table:style-name="ce194">
            <text:p>1,392</text:p>
          </table:table-cell>
          <table:table-cell office:value-type="float" office:value="64.444444444444443" table:style-name="ce195">
            <text:p>64.4</text:p>
          </table:table-cell>
          <table:table-cell office:value-type="float" office:value="2238" table:style-name="ce194">
            <text:p>2,238</text:p>
          </table:table-cell>
          <table:table-cell office:value-type="float" office:value="1373" table:style-name="ce194">
            <text:p>1,373</text:p>
          </table:table-cell>
          <table:table-cell office:value-type="float" office:value="61.349419124218052" table:style-name="ce195">
            <text:p>61.3</text:p>
          </table:table-cell>
          <table:table-cell table:number-columns-repeated="16357"/>
        </table:table-row>
        <table:table-row table:style-name="ro13">
          <table:table-cell office:value-type="string" table:style-name="ce201">
            <text:p>London</text:p>
          </table:table-cell>
          <table:table-cell office:value-type="string" table:style-name="ce202">
            <text:p>E09000022</text:p>
          </table:table-cell>
          <table:table-cell office:value-type="string" table:style-name="ce201">
            <text:p>Lambeth</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793" table:style-name="ce193">
            <text:p>2,793<text:s/></text:p>
          </table:table-cell>
          <table:table-cell office:value-type="float" office:value="1132" table:style-name="ce193">
            <text:p>1,132<text:s/></text:p>
          </table:table-cell>
          <table:table-cell office:value-type="float" office:value="40.529896168993915" table:style-name="ce195">
            <text:p>40.5</text:p>
          </table:table-cell>
          <table:table-cell office:value-type="float" office:value="2914" table:style-name="ce194">
            <text:p>2,914</text:p>
          </table:table-cell>
          <table:table-cell office:value-type="float" office:value="1111" table:style-name="ce194">
            <text:p>1,111</text:p>
          </table:table-cell>
          <table:table-cell office:value-type="float" office:value="38.126286890871654" table:style-name="ce195">
            <text:p>38.1</text:p>
          </table:table-cell>
          <table:table-cell office:value-type="float" office:value="2958" table:style-name="ce194">
            <text:p>2,958</text:p>
          </table:table-cell>
          <table:table-cell office:value-type="float" office:value="1110" table:style-name="ce194">
            <text:p>1,110</text:p>
          </table:table-cell>
          <table:table-cell office:value-type="float" office:value="37.525354969574039" table:style-name="ce195">
            <text:p>37.5</text:p>
          </table:table-cell>
          <table:table-cell office:value-type="float" office:value="3051" table:style-name="ce194">
            <text:p>3,051</text:p>
          </table:table-cell>
          <table:table-cell office:value-type="float" office:value="1173" table:style-name="ce194">
            <text:p>1,173</text:p>
          </table:table-cell>
          <table:table-cell office:value-type="float" office:value="38.446411012782697" table:style-name="ce195">
            <text:p>38.4</text:p>
          </table:table-cell>
          <table:table-cell office:value-type="float" office:value="3053" table:style-name="ce194">
            <text:p>3,053</text:p>
          </table:table-cell>
          <table:table-cell office:value-type="float" office:value="1089" table:style-name="ce194">
            <text:p>1,089</text:p>
          </table:table-cell>
          <table:table-cell office:value-type="float" office:value="35.669832951195545" table:style-name="ce195">
            <text:p>35.7</text:p>
          </table:table-cell>
          <table:table-cell office:value-type="float" office:value="3010" table:style-name="ce194">
            <text:p>3,010</text:p>
          </table:table-cell>
          <table:table-cell office:value-type="float" office:value="1038" table:style-name="ce194">
            <text:p>1,038</text:p>
          </table:table-cell>
          <table:table-cell office:value-type="float" office:value="34.485049833887047" table:style-name="ce195">
            <text:p>34.5</text:p>
          </table:table-cell>
          <table:table-cell office:value-type="float" office:value="3125" table:style-name="ce194">
            <text:p>3,125</text:p>
          </table:table-cell>
          <table:table-cell office:value-type="float" office:value="1007" table:style-name="ce194">
            <text:p>1,007</text:p>
          </table:table-cell>
          <table:table-cell office:value-type="float" office:value="32.224000000000004" table:style-name="ce195">
            <text:p>32.2</text:p>
          </table:table-cell>
          <table:table-cell table:number-columns-repeated="16357"/>
        </table:table-row>
        <table:table-row table:style-name="ro13">
          <table:table-cell office:value-type="string" table:style-name="ce201">
            <text:p>London</text:p>
          </table:table-cell>
          <table:table-cell office:value-type="string" table:style-name="ce202">
            <text:p>E09000023</text:p>
          </table:table-cell>
          <table:table-cell office:value-type="string" table:style-name="ce201">
            <text:p>Lewisham</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386" table:style-name="ce193">
            <text:p>3,386<text:s/></text:p>
          </table:table-cell>
          <table:table-cell office:value-type="float" office:value="1211" table:style-name="ce193">
            <text:p>1,211<text:s/></text:p>
          </table:table-cell>
          <table:table-cell office:value-type="float" office:value="35.764914353219133" table:style-name="ce195">
            <text:p>35.8</text:p>
          </table:table-cell>
          <table:table-cell office:value-type="float" office:value="3364" table:style-name="ce194">
            <text:p>3,364</text:p>
          </table:table-cell>
          <table:table-cell office:value-type="float" office:value="1163" table:style-name="ce194">
            <text:p>1,163</text:p>
          </table:table-cell>
          <table:table-cell office:value-type="float" office:value="34.571938168846614" table:style-name="ce195">
            <text:p>34.6</text:p>
          </table:table-cell>
          <table:table-cell office:value-type="float" office:value="3383" table:style-name="ce194">
            <text:p>3,383</text:p>
          </table:table-cell>
          <table:table-cell office:value-type="float" office:value="1116" table:style-name="ce194">
            <text:p>1,116</text:p>
          </table:table-cell>
          <table:table-cell office:value-type="float" office:value="32.988471770617792" table:style-name="ce195">
            <text:p>33.0</text:p>
          </table:table-cell>
          <table:table-cell office:value-type="float" office:value="3449" table:style-name="ce194">
            <text:p>3,449</text:p>
          </table:table-cell>
          <table:table-cell office:value-type="float" office:value="1152" table:style-name="ce194">
            <text:p>1,152</text:p>
          </table:table-cell>
          <table:table-cell office:value-type="float" office:value="33.400985792983477" table:style-name="ce195">
            <text:p>33.4</text:p>
          </table:table-cell>
          <table:table-cell office:value-type="float" office:value="3476" table:style-name="ce194">
            <text:p>3,476</text:p>
          </table:table-cell>
          <table:table-cell office:value-type="float" office:value="1154" table:style-name="ce194">
            <text:p>1,154</text:p>
          </table:table-cell>
          <table:table-cell office:value-type="float" office:value="33.199079401611051" table:style-name="ce195">
            <text:p>33.2</text:p>
          </table:table-cell>
          <table:table-cell office:value-type="float" office:value="3527" table:style-name="ce194">
            <text:p>3,527</text:p>
          </table:table-cell>
          <table:table-cell office:value-type="float" office:value="1089" table:style-name="ce194">
            <text:p>1,089</text:p>
          </table:table-cell>
          <table:table-cell office:value-type="float" office:value="30.876098667422742" table:style-name="ce195">
            <text:p>30.9</text:p>
          </table:table-cell>
          <table:table-cell office:value-type="float" office:value="3450" table:style-name="ce194">
            <text:p>3,450</text:p>
          </table:table-cell>
          <table:table-cell office:value-type="float" office:value="1090" table:style-name="ce194">
            <text:p>1,090</text:p>
          </table:table-cell>
          <table:table-cell office:value-type="float" office:value="31.594202898550726" table:style-name="ce195">
            <text:p>31.6</text:p>
          </table:table-cell>
          <table:table-cell table:number-columns-repeated="16357"/>
        </table:table-row>
        <table:table-row table:style-name="ro13">
          <table:table-cell office:value-type="string" table:style-name="ce201">
            <text:p>London</text:p>
          </table:table-cell>
          <table:table-cell office:value-type="string" table:style-name="ce202">
            <text:p>E09000024</text:p>
          </table:table-cell>
          <table:table-cell office:value-type="string" table:style-name="ce201">
            <text:p>Merto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521" table:style-name="ce193">
            <text:p>2,521<text:s/></text:p>
          </table:table-cell>
          <table:table-cell office:value-type="float" office:value="1547" table:style-name="ce193">
            <text:p>1,547<text:s/></text:p>
          </table:table-cell>
          <table:table-cell office:value-type="float" office:value="61.364537881792934" table:style-name="ce195">
            <text:p>61.4</text:p>
          </table:table-cell>
          <table:table-cell office:value-type="float" office:value="2528" table:style-name="ce194">
            <text:p>2,528</text:p>
          </table:table-cell>
          <table:table-cell office:value-type="float" office:value="1485" table:style-name="ce194">
            <text:p>1,485</text:p>
          </table:table-cell>
          <table:table-cell office:value-type="float" office:value="58.742088607594937" table:style-name="ce195">
            <text:p>58.7</text:p>
          </table:table-cell>
          <table:table-cell office:value-type="float" office:value="2555" table:style-name="ce194">
            <text:p>2,555</text:p>
          </table:table-cell>
          <table:table-cell office:value-type="float" office:value="1515" table:style-name="ce194">
            <text:p>1,515</text:p>
          </table:table-cell>
          <table:table-cell office:value-type="float" office:value="59.295499021526425" table:style-name="ce195">
            <text:p>59.3</text:p>
          </table:table-cell>
          <table:table-cell office:value-type="float" office:value="2498" table:style-name="ce194">
            <text:p>2,498</text:p>
          </table:table-cell>
          <table:table-cell office:value-type="float" office:value="1443" table:style-name="ce194">
            <text:p>1,443</text:p>
          </table:table-cell>
          <table:table-cell office:value-type="float" office:value="57.766212970376294" table:style-name="ce195">
            <text:p>57.8</text:p>
          </table:table-cell>
          <table:table-cell office:value-type="float" office:value="2433" table:style-name="ce194">
            <text:p>2,433</text:p>
          </table:table-cell>
          <table:table-cell office:value-type="float" office:value="1383" table:style-name="ce194">
            <text:p>1,383</text:p>
          </table:table-cell>
          <table:table-cell office:value-type="float" office:value="56.843403205918619" table:style-name="ce195">
            <text:p>56.8</text:p>
          </table:table-cell>
          <table:table-cell office:value-type="float" office:value="2557" table:style-name="ce194">
            <text:p>2,557</text:p>
          </table:table-cell>
          <table:table-cell office:value-type="float" office:value="1364" table:style-name="ce194">
            <text:p>1,364</text:p>
          </table:table-cell>
          <table:table-cell office:value-type="float" office:value="53.343762221353153" table:style-name="ce195">
            <text:p>53.3</text:p>
          </table:table-cell>
          <table:table-cell office:value-type="float" office:value="2509" table:style-name="ce194">
            <text:p>2,509</text:p>
          </table:table-cell>
          <table:table-cell office:value-type="float" office:value="1306" table:style-name="ce194">
            <text:p>1,306</text:p>
          </table:table-cell>
          <table:table-cell office:value-type="float" office:value="52.052610601833408" table:style-name="ce195">
            <text:p>52.1</text:p>
          </table:table-cell>
          <table:table-cell table:number-columns-repeated="16357"/>
        </table:table-row>
        <table:table-row table:style-name="ro13">
          <table:table-cell office:value-type="string" table:style-name="ce201">
            <text:p>London</text:p>
          </table:table-cell>
          <table:table-cell office:value-type="string" table:style-name="ce202">
            <text:p>E09000025</text:p>
          </table:table-cell>
          <table:table-cell office:value-type="string" table:style-name="ce201">
            <text:p>Newham</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4535" table:style-name="ce193">
            <text:p>4,535<text:s/></text:p>
          </table:table-cell>
          <table:table-cell office:value-type="float" office:value="1955" table:style-name="ce193">
            <text:p>1,955<text:s/></text:p>
          </table:table-cell>
          <table:table-cell office:value-type="float" office:value="43.109151047409036" table:style-name="ce195">
            <text:p>43.1</text:p>
          </table:table-cell>
          <table:table-cell office:value-type="float" office:value="4790" table:style-name="ce194">
            <text:p>4,790</text:p>
          </table:table-cell>
          <table:table-cell office:value-type="float" office:value="1997" table:style-name="ce194">
            <text:p>1,997</text:p>
          </table:table-cell>
          <table:table-cell office:value-type="float" office:value="41.691022964509393" table:style-name="ce195">
            <text:p>41.7</text:p>
          </table:table-cell>
          <table:table-cell office:value-type="float" office:value="4600" table:style-name="ce194">
            <text:p>4,600</text:p>
          </table:table-cell>
          <table:table-cell office:value-type="float" office:value="1892" table:style-name="ce194">
            <text:p>1,892</text:p>
          </table:table-cell>
          <table:table-cell office:value-type="float" office:value="41.130434782608695" table:style-name="ce195">
            <text:p>41.1</text:p>
          </table:table-cell>
          <table:table-cell office:value-type="float" office:value="4552" table:style-name="ce194">
            <text:p>4,552</text:p>
          </table:table-cell>
          <table:table-cell office:value-type="float" office:value="1911" table:style-name="ce194">
            <text:p>1,911</text:p>
          </table:table-cell>
          <table:table-cell office:value-type="float" office:value="41.981546572934974" table:style-name="ce195">
            <text:p>42.0</text:p>
          </table:table-cell>
          <table:table-cell office:value-type="float" office:value="4609" table:style-name="ce194">
            <text:p>4,609</text:p>
          </table:table-cell>
          <table:table-cell office:value-type="float" office:value="1931" table:style-name="ce194">
            <text:p>1,931</text:p>
          </table:table-cell>
          <table:table-cell office:value-type="float" office:value="41.896289867650246" table:style-name="ce195">
            <text:p>41.9</text:p>
          </table:table-cell>
          <table:table-cell office:value-type="float" office:value="4643" table:style-name="ce194">
            <text:p>4,643</text:p>
          </table:table-cell>
          <table:table-cell office:value-type="float" office:value="1740" table:style-name="ce194">
            <text:p>1,740</text:p>
          </table:table-cell>
          <table:table-cell office:value-type="float" office:value="37.47576997630842" table:style-name="ce195">
            <text:p>37.5</text:p>
          </table:table-cell>
          <table:table-cell office:value-type="float" office:value="4761" table:style-name="ce194">
            <text:p>4,761</text:p>
          </table:table-cell>
          <table:table-cell office:value-type="float" office:value="1771" table:style-name="ce194">
            <text:p>1,771</text:p>
          </table:table-cell>
          <table:table-cell office:value-type="float" office:value="37.19806763285024" table:style-name="ce195">
            <text:p>37.2</text:p>
          </table:table-cell>
          <table:table-cell table:number-columns-repeated="16357"/>
        </table:table-row>
        <table:table-row table:style-name="ro13">
          <table:table-cell office:value-type="string" table:style-name="ce201">
            <text:p>London</text:p>
          </table:table-cell>
          <table:table-cell office:value-type="string" table:style-name="ce202">
            <text:p>E09000026</text:p>
          </table:table-cell>
          <table:table-cell office:value-type="string" table:style-name="ce201">
            <text:p>Redbridg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4307" table:style-name="ce193">
            <text:p>4,307<text:s/></text:p>
          </table:table-cell>
          <table:table-cell office:value-type="float" office:value="2127" table:style-name="ce193">
            <text:p>2,127<text:s/></text:p>
          </table:table-cell>
          <table:table-cell office:value-type="float" office:value="49.384722544694682" table:style-name="ce195">
            <text:p>49.4</text:p>
          </table:table-cell>
          <table:table-cell office:value-type="float" office:value="4517" table:style-name="ce194">
            <text:p>4,517</text:p>
          </table:table-cell>
          <table:table-cell office:value-type="float" office:value="2247" table:style-name="ce194">
            <text:p>2,247</text:p>
          </table:table-cell>
          <table:table-cell office:value-type="float" office:value="49.745406243081689" table:style-name="ce195">
            <text:p>49.7</text:p>
          </table:table-cell>
          <table:table-cell office:value-type="float" office:value="4554" table:style-name="ce194">
            <text:p>4,554</text:p>
          </table:table-cell>
          <table:table-cell office:value-type="float" office:value="2295" table:style-name="ce194">
            <text:p>2,295</text:p>
          </table:table-cell>
          <table:table-cell office:value-type="float" office:value="50.395256916996047" table:style-name="ce195">
            <text:p>50.4</text:p>
          </table:table-cell>
          <table:table-cell office:value-type="float" office:value="4602" table:style-name="ce194">
            <text:p>4,602</text:p>
          </table:table-cell>
          <table:table-cell office:value-type="float" office:value="2279" table:style-name="ce194">
            <text:p>2,279</text:p>
          </table:table-cell>
          <table:table-cell office:value-type="float" office:value="49.521946979574096" table:style-name="ce195">
            <text:p>49.5</text:p>
          </table:table-cell>
          <table:table-cell office:value-type="float" office:value="4457" table:style-name="ce194">
            <text:p>4,457</text:p>
          </table:table-cell>
          <table:table-cell office:value-type="float" office:value="2165" table:style-name="ce194">
            <text:p>2,165</text:p>
          </table:table-cell>
          <table:table-cell office:value-type="float" office:value="48.575274848552837" table:style-name="ce195">
            <text:p>48.6</text:p>
          </table:table-cell>
          <table:table-cell office:value-type="float" office:value="4612" table:style-name="ce194">
            <text:p>4,612</text:p>
          </table:table-cell>
          <table:table-cell office:value-type="float" office:value="2087" table:style-name="ce194">
            <text:p>2,087</text:p>
          </table:table-cell>
          <table:table-cell office:value-type="float" office:value="45.251517779705118" table:style-name="ce195">
            <text:p>45.3</text:p>
          </table:table-cell>
          <table:table-cell office:value-type="float" office:value="4619" table:style-name="ce194">
            <text:p>4,619</text:p>
          </table:table-cell>
          <table:table-cell office:value-type="float" office:value="2005" table:style-name="ce194">
            <text:p>2,005</text:p>
          </table:table-cell>
          <table:table-cell office:value-type="float" office:value="43.407663996536044" table:style-name="ce195">
            <text:p>43.4</text:p>
          </table:table-cell>
          <table:table-cell table:number-columns-repeated="16357"/>
        </table:table-row>
        <table:table-row table:style-name="ro13">
          <table:table-cell office:value-type="string" table:style-name="ce201">
            <text:p>London</text:p>
          </table:table-cell>
          <table:table-cell office:value-type="string" table:style-name="ce202">
            <text:p>E09000027</text:p>
          </table:table-cell>
          <table:table-cell office:value-type="string" table:style-name="ce201">
            <text:p>Richmond Upon Thames</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612" table:style-name="ce193">
            <text:p>2,612<text:s/></text:p>
          </table:table-cell>
          <table:table-cell office:value-type="float" office:value="1713" table:style-name="ce193">
            <text:p>1,713<text:s/></text:p>
          </table:table-cell>
          <table:table-cell office:value-type="float" office:value="65.581929555895869" table:style-name="ce195">
            <text:p>65.6</text:p>
          </table:table-cell>
          <table:table-cell office:value-type="float" office:value="2709" table:style-name="ce194">
            <text:p>2,709</text:p>
          </table:table-cell>
          <table:table-cell office:value-type="float" office:value="1881" table:style-name="ce194">
            <text:p>1,881</text:p>
          </table:table-cell>
          <table:table-cell office:value-type="float" office:value="69.435215946843854" table:style-name="ce195">
            <text:p>69.4</text:p>
          </table:table-cell>
          <table:table-cell office:value-type="float" office:value="2878" table:style-name="ce194">
            <text:p>2,878</text:p>
          </table:table-cell>
          <table:table-cell office:value-type="float" office:value="1902" table:style-name="ce194">
            <text:p>1,902</text:p>
          </table:table-cell>
          <table:table-cell office:value-type="float" office:value="66.087560806115349" table:style-name="ce195">
            <text:p>66.1</text:p>
          </table:table-cell>
          <table:table-cell office:value-type="float" office:value="2970" table:style-name="ce194">
            <text:p>2,970</text:p>
          </table:table-cell>
          <table:table-cell office:value-type="float" office:value="2037" table:style-name="ce194">
            <text:p>2,037</text:p>
          </table:table-cell>
          <table:table-cell office:value-type="float" office:value="68.585858585858588" table:style-name="ce195">
            <text:p>68.6</text:p>
          </table:table-cell>
          <table:table-cell office:value-type="float" office:value="2927" table:style-name="ce194">
            <text:p>2,927</text:p>
          </table:table-cell>
          <table:table-cell office:value-type="float" office:value="1984" table:style-name="ce194">
            <text:p>1,984</text:p>
          </table:table-cell>
          <table:table-cell office:value-type="float" office:value="67.782712675093947" table:style-name="ce195">
            <text:p>67.8</text:p>
          </table:table-cell>
          <table:table-cell office:value-type="float" office:value="3080" table:style-name="ce194">
            <text:p>3,080</text:p>
          </table:table-cell>
          <table:table-cell office:value-type="float" office:value="1984" table:style-name="ce194">
            <text:p>1,984</text:p>
          </table:table-cell>
          <table:table-cell office:value-type="float" office:value="64.415584415584419" table:style-name="ce195">
            <text:p>64.4</text:p>
          </table:table-cell>
          <table:table-cell office:value-type="float" office:value="3063" table:style-name="ce194">
            <text:p>3,063</text:p>
          </table:table-cell>
          <table:table-cell office:value-type="float" office:value="1937" table:style-name="ce194">
            <text:p>1,937</text:p>
          </table:table-cell>
          <table:table-cell office:value-type="float" office:value="63.238654913483515" table:style-name="ce195">
            <text:p>63.2</text:p>
          </table:table-cell>
          <table:table-cell table:number-columns-repeated="16357"/>
        </table:table-row>
        <table:table-row table:style-name="ro13">
          <table:table-cell office:value-type="string" table:style-name="ce201">
            <text:p>London</text:p>
          </table:table-cell>
          <table:table-cell office:value-type="string" table:style-name="ce202">
            <text:p>E09000028</text:p>
          </table:table-cell>
          <table:table-cell office:value-type="string" table:style-name="ce201">
            <text:p>Southwark</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313" table:style-name="ce193">
            <text:p>3,313<text:s/></text:p>
          </table:table-cell>
          <table:table-cell office:value-type="float" office:value="1868" table:style-name="ce193">
            <text:p>1,868<text:s/></text:p>
          </table:table-cell>
          <table:table-cell office:value-type="float" office:value="56.383942046483547" table:style-name="ce195">
            <text:p>56.4</text:p>
          </table:table-cell>
          <table:table-cell office:value-type="float" office:value="3310" table:style-name="ce194">
            <text:p>3,310</text:p>
          </table:table-cell>
          <table:table-cell office:value-type="float" office:value="1943" table:style-name="ce194">
            <text:p>1,943</text:p>
          </table:table-cell>
          <table:table-cell office:value-type="float" office:value="58.700906344410875" table:style-name="ce195">
            <text:p>58.7</text:p>
          </table:table-cell>
          <table:table-cell office:value-type="float" office:value="3164" table:style-name="ce194">
            <text:p>3,164</text:p>
          </table:table-cell>
          <table:table-cell office:value-type="float" office:value="1815" table:style-name="ce194">
            <text:p>1,815</text:p>
          </table:table-cell>
          <table:table-cell office:value-type="float" office:value="57.364096080910244" table:style-name="ce195">
            <text:p>57.4</text:p>
          </table:table-cell>
          <table:table-cell office:value-type="float" office:value="3173" table:style-name="ce194">
            <text:p>3,173</text:p>
          </table:table-cell>
          <table:table-cell office:value-type="float" office:value="1833" table:style-name="ce194">
            <text:p>1,833</text:p>
          </table:table-cell>
          <table:table-cell office:value-type="float" office:value="57.768673179955876" table:style-name="ce195">
            <text:p>57.8</text:p>
          </table:table-cell>
          <table:table-cell office:value-type="float" office:value="3198" table:style-name="ce194">
            <text:p>3,198</text:p>
          </table:table-cell>
          <table:table-cell office:value-type="float" office:value="1776" table:style-name="ce194">
            <text:p>1,776</text:p>
          </table:table-cell>
          <table:table-cell office:value-type="float" office:value="55.534709193245781" table:style-name="ce195">
            <text:p>55.5</text:p>
          </table:table-cell>
          <table:table-cell office:value-type="float" office:value="3255" table:style-name="ce194">
            <text:p>3,255</text:p>
          </table:table-cell>
          <table:table-cell office:value-type="float" office:value="1840" table:style-name="ce194">
            <text:p>1,840</text:p>
          </table:table-cell>
          <table:table-cell office:value-type="float" office:value="56.528417818740394" table:style-name="ce195">
            <text:p>56.5</text:p>
          </table:table-cell>
          <table:table-cell office:value-type="float" office:value="3267" table:style-name="ce194">
            <text:p>3,267</text:p>
          </table:table-cell>
          <table:table-cell office:value-type="float" office:value="1828" table:style-name="ce194">
            <text:p>1,828</text:p>
          </table:table-cell>
          <table:table-cell office:value-type="float" office:value="55.953474135292311" table:style-name="ce195">
            <text:p>56.0</text:p>
          </table:table-cell>
          <table:table-cell table:number-columns-repeated="16357"/>
        </table:table-row>
        <table:table-row table:style-name="ro13">
          <table:table-cell office:value-type="string" table:style-name="ce201">
            <text:p>London</text:p>
          </table:table-cell>
          <table:table-cell office:value-type="string" table:style-name="ce202">
            <text:p>E09000029</text:p>
          </table:table-cell>
          <table:table-cell office:value-type="string" table:style-name="ce201">
            <text:p>Sutto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418" table:style-name="ce193">
            <text:p>2,418<text:s/></text:p>
          </table:table-cell>
          <table:table-cell office:value-type="float" office:value="1520" table:style-name="ce193">
            <text:p>1,520<text:s/></text:p>
          </table:table-cell>
          <table:table-cell office:value-type="float" office:value="62.861869313482224" table:style-name="ce195">
            <text:p>62.9</text:p>
          </table:table-cell>
          <table:table-cell office:value-type="float" office:value="2569" table:style-name="ce194">
            <text:p>2,569</text:p>
          </table:table-cell>
          <table:table-cell office:value-type="float" office:value="1684" table:style-name="ce194">
            <text:p>1,684</text:p>
          </table:table-cell>
          <table:table-cell office:value-type="float" office:value="65.550797975866089" table:style-name="ce195">
            <text:p>65.6</text:p>
          </table:table-cell>
          <table:table-cell office:value-type="float" office:value="2691" table:style-name="ce194">
            <text:p>2,691</text:p>
          </table:table-cell>
          <table:table-cell office:value-type="float" office:value="1765" table:style-name="ce194">
            <text:p>1,765</text:p>
          </table:table-cell>
          <table:table-cell office:value-type="float" office:value="65.58900037160906" table:style-name="ce195">
            <text:p>65.6</text:p>
          </table:table-cell>
          <table:table-cell office:value-type="float" office:value="2761" table:style-name="ce194">
            <text:p>2,761</text:p>
          </table:table-cell>
          <table:table-cell office:value-type="float" office:value="1750" table:style-name="ce194">
            <text:p>1,750</text:p>
          </table:table-cell>
          <table:table-cell office:value-type="float" office:value="63.382832307135097" table:style-name="ce195">
            <text:p>63.4</text:p>
          </table:table-cell>
          <table:table-cell office:value-type="float" office:value="2653" table:style-name="ce194">
            <text:p>2,653</text:p>
          </table:table-cell>
          <table:table-cell office:value-type="float" office:value="1683" table:style-name="ce194">
            <text:p>1,683</text:p>
          </table:table-cell>
          <table:table-cell office:value-type="float" office:value="63.437617791179804" table:style-name="ce195">
            <text:p>63.4</text:p>
          </table:table-cell>
          <table:table-cell office:value-type="float" office:value="2776" table:style-name="ce194">
            <text:p>2,776</text:p>
          </table:table-cell>
          <table:table-cell office:value-type="float" office:value="1785" table:style-name="ce194">
            <text:p>1,785</text:p>
          </table:table-cell>
          <table:table-cell office:value-type="float" office:value="64.301152737752162" table:style-name="ce195">
            <text:p>64.3</text:p>
          </table:table-cell>
          <table:table-cell office:value-type="float" office:value="2964" table:style-name="ce194">
            <text:p>2,964</text:p>
          </table:table-cell>
          <table:table-cell office:value-type="float" office:value="1784" table:style-name="ce194">
            <text:p>1,784</text:p>
          </table:table-cell>
          <table:table-cell office:value-type="float" office:value="60.1889338731444" table:style-name="ce195">
            <text:p>60.2</text:p>
          </table:table-cell>
          <table:table-cell table:number-columns-repeated="16357"/>
        </table:table-row>
        <table:table-row table:style-name="ro13">
          <table:table-cell office:value-type="string" table:style-name="ce201">
            <text:p>London</text:p>
          </table:table-cell>
          <table:table-cell office:value-type="string" table:style-name="ce202">
            <text:p>E09000030</text:p>
          </table:table-cell>
          <table:table-cell office:value-type="string" table:style-name="ce201">
            <text:p>Tower Hamlets</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191" table:style-name="ce193">
            <text:p>3,191<text:s/></text:p>
          </table:table-cell>
          <table:table-cell office:value-type="float" office:value="1197" table:style-name="ce193">
            <text:p>1,197<text:s/></text:p>
          </table:table-cell>
          <table:table-cell office:value-type="float" office:value="37.511751801942964" table:style-name="ce195">
            <text:p>37.5</text:p>
          </table:table-cell>
          <table:table-cell office:value-type="float" office:value="3421" table:style-name="ce194">
            <text:p>3,421</text:p>
          </table:table-cell>
          <table:table-cell office:value-type="float" office:value="1290" table:style-name="ce194">
            <text:p>1,290</text:p>
          </table:table-cell>
          <table:table-cell office:value-type="float" office:value="37.708272434960541" table:style-name="ce195">
            <text:p>37.7</text:p>
          </table:table-cell>
          <table:table-cell office:value-type="float" office:value="3473" table:style-name="ce194">
            <text:p>3,473</text:p>
          </table:table-cell>
          <table:table-cell office:value-type="float" office:value="1285" table:style-name="ce194">
            <text:p>1,285</text:p>
          </table:table-cell>
          <table:table-cell office:value-type="float" office:value="36.999712064497551" table:style-name="ce195">
            <text:p>37.0</text:p>
          </table:table-cell>
          <table:table-cell office:value-type="float" office:value="3246" table:style-name="ce194">
            <text:p>3,246</text:p>
          </table:table-cell>
          <table:table-cell office:value-type="float" office:value="1161" table:style-name="ce194">
            <text:p>1,161</text:p>
          </table:table-cell>
          <table:table-cell office:value-type="float" office:value="35.767097966728279" table:style-name="ce195">
            <text:p>35.8</text:p>
          </table:table-cell>
          <table:table-cell office:value-type="float" office:value="3328" table:style-name="ce194">
            <text:p>3,328</text:p>
          </table:table-cell>
          <table:table-cell office:value-type="float" office:value="1160" table:style-name="ce194">
            <text:p>1,160</text:p>
          </table:table-cell>
          <table:table-cell office:value-type="float" office:value="34.855769230769226" table:style-name="ce195">
            <text:p>34.9</text:p>
          </table:table-cell>
          <table:table-cell office:value-type="float" office:value="3333" table:style-name="ce194">
            <text:p>3,333</text:p>
          </table:table-cell>
          <table:table-cell office:value-type="float" office:value="1135" table:style-name="ce194">
            <text:p>1,135</text:p>
          </table:table-cell>
          <table:table-cell office:value-type="float" office:value="34.053405340534056" table:style-name="ce195">
            <text:p>34.1</text:p>
          </table:table-cell>
          <table:table-cell office:value-type="float" office:value="3487" table:style-name="ce194">
            <text:p>3,487</text:p>
          </table:table-cell>
          <table:table-cell office:value-type="float" office:value="1082" table:style-name="ce194">
            <text:p>1,082</text:p>
          </table:table-cell>
          <table:table-cell office:value-type="float" office:value="31.029538285058788" table:style-name="ce195">
            <text:p>31.0</text:p>
          </table:table-cell>
          <table:table-cell table:number-columns-repeated="16357"/>
        </table:table-row>
        <table:table-row table:style-name="ro13">
          <table:table-cell office:value-type="string" table:style-name="ce201">
            <text:p>London</text:p>
          </table:table-cell>
          <table:table-cell office:value-type="string" table:style-name="ce202">
            <text:p>E09000031</text:p>
          </table:table-cell>
          <table:table-cell office:value-type="string" table:style-name="ce201">
            <text:p>Waltham Forest</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376" table:style-name="ce193">
            <text:p>3,376<text:s/></text:p>
          </table:table-cell>
          <table:table-cell office:value-type="float" office:value="1486" table:style-name="ce193">
            <text:p>1,486<text:s/></text:p>
          </table:table-cell>
          <table:table-cell office:value-type="float" office:value="44.016587677725113" table:style-name="ce195">
            <text:p>44.0</text:p>
          </table:table-cell>
          <table:table-cell office:value-type="float" office:value="3506" table:style-name="ce194">
            <text:p>3,506</text:p>
          </table:table-cell>
          <table:table-cell office:value-type="float" office:value="1563" table:style-name="ce194">
            <text:p>1,563</text:p>
          </table:table-cell>
          <table:table-cell office:value-type="float" office:value="44.580718767826582" table:style-name="ce195">
            <text:p>44.6</text:p>
          </table:table-cell>
          <table:table-cell office:value-type="float" office:value="3475" table:style-name="ce194">
            <text:p>3,475</text:p>
          </table:table-cell>
          <table:table-cell office:value-type="float" office:value="1425" table:style-name="ce194">
            <text:p>1,425</text:p>
          </table:table-cell>
          <table:table-cell office:value-type="float" office:value="41.007194244604314" table:style-name="ce195">
            <text:p>41.0</text:p>
          </table:table-cell>
          <table:table-cell office:value-type="float" office:value="3419" table:style-name="ce194">
            <text:p>3,419</text:p>
          </table:table-cell>
          <table:table-cell office:value-type="float" office:value="1358" table:style-name="ce194">
            <text:p>1,358</text:p>
          </table:table-cell>
          <table:table-cell office:value-type="float" office:value="39.719216145071655" table:style-name="ce195">
            <text:p>39.7</text:p>
          </table:table-cell>
          <table:table-cell office:value-type="float" office:value="3295" table:style-name="ce194">
            <text:p>3,295</text:p>
          </table:table-cell>
          <table:table-cell office:value-type="float" office:value="1188" table:style-name="ce194">
            <text:p>1,188</text:p>
          </table:table-cell>
          <table:table-cell office:value-type="float" office:value="36.0546282245827" table:style-name="ce195">
            <text:p>36.1</text:p>
          </table:table-cell>
          <table:table-cell office:value-type="float" office:value="3335" table:style-name="ce194">
            <text:p>3,335</text:p>
          </table:table-cell>
          <table:table-cell office:value-type="float" office:value="1159" table:style-name="ce194">
            <text:p>1,159</text:p>
          </table:table-cell>
          <table:table-cell office:value-type="float" office:value="34.752623688155921" table:style-name="ce195">
            <text:p>34.8</text:p>
          </table:table-cell>
          <table:table-cell office:value-type="float" office:value="3429" table:style-name="ce194">
            <text:p>3,429</text:p>
          </table:table-cell>
          <table:table-cell office:value-type="float" office:value="1141" table:style-name="ce194">
            <text:p>1,141</text:p>
          </table:table-cell>
          <table:table-cell office:value-type="float" office:value="33.275007290755319" table:style-name="ce195">
            <text:p>33.3</text:p>
          </table:table-cell>
          <table:table-cell table:number-columns-repeated="16357"/>
        </table:table-row>
        <table:table-row table:style-name="ro13">
          <table:table-cell office:value-type="string" table:style-name="ce201">
            <text:p>London</text:p>
          </table:table-cell>
          <table:table-cell office:value-type="string" table:style-name="ce202">
            <text:p>E09000032</text:p>
          </table:table-cell>
          <table:table-cell office:value-type="string" table:style-name="ce201">
            <text:p>Wandsworth</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293" table:style-name="ce193">
            <text:p>3,293<text:s/></text:p>
          </table:table-cell>
          <table:table-cell office:value-type="float" office:value="1785" table:style-name="ce193">
            <text:p>1,785<text:s/></text:p>
          </table:table-cell>
          <table:table-cell office:value-type="float" office:value="54.205891284542972" table:style-name="ce195">
            <text:p>54.2</text:p>
          </table:table-cell>
          <table:table-cell office:value-type="float" office:value="3425" table:style-name="ce194">
            <text:p>3,425</text:p>
          </table:table-cell>
          <table:table-cell office:value-type="float" office:value="1850" table:style-name="ce194">
            <text:p>1,850</text:p>
          </table:table-cell>
          <table:table-cell office:value-type="float" office:value="54.014598540145982" table:style-name="ce195">
            <text:p>54.0</text:p>
          </table:table-cell>
          <table:table-cell office:value-type="float" office:value="3425" table:style-name="ce194">
            <text:p>3,425</text:p>
          </table:table-cell>
          <table:table-cell office:value-type="float" office:value="1849" table:style-name="ce194">
            <text:p>1,849</text:p>
          </table:table-cell>
          <table:table-cell office:value-type="float" office:value="53.98540145985401" table:style-name="ce195">
            <text:p>54.0</text:p>
          </table:table-cell>
          <table:table-cell office:value-type="float" office:value="3394" table:style-name="ce194">
            <text:p>3,394</text:p>
          </table:table-cell>
          <table:table-cell office:value-type="float" office:value="1699" table:style-name="ce194">
            <text:p>1,699</text:p>
          </table:table-cell>
          <table:table-cell office:value-type="float" office:value="50.058927519151439" table:style-name="ce195">
            <text:p>50.1</text:p>
          </table:table-cell>
          <table:table-cell office:value-type="float" office:value="3374" table:style-name="ce194">
            <text:p>3,374</text:p>
          </table:table-cell>
          <table:table-cell office:value-type="float" office:value="1659" table:style-name="ce194">
            <text:p>1,659</text:p>
          </table:table-cell>
          <table:table-cell office:value-type="float" office:value="49.170124481327797" table:style-name="ce195">
            <text:p>49.2</text:p>
          </table:table-cell>
          <table:table-cell office:value-type="float" office:value="3324" table:style-name="ce194">
            <text:p>3,324</text:p>
          </table:table-cell>
          <table:table-cell office:value-type="float" office:value="1607" table:style-name="ce194">
            <text:p>1,607</text:p>
          </table:table-cell>
          <table:table-cell office:value-type="float" office:value="48.345367027677497" table:style-name="ce195">
            <text:p>48.3</text:p>
          </table:table-cell>
          <table:table-cell office:value-type="float" office:value="3329" table:style-name="ce194">
            <text:p>3,329</text:p>
          </table:table-cell>
          <table:table-cell office:value-type="float" office:value="1566" table:style-name="ce194">
            <text:p>1,566</text:p>
          </table:table-cell>
          <table:table-cell office:value-type="float" office:value="47.041153499549416" table:style-name="ce195">
            <text:p>47.0</text:p>
          </table:table-cell>
          <table:table-cell table:number-columns-repeated="16357"/>
        </table:table-row>
        <table:table-row table:style-name="ro13">
          <table:table-cell office:value-type="string" table:style-name="ce201">
            <text:p>London</text:p>
          </table:table-cell>
          <table:table-cell office:value-type="string" table:style-name="ce202">
            <text:p>E09000033</text:p>
          </table:table-cell>
          <table:table-cell office:value-type="string" table:style-name="ce201">
            <text:p>Westminster</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389" table:style-name="ce193">
            <text:p>1,389<text:s/></text:p>
          </table:table-cell>
          <table:table-cell office:value-type="float" office:value="333" table:style-name="ce193">
            <text:p>333<text:s/></text:p>
          </table:table-cell>
          <table:table-cell office:value-type="float" office:value="23.974082073434126" table:style-name="ce195">
            <text:p>24.0</text:p>
          </table:table-cell>
          <table:table-cell office:value-type="float" office:value="1463" table:style-name="ce194">
            <text:p>1,463</text:p>
          </table:table-cell>
          <table:table-cell office:value-type="float" office:value="405" table:style-name="ce194">
            <text:p>405</text:p>
          </table:table-cell>
          <table:table-cell office:value-type="float" office:value="27.68284347231716" table:style-name="ce195">
            <text:p>27.7</text:p>
          </table:table-cell>
          <table:table-cell office:value-type="float" office:value="1428" table:style-name="ce194">
            <text:p>1,428</text:p>
          </table:table-cell>
          <table:table-cell office:value-type="float" office:value="371" table:style-name="ce194">
            <text:p>371</text:p>
          </table:table-cell>
          <table:table-cell office:value-type="float" office:value="25.980392156862749" table:style-name="ce195">
            <text:p>26.0</text:p>
          </table:table-cell>
          <table:table-cell office:value-type="float" office:value="1497" table:style-name="ce194">
            <text:p>1,497</text:p>
          </table:table-cell>
          <table:table-cell office:value-type="float" office:value="381" table:style-name="ce194">
            <text:p>381</text:p>
          </table:table-cell>
          <table:table-cell office:value-type="float" office:value="25.450901803607213" table:style-name="ce195">
            <text:p>25.5</text:p>
          </table:table-cell>
          <table:table-cell office:value-type="float" office:value="1439" table:style-name="ce194">
            <text:p>1,439</text:p>
          </table:table-cell>
          <table:table-cell office:value-type="float" office:value="373" table:style-name="ce194">
            <text:p>373</text:p>
          </table:table-cell>
          <table:table-cell office:value-type="float" office:value="25.920778318276582" table:style-name="ce195">
            <text:p>25.9</text:p>
          </table:table-cell>
          <table:table-cell office:value-type="float" office:value="1582" table:style-name="ce194">
            <text:p>1,582</text:p>
          </table:table-cell>
          <table:table-cell office:value-type="float" office:value="391" table:style-name="ce194">
            <text:p>391</text:p>
          </table:table-cell>
          <table:table-cell office:value-type="float" office:value="24.715549936788875" table:style-name="ce195">
            <text:p>24.7</text:p>
          </table:table-cell>
          <table:table-cell office:value-type="float" office:value="1616" table:style-name="ce194">
            <text:p>1,616</text:p>
          </table:table-cell>
          <table:table-cell office:value-type="float" office:value="383" table:style-name="ce194">
            <text:p>383</text:p>
          </table:table-cell>
          <table:table-cell office:value-type="float" office:value="23.700495049504948" table:style-name="ce195">
            <text:p>23.7</text:p>
          </table:table-cell>
          <table:table-cell table:number-columns-repeated="16357"/>
        </table:table-row>
        <table:table-row table:style-name="ro13">
          <table:table-cell office:value-type="string" table:style-name="ce201">
            <text:p>Midlands</text:p>
          </table:table-cell>
          <table:table-cell office:value-type="string" table:style-name="ce202">
            <text:p>E07000171</text:p>
          </table:table-cell>
          <table:table-cell office:value-type="string" table:style-name="ce201">
            <text:p>Bassetlaw Lower Tier</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213" table:style-name="ce193">
            <text:p>1,213<text:s/></text:p>
          </table:table-cell>
          <table:table-cell office:value-type="float" office:value="786" table:style-name="ce193">
            <text:p>786<text:s/></text:p>
          </table:table-cell>
          <table:table-cell office:value-type="float" office:value="64.798021434460011" table:style-name="ce195">
            <text:p>64.8</text:p>
          </table:table-cell>
          <table:table-cell office:value-type="float" office:value="1369" table:style-name="ce194">
            <text:p>1,369</text:p>
          </table:table-cell>
          <table:table-cell office:value-type="float" office:value="903" table:style-name="ce194">
            <text:p>903</text:p>
          </table:table-cell>
          <table:table-cell office:value-type="float" office:value="65.960555149744337" table:style-name="ce195">
            <text:p>66.0</text:p>
          </table:table-cell>
          <table:table-cell office:value-type="float" office:value="1412" table:style-name="ce194">
            <text:p>1,412</text:p>
          </table:table-cell>
          <table:table-cell office:value-type="float" office:value="965" table:style-name="ce194">
            <text:p>965</text:p>
          </table:table-cell>
          <table:table-cell office:value-type="float" office:value="68.342776203966011" table:style-name="ce195">
            <text:p>68.3</text:p>
          </table:table-cell>
          <table:table-cell office:value-type="float" office:value="1352" table:style-name="ce194">
            <text:p>1,352</text:p>
          </table:table-cell>
          <table:table-cell office:value-type="float" office:value="931" table:style-name="ce194">
            <text:p>931</text:p>
          </table:table-cell>
          <table:table-cell office:value-type="float" office:value="68.860946745562131" table:style-name="ce195">
            <text:p>68.9</text:p>
          </table:table-cell>
          <table:table-cell office:value-type="float" office:value="1340" table:style-name="ce194">
            <text:p>1,340</text:p>
          </table:table-cell>
          <table:table-cell office:value-type="float" office:value="908" table:style-name="ce194">
            <text:p>908</text:p>
          </table:table-cell>
          <table:table-cell office:value-type="float" office:value="67.761194029850742" table:style-name="ce195">
            <text:p>67.8</text:p>
          </table:table-cell>
          <table:table-cell office:value-type="float" office:value="1404" table:style-name="ce194">
            <text:p>1,404</text:p>
          </table:table-cell>
          <table:table-cell office:value-type="float" office:value="958" table:style-name="ce194">
            <text:p>958</text:p>
          </table:table-cell>
          <table:table-cell office:value-type="float" office:value="68.23361823361823" table:style-name="ce195">
            <text:p>68.2</text:p>
          </table:table-cell>
          <table:table-cell office:value-type="float" office:value="1493" table:style-name="ce194">
            <text:p>1,493</text:p>
          </table:table-cell>
          <table:table-cell office:value-type="float" office:value="1004" table:style-name="ce194">
            <text:p>1,004</text:p>
          </table:table-cell>
          <table:table-cell office:value-type="float" office:value="67.247153382451444" table:style-name="ce195">
            <text:p>67.2</text:p>
          </table:table-cell>
          <table:table-cell table:number-columns-repeated="16357"/>
        </table:table-row>
        <table:table-row table:style-name="ro13">
          <table:table-cell office:value-type="string" table:style-name="ce201">
            <text:p>Midlands</text:p>
          </table:table-cell>
          <table:table-cell office:value-type="string" table:style-name="ce202">
            <text:p>E08000025</text:p>
          </table:table-cell>
          <table:table-cell office:value-type="string" table:style-name="ce201">
            <text:p>Birmingham</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4986" table:style-name="ce193">
            <text:p>14,986<text:s/></text:p>
          </table:table-cell>
          <table:table-cell office:value-type="float" office:value="6141" table:style-name="ce193">
            <text:p>6,141<text:s/></text:p>
          </table:table-cell>
          <table:table-cell office:value-type="float" office:value="40.978246363272383" table:style-name="ce195">
            <text:p>41.0</text:p>
          </table:table-cell>
          <table:table-cell office:value-type="float" office:value="15912" table:style-name="ce194">
            <text:p>15,912</text:p>
          </table:table-cell>
          <table:table-cell office:value-type="float" office:value="6485" table:style-name="ce194">
            <text:p>6,485</text:p>
          </table:table-cell>
          <table:table-cell office:value-type="float" office:value="40.75540472599296" table:style-name="ce195">
            <text:p>40.8</text:p>
          </table:table-cell>
          <table:table-cell office:value-type="float" office:value="16407" table:style-name="ce194">
            <text:p>16,407</text:p>
          </table:table-cell>
          <table:table-cell office:value-type="float" office:value="6788" table:style-name="ce194">
            <text:p>6,788</text:p>
          </table:table-cell>
          <table:table-cell office:value-type="float" office:value="41.372584872310597" table:style-name="ce195">
            <text:p>41.4</text:p>
          </table:table-cell>
          <table:table-cell office:value-type="float" office:value="16329" table:style-name="ce194">
            <text:p>16,329</text:p>
          </table:table-cell>
          <table:table-cell office:value-type="float" office:value="6744" table:style-name="ce194">
            <text:p>6,744</text:p>
          </table:table-cell>
          <table:table-cell office:value-type="float" office:value="41.300753261069261" table:style-name="ce195">
            <text:p>41.3</text:p>
          </table:table-cell>
          <table:table-cell office:value-type="float" office:value="16653" table:style-name="ce194">
            <text:p>16,653</text:p>
          </table:table-cell>
          <table:table-cell office:value-type="float" office:value="6735" table:style-name="ce194">
            <text:p>6,735</text:p>
          </table:table-cell>
          <table:table-cell office:value-type="float" office:value="40.44316339398307" table:style-name="ce195">
            <text:p>40.4</text:p>
          </table:table-cell>
          <table:table-cell office:value-type="float" office:value="17014" table:style-name="ce194">
            <text:p>17,014</text:p>
          </table:table-cell>
          <table:table-cell office:value-type="float" office:value="6835" table:style-name="ce194">
            <text:p>6,835</text:p>
          </table:table-cell>
          <table:table-cell office:value-type="float" office:value="40.172798871517571" table:style-name="ce195">
            <text:p>40.2</text:p>
          </table:table-cell>
          <table:table-cell office:value-type="float" office:value="17075" table:style-name="ce194">
            <text:p>17,075</text:p>
          </table:table-cell>
          <table:table-cell office:value-type="float" office:value="6536" table:style-name="ce194">
            <text:p>6,536</text:p>
          </table:table-cell>
          <table:table-cell office:value-type="float" office:value="38.278184480234259" table:style-name="ce195">
            <text:p>38.3</text:p>
          </table:table-cell>
          <table:table-cell table:number-columns-repeated="16357"/>
        </table:table-row>
        <table:table-row table:style-name="ro13">
          <table:table-cell office:value-type="string" table:style-name="ce201">
            <text:p>Midlands</text:p>
          </table:table-cell>
          <table:table-cell office:value-type="string" table:style-name="ce202">
            <text:p>E08000026</text:p>
          </table:table-cell>
          <table:table-cell office:value-type="string" table:style-name="ce201">
            <text:p>Coventry</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4323" table:style-name="ce193">
            <text:p>4,323<text:s/></text:p>
          </table:table-cell>
          <table:table-cell office:value-type="float" office:value="2087" table:style-name="ce193">
            <text:p>2,087<text:s/></text:p>
          </table:table-cell>
          <table:table-cell office:value-type="float" office:value="48.276659727041405" table:style-name="ce195">
            <text:p>48.3</text:p>
          </table:table-cell>
          <table:table-cell office:value-type="float" office:value="4411" table:style-name="ce194">
            <text:p>4,411</text:p>
          </table:table-cell>
          <table:table-cell office:value-type="float" office:value="2066" table:style-name="ce194">
            <text:p>2,066</text:p>
          </table:table-cell>
          <table:table-cell office:value-type="float" office:value="46.837451824982992" table:style-name="ce195">
            <text:p>46.8</text:p>
          </table:table-cell>
          <table:table-cell office:value-type="float" office:value="4576" table:style-name="ce194">
            <text:p>4,576</text:p>
          </table:table-cell>
          <table:table-cell office:value-type="float" office:value="2221" table:style-name="ce194">
            <text:p>2,221</text:p>
          </table:table-cell>
          <table:table-cell office:value-type="float" office:value="48.53583916083916" table:style-name="ce195">
            <text:p>48.5</text:p>
          </table:table-cell>
          <table:table-cell office:value-type="float" office:value="4451" table:style-name="ce194">
            <text:p>4,451</text:p>
          </table:table-cell>
          <table:table-cell office:value-type="float" office:value="2155" table:style-name="ce194">
            <text:p>2,155</text:p>
          </table:table-cell>
          <table:table-cell office:value-type="float" office:value="48.416086272747698" table:style-name="ce195">
            <text:p>48.4</text:p>
          </table:table-cell>
          <table:table-cell office:value-type="float" office:value="4620" table:style-name="ce194">
            <text:p>4,620</text:p>
          </table:table-cell>
          <table:table-cell office:value-type="float" office:value="2216" table:style-name="ce194">
            <text:p>2,216</text:p>
          </table:table-cell>
          <table:table-cell office:value-type="float" office:value="47.965367965367967" table:style-name="ce195">
            <text:p>48.0</text:p>
          </table:table-cell>
          <table:table-cell office:value-type="float" office:value="4691" table:style-name="ce194">
            <text:p>4,691</text:p>
          </table:table-cell>
          <table:table-cell office:value-type="float" office:value="2125" table:style-name="ce194">
            <text:p>2,125</text:p>
          </table:table-cell>
          <table:table-cell office:value-type="float" office:value="45.299509699424426" table:style-name="ce195">
            <text:p>45.3</text:p>
          </table:table-cell>
          <table:table-cell office:value-type="float" office:value="4895" table:style-name="ce194">
            <text:p>4,895</text:p>
          </table:table-cell>
          <table:table-cell office:value-type="float" office:value="2210" table:style-name="ce194">
            <text:p>2,210</text:p>
          </table:table-cell>
          <table:table-cell office:value-type="float" office:value="45.148110316649642" table:style-name="ce195">
            <text:p>45.1</text:p>
          </table:table-cell>
          <table:table-cell table:number-columns-repeated="16357"/>
        </table:table-row>
        <table:table-row table:style-name="ro13">
          <table:table-cell office:value-type="string" table:style-name="ce201">
            <text:p>Midlands</text:p>
          </table:table-cell>
          <table:table-cell office:value-type="string" table:style-name="ce202">
            <text:p>E06000015</text:p>
          </table:table-cell>
          <table:table-cell office:value-type="string" table:style-name="ce201">
            <text:p>Derby</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150" table:style-name="ce193">
            <text:p>3,150<text:s/></text:p>
          </table:table-cell>
          <table:table-cell office:value-type="float" office:value="1395" table:style-name="ce193">
            <text:p>1,395<text:s/></text:p>
          </table:table-cell>
          <table:table-cell office:value-type="float" office:value="44.285714285714285" table:style-name="ce195">
            <text:p>44.3</text:p>
          </table:table-cell>
          <table:table-cell office:value-type="float" office:value="3222" table:style-name="ce194">
            <text:p>3,222</text:p>
          </table:table-cell>
          <table:table-cell office:value-type="float" office:value="1435" table:style-name="ce194">
            <text:p>1,435</text:p>
          </table:table-cell>
          <table:table-cell office:value-type="float" office:value="44.537554314090627" table:style-name="ce195">
            <text:p>44.5</text:p>
          </table:table-cell>
          <table:table-cell office:value-type="float" office:value="3428" table:style-name="ce194">
            <text:p>3,428</text:p>
          </table:table-cell>
          <table:table-cell office:value-type="float" office:value="1493" table:style-name="ce194">
            <text:p>1,493</text:p>
          </table:table-cell>
          <table:table-cell office:value-type="float" office:value="43.55309218203034" table:style-name="ce195">
            <text:p>43.6</text:p>
          </table:table-cell>
          <table:table-cell office:value-type="float" office:value="3456" table:style-name="ce194">
            <text:p>3,456</text:p>
          </table:table-cell>
          <table:table-cell office:value-type="float" office:value="1562" table:style-name="ce194">
            <text:p>1,562</text:p>
          </table:table-cell>
          <table:table-cell office:value-type="float" office:value="45.19675925925926" table:style-name="ce195">
            <text:p>45.2</text:p>
          </table:table-cell>
          <table:table-cell office:value-type="float" office:value="3446" table:style-name="ce194">
            <text:p>3,446</text:p>
          </table:table-cell>
          <table:table-cell office:value-type="float" office:value="1484" table:style-name="ce194">
            <text:p>1,484</text:p>
          </table:table-cell>
          <table:table-cell office:value-type="float" office:value="43.06442251886245" table:style-name="ce195">
            <text:p>43.1</text:p>
          </table:table-cell>
          <table:table-cell office:value-type="float" office:value="3567" table:style-name="ce194">
            <text:p>3,567</text:p>
          </table:table-cell>
          <table:table-cell office:value-type="float" office:value="1507" table:style-name="ce194">
            <text:p>1,507</text:p>
          </table:table-cell>
          <table:table-cell office:value-type="float" office:value="42.248388001121391" table:style-name="ce195">
            <text:p>42.2</text:p>
          </table:table-cell>
          <table:table-cell office:value-type="float" office:value="3646" table:style-name="ce194">
            <text:p>3,646</text:p>
          </table:table-cell>
          <table:table-cell office:value-type="float" office:value="1521" table:style-name="ce194">
            <text:p>1,521</text:p>
          </table:table-cell>
          <table:table-cell office:value-type="float" office:value="41.716950082281947" table:style-name="ce195">
            <text:p>41.7</text:p>
          </table:table-cell>
          <table:table-cell table:number-columns-repeated="16357"/>
        </table:table-row>
        <table:table-row table:style-name="ro13">
          <table:table-cell office:value-type="string" table:style-name="ce201">
            <text:p>Midlands</text:p>
          </table:table-cell>
          <table:table-cell office:value-type="string" table:style-name="ce202">
            <text:p>E10000007</text:p>
          </table:table-cell>
          <table:table-cell office:value-type="string" table:style-name="ce201">
            <text:p>Derby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7927" table:style-name="ce193">
            <text:p>7,927<text:s/></text:p>
          </table:table-cell>
          <table:table-cell office:value-type="float" office:value="5175" table:style-name="ce193">
            <text:p>5,175<text:s/></text:p>
          </table:table-cell>
          <table:table-cell office:value-type="float" office:value="65.2832092847231" table:style-name="ce195">
            <text:p>65.3</text:p>
          </table:table-cell>
          <table:table-cell office:value-type="float" office:value="8190" table:style-name="ce194">
            <text:p>8,190</text:p>
          </table:table-cell>
          <table:table-cell office:value-type="float" office:value="5571" table:style-name="ce194">
            <text:p>5,571</text:p>
          </table:table-cell>
          <table:table-cell office:value-type="float" office:value="68.021978021978029" table:style-name="ce195">
            <text:p>68.0</text:p>
          </table:table-cell>
          <table:table-cell office:value-type="float" office:value="8495" table:style-name="ce194">
            <text:p>8,495</text:p>
          </table:table-cell>
          <table:table-cell office:value-type="float" office:value="5568" table:style-name="ce194">
            <text:p>5,568</text:p>
          </table:table-cell>
          <table:table-cell office:value-type="float" office:value="65.544437904649797" table:style-name="ce195">
            <text:p>65.5</text:p>
          </table:table-cell>
          <table:table-cell office:value-type="float" office:value="8508" table:style-name="ce194">
            <text:p>8,508</text:p>
          </table:table-cell>
          <table:table-cell office:value-type="float" office:value="5772" table:style-name="ce194">
            <text:p>5,772</text:p>
          </table:table-cell>
          <table:table-cell office:value-type="float" office:value="67.842031029619179" table:style-name="ce195">
            <text:p>67.8</text:p>
          </table:table-cell>
          <table:table-cell office:value-type="float" office:value="8599" table:style-name="ce194">
            <text:p>8,599</text:p>
          </table:table-cell>
          <table:table-cell office:value-type="float" office:value="5697" table:style-name="ce194">
            <text:p>5,697</text:p>
          </table:table-cell>
          <table:table-cell office:value-type="float" office:value="66.251889754622624" table:style-name="ce195">
            <text:p>66.3</text:p>
          </table:table-cell>
          <table:table-cell office:value-type="float" office:value="8767" table:style-name="ce194">
            <text:p>8,767</text:p>
          </table:table-cell>
          <table:table-cell office:value-type="float" office:value="5692" table:style-name="ce194">
            <text:p>5,692</text:p>
          </table:table-cell>
          <table:table-cell office:value-type="float" office:value="64.925288011862676" table:style-name="ce195">
            <text:p>64.9</text:p>
          </table:table-cell>
          <table:table-cell office:value-type="float" office:value="9134" table:style-name="ce194">
            <text:p>9,134</text:p>
          </table:table-cell>
          <table:table-cell office:value-type="float" office:value="5726" table:style-name="ce194">
            <text:p>5,726</text:p>
          </table:table-cell>
          <table:table-cell office:value-type="float" office:value="62.688854828114735" table:style-name="ce195">
            <text:p>62.7</text:p>
          </table:table-cell>
          <table:table-cell table:number-columns-repeated="16357"/>
        </table:table-row>
        <table:table-row table:style-name="ro13">
          <table:table-cell office:value-type="string" table:style-name="ce201">
            <text:p>Midlands</text:p>
          </table:table-cell>
          <table:table-cell office:value-type="string" table:style-name="ce202">
            <text:p>E08000027</text:p>
          </table:table-cell>
          <table:table-cell office:value-type="string" table:style-name="ce201">
            <text:p>Dudley</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755" table:style-name="ce193">
            <text:p>3,755<text:s/></text:p>
          </table:table-cell>
          <table:table-cell office:value-type="float" office:value="2097" table:style-name="ce193">
            <text:p>2,097<text:s/></text:p>
          </table:table-cell>
          <table:table-cell office:value-type="float" office:value="55.845539280958725" table:style-name="ce195">
            <text:p>55.8</text:p>
          </table:table-cell>
          <table:table-cell office:value-type="float" office:value="3847" table:style-name="ce194">
            <text:p>3,847</text:p>
          </table:table-cell>
          <table:table-cell office:value-type="float" office:value="2154" table:style-name="ce194">
            <text:p>2,154</text:p>
          </table:table-cell>
          <table:table-cell office:value-type="float" office:value="55.991681829997397" table:style-name="ce195">
            <text:p>56.0</text:p>
          </table:table-cell>
          <table:table-cell office:value-type="float" office:value="3840" table:style-name="ce194">
            <text:p>3,840</text:p>
          </table:table-cell>
          <table:table-cell office:value-type="float" office:value="2155" table:style-name="ce194">
            <text:p>2,155</text:p>
          </table:table-cell>
          <table:table-cell office:value-type="float" office:value="56.119791666666664" table:style-name="ce195">
            <text:p>56.1</text:p>
          </table:table-cell>
          <table:table-cell office:value-type="float" office:value="3866" table:style-name="ce194">
            <text:p>3,866</text:p>
          </table:table-cell>
          <table:table-cell office:value-type="float" office:value="2173" table:style-name="ce194">
            <text:p>2,173</text:p>
          </table:table-cell>
          <table:table-cell office:value-type="float" office:value="56.207966890843252" table:style-name="ce195">
            <text:p>56.2</text:p>
          </table:table-cell>
          <table:table-cell office:value-type="float" office:value="4000" table:style-name="ce194">
            <text:p>4,000</text:p>
          </table:table-cell>
          <table:table-cell office:value-type="float" office:value="2206" table:style-name="ce194">
            <text:p>2,206</text:p>
          </table:table-cell>
          <table:table-cell office:value-type="float" office:value="55.15" table:style-name="ce195">
            <text:p>55.2</text:p>
          </table:table-cell>
          <table:table-cell office:value-type="float" office:value="4136" table:style-name="ce194">
            <text:p>4,136</text:p>
          </table:table-cell>
          <table:table-cell office:value-type="float" office:value="2256" table:style-name="ce194">
            <text:p>2,256</text:p>
          </table:table-cell>
          <table:table-cell office:value-type="float" office:value="54.54545454545454" table:style-name="ce195">
            <text:p>54.5</text:p>
          </table:table-cell>
          <table:table-cell office:value-type="float" office:value="4132" table:style-name="ce194">
            <text:p>4,132</text:p>
          </table:table-cell>
          <table:table-cell office:value-type="float" office:value="2237" table:style-name="ce194">
            <text:p>2,237</text:p>
          </table:table-cell>
          <table:table-cell office:value-type="float" office:value="54.138431752178121" table:style-name="ce195">
            <text:p>54.1</text:p>
          </table:table-cell>
          <table:table-cell table:number-columns-repeated="16357"/>
        </table:table-row>
        <table:table-row table:style-name="ro13">
          <table:table-cell office:value-type="string" table:style-name="ce201">
            <text:p>Midlands</text:p>
          </table:table-cell>
          <table:table-cell office:value-type="string" table:style-name="ce202">
            <text:p>E06000019</text:p>
          </table:table-cell>
          <table:table-cell office:value-type="string" table:style-name="ce201">
            <text:p>Herefordshire, County Of</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903" table:style-name="ce193">
            <text:p>1,903<text:s/></text:p>
          </table:table-cell>
          <table:table-cell office:value-type="float" office:value="1336" table:style-name="ce193">
            <text:p>1,336<text:s/></text:p>
          </table:table-cell>
          <table:table-cell office:value-type="float" office:value="70.204939569101427" table:style-name="ce195">
            <text:p>70.2</text:p>
          </table:table-cell>
          <table:table-cell office:value-type="float" office:value="1920" table:style-name="ce194">
            <text:p>1,920</text:p>
          </table:table-cell>
          <table:table-cell office:value-type="float" office:value="1321" table:style-name="ce194">
            <text:p>1,321</text:p>
          </table:table-cell>
          <table:table-cell office:value-type="float" office:value="68.802083333333329" table:style-name="ce195">
            <text:p>68.8</text:p>
          </table:table-cell>
          <table:table-cell office:value-type="float" office:value="1927" table:style-name="ce194">
            <text:p>1,927</text:p>
          </table:table-cell>
          <table:table-cell office:value-type="float" office:value="1348" table:style-name="ce194">
            <text:p>1,348</text:p>
          </table:table-cell>
          <table:table-cell office:value-type="float" office:value="69.953295277633629" table:style-name="ce195">
            <text:p>70.0</text:p>
          </table:table-cell>
          <table:table-cell office:value-type="float" office:value="1906" table:style-name="ce194">
            <text:p>1,906</text:p>
          </table:table-cell>
          <table:table-cell office:value-type="float" office:value="1360" table:style-name="ce194">
            <text:p>1,360</text:p>
          </table:table-cell>
          <table:table-cell office:value-type="float" office:value="71.353620146904518" table:style-name="ce195">
            <text:p>71.4</text:p>
          </table:table-cell>
          <table:table-cell office:value-type="float" office:value="1977" table:style-name="ce194">
            <text:p>1,977</text:p>
          </table:table-cell>
          <table:table-cell office:value-type="float" office:value="1452" table:style-name="ce194">
            <text:p>1,452</text:p>
          </table:table-cell>
          <table:table-cell office:value-type="float" office:value="73.444613050075873" table:style-name="ce195">
            <text:p>73.4</text:p>
          </table:table-cell>
          <table:table-cell office:value-type="float" office:value="2116" table:style-name="ce194">
            <text:p>2,116</text:p>
          </table:table-cell>
          <table:table-cell office:value-type="float" office:value="1502" table:style-name="ce194">
            <text:p>1,502</text:p>
          </table:table-cell>
          <table:table-cell office:value-type="float" office:value="70.982986767485826" table:style-name="ce195">
            <text:p>71.0</text:p>
          </table:table-cell>
          <table:table-cell office:value-type="float" office:value="2090" table:style-name="ce194">
            <text:p>2,090</text:p>
          </table:table-cell>
          <table:table-cell office:value-type="float" office:value="1434" table:style-name="ce194">
            <text:p>1,434</text:p>
          </table:table-cell>
          <table:table-cell office:value-type="float" office:value="68.612440191387563" table:style-name="ce195">
            <text:p>68.6</text:p>
          </table:table-cell>
          <table:table-cell table:number-columns-repeated="16357"/>
        </table:table-row>
        <table:table-row table:style-name="ro13">
          <table:table-cell office:value-type="string" table:style-name="ce201">
            <text:p>Midlands</text:p>
          </table:table-cell>
          <table:table-cell office:value-type="string" table:style-name="ce202">
            <text:p>E06000016</text:p>
          </table:table-cell>
          <table:table-cell office:value-type="string" table:style-name="ce201">
            <text:p>Leicester</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4422" table:style-name="ce193">
            <text:p>4,422<text:s/></text:p>
          </table:table-cell>
          <table:table-cell office:value-type="float" office:value="1370" table:style-name="ce193">
            <text:p>1,370<text:s/></text:p>
          </table:table-cell>
          <table:table-cell office:value-type="float" office:value="30.98145635459068" table:style-name="ce195">
            <text:p>31.0</text:p>
          </table:table-cell>
          <table:table-cell office:value-type="float" office:value="4645" table:style-name="ce194">
            <text:p>4,645</text:p>
          </table:table-cell>
          <table:table-cell office:value-type="float" office:value="1455" table:style-name="ce194">
            <text:p>1,455</text:p>
          </table:table-cell>
          <table:table-cell office:value-type="float" office:value="31.32400430570506" table:style-name="ce195">
            <text:p>31.3</text:p>
          </table:table-cell>
          <table:table-cell office:value-type="float" office:value="4869" table:style-name="ce194">
            <text:p>4,869</text:p>
          </table:table-cell>
          <table:table-cell office:value-type="float" office:value="1556" table:style-name="ce194">
            <text:p>1,556</text:p>
          </table:table-cell>
          <table:table-cell office:value-type="float" office:value="31.957280755802014" table:style-name="ce195">
            <text:p>32.0</text:p>
          </table:table-cell>
          <table:table-cell office:value-type="float" office:value="4894" table:style-name="ce194">
            <text:p>4,894</text:p>
          </table:table-cell>
          <table:table-cell office:value-type="float" office:value="1639" table:style-name="ce194">
            <text:p>1,639</text:p>
          </table:table-cell>
          <table:table-cell office:value-type="float" office:value="33.489987740089902" table:style-name="ce195">
            <text:p>33.5</text:p>
          </table:table-cell>
          <table:table-cell office:value-type="float" office:value="4981" table:style-name="ce194">
            <text:p>4,981</text:p>
          </table:table-cell>
          <table:table-cell office:value-type="float" office:value="1523" table:style-name="ce194">
            <text:p>1,523</text:p>
          </table:table-cell>
          <table:table-cell office:value-type="float" office:value="30.576189520176673" table:style-name="ce195">
            <text:p>30.6</text:p>
          </table:table-cell>
          <table:table-cell office:value-type="float" office:value="5105" table:style-name="ce194">
            <text:p>5,105</text:p>
          </table:table-cell>
          <table:table-cell office:value-type="float" office:value="1639" table:style-name="ce194">
            <text:p>1,639</text:p>
          </table:table-cell>
          <table:table-cell office:value-type="float" office:value="32.105778648383939" table:style-name="ce195">
            <text:p>32.1</text:p>
          </table:table-cell>
          <table:table-cell office:value-type="float" office:value="5240" table:style-name="ce194">
            <text:p>5,240</text:p>
          </table:table-cell>
          <table:table-cell office:value-type="float" office:value="1618" table:style-name="ce194">
            <text:p>1,618</text:p>
          </table:table-cell>
          <table:table-cell office:value-type="float" office:value="30.877862595419849" table:style-name="ce195">
            <text:p>30.9</text:p>
          </table:table-cell>
          <table:table-cell table:number-columns-repeated="16357"/>
        </table:table-row>
        <table:table-row table:style-name="ro13">
          <table:table-cell office:value-type="string" table:style-name="ce201">
            <text:p>Midlands</text:p>
          </table:table-cell>
          <table:table-cell office:value-type="string" table:style-name="ce202">
            <text:p>E10000018</text:p>
          </table:table-cell>
          <table:table-cell office:value-type="string" table:style-name="ce201">
            <text:p>Leicestershire and Rutland</text:p>
          </table:table-cell>
          <table:table-cell office:value-type="float" office:value="2" table:style-name="ce196">
            <text:p>2</text:p>
          </table:table-cell>
          <table:table-cell office:value-type="float" office:value="2" table:style-name="ce196">
            <text:p>2</text:p>
          </table:table-cell>
          <table:table-cell office:value-type="float" office:value="100" table:style-name="ce195">
            <text:p>100.0</text:p>
          </table:table-cell>
          <table:table-cell office:value-type="float" office:value="8074" table:style-name="ce193">
            <text:p>8,074<text:s/></text:p>
          </table:table-cell>
          <table:table-cell office:value-type="float" office:value="4881" table:style-name="ce193">
            <text:p>4,881<text:s/></text:p>
          </table:table-cell>
          <table:table-cell office:value-type="float" office:value="60.45330691107258" table:style-name="ce195">
            <text:p>60.5</text:p>
          </table:table-cell>
          <table:table-cell office:value-type="float" office:value="8183" table:style-name="ce194">
            <text:p>8,183</text:p>
          </table:table-cell>
          <table:table-cell office:value-type="float" office:value="5004" table:style-name="ce194">
            <text:p>5,004</text:p>
          </table:table-cell>
          <table:table-cell office:value-type="float" office:value="61.151167053647804" table:style-name="ce195">
            <text:p>61.2</text:p>
          </table:table-cell>
          <table:table-cell office:value-type="float" office:value="8579" table:style-name="ce194">
            <text:p>8,579</text:p>
          </table:table-cell>
          <table:table-cell office:value-type="float" office:value="5237" table:style-name="ce194">
            <text:p>5,237</text:p>
          </table:table-cell>
          <table:table-cell office:value-type="float" office:value="61.044410770486067" table:style-name="ce195">
            <text:p>61.0</text:p>
          </table:table-cell>
          <table:table-cell office:value-type="float" office:value="8712" table:style-name="ce194">
            <text:p>8,712</text:p>
          </table:table-cell>
          <table:table-cell office:value-type="float" office:value="5378" table:style-name="ce194">
            <text:p>5,378</text:p>
          </table:table-cell>
          <table:table-cell office:value-type="float" office:value="61.73094582185491" table:style-name="ce195">
            <text:p>61.7</text:p>
          </table:table-cell>
          <table:table-cell office:value-type="float" office:value="8485" table:style-name="ce194">
            <text:p>8,485</text:p>
          </table:table-cell>
          <table:table-cell office:value-type="float" office:value="5096" table:style-name="ce194">
            <text:p>5,096</text:p>
          </table:table-cell>
          <table:table-cell office:value-type="float" office:value="60.058927519151439" table:style-name="ce195">
            <text:p>60.1</text:p>
          </table:table-cell>
          <table:table-cell office:value-type="float" office:value="8648" table:style-name="ce194">
            <text:p>8,648</text:p>
          </table:table-cell>
          <table:table-cell office:value-type="float" office:value="5210" table:style-name="ce194">
            <text:p>5,210</text:p>
          </table:table-cell>
          <table:table-cell office:value-type="float" office:value="60.245143385753927" table:style-name="ce195">
            <text:p>60.2</text:p>
          </table:table-cell>
          <table:table-cell office:value-type="float" office:value="9023" table:style-name="ce194">
            <text:p>9,023</text:p>
          </table:table-cell>
          <table:table-cell office:value-type="float" office:value="5176" table:style-name="ce194">
            <text:p>5,176</text:p>
          </table:table-cell>
          <table:table-cell office:value-type="float" office:value="57.364512911448514" table:style-name="ce195">
            <text:p>57.4</text:p>
          </table:table-cell>
          <table:table-cell table:number-columns-repeated="16357"/>
        </table:table-row>
        <table:table-row table:style-name="ro13">
          <table:table-cell office:value-type="string" table:style-name="ce201">
            <text:p>Midlands</text:p>
          </table:table-cell>
          <table:table-cell office:value-type="string" table:style-name="ce202">
            <text:p>E10000019</text:p>
          </table:table-cell>
          <table:table-cell office:value-type="string" table:style-name="ce201">
            <text:p>Lincoln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7364" table:style-name="ce193">
            <text:p>7,364<text:s/></text:p>
          </table:table-cell>
          <table:table-cell office:value-type="float" office:value="4622" table:style-name="ce193">
            <text:p>4,622<text:s/></text:p>
          </table:table-cell>
          <table:table-cell office:value-type="float" office:value="62.764801738185774" table:style-name="ce195">
            <text:p>62.8</text:p>
          </table:table-cell>
          <table:table-cell office:value-type="float" office:value="7802" table:style-name="ce194">
            <text:p>7,802</text:p>
          </table:table-cell>
          <table:table-cell office:value-type="float" office:value="4898" table:style-name="ce194">
            <text:p>4,898</text:p>
          </table:table-cell>
          <table:table-cell office:value-type="float" office:value="62.778774673160733" table:style-name="ce195">
            <text:p>62.8</text:p>
          </table:table-cell>
          <table:table-cell office:value-type="float" office:value="8268" table:style-name="ce194">
            <text:p>8,268</text:p>
          </table:table-cell>
          <table:table-cell office:value-type="float" office:value="5122" table:style-name="ce194">
            <text:p>5,122</text:p>
          </table:table-cell>
          <table:table-cell office:value-type="float" office:value="61.94968553459119" table:style-name="ce195">
            <text:p>61.9</text:p>
          </table:table-cell>
          <table:table-cell office:value-type="float" office:value="8263" table:style-name="ce194">
            <text:p>8,263</text:p>
          </table:table-cell>
          <table:table-cell office:value-type="float" office:value="5214" table:style-name="ce194">
            <text:p>5,214</text:p>
          </table:table-cell>
          <table:table-cell office:value-type="float" office:value="63.100568800677728" table:style-name="ce195">
            <text:p>63.1</text:p>
          </table:table-cell>
          <table:table-cell office:value-type="float" office:value="8463" table:style-name="ce194">
            <text:p>8,463</text:p>
          </table:table-cell>
          <table:table-cell office:value-type="float" office:value="5134" table:style-name="ce194">
            <text:p>5,134</text:p>
          </table:table-cell>
          <table:table-cell office:value-type="float" office:value="60.66406711568002" table:style-name="ce195">
            <text:p>60.7</text:p>
          </table:table-cell>
          <table:table-cell office:value-type="float" office:value="8408" table:style-name="ce194">
            <text:p>8,408</text:p>
          </table:table-cell>
          <table:table-cell office:value-type="float" office:value="5100" table:style-name="ce194">
            <text:p>5,100</text:p>
          </table:table-cell>
          <table:table-cell office:value-type="float" office:value="60.656517602283543" table:style-name="ce195">
            <text:p>60.7</text:p>
          </table:table-cell>
          <table:table-cell office:value-type="float" office:value="8938" table:style-name="ce194">
            <text:p>8,938</text:p>
          </table:table-cell>
          <table:table-cell office:value-type="float" office:value="5143" table:style-name="ce194">
            <text:p>5,143</text:p>
          </table:table-cell>
          <table:table-cell office:value-type="float" office:value="57.540836876258673" table:style-name="ce195">
            <text:p>57.5</text:p>
          </table:table-cell>
          <table:table-cell table:number-columns-repeated="16357"/>
        </table:table-row>
        <table:table-row table:style-name="ro13">
          <table:table-cell office:value-type="string" table:style-name="ce201">
            <text:p>Midlands</text:p>
          </table:table-cell>
          <table:table-cell office:value-type="string" table:style-name="ce202">
            <text:p>E06000061</text:p>
          </table:table-cell>
          <table:table-cell office:value-type="string" table:style-name="ce201">
            <text:p>North Northampton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4119" table:style-name="ce193">
            <text:p>4,119<text:s/></text:p>
          </table:table-cell>
          <table:table-cell office:value-type="float" office:value="2001" table:style-name="ce193">
            <text:p>2,001<text:s/></text:p>
          </table:table-cell>
          <table:table-cell office:value-type="float" office:value="48.579752367079386" table:style-name="ce195">
            <text:p>48.6</text:p>
          </table:table-cell>
          <table:table-cell office:value-type="float" office:value="4235" table:style-name="ce194">
            <text:p>4,235</text:p>
          </table:table-cell>
          <table:table-cell office:value-type="float" office:value="1963" table:style-name="ce194">
            <text:p>1,963</text:p>
          </table:table-cell>
          <table:table-cell office:value-type="float" office:value="46.351829988193629" table:style-name="ce195">
            <text:p>46.4</text:p>
          </table:table-cell>
          <table:table-cell office:value-type="float" office:value="4311" table:style-name="ce194">
            <text:p>4,311</text:p>
          </table:table-cell>
          <table:table-cell office:value-type="float" office:value="2196" table:style-name="ce194">
            <text:p>2,196</text:p>
          </table:table-cell>
          <table:table-cell office:value-type="float" office:value="50.939457202505224" table:style-name="ce195">
            <text:p>50.9</text:p>
          </table:table-cell>
          <table:table-cell office:value-type="float" office:value="4264" table:style-name="ce194">
            <text:p>4,264</text:p>
          </table:table-cell>
          <table:table-cell office:value-type="float" office:value="2127" table:style-name="ce194">
            <text:p>2,127</text:p>
          </table:table-cell>
          <table:table-cell office:value-type="float" office:value="49.882739212007507" table:style-name="ce195">
            <text:p>49.9</text:p>
          </table:table-cell>
          <table:table-cell office:value-type="float" office:value="4452" table:style-name="ce194">
            <text:p>4,452</text:p>
          </table:table-cell>
          <table:table-cell office:value-type="float" office:value="2019" table:style-name="ce194">
            <text:p>2,019</text:p>
          </table:table-cell>
          <table:table-cell office:value-type="float" office:value="45.350404312668466" table:style-name="ce195">
            <text:p>45.4</text:p>
          </table:table-cell>
          <table:table-cell office:value-type="float" office:value="4534" table:style-name="ce194">
            <text:p>4,534</text:p>
          </table:table-cell>
          <table:table-cell office:value-type="float" office:value="2235" table:style-name="ce194">
            <text:p>2,235</text:p>
          </table:table-cell>
          <table:table-cell office:value-type="float" office:value="49.294221438023825" table:style-name="ce195">
            <text:p>49.3</text:p>
          </table:table-cell>
          <table:table-cell office:value-type="float" office:value="4506" table:style-name="ce194">
            <text:p>4,506</text:p>
          </table:table-cell>
          <table:table-cell office:value-type="float" office:value="2201" table:style-name="ce194">
            <text:p>2,201</text:p>
          </table:table-cell>
          <table:table-cell office:value-type="float" office:value="48.845983133599645" table:style-name="ce195">
            <text:p>48.8</text:p>
          </table:table-cell>
          <table:table-cell table:number-columns-repeated="16357"/>
        </table:table-row>
        <table:table-row table:style-name="ro13">
          <table:table-cell office:value-type="string" table:style-name="ce201">
            <text:p>Midlands</text:p>
          </table:table-cell>
          <table:table-cell office:value-type="string" table:style-name="ce202">
            <text:p>E06000018</text:p>
          </table:table-cell>
          <table:table-cell office:value-type="string" table:style-name="ce201">
            <text:p>Nottingham</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638" table:style-name="ce193">
            <text:p>3,638<text:s/></text:p>
          </table:table-cell>
          <table:table-cell office:value-type="float" office:value="1275" table:style-name="ce193">
            <text:p>1,275<text:s/></text:p>
          </table:table-cell>
          <table:table-cell office:value-type="float" office:value="35.046728971962615" table:style-name="ce195">
            <text:p>35.0</text:p>
          </table:table-cell>
          <table:table-cell office:value-type="float" office:value="3758" table:style-name="ce194">
            <text:p>3,758</text:p>
          </table:table-cell>
          <table:table-cell office:value-type="float" office:value="1419" table:style-name="ce194">
            <text:p>1,419</text:p>
          </table:table-cell>
          <table:table-cell office:value-type="float" office:value="37.759446514103246" table:style-name="ce195">
            <text:p>37.8</text:p>
          </table:table-cell>
          <table:table-cell office:value-type="float" office:value="4062" table:style-name="ce194">
            <text:p>4,062</text:p>
          </table:table-cell>
          <table:table-cell office:value-type="float" office:value="1530" table:style-name="ce194">
            <text:p>1,530</text:p>
          </table:table-cell>
          <table:table-cell office:value-type="float" office:value="37.666174298375182" table:style-name="ce195">
            <text:p>37.7</text:p>
          </table:table-cell>
          <table:table-cell office:value-type="float" office:value="3927" table:style-name="ce194">
            <text:p>3,927</text:p>
          </table:table-cell>
          <table:table-cell office:value-type="float" office:value="1475" table:style-name="ce194">
            <text:p>1,475</text:p>
          </table:table-cell>
          <table:table-cell office:value-type="float" office:value="37.560478736949328" table:style-name="ce195">
            <text:p>37.6</text:p>
          </table:table-cell>
          <table:table-cell office:value-type="float" office:value="3975" table:style-name="ce194">
            <text:p>3,975</text:p>
          </table:table-cell>
          <table:table-cell office:value-type="float" office:value="1477" table:style-name="ce194">
            <text:p>1,477</text:p>
          </table:table-cell>
          <table:table-cell office:value-type="float" office:value="37.157232704402517" table:style-name="ce195">
            <text:p>37.2</text:p>
          </table:table-cell>
          <table:table-cell office:value-type="float" office:value="4069" table:style-name="ce194">
            <text:p>4,069</text:p>
          </table:table-cell>
          <table:table-cell office:value-type="float" office:value="1490" table:style-name="ce194">
            <text:p>1,490</text:p>
          </table:table-cell>
          <table:table-cell office:value-type="float" office:value="36.618333742934382" table:style-name="ce195">
            <text:p>36.6</text:p>
          </table:table-cell>
          <table:table-cell office:value-type="float" office:value="4007" table:style-name="ce194">
            <text:p>4,007</text:p>
          </table:table-cell>
          <table:table-cell office:value-type="float" office:value="1458" table:style-name="ce194">
            <text:p>1,458</text:p>
          </table:table-cell>
          <table:table-cell office:value-type="float" office:value="36.38632393311704" table:style-name="ce195">
            <text:p>36.4</text:p>
          </table:table-cell>
          <table:table-cell table:number-columns-repeated="16357"/>
        </table:table-row>
        <table:table-row table:style-name="ro13">
          <table:table-cell office:value-type="string" table:style-name="ce201">
            <text:p>Midlands</text:p>
          </table:table-cell>
          <table:table-cell office:value-type="string" table:style-name="ce202">
            <text:p>E10000024</text:p>
          </table:table-cell>
          <table:table-cell office:value-type="string" table:style-name="ce201">
            <text:p>Nottingham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7960" table:style-name="ce193">
            <text:p>7,960<text:s/></text:p>
          </table:table-cell>
          <table:table-cell office:value-type="float" office:value="4796" table:style-name="ce193">
            <text:p>4,796<text:s/></text:p>
          </table:table-cell>
          <table:table-cell office:value-type="float" office:value="60.251256281407038" table:style-name="ce195">
            <text:p>60.3</text:p>
          </table:table-cell>
          <table:table-cell office:value-type="float" office:value="8278" table:style-name="ce194">
            <text:p>8,278</text:p>
          </table:table-cell>
          <table:table-cell office:value-type="float" office:value="5260" table:style-name="ce194">
            <text:p>5,260</text:p>
          </table:table-cell>
          <table:table-cell office:value-type="float" office:value="63.541918337762752" table:style-name="ce195">
            <text:p>63.5</text:p>
          </table:table-cell>
          <table:table-cell office:value-type="float" office:value="8453" table:style-name="ce194">
            <text:p>8,453</text:p>
          </table:table-cell>
          <table:table-cell office:value-type="float" office:value="5395" table:style-name="ce194">
            <text:p>5,395</text:p>
          </table:table-cell>
          <table:table-cell office:value-type="float" office:value="63.823494617295637" table:style-name="ce195">
            <text:p>63.8</text:p>
          </table:table-cell>
          <table:table-cell office:value-type="float" office:value="8464" table:style-name="ce194">
            <text:p>8,464</text:p>
          </table:table-cell>
          <table:table-cell office:value-type="float" office:value="5277" table:style-name="ce194">
            <text:p>5,277</text:p>
          </table:table-cell>
          <table:table-cell office:value-type="float" office:value="62.346408317580341" table:style-name="ce195">
            <text:p>62.3</text:p>
          </table:table-cell>
          <table:table-cell office:value-type="float" office:value="8668" table:style-name="ce194">
            <text:p>8,668</text:p>
          </table:table-cell>
          <table:table-cell office:value-type="float" office:value="5310" table:style-name="ce194">
            <text:p>5,310</text:p>
          </table:table-cell>
          <table:table-cell office:value-type="float" office:value="61.259806183664054" table:style-name="ce195">
            <text:p>61.3</text:p>
          </table:table-cell>
          <table:table-cell office:value-type="float" office:value="8767" table:style-name="ce194">
            <text:p>8,767</text:p>
          </table:table-cell>
          <table:table-cell office:value-type="float" office:value="5438" table:style-name="ce194">
            <text:p>5,438</text:p>
          </table:table-cell>
          <table:table-cell office:value-type="float" office:value="62.028059769590506" table:style-name="ce195">
            <text:p>62.0</text:p>
          </table:table-cell>
          <table:table-cell office:value-type="float" office:value="8783" table:style-name="ce194">
            <text:p>8,783</text:p>
          </table:table-cell>
          <table:table-cell office:value-type="float" office:value="5438" table:style-name="ce194">
            <text:p>5,438</text:p>
          </table:table-cell>
          <table:table-cell office:value-type="float" office:value="61.915063190253903" table:style-name="ce195">
            <text:p>61.9</text:p>
          </table:table-cell>
          <table:table-cell table:number-columns-repeated="16357"/>
        </table:table-row>
        <table:table-row table:style-name="ro13">
          <table:table-cell office:value-type="string" table:style-name="ce201">
            <text:p>Midlands</text:p>
          </table:table-cell>
          <table:table-cell office:value-type="string" table:style-name="ce202">
            <text:p>E08000028</text:p>
          </table:table-cell>
          <table:table-cell office:value-type="string" table:style-name="ce201">
            <text:p>Sandwell</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4429" table:style-name="ce193">
            <text:p>4,429<text:s/></text:p>
          </table:table-cell>
          <table:table-cell office:value-type="float" office:value="1638" table:style-name="ce193">
            <text:p>1,638<text:s/></text:p>
          </table:table-cell>
          <table:table-cell office:value-type="float" office:value="36.983517724091222" table:style-name="ce195">
            <text:p>37.0</text:p>
          </table:table-cell>
          <table:table-cell office:value-type="float" office:value="4715" table:style-name="ce194">
            <text:p>4,715</text:p>
          </table:table-cell>
          <table:table-cell office:value-type="float" office:value="1797" table:style-name="ce194">
            <text:p>1,797</text:p>
          </table:table-cell>
          <table:table-cell office:value-type="float" office:value="38.112407211028632" table:style-name="ce195">
            <text:p>38.1</text:p>
          </table:table-cell>
          <table:table-cell office:value-type="float" office:value="4962" table:style-name="ce194">
            <text:p>4,962</text:p>
          </table:table-cell>
          <table:table-cell office:value-type="float" office:value="2008" table:style-name="ce194">
            <text:p>2,008</text:p>
          </table:table-cell>
          <table:table-cell office:value-type="float" office:value="40.467553405884729" table:style-name="ce195">
            <text:p>40.5</text:p>
          </table:table-cell>
          <table:table-cell office:value-type="float" office:value="4789" table:style-name="ce194">
            <text:p>4,789</text:p>
          </table:table-cell>
          <table:table-cell office:value-type="float" office:value="1852" table:style-name="ce194">
            <text:p>1,852</text:p>
          </table:table-cell>
          <table:table-cell office:value-type="float" office:value="38.671956567133016" table:style-name="ce195">
            <text:p>38.7</text:p>
          </table:table-cell>
          <table:table-cell office:value-type="float" office:value="4854" table:style-name="ce194">
            <text:p>4,854</text:p>
          </table:table-cell>
          <table:table-cell office:value-type="float" office:value="1773" table:style-name="ce194">
            <text:p>1,773</text:p>
          </table:table-cell>
          <table:table-cell office:value-type="float" office:value="36.526576019777501" table:style-name="ce195">
            <text:p>36.5</text:p>
          </table:table-cell>
          <table:table-cell office:value-type="float" office:value="5078" table:style-name="ce194">
            <text:p>5,078</text:p>
          </table:table-cell>
          <table:table-cell office:value-type="float" office:value="1869" table:style-name="ce194">
            <text:p>1,869</text:p>
          </table:table-cell>
          <table:table-cell office:value-type="float" office:value="36.805829066561643" table:style-name="ce195">
            <text:p>36.8</text:p>
          </table:table-cell>
          <table:table-cell office:value-type="float" office:value="5079" table:style-name="ce194">
            <text:p>5,079</text:p>
          </table:table-cell>
          <table:table-cell office:value-type="float" office:value="1886" table:style-name="ce194">
            <text:p>1,886</text:p>
          </table:table-cell>
          <table:table-cell office:value-type="float" office:value="37.133293955503049" table:style-name="ce195">
            <text:p>37.1</text:p>
          </table:table-cell>
          <table:table-cell table:number-columns-repeated="16357"/>
        </table:table-row>
        <table:table-row table:style-name="ro13">
          <table:table-cell office:value-type="string" table:style-name="ce201">
            <text:p>Midlands</text:p>
          </table:table-cell>
          <table:table-cell office:value-type="string" table:style-name="ce202">
            <text:p>E06000051</text:p>
          </table:table-cell>
          <table:table-cell office:value-type="string" table:style-name="ce201">
            <text:p>Shrop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019" table:style-name="ce193">
            <text:p>3,019<text:s/></text:p>
          </table:table-cell>
          <table:table-cell office:value-type="float" office:value="2072" table:style-name="ce193">
            <text:p>2,072<text:s/></text:p>
          </table:table-cell>
          <table:table-cell office:value-type="float" office:value="68.631997350115938" table:style-name="ce195">
            <text:p>68.6</text:p>
          </table:table-cell>
          <table:table-cell office:value-type="float" office:value="3169" table:style-name="ce194">
            <text:p>3,169</text:p>
          </table:table-cell>
          <table:table-cell office:value-type="float" office:value="2198" table:style-name="ce194">
            <text:p>2,198</text:p>
          </table:table-cell>
          <table:table-cell office:value-type="float" office:value="69.35941937519722" table:style-name="ce195">
            <text:p>69.4</text:p>
          </table:table-cell>
          <table:table-cell office:value-type="float" office:value="3189" table:style-name="ce194">
            <text:p>3,189</text:p>
          </table:table-cell>
          <table:table-cell office:value-type="float" office:value="2292" table:style-name="ce194">
            <text:p>2,292</text:p>
          </table:table-cell>
          <table:table-cell office:value-type="float" office:value="71.872060206961436" table:style-name="ce195">
            <text:p>71.9</text:p>
          </table:table-cell>
          <table:table-cell office:value-type="float" office:value="3152" table:style-name="ce194">
            <text:p>3,152</text:p>
          </table:table-cell>
          <table:table-cell office:value-type="float" office:value="2304" table:style-name="ce194">
            <text:p>2,304</text:p>
          </table:table-cell>
          <table:table-cell office:value-type="float" office:value="73.096446700507613" table:style-name="ce195">
            <text:p>73.1</text:p>
          </table:table-cell>
          <table:table-cell office:value-type="float" office:value="3091" table:style-name="ce194">
            <text:p>3,091</text:p>
          </table:table-cell>
          <table:table-cell office:value-type="float" office:value="2204" table:style-name="ce194">
            <text:p>2,204</text:p>
          </table:table-cell>
          <table:table-cell office:value-type="float" office:value="71.303785182788744" table:style-name="ce195">
            <text:p>71.3</text:p>
          </table:table-cell>
          <table:table-cell office:value-type="float" office:value="3202" table:style-name="ce194">
            <text:p>3,202</text:p>
          </table:table-cell>
          <table:table-cell office:value-type="float" office:value="2313" table:style-name="ce194">
            <text:p>2,313</text:p>
          </table:table-cell>
          <table:table-cell office:value-type="float" office:value="72.236102435977514" table:style-name="ce195">
            <text:p>72.2</text:p>
          </table:table-cell>
          <table:table-cell office:value-type="float" office:value="3336" table:style-name="ce194">
            <text:p>3,336</text:p>
          </table:table-cell>
          <table:table-cell office:value-type="float" office:value="2406" table:style-name="ce194">
            <text:p>2,406</text:p>
          </table:table-cell>
          <table:table-cell office:value-type="float" office:value="72.122302158273371" table:style-name="ce195">
            <text:p>72.1</text:p>
          </table:table-cell>
          <table:table-cell table:number-columns-repeated="16357"/>
        </table:table-row>
        <table:table-row table:style-name="ro13">
          <table:table-cell office:value-type="string" table:style-name="ce201">
            <text:p>Midlands</text:p>
          </table:table-cell>
          <table:table-cell office:value-type="string" table:style-name="ce202">
            <text:p>E08000029</text:p>
          </table:table-cell>
          <table:table-cell office:value-type="string" table:style-name="ce201">
            <text:p>Solihull</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729" table:style-name="ce193">
            <text:p>2,729<text:s/></text:p>
          </table:table-cell>
          <table:table-cell office:value-type="float" office:value="1807" table:style-name="ce193">
            <text:p>1,807<text:s/></text:p>
          </table:table-cell>
          <table:table-cell office:value-type="float" office:value="66.214730670575307" table:style-name="ce195">
            <text:p>66.2</text:p>
          </table:table-cell>
          <table:table-cell office:value-type="float" office:value="2823" table:style-name="ce194">
            <text:p>2,823</text:p>
          </table:table-cell>
          <table:table-cell office:value-type="float" office:value="1845" table:style-name="ce194">
            <text:p>1,845</text:p>
          </table:table-cell>
          <table:table-cell office:value-type="float" office:value="65.356004250797028" table:style-name="ce195">
            <text:p>65.4</text:p>
          </table:table-cell>
          <table:table-cell office:value-type="float" office:value="2929" table:style-name="ce194">
            <text:p>2,929</text:p>
          </table:table-cell>
          <table:table-cell office:value-type="float" office:value="1984" table:style-name="ce194">
            <text:p>1,984</text:p>
          </table:table-cell>
          <table:table-cell office:value-type="float" office:value="67.736428815295326" table:style-name="ce195">
            <text:p>67.7</text:p>
          </table:table-cell>
          <table:table-cell office:value-type="float" office:value="2976" table:style-name="ce194">
            <text:p>2,976</text:p>
          </table:table-cell>
          <table:table-cell office:value-type="float" office:value="2011" table:style-name="ce194">
            <text:p>2,011</text:p>
          </table:table-cell>
          <table:table-cell office:value-type="float" office:value="67.5739247311828" table:style-name="ce195">
            <text:p>67.6</text:p>
          </table:table-cell>
          <table:table-cell office:value-type="float" office:value="2971" table:style-name="ce194">
            <text:p>2,971</text:p>
          </table:table-cell>
          <table:table-cell office:value-type="float" office:value="2009" table:style-name="ce194">
            <text:p>2,009</text:p>
          </table:table-cell>
          <table:table-cell office:value-type="float" office:value="67.620329855267585" table:style-name="ce195">
            <text:p>67.6</text:p>
          </table:table-cell>
          <table:table-cell office:value-type="float" office:value="3020" table:style-name="ce194">
            <text:p>3,020</text:p>
          </table:table-cell>
          <table:table-cell office:value-type="float" office:value="2000" table:style-name="ce194">
            <text:p>2,000</text:p>
          </table:table-cell>
          <table:table-cell office:value-type="float" office:value="66.225165562913915" table:style-name="ce195">
            <text:p>66.2</text:p>
          </table:table-cell>
          <table:table-cell office:value-type="float" office:value="3152" table:style-name="ce194">
            <text:p>3,152</text:p>
          </table:table-cell>
          <table:table-cell office:value-type="float" office:value="2060" table:style-name="ce194">
            <text:p>2,060</text:p>
          </table:table-cell>
          <table:table-cell office:value-type="float" office:value="65.35532994923858" table:style-name="ce195">
            <text:p>65.4</text:p>
          </table:table-cell>
          <table:table-cell table:number-columns-repeated="16357"/>
        </table:table-row>
        <table:table-row table:style-name="ro13">
          <table:table-cell office:value-type="string" table:style-name="ce201">
            <text:p>Midlands</text:p>
          </table:table-cell>
          <table:table-cell office:value-type="string" table:style-name="ce202">
            <text:p>E10000028</text:p>
          </table:table-cell>
          <table:table-cell office:value-type="string" table:style-name="ce201">
            <text:p>Stafford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9274" table:style-name="ce193">
            <text:p>9,274<text:s/></text:p>
          </table:table-cell>
          <table:table-cell office:value-type="float" office:value="5271" table:style-name="ce193">
            <text:p>5,271<text:s/></text:p>
          </table:table-cell>
          <table:table-cell office:value-type="float" office:value="56.836316583998268" table:style-name="ce195">
            <text:p>56.8</text:p>
          </table:table-cell>
          <table:table-cell office:value-type="float" office:value="9505" table:style-name="ce194">
            <text:p>9,505</text:p>
          </table:table-cell>
          <table:table-cell office:value-type="float" office:value="5330" table:style-name="ce194">
            <text:p>5,330</text:p>
          </table:table-cell>
          <table:table-cell office:value-type="float" office:value="56.075749605470804" table:style-name="ce195">
            <text:p>56.1</text:p>
          </table:table-cell>
          <table:table-cell office:value-type="float" office:value="9374" table:style-name="ce194">
            <text:p>9,374</text:p>
          </table:table-cell>
          <table:table-cell office:value-type="float" office:value="5750" table:style-name="ce194">
            <text:p>5,750</text:p>
          </table:table-cell>
          <table:table-cell office:value-type="float" office:value="61.33987625346704" table:style-name="ce195">
            <text:p>61.3</text:p>
          </table:table-cell>
          <table:table-cell office:value-type="float" office:value="9591" table:style-name="ce194">
            <text:p>9,591</text:p>
          </table:table-cell>
          <table:table-cell office:value-type="float" office:value="5527" table:style-name="ce194">
            <text:p>5,527</text:p>
          </table:table-cell>
          <table:table-cell office:value-type="float" office:value="57.626941924721095" table:style-name="ce195">
            <text:p>57.6</text:p>
          </table:table-cell>
          <table:table-cell office:value-type="float" office:value="9824" table:style-name="ce194">
            <text:p>9,824</text:p>
          </table:table-cell>
          <table:table-cell office:value-type="float" office:value="5548" table:style-name="ce194">
            <text:p>5,548</text:p>
          </table:table-cell>
          <table:table-cell office:value-type="float" office:value="56.473941368078172" table:style-name="ce195">
            <text:p>56.5</text:p>
          </table:table-cell>
          <table:table-cell office:value-type="float" office:value="9864" table:style-name="ce194">
            <text:p>9,864</text:p>
          </table:table-cell>
          <table:table-cell office:value-type="float" office:value="5748" table:style-name="ce194">
            <text:p>5,748</text:p>
          </table:table-cell>
          <table:table-cell office:value-type="float" office:value="58.272506082725059" table:style-name="ce195">
            <text:p>58.3</text:p>
          </table:table-cell>
          <table:table-cell office:value-type="float" office:value="10020" table:style-name="ce194">
            <text:p>10,020</text:p>
          </table:table-cell>
          <table:table-cell office:value-type="float" office:value="5552" table:style-name="ce194">
            <text:p>5,552</text:p>
          </table:table-cell>
          <table:table-cell office:value-type="float" office:value="55.409181636726544" table:style-name="ce195">
            <text:p>55.4</text:p>
          </table:table-cell>
          <table:table-cell table:number-columns-repeated="16357"/>
        </table:table-row>
        <table:table-row table:style-name="ro13">
          <table:table-cell office:value-type="string" table:style-name="ce201">
            <text:p>Midlands</text:p>
          </table:table-cell>
          <table:table-cell office:value-type="string" table:style-name="ce202">
            <text:p>E06000021</text:p>
          </table:table-cell>
          <table:table-cell office:value-type="string" table:style-name="ce201">
            <text:p>Stoke-On-Trent</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913" table:style-name="ce193">
            <text:p>2,913<text:s/></text:p>
          </table:table-cell>
          <table:table-cell office:value-type="float" office:value="1227" table:style-name="ce193">
            <text:p>1,227<text:s/></text:p>
          </table:table-cell>
          <table:table-cell office:value-type="float" office:value="42.121524201853759" table:style-name="ce195">
            <text:p>42.1</text:p>
          </table:table-cell>
          <table:table-cell office:value-type="float" office:value="3172" table:style-name="ce194">
            <text:p>3,172</text:p>
          </table:table-cell>
          <table:table-cell office:value-type="float" office:value="1233" table:style-name="ce194">
            <text:p>1,233</text:p>
          </table:table-cell>
          <table:table-cell office:value-type="float" office:value="38.871374527112238" table:style-name="ce195">
            <text:p>38.9</text:p>
          </table:table-cell>
          <table:table-cell office:value-type="float" office:value="3166" table:style-name="ce194">
            <text:p>3,166</text:p>
          </table:table-cell>
          <table:table-cell office:value-type="float" office:value="1400" table:style-name="ce194">
            <text:p>1,400</text:p>
          </table:table-cell>
          <table:table-cell office:value-type="float" office:value="44.219835754895769" table:style-name="ce195">
            <text:p>44.2</text:p>
          </table:table-cell>
          <table:table-cell office:value-type="float" office:value="3346" table:style-name="ce194">
            <text:p>3,346</text:p>
          </table:table-cell>
          <table:table-cell office:value-type="float" office:value="1405" table:style-name="ce194">
            <text:p>1,405</text:p>
          </table:table-cell>
          <table:table-cell office:value-type="float" office:value="41.990436341900775" table:style-name="ce195">
            <text:p>42.0</text:p>
          </table:table-cell>
          <table:table-cell office:value-type="float" office:value="3323" table:style-name="ce194">
            <text:p>3,323</text:p>
          </table:table-cell>
          <table:table-cell office:value-type="float" office:value="1408" table:style-name="ce194">
            <text:p>1,408</text:p>
          </table:table-cell>
          <table:table-cell office:value-type="float" office:value="42.371351188684926" table:style-name="ce195">
            <text:p>42.4</text:p>
          </table:table-cell>
          <table:table-cell office:value-type="float" office:value="3331" table:style-name="ce194">
            <text:p>3,331</text:p>
          </table:table-cell>
          <table:table-cell office:value-type="float" office:value="1366" table:style-name="ce194">
            <text:p>1,366</text:p>
          </table:table-cell>
          <table:table-cell office:value-type="float" office:value="41.008706094265982" table:style-name="ce195">
            <text:p>41.0</text:p>
          </table:table-cell>
          <table:table-cell office:value-type="float" office:value="3450" table:style-name="ce194">
            <text:p>3,450</text:p>
          </table:table-cell>
          <table:table-cell office:value-type="float" office:value="1350" table:style-name="ce194">
            <text:p>1,350</text:p>
          </table:table-cell>
          <table:table-cell office:value-type="float" office:value="39.130434782608695" table:style-name="ce195">
            <text:p>39.1</text:p>
          </table:table-cell>
          <table:table-cell table:number-columns-repeated="16357"/>
        </table:table-row>
        <table:table-row table:style-name="ro9">
          <table:table-cell office:value-type="string" table:style-name="ce201">
            <text:p>Midlands</text:p>
          </table:table-cell>
          <table:table-cell office:value-type="string" table:style-name="ce202">
            <text:p>E06000020</text:p>
          </table:table-cell>
          <table:table-cell office:value-type="string" table:style-name="ce201">
            <text:p>Telford and Wreki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198" table:style-name="ce193">
            <text:p>2,198<text:s/></text:p>
          </table:table-cell>
          <table:table-cell office:value-type="float" office:value="1243" table:style-name="ce193">
            <text:p>1,243<text:s/></text:p>
          </table:table-cell>
          <table:table-cell office:value-type="float" office:value="56.551410373066425" table:style-name="ce195">
            <text:p>56.6</text:p>
          </table:table-cell>
          <table:table-cell office:value-type="float" office:value="2328" table:style-name="ce194">
            <text:p>2,328</text:p>
          </table:table-cell>
          <table:table-cell office:value-type="float" office:value="1309" table:style-name="ce194">
            <text:p>1,309</text:p>
          </table:table-cell>
          <table:table-cell office:value-type="float" office:value="56.228522336769757" table:style-name="ce195">
            <text:p>56.2</text:p>
          </table:table-cell>
          <table:table-cell office:value-type="float" office:value="2365" table:style-name="ce194">
            <text:p>2,365</text:p>
          </table:table-cell>
          <table:table-cell office:value-type="float" office:value="1412" table:style-name="ce194">
            <text:p>1,412</text:p>
          </table:table-cell>
          <table:table-cell office:value-type="float" office:value="59.704016913319236" table:style-name="ce195">
            <text:p>59.7</text:p>
          </table:table-cell>
          <table:table-cell office:value-type="float" office:value="2398" table:style-name="ce194">
            <text:p>2,398</text:p>
          </table:table-cell>
          <table:table-cell office:value-type="float" office:value="1426" table:style-name="ce194">
            <text:p>1,426</text:p>
          </table:table-cell>
          <table:table-cell office:value-type="float" office:value="59.466221851542954" table:style-name="ce195">
            <text:p>59.5</text:p>
          </table:table-cell>
          <table:table-cell office:value-type="float" office:value="2538" table:style-name="ce194">
            <text:p>2,538</text:p>
          </table:table-cell>
          <table:table-cell office:value-type="float" office:value="1398" table:style-name="ce194">
            <text:p>1,398</text:p>
          </table:table-cell>
          <table:table-cell office:value-type="float" office:value="55.082742316784874" table:style-name="ce195">
            <text:p>55.1</text:p>
          </table:table-cell>
          <table:table-cell office:value-type="float" office:value="2622" table:style-name="ce194">
            <text:p>2,622</text:p>
          </table:table-cell>
          <table:table-cell office:value-type="float" office:value="1518" table:style-name="ce194">
            <text:p>1,518</text:p>
          </table:table-cell>
          <table:table-cell office:value-type="float" office:value="57.894736842105267" table:style-name="ce195">
            <text:p>57.9</text:p>
          </table:table-cell>
          <table:table-cell office:value-type="float" office:value="2609" table:style-name="ce194">
            <text:p>2,609</text:p>
          </table:table-cell>
          <table:table-cell office:value-type="float" office:value="1487" table:style-name="ce194">
            <text:p>1,487</text:p>
          </table:table-cell>
          <table:table-cell office:value-type="float" office:value="56.995017247987732" table:style-name="ce195">
            <text:p>57.0</text:p>
          </table:table-cell>
          <table:table-cell table:number-columns-repeated="16357"/>
        </table:table-row>
        <table:table-row table:style-name="ro13">
          <table:table-cell office:value-type="string" table:style-name="ce201">
            <text:p>Midlands</text:p>
          </table:table-cell>
          <table:table-cell office:value-type="string" table:style-name="ce202">
            <text:p>E08000030</text:p>
          </table:table-cell>
          <table:table-cell office:value-type="string" table:style-name="ce201">
            <text:p>Walsall</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736" table:style-name="ce193">
            <text:p>3,736<text:s/></text:p>
          </table:table-cell>
          <table:table-cell office:value-type="float" office:value="1650" table:style-name="ce193">
            <text:p>1,650<text:s/></text:p>
          </table:table-cell>
          <table:table-cell office:value-type="float" office:value="44.16488222698073" table:style-name="ce195">
            <text:p>44.2</text:p>
          </table:table-cell>
          <table:table-cell office:value-type="float" office:value="3907" table:style-name="ce194">
            <text:p>3,907</text:p>
          </table:table-cell>
          <table:table-cell office:value-type="float" office:value="1659" table:style-name="ce194">
            <text:p>1,659</text:p>
          </table:table-cell>
          <table:table-cell office:value-type="float" office:value="42.462247248528286" table:style-name="ce195">
            <text:p>42.5</text:p>
          </table:table-cell>
          <table:table-cell office:value-type="float" office:value="3942" table:style-name="ce194">
            <text:p>3,942</text:p>
          </table:table-cell>
          <table:table-cell office:value-type="float" office:value="1654" table:style-name="ce194">
            <text:p>1,654</text:p>
          </table:table-cell>
          <table:table-cell office:value-type="float" office:value="41.958396752917295" table:style-name="ce195">
            <text:p>42.0</text:p>
          </table:table-cell>
          <table:table-cell office:value-type="float" office:value="3907" table:style-name="ce194">
            <text:p>3,907</text:p>
          </table:table-cell>
          <table:table-cell office:value-type="float" office:value="1701" table:style-name="ce194">
            <text:p>1,701</text:p>
          </table:table-cell>
          <table:table-cell office:value-type="float" office:value="43.537240849756849" table:style-name="ce195">
            <text:p>43.5</text:p>
          </table:table-cell>
          <table:table-cell office:value-type="float" office:value="3978" table:style-name="ce194">
            <text:p>3,978</text:p>
          </table:table-cell>
          <table:table-cell office:value-type="float" office:value="1653" table:style-name="ce194">
            <text:p>1,653</text:p>
          </table:table-cell>
          <table:table-cell office:value-type="float" office:value="41.553544494720967" table:style-name="ce195">
            <text:p>41.6</text:p>
          </table:table-cell>
          <table:table-cell office:value-type="float" office:value="3986" table:style-name="ce194">
            <text:p>3,986</text:p>
          </table:table-cell>
          <table:table-cell office:value-type="float" office:value="1688" table:style-name="ce194">
            <text:p>1,688</text:p>
          </table:table-cell>
          <table:table-cell office:value-type="float" office:value="42.348218765679881" table:style-name="ce195">
            <text:p>42.3</text:p>
          </table:table-cell>
          <table:table-cell office:value-type="float" office:value="4049" table:style-name="ce194">
            <text:p>4,049</text:p>
          </table:table-cell>
          <table:table-cell office:value-type="float" office:value="1668" table:style-name="ce194">
            <text:p>1,668</text:p>
          </table:table-cell>
          <table:table-cell office:value-type="float" office:value="41.19535687824154" table:style-name="ce195">
            <text:p>41.2</text:p>
          </table:table-cell>
          <table:table-cell table:number-columns-repeated="16357"/>
        </table:table-row>
        <table:table-row table:style-name="ro13">
          <table:table-cell office:value-type="string" table:style-name="ce201">
            <text:p>Midlands</text:p>
          </table:table-cell>
          <table:table-cell office:value-type="string" table:style-name="ce202">
            <text:p>E10000031</text:p>
          </table:table-cell>
          <table:table-cell office:value-type="string" table:style-name="ce201">
            <text:p>Warwick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6656" table:style-name="ce193">
            <text:p>6,656<text:s/></text:p>
          </table:table-cell>
          <table:table-cell office:value-type="float" office:value="4077" table:style-name="ce193">
            <text:p>4,077<text:s/></text:p>
          </table:table-cell>
          <table:table-cell office:value-type="float" office:value="61.253004807692314" table:style-name="ce195">
            <text:p>61.3</text:p>
          </table:table-cell>
          <table:table-cell office:value-type="float" office:value="6634" table:style-name="ce194">
            <text:p>6,634</text:p>
          </table:table-cell>
          <table:table-cell office:value-type="float" office:value="4171" table:style-name="ce194">
            <text:p>4,171</text:p>
          </table:table-cell>
          <table:table-cell office:value-type="float" office:value="62.873078082604763" table:style-name="ce195">
            <text:p>62.9</text:p>
          </table:table-cell>
          <table:table-cell office:value-type="float" office:value="6806" table:style-name="ce194">
            <text:p>6,806</text:p>
          </table:table-cell>
          <table:table-cell office:value-type="float" office:value="4288" table:style-name="ce194">
            <text:p>4,288</text:p>
          </table:table-cell>
          <table:table-cell office:value-type="float" office:value="63.003232441962979" table:style-name="ce195">
            <text:p>63.0</text:p>
          </table:table-cell>
          <table:table-cell office:value-type="float" office:value="6879" table:style-name="ce194">
            <text:p>6,879</text:p>
          </table:table-cell>
          <table:table-cell office:value-type="float" office:value="4322" table:style-name="ce194">
            <text:p>4,322</text:p>
          </table:table-cell>
          <table:table-cell office:value-type="float" office:value="62.828899549353103" table:style-name="ce195">
            <text:p>62.8</text:p>
          </table:table-cell>
          <table:table-cell office:value-type="float" office:value="6954" table:style-name="ce194">
            <text:p>6,954</text:p>
          </table:table-cell>
          <table:table-cell office:value-type="float" office:value="4232" table:style-name="ce194">
            <text:p>4,232</text:p>
          </table:table-cell>
          <table:table-cell office:value-type="float" office:value="60.85706068449813" table:style-name="ce195">
            <text:p>60.9</text:p>
          </table:table-cell>
          <table:table-cell office:value-type="float" office:value="7143" table:style-name="ce194">
            <text:p>7,143</text:p>
          </table:table-cell>
          <table:table-cell office:value-type="float" office:value="4322" table:style-name="ce194">
            <text:p>4,322</text:p>
          </table:table-cell>
          <table:table-cell office:value-type="float" office:value="60.506789864202716" table:style-name="ce195">
            <text:p>60.5</text:p>
          </table:table-cell>
          <table:table-cell office:value-type="float" office:value="7247" table:style-name="ce194">
            <text:p>7,247</text:p>
          </table:table-cell>
          <table:table-cell office:value-type="float" office:value="4256" table:style-name="ce194">
            <text:p>4,256</text:p>
          </table:table-cell>
          <table:table-cell office:value-type="float" office:value="58.727749413550434" table:style-name="ce195">
            <text:p>58.7</text:p>
          </table:table-cell>
          <table:table-cell table:number-columns-repeated="16357"/>
        </table:table-row>
        <table:table-row table:style-name="ro13">
          <table:table-cell office:value-type="string" table:style-name="ce201">
            <text:p>Midlands</text:p>
          </table:table-cell>
          <table:table-cell office:value-type="string" table:style-name="ce202">
            <text:p>E06000062</text:p>
          </table:table-cell>
          <table:table-cell office:value-type="string" table:style-name="ce201">
            <text:p>West Northampton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4959" table:style-name="ce193">
            <text:p>4,959<text:s/></text:p>
          </table:table-cell>
          <table:table-cell office:value-type="float" office:value="2583" table:style-name="ce193">
            <text:p>2,583<text:s/></text:p>
          </table:table-cell>
          <table:table-cell office:value-type="float" office:value="52.08711433756806" table:style-name="ce195">
            <text:p>52.1</text:p>
          </table:table-cell>
          <table:table-cell office:value-type="float" office:value="5199" table:style-name="ce194">
            <text:p>5,199</text:p>
          </table:table-cell>
          <table:table-cell office:value-type="float" office:value="2653" table:style-name="ce194">
            <text:p>2,653</text:p>
          </table:table-cell>
          <table:table-cell office:value-type="float" office:value="51.029044046932107" table:style-name="ce195">
            <text:p>51.0</text:p>
          </table:table-cell>
          <table:table-cell office:value-type="float" office:value="5181" table:style-name="ce194">
            <text:p>5,181</text:p>
          </table:table-cell>
          <table:table-cell office:value-type="float" office:value="2875" table:style-name="ce194">
            <text:p>2,875</text:p>
          </table:table-cell>
          <table:table-cell office:value-type="float" office:value="55.491217911600074" table:style-name="ce195">
            <text:p>55.5</text:p>
          </table:table-cell>
          <table:table-cell office:value-type="float" office:value="5199" table:style-name="ce194">
            <text:p>5,199</text:p>
          </table:table-cell>
          <table:table-cell office:value-type="float" office:value="2811" table:style-name="ce194">
            <text:p>2,811</text:p>
          </table:table-cell>
          <table:table-cell office:value-type="float" office:value="54.068090017311022" table:style-name="ce195">
            <text:p>54.1</text:p>
          </table:table-cell>
          <table:table-cell office:value-type="float" office:value="5289" table:style-name="ce194">
            <text:p>5,289</text:p>
          </table:table-cell>
          <table:table-cell office:value-type="float" office:value="2819" table:style-name="ce194">
            <text:p>2,819</text:p>
          </table:table-cell>
          <table:table-cell office:value-type="float" office:value="53.299300434864818" table:style-name="ce195">
            <text:p>53.3</text:p>
          </table:table-cell>
          <table:table-cell office:value-type="float" office:value="5287" table:style-name="ce194">
            <text:p>5,287</text:p>
          </table:table-cell>
          <table:table-cell office:value-type="float" office:value="2706" table:style-name="ce194">
            <text:p>2,706</text:p>
          </table:table-cell>
          <table:table-cell office:value-type="float" office:value="51.182144883676941" table:style-name="ce195">
            <text:p>51.2</text:p>
          </table:table-cell>
          <table:table-cell office:value-type="float" office:value="5308" table:style-name="ce194">
            <text:p>5,308</text:p>
          </table:table-cell>
          <table:table-cell office:value-type="float" office:value="2721" table:style-name="ce194">
            <text:p>2,721</text:p>
          </table:table-cell>
          <table:table-cell office:value-type="float" office:value="51.262245666917863" table:style-name="ce195">
            <text:p>51.3</text:p>
          </table:table-cell>
          <table:table-cell table:number-columns-repeated="16357"/>
        </table:table-row>
        <table:table-row table:style-name="ro13">
          <table:table-cell office:value-type="string" table:style-name="ce201">
            <text:p>Midlands</text:p>
          </table:table-cell>
          <table:table-cell office:value-type="string" table:style-name="ce202">
            <text:p>E08000031</text:p>
          </table:table-cell>
          <table:table-cell office:value-type="string" table:style-name="ce201">
            <text:p>Wolverhampto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377" table:style-name="ce193">
            <text:p>3,377<text:s/></text:p>
          </table:table-cell>
          <table:table-cell office:value-type="float" office:value="1636" table:style-name="ce193">
            <text:p>1,636<text:s/></text:p>
          </table:table-cell>
          <table:table-cell office:value-type="float" office:value="48.445365709209362" table:style-name="ce195">
            <text:p>48.4</text:p>
          </table:table-cell>
          <table:table-cell office:value-type="float" office:value="3614" table:style-name="ce194">
            <text:p>3,614</text:p>
          </table:table-cell>
          <table:table-cell office:value-type="float" office:value="1776" table:style-name="ce194">
            <text:p>1,776</text:p>
          </table:table-cell>
          <table:table-cell office:value-type="float" office:value="49.142224681793031" table:style-name="ce195">
            <text:p>49.1</text:p>
          </table:table-cell>
          <table:table-cell office:value-type="float" office:value="3657" table:style-name="ce194">
            <text:p>3,657</text:p>
          </table:table-cell>
          <table:table-cell office:value-type="float" office:value="1799" table:style-name="ce194">
            <text:p>1,799</text:p>
          </table:table-cell>
          <table:table-cell office:value-type="float" office:value="49.193327864369699" table:style-name="ce195">
            <text:p>49.2</text:p>
          </table:table-cell>
          <table:table-cell office:value-type="float" office:value="3745" table:style-name="ce194">
            <text:p>3,745</text:p>
          </table:table-cell>
          <table:table-cell office:value-type="float" office:value="1838" table:style-name="ce194">
            <text:p>1,838</text:p>
          </table:table-cell>
          <table:table-cell office:value-type="float" office:value="49.078771695594128" table:style-name="ce195">
            <text:p>49.1</text:p>
          </table:table-cell>
          <table:table-cell office:value-type="float" office:value="3763" table:style-name="ce194">
            <text:p>3,763</text:p>
          </table:table-cell>
          <table:table-cell office:value-type="float" office:value="1822" table:style-name="ce194">
            <text:p>1,822</text:p>
          </table:table-cell>
          <table:table-cell office:value-type="float" office:value="48.418814775445121" table:style-name="ce195">
            <text:p>48.4</text:p>
          </table:table-cell>
          <table:table-cell office:value-type="float" office:value="3694" table:style-name="ce194">
            <text:p>3,694</text:p>
          </table:table-cell>
          <table:table-cell office:value-type="float" office:value="1678" table:style-name="ce194">
            <text:p>1,678</text:p>
          </table:table-cell>
          <table:table-cell office:value-type="float" office:value="45.425013535462909" table:style-name="ce195">
            <text:p>45.4</text:p>
          </table:table-cell>
          <table:table-cell office:value-type="float" office:value="3748" table:style-name="ce194">
            <text:p>3,748</text:p>
          </table:table-cell>
          <table:table-cell office:value-type="float" office:value="1810" table:style-name="ce194">
            <text:p>1,810</text:p>
          </table:table-cell>
          <table:table-cell office:value-type="float" office:value="48.292422625400214" table:style-name="ce195">
            <text:p>48.3</text:p>
          </table:table-cell>
          <table:table-cell table:number-columns-repeated="16357"/>
        </table:table-row>
        <table:table-row table:style-name="ro13">
          <table:table-cell office:value-type="string" table:style-name="ce201">
            <text:p>Midlands</text:p>
          </table:table-cell>
          <table:table-cell office:value-type="string" table:style-name="ce202">
            <text:p>E10000034</text:p>
          </table:table-cell>
          <table:table-cell office:value-type="string" table:style-name="ce201">
            <text:p>Worcester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6189" table:style-name="ce193">
            <text:p>6,189<text:s/></text:p>
          </table:table-cell>
          <table:table-cell office:value-type="float" office:value="4214" table:style-name="ce193">
            <text:p>4,214<text:s/></text:p>
          </table:table-cell>
          <table:table-cell office:value-type="float" office:value="68.08854419130715" table:style-name="ce195">
            <text:p>68.1</text:p>
          </table:table-cell>
          <table:table-cell office:value-type="float" office:value="6269" table:style-name="ce194">
            <text:p>6,269</text:p>
          </table:table-cell>
          <table:table-cell office:value-type="float" office:value="4228" table:style-name="ce194">
            <text:p>4,228</text:p>
          </table:table-cell>
          <table:table-cell office:value-type="float" office:value="67.44297336098262" table:style-name="ce195">
            <text:p>67.4</text:p>
          </table:table-cell>
          <table:table-cell office:value-type="float" office:value="6536" table:style-name="ce194">
            <text:p>6,536</text:p>
          </table:table-cell>
          <table:table-cell office:value-type="float" office:value="4430" table:style-name="ce194">
            <text:p>4,430</text:p>
          </table:table-cell>
          <table:table-cell office:value-type="float" office:value="67.778457772337816" table:style-name="ce195">
            <text:p>67.8</text:p>
          </table:table-cell>
          <table:table-cell office:value-type="float" office:value="6592" table:style-name="ce194">
            <text:p>6,592</text:p>
          </table:table-cell>
          <table:table-cell office:value-type="float" office:value="4375" table:style-name="ce194">
            <text:p>4,375</text:p>
          </table:table-cell>
          <table:table-cell office:value-type="float" office:value="66.368325242718456" table:style-name="ce195">
            <text:p>66.4</text:p>
          </table:table-cell>
          <table:table-cell office:value-type="float" office:value="6449" table:style-name="ce194">
            <text:p>6,449</text:p>
          </table:table-cell>
          <table:table-cell office:value-type="float" office:value="4254" table:style-name="ce194">
            <text:p>4,254</text:p>
          </table:table-cell>
          <table:table-cell office:value-type="float" office:value="65.963715304698397" table:style-name="ce195">
            <text:p>66.0</text:p>
          </table:table-cell>
          <table:table-cell office:value-type="float" office:value="6835" table:style-name="ce194">
            <text:p>6,835</text:p>
          </table:table-cell>
          <table:table-cell office:value-type="float" office:value="4468" table:style-name="ce194">
            <text:p>4,468</text:p>
          </table:table-cell>
          <table:table-cell office:value-type="float" office:value="65.369422092172641" table:style-name="ce195">
            <text:p>65.4</text:p>
          </table:table-cell>
          <table:table-cell office:value-type="float" office:value="7093" table:style-name="ce194">
            <text:p>7,093</text:p>
          </table:table-cell>
          <table:table-cell office:value-type="float" office:value="4596" table:style-name="ce194">
            <text:p>4,596</text:p>
          </table:table-cell>
          <table:table-cell office:value-type="float" office:value="64.796278020583671" table:style-name="ce195">
            <text:p>64.8</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8000016</text:p>
          </table:table-cell>
          <table:table-cell office:value-type="string" table:style-name="ce201">
            <text:p>Barnsley</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710" table:style-name="ce193">
            <text:p>2,710<text:s/></text:p>
          </table:table-cell>
          <table:table-cell office:value-type="float" office:value="1883" table:style-name="ce193">
            <text:p>1,883<text:s/></text:p>
          </table:table-cell>
          <table:table-cell office:value-type="float" office:value="69.483394833948338" table:style-name="ce195">
            <text:p>69.5</text:p>
          </table:table-cell>
          <table:table-cell office:value-type="float" office:value="2863" table:style-name="ce194">
            <text:p>2,863</text:p>
          </table:table-cell>
          <table:table-cell office:value-type="float" office:value="1940" table:style-name="ce194">
            <text:p>1,940</text:p>
          </table:table-cell>
          <table:table-cell office:value-type="float" office:value="67.761089765979747" table:style-name="ce195">
            <text:p>67.8</text:p>
          </table:table-cell>
          <table:table-cell office:value-type="float" office:value="2833" table:style-name="ce194">
            <text:p>2,833</text:p>
          </table:table-cell>
          <table:table-cell office:value-type="float" office:value="1901" table:style-name="ce194">
            <text:p>1,901</text:p>
          </table:table-cell>
          <table:table-cell office:value-type="float" office:value="67.102012001411921" table:style-name="ce195">
            <text:p>67.1</text:p>
          </table:table-cell>
          <table:table-cell office:value-type="float" office:value="2916" table:style-name="ce194">
            <text:p>2,916</text:p>
          </table:table-cell>
          <table:table-cell office:value-type="float" office:value="1970" table:style-name="ce194">
            <text:p>1,970</text:p>
          </table:table-cell>
          <table:table-cell office:value-type="float" office:value="67.558299039780522" table:style-name="ce195">
            <text:p>67.6</text:p>
          </table:table-cell>
          <table:table-cell office:value-type="float" office:value="2838" table:style-name="ce194">
            <text:p>2,838</text:p>
          </table:table-cell>
          <table:table-cell office:value-type="float" office:value="1940" table:style-name="ce194">
            <text:p>1,940</text:p>
          </table:table-cell>
          <table:table-cell office:value-type="float" office:value="68.357998590556733" table:style-name="ce195">
            <text:p>68.4</text:p>
          </table:table-cell>
          <table:table-cell office:value-type="float" office:value="2919" table:style-name="ce194">
            <text:p>2,919</text:p>
          </table:table-cell>
          <table:table-cell office:value-type="float" office:value="1966" table:style-name="ce194">
            <text:p>1,966</text:p>
          </table:table-cell>
          <table:table-cell office:value-type="float" office:value="67.351832819458721" table:style-name="ce195">
            <text:p>67.4</text:p>
          </table:table-cell>
          <table:table-cell office:value-type="float" office:value="3049" table:style-name="ce194">
            <text:p>3,049</text:p>
          </table:table-cell>
          <table:table-cell office:value-type="float" office:value="2054" table:style-name="ce194">
            <text:p>2,054</text:p>
          </table:table-cell>
          <table:table-cell office:value-type="float" office:value="67.366349622827158" table:style-name="ce195">
            <text:p>67.4</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8000032</text:p>
          </table:table-cell>
          <table:table-cell office:value-type="string" table:style-name="ce201">
            <text:p>Bradford</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7697" table:style-name="ce193">
            <text:p>7,697<text:s/></text:p>
          </table:table-cell>
          <table:table-cell office:value-type="float" office:value="2195" table:style-name="ce193">
            <text:p>2,195<text:s/></text:p>
          </table:table-cell>
          <table:table-cell office:value-type="float" office:value="28.517604261400546" table:style-name="ce195">
            <text:p>28.5</text:p>
          </table:table-cell>
          <table:table-cell office:value-type="float" office:value="7924" table:style-name="ce194">
            <text:p>7,924</text:p>
          </table:table-cell>
          <table:table-cell office:value-type="float" office:value="2458" table:style-name="ce194">
            <text:p>2,458</text:p>
          </table:table-cell>
          <table:table-cell office:value-type="float" office:value="31.019687026754166" table:style-name="ce195">
            <text:p>31.0</text:p>
          </table:table-cell>
          <table:table-cell office:value-type="float" office:value="8148" table:style-name="ce194">
            <text:p>8,148</text:p>
          </table:table-cell>
          <table:table-cell office:value-type="float" office:value="2548" table:style-name="ce194">
            <text:p>2,548</text:p>
          </table:table-cell>
          <table:table-cell office:value-type="float" office:value="31.27147766323024" table:style-name="ce195">
            <text:p>31.3</text:p>
          </table:table-cell>
          <table:table-cell office:value-type="float" office:value="8177" table:style-name="ce194">
            <text:p>8,177</text:p>
          </table:table-cell>
          <table:table-cell office:value-type="float" office:value="2522" table:style-name="ce194">
            <text:p>2,522</text:p>
          </table:table-cell>
          <table:table-cell office:value-type="float" office:value="30.842607313195547" table:style-name="ce195">
            <text:p>30.8</text:p>
          </table:table-cell>
          <table:table-cell office:value-type="float" office:value="8315" table:style-name="ce194">
            <text:p>8,315</text:p>
          </table:table-cell>
          <table:table-cell office:value-type="float" office:value="2518" table:style-name="ce194">
            <text:p>2,518</text:p>
          </table:table-cell>
          <table:table-cell office:value-type="float" office:value="30.282621767889356" table:style-name="ce195">
            <text:p>30.3</text:p>
          </table:table-cell>
          <table:table-cell office:value-type="float" office:value="8231" table:style-name="ce194">
            <text:p>8,231</text:p>
          </table:table-cell>
          <table:table-cell office:value-type="float" office:value="2474" table:style-name="ce194">
            <text:p>2,474</text:p>
          </table:table-cell>
          <table:table-cell office:value-type="float" office:value="30.057101202770014" table:style-name="ce195">
            <text:p>30.1</text:p>
          </table:table-cell>
          <table:table-cell office:value-type="float" office:value="8354" table:style-name="ce194">
            <text:p>8,354</text:p>
          </table:table-cell>
          <table:table-cell office:value-type="float" office:value="2465" table:style-name="ce194">
            <text:p>2,465</text:p>
          </table:table-cell>
          <table:table-cell office:value-type="float" office:value="29.506823078764665" table:style-name="ce195">
            <text:p>29.5</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8000033</text:p>
          </table:table-cell>
          <table:table-cell office:value-type="string" table:style-name="ce201">
            <text:p>Calderdal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518" table:style-name="ce193">
            <text:p>2,518<text:s/></text:p>
          </table:table-cell>
          <table:table-cell office:value-type="float" office:value="1481" table:style-name="ce193">
            <text:p>1,481<text:s/></text:p>
          </table:table-cell>
          <table:table-cell office:value-type="float" office:value="58.81652104845115" table:style-name="ce195">
            <text:p>58.8</text:p>
          </table:table-cell>
          <table:table-cell office:value-type="float" office:value="2542" table:style-name="ce194">
            <text:p>2,542</text:p>
          </table:table-cell>
          <table:table-cell office:value-type="float" office:value="1399" table:style-name="ce194">
            <text:p>1,399</text:p>
          </table:table-cell>
          <table:table-cell office:value-type="float" office:value="55.035405192761608" table:style-name="ce195">
            <text:p>55.0</text:p>
          </table:table-cell>
          <table:table-cell office:value-type="float" office:value="2641" table:style-name="ce194">
            <text:p>2,641</text:p>
          </table:table-cell>
          <table:table-cell office:value-type="float" office:value="1521" table:style-name="ce194">
            <text:p>1,521</text:p>
          </table:table-cell>
          <table:table-cell office:value-type="float" office:value="57.591821279818255" table:style-name="ce195">
            <text:p>57.6</text:p>
          </table:table-cell>
          <table:table-cell office:value-type="float" office:value="2600" table:style-name="ce194">
            <text:p>2,600</text:p>
          </table:table-cell>
          <table:table-cell office:value-type="float" office:value="1500" table:style-name="ce194">
            <text:p>1,500</text:p>
          </table:table-cell>
          <table:table-cell office:value-type="float" office:value="57.692307692307686" table:style-name="ce195">
            <text:p>57.7</text:p>
          </table:table-cell>
          <table:table-cell office:value-type="float" office:value="2710" table:style-name="ce194">
            <text:p>2,710</text:p>
          </table:table-cell>
          <table:table-cell office:value-type="float" office:value="1493" table:style-name="ce194">
            <text:p>1,493</text:p>
          </table:table-cell>
          <table:table-cell office:value-type="float" office:value="55.092250922509223" table:style-name="ce195">
            <text:p>55.1</text:p>
          </table:table-cell>
          <table:table-cell office:value-type="float" office:value="2787" table:style-name="ce194">
            <text:p>2,787</text:p>
          </table:table-cell>
          <table:table-cell office:value-type="float" office:value="1508" table:style-name="ce194">
            <text:p>1,508</text:p>
          </table:table-cell>
          <table:table-cell office:value-type="float" office:value="54.108360243989949" table:style-name="ce195">
            <text:p>54.1</text:p>
          </table:table-cell>
          <table:table-cell office:value-type="float" office:value="2908" table:style-name="ce194">
            <text:p>2,908</text:p>
          </table:table-cell>
          <table:table-cell office:value-type="float" office:value="1544" table:style-name="ce194">
            <text:p>1,544</text:p>
          </table:table-cell>
          <table:table-cell office:value-type="float" office:value="53.094910591471802" table:style-name="ce195">
            <text:p>53.1</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6000047</text:p>
          </table:table-cell>
          <table:table-cell office:value-type="string" table:style-name="ce201">
            <text:p>County Durham</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5003" table:style-name="ce193">
            <text:p>5,003<text:s/></text:p>
          </table:table-cell>
          <table:table-cell office:value-type="float" office:value="2872" table:style-name="ce193">
            <text:p>2,872<text:s/></text:p>
          </table:table-cell>
          <table:table-cell office:value-type="float" office:value="57.4055566660004" table:style-name="ce195">
            <text:p>57.4</text:p>
          </table:table-cell>
          <table:table-cell office:value-type="float" office:value="5268" table:style-name="ce194">
            <text:p>5,268</text:p>
          </table:table-cell>
          <table:table-cell office:value-type="float" office:value="2940" table:style-name="ce194">
            <text:p>2,940</text:p>
          </table:table-cell>
          <table:table-cell office:value-type="float" office:value="55.808656036446472" table:style-name="ce195">
            <text:p>55.8</text:p>
          </table:table-cell>
          <table:table-cell office:value-type="float" office:value="5542" table:style-name="ce194">
            <text:p>5,542</text:p>
          </table:table-cell>
          <table:table-cell office:value-type="float" office:value="3225" table:style-name="ce194">
            <text:p>3,225</text:p>
          </table:table-cell>
          <table:table-cell office:value-type="float" office:value="58.191988451822453" table:style-name="ce195">
            <text:p>58.2</text:p>
          </table:table-cell>
          <table:table-cell office:value-type="float" office:value="5760" table:style-name="ce194">
            <text:p>5,760</text:p>
          </table:table-cell>
          <table:table-cell office:value-type="float" office:value="3228" table:style-name="ce194">
            <text:p>3,228</text:p>
          </table:table-cell>
          <table:table-cell office:value-type="float" office:value="56.041666666666664" table:style-name="ce195">
            <text:p>56.0</text:p>
          </table:table-cell>
          <table:table-cell office:value-type="float" office:value="5571" table:style-name="ce194">
            <text:p>5,571</text:p>
          </table:table-cell>
          <table:table-cell office:value-type="float" office:value="3226" table:style-name="ce194">
            <text:p>3,226</text:p>
          </table:table-cell>
          <table:table-cell office:value-type="float" office:value="57.907018488601693" table:style-name="ce195">
            <text:p>57.9</text:p>
          </table:table-cell>
          <table:table-cell office:value-type="float" office:value="5801" table:style-name="ce194">
            <text:p>5,801</text:p>
          </table:table-cell>
          <table:table-cell office:value-type="float" office:value="3247" table:style-name="ce194">
            <text:p>3,247</text:p>
          </table:table-cell>
          <table:table-cell office:value-type="float" office:value="55.973108084812964" table:style-name="ce195">
            <text:p>56.0</text:p>
          </table:table-cell>
          <table:table-cell office:value-type="float" office:value="5903" table:style-name="ce194">
            <text:p>5,903</text:p>
          </table:table-cell>
          <table:table-cell office:value-type="float" office:value="3188" table:style-name="ce194">
            <text:p>3,188</text:p>
          </table:table-cell>
          <table:table-cell office:value-type="float" office:value="54.006437404709473" table:style-name="ce195">
            <text:p>54.0</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10000006</text:p>
          </table:table-cell>
          <table:table-cell office:value-type="string" table:style-name="ce201">
            <text:p>Cumbria</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4913" table:style-name="ce193">
            <text:p>4,913<text:s/></text:p>
          </table:table-cell>
          <table:table-cell office:value-type="float" office:value="3828" table:style-name="ce193">
            <text:p>3,828<text:s/></text:p>
          </table:table-cell>
          <table:table-cell office:value-type="float" office:value="77.915733767555466" table:style-name="ce195">
            <text:p>77.9</text:p>
          </table:table-cell>
          <table:table-cell office:value-type="float" office:value="5297" table:style-name="ce194">
            <text:p>5,297</text:p>
          </table:table-cell>
          <table:table-cell office:value-type="float" office:value="3969" table:style-name="ce194">
            <text:p>3,969</text:p>
          </table:table-cell>
          <table:table-cell office:value-type="float" office:value="74.929205210496505" table:style-name="ce195">
            <text:p>74.9</text:p>
          </table:table-cell>
          <table:table-cell office:value-type="float" office:value="5559" table:style-name="ce194">
            <text:p>5,559</text:p>
          </table:table-cell>
          <table:table-cell office:value-type="float" office:value="4147" table:style-name="ce194">
            <text:p>4,147</text:p>
          </table:table-cell>
          <table:table-cell office:value-type="float" office:value="74.599748156143193" table:style-name="ce195">
            <text:p>74.6</text:p>
          </table:table-cell>
          <table:table-cell office:value-type="float" office:value="5580" table:style-name="ce194">
            <text:p>5,580</text:p>
          </table:table-cell>
          <table:table-cell office:value-type="float" office:value="4206" table:style-name="ce194">
            <text:p>4,206</text:p>
          </table:table-cell>
          <table:table-cell office:value-type="float" office:value="75.376344086021504" table:style-name="ce195">
            <text:p>75.4</text:p>
          </table:table-cell>
          <table:table-cell office:value-type="float" office:value="5672" table:style-name="ce194">
            <text:p>5,672</text:p>
          </table:table-cell>
          <table:table-cell office:value-type="float" office:value="4299" table:style-name="ce194">
            <text:p>4,299</text:p>
          </table:table-cell>
          <table:table-cell office:value-type="float" office:value="75.793370944992944" table:style-name="ce195">
            <text:p>75.8</text:p>
          </table:table-cell>
          <table:table-cell office:value-type="float" office:value="5880" table:style-name="ce194">
            <text:p>5,880</text:p>
          </table:table-cell>
          <table:table-cell office:value-type="float" office:value="4363" table:style-name="ce194">
            <text:p>4,363</text:p>
          </table:table-cell>
          <table:table-cell office:value-type="float" office:value="74.200680272108841" table:style-name="ce195">
            <text:p>74.2</text:p>
          </table:table-cell>
          <table:table-cell office:value-type="float" office:value="5826" table:style-name="ce194">
            <text:p>5,826</text:p>
          </table:table-cell>
          <table:table-cell office:value-type="float" office:value="4322" table:style-name="ce194">
            <text:p>4,322</text:p>
          </table:table-cell>
          <table:table-cell office:value-type="float" office:value="74.184689323721258" table:style-name="ce195">
            <text:p>74.2</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6000005</text:p>
          </table:table-cell>
          <table:table-cell office:value-type="string" table:style-name="ce201">
            <text:p>Darlingto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097" table:style-name="ce193">
            <text:p>1,097<text:s/></text:p>
          </table:table-cell>
          <table:table-cell office:value-type="float" office:value="696" table:style-name="ce193">
            <text:p>696<text:s/></text:p>
          </table:table-cell>
          <table:table-cell office:value-type="float" office:value="63.445761166818592" table:style-name="ce195">
            <text:p>63.4</text:p>
          </table:table-cell>
          <table:table-cell office:value-type="float" office:value="1052" table:style-name="ce194">
            <text:p>1,052</text:p>
          </table:table-cell>
          <table:table-cell office:value-type="float" office:value="613" table:style-name="ce194">
            <text:p>613</text:p>
          </table:table-cell>
          <table:table-cell office:value-type="float" office:value="58.269961977186313" table:style-name="ce195">
            <text:p>58.3</text:p>
          </table:table-cell>
          <table:table-cell office:value-type="float" office:value="1147" table:style-name="ce194">
            <text:p>1,147</text:p>
          </table:table-cell>
          <table:table-cell office:value-type="float" office:value="684" table:style-name="ce194">
            <text:p>684</text:p>
          </table:table-cell>
          <table:table-cell office:value-type="float" office:value="59.633827375762863" table:style-name="ce195">
            <text:p>59.6</text:p>
          </table:table-cell>
          <table:table-cell office:value-type="float" office:value="1186" table:style-name="ce194">
            <text:p>1,186</text:p>
          </table:table-cell>
          <table:table-cell office:value-type="float" office:value="679" table:style-name="ce194">
            <text:p>679</text:p>
          </table:table-cell>
          <table:table-cell office:value-type="float" office:value="57.251264755480605" table:style-name="ce195">
            <text:p>57.3</text:p>
          </table:table-cell>
          <table:table-cell office:value-type="float" office:value="1187" table:style-name="ce194">
            <text:p>1,187</text:p>
          </table:table-cell>
          <table:table-cell office:value-type="float" office:value="690" table:style-name="ce194">
            <text:p>690</text:p>
          </table:table-cell>
          <table:table-cell office:value-type="float" office:value="58.12973883740522" table:style-name="ce195">
            <text:p>58.1</text:p>
          </table:table-cell>
          <table:table-cell office:value-type="float" office:value="1204" table:style-name="ce194">
            <text:p>1,204</text:p>
          </table:table-cell>
          <table:table-cell office:value-type="float" office:value="695" table:style-name="ce194">
            <text:p>695</text:p>
          </table:table-cell>
          <table:table-cell office:value-type="float" office:value="57.724252491694351" table:style-name="ce195">
            <text:p>57.7</text:p>
          </table:table-cell>
          <table:table-cell office:value-type="float" office:value="1936" table:style-name="ce194">
            <text:p>1,936</text:p>
          </table:table-cell>
          <table:table-cell office:value-type="float" office:value="717" table:style-name="ce194">
            <text:p>717</text:p>
          </table:table-cell>
          <table:table-cell office:value-type="float" office:value="37.035123966942145" table:style-name="ce195">
            <text:p>37.0</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8000017</text:p>
          </table:table-cell>
          <table:table-cell office:value-type="string" table:style-name="ce201">
            <text:p>Doncaster</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411" table:style-name="ce193">
            <text:p>3,411<text:s/></text:p>
          </table:table-cell>
          <table:table-cell office:value-type="float" office:value="2281" table:style-name="ce193">
            <text:p>2,281<text:s/></text:p>
          </table:table-cell>
          <table:table-cell office:value-type="float" office:value="66.871885077689825" table:style-name="ce195">
            <text:p>66.9</text:p>
          </table:table-cell>
          <table:table-cell office:value-type="float" office:value="3623" table:style-name="ce194">
            <text:p>3,623</text:p>
          </table:table-cell>
          <table:table-cell office:value-type="float" office:value="2294" table:style-name="ce194">
            <text:p>2,294</text:p>
          </table:table-cell>
          <table:table-cell office:value-type="float" office:value="63.317692520011036" table:style-name="ce195">
            <text:p>63.3</text:p>
          </table:table-cell>
          <table:table-cell office:value-type="float" office:value="3735" table:style-name="ce194">
            <text:p>3,735</text:p>
          </table:table-cell>
          <table:table-cell office:value-type="float" office:value="2472" table:style-name="ce194">
            <text:p>2,472</text:p>
          </table:table-cell>
          <table:table-cell office:value-type="float" office:value="66.184738955823292" table:style-name="ce195">
            <text:p>66.2</text:p>
          </table:table-cell>
          <table:table-cell office:value-type="float" office:value="3740" table:style-name="ce194">
            <text:p>3,740</text:p>
          </table:table-cell>
          <table:table-cell office:value-type="float" office:value="2442" table:style-name="ce194">
            <text:p>2,442</text:p>
          </table:table-cell>
          <table:table-cell office:value-type="float" office:value="65.294117647058826" table:style-name="ce195">
            <text:p>65.3</text:p>
          </table:table-cell>
          <table:table-cell office:value-type="float" office:value="3703" table:style-name="ce194">
            <text:p>3,703</text:p>
          </table:table-cell>
          <table:table-cell office:value-type="float" office:value="2391" table:style-name="ce194">
            <text:p>2,391</text:p>
          </table:table-cell>
          <table:table-cell office:value-type="float" office:value="64.569268160950571" table:style-name="ce195">
            <text:p>64.6</text:p>
          </table:table-cell>
          <table:table-cell office:value-type="float" office:value="3937" table:style-name="ce194">
            <text:p>3,937</text:p>
          </table:table-cell>
          <table:table-cell office:value-type="float" office:value="2534" table:style-name="ce194">
            <text:p>2,534</text:p>
          </table:table-cell>
          <table:table-cell office:value-type="float" office:value="64.363728727457456" table:style-name="ce195">
            <text:p>64.4</text:p>
          </table:table-cell>
          <table:table-cell office:value-type="float" office:value="3885" table:style-name="ce194">
            <text:p>3,885</text:p>
          </table:table-cell>
          <table:table-cell office:value-type="float" office:value="2519" table:style-name="ce194">
            <text:p>2,519</text:p>
          </table:table-cell>
          <table:table-cell office:value-type="float" office:value="64.839124839124835" table:style-name="ce195">
            <text:p>64.8</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6000011</text:p>
          </table:table-cell>
          <table:table-cell office:value-type="string" table:style-name="ce201">
            <text:p>East Riding Of York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384" table:style-name="ce193">
            <text:p>3,384<text:s/></text:p>
          </table:table-cell>
          <table:table-cell office:value-type="float" office:value="2199" table:style-name="ce193">
            <text:p>2,199<text:s/></text:p>
          </table:table-cell>
          <table:table-cell office:value-type="float" office:value="64.982269503546092" table:style-name="ce195">
            <text:p>65.0</text:p>
          </table:table-cell>
          <table:table-cell office:value-type="float" office:value="3475" table:style-name="ce194">
            <text:p>3,475</text:p>
          </table:table-cell>
          <table:table-cell office:value-type="float" office:value="2368" table:style-name="ce194">
            <text:p>2,368</text:p>
          </table:table-cell>
          <table:table-cell office:value-type="float" office:value="68.143884892086319" table:style-name="ce195">
            <text:p>68.1</text:p>
          </table:table-cell>
          <table:table-cell office:value-type="float" office:value="3511" table:style-name="ce194">
            <text:p>3,511</text:p>
          </table:table-cell>
          <table:table-cell office:value-type="float" office:value="2388" table:style-name="ce194">
            <text:p>2,388</text:p>
          </table:table-cell>
          <table:table-cell office:value-type="float" office:value="68.014810595271996" table:style-name="ce195">
            <text:p>68.0</text:p>
          </table:table-cell>
          <table:table-cell office:value-type="float" office:value="3711" table:style-name="ce194">
            <text:p>3,711</text:p>
          </table:table-cell>
          <table:table-cell office:value-type="float" office:value="2516" table:style-name="ce194">
            <text:p>2,516</text:p>
          </table:table-cell>
          <table:table-cell office:value-type="float" office:value="67.79843707895445" table:style-name="ce195">
            <text:p>67.8</text:p>
          </table:table-cell>
          <table:table-cell office:value-type="float" office:value="3533" table:style-name="ce194">
            <text:p>3,533</text:p>
          </table:table-cell>
          <table:table-cell office:value-type="float" office:value="2406" table:style-name="ce194">
            <text:p>2,406</text:p>
          </table:table-cell>
          <table:table-cell office:value-type="float" office:value="68.100764223039917" table:style-name="ce195">
            <text:p>68.1</text:p>
          </table:table-cell>
          <table:table-cell office:value-type="float" office:value="3652" table:style-name="ce194">
            <text:p>3,652</text:p>
          </table:table-cell>
          <table:table-cell office:value-type="float" office:value="2475" table:style-name="ce194">
            <text:p>2,475</text:p>
          </table:table-cell>
          <table:table-cell office:value-type="float" office:value="67.771084337349393" table:style-name="ce195">
            <text:p>67.8</text:p>
          </table:table-cell>
          <table:table-cell office:value-type="float" office:value="3850" table:style-name="ce194">
            <text:p>3,850</text:p>
          </table:table-cell>
          <table:table-cell office:value-type="float" office:value="2586" table:style-name="ce194">
            <text:p>2,586</text:p>
          </table:table-cell>
          <table:table-cell office:value-type="float" office:value="67.168831168831161" table:style-name="ce195">
            <text:p>67.2</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8000020</text:p>
          </table:table-cell>
          <table:table-cell office:value-type="string" table:style-name="ce201">
            <text:p>Gateshead</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023" table:style-name="ce193">
            <text:p>2,023<text:s/></text:p>
          </table:table-cell>
          <table:table-cell office:value-type="float" office:value="1396" table:style-name="ce193">
            <text:p>1,396<text:s/></text:p>
          </table:table-cell>
          <table:table-cell office:value-type="float" office:value="69.006426099851708" table:style-name="ce195">
            <text:p>69.0</text:p>
          </table:table-cell>
          <table:table-cell office:value-type="float" office:value="2195" table:style-name="ce194">
            <text:p>2,195</text:p>
          </table:table-cell>
          <table:table-cell office:value-type="float" office:value="1466" table:style-name="ce194">
            <text:p>1,466</text:p>
          </table:table-cell>
          <table:table-cell office:value-type="float" office:value="66.788154897494294" table:style-name="ce195">
            <text:p>66.8</text:p>
          </table:table-cell>
          <table:table-cell office:value-type="float" office:value="2087" table:style-name="ce194">
            <text:p>2,087</text:p>
          </table:table-cell>
          <table:table-cell office:value-type="float" office:value="1504" table:style-name="ce194">
            <text:p>1,504</text:p>
          </table:table-cell>
          <table:table-cell office:value-type="float" office:value="72.065165309056056" table:style-name="ce195">
            <text:p>72.1</text:p>
          </table:table-cell>
          <table:table-cell office:value-type="float" office:value="2212" table:style-name="ce194">
            <text:p>2,212</text:p>
          </table:table-cell>
          <table:table-cell office:value-type="float" office:value="1558" table:style-name="ce194">
            <text:p>1,558</text:p>
          </table:table-cell>
          <table:table-cell office:value-type="float" office:value="70.433996383363478" table:style-name="ce195">
            <text:p>70.4</text:p>
          </table:table-cell>
          <table:table-cell office:value-type="float" office:value="2179" table:style-name="ce194">
            <text:p>2,179</text:p>
          </table:table-cell>
          <table:table-cell office:value-type="float" office:value="1561" table:style-name="ce194">
            <text:p>1,561</text:p>
          </table:table-cell>
          <table:table-cell office:value-type="float" office:value="71.638366223038091" table:style-name="ce195">
            <text:p>71.6</text:p>
          </table:table-cell>
          <table:table-cell office:value-type="float" office:value="2222" table:style-name="ce194">
            <text:p>2,222</text:p>
          </table:table-cell>
          <table:table-cell office:value-type="float" office:value="1595" table:style-name="ce194">
            <text:p>1,595</text:p>
          </table:table-cell>
          <table:table-cell office:value-type="float" office:value="71.78217821782178" table:style-name="ce195">
            <text:p>71.8</text:p>
          </table:table-cell>
          <table:table-cell office:value-type="float" office:value="2246" table:style-name="ce194">
            <text:p>2,246</text:p>
          </table:table-cell>
          <table:table-cell office:value-type="float" office:value="1573" table:style-name="ce194">
            <text:p>1,573</text:p>
          </table:table-cell>
          <table:table-cell office:value-type="float" office:value="70.035618878005351" table:style-name="ce195">
            <text:p>70.0</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6000001</text:p>
          </table:table-cell>
          <table:table-cell office:value-type="string" table:style-name="ce201">
            <text:p>Hartlepool</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059" table:style-name="ce193">
            <text:p>1,059<text:s/></text:p>
          </table:table-cell>
          <table:table-cell office:value-type="float" office:value="479" table:style-name="ce193">
            <text:p>479<text:s/></text:p>
          </table:table-cell>
          <table:table-cell office:value-type="float" office:value="45.231350330500469" table:style-name="ce195">
            <text:p>45.2</text:p>
          </table:table-cell>
          <table:table-cell office:value-type="float" office:value="1037" table:style-name="ce194">
            <text:p>1,037</text:p>
          </table:table-cell>
          <table:table-cell office:value-type="float" office:value="521" table:style-name="ce194">
            <text:p>521</text:p>
          </table:table-cell>
          <table:table-cell office:value-type="float" office:value="50.241080038572804" table:style-name="ce195">
            <text:p>50.2</text:p>
          </table:table-cell>
          <table:table-cell office:value-type="float" office:value="1082" table:style-name="ce194">
            <text:p>1,082</text:p>
          </table:table-cell>
          <table:table-cell office:value-type="float" office:value="496" table:style-name="ce194">
            <text:p>496</text:p>
          </table:table-cell>
          <table:table-cell office:value-type="float" office:value="45.841035120147872" table:style-name="ce195">
            <text:p>45.8</text:p>
          </table:table-cell>
          <table:table-cell office:value-type="float" office:value="1099" table:style-name="ce194">
            <text:p>1,099</text:p>
          </table:table-cell>
          <table:table-cell office:value-type="float" office:value="525" table:style-name="ce194">
            <text:p>525</text:p>
          </table:table-cell>
          <table:table-cell office:value-type="float" office:value="47.770700636942678" table:style-name="ce195">
            <text:p>47.8</text:p>
          </table:table-cell>
          <table:table-cell office:value-type="float" office:value="1149" table:style-name="ce194">
            <text:p>1,149</text:p>
          </table:table-cell>
          <table:table-cell office:value-type="float" office:value="513" table:style-name="ce194">
            <text:p>513</text:p>
          </table:table-cell>
          <table:table-cell office:value-type="float" office:value="44.64751958224543" table:style-name="ce195">
            <text:p>44.6</text:p>
          </table:table-cell>
          <table:table-cell office:value-type="float" office:value="1107" table:style-name="ce194">
            <text:p>1,107</text:p>
          </table:table-cell>
          <table:table-cell office:value-type="float" office:value="491" table:style-name="ce194">
            <text:p>491</text:p>
          </table:table-cell>
          <table:table-cell office:value-type="float" office:value="44.354110207768741" table:style-name="ce195">
            <text:p>44.4</text:p>
          </table:table-cell>
          <table:table-cell office:value-type="float" office:value="1155" table:style-name="ce194">
            <text:p>1,155</text:p>
          </table:table-cell>
          <table:table-cell office:value-type="float" office:value="487" table:style-name="ce194">
            <text:p>487</text:p>
          </table:table-cell>
          <table:table-cell office:value-type="float" office:value="42.164502164502167" table:style-name="ce195">
            <text:p>42.2</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6000010</text:p>
          </table:table-cell>
          <table:table-cell office:value-type="string" table:style-name="ce201">
            <text:p>Kingston Upon Hull, City Of</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150" table:style-name="ce193">
            <text:p>3,150<text:s/></text:p>
          </table:table-cell>
          <table:table-cell office:value-type="float" office:value="1787" table:style-name="ce193">
            <text:p>1,787<text:s/></text:p>
          </table:table-cell>
          <table:table-cell office:value-type="float" office:value="56.730158730158728" table:style-name="ce195">
            <text:p>56.7</text:p>
          </table:table-cell>
          <table:table-cell office:value-type="float" office:value="3251" table:style-name="ce194">
            <text:p>3,251</text:p>
          </table:table-cell>
          <table:table-cell office:value-type="float" office:value="1830" table:style-name="ce194">
            <text:p>1,830</text:p>
          </table:table-cell>
          <table:table-cell office:value-type="float" office:value="56.290372193171336" table:style-name="ce195">
            <text:p>56.3</text:p>
          </table:table-cell>
          <table:table-cell office:value-type="float" office:value="3422" table:style-name="ce194">
            <text:p>3,422</text:p>
          </table:table-cell>
          <table:table-cell office:value-type="float" office:value="1893" table:style-name="ce194">
            <text:p>1,893</text:p>
          </table:table-cell>
          <table:table-cell office:value-type="float" office:value="55.318527177089415" table:style-name="ce195">
            <text:p>55.3</text:p>
          </table:table-cell>
          <table:table-cell office:value-type="float" office:value="3343" table:style-name="ce194">
            <text:p>3,343</text:p>
          </table:table-cell>
          <table:table-cell office:value-type="float" office:value="1946" table:style-name="ce194">
            <text:p>1,946</text:p>
          </table:table-cell>
          <table:table-cell office:value-type="float" office:value="58.211187556087353" table:style-name="ce195">
            <text:p>58.2</text:p>
          </table:table-cell>
          <table:table-cell office:value-type="float" office:value="3407" table:style-name="ce194">
            <text:p>3,407</text:p>
          </table:table-cell>
          <table:table-cell office:value-type="float" office:value="1964" table:style-name="ce194">
            <text:p>1,964</text:p>
          </table:table-cell>
          <table:table-cell office:value-type="float" office:value="57.646022894041678" table:style-name="ce195">
            <text:p>57.6</text:p>
          </table:table-cell>
          <table:table-cell office:value-type="float" office:value="3595" table:style-name="ce194">
            <text:p>3,595</text:p>
          </table:table-cell>
          <table:table-cell office:value-type="float" office:value="1984" table:style-name="ce194">
            <text:p>1,984</text:p>
          </table:table-cell>
          <table:table-cell office:value-type="float" office:value="55.187760778859527" table:style-name="ce195">
            <text:p>55.2</text:p>
          </table:table-cell>
          <table:table-cell office:value-type="float" office:value="3696" table:style-name="ce194">
            <text:p>3,696</text:p>
          </table:table-cell>
          <table:table-cell office:value-type="float" office:value="2053" table:style-name="ce194">
            <text:p>2,053</text:p>
          </table:table-cell>
          <table:table-cell office:value-type="float" office:value="55.546536796536792" table:style-name="ce195">
            <text:p>55.5</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8000034</text:p>
          </table:table-cell>
          <table:table-cell office:value-type="string" table:style-name="ce201">
            <text:p>Kirklees</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5027" table:style-name="ce193">
            <text:p>5,027<text:s/></text:p>
          </table:table-cell>
          <table:table-cell office:value-type="float" office:value="2355" table:style-name="ce193">
            <text:p>2,355<text:s/></text:p>
          </table:table-cell>
          <table:table-cell office:value-type="float" office:value="46.847026059279891" table:style-name="ce195">
            <text:p>46.8</text:p>
          </table:table-cell>
          <table:table-cell office:value-type="float" office:value="5327" table:style-name="ce194">
            <text:p>5,327</text:p>
          </table:table-cell>
          <table:table-cell office:value-type="float" office:value="2457" table:style-name="ce194">
            <text:p>2,457</text:p>
          </table:table-cell>
          <table:table-cell office:value-type="float" office:value="46.123521681997367" table:style-name="ce195">
            <text:p>46.1</text:p>
          </table:table-cell>
          <table:table-cell office:value-type="float" office:value="5502" table:style-name="ce194">
            <text:p>5,502</text:p>
          </table:table-cell>
          <table:table-cell office:value-type="float" office:value="2537" table:style-name="ce194">
            <text:p>2,537</text:p>
          </table:table-cell>
          <table:table-cell office:value-type="float" office:value="46.110505270810613" table:style-name="ce195">
            <text:p>46.1</text:p>
          </table:table-cell>
          <table:table-cell office:value-type="float" office:value="5520" table:style-name="ce194">
            <text:p>5,520</text:p>
          </table:table-cell>
          <table:table-cell office:value-type="float" office:value="2548" table:style-name="ce194">
            <text:p>2,548</text:p>
          </table:table-cell>
          <table:table-cell office:value-type="float" office:value="46.159420289855078" table:style-name="ce195">
            <text:p>46.2</text:p>
          </table:table-cell>
          <table:table-cell office:value-type="float" office:value="5534" table:style-name="ce194">
            <text:p>5,534</text:p>
          </table:table-cell>
          <table:table-cell office:value-type="float" office:value="2481" table:style-name="ce194">
            <text:p>2,481</text:p>
          </table:table-cell>
          <table:table-cell office:value-type="float" office:value="44.831947958077336" table:style-name="ce195">
            <text:p>44.8</text:p>
          </table:table-cell>
          <table:table-cell office:value-type="float" office:value="5681" table:style-name="ce194">
            <text:p>5,681</text:p>
          </table:table-cell>
          <table:table-cell office:value-type="float" office:value="2557" table:style-name="ce194">
            <text:p>2,557</text:p>
          </table:table-cell>
          <table:table-cell office:value-type="float" office:value="45.009681394120754" table:style-name="ce195">
            <text:p>45.0</text:p>
          </table:table-cell>
          <table:table-cell office:value-type="float" office:value="5877" table:style-name="ce194">
            <text:p>5,877</text:p>
          </table:table-cell>
          <table:table-cell office:value-type="float" office:value="2573" table:style-name="ce194">
            <text:p>2,573</text:p>
          </table:table-cell>
          <table:table-cell office:value-type="float" office:value="43.780840564914072" table:style-name="ce195">
            <text:p>43.8</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8000035</text:p>
          </table:table-cell>
          <table:table-cell office:value-type="string" table:style-name="ce201">
            <text:p>Leeds</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9928" table:style-name="ce193">
            <text:p>9,928<text:s/></text:p>
          </table:table-cell>
          <table:table-cell office:value-type="float" office:value="5180" table:style-name="ce193">
            <text:p>5,180<text:s/></text:p>
          </table:table-cell>
          <table:table-cell office:value-type="float" office:value="52.175664786462526" table:style-name="ce195">
            <text:p>52.2</text:p>
          </table:table-cell>
          <table:table-cell office:value-type="float" office:value="10292" table:style-name="ce194">
            <text:p>10,292</text:p>
          </table:table-cell>
          <table:table-cell office:value-type="float" office:value="5461" table:style-name="ce194">
            <text:p>5,461</text:p>
          </table:table-cell>
          <table:table-cell office:value-type="float" office:value="53.060629615235136" table:style-name="ce195">
            <text:p>53.1</text:p>
          </table:table-cell>
          <table:table-cell office:value-type="float" office:value="10391" table:style-name="ce194">
            <text:p>10,391</text:p>
          </table:table-cell>
          <table:table-cell office:value-type="float" office:value="5703" table:style-name="ce194">
            <text:p>5,703</text:p>
          </table:table-cell>
          <table:table-cell office:value-type="float" office:value="54.884034260417671" table:style-name="ce195">
            <text:p>54.9</text:p>
          </table:table-cell>
          <table:table-cell office:value-type="float" office:value="10431" table:style-name="ce194">
            <text:p>10,431</text:p>
          </table:table-cell>
          <table:table-cell office:value-type="float" office:value="5530" table:style-name="ce194">
            <text:p>5,530</text:p>
          </table:table-cell>
          <table:table-cell office:value-type="float" office:value="53.015051289425749" table:style-name="ce195">
            <text:p>53.0</text:p>
          </table:table-cell>
          <table:table-cell office:value-type="float" office:value="10508" table:style-name="ce194">
            <text:p>10,508</text:p>
          </table:table-cell>
          <table:table-cell office:value-type="float" office:value="5578" table:style-name="ce194">
            <text:p>5,578</text:p>
          </table:table-cell>
          <table:table-cell office:value-type="float" office:value="53.08336505519604" table:style-name="ce195">
            <text:p>53.1</text:p>
          </table:table-cell>
          <table:table-cell office:value-type="float" office:value="10530" table:style-name="ce194">
            <text:p>10,530</text:p>
          </table:table-cell>
          <table:table-cell office:value-type="float" office:value="5599" table:style-name="ce194">
            <text:p>5,599</text:p>
          </table:table-cell>
          <table:table-cell office:value-type="float" office:value="53.17188983855651" table:style-name="ce195">
            <text:p>53.2</text:p>
          </table:table-cell>
          <table:table-cell office:value-type="float" office:value="10724" table:style-name="ce194">
            <text:p>10,724</text:p>
          </table:table-cell>
          <table:table-cell office:value-type="float" office:value="5463" table:style-name="ce194">
            <text:p>5,463</text:p>
          </table:table-cell>
          <table:table-cell office:value-type="float" office:value="50.941812756434167" table:style-name="ce195">
            <text:p>50.9</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6000002</text:p>
          </table:table-cell>
          <table:table-cell office:value-type="string" table:style-name="ce201">
            <text:p>Middlesbrough</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910" table:style-name="ce193">
            <text:p>1,910<text:s/></text:p>
          </table:table-cell>
          <table:table-cell office:value-type="float" office:value="903" table:style-name="ce193">
            <text:p>903<text:s/></text:p>
          </table:table-cell>
          <table:table-cell office:value-type="float" office:value="47.277486910994767" table:style-name="ce195">
            <text:p>47.3</text:p>
          </table:table-cell>
          <table:table-cell office:value-type="float" office:value="1982" table:style-name="ce194">
            <text:p>1,982</text:p>
          </table:table-cell>
          <table:table-cell office:value-type="float" office:value="922" table:style-name="ce194">
            <text:p>922</text:p>
          </table:table-cell>
          <table:table-cell office:value-type="float" office:value="46.518668012108982" table:style-name="ce195">
            <text:p>46.5</text:p>
          </table:table-cell>
          <table:table-cell office:value-type="float" office:value="1968" table:style-name="ce194">
            <text:p>1,968</text:p>
          </table:table-cell>
          <table:table-cell office:value-type="float" office:value="879" table:style-name="ce194">
            <text:p>879</text:p>
          </table:table-cell>
          <table:table-cell office:value-type="float" office:value="44.664634146341463" table:style-name="ce195">
            <text:p>44.7</text:p>
          </table:table-cell>
          <table:table-cell office:value-type="float" office:value="1969" table:style-name="ce194">
            <text:p>1,969</text:p>
          </table:table-cell>
          <table:table-cell office:value-type="float" office:value="933" table:style-name="ce194">
            <text:p>933</text:p>
          </table:table-cell>
          <table:table-cell office:value-type="float" office:value="47.384459116302693" table:style-name="ce195">
            <text:p>47.4</text:p>
          </table:table-cell>
          <table:table-cell office:value-type="float" office:value="1993" table:style-name="ce194">
            <text:p>1,993</text:p>
          </table:table-cell>
          <table:table-cell office:value-type="float" office:value="918" table:style-name="ce194">
            <text:p>918</text:p>
          </table:table-cell>
          <table:table-cell office:value-type="float" office:value="46.06121424987456" table:style-name="ce195">
            <text:p>46.1</text:p>
          </table:table-cell>
          <table:table-cell office:value-type="float" office:value="2057" table:style-name="ce194">
            <text:p>2,057</text:p>
          </table:table-cell>
          <table:table-cell office:value-type="float" office:value="927" table:style-name="ce194">
            <text:p>927</text:p>
          </table:table-cell>
          <table:table-cell office:value-type="float" office:value="45.065629557608169" table:style-name="ce195">
            <text:p>45.1</text:p>
          </table:table-cell>
          <table:table-cell office:value-type="float" office:value="2020" table:style-name="ce194">
            <text:p>2,020</text:p>
          </table:table-cell>
          <table:table-cell office:value-type="float" office:value="860" table:style-name="ce194">
            <text:p>860</text:p>
          </table:table-cell>
          <table:table-cell office:value-type="float" office:value="42.574257425742573" table:style-name="ce195">
            <text:p>42.6</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8000021</text:p>
          </table:table-cell>
          <table:table-cell office:value-type="string" table:style-name="ce201">
            <text:p>Newcastle Upon Tyn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199" table:style-name="ce193">
            <text:p>3,199<text:s/></text:p>
          </table:table-cell>
          <table:table-cell office:value-type="float" office:value="1788" table:style-name="ce193">
            <text:p>1,788<text:s/></text:p>
          </table:table-cell>
          <table:table-cell office:value-type="float" office:value="55.892466395748677" table:style-name="ce195">
            <text:p>55.9</text:p>
          </table:table-cell>
          <table:table-cell office:value-type="float" office:value="3346" table:style-name="ce194">
            <text:p>3,346</text:p>
          </table:table-cell>
          <table:table-cell office:value-type="float" office:value="1870" table:style-name="ce194">
            <text:p>1,870</text:p>
          </table:table-cell>
          <table:table-cell office:value-type="float" office:value="55.887627017334133" table:style-name="ce195">
            <text:p>55.9</text:p>
          </table:table-cell>
          <table:table-cell office:value-type="float" office:value="3433" table:style-name="ce194">
            <text:p>3,433</text:p>
          </table:table-cell>
          <table:table-cell office:value-type="float" office:value="1954" table:style-name="ce194">
            <text:p>1,954</text:p>
          </table:table-cell>
          <table:table-cell office:value-type="float" office:value="56.918147392950772" table:style-name="ce195">
            <text:p>56.9</text:p>
          </table:table-cell>
          <table:table-cell office:value-type="float" office:value="3373" table:style-name="ce194">
            <text:p>3,373</text:p>
          </table:table-cell>
          <table:table-cell office:value-type="float" office:value="1895" table:style-name="ce194">
            <text:p>1,895</text:p>
          </table:table-cell>
          <table:table-cell office:value-type="float" office:value="56.181440853839312" table:style-name="ce195">
            <text:p>56.2</text:p>
          </table:table-cell>
          <table:table-cell office:value-type="float" office:value="3423" table:style-name="ce194">
            <text:p>3,423</text:p>
          </table:table-cell>
          <table:table-cell office:value-type="float" office:value="1888" table:style-name="ce194">
            <text:p>1,888</text:p>
          </table:table-cell>
          <table:table-cell office:value-type="float" office:value="55.156295647093188" table:style-name="ce195">
            <text:p>55.2</text:p>
          </table:table-cell>
          <table:table-cell office:value-type="float" office:value="3513" table:style-name="ce194">
            <text:p>3,513</text:p>
          </table:table-cell>
          <table:table-cell office:value-type="float" office:value="1891" table:style-name="ce194">
            <text:p>1,891</text:p>
          </table:table-cell>
          <table:table-cell office:value-type="float" office:value="53.828636493025904" table:style-name="ce195">
            <text:p>53.8</text:p>
          </table:table-cell>
          <table:table-cell office:value-type="float" office:value="3457" table:style-name="ce194">
            <text:p>3,457</text:p>
          </table:table-cell>
          <table:table-cell office:value-type="float" office:value="1763" table:style-name="ce194">
            <text:p>1,763</text:p>
          </table:table-cell>
          <table:table-cell office:value-type="float" office:value="50.997975122938968" table:style-name="ce195">
            <text:p>51.0</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6000012</text:p>
          </table:table-cell>
          <table:table-cell office:value-type="string" table:style-name="ce201">
            <text:p>North East Lincoln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806" table:style-name="ce193">
            <text:p>1,806<text:s/></text:p>
          </table:table-cell>
          <table:table-cell office:value-type="float" office:value="1159" table:style-name="ce193">
            <text:p>1,159<text:s/></text:p>
          </table:table-cell>
          <table:table-cell office:value-type="float" office:value="64.174972314507201" table:style-name="ce195">
            <text:p>64.2</text:p>
          </table:table-cell>
          <table:table-cell office:value-type="float" office:value="1926" table:style-name="ce194">
            <text:p>1,926</text:p>
          </table:table-cell>
          <table:table-cell office:value-type="float" office:value="1187" table:style-name="ce194">
            <text:p>1,187</text:p>
          </table:table-cell>
          <table:table-cell office:value-type="float" office:value="61.630321910695741" table:style-name="ce195">
            <text:p>61.6</text:p>
          </table:table-cell>
          <table:table-cell office:value-type="float" office:value="1908" table:style-name="ce194">
            <text:p>1,908</text:p>
          </table:table-cell>
          <table:table-cell office:value-type="float" office:value="1234" table:style-name="ce194">
            <text:p>1,234</text:p>
          </table:table-cell>
          <table:table-cell office:value-type="float" office:value="64.675052410901472" table:style-name="ce195">
            <text:p>64.7</text:p>
          </table:table-cell>
          <table:table-cell office:value-type="float" office:value="2097" table:style-name="ce194">
            <text:p>2,097</text:p>
          </table:table-cell>
          <table:table-cell office:value-type="float" office:value="1309" table:style-name="ce194">
            <text:p>1,309</text:p>
          </table:table-cell>
          <table:table-cell office:value-type="float" office:value="62.422508345255125" table:style-name="ce195">
            <text:p>62.4</text:p>
          </table:table-cell>
          <table:table-cell office:value-type="float" office:value="1981" table:style-name="ce194">
            <text:p>1,981</text:p>
          </table:table-cell>
          <table:table-cell office:value-type="float" office:value="1235" table:style-name="ce194">
            <text:p>1,235</text:p>
          </table:table-cell>
          <table:table-cell office:value-type="float" office:value="62.342251388187783" table:style-name="ce195">
            <text:p>62.3</text:p>
          </table:table-cell>
          <table:table-cell office:value-type="float" office:value="2073" table:style-name="ce194">
            <text:p>2,073</text:p>
          </table:table-cell>
          <table:table-cell office:value-type="float" office:value="1317" table:style-name="ce194">
            <text:p>1,317</text:p>
          </table:table-cell>
          <table:table-cell office:value-type="float" office:value="63.531114327062234" table:style-name="ce195">
            <text:p>63.5</text:p>
          </table:table-cell>
          <table:table-cell office:value-type="float" office:value="2087" table:style-name="ce194">
            <text:p>2,087</text:p>
          </table:table-cell>
          <table:table-cell office:value-type="float" office:value="1298" table:style-name="ce194">
            <text:p>1,298</text:p>
          </table:table-cell>
          <table:table-cell office:value-type="float" office:value="62.194537613799717" table:style-name="ce195">
            <text:p>62.2</text:p>
          </table:table-cell>
          <table:table-cell table:number-columns-repeated="16357"/>
        </table:table-row>
        <table:table-row table:style-name="ro9">
          <table:table-cell office:value-type="string" table:style-name="ce201">
            <text:p>North East And Yorkshire</text:p>
          </table:table-cell>
          <table:table-cell office:value-type="string" table:style-name="ce202">
            <text:p>E06000013</text:p>
          </table:table-cell>
          <table:table-cell office:value-type="string" table:style-name="ce201">
            <text:p>North Lincoln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746" table:style-name="ce193">
            <text:p>1,746<text:s/></text:p>
          </table:table-cell>
          <table:table-cell office:value-type="float" office:value="1212" table:style-name="ce193">
            <text:p>1,212<text:s/></text:p>
          </table:table-cell>
          <table:table-cell office:value-type="float" office:value="69.415807560137452" table:style-name="ce195">
            <text:p>69.4</text:p>
          </table:table-cell>
          <table:table-cell office:value-type="float" office:value="1771" table:style-name="ce194">
            <text:p>1,771</text:p>
          </table:table-cell>
          <table:table-cell office:value-type="float" office:value="1184" table:style-name="ce194">
            <text:p>1,184</text:p>
          </table:table-cell>
          <table:table-cell office:value-type="float" office:value="66.85488424618859" table:style-name="ce195">
            <text:p>66.9</text:p>
          </table:table-cell>
          <table:table-cell office:value-type="float" office:value="1907" table:style-name="ce194">
            <text:p>1,907</text:p>
          </table:table-cell>
          <table:table-cell office:value-type="float" office:value="1331" table:style-name="ce194">
            <text:p>1,331</text:p>
          </table:table-cell>
          <table:table-cell office:value-type="float" office:value="69.795490298898798" table:style-name="ce195">
            <text:p>69.8</text:p>
          </table:table-cell>
          <table:table-cell office:value-type="float" office:value="1945" table:style-name="ce194">
            <text:p>1,945</text:p>
          </table:table-cell>
          <table:table-cell office:value-type="float" office:value="1320" table:style-name="ce194">
            <text:p>1,320</text:p>
          </table:table-cell>
          <table:table-cell office:value-type="float" office:value="67.866323907455012" table:style-name="ce195">
            <text:p>67.9</text:p>
          </table:table-cell>
          <table:table-cell office:value-type="float" office:value="1950" table:style-name="ce194">
            <text:p>1,950</text:p>
          </table:table-cell>
          <table:table-cell office:value-type="float" office:value="1331" table:style-name="ce194">
            <text:p>1,331</text:p>
          </table:table-cell>
          <table:table-cell office:value-type="float" office:value="68.256410256410263" table:style-name="ce195">
            <text:p>68.3</text:p>
          </table:table-cell>
          <table:table-cell office:value-type="float" office:value="2070" table:style-name="ce194">
            <text:p>2,070</text:p>
          </table:table-cell>
          <table:table-cell office:value-type="float" office:value="1429" table:style-name="ce194">
            <text:p>1,429</text:p>
          </table:table-cell>
          <table:table-cell office:value-type="float" office:value="69.033816425120776" table:style-name="ce195">
            <text:p>69.0</text:p>
          </table:table-cell>
          <table:table-cell office:value-type="float" office:value="2124" table:style-name="ce194">
            <text:p>2,124</text:p>
          </table:table-cell>
          <table:table-cell office:value-type="float" office:value="1418" table:style-name="ce194">
            <text:p>1,418</text:p>
          </table:table-cell>
          <table:table-cell office:value-type="float" office:value="66.760828625235405" table:style-name="ce195">
            <text:p>66.8</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8000022</text:p>
          </table:table-cell>
          <table:table-cell office:value-type="string" table:style-name="ce201">
            <text:p>North Tynesid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246" table:style-name="ce193">
            <text:p>2,246<text:s/></text:p>
          </table:table-cell>
          <table:table-cell office:value-type="float" office:value="1496" table:style-name="ce193">
            <text:p>1,496<text:s/></text:p>
          </table:table-cell>
          <table:table-cell office:value-type="float" office:value="66.607301869991105" table:style-name="ce195">
            <text:p>66.6</text:p>
          </table:table-cell>
          <table:table-cell office:value-type="float" office:value="2216" table:style-name="ce194">
            <text:p>2,216</text:p>
          </table:table-cell>
          <table:table-cell office:value-type="float" office:value="1426" table:style-name="ce194">
            <text:p>1,426</text:p>
          </table:table-cell>
          <table:table-cell office:value-type="float" office:value="64.350180505415167" table:style-name="ce195">
            <text:p>64.4</text:p>
          </table:table-cell>
          <table:table-cell office:value-type="float" office:value="2386" table:style-name="ce194">
            <text:p>2,386</text:p>
          </table:table-cell>
          <table:table-cell office:value-type="float" office:value="1599" table:style-name="ce194">
            <text:p>1,599</text:p>
          </table:table-cell>
          <table:table-cell office:value-type="float" office:value="67.015926236378874" table:style-name="ce195">
            <text:p>67.0</text:p>
          </table:table-cell>
          <table:table-cell office:value-type="float" office:value="2342" table:style-name="ce194">
            <text:p>2,342</text:p>
          </table:table-cell>
          <table:table-cell office:value-type="float" office:value="1574" table:style-name="ce194">
            <text:p>1,574</text:p>
          </table:table-cell>
          <table:table-cell office:value-type="float" office:value="67.207514944491891" table:style-name="ce195">
            <text:p>67.2</text:p>
          </table:table-cell>
          <table:table-cell office:value-type="float" office:value="2412" table:style-name="ce194">
            <text:p>2,412</text:p>
          </table:table-cell>
          <table:table-cell office:value-type="float" office:value="1555" table:style-name="ce194">
            <text:p>1,555</text:p>
          </table:table-cell>
          <table:table-cell office:value-type="float" office:value="64.469320066334987" table:style-name="ce195">
            <text:p>64.5</text:p>
          </table:table-cell>
          <table:table-cell office:value-type="float" office:value="2374" table:style-name="ce194">
            <text:p>2,374</text:p>
          </table:table-cell>
          <table:table-cell office:value-type="float" office:value="1523" table:style-name="ce194">
            <text:p>1,523</text:p>
          </table:table-cell>
          <table:table-cell office:value-type="float" office:value="64.153327716933447" table:style-name="ce195">
            <text:p>64.2</text:p>
          </table:table-cell>
          <table:table-cell office:value-type="float" office:value="2379" table:style-name="ce194">
            <text:p>2,379</text:p>
          </table:table-cell>
          <table:table-cell office:value-type="float" office:value="1455" table:style-name="ce194">
            <text:p>1,455</text:p>
          </table:table-cell>
          <table:table-cell office:value-type="float" office:value="61.160151324085753" table:style-name="ce195">
            <text:p>61.2</text:p>
          </table:table-cell>
          <table:table-cell table:number-columns-repeated="16357"/>
        </table:table-row>
        <table:table-row table:style-name="ro13">
          <table:table-cell office:value-type="string" table:style-name="ce201">
            <text:p>North East And Yorkshire</text:p>
          </table:table-cell>
          <table:table-cell office:value-type="string" table:style-name="ce201">
            <text:p>E10000023</text:p>
          </table:table-cell>
          <table:table-cell office:value-type="string" table:style-name="ce202">
            <text:p>North York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5070" table:style-name="ce193">
            <text:p>5,070<text:s/></text:p>
          </table:table-cell>
          <table:table-cell office:value-type="float" office:value="3937" table:style-name="ce193">
            <text:p>3,937<text:s/></text:p>
          </table:table-cell>
          <table:table-cell office:value-type="float" office:value="77.652859960552263" table:style-name="ce195">
            <text:p>77.7</text:p>
          </table:table-cell>
          <table:table-cell office:value-type="float" office:value="9112" table:style-name="ce194">
            <text:p>9,112</text:p>
          </table:table-cell>
          <table:table-cell office:value-type="float" office:value="4031" table:style-name="ce194">
            <text:p>4,031</text:p>
          </table:table-cell>
          <table:table-cell office:value-type="float" office:value="44.238366988586478" table:style-name="ce195">
            <text:p>44.2</text:p>
          </table:table-cell>
          <table:table-cell office:value-type="float" office:value="5733" table:style-name="ce194">
            <text:p>5,733</text:p>
          </table:table-cell>
          <table:table-cell office:value-type="float" office:value="4247" table:style-name="ce194">
            <text:p>4,247</text:p>
          </table:table-cell>
          <table:table-cell office:value-type="float" office:value="74.079888365602656" table:style-name="ce195">
            <text:p>74.1</text:p>
          </table:table-cell>
          <table:table-cell office:value-type="float" office:value="5627" table:style-name="ce194">
            <text:p>5,627</text:p>
          </table:table-cell>
          <table:table-cell office:value-type="float" office:value="4236" table:style-name="ce194">
            <text:p>4,236</text:p>
          </table:table-cell>
          <table:table-cell office:value-type="float" office:value="75.279900479829394" table:style-name="ce195">
            <text:p>75.3</text:p>
          </table:table-cell>
          <table:table-cell office:value-type="float" office:value="6191" table:style-name="ce194">
            <text:p>6,191</text:p>
          </table:table-cell>
          <table:table-cell office:value-type="float" office:value="4278" table:style-name="ce194">
            <text:p>4,278</text:p>
          </table:table-cell>
          <table:table-cell office:value-type="float" office:value="69.100306897108709" table:style-name="ce195">
            <text:p>69.1</text:p>
          </table:table-cell>
          <table:table-cell office:value-type="float" office:value="5481" table:style-name="ce194">
            <text:p>5,481</text:p>
          </table:table-cell>
          <table:table-cell office:value-type="float" office:value="4131" table:style-name="ce194">
            <text:p>4,131</text:p>
          </table:table-cell>
          <table:table-cell office:value-type="float" office:value="75.369458128078819" table:style-name="ce195">
            <text:p>75.4</text:p>
          </table:table-cell>
          <table:table-cell office:value-type="float" office:value="6825" table:style-name="ce194">
            <text:p>6,825</text:p>
          </table:table-cell>
          <table:table-cell office:value-type="float" office:value="4146" table:style-name="ce194">
            <text:p>4,146</text:p>
          </table:table-cell>
          <table:table-cell office:value-type="float" office:value="60.747252747252745" table:style-name="ce195">
            <text:p>60.7</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6000048</text:p>
          </table:table-cell>
          <table:table-cell office:value-type="string" table:style-name="ce201">
            <text:p>Northumberland</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121" table:style-name="ce193">
            <text:p>3,121<text:s/></text:p>
          </table:table-cell>
          <table:table-cell office:value-type="float" office:value="1999" table:style-name="ce193">
            <text:p>1,999<text:s/></text:p>
          </table:table-cell>
          <table:table-cell office:value-type="float" office:value="64.049983979493746" table:style-name="ce195">
            <text:p>64.0</text:p>
          </table:table-cell>
          <table:table-cell office:value-type="float" office:value="3159" table:style-name="ce194">
            <text:p>3,159</text:p>
          </table:table-cell>
          <table:table-cell office:value-type="float" office:value="2038" table:style-name="ce194">
            <text:p>2,038</text:p>
          </table:table-cell>
          <table:table-cell office:value-type="float" office:value="64.514086736308968" table:style-name="ce195">
            <text:p>64.5</text:p>
          </table:table-cell>
          <table:table-cell office:value-type="float" office:value="3342" table:style-name="ce194">
            <text:p>3,342</text:p>
          </table:table-cell>
          <table:table-cell office:value-type="float" office:value="2211" table:style-name="ce194">
            <text:p>2,211</text:p>
          </table:table-cell>
          <table:table-cell office:value-type="float" office:value="66.157989228007182" table:style-name="ce195">
            <text:p>66.2</text:p>
          </table:table-cell>
          <table:table-cell office:value-type="float" office:value="3271" table:style-name="ce194">
            <text:p>3,271</text:p>
          </table:table-cell>
          <table:table-cell office:value-type="float" office:value="2119" table:style-name="ce194">
            <text:p>2,119</text:p>
          </table:table-cell>
          <table:table-cell office:value-type="float" office:value="64.781412412106391" table:style-name="ce195">
            <text:p>64.8</text:p>
          </table:table-cell>
          <table:table-cell office:value-type="float" office:value="3337" table:style-name="ce194">
            <text:p>3,337</text:p>
          </table:table-cell>
          <table:table-cell office:value-type="float" office:value="2119" table:style-name="ce194">
            <text:p>2,119</text:p>
          </table:table-cell>
          <table:table-cell office:value-type="float" office:value="63.500149835181297" table:style-name="ce195">
            <text:p>63.5</text:p>
          </table:table-cell>
          <table:table-cell office:value-type="float" office:value="3515" table:style-name="ce194">
            <text:p>3,515</text:p>
          </table:table-cell>
          <table:table-cell office:value-type="float" office:value="2183" table:style-name="ce194">
            <text:p>2,183</text:p>
          </table:table-cell>
          <table:table-cell office:value-type="float" office:value="62.10526315789474" table:style-name="ce195">
            <text:p>62.1</text:p>
          </table:table-cell>
          <table:table-cell office:value-type="float" office:value="3701" table:style-name="ce194">
            <text:p>3,701</text:p>
          </table:table-cell>
          <table:table-cell office:value-type="float" office:value="2248" table:style-name="ce194">
            <text:p>2,248</text:p>
          </table:table-cell>
          <table:table-cell office:value-type="float" office:value="60.740340448527434" table:style-name="ce195">
            <text:p>60.7</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6000003</text:p>
          </table:table-cell>
          <table:table-cell office:value-type="string" table:style-name="ce201">
            <text:p>Redcar and Cleveland</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404" table:style-name="ce193">
            <text:p>1,404<text:s/></text:p>
          </table:table-cell>
          <table:table-cell office:value-type="float" office:value="643" table:style-name="ce193">
            <text:p>643<text:s/></text:p>
          </table:table-cell>
          <table:table-cell office:value-type="float" office:value="45.7977207977208" table:style-name="ce195">
            <text:p>45.8</text:p>
          </table:table-cell>
          <table:table-cell office:value-type="float" office:value="1575" table:style-name="ce194">
            <text:p>1,575</text:p>
          </table:table-cell>
          <table:table-cell office:value-type="float" office:value="753" table:style-name="ce194">
            <text:p>753</text:p>
          </table:table-cell>
          <table:table-cell office:value-type="float" office:value="47.80952380952381" table:style-name="ce195">
            <text:p>47.8</text:p>
          </table:table-cell>
          <table:table-cell office:value-type="float" office:value="1463" table:style-name="ce194">
            <text:p>1,463</text:p>
          </table:table-cell>
          <table:table-cell office:value-type="float" office:value="694" table:style-name="ce194">
            <text:p>694</text:p>
          </table:table-cell>
          <table:table-cell office:value-type="float" office:value="47.436773752563226" table:style-name="ce195">
            <text:p>47.4</text:p>
          </table:table-cell>
          <table:table-cell office:value-type="float" office:value="1515" table:style-name="ce194">
            <text:p>1,515</text:p>
          </table:table-cell>
          <table:table-cell office:value-type="float" office:value="738" table:style-name="ce194">
            <text:p>738</text:p>
          </table:table-cell>
          <table:table-cell office:value-type="float" office:value="48.712871287128714" table:style-name="ce195">
            <text:p>48.7</text:p>
          </table:table-cell>
          <table:table-cell office:value-type="float" office:value="1592" table:style-name="ce194">
            <text:p>1,592</text:p>
          </table:table-cell>
          <table:table-cell office:value-type="float" office:value="764" table:style-name="ce194">
            <text:p>764</text:p>
          </table:table-cell>
          <table:table-cell office:value-type="float" office:value="47.989949748743719" table:style-name="ce195">
            <text:p>48.0</text:p>
          </table:table-cell>
          <table:table-cell office:value-type="float" office:value="1641" table:style-name="ce194">
            <text:p>1,641</text:p>
          </table:table-cell>
          <table:table-cell office:value-type="float" office:value="781" table:style-name="ce194">
            <text:p>781</text:p>
          </table:table-cell>
          <table:table-cell office:value-type="float" office:value="47.592931139549052" table:style-name="ce195">
            <text:p>47.6</text:p>
          </table:table-cell>
          <table:table-cell office:value-type="float" office:value="1735" table:style-name="ce194">
            <text:p>1,735</text:p>
          </table:table-cell>
          <table:table-cell office:value-type="float" office:value="765" table:style-name="ce194">
            <text:p>765</text:p>
          </table:table-cell>
          <table:table-cell office:value-type="float" office:value="44.092219020172912" table:style-name="ce195">
            <text:p>44.1</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8000018</text:p>
          </table:table-cell>
          <table:table-cell office:value-type="string" table:style-name="ce201">
            <text:p>Rotherham</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063" table:style-name="ce193">
            <text:p>3,063<text:s/></text:p>
          </table:table-cell>
          <table:table-cell office:value-type="float" office:value="1753" table:style-name="ce193">
            <text:p>1,753<text:s/></text:p>
          </table:table-cell>
          <table:table-cell office:value-type="float" office:value="57.231472412667316" table:style-name="ce195">
            <text:p>57.2</text:p>
          </table:table-cell>
          <table:table-cell office:value-type="float" office:value="3244" table:style-name="ce194">
            <text:p>3,244</text:p>
          </table:table-cell>
          <table:table-cell office:value-type="float" office:value="1996" table:style-name="ce194">
            <text:p>1,996</text:p>
          </table:table-cell>
          <table:table-cell office:value-type="float" office:value="61.528976572133168" table:style-name="ce195">
            <text:p>61.5</text:p>
          </table:table-cell>
          <table:table-cell office:value-type="float" office:value="3327" table:style-name="ce194">
            <text:p>3,327</text:p>
          </table:table-cell>
          <table:table-cell office:value-type="float" office:value="2082" table:style-name="ce194">
            <text:p>2,082</text:p>
          </table:table-cell>
          <table:table-cell office:value-type="float" office:value="62.578899909828678" table:style-name="ce195">
            <text:p>62.6</text:p>
          </table:table-cell>
          <table:table-cell office:value-type="float" office:value="3205" table:style-name="ce194">
            <text:p>3,205</text:p>
          </table:table-cell>
          <table:table-cell office:value-type="float" office:value="1897" table:style-name="ce194">
            <text:p>1,897</text:p>
          </table:table-cell>
          <table:table-cell office:value-type="float" office:value="59.188767550702025" table:style-name="ce195">
            <text:p>59.2</text:p>
          </table:table-cell>
          <table:table-cell office:value-type="float" office:value="3292" table:style-name="ce194">
            <text:p>3,292</text:p>
          </table:table-cell>
          <table:table-cell office:value-type="float" office:value="2034" table:style-name="ce194">
            <text:p>2,034</text:p>
          </table:table-cell>
          <table:table-cell office:value-type="float" office:value="61.786148238153096" table:style-name="ce195">
            <text:p>61.8</text:p>
          </table:table-cell>
          <table:table-cell office:value-type="float" office:value="3419" table:style-name="ce194">
            <text:p>3,419</text:p>
          </table:table-cell>
          <table:table-cell office:value-type="float" office:value="2069" table:style-name="ce194">
            <text:p>2,069</text:p>
          </table:table-cell>
          <table:table-cell office:value-type="float" office:value="60.514770400701956" table:style-name="ce195">
            <text:p>60.5</text:p>
          </table:table-cell>
          <table:table-cell office:value-type="float" office:value="3488" table:style-name="ce194">
            <text:p>3,488</text:p>
          </table:table-cell>
          <table:table-cell office:value-type="float" office:value="2105" table:style-name="ce194">
            <text:p>2,105</text:p>
          </table:table-cell>
          <table:table-cell office:value-type="float" office:value="60.34977064220184" table:style-name="ce195">
            <text:p>60.3</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8000019</text:p>
          </table:table-cell>
          <table:table-cell office:value-type="string" table:style-name="ce201">
            <text:p>Sheffield</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6180" table:style-name="ce193">
            <text:p>6,180<text:s/></text:p>
          </table:table-cell>
          <table:table-cell office:value-type="float" office:value="3286" table:style-name="ce193">
            <text:p>3,286<text:s/></text:p>
          </table:table-cell>
          <table:table-cell office:value-type="float" office:value="53.171521035598701" table:style-name="ce195">
            <text:p>53.2</text:p>
          </table:table-cell>
          <table:table-cell office:value-type="float" office:value="6436" table:style-name="ce194">
            <text:p>6,436</text:p>
          </table:table-cell>
          <table:table-cell office:value-type="float" office:value="3467" table:style-name="ce194">
            <text:p>3,467</text:p>
          </table:table-cell>
          <table:table-cell office:value-type="float" office:value="53.868862647607209" table:style-name="ce195">
            <text:p>53.9</text:p>
          </table:table-cell>
          <table:table-cell office:value-type="float" office:value="6547" table:style-name="ce194">
            <text:p>6,547</text:p>
          </table:table-cell>
          <table:table-cell office:value-type="float" office:value="3607" table:style-name="ce194">
            <text:p>3,607</text:p>
          </table:table-cell>
          <table:table-cell office:value-type="float" office:value="55.093936153963654" table:style-name="ce195">
            <text:p>55.1</text:p>
          </table:table-cell>
          <table:table-cell office:value-type="float" office:value="6567" table:style-name="ce194">
            <text:p>6,567</text:p>
          </table:table-cell>
          <table:table-cell office:value-type="float" office:value="3607" table:style-name="ce194">
            <text:p>3,607</text:p>
          </table:table-cell>
          <table:table-cell office:value-type="float" office:value="54.926145880919755" table:style-name="ce195">
            <text:p>54.9</text:p>
          </table:table-cell>
          <table:table-cell office:value-type="float" office:value="6484" table:style-name="ce194">
            <text:p>6,484</text:p>
          </table:table-cell>
          <table:table-cell office:value-type="float" office:value="3475" table:style-name="ce194">
            <text:p>3,475</text:p>
          </table:table-cell>
          <table:table-cell office:value-type="float" office:value="53.593460826650215" table:style-name="ce195">
            <text:p>53.6</text:p>
          </table:table-cell>
          <table:table-cell office:value-type="float" office:value="6630" table:style-name="ce194">
            <text:p>6,630</text:p>
          </table:table-cell>
          <table:table-cell office:value-type="float" office:value="3518" table:style-name="ce194">
            <text:p>3,518</text:p>
          </table:table-cell>
          <table:table-cell office:value-type="float" office:value="53.061840120663653" table:style-name="ce195">
            <text:p>53.1</text:p>
          </table:table-cell>
          <table:table-cell office:value-type="float" office:value="6901" table:style-name="ce194">
            <text:p>6,901</text:p>
          </table:table-cell>
          <table:table-cell office:value-type="float" office:value="3586" table:style-name="ce194">
            <text:p>3,586</text:p>
          </table:table-cell>
          <table:table-cell office:value-type="float" office:value="51.963483553108247" table:style-name="ce195">
            <text:p>52.0</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8000023</text:p>
          </table:table-cell>
          <table:table-cell office:value-type="string" table:style-name="ce201">
            <text:p>South Tynesid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600" table:style-name="ce193">
            <text:p>1,600<text:s/></text:p>
          </table:table-cell>
          <table:table-cell office:value-type="float" office:value="1006" table:style-name="ce193">
            <text:p>1,006<text:s/></text:p>
          </table:table-cell>
          <table:table-cell office:value-type="float" office:value="62.875" table:style-name="ce195">
            <text:p>62.9</text:p>
          </table:table-cell>
          <table:table-cell office:value-type="float" office:value="1538" table:style-name="ce194">
            <text:p>1,538</text:p>
          </table:table-cell>
          <table:table-cell office:value-type="float" office:value="928" table:style-name="ce194">
            <text:p>928</text:p>
          </table:table-cell>
          <table:table-cell office:value-type="float" office:value="60.338101430429127" table:style-name="ce195">
            <text:p>60.3</text:p>
          </table:table-cell>
          <table:table-cell office:value-type="float" office:value="1801" table:style-name="ce194">
            <text:p>1,801</text:p>
          </table:table-cell>
          <table:table-cell office:value-type="float" office:value="1134" table:style-name="ce194">
            <text:p>1,134</text:p>
          </table:table-cell>
          <table:table-cell office:value-type="float" office:value="62.965019433647974" table:style-name="ce195">
            <text:p>63.0</text:p>
          </table:table-cell>
          <table:table-cell office:value-type="float" office:value="1713" table:style-name="ce194">
            <text:p>1,713</text:p>
          </table:table-cell>
          <table:table-cell office:value-type="float" office:value="1049" table:style-name="ce194">
            <text:p>1,049</text:p>
          </table:table-cell>
          <table:table-cell office:value-type="float" office:value="61.237594862813779" table:style-name="ce195">
            <text:p>61.2</text:p>
          </table:table-cell>
          <table:table-cell office:value-type="float" office:value="1658" table:style-name="ce194">
            <text:p>1,658</text:p>
          </table:table-cell>
          <table:table-cell office:value-type="float" office:value="1057" table:style-name="ce194">
            <text:p>1,057</text:p>
          </table:table-cell>
          <table:table-cell office:value-type="float" office:value="63.751507840772014" table:style-name="ce195">
            <text:p>63.8</text:p>
          </table:table-cell>
          <table:table-cell office:value-type="float" office:value="1703" table:style-name="ce194">
            <text:p>1,703</text:p>
          </table:table-cell>
          <table:table-cell office:value-type="float" office:value="1020" table:style-name="ce194">
            <text:p>1,020</text:p>
          </table:table-cell>
          <table:table-cell office:value-type="float" office:value="59.894304169113333" table:style-name="ce195">
            <text:p>59.9</text:p>
          </table:table-cell>
          <table:table-cell office:value-type="float" office:value="1747" table:style-name="ce194">
            <text:p>1,747</text:p>
          </table:table-cell>
          <table:table-cell office:value-type="float" office:value="1089" table:style-name="ce194">
            <text:p>1,089</text:p>
          </table:table-cell>
          <table:table-cell office:value-type="float" office:value="62.335432169433311" table:style-name="ce195">
            <text:p>62.3</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6000004</text:p>
          </table:table-cell>
          <table:table-cell office:value-type="string" table:style-name="ce201">
            <text:p>Stockton-On-Tees</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584" table:style-name="ce193">
            <text:p>2,584<text:s/></text:p>
          </table:table-cell>
          <table:table-cell office:value-type="float" office:value="1203" table:style-name="ce193">
            <text:p>1,203<text:s/></text:p>
          </table:table-cell>
          <table:table-cell office:value-type="float" office:value="46.555727554179569" table:style-name="ce195">
            <text:p>46.6</text:p>
          </table:table-cell>
          <table:table-cell office:value-type="float" office:value="2353" table:style-name="ce194">
            <text:p>2,353</text:p>
          </table:table-cell>
          <table:table-cell office:value-type="float" office:value="1341" table:style-name="ce194">
            <text:p>1,341</text:p>
          </table:table-cell>
          <table:table-cell office:value-type="float" office:value="56.991075223119424" table:style-name="ce195">
            <text:p>57.0</text:p>
          </table:table-cell>
          <table:table-cell office:value-type="float" office:value="2367" table:style-name="ce194">
            <text:p>2,367</text:p>
          </table:table-cell>
          <table:table-cell office:value-type="float" office:value="1413" table:style-name="ce194">
            <text:p>1,413</text:p>
          </table:table-cell>
          <table:table-cell office:value-type="float" office:value="59.695817490494299" table:style-name="ce195">
            <text:p>59.7</text:p>
          </table:table-cell>
          <table:table-cell office:value-type="float" office:value="2409" table:style-name="ce194">
            <text:p>2,409</text:p>
          </table:table-cell>
          <table:table-cell office:value-type="float" office:value="1397" table:style-name="ce194">
            <text:p>1,397</text:p>
          </table:table-cell>
          <table:table-cell office:value-type="float" office:value="57.990867579908681" table:style-name="ce195">
            <text:p>58.0</text:p>
          </table:table-cell>
          <table:table-cell office:value-type="float" office:value="2499" table:style-name="ce194">
            <text:p>2,499</text:p>
          </table:table-cell>
          <table:table-cell office:value-type="float" office:value="1438" table:style-name="ce194">
            <text:p>1,438</text:p>
          </table:table-cell>
          <table:table-cell office:value-type="float" office:value="57.543017206882752" table:style-name="ce195">
            <text:p>57.5</text:p>
          </table:table-cell>
          <table:table-cell office:value-type="float" office:value="2621" table:style-name="ce194">
            <text:p>2,621</text:p>
          </table:table-cell>
          <table:table-cell office:value-type="float" office:value="1525" table:style-name="ce194">
            <text:p>1,525</text:p>
          </table:table-cell>
          <table:table-cell office:value-type="float" office:value="58.183899275085849" table:style-name="ce195">
            <text:p>58.2</text:p>
          </table:table-cell>
          <table:table-cell office:value-type="float" office:value="2532" table:style-name="ce194">
            <text:p>2,532</text:p>
          </table:table-cell>
          <table:table-cell office:value-type="float" office:value="1493" table:style-name="ce194">
            <text:p>1,493</text:p>
          </table:table-cell>
          <table:table-cell office:value-type="float" office:value="58.965244865718802" table:style-name="ce195">
            <text:p>59.0</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8000024</text:p>
          </table:table-cell>
          <table:table-cell office:value-type="string" table:style-name="ce201">
            <text:p>Sunderland</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451" table:style-name="ce193">
            <text:p>3,451<text:s/></text:p>
          </table:table-cell>
          <table:table-cell office:value-type="float" office:value="1862" table:style-name="ce193">
            <text:p>1,862<text:s/></text:p>
          </table:table-cell>
          <table:table-cell office:value-type="float" office:value="53.955375253549697" table:style-name="ce195">
            <text:p>54.0</text:p>
          </table:table-cell>
          <table:table-cell office:value-type="float" office:value="2999" table:style-name="ce194">
            <text:p>2,999</text:p>
          </table:table-cell>
          <table:table-cell office:value-type="float" office:value="1949" table:style-name="ce194">
            <text:p>1,949</text:p>
          </table:table-cell>
          <table:table-cell office:value-type="float" office:value="64.98832944314772" table:style-name="ce195">
            <text:p>65.0</text:p>
          </table:table-cell>
          <table:table-cell office:value-type="float" office:value="2991" table:style-name="ce194">
            <text:p>2,991</text:p>
          </table:table-cell>
          <table:table-cell office:value-type="float" office:value="1962" table:style-name="ce194">
            <text:p>1,962</text:p>
          </table:table-cell>
          <table:table-cell office:value-type="float" office:value="65.596790371113343" table:style-name="ce195">
            <text:p>65.6</text:p>
          </table:table-cell>
          <table:table-cell office:value-type="float" office:value="2977" table:style-name="ce194">
            <text:p>2,977</text:p>
          </table:table-cell>
          <table:table-cell office:value-type="float" office:value="1990" table:style-name="ce194">
            <text:p>1,990</text:p>
          </table:table-cell>
          <table:table-cell office:value-type="float" office:value="66.845817937520991" table:style-name="ce195">
            <text:p>66.8</text:p>
          </table:table-cell>
          <table:table-cell office:value-type="float" office:value="2931" table:style-name="ce194">
            <text:p>2,931</text:p>
          </table:table-cell>
          <table:table-cell office:value-type="float" office:value="1972" table:style-name="ce194">
            <text:p>1,972</text:p>
          </table:table-cell>
          <table:table-cell office:value-type="float" office:value="67.280791538723989" table:style-name="ce195">
            <text:p>67.3</text:p>
          </table:table-cell>
          <table:table-cell office:value-type="float" office:value="3047" table:style-name="ce194">
            <text:p>3,047</text:p>
          </table:table-cell>
          <table:table-cell office:value-type="float" office:value="2007" table:style-name="ce194">
            <text:p>2,007</text:p>
          </table:table-cell>
          <table:table-cell office:value-type="float" office:value="65.868066951099451" table:style-name="ce195">
            <text:p>65.9</text:p>
          </table:table-cell>
          <table:table-cell office:value-type="float" office:value="3313" table:style-name="ce194">
            <text:p>3,313</text:p>
          </table:table-cell>
          <table:table-cell office:value-type="float" office:value="2149" table:style-name="ce194">
            <text:p>2,149</text:p>
          </table:table-cell>
          <table:table-cell office:value-type="float" office:value="64.865680651977058" table:style-name="ce195">
            <text:p>64.9</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8000036</text:p>
          </table:table-cell>
          <table:table-cell office:value-type="string" table:style-name="ce201">
            <text:p>Wakefield</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4176" table:style-name="ce193">
            <text:p>4,176<text:s/></text:p>
          </table:table-cell>
          <table:table-cell office:value-type="float" office:value="2746" table:style-name="ce193">
            <text:p>2,746<text:s/></text:p>
          </table:table-cell>
          <table:table-cell office:value-type="float" office:value="65.756704980842912" table:style-name="ce195">
            <text:p>65.8</text:p>
          </table:table-cell>
          <table:table-cell office:value-type="float" office:value="4231" table:style-name="ce194">
            <text:p>4,231</text:p>
          </table:table-cell>
          <table:table-cell office:value-type="float" office:value="2743" table:style-name="ce194">
            <text:p>2,743</text:p>
          </table:table-cell>
          <table:table-cell office:value-type="float" office:value="64.831009217679039" table:style-name="ce195">
            <text:p>64.8</text:p>
          </table:table-cell>
          <table:table-cell office:value-type="float" office:value="4365" table:style-name="ce194">
            <text:p>4,365</text:p>
          </table:table-cell>
          <table:table-cell office:value-type="float" office:value="2886" table:style-name="ce194">
            <text:p>2,886</text:p>
          </table:table-cell>
          <table:table-cell office:value-type="float" office:value="66.116838487972501" table:style-name="ce195">
            <text:p>66.1</text:p>
          </table:table-cell>
          <table:table-cell office:value-type="float" office:value="4282" table:style-name="ce194">
            <text:p>4,282</text:p>
          </table:table-cell>
          <table:table-cell office:value-type="float" office:value="2804" table:style-name="ce194">
            <text:p>2,804</text:p>
          </table:table-cell>
          <table:table-cell office:value-type="float" office:value="65.483418963101357" table:style-name="ce195">
            <text:p>65.5</text:p>
          </table:table-cell>
          <table:table-cell office:value-type="float" office:value="4375" table:style-name="ce194">
            <text:p>4,375</text:p>
          </table:table-cell>
          <table:table-cell office:value-type="float" office:value="2831" table:style-name="ce194">
            <text:p>2,831</text:p>
          </table:table-cell>
          <table:table-cell office:value-type="float" office:value="64.708571428571432" table:style-name="ce195">
            <text:p>64.7</text:p>
          </table:table-cell>
          <table:table-cell office:value-type="float" office:value="4423" table:style-name="ce194">
            <text:p>4,423</text:p>
          </table:table-cell>
          <table:table-cell office:value-type="float" office:value="2885" table:style-name="ce194">
            <text:p>2,885</text:p>
          </table:table-cell>
          <table:table-cell office:value-type="float" office:value="65.227221342979874" table:style-name="ce195">
            <text:p>65.2</text:p>
          </table:table-cell>
          <table:table-cell office:value-type="float" office:value="4517" table:style-name="ce194">
            <text:p>4,517</text:p>
          </table:table-cell>
          <table:table-cell office:value-type="float" office:value="2815" table:style-name="ce194">
            <text:p>2,815</text:p>
          </table:table-cell>
          <table:table-cell office:value-type="float" office:value="62.320123976090322" table:style-name="ce195">
            <text:p>62.3</text:p>
          </table:table-cell>
          <table:table-cell table:number-columns-repeated="16357"/>
        </table:table-row>
        <table:table-row table:style-name="ro13">
          <table:table-cell office:value-type="string" table:style-name="ce201">
            <text:p>North East And Yorkshire</text:p>
          </table:table-cell>
          <table:table-cell office:value-type="string" table:style-name="ce202">
            <text:p>E06000014</text:p>
          </table:table-cell>
          <table:table-cell office:value-type="string" table:style-name="ce201">
            <text:p>York</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704" table:style-name="ce193">
            <text:p>1,704<text:s/></text:p>
          </table:table-cell>
          <table:table-cell office:value-type="float" office:value="1193" table:style-name="ce193">
            <text:p>1,193<text:s/></text:p>
          </table:table-cell>
          <table:table-cell office:value-type="float" office:value="70.011737089201873" table:style-name="ce195">
            <text:p>70.0</text:p>
          </table:table-cell>
          <table:table-cell office:value-type="float" office:value="2574" table:style-name="ce194">
            <text:p>2,574</text:p>
          </table:table-cell>
          <table:table-cell office:value-type="float" office:value="1283" table:style-name="ce194">
            <text:p>1,283</text:p>
          </table:table-cell>
          <table:table-cell office:value-type="float" office:value="49.844599844599848" table:style-name="ce195">
            <text:p>49.8</text:p>
          </table:table-cell>
          <table:table-cell office:value-type="float" office:value="1532" table:style-name="ce194">
            <text:p>1,532</text:p>
          </table:table-cell>
          <table:table-cell office:value-type="float" office:value="1331" table:style-name="ce194">
            <text:p>1,331</text:p>
          </table:table-cell>
          <table:table-cell office:value-type="float" office:value="86.879895561357699" table:style-name="ce195">
            <text:p>86.9</text:p>
          </table:table-cell>
          <table:table-cell office:value-type="float" office:value="1574" table:style-name="ce194">
            <text:p>1,574</text:p>
          </table:table-cell>
          <table:table-cell office:value-type="float" office:value="1309" table:style-name="ce194">
            <text:p>1,309</text:p>
          </table:table-cell>
          <table:table-cell office:value-type="float" office:value="83.16391359593392" table:style-name="ce195">
            <text:p>83.2</text:p>
          </table:table-cell>
          <table:table-cell office:value-type="float" office:value="1811" table:style-name="ce194">
            <text:p>1,811</text:p>
          </table:table-cell>
          <table:table-cell office:value-type="float" office:value="1356" table:style-name="ce194">
            <text:p>1,356</text:p>
          </table:table-cell>
          <table:table-cell office:value-type="float" office:value="74.875759249033678" table:style-name="ce195">
            <text:p>74.9</text:p>
          </table:table-cell>
          <table:table-cell office:value-type="float" office:value="1685" table:style-name="ce194">
            <text:p>1,685</text:p>
          </table:table-cell>
          <table:table-cell office:value-type="float" office:value="1340" table:style-name="ce194">
            <text:p>1,340</text:p>
          </table:table-cell>
          <table:table-cell office:value-type="float" office:value="79.525222551928792" table:style-name="ce195">
            <text:p>79.5</text:p>
          </table:table-cell>
          <table:table-cell office:value-type="float" office:value="2760" table:style-name="ce194">
            <text:p>2,760</text:p>
          </table:table-cell>
          <table:table-cell office:value-type="float" office:value="1281" table:style-name="ce194">
            <text:p>1,281</text:p>
          </table:table-cell>
          <table:table-cell office:value-type="float" office:value="46.413043478260867" table:style-name="ce195">
            <text:p>46.4</text:p>
          </table:table-cell>
          <table:table-cell table:number-columns-repeated="16357"/>
        </table:table-row>
        <table:table-row table:style-name="ro13">
          <table:table-cell office:value-type="string" table:style-name="ce201">
            <text:p>North West</text:p>
          </table:table-cell>
          <table:table-cell office:value-type="string" table:style-name="ce202">
            <text:p>E06000008</text:p>
          </table:table-cell>
          <table:table-cell office:value-type="string" table:style-name="ce201">
            <text:p>Blackburn With Darwe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947" table:style-name="ce193">
            <text:p>1,947<text:s/></text:p>
          </table:table-cell>
          <table:table-cell office:value-type="float" office:value="849" table:style-name="ce193">
            <text:p>849<text:s/></text:p>
          </table:table-cell>
          <table:table-cell office:value-type="float" office:value="43.605546995377502" table:style-name="ce195">
            <text:p>43.6</text:p>
          </table:table-cell>
          <table:table-cell office:value-type="float" office:value="2129" table:style-name="ce194">
            <text:p>2,129</text:p>
          </table:table-cell>
          <table:table-cell office:value-type="float" office:value="922" table:style-name="ce194">
            <text:p>922</text:p>
          </table:table-cell>
          <table:table-cell office:value-type="float" office:value="43.306716768435891" table:style-name="ce195">
            <text:p>43.3</text:p>
          </table:table-cell>
          <table:table-cell office:value-type="float" office:value="2174" table:style-name="ce194">
            <text:p>2,174</text:p>
          </table:table-cell>
          <table:table-cell office:value-type="float" office:value="955" table:style-name="ce194">
            <text:p>955</text:p>
          </table:table-cell>
          <table:table-cell office:value-type="float" office:value="43.928242870285189" table:style-name="ce195">
            <text:p>43.9</text:p>
          </table:table-cell>
          <table:table-cell office:value-type="float" office:value="2238" table:style-name="ce194">
            <text:p>2,238</text:p>
          </table:table-cell>
          <table:table-cell office:value-type="float" office:value="930" table:style-name="ce194">
            <text:p>930</text:p>
          </table:table-cell>
          <table:table-cell office:value-type="float" office:value="41.55495978552279" table:style-name="ce195">
            <text:p>41.6</text:p>
          </table:table-cell>
          <table:table-cell office:value-type="float" office:value="2223" table:style-name="ce194">
            <text:p>2,223</text:p>
          </table:table-cell>
          <table:table-cell office:value-type="float" office:value="906" table:style-name="ce194">
            <text:p>906</text:p>
          </table:table-cell>
          <table:table-cell office:value-type="float" office:value="40.7557354925776" table:style-name="ce195">
            <text:p>40.8</text:p>
          </table:table-cell>
          <table:table-cell office:value-type="float" office:value="2320" table:style-name="ce194">
            <text:p>2,320</text:p>
          </table:table-cell>
          <table:table-cell office:value-type="float" office:value="973" table:style-name="ce194">
            <text:p>973</text:p>
          </table:table-cell>
          <table:table-cell office:value-type="float" office:value="41.939655172413794" table:style-name="ce195">
            <text:p>41.9</text:p>
          </table:table-cell>
          <table:table-cell office:value-type="float" office:value="2372" table:style-name="ce194">
            <text:p>2,372</text:p>
          </table:table-cell>
          <table:table-cell office:value-type="float" office:value="938" table:style-name="ce194">
            <text:p>938</text:p>
          </table:table-cell>
          <table:table-cell office:value-type="float" office:value="39.544688026981447" table:style-name="ce195">
            <text:p>39.5</text:p>
          </table:table-cell>
          <table:table-cell table:number-columns-repeated="16357"/>
        </table:table-row>
        <table:table-row table:style-name="ro13">
          <table:table-cell office:value-type="string" table:style-name="ce201">
            <text:p>North West</text:p>
          </table:table-cell>
          <table:table-cell office:value-type="string" table:style-name="ce202">
            <text:p>E06000009</text:p>
          </table:table-cell>
          <table:table-cell office:value-type="string" table:style-name="ce201">
            <text:p>Blackpool</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517" table:style-name="ce193">
            <text:p>1,517<text:s/></text:p>
          </table:table-cell>
          <table:table-cell office:value-type="float" office:value="694" table:style-name="ce193">
            <text:p>694<text:s/></text:p>
          </table:table-cell>
          <table:table-cell office:value-type="float" office:value="45.748187211601845" table:style-name="ce195">
            <text:p>45.7</text:p>
          </table:table-cell>
          <table:table-cell office:value-type="float" office:value="1654" table:style-name="ce194">
            <text:p>1,654</text:p>
          </table:table-cell>
          <table:table-cell office:value-type="float" office:value="780" table:style-name="ce194">
            <text:p>780</text:p>
          </table:table-cell>
          <table:table-cell office:value-type="float" office:value="47.158403869407493" table:style-name="ce195">
            <text:p>47.2</text:p>
          </table:table-cell>
          <table:table-cell office:value-type="float" office:value="1655" table:style-name="ce194">
            <text:p>1,655</text:p>
          </table:table-cell>
          <table:table-cell office:value-type="float" office:value="743" table:style-name="ce194">
            <text:p>743</text:p>
          </table:table-cell>
          <table:table-cell office:value-type="float" office:value="44.894259818731122" table:style-name="ce195">
            <text:p>44.9</text:p>
          </table:table-cell>
          <table:table-cell office:value-type="float" office:value="1735" table:style-name="ce194">
            <text:p>1,735</text:p>
          </table:table-cell>
          <table:table-cell office:value-type="float" office:value="824" table:style-name="ce194">
            <text:p>824</text:p>
          </table:table-cell>
          <table:table-cell office:value-type="float" office:value="47.492795389048993" table:style-name="ce195">
            <text:p>47.5</text:p>
          </table:table-cell>
          <table:table-cell office:value-type="float" office:value="1814" table:style-name="ce194">
            <text:p>1,814</text:p>
          </table:table-cell>
          <table:table-cell office:value-type="float" office:value="780" table:style-name="ce194">
            <text:p>780</text:p>
          </table:table-cell>
          <table:table-cell office:value-type="float" office:value="42.998897464167584" table:style-name="ce195">
            <text:p>43.0</text:p>
          </table:table-cell>
          <table:table-cell office:value-type="float" office:value="1728" table:style-name="ce194">
            <text:p>1,728</text:p>
          </table:table-cell>
          <table:table-cell office:value-type="float" office:value="802" table:style-name="ce194">
            <text:p>802</text:p>
          </table:table-cell>
          <table:table-cell office:value-type="float" office:value="46.412037037037038" table:style-name="ce195">
            <text:p>46.4</text:p>
          </table:table-cell>
          <table:table-cell office:value-type="float" office:value="1784" table:style-name="ce194">
            <text:p>1,784</text:p>
          </table:table-cell>
          <table:table-cell office:value-type="float" office:value="759" table:style-name="ce194">
            <text:p>759</text:p>
          </table:table-cell>
          <table:table-cell office:value-type="float" office:value="42.544843049327355" table:style-name="ce195">
            <text:p>42.5</text:p>
          </table:table-cell>
          <table:table-cell table:number-columns-repeated="16357"/>
        </table:table-row>
        <table:table-row table:style-name="ro13">
          <table:table-cell office:value-type="string" table:style-name="ce201">
            <text:p>North West</text:p>
          </table:table-cell>
          <table:table-cell office:value-type="string" table:style-name="ce202">
            <text:p>E08000001</text:p>
          </table:table-cell>
          <table:table-cell office:value-type="string" table:style-name="ce201">
            <text:p>Bolto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689" table:style-name="ce193">
            <text:p>3,689<text:s/></text:p>
          </table:table-cell>
          <table:table-cell office:value-type="float" office:value="2099" table:style-name="ce193">
            <text:p>2,099<text:s/></text:p>
          </table:table-cell>
          <table:table-cell office:value-type="float" office:value="56.898888587693143" table:style-name="ce195">
            <text:p>56.9</text:p>
          </table:table-cell>
          <table:table-cell office:value-type="float" office:value="3917" table:style-name="ce194">
            <text:p>3,917</text:p>
          </table:table-cell>
          <table:table-cell office:value-type="float" office:value="2105" table:style-name="ce194">
            <text:p>2,105</text:p>
          </table:table-cell>
          <table:table-cell office:value-type="float" office:value="53.740107224917033" table:style-name="ce195">
            <text:p>53.7</text:p>
          </table:table-cell>
          <table:table-cell office:value-type="float" office:value="4141" table:style-name="ce194">
            <text:p>4,141</text:p>
          </table:table-cell>
          <table:table-cell office:value-type="float" office:value="2200" table:style-name="ce194">
            <text:p>2,200</text:p>
          </table:table-cell>
          <table:table-cell office:value-type="float" office:value="53.12726394590679" table:style-name="ce195">
            <text:p>53.1</text:p>
          </table:table-cell>
          <table:table-cell office:value-type="float" office:value="4155" table:style-name="ce194">
            <text:p>4,155</text:p>
          </table:table-cell>
          <table:table-cell office:value-type="float" office:value="2161" table:style-name="ce194">
            <text:p>2,161</text:p>
          </table:table-cell>
          <table:table-cell office:value-type="float" office:value="52.009626955475326" table:style-name="ce195">
            <text:p>52.0</text:p>
          </table:table-cell>
          <table:table-cell office:value-type="float" office:value="4252" table:style-name="ce194">
            <text:p>4,252</text:p>
          </table:table-cell>
          <table:table-cell office:value-type="float" office:value="2232" table:style-name="ce194">
            <text:p>2,232</text:p>
          </table:table-cell>
          <table:table-cell office:value-type="float" office:value="52.49294449670743" table:style-name="ce195">
            <text:p>52.5</text:p>
          </table:table-cell>
          <table:table-cell office:value-type="float" office:value="4264" table:style-name="ce194">
            <text:p>4,264</text:p>
          </table:table-cell>
          <table:table-cell office:value-type="float" office:value="2205" table:style-name="ce194">
            <text:p>2,205</text:p>
          </table:table-cell>
          <table:table-cell office:value-type="float" office:value="51.712007504690426" table:style-name="ce195">
            <text:p>51.7</text:p>
          </table:table-cell>
          <table:table-cell office:value-type="float" office:value="4444" table:style-name="ce194">
            <text:p>4,444</text:p>
          </table:table-cell>
          <table:table-cell office:value-type="float" office:value="2189" table:style-name="ce194">
            <text:p>2,189</text:p>
          </table:table-cell>
          <table:table-cell office:value-type="float" office:value="49.257425742574256" table:style-name="ce195">
            <text:p>49.3</text:p>
          </table:table-cell>
          <table:table-cell table:number-columns-repeated="16357"/>
        </table:table-row>
        <table:table-row table:style-name="ro13">
          <table:table-cell office:value-type="string" table:style-name="ce201">
            <text:p>North West</text:p>
          </table:table-cell>
          <table:table-cell office:value-type="string" table:style-name="ce202">
            <text:p>E08000002</text:p>
          </table:table-cell>
          <table:table-cell office:value-type="string" table:style-name="ce201">
            <text:p>Bury</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213" table:style-name="ce193">
            <text:p>2,213<text:s/></text:p>
          </table:table-cell>
          <table:table-cell office:value-type="float" office:value="1359" table:style-name="ce193">
            <text:p>1,359<text:s/></text:p>
          </table:table-cell>
          <table:table-cell office:value-type="float" office:value="61.4098508811568" table:style-name="ce195">
            <text:p>61.4</text:p>
          </table:table-cell>
          <table:table-cell office:value-type="float" office:value="2171" table:style-name="ce194">
            <text:p>2,171</text:p>
          </table:table-cell>
          <table:table-cell office:value-type="float" office:value="1431" table:style-name="ce194">
            <text:p>1,431</text:p>
          </table:table-cell>
          <table:table-cell office:value-type="float" office:value="65.914325195762331" table:style-name="ce195">
            <text:p>65.9</text:p>
          </table:table-cell>
          <table:table-cell office:value-type="float" office:value="2369" table:style-name="ce194">
            <text:p>2,369</text:p>
          </table:table-cell>
          <table:table-cell office:value-type="float" office:value="1491" table:style-name="ce194">
            <text:p>1,491</text:p>
          </table:table-cell>
          <table:table-cell office:value-type="float" office:value="62.937948501477415" table:style-name="ce195">
            <text:p>62.9</text:p>
          </table:table-cell>
          <table:table-cell office:value-type="float" office:value="2345" table:style-name="ce194">
            <text:p>2,345</text:p>
          </table:table-cell>
          <table:table-cell office:value-type="float" office:value="1467" table:style-name="ce194">
            <text:p>1,467</text:p>
          </table:table-cell>
          <table:table-cell office:value-type="float" office:value="62.558635394456289" table:style-name="ce195">
            <text:p>62.6</text:p>
          </table:table-cell>
          <table:table-cell office:value-type="float" office:value="2381" table:style-name="ce194">
            <text:p>2,381</text:p>
          </table:table-cell>
          <table:table-cell office:value-type="float" office:value="1481" table:style-name="ce194">
            <text:p>1,481</text:p>
          </table:table-cell>
          <table:table-cell office:value-type="float" office:value="62.20075598488031" table:style-name="ce195">
            <text:p>62.2</text:p>
          </table:table-cell>
          <table:table-cell office:value-type="float" office:value="2460" table:style-name="ce194">
            <text:p>2,460</text:p>
          </table:table-cell>
          <table:table-cell office:value-type="float" office:value="1480" table:style-name="ce194">
            <text:p>1,480</text:p>
          </table:table-cell>
          <table:table-cell office:value-type="float" office:value="60.162601626016269" table:style-name="ce195">
            <text:p>60.2</text:p>
          </table:table-cell>
          <table:table-cell office:value-type="float" office:value="2518" table:style-name="ce194">
            <text:p>2,518</text:p>
          </table:table-cell>
          <table:table-cell office:value-type="float" office:value="1573" table:style-name="ce194">
            <text:p>1,573</text:p>
          </table:table-cell>
          <table:table-cell office:value-type="float" office:value="62.470214455917393" table:style-name="ce195">
            <text:p>62.5</text:p>
          </table:table-cell>
          <table:table-cell table:number-columns-repeated="16357"/>
        </table:table-row>
        <table:table-row table:style-name="ro13">
          <table:table-cell office:value-type="string" table:style-name="ce201">
            <text:p>North West</text:p>
          </table:table-cell>
          <table:table-cell office:value-type="string" table:style-name="ce202">
            <text:p>E06000049</text:p>
          </table:table-cell>
          <table:table-cell office:value-type="string" table:style-name="ce201">
            <text:p>Cheshire East</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4300" table:style-name="ce193">
            <text:p>4,300<text:s/></text:p>
          </table:table-cell>
          <table:table-cell office:value-type="float" office:value="2767" table:style-name="ce193">
            <text:p>2,767<text:s/></text:p>
          </table:table-cell>
          <table:table-cell office:value-type="float" office:value="64.348837209302317" table:style-name="ce195">
            <text:p>64.3</text:p>
          </table:table-cell>
          <table:table-cell office:value-type="float" office:value="4364" table:style-name="ce194">
            <text:p>4,364</text:p>
          </table:table-cell>
          <table:table-cell office:value-type="float" office:value="2802" table:style-name="ce194">
            <text:p>2,802</text:p>
          </table:table-cell>
          <table:table-cell office:value-type="float" office:value="64.20714940421631" table:style-name="ce195">
            <text:p>64.2</text:p>
          </table:table-cell>
          <table:table-cell office:value-type="float" office:value="4489" table:style-name="ce194">
            <text:p>4,489</text:p>
          </table:table-cell>
          <table:table-cell office:value-type="float" office:value="2908" table:style-name="ce194">
            <text:p>2,908</text:p>
          </table:table-cell>
          <table:table-cell office:value-type="float" office:value="64.780574738249058" table:style-name="ce195">
            <text:p>64.8</text:p>
          </table:table-cell>
          <table:table-cell office:value-type="float" office:value="4438" table:style-name="ce194">
            <text:p>4,438</text:p>
          </table:table-cell>
          <table:table-cell office:value-type="float" office:value="2841" table:style-name="ce194">
            <text:p>2,841</text:p>
          </table:table-cell>
          <table:table-cell office:value-type="float" office:value="64.015322217214958" table:style-name="ce195">
            <text:p>64.0</text:p>
          </table:table-cell>
          <table:table-cell office:value-type="float" office:value="4407" table:style-name="ce194">
            <text:p>4,407</text:p>
          </table:table-cell>
          <table:table-cell office:value-type="float" office:value="2834" table:style-name="ce194">
            <text:p>2,834</text:p>
          </table:table-cell>
          <table:table-cell office:value-type="float" office:value="64.306784660766965" table:style-name="ce195">
            <text:p>64.3</text:p>
          </table:table-cell>
          <table:table-cell office:value-type="float" office:value="4501" table:style-name="ce194">
            <text:p>4,501</text:p>
          </table:table-cell>
          <table:table-cell office:value-type="float" office:value="2849" table:style-name="ce194">
            <text:p>2,849</text:p>
          </table:table-cell>
          <table:table-cell office:value-type="float" office:value="63.297045101088642" table:style-name="ce195">
            <text:p>63.3</text:p>
          </table:table-cell>
          <table:table-cell office:value-type="float" office:value="4742" table:style-name="ce194">
            <text:p>4,742</text:p>
          </table:table-cell>
          <table:table-cell office:value-type="float" office:value="2923" table:style-name="ce194">
            <text:p>2,923</text:p>
          </table:table-cell>
          <table:table-cell office:value-type="float" office:value="61.640657950231969" table:style-name="ce195">
            <text:p>61.6</text:p>
          </table:table-cell>
          <table:table-cell table:number-columns-repeated="16357"/>
        </table:table-row>
        <table:table-row table:style-name="ro13">
          <table:table-cell office:value-type="string" table:style-name="ce201">
            <text:p>North West</text:p>
          </table:table-cell>
          <table:table-cell office:value-type="string" table:style-name="ce202">
            <text:p>E06000050</text:p>
          </table:table-cell>
          <table:table-cell office:value-type="string" table:style-name="ce201">
            <text:p>Cheshire West and Chester</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792" table:style-name="ce193">
            <text:p>3,792<text:s/></text:p>
          </table:table-cell>
          <table:table-cell office:value-type="float" office:value="2596" table:style-name="ce193">
            <text:p>2,596<text:s/></text:p>
          </table:table-cell>
          <table:table-cell office:value-type="float" office:value="68.459915611814353" table:style-name="ce195">
            <text:p>68.5</text:p>
          </table:table-cell>
          <table:table-cell office:value-type="float" office:value="3991" table:style-name="ce194">
            <text:p>3,991</text:p>
          </table:table-cell>
          <table:table-cell office:value-type="float" office:value="2606" table:style-name="ce194">
            <text:p>2,606</text:p>
          </table:table-cell>
          <table:table-cell office:value-type="float" office:value="65.296918065647702" table:style-name="ce195">
            <text:p>65.3</text:p>
          </table:table-cell>
          <table:table-cell office:value-type="float" office:value="4185" table:style-name="ce194">
            <text:p>4,185</text:p>
          </table:table-cell>
          <table:table-cell office:value-type="float" office:value="2774" table:style-name="ce194">
            <text:p>2,774</text:p>
          </table:table-cell>
          <table:table-cell office:value-type="float" office:value="66.28434886499403" table:style-name="ce195">
            <text:p>66.3</text:p>
          </table:table-cell>
          <table:table-cell office:value-type="float" office:value="4120" table:style-name="ce194">
            <text:p>4,120</text:p>
          </table:table-cell>
          <table:table-cell office:value-type="float" office:value="2720" table:style-name="ce194">
            <text:p>2,720</text:p>
          </table:table-cell>
          <table:table-cell office:value-type="float" office:value="66.019417475728162" table:style-name="ce195">
            <text:p>66.0</text:p>
          </table:table-cell>
          <table:table-cell office:value-type="float" office:value="4208" table:style-name="ce194">
            <text:p>4,208</text:p>
          </table:table-cell>
          <table:table-cell office:value-type="float" office:value="2833" table:style-name="ce194">
            <text:p>2,833</text:p>
          </table:table-cell>
          <table:table-cell office:value-type="float" office:value="67.32414448669202" table:style-name="ce195">
            <text:p>67.3</text:p>
          </table:table-cell>
          <table:table-cell office:value-type="float" office:value="4314" table:style-name="ce194">
            <text:p>4,314</text:p>
          </table:table-cell>
          <table:table-cell office:value-type="float" office:value="2811" table:style-name="ce194">
            <text:p>2,811</text:p>
          </table:table-cell>
          <table:table-cell office:value-type="float" office:value="65.159944367176635" table:style-name="ce195">
            <text:p>65.2</text:p>
          </table:table-cell>
          <table:table-cell office:value-type="float" office:value="4434" table:style-name="ce194">
            <text:p>4,434</text:p>
          </table:table-cell>
          <table:table-cell office:value-type="float" office:value="2806" table:style-name="ce194">
            <text:p>2,806</text:p>
          </table:table-cell>
          <table:table-cell office:value-type="float" office:value="63.283716734325665" table:style-name="ce195">
            <text:p>63.3</text:p>
          </table:table-cell>
          <table:table-cell table:number-columns-repeated="16357"/>
        </table:table-row>
        <table:table-row table:style-name="ro13">
          <table:table-cell office:value-type="string" table:style-name="ce201">
            <text:p>North West</text:p>
          </table:table-cell>
          <table:table-cell office:value-type="string" table:style-name="ce202">
            <text:p>E06000006</text:p>
          </table:table-cell>
          <table:table-cell office:value-type="string" table:style-name="ce201">
            <text:p>Halto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403" table:style-name="ce193">
            <text:p>1,403<text:s/></text:p>
          </table:table-cell>
          <table:table-cell office:value-type="float" office:value="784" table:style-name="ce193">
            <text:p>784<text:s/></text:p>
          </table:table-cell>
          <table:table-cell office:value-type="float" office:value="55.880256593014963" table:style-name="ce195">
            <text:p>55.9</text:p>
          </table:table-cell>
          <table:table-cell office:value-type="float" office:value="1468" table:style-name="ce194">
            <text:p>1,468</text:p>
          </table:table-cell>
          <table:table-cell office:value-type="float" office:value="828" table:style-name="ce194">
            <text:p>828</text:p>
          </table:table-cell>
          <table:table-cell office:value-type="float" office:value="56.403269754768395" table:style-name="ce195">
            <text:p>56.4</text:p>
          </table:table-cell>
          <table:table-cell office:value-type="float" office:value="1507" table:style-name="ce194">
            <text:p>1,507</text:p>
          </table:table-cell>
          <table:table-cell office:value-type="float" office:value="835" table:style-name="ce194">
            <text:p>835</text:p>
          </table:table-cell>
          <table:table-cell office:value-type="float" office:value="55.408095554080958" table:style-name="ce195">
            <text:p>55.4</text:p>
          </table:table-cell>
          <table:table-cell office:value-type="float" office:value="1552" table:style-name="ce194">
            <text:p>1,552</text:p>
          </table:table-cell>
          <table:table-cell office:value-type="float" office:value="880" table:style-name="ce194">
            <text:p>880</text:p>
          </table:table-cell>
          <table:table-cell office:value-type="float" office:value="56.701030927835049" table:style-name="ce195">
            <text:p>56.7</text:p>
          </table:table-cell>
          <table:table-cell office:value-type="float" office:value="1491" table:style-name="ce194">
            <text:p>1,491</text:p>
          </table:table-cell>
          <table:table-cell office:value-type="float" office:value="871" table:style-name="ce194">
            <text:p>871</text:p>
          </table:table-cell>
          <table:table-cell office:value-type="float" office:value="58.417169684775317" table:style-name="ce195">
            <text:p>58.4</text:p>
          </table:table-cell>
          <table:table-cell office:value-type="float" office:value="1592" table:style-name="ce194">
            <text:p>1,592</text:p>
          </table:table-cell>
          <table:table-cell office:value-type="float" office:value="857" table:style-name="ce194">
            <text:p>857</text:p>
          </table:table-cell>
          <table:table-cell office:value-type="float" office:value="53.831658291457288" table:style-name="ce195">
            <text:p>53.8</text:p>
          </table:table-cell>
          <table:table-cell office:value-type="float" office:value="1576" table:style-name="ce194">
            <text:p>1,576</text:p>
          </table:table-cell>
          <table:table-cell office:value-type="float" office:value="855" table:style-name="ce194">
            <text:p>855</text:p>
          </table:table-cell>
          <table:table-cell office:value-type="float" office:value="54.251269035532992" table:style-name="ce195">
            <text:p>54.3</text:p>
          </table:table-cell>
          <table:table-cell table:number-columns-repeated="16357"/>
        </table:table-row>
        <table:table-row table:style-name="ro13">
          <table:table-cell office:value-type="string" table:style-name="ce201">
            <text:p>North West</text:p>
          </table:table-cell>
          <table:table-cell office:value-type="string" table:style-name="ce202">
            <text:p>E08000011</text:p>
          </table:table-cell>
          <table:table-cell office:value-type="string" table:style-name="ce201">
            <text:p>Knowsley</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129" table:style-name="ce193">
            <text:p>2,129<text:s/></text:p>
          </table:table-cell>
          <table:table-cell office:value-type="float" office:value="843" table:style-name="ce193">
            <text:p>843<text:s/></text:p>
          </table:table-cell>
          <table:table-cell office:value-type="float" office:value="39.596054485674024" table:style-name="ce195">
            <text:p>39.6</text:p>
          </table:table-cell>
          <table:table-cell office:value-type="float" office:value="2232" table:style-name="ce194">
            <text:p>2,232</text:p>
          </table:table-cell>
          <table:table-cell office:value-type="float" office:value="833" table:style-name="ce194">
            <text:p>833</text:p>
          </table:table-cell>
          <table:table-cell office:value-type="float" office:value="37.320788530465947" table:style-name="ce195">
            <text:p>37.3</text:p>
          </table:table-cell>
          <table:table-cell office:value-type="float" office:value="2042" table:style-name="ce194">
            <text:p>2,042</text:p>
          </table:table-cell>
          <table:table-cell office:value-type="float" office:value="767" table:style-name="ce194">
            <text:p>767</text:p>
          </table:table-cell>
          <table:table-cell office:value-type="float" office:value="37.561214495592552" table:style-name="ce195">
            <text:p>37.6</text:p>
          </table:table-cell>
          <table:table-cell office:value-type="float" office:value="1963" table:style-name="ce194">
            <text:p>1,963</text:p>
          </table:table-cell>
          <table:table-cell office:value-type="float" office:value="846" table:style-name="ce194">
            <text:p>846</text:p>
          </table:table-cell>
          <table:table-cell office:value-type="float" office:value="43.097300050942437" table:style-name="ce195">
            <text:p>43.1</text:p>
          </table:table-cell>
          <table:table-cell office:value-type="float" office:value="1886" table:style-name="ce194">
            <text:p>1,886</text:p>
          </table:table-cell>
          <table:table-cell office:value-type="float" office:value="777" table:style-name="ce194">
            <text:p>777</text:p>
          </table:table-cell>
          <table:table-cell office:value-type="float" office:value="41.198303287380696" table:style-name="ce195">
            <text:p>41.2</text:p>
          </table:table-cell>
          <table:table-cell office:value-type="float" office:value="1982" table:style-name="ce194">
            <text:p>1,982</text:p>
          </table:table-cell>
          <table:table-cell office:value-type="float" office:value="813" table:style-name="ce194">
            <text:p>813</text:p>
          </table:table-cell>
          <table:table-cell office:value-type="float" office:value="41.019172552976791" table:style-name="ce195">
            <text:p>41.0</text:p>
          </table:table-cell>
          <table:table-cell office:value-type="float" office:value="2076" table:style-name="ce194">
            <text:p>2,076</text:p>
          </table:table-cell>
          <table:table-cell office:value-type="float" office:value="804" table:style-name="ce194">
            <text:p>804</text:p>
          </table:table-cell>
          <table:table-cell office:value-type="float" office:value="38.728323699421964" table:style-name="ce195">
            <text:p>38.7</text:p>
          </table:table-cell>
          <table:table-cell table:number-columns-repeated="16357"/>
        </table:table-row>
        <table:table-row table:style-name="ro13">
          <table:table-cell office:value-type="string" table:style-name="ce201">
            <text:p>North West</text:p>
          </table:table-cell>
          <table:table-cell office:value-type="string" table:style-name="ce202">
            <text:p>E10000017</text:p>
          </table:table-cell>
          <table:table-cell office:value-type="string" table:style-name="ce201">
            <text:p>Lanca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3285" table:style-name="ce193">
            <text:p>13,285<text:s/></text:p>
          </table:table-cell>
          <table:table-cell office:value-type="float" office:value="8082" table:style-name="ce193">
            <text:p>8,082<text:s/></text:p>
          </table:table-cell>
          <table:table-cell office:value-type="float" office:value="60.83552879187053" table:style-name="ce195">
            <text:p>60.8</text:p>
          </table:table-cell>
          <table:table-cell office:value-type="float" office:value="13816" table:style-name="ce194">
            <text:p>13,816</text:p>
          </table:table-cell>
          <table:table-cell office:value-type="float" office:value="8331" table:style-name="ce194">
            <text:p>8,331</text:p>
          </table:table-cell>
          <table:table-cell office:value-type="float" office:value="60.299652576722643" table:style-name="ce195">
            <text:p>60.3</text:p>
          </table:table-cell>
          <table:table-cell office:value-type="float" office:value="14301" table:style-name="ce194">
            <text:p>14,301</text:p>
          </table:table-cell>
          <table:table-cell office:value-type="float" office:value="8616" table:style-name="ce194">
            <text:p>8,616</text:p>
          </table:table-cell>
          <table:table-cell office:value-type="float" office:value="60.247535137402977" table:style-name="ce195">
            <text:p>60.2</text:p>
          </table:table-cell>
          <table:table-cell office:value-type="float" office:value="14336" table:style-name="ce194">
            <text:p>14,336</text:p>
          </table:table-cell>
          <table:table-cell office:value-type="float" office:value="8628" table:style-name="ce194">
            <text:p>8,628</text:p>
          </table:table-cell>
          <table:table-cell office:value-type="float" office:value="60.184151785714292" table:style-name="ce195">
            <text:p>60.2</text:p>
          </table:table-cell>
          <table:table-cell office:value-type="float" office:value="14425" table:style-name="ce194">
            <text:p>14,425</text:p>
          </table:table-cell>
          <table:table-cell office:value-type="float" office:value="8654" table:style-name="ce194">
            <text:p>8,654</text:p>
          </table:table-cell>
          <table:table-cell office:value-type="float" office:value="59.99306759098787" table:style-name="ce195">
            <text:p>60.0</text:p>
          </table:table-cell>
          <table:table-cell office:value-type="float" office:value="14863" table:style-name="ce194">
            <text:p>14,863</text:p>
          </table:table-cell>
          <table:table-cell office:value-type="float" office:value="8865" table:style-name="ce194">
            <text:p>8,865</text:p>
          </table:table-cell>
          <table:table-cell office:value-type="float" office:value="59.644755432954312" table:style-name="ce195">
            <text:p>59.6</text:p>
          </table:table-cell>
          <table:table-cell office:value-type="float" office:value="14930" table:style-name="ce194">
            <text:p>14,930</text:p>
          </table:table-cell>
          <table:table-cell office:value-type="float" office:value="8617" table:style-name="ce194">
            <text:p>8,617</text:p>
          </table:table-cell>
          <table:table-cell office:value-type="float" office:value="57.716008037508374" table:style-name="ce195">
            <text:p>57.7</text:p>
          </table:table-cell>
          <table:table-cell table:number-columns-repeated="16357"/>
        </table:table-row>
        <table:table-row table:style-name="ro13">
          <table:table-cell office:value-type="string" table:style-name="ce201">
            <text:p>North West</text:p>
          </table:table-cell>
          <table:table-cell office:value-type="string" table:style-name="ce202">
            <text:p>E08000012</text:p>
          </table:table-cell>
          <table:table-cell office:value-type="string" table:style-name="ce201">
            <text:p>Liverpool</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5765" table:style-name="ce193">
            <text:p>5,765<text:s/></text:p>
          </table:table-cell>
          <table:table-cell office:value-type="float" office:value="2693" table:style-name="ce193">
            <text:p>2,693<text:s/></text:p>
          </table:table-cell>
          <table:table-cell office:value-type="float" office:value="46.712922810060711" table:style-name="ce195">
            <text:p>46.7</text:p>
          </table:table-cell>
          <table:table-cell office:value-type="float" office:value="5637" table:style-name="ce194">
            <text:p>5,637</text:p>
          </table:table-cell>
          <table:table-cell office:value-type="float" office:value="2967" table:style-name="ce194">
            <text:p>2,967</text:p>
          </table:table-cell>
          <table:table-cell office:value-type="float" office:value="52.634379989356042" table:style-name="ce195">
            <text:p>52.6</text:p>
          </table:table-cell>
          <table:table-cell office:value-type="float" office:value="6007" table:style-name="ce194">
            <text:p>6,007</text:p>
          </table:table-cell>
          <table:table-cell office:value-type="float" office:value="2999" table:style-name="ce194">
            <text:p>2,999</text:p>
          </table:table-cell>
          <table:table-cell office:value-type="float" office:value="49.925087398035622" table:style-name="ce195">
            <text:p>49.9</text:p>
          </table:table-cell>
          <table:table-cell office:value-type="float" office:value="6163" table:style-name="ce194">
            <text:p>6,163</text:p>
          </table:table-cell>
          <table:table-cell office:value-type="float" office:value="3074" table:style-name="ce194">
            <text:p>3,074</text:p>
          </table:table-cell>
          <table:table-cell office:value-type="float" office:value="49.878306019795552" table:style-name="ce195">
            <text:p>49.9</text:p>
          </table:table-cell>
          <table:table-cell office:value-type="float" office:value="6038" table:style-name="ce194">
            <text:p>6,038</text:p>
          </table:table-cell>
          <table:table-cell office:value-type="float" office:value="2954" table:style-name="ce194">
            <text:p>2,954</text:p>
          </table:table-cell>
          <table:table-cell office:value-type="float" office:value="48.923484597548857" table:style-name="ce195">
            <text:p>48.9</text:p>
          </table:table-cell>
          <table:table-cell office:value-type="float" office:value="5999" table:style-name="ce194">
            <text:p>5,999</text:p>
          </table:table-cell>
          <table:table-cell office:value-type="float" office:value="2822" table:style-name="ce194">
            <text:p>2,822</text:p>
          </table:table-cell>
          <table:table-cell office:value-type="float" office:value="47.04117352892149" table:style-name="ce195">
            <text:p>47.0</text:p>
          </table:table-cell>
          <table:table-cell office:value-type="float" office:value="6324" table:style-name="ce194">
            <text:p>6,324</text:p>
          </table:table-cell>
          <table:table-cell office:value-type="float" office:value="2828" table:style-name="ce194">
            <text:p>2,828</text:p>
          </table:table-cell>
          <table:table-cell office:value-type="float" office:value="44.718532574320051" table:style-name="ce195">
            <text:p>44.7</text:p>
          </table:table-cell>
          <table:table-cell table:number-columns-repeated="16357"/>
        </table:table-row>
        <table:table-row table:style-name="ro13">
          <table:table-cell office:value-type="string" table:style-name="ce201">
            <text:p>North West</text:p>
          </table:table-cell>
          <table:table-cell office:value-type="string" table:style-name="ce202">
            <text:p>E08000003</text:p>
          </table:table-cell>
          <table:table-cell office:value-type="string" table:style-name="ce201">
            <text:p>Manchester</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6694" table:style-name="ce193">
            <text:p>6,694<text:s/></text:p>
          </table:table-cell>
          <table:table-cell office:value-type="float" office:value="3514" table:style-name="ce193">
            <text:p>3,514<text:s/></text:p>
          </table:table-cell>
          <table:table-cell office:value-type="float" office:value="52.494771437107858" table:style-name="ce195">
            <text:p>52.5</text:p>
          </table:table-cell>
          <table:table-cell office:value-type="float" office:value="7085" table:style-name="ce194">
            <text:p>7,085</text:p>
          </table:table-cell>
          <table:table-cell office:value-type="float" office:value="3705" table:style-name="ce194">
            <text:p>3,705</text:p>
          </table:table-cell>
          <table:table-cell office:value-type="float" office:value="52.293577981651374" table:style-name="ce195">
            <text:p>52.3</text:p>
          </table:table-cell>
          <table:table-cell office:value-type="float" office:value="7388" table:style-name="ce194">
            <text:p>7,388</text:p>
          </table:table-cell>
          <table:table-cell office:value-type="float" office:value="3916" table:style-name="ce194">
            <text:p>3,916</text:p>
          </table:table-cell>
          <table:table-cell office:value-type="float" office:value="53.004872766648617" table:style-name="ce195">
            <text:p>53.0</text:p>
          </table:table-cell>
          <table:table-cell office:value-type="float" office:value="7527" table:style-name="ce194">
            <text:p>7,527</text:p>
          </table:table-cell>
          <table:table-cell office:value-type="float" office:value="4044" table:style-name="ce194">
            <text:p>4,044</text:p>
          </table:table-cell>
          <table:table-cell office:value-type="float" office:value="53.726584296532486" table:style-name="ce195">
            <text:p>53.7</text:p>
          </table:table-cell>
          <table:table-cell office:value-type="float" office:value="7411" table:style-name="ce194">
            <text:p>7,411</text:p>
          </table:table-cell>
          <table:table-cell office:value-type="float" office:value="3799" table:style-name="ce194">
            <text:p>3,799</text:p>
          </table:table-cell>
          <table:table-cell office:value-type="float" office:value="51.261638105518827" table:style-name="ce195">
            <text:p>51.3</text:p>
          </table:table-cell>
          <table:table-cell office:value-type="float" office:value="7720" table:style-name="ce194">
            <text:p>7,720</text:p>
          </table:table-cell>
          <table:table-cell office:value-type="float" office:value="4073" table:style-name="ce194">
            <text:p>4,073</text:p>
          </table:table-cell>
          <table:table-cell office:value-type="float" office:value="52.759067357512954" table:style-name="ce195">
            <text:p>52.8</text:p>
          </table:table-cell>
          <table:table-cell office:value-type="float" office:value="7561" table:style-name="ce194">
            <text:p>7,561</text:p>
          </table:table-cell>
          <table:table-cell office:value-type="float" office:value="3772" table:style-name="ce194">
            <text:p>3,772</text:p>
          </table:table-cell>
          <table:table-cell office:value-type="float" office:value="49.887581007803199" table:style-name="ce195">
            <text:p>49.9</text:p>
          </table:table-cell>
          <table:table-cell table:number-columns-repeated="16357"/>
        </table:table-row>
        <table:table-row table:style-name="ro13">
          <table:table-cell office:value-type="string" table:style-name="ce201">
            <text:p>North West</text:p>
          </table:table-cell>
          <table:table-cell office:value-type="string" table:style-name="ce202">
            <text:p>E08000004</text:p>
          </table:table-cell>
          <table:table-cell office:value-type="string" table:style-name="ce201">
            <text:p>Oldham</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338" table:style-name="ce193">
            <text:p>3,338<text:s/></text:p>
          </table:table-cell>
          <table:table-cell office:value-type="float" office:value="1732" table:style-name="ce193">
            <text:p>1,732<text:s/></text:p>
          </table:table-cell>
          <table:table-cell office:value-type="float" office:value="51.887357699221091" table:style-name="ce195">
            <text:p>51.9</text:p>
          </table:table-cell>
          <table:table-cell office:value-type="float" office:value="3463" table:style-name="ce194">
            <text:p>3,463</text:p>
          </table:table-cell>
          <table:table-cell office:value-type="float" office:value="1831" table:style-name="ce194">
            <text:p>1,831</text:p>
          </table:table-cell>
          <table:table-cell office:value-type="float" office:value="52.873231302339008" table:style-name="ce195">
            <text:p>52.9</text:p>
          </table:table-cell>
          <table:table-cell office:value-type="float" office:value="3522" table:style-name="ce194">
            <text:p>3,522</text:p>
          </table:table-cell>
          <table:table-cell office:value-type="float" office:value="1924" table:style-name="ce194">
            <text:p>1,924</text:p>
          </table:table-cell>
          <table:table-cell office:value-type="float" office:value="54.628052243043726" table:style-name="ce195">
            <text:p>54.6</text:p>
          </table:table-cell>
          <table:table-cell office:value-type="float" office:value="3562" table:style-name="ce194">
            <text:p>3,562</text:p>
          </table:table-cell>
          <table:table-cell office:value-type="float" office:value="1914" table:style-name="ce194">
            <text:p>1,914</text:p>
          </table:table-cell>
          <table:table-cell office:value-type="float" office:value="53.73385738349242" table:style-name="ce195">
            <text:p>53.7</text:p>
          </table:table-cell>
          <table:table-cell office:value-type="float" office:value="3565" table:style-name="ce194">
            <text:p>3,565</text:p>
          </table:table-cell>
          <table:table-cell office:value-type="float" office:value="1926" table:style-name="ce194">
            <text:p>1,926</text:p>
          </table:table-cell>
          <table:table-cell office:value-type="float" office:value="54.025245441795235" table:style-name="ce195">
            <text:p>54.0</text:p>
          </table:table-cell>
          <table:table-cell office:value-type="float" office:value="3649" table:style-name="ce194">
            <text:p>3,649</text:p>
          </table:table-cell>
          <table:table-cell office:value-type="float" office:value="1932" table:style-name="ce194">
            <text:p>1,932</text:p>
          </table:table-cell>
          <table:table-cell office:value-type="float" office:value="52.946012606193484" table:style-name="ce195">
            <text:p>52.9</text:p>
          </table:table-cell>
          <table:table-cell office:value-type="float" office:value="3620" table:style-name="ce194">
            <text:p>3,620</text:p>
          </table:table-cell>
          <table:table-cell office:value-type="float" office:value="1925" table:style-name="ce194">
            <text:p>1,925</text:p>
          </table:table-cell>
          <table:table-cell office:value-type="float" office:value="53.176795580110493" table:style-name="ce195">
            <text:p>53.2</text:p>
          </table:table-cell>
          <table:table-cell table:number-columns-repeated="16357"/>
        </table:table-row>
        <table:table-row table:style-name="ro13">
          <table:table-cell office:value-type="string" table:style-name="ce201">
            <text:p>North West</text:p>
          </table:table-cell>
          <table:table-cell office:value-type="string" table:style-name="ce202">
            <text:p>E08000005</text:p>
          </table:table-cell>
          <table:table-cell office:value-type="string" table:style-name="ce201">
            <text:p>Rochdal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872" table:style-name="ce193">
            <text:p>2,872<text:s/></text:p>
          </table:table-cell>
          <table:table-cell office:value-type="float" office:value="1697" table:style-name="ce193">
            <text:p>1,697<text:s/></text:p>
          </table:table-cell>
          <table:table-cell office:value-type="float" office:value="59.087743732590525" table:style-name="ce195">
            <text:p>59.1</text:p>
          </table:table-cell>
          <table:table-cell office:value-type="float" office:value="3080" table:style-name="ce194">
            <text:p>3,080</text:p>
          </table:table-cell>
          <table:table-cell office:value-type="float" office:value="1839" table:style-name="ce194">
            <text:p>1,839</text:p>
          </table:table-cell>
          <table:table-cell office:value-type="float" office:value="59.70779220779221" table:style-name="ce195">
            <text:p>59.7</text:p>
          </table:table-cell>
          <table:table-cell office:value-type="float" office:value="3133" table:style-name="ce194">
            <text:p>3,133</text:p>
          </table:table-cell>
          <table:table-cell office:value-type="float" office:value="1826" table:style-name="ce194">
            <text:p>1,826</text:p>
          </table:table-cell>
          <table:table-cell office:value-type="float" office:value="58.282796042132148" table:style-name="ce195">
            <text:p>58.3</text:p>
          </table:table-cell>
          <table:table-cell office:value-type="float" office:value="3105" table:style-name="ce194">
            <text:p>3,105</text:p>
          </table:table-cell>
          <table:table-cell office:value-type="float" office:value="1876" table:style-name="ce194">
            <text:p>1,876</text:p>
          </table:table-cell>
          <table:table-cell office:value-type="float" office:value="60.41867954911433" table:style-name="ce195">
            <text:p>60.4</text:p>
          </table:table-cell>
          <table:table-cell office:value-type="float" office:value="3123" table:style-name="ce194">
            <text:p>3,123</text:p>
          </table:table-cell>
          <table:table-cell office:value-type="float" office:value="1827" table:style-name="ce194">
            <text:p>1,827</text:p>
          </table:table-cell>
          <table:table-cell office:value-type="float" office:value="58.501440922190206" table:style-name="ce195">
            <text:p>58.5</text:p>
          </table:table-cell>
          <table:table-cell office:value-type="float" office:value="3199" table:style-name="ce194">
            <text:p>3,199</text:p>
          </table:table-cell>
          <table:table-cell office:value-type="float" office:value="1894" table:style-name="ce194">
            <text:p>1,894</text:p>
          </table:table-cell>
          <table:table-cell office:value-type="float" office:value="59.206001875586125" table:style-name="ce195">
            <text:p>59.2</text:p>
          </table:table-cell>
          <table:table-cell office:value-type="float" office:value="3196" table:style-name="ce194">
            <text:p>3,196</text:p>
          </table:table-cell>
          <table:table-cell office:value-type="float" office:value="1833" table:style-name="ce194">
            <text:p>1,833</text:p>
          </table:table-cell>
          <table:table-cell office:value-type="float" office:value="57.352941176470587" table:style-name="ce195">
            <text:p>57.4</text:p>
          </table:table-cell>
          <table:table-cell table:number-columns-repeated="16357"/>
        </table:table-row>
        <table:table-row table:style-name="ro13">
          <table:table-cell office:value-type="string" table:style-name="ce201">
            <text:p>North West</text:p>
          </table:table-cell>
          <table:table-cell office:value-type="string" table:style-name="ce202">
            <text:p>E08000006</text:p>
          </table:table-cell>
          <table:table-cell office:value-type="string" table:style-name="ce201">
            <text:p>Salford</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353" table:style-name="ce193">
            <text:p>3,353<text:s/></text:p>
          </table:table-cell>
          <table:table-cell office:value-type="float" office:value="1648" table:style-name="ce193">
            <text:p>1,648<text:s/></text:p>
          </table:table-cell>
          <table:table-cell office:value-type="float" office:value="49.150014912019088" table:style-name="ce195">
            <text:p>49.2</text:p>
          </table:table-cell>
          <table:table-cell office:value-type="float" office:value="3472" table:style-name="ce194">
            <text:p>3,472</text:p>
          </table:table-cell>
          <table:table-cell office:value-type="float" office:value="1720" table:style-name="ce194">
            <text:p>1,720</text:p>
          </table:table-cell>
          <table:table-cell office:value-type="float" office:value="49.539170506912441" table:style-name="ce195">
            <text:p>49.5</text:p>
          </table:table-cell>
          <table:table-cell office:value-type="float" office:value="3622" table:style-name="ce194">
            <text:p>3,622</text:p>
          </table:table-cell>
          <table:table-cell office:value-type="float" office:value="1735" table:style-name="ce194">
            <text:p>1,735</text:p>
          </table:table-cell>
          <table:table-cell office:value-type="float" office:value="47.901711761457761" table:style-name="ce195">
            <text:p>47.9</text:p>
          </table:table-cell>
          <table:table-cell office:value-type="float" office:value="3484" table:style-name="ce194">
            <text:p>3,484</text:p>
          </table:table-cell>
          <table:table-cell office:value-type="float" office:value="1687" table:style-name="ce194">
            <text:p>1,687</text:p>
          </table:table-cell>
          <table:table-cell office:value-type="float" office:value="48.421354764638345" table:style-name="ce195">
            <text:p>48.4</text:p>
          </table:table-cell>
          <table:table-cell office:value-type="float" office:value="3539" table:style-name="ce194">
            <text:p>3,539</text:p>
          </table:table-cell>
          <table:table-cell office:value-type="float" office:value="1696" table:style-name="ce194">
            <text:p>1,696</text:p>
          </table:table-cell>
          <table:table-cell office:value-type="float" office:value="47.923142130545351" table:style-name="ce195">
            <text:p>47.9</text:p>
          </table:table-cell>
          <table:table-cell office:value-type="float" office:value="3598" table:style-name="ce194">
            <text:p>3,598</text:p>
          </table:table-cell>
          <table:table-cell office:value-type="float" office:value="1802" table:style-name="ce194">
            <text:p>1,802</text:p>
          </table:table-cell>
          <table:table-cell office:value-type="float" office:value="50.083379655364091" table:style-name="ce195">
            <text:p>50.1</text:p>
          </table:table-cell>
          <table:table-cell office:value-type="float" office:value="3543" table:style-name="ce194">
            <text:p>3,543</text:p>
          </table:table-cell>
          <table:table-cell office:value-type="float" office:value="1667" table:style-name="ce194">
            <text:p>1,667</text:p>
          </table:table-cell>
          <table:table-cell office:value-type="float" office:value="47.050522156364657" table:style-name="ce195">
            <text:p>47.1</text:p>
          </table:table-cell>
          <table:table-cell table:number-columns-repeated="16357"/>
        </table:table-row>
        <table:table-row table:style-name="ro13">
          <table:table-cell office:value-type="string" table:style-name="ce201">
            <text:p>North West</text:p>
          </table:table-cell>
          <table:table-cell office:value-type="string" table:style-name="ce202">
            <text:p>E08000014</text:p>
          </table:table-cell>
          <table:table-cell office:value-type="string" table:style-name="ce201">
            <text:p>Sefto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869" table:style-name="ce193">
            <text:p>2,869<text:s/></text:p>
          </table:table-cell>
          <table:table-cell office:value-type="float" office:value="1481" table:style-name="ce193">
            <text:p>1,481<text:s/></text:p>
          </table:table-cell>
          <table:table-cell office:value-type="float" office:value="51.620773788776575" table:style-name="ce195">
            <text:p>51.6</text:p>
          </table:table-cell>
          <table:table-cell office:value-type="float" office:value="3028" table:style-name="ce194">
            <text:p>3,028</text:p>
          </table:table-cell>
          <table:table-cell office:value-type="float" office:value="1608" table:style-name="ce194">
            <text:p>1,608</text:p>
          </table:table-cell>
          <table:table-cell office:value-type="float" office:value="53.104359313077943" table:style-name="ce195">
            <text:p>53.1</text:p>
          </table:table-cell>
          <table:table-cell office:value-type="float" office:value="3111" table:style-name="ce194">
            <text:p>3,111</text:p>
          </table:table-cell>
          <table:table-cell office:value-type="float" office:value="1674" table:style-name="ce194">
            <text:p>1,674</text:p>
          </table:table-cell>
          <table:table-cell office:value-type="float" office:value="53.809064609450338" table:style-name="ce195">
            <text:p>53.8</text:p>
          </table:table-cell>
          <table:table-cell office:value-type="float" office:value="3056" table:style-name="ce194">
            <text:p>3,056</text:p>
          </table:table-cell>
          <table:table-cell office:value-type="float" office:value="1645" table:style-name="ce194">
            <text:p>1,645</text:p>
          </table:table-cell>
          <table:table-cell office:value-type="float" office:value="53.828534031413611" table:style-name="ce195">
            <text:p>53.8</text:p>
          </table:table-cell>
          <table:table-cell office:value-type="float" office:value="3177" table:style-name="ce194">
            <text:p>3,177</text:p>
          </table:table-cell>
          <table:table-cell office:value-type="float" office:value="1700" table:style-name="ce194">
            <text:p>1,700</text:p>
          </table:table-cell>
          <table:table-cell office:value-type="float" office:value="53.509600251809886" table:style-name="ce195">
            <text:p>53.5</text:p>
          </table:table-cell>
          <table:table-cell office:value-type="float" office:value="3159" table:style-name="ce194">
            <text:p>3,159</text:p>
          </table:table-cell>
          <table:table-cell office:value-type="float" office:value="1617" table:style-name="ce194">
            <text:p>1,617</text:p>
          </table:table-cell>
          <table:table-cell office:value-type="float" office:value="51.187084520417855" table:style-name="ce195">
            <text:p>51.2</text:p>
          </table:table-cell>
          <table:table-cell office:value-type="float" office:value="3319" table:style-name="ce194">
            <text:p>3,319</text:p>
          </table:table-cell>
          <table:table-cell office:value-type="float" office:value="1637" table:style-name="ce194">
            <text:p>1,637</text:p>
          </table:table-cell>
          <table:table-cell office:value-type="float" office:value="49.32208496535101" table:style-name="ce195">
            <text:p>49.3</text:p>
          </table:table-cell>
          <table:table-cell table:number-columns-repeated="16357"/>
        </table:table-row>
        <table:table-row table:style-name="ro13">
          <table:table-cell office:value-type="string" table:style-name="ce201">
            <text:p>North West</text:p>
          </table:table-cell>
          <table:table-cell office:value-type="string" table:style-name="ce202">
            <text:p>E08000013</text:p>
          </table:table-cell>
          <table:table-cell office:value-type="string" table:style-name="ce201">
            <text:p>St. Helens</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979" table:style-name="ce193">
            <text:p>1,979<text:s/></text:p>
          </table:table-cell>
          <table:table-cell office:value-type="float" office:value="978" table:style-name="ce193">
            <text:p>978<text:s/></text:p>
          </table:table-cell>
          <table:table-cell office:value-type="float" office:value="49.4188984335523" table:style-name="ce195">
            <text:p>49.4</text:p>
          </table:table-cell>
          <table:table-cell office:value-type="float" office:value="2145" table:style-name="ce194">
            <text:p>2,145</text:p>
          </table:table-cell>
          <table:table-cell office:value-type="float" office:value="1115" table:style-name="ce194">
            <text:p>1,115</text:p>
          </table:table-cell>
          <table:table-cell office:value-type="float" office:value="51.981351981351985" table:style-name="ce195">
            <text:p>52.0</text:p>
          </table:table-cell>
          <table:table-cell office:value-type="float" office:value="2134" table:style-name="ce194">
            <text:p>2,134</text:p>
          </table:table-cell>
          <table:table-cell office:value-type="float" office:value="1094" table:style-name="ce194">
            <text:p>1,094</text:p>
          </table:table-cell>
          <table:table-cell office:value-type="float" office:value="51.265229615745078" table:style-name="ce195">
            <text:p>51.3</text:p>
          </table:table-cell>
          <table:table-cell office:value-type="float" office:value="2088" table:style-name="ce194">
            <text:p>2,088</text:p>
          </table:table-cell>
          <table:table-cell office:value-type="float" office:value="1109" table:style-name="ce194">
            <text:p>1,109</text:p>
          </table:table-cell>
          <table:table-cell office:value-type="float" office:value="53.11302681992337" table:style-name="ce195">
            <text:p>53.1</text:p>
          </table:table-cell>
          <table:table-cell office:value-type="float" office:value="2112" table:style-name="ce194">
            <text:p>2,112</text:p>
          </table:table-cell>
          <table:table-cell office:value-type="float" office:value="1132" table:style-name="ce194">
            <text:p>1,132</text:p>
          </table:table-cell>
          <table:table-cell office:value-type="float" office:value="53.598484848484851" table:style-name="ce195">
            <text:p>53.6</text:p>
          </table:table-cell>
          <table:table-cell office:value-type="float" office:value="2168" table:style-name="ce194">
            <text:p>2,168</text:p>
          </table:table-cell>
          <table:table-cell office:value-type="float" office:value="1106" table:style-name="ce194">
            <text:p>1,106</text:p>
          </table:table-cell>
          <table:table-cell office:value-type="float" office:value="51.014760147601478" table:style-name="ce195">
            <text:p>51.0</text:p>
          </table:table-cell>
          <table:table-cell office:value-type="float" office:value="2258" table:style-name="ce194">
            <text:p>2,258</text:p>
          </table:table-cell>
          <table:table-cell office:value-type="float" office:value="1063" table:style-name="ce194">
            <text:p>1,063</text:p>
          </table:table-cell>
          <table:table-cell office:value-type="float" office:value="47.077059344552701" table:style-name="ce195">
            <text:p>47.1</text:p>
          </table:table-cell>
          <table:table-cell table:number-columns-repeated="16357"/>
        </table:table-row>
        <table:table-row table:style-name="ro9">
          <table:table-cell office:value-type="string" table:style-name="ce201">
            <text:p>North West</text:p>
          </table:table-cell>
          <table:table-cell office:value-type="string" table:style-name="ce202">
            <text:p>E08000007</text:p>
          </table:table-cell>
          <table:table-cell office:value-type="string" table:style-name="ce201">
            <text:p>Stockport</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551" table:style-name="ce193">
            <text:p>3,551<text:s/></text:p>
          </table:table-cell>
          <table:table-cell office:value-type="float" office:value="2534" table:style-name="ce193">
            <text:p>2,534<text:s/></text:p>
          </table:table-cell>
          <table:table-cell office:value-type="float" office:value="71.360180230920861" table:style-name="ce195">
            <text:p>71.4</text:p>
          </table:table-cell>
          <table:table-cell office:value-type="float" office:value="3608" table:style-name="ce194">
            <text:p>3,608</text:p>
          </table:table-cell>
          <table:table-cell office:value-type="float" office:value="2564" table:style-name="ce194">
            <text:p>2,564</text:p>
          </table:table-cell>
          <table:table-cell office:value-type="float" office:value="71.064301552106429" table:style-name="ce195">
            <text:p>71.1</text:p>
          </table:table-cell>
          <table:table-cell office:value-type="float" office:value="3707" table:style-name="ce194">
            <text:p>3,707</text:p>
          </table:table-cell>
          <table:table-cell office:value-type="float" office:value="2561" table:style-name="ce194">
            <text:p>2,561</text:p>
          </table:table-cell>
          <table:table-cell office:value-type="float" office:value="69.085513892635547" table:style-name="ce195">
            <text:p>69.1</text:p>
          </table:table-cell>
          <table:table-cell office:value-type="float" office:value="3787" table:style-name="ce194">
            <text:p>3,787</text:p>
          </table:table-cell>
          <table:table-cell office:value-type="float" office:value="2714" table:style-name="ce194">
            <text:p>2,714</text:p>
          </table:table-cell>
          <table:table-cell office:value-type="float" office:value="71.666226564562976" table:style-name="ce195">
            <text:p>71.7</text:p>
          </table:table-cell>
          <table:table-cell office:value-type="float" office:value="3809" table:style-name="ce194">
            <text:p>3,809</text:p>
          </table:table-cell>
          <table:table-cell office:value-type="float" office:value="2649" table:style-name="ce194">
            <text:p>2,649</text:p>
          </table:table-cell>
          <table:table-cell office:value-type="float" office:value="69.545812549225516" table:style-name="ce195">
            <text:p>69.5</text:p>
          </table:table-cell>
          <table:table-cell office:value-type="float" office:value="3664" table:style-name="ce194">
            <text:p>3,664</text:p>
          </table:table-cell>
          <table:table-cell office:value-type="float" office:value="2574" table:style-name="ce194">
            <text:p>2,574</text:p>
          </table:table-cell>
          <table:table-cell office:value-type="float" office:value="70.251091703056773" table:style-name="ce195">
            <text:p>70.3</text:p>
          </table:table-cell>
          <table:table-cell office:value-type="float" office:value="3791" table:style-name="ce194">
            <text:p>3,791</text:p>
          </table:table-cell>
          <table:table-cell office:value-type="float" office:value="2569" table:style-name="ce194">
            <text:p>2,569</text:p>
          </table:table-cell>
          <table:table-cell office:value-type="float" office:value="67.765761012925353" table:style-name="ce195">
            <text:p>67.8</text:p>
          </table:table-cell>
          <table:table-cell table:number-columns-repeated="16357"/>
        </table:table-row>
        <table:table-row table:style-name="ro13">
          <table:table-cell office:value-type="string" table:style-name="ce201">
            <text:p>North West</text:p>
          </table:table-cell>
          <table:table-cell office:value-type="string" table:style-name="ce202">
            <text:p>E08000008</text:p>
          </table:table-cell>
          <table:table-cell office:value-type="string" table:style-name="ce201">
            <text:p>Tamesid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747" table:style-name="ce193">
            <text:p>2,747<text:s/></text:p>
          </table:table-cell>
          <table:table-cell office:value-type="float" office:value="1774" table:style-name="ce193">
            <text:p>1,774<text:s/></text:p>
          </table:table-cell>
          <table:table-cell office:value-type="float" office:value="64.579541317801244" table:style-name="ce195">
            <text:p>64.6</text:p>
          </table:table-cell>
          <table:table-cell office:value-type="float" office:value="2865" table:style-name="ce194">
            <text:p>2,865</text:p>
          </table:table-cell>
          <table:table-cell office:value-type="float" office:value="1802" table:style-name="ce194">
            <text:p>1,802</text:p>
          </table:table-cell>
          <table:table-cell office:value-type="float" office:value="62.897033158813265" table:style-name="ce195">
            <text:p>62.9</text:p>
          </table:table-cell>
          <table:table-cell office:value-type="float" office:value="2942" table:style-name="ce194">
            <text:p>2,942</text:p>
          </table:table-cell>
          <table:table-cell office:value-type="float" office:value="1887" table:style-name="ce194">
            <text:p>1,887</text:p>
          </table:table-cell>
          <table:table-cell office:value-type="float" office:value="64.140040788579199" table:style-name="ce195">
            <text:p>64.1</text:p>
          </table:table-cell>
          <table:table-cell office:value-type="float" office:value="2940" table:style-name="ce194">
            <text:p>2,940</text:p>
          </table:table-cell>
          <table:table-cell office:value-type="float" office:value="1921" table:style-name="ce194">
            <text:p>1,921</text:p>
          </table:table-cell>
          <table:table-cell office:value-type="float" office:value="65.340136054421777" table:style-name="ce195">
            <text:p>65.3</text:p>
          </table:table-cell>
          <table:table-cell office:value-type="float" office:value="3003" table:style-name="ce194">
            <text:p>3,003</text:p>
          </table:table-cell>
          <table:table-cell office:value-type="float" office:value="1920" table:style-name="ce194">
            <text:p>1,920</text:p>
          </table:table-cell>
          <table:table-cell office:value-type="float" office:value="63.936063936063938" table:style-name="ce195">
            <text:p>63.9</text:p>
          </table:table-cell>
          <table:table-cell office:value-type="float" office:value="3049" table:style-name="ce194">
            <text:p>3,049</text:p>
          </table:table-cell>
          <table:table-cell office:value-type="float" office:value="1905" table:style-name="ce194">
            <text:p>1,905</text:p>
          </table:table-cell>
          <table:table-cell office:value-type="float" office:value="62.479501475893741" table:style-name="ce195">
            <text:p>62.5</text:p>
          </table:table-cell>
          <table:table-cell office:value-type="float" office:value="3102" table:style-name="ce194">
            <text:p>3,102</text:p>
          </table:table-cell>
          <table:table-cell office:value-type="float" office:value="1937" table:style-name="ce194">
            <text:p>1,937</text:p>
          </table:table-cell>
          <table:table-cell office:value-type="float" office:value="62.443584784010319" table:style-name="ce195">
            <text:p>62.4</text:p>
          </table:table-cell>
          <table:table-cell table:number-columns-repeated="16357"/>
        </table:table-row>
        <table:table-row table:style-name="ro13">
          <table:table-cell office:value-type="string" table:style-name="ce201">
            <text:p>North West</text:p>
          </table:table-cell>
          <table:table-cell office:value-type="string" table:style-name="ce202">
            <text:p>E08000009</text:p>
          </table:table-cell>
          <table:table-cell office:value-type="string" table:style-name="ce201">
            <text:p>Trafford</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962" table:style-name="ce193">
            <text:p>2,962<text:s/></text:p>
          </table:table-cell>
          <table:table-cell office:value-type="float" office:value="1921" table:style-name="ce193">
            <text:p>1,921<text:s/></text:p>
          </table:table-cell>
          <table:table-cell office:value-type="float" office:value="64.854827819041176" table:style-name="ce195">
            <text:p>64.9</text:p>
          </table:table-cell>
          <table:table-cell office:value-type="float" office:value="3151" table:style-name="ce194">
            <text:p>3,151</text:p>
          </table:table-cell>
          <table:table-cell office:value-type="float" office:value="2030" table:style-name="ce194">
            <text:p>2,030</text:p>
          </table:table-cell>
          <table:table-cell office:value-type="float" office:value="64.423992383370347" table:style-name="ce195">
            <text:p>64.4</text:p>
          </table:table-cell>
          <table:table-cell office:value-type="float" office:value="3254" table:style-name="ce194">
            <text:p>3,254</text:p>
          </table:table-cell>
          <table:table-cell office:value-type="float" office:value="2190" table:style-name="ce194">
            <text:p>2,190</text:p>
          </table:table-cell>
          <table:table-cell office:value-type="float" office:value="67.301782421634911" table:style-name="ce195">
            <text:p>67.3</text:p>
          </table:table-cell>
          <table:table-cell office:value-type="float" office:value="3264" table:style-name="ce194">
            <text:p>3,264</text:p>
          </table:table-cell>
          <table:table-cell office:value-type="float" office:value="2143" table:style-name="ce194">
            <text:p>2,143</text:p>
          </table:table-cell>
          <table:table-cell office:value-type="float" office:value="65.655637254901961" table:style-name="ce195">
            <text:p>65.7</text:p>
          </table:table-cell>
          <table:table-cell office:value-type="float" office:value="3355" table:style-name="ce194">
            <text:p>3,355</text:p>
          </table:table-cell>
          <table:table-cell office:value-type="float" office:value="2184" table:style-name="ce194">
            <text:p>2,184</text:p>
          </table:table-cell>
          <table:table-cell office:value-type="float" office:value="65.096870342771979" table:style-name="ce195">
            <text:p>65.1</text:p>
          </table:table-cell>
          <table:table-cell office:value-type="float" office:value="3343" table:style-name="ce194">
            <text:p>3,343</text:p>
          </table:table-cell>
          <table:table-cell office:value-type="float" office:value="2124" table:style-name="ce194">
            <text:p>2,124</text:p>
          </table:table-cell>
          <table:table-cell office:value-type="float" office:value="63.535746335626683" table:style-name="ce195">
            <text:p>63.5</text:p>
          </table:table-cell>
          <table:table-cell office:value-type="float" office:value="3491" table:style-name="ce194">
            <text:p>3,491</text:p>
          </table:table-cell>
          <table:table-cell office:value-type="float" office:value="2159" table:style-name="ce194">
            <text:p>2,159</text:p>
          </table:table-cell>
          <table:table-cell office:value-type="float" office:value="61.844743626468059" table:style-name="ce195">
            <text:p>61.8</text:p>
          </table:table-cell>
          <table:table-cell table:number-columns-repeated="16357"/>
        </table:table-row>
        <table:table-row table:style-name="ro13">
          <table:table-cell office:value-type="string" table:style-name="ce201">
            <text:p>North West</text:p>
          </table:table-cell>
          <table:table-cell office:value-type="string" table:style-name="ce202">
            <text:p>E06000007</text:p>
          </table:table-cell>
          <table:table-cell office:value-type="string" table:style-name="ce201">
            <text:p>Warringto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367" table:style-name="ce193">
            <text:p>2,367<text:s/></text:p>
          </table:table-cell>
          <table:table-cell office:value-type="float" office:value="1590" table:style-name="ce193">
            <text:p>1,590<text:s/></text:p>
          </table:table-cell>
          <table:table-cell office:value-type="float" office:value="67.173637515842842" table:style-name="ce195">
            <text:p>67.2</text:p>
          </table:table-cell>
          <table:table-cell office:value-type="float" office:value="2440" table:style-name="ce194">
            <text:p>2,440</text:p>
          </table:table-cell>
          <table:table-cell office:value-type="float" office:value="1602" table:style-name="ce194">
            <text:p>1,602</text:p>
          </table:table-cell>
          <table:table-cell office:value-type="float" office:value="65.655737704918039" table:style-name="ce195">
            <text:p>65.7</text:p>
          </table:table-cell>
          <table:table-cell office:value-type="float" office:value="2512" table:style-name="ce194">
            <text:p>2,512</text:p>
          </table:table-cell>
          <table:table-cell office:value-type="float" office:value="1665" table:style-name="ce194">
            <text:p>1,665</text:p>
          </table:table-cell>
          <table:table-cell office:value-type="float" office:value="66.281847133757964" table:style-name="ce195">
            <text:p>66.3</text:p>
          </table:table-cell>
          <table:table-cell office:value-type="float" office:value="2640" table:style-name="ce194">
            <text:p>2,640</text:p>
          </table:table-cell>
          <table:table-cell office:value-type="float" office:value="1802" table:style-name="ce194">
            <text:p>1,802</text:p>
          </table:table-cell>
          <table:table-cell office:value-type="float" office:value="68.257575757575765" table:style-name="ce195">
            <text:p>68.3</text:p>
          </table:table-cell>
          <table:table-cell office:value-type="float" office:value="2578" table:style-name="ce194">
            <text:p>2,578</text:p>
          </table:table-cell>
          <table:table-cell office:value-type="float" office:value="1728" table:style-name="ce194">
            <text:p>1,728</text:p>
          </table:table-cell>
          <table:table-cell office:value-type="float" office:value="67.028704422032575" table:style-name="ce195">
            <text:p>67.0</text:p>
          </table:table-cell>
          <table:table-cell office:value-type="float" office:value="2661" table:style-name="ce194">
            <text:p>2,661</text:p>
          </table:table-cell>
          <table:table-cell office:value-type="float" office:value="1765" table:style-name="ce194">
            <text:p>1,765</text:p>
          </table:table-cell>
          <table:table-cell office:value-type="float" office:value="66.328447951897786" table:style-name="ce195">
            <text:p>66.3</text:p>
          </table:table-cell>
          <table:table-cell office:value-type="float" office:value="2760" table:style-name="ce194">
            <text:p>2,760</text:p>
          </table:table-cell>
          <table:table-cell office:value-type="float" office:value="1763" table:style-name="ce194">
            <text:p>1,763</text:p>
          </table:table-cell>
          <table:table-cell office:value-type="float" office:value="63.876811594202898" table:style-name="ce195">
            <text:p>63.9</text:p>
          </table:table-cell>
          <table:table-cell table:number-columns-repeated="16357"/>
        </table:table-row>
        <table:table-row table:style-name="ro13">
          <table:table-cell office:value-type="string" table:style-name="ce201">
            <text:p>North West</text:p>
          </table:table-cell>
          <table:table-cell office:value-type="string" table:style-name="ce202">
            <text:p>E08000010</text:p>
          </table:table-cell>
          <table:table-cell office:value-type="string" table:style-name="ce201">
            <text:p>Wiga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618" table:style-name="ce193">
            <text:p>3,618<text:s/></text:p>
          </table:table-cell>
          <table:table-cell office:value-type="float" office:value="2376" table:style-name="ce193">
            <text:p>2,376<text:s/></text:p>
          </table:table-cell>
          <table:table-cell office:value-type="float" office:value="65.671641791044777" table:style-name="ce195">
            <text:p>65.7</text:p>
          </table:table-cell>
          <table:table-cell office:value-type="float" office:value="3680" table:style-name="ce194">
            <text:p>3,680</text:p>
          </table:table-cell>
          <table:table-cell office:value-type="float" office:value="2375" table:style-name="ce194">
            <text:p>2,375</text:p>
          </table:table-cell>
          <table:table-cell office:value-type="float" office:value="64.53804347826086" table:style-name="ce195">
            <text:p>64.5</text:p>
          </table:table-cell>
          <table:table-cell office:value-type="float" office:value="3731" table:style-name="ce194">
            <text:p>3,731</text:p>
          </table:table-cell>
          <table:table-cell office:value-type="float" office:value="2396" table:style-name="ce194">
            <text:p>2,396</text:p>
          </table:table-cell>
          <table:table-cell office:value-type="float" office:value="64.218708121147145" table:style-name="ce195">
            <text:p>64.2</text:p>
          </table:table-cell>
          <table:table-cell office:value-type="float" office:value="3777" table:style-name="ce194">
            <text:p>3,777</text:p>
          </table:table-cell>
          <table:table-cell office:value-type="float" office:value="2508" table:style-name="ce194">
            <text:p>2,508</text:p>
          </table:table-cell>
          <table:table-cell office:value-type="float" office:value="66.401906274821286" table:style-name="ce195">
            <text:p>66.4</text:p>
          </table:table-cell>
          <table:table-cell office:value-type="float" office:value="3784" table:style-name="ce194">
            <text:p>3,784</text:p>
          </table:table-cell>
          <table:table-cell office:value-type="float" office:value="2400" table:style-name="ce194">
            <text:p>2,400</text:p>
          </table:table-cell>
          <table:table-cell office:value-type="float" office:value="63.424947145877375" table:style-name="ce195">
            <text:p>63.4</text:p>
          </table:table-cell>
          <table:table-cell office:value-type="float" office:value="3855" table:style-name="ce194">
            <text:p>3,855</text:p>
          </table:table-cell>
          <table:table-cell office:value-type="float" office:value="2442" table:style-name="ce194">
            <text:p>2,442</text:p>
          </table:table-cell>
          <table:table-cell office:value-type="float" office:value="63.346303501945521" table:style-name="ce195">
            <text:p>63.3</text:p>
          </table:table-cell>
          <table:table-cell office:value-type="float" office:value="3910" table:style-name="ce194">
            <text:p>3,910</text:p>
          </table:table-cell>
          <table:table-cell office:value-type="float" office:value="2480" table:style-name="ce194">
            <text:p>2,480</text:p>
          </table:table-cell>
          <table:table-cell office:value-type="float" office:value="63.427109974424553" table:style-name="ce195">
            <text:p>63.4</text:p>
          </table:table-cell>
          <table:table-cell table:number-columns-repeated="16357"/>
        </table:table-row>
        <table:table-row table:style-name="ro13">
          <table:table-cell office:value-type="string" table:style-name="ce201">
            <text:p>North West</text:p>
          </table:table-cell>
          <table:table-cell office:value-type="string" table:style-name="ce202">
            <text:p>E08000015</text:p>
          </table:table-cell>
          <table:table-cell office:value-type="string" table:style-name="ce201">
            <text:p>Wirral</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574" table:style-name="ce193">
            <text:p>3,574<text:s/></text:p>
          </table:table-cell>
          <table:table-cell office:value-type="float" office:value="1823" table:style-name="ce193">
            <text:p>1,823<text:s/></text:p>
          </table:table-cell>
          <table:table-cell office:value-type="float" office:value="51.007274762171242" table:style-name="ce195">
            <text:p>51.0</text:p>
          </table:table-cell>
          <table:table-cell office:value-type="float" office:value="3715" table:style-name="ce194">
            <text:p>3,715</text:p>
          </table:table-cell>
          <table:table-cell office:value-type="float" office:value="1922" table:style-name="ce194">
            <text:p>1,922</text:p>
          </table:table-cell>
          <table:table-cell office:value-type="float" office:value="51.736204576043065" table:style-name="ce195">
            <text:p>51.7</text:p>
          </table:table-cell>
          <table:table-cell office:value-type="float" office:value="3759" table:style-name="ce194">
            <text:p>3,759</text:p>
          </table:table-cell>
          <table:table-cell office:value-type="float" office:value="2118" table:style-name="ce194">
            <text:p>2,118</text:p>
          </table:table-cell>
          <table:table-cell office:value-type="float" office:value="56.344772545889867" table:style-name="ce195">
            <text:p>56.3</text:p>
          </table:table-cell>
          <table:table-cell office:value-type="float" office:value="3760" table:style-name="ce194">
            <text:p>3,760</text:p>
          </table:table-cell>
          <table:table-cell office:value-type="float" office:value="2055" table:style-name="ce194">
            <text:p>2,055</text:p>
          </table:table-cell>
          <table:table-cell office:value-type="float" office:value="54.654255319148938" table:style-name="ce195">
            <text:p>54.7</text:p>
          </table:table-cell>
          <table:table-cell office:value-type="float" office:value="3916" table:style-name="ce194">
            <text:p>3,916</text:p>
          </table:table-cell>
          <table:table-cell office:value-type="float" office:value="2033" table:style-name="ce194">
            <text:p>2,033</text:p>
          </table:table-cell>
          <table:table-cell office:value-type="float" office:value="51.915219611848826" table:style-name="ce195">
            <text:p>51.9</text:p>
          </table:table-cell>
          <table:table-cell office:value-type="float" office:value="3814" table:style-name="ce194">
            <text:p>3,814</text:p>
          </table:table-cell>
          <table:table-cell office:value-type="float" office:value="2082" table:style-name="ce194">
            <text:p>2,082</text:p>
          </table:table-cell>
          <table:table-cell office:value-type="float" office:value="54.588358678552694" table:style-name="ce195">
            <text:p>54.6</text:p>
          </table:table-cell>
          <table:table-cell office:value-type="float" office:value="3907" table:style-name="ce194">
            <text:p>3,907</text:p>
          </table:table-cell>
          <table:table-cell office:value-type="float" office:value="2125" table:style-name="ce194">
            <text:p>2,125</text:p>
          </table:table-cell>
          <table:table-cell office:value-type="float" office:value="54.389557205016636" table:style-name="ce195">
            <text:p>54.4</text:p>
          </table:table-cell>
          <table:table-cell table:number-columns-repeated="16357"/>
        </table:table-row>
        <table:table-row table:style-name="ro13">
          <table:table-cell office:value-type="string" table:style-name="ce201">
            <text:p>South East</text:p>
          </table:table-cell>
          <table:table-cell office:value-type="string" table:style-name="ce202">
            <text:p>E06000036</text:p>
          </table:table-cell>
          <table:table-cell office:value-type="string" table:style-name="ce201">
            <text:p>Bracknell Forest</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525" table:style-name="ce193">
            <text:p>1,525<text:s/></text:p>
          </table:table-cell>
          <table:table-cell office:value-type="float" office:value="1085" table:style-name="ce193">
            <text:p>1,085<text:s/></text:p>
          </table:table-cell>
          <table:table-cell office:value-type="float" office:value="71.147540983606561" table:style-name="ce195">
            <text:p>71.1</text:p>
          </table:table-cell>
          <table:table-cell office:value-type="float" office:value="1450" table:style-name="ce194">
            <text:p>1,450</text:p>
          </table:table-cell>
          <table:table-cell office:value-type="float" office:value="1020" table:style-name="ce194">
            <text:p>1,020</text:p>
          </table:table-cell>
          <table:table-cell office:value-type="float" office:value="70.34482758620689" table:style-name="ce195">
            <text:p>70.3</text:p>
          </table:table-cell>
          <table:table-cell office:value-type="float" office:value="1528" table:style-name="ce194">
            <text:p>1,528</text:p>
          </table:table-cell>
          <table:table-cell office:value-type="float" office:value="1060" table:style-name="ce194">
            <text:p>1,060</text:p>
          </table:table-cell>
          <table:table-cell office:value-type="float" office:value="69.3717277486911" table:style-name="ce195">
            <text:p>69.4</text:p>
          </table:table-cell>
          <table:table-cell office:value-type="float" office:value="1585" table:style-name="ce194">
            <text:p>1,585</text:p>
          </table:table-cell>
          <table:table-cell office:value-type="float" office:value="1103" table:style-name="ce194">
            <text:p>1,103</text:p>
          </table:table-cell>
          <table:table-cell office:value-type="float" office:value="69.589905362776022" table:style-name="ce195">
            <text:p>69.6</text:p>
          </table:table-cell>
          <table:table-cell office:value-type="float" office:value="1568" table:style-name="ce194">
            <text:p>1,568</text:p>
          </table:table-cell>
          <table:table-cell office:value-type="float" office:value="1141" table:style-name="ce194">
            <text:p>1,141</text:p>
          </table:table-cell>
          <table:table-cell office:value-type="float" office:value="72.767857142857139" table:style-name="ce195">
            <text:p>72.8</text:p>
          </table:table-cell>
          <table:table-cell office:value-type="float" office:value="1643" table:style-name="ce194">
            <text:p>1,643</text:p>
          </table:table-cell>
          <table:table-cell office:value-type="float" office:value="1078" table:style-name="ce194">
            <text:p>1,078</text:p>
          </table:table-cell>
          <table:table-cell office:value-type="float" office:value="65.611685940353013" table:style-name="ce195">
            <text:p>65.6</text:p>
          </table:table-cell>
          <table:table-cell office:value-type="float" office:value="1693" table:style-name="ce194">
            <text:p>1,693</text:p>
          </table:table-cell>
          <table:table-cell office:value-type="float" office:value="1142" table:style-name="ce194">
            <text:p>1,142</text:p>
          </table:table-cell>
          <table:table-cell office:value-type="float" office:value="67.454223272297696" table:style-name="ce195">
            <text:p>67.5</text:p>
          </table:table-cell>
          <table:table-cell table:number-columns-repeated="16357"/>
        </table:table-row>
        <table:table-row table:style-name="ro9">
          <table:table-cell office:value-type="string" table:style-name="ce201">
            <text:p>South East</text:p>
          </table:table-cell>
          <table:table-cell office:value-type="string" table:style-name="ce202">
            <text:p>E06000043</text:p>
          </table:table-cell>
          <table:table-cell office:value-type="string" table:style-name="ce201">
            <text:p>Brighton and Hov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576" table:style-name="ce193">
            <text:p>2,576<text:s/></text:p>
          </table:table-cell>
          <table:table-cell office:value-type="float" office:value="1386" table:style-name="ce193">
            <text:p>1,386<text:s/></text:p>
          </table:table-cell>
          <table:table-cell office:value-type="float" office:value="53.804347826086953" table:style-name="ce195">
            <text:p>53.8</text:p>
          </table:table-cell>
          <table:table-cell office:value-type="float" office:value="2681" table:style-name="ce194">
            <text:p>2,681</text:p>
          </table:table-cell>
          <table:table-cell office:value-type="float" office:value="1470" table:style-name="ce194">
            <text:p>1,470</text:p>
          </table:table-cell>
          <table:table-cell office:value-type="float" office:value="54.830287206266313" table:style-name="ce195">
            <text:p>54.8</text:p>
          </table:table-cell>
          <table:table-cell office:value-type="float" office:value="2689" table:style-name="ce194">
            <text:p>2,689</text:p>
          </table:table-cell>
          <table:table-cell office:value-type="float" office:value="1503" table:style-name="ce194">
            <text:p>1,503</text:p>
          </table:table-cell>
          <table:table-cell office:value-type="float" office:value="55.894384529564888" table:style-name="ce195">
            <text:p>55.9</text:p>
          </table:table-cell>
          <table:table-cell office:value-type="float" office:value="2780" table:style-name="ce194">
            <text:p>2,780</text:p>
          </table:table-cell>
          <table:table-cell office:value-type="float" office:value="1527" table:style-name="ce194">
            <text:p>1,527</text:p>
          </table:table-cell>
          <table:table-cell office:value-type="float" office:value="54.928057553956833" table:style-name="ce195">
            <text:p>54.9</text:p>
          </table:table-cell>
          <table:table-cell office:value-type="float" office:value="2927" table:style-name="ce194">
            <text:p>2,927</text:p>
          </table:table-cell>
          <table:table-cell office:value-type="float" office:value="1521" table:style-name="ce194">
            <text:p>1,521</text:p>
          </table:table-cell>
          <table:table-cell office:value-type="float" office:value="51.964468739323543" table:style-name="ce195">
            <text:p>52.0</text:p>
          </table:table-cell>
          <table:table-cell office:value-type="float" office:value="2947" table:style-name="ce194">
            <text:p>2,947</text:p>
          </table:table-cell>
          <table:table-cell office:value-type="float" office:value="1452" table:style-name="ce194">
            <text:p>1,452</text:p>
          </table:table-cell>
          <table:table-cell office:value-type="float" office:value="49.270444519850699" table:style-name="ce195">
            <text:p>49.3</text:p>
          </table:table-cell>
          <table:table-cell office:value-type="float" office:value="3052" table:style-name="ce194">
            <text:p>3,052</text:p>
          </table:table-cell>
          <table:table-cell office:value-type="float" office:value="1533" table:style-name="ce194">
            <text:p>1,533</text:p>
          </table:table-cell>
          <table:table-cell office:value-type="float" office:value="50.22935779816514" table:style-name="ce195">
            <text:p>50.2</text:p>
          </table:table-cell>
          <table:table-cell table:number-columns-repeated="16357"/>
        </table:table-row>
        <table:table-row table:style-name="ro13">
          <table:table-cell office:value-type="string" table:style-name="ce201">
            <text:p>South East</text:p>
          </table:table-cell>
          <table:table-cell office:value-type="string" table:style-name="ce202">
            <text:p>E10000002</text:p>
          </table:table-cell>
          <table:table-cell office:value-type="string" table:style-name="ce201">
            <text:p>Buckingham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6836" table:style-name="ce193">
            <text:p>6,836<text:s/></text:p>
          </table:table-cell>
          <table:table-cell office:value-type="float" office:value="4213" table:style-name="ce193">
            <text:p>4,213<text:s/></text:p>
          </table:table-cell>
          <table:table-cell office:value-type="float" office:value="61.6296079578701" table:style-name="ce195">
            <text:p>61.6</text:p>
          </table:table-cell>
          <table:table-cell office:value-type="float" office:value="6826" table:style-name="ce194">
            <text:p>6,826</text:p>
          </table:table-cell>
          <table:table-cell office:value-type="float" office:value="4193" table:style-name="ce194">
            <text:p>4,193</text:p>
          </table:table-cell>
          <table:table-cell office:value-type="float" office:value="61.426897157925573" table:style-name="ce195">
            <text:p>61.4</text:p>
          </table:table-cell>
          <table:table-cell office:value-type="float" office:value="7025" table:style-name="ce194">
            <text:p>7,025</text:p>
          </table:table-cell>
          <table:table-cell office:value-type="float" office:value="4429" table:style-name="ce194">
            <text:p>4,429</text:p>
          </table:table-cell>
          <table:table-cell office:value-type="float" office:value="63.046263345195733" table:style-name="ce195">
            <text:p>63.0</text:p>
          </table:table-cell>
          <table:table-cell office:value-type="float" office:value="7140" table:style-name="ce194">
            <text:p>7,140</text:p>
          </table:table-cell>
          <table:table-cell office:value-type="float" office:value="4437" table:style-name="ce194">
            <text:p>4,437</text:p>
          </table:table-cell>
          <table:table-cell office:value-type="float" office:value="62.142857142857146" table:style-name="ce195">
            <text:p>62.1</text:p>
          </table:table-cell>
          <table:table-cell office:value-type="float" office:value="7140" table:style-name="ce194">
            <text:p>7,140</text:p>
          </table:table-cell>
          <table:table-cell office:value-type="float" office:value="4526" table:style-name="ce194">
            <text:p>4,526</text:p>
          </table:table-cell>
          <table:table-cell office:value-type="float" office:value="63.389355742296914" table:style-name="ce195">
            <text:p>63.4</text:p>
          </table:table-cell>
          <table:table-cell office:value-type="float" office:value="7246" table:style-name="ce194">
            <text:p>7,246</text:p>
          </table:table-cell>
          <table:table-cell office:value-type="float" office:value="4492" table:style-name="ce194">
            <text:p>4,492</text:p>
          </table:table-cell>
          <table:table-cell office:value-type="float" office:value="61.992823626828596" table:style-name="ce195">
            <text:p>62.0</text:p>
          </table:table-cell>
          <table:table-cell office:value-type="float" office:value="7552" table:style-name="ce194">
            <text:p>7,552</text:p>
          </table:table-cell>
          <table:table-cell office:value-type="float" office:value="4635" table:style-name="ce194">
            <text:p>4,635</text:p>
          </table:table-cell>
          <table:table-cell office:value-type="float" office:value="61.374470338983059" table:style-name="ce195">
            <text:p>61.4</text:p>
          </table:table-cell>
          <table:table-cell table:number-columns-repeated="16357"/>
        </table:table-row>
        <table:table-row table:style-name="ro13">
          <table:table-cell office:value-type="string" table:style-name="ce201">
            <text:p>South East</text:p>
          </table:table-cell>
          <table:table-cell office:value-type="string" table:style-name="ce202">
            <text:p>E10000011</text:p>
          </table:table-cell>
          <table:table-cell office:value-type="string" table:style-name="ce201">
            <text:p>East Sussex</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5208" table:style-name="ce193">
            <text:p>5,208<text:s/></text:p>
          </table:table-cell>
          <table:table-cell office:value-type="float" office:value="2770" table:style-name="ce193">
            <text:p>2,770<text:s/></text:p>
          </table:table-cell>
          <table:table-cell office:value-type="float" office:value="53.187403993855611" table:style-name="ce195">
            <text:p>53.2</text:p>
          </table:table-cell>
          <table:table-cell office:value-type="float" office:value="5336" table:style-name="ce194">
            <text:p>5,336</text:p>
          </table:table-cell>
          <table:table-cell office:value-type="float" office:value="2752" table:style-name="ce194">
            <text:p>2,752</text:p>
          </table:table-cell>
          <table:table-cell office:value-type="float" office:value="51.574212893553231" table:style-name="ce195">
            <text:p>51.6</text:p>
          </table:table-cell>
          <table:table-cell office:value-type="float" office:value="5645" table:style-name="ce194">
            <text:p>5,645</text:p>
          </table:table-cell>
          <table:table-cell office:value-type="float" office:value="2931" table:style-name="ce194">
            <text:p>2,931</text:p>
          </table:table-cell>
          <table:table-cell office:value-type="float" office:value="51.922054915854744" table:style-name="ce195">
            <text:p>51.9</text:p>
          </table:table-cell>
          <table:table-cell office:value-type="float" office:value="5735" table:style-name="ce194">
            <text:p>5,735</text:p>
          </table:table-cell>
          <table:table-cell office:value-type="float" office:value="2914" table:style-name="ce194">
            <text:p>2,914</text:p>
          </table:table-cell>
          <table:table-cell office:value-type="float" office:value="50.810810810810814" table:style-name="ce195">
            <text:p>50.8</text:p>
          </table:table-cell>
          <table:table-cell office:value-type="float" office:value="5742" table:style-name="ce194">
            <text:p>5,742</text:p>
          </table:table-cell>
          <table:table-cell office:value-type="float" office:value="2826" table:style-name="ce194">
            <text:p>2,826</text:p>
          </table:table-cell>
          <table:table-cell office:value-type="float" office:value="49.21630094043887" table:style-name="ce195">
            <text:p>49.2</text:p>
          </table:table-cell>
          <table:table-cell office:value-type="float" office:value="5968" table:style-name="ce194">
            <text:p>5,968</text:p>
          </table:table-cell>
          <table:table-cell office:value-type="float" office:value="2919" table:style-name="ce194">
            <text:p>2,919</text:p>
          </table:table-cell>
          <table:table-cell office:value-type="float" office:value="48.910857908847184" table:style-name="ce195">
            <text:p>48.9</text:p>
          </table:table-cell>
          <table:table-cell office:value-type="float" office:value="6082" table:style-name="ce194">
            <text:p>6,082</text:p>
          </table:table-cell>
          <table:table-cell office:value-type="float" office:value="3056" table:style-name="ce194">
            <text:p>3,056</text:p>
          </table:table-cell>
          <table:table-cell office:value-type="float" office:value="50.246629398224265" table:style-name="ce195">
            <text:p>50.2</text:p>
          </table:table-cell>
          <table:table-cell table:number-columns-repeated="16357"/>
        </table:table-row>
        <table:table-row table:style-name="ro13">
          <table:table-cell office:value-type="string" table:style-name="ce201">
            <text:p>South East</text:p>
          </table:table-cell>
          <table:table-cell office:value-type="string" table:style-name="ce202">
            <text:p>E10000014</text:p>
          </table:table-cell>
          <table:table-cell office:value-type="string" table:style-name="ce201">
            <text:p>Hamp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4724" table:style-name="ce193">
            <text:p>14,724<text:s/></text:p>
          </table:table-cell>
          <table:table-cell office:value-type="float" office:value="10800" table:style-name="ce193">
            <text:p>10,800<text:s/></text:p>
          </table:table-cell>
          <table:table-cell office:value-type="float" office:value="73.349633251833751" table:style-name="ce195">
            <text:p>73.3</text:p>
          </table:table-cell>
          <table:table-cell office:value-type="float" office:value="15489" table:style-name="ce194">
            <text:p>15,489</text:p>
          </table:table-cell>
          <table:table-cell office:value-type="float" office:value="11189" table:style-name="ce194">
            <text:p>11,189</text:p>
          </table:table-cell>
          <table:table-cell office:value-type="float" office:value="72.238362709019299" table:style-name="ce195">
            <text:p>72.2</text:p>
          </table:table-cell>
          <table:table-cell office:value-type="float" office:value="16242" table:style-name="ce194">
            <text:p>16,242</text:p>
          </table:table-cell>
          <table:table-cell office:value-type="float" office:value="11652" table:style-name="ce194">
            <text:p>11,652</text:p>
          </table:table-cell>
          <table:table-cell office:value-type="float" office:value="71.739933505725901" table:style-name="ce195">
            <text:p>71.7</text:p>
          </table:table-cell>
          <table:table-cell office:value-type="float" office:value="16322" table:style-name="ce194">
            <text:p>16,322</text:p>
          </table:table-cell>
          <table:table-cell office:value-type="float" office:value="11692" table:style-name="ce194">
            <text:p>11,692</text:p>
          </table:table-cell>
          <table:table-cell office:value-type="float" office:value="71.633378262467843" table:style-name="ce195">
            <text:p>71.6</text:p>
          </table:table-cell>
          <table:table-cell office:value-type="float" office:value="16441" table:style-name="ce194">
            <text:p>16,441</text:p>
          </table:table-cell>
          <table:table-cell office:value-type="float" office:value="11524" table:style-name="ce194">
            <text:p>11,524</text:p>
          </table:table-cell>
          <table:table-cell office:value-type="float" office:value="70.093060032844718" table:style-name="ce195">
            <text:p>70.1</text:p>
          </table:table-cell>
          <table:table-cell office:value-type="float" office:value="16795" table:style-name="ce194">
            <text:p>16,795</text:p>
          </table:table-cell>
          <table:table-cell office:value-type="float" office:value="11588" table:style-name="ce194">
            <text:p>11,588</text:p>
          </table:table-cell>
          <table:table-cell office:value-type="float" office:value="68.996725215838055" table:style-name="ce195">
            <text:p>69.0</text:p>
          </table:table-cell>
          <table:table-cell office:value-type="float" office:value="17409" table:style-name="ce194">
            <text:p>17,409</text:p>
          </table:table-cell>
          <table:table-cell office:value-type="float" office:value="11702" table:style-name="ce194">
            <text:p>11,702</text:p>
          </table:table-cell>
          <table:table-cell office:value-type="float" office:value="67.218105577574818" table:style-name="ce195">
            <text:p>67.2</text:p>
          </table:table-cell>
          <table:table-cell table:number-columns-repeated="16357"/>
        </table:table-row>
        <table:table-row table:style-name="ro13">
          <table:table-cell office:value-type="string" table:style-name="ce201">
            <text:p>South East</text:p>
          </table:table-cell>
          <table:table-cell office:value-type="string" table:style-name="ce202">
            <text:p>E06000046</text:p>
          </table:table-cell>
          <table:table-cell office:value-type="string" table:style-name="ce201">
            <text:p>Isle Of Wight</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184" table:style-name="ce193">
            <text:p>1,184<text:s/></text:p>
          </table:table-cell>
          <table:table-cell office:value-type="float" office:value="646" table:style-name="ce193">
            <text:p>646<text:s/></text:p>
          </table:table-cell>
          <table:table-cell office:value-type="float" office:value="54.560810810810814" table:style-name="ce195">
            <text:p>54.6</text:p>
          </table:table-cell>
          <table:table-cell office:value-type="float" office:value="1264" table:style-name="ce194">
            <text:p>1,264</text:p>
          </table:table-cell>
          <table:table-cell office:value-type="float" office:value="658" table:style-name="ce194">
            <text:p>658</text:p>
          </table:table-cell>
          <table:table-cell office:value-type="float" office:value="52.056962025316459" table:style-name="ce195">
            <text:p>52.1</text:p>
          </table:table-cell>
          <table:table-cell office:value-type="float" office:value="1244" table:style-name="ce194">
            <text:p>1,244</text:p>
          </table:table-cell>
          <table:table-cell office:value-type="float" office:value="664" table:style-name="ce194">
            <text:p>664</text:p>
          </table:table-cell>
          <table:table-cell office:value-type="float" office:value="53.376205787781352" table:style-name="ce195">
            <text:p>53.4</text:p>
          </table:table-cell>
          <table:table-cell office:value-type="float" office:value="1408" table:style-name="ce194">
            <text:p>1,408</text:p>
          </table:table-cell>
          <table:table-cell office:value-type="float" office:value="746" table:style-name="ce194">
            <text:p>746</text:p>
          </table:table-cell>
          <table:table-cell office:value-type="float" office:value="52.98295454545454" table:style-name="ce195">
            <text:p>53.0</text:p>
          </table:table-cell>
          <table:table-cell office:value-type="float" office:value="1404" table:style-name="ce194">
            <text:p>1,404</text:p>
          </table:table-cell>
          <table:table-cell office:value-type="float" office:value="747" table:style-name="ce194">
            <text:p>747</text:p>
          </table:table-cell>
          <table:table-cell office:value-type="float" office:value="53.205128205128204" table:style-name="ce195">
            <text:p>53.2</text:p>
          </table:table-cell>
          <table:table-cell office:value-type="float" office:value="1394" table:style-name="ce194">
            <text:p>1,394</text:p>
          </table:table-cell>
          <table:table-cell office:value-type="float" office:value="718" table:style-name="ce194">
            <text:p>718</text:p>
          </table:table-cell>
          <table:table-cell office:value-type="float" office:value="51.506456241032993" table:style-name="ce195">
            <text:p>51.5</text:p>
          </table:table-cell>
          <table:table-cell office:value-type="float" office:value="1451" table:style-name="ce194">
            <text:p>1,451</text:p>
          </table:table-cell>
          <table:table-cell office:value-type="float" office:value="737" table:style-name="ce194">
            <text:p>737</text:p>
          </table:table-cell>
          <table:table-cell office:value-type="float" office:value="50.792556857339768" table:style-name="ce195">
            <text:p>50.8</text:p>
          </table:table-cell>
          <table:table-cell table:number-columns-repeated="16357"/>
        </table:table-row>
        <table:table-row table:style-name="ro13">
          <table:table-cell office:value-type="string" table:style-name="ce201">
            <text:p>South East</text:p>
          </table:table-cell>
          <table:table-cell office:value-type="string" table:style-name="ce202">
            <text:p>E10000016</text:p>
          </table:table-cell>
          <table:table-cell office:value-type="string" table:style-name="ce201">
            <text:p>Kent</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9382" table:style-name="ce193">
            <text:p>19,382<text:s/></text:p>
          </table:table-cell>
          <table:table-cell office:value-type="float" office:value="10920" table:style-name="ce193">
            <text:p>10,920<text:s/></text:p>
          </table:table-cell>
          <table:table-cell office:value-type="float" office:value="56.340934888040451" table:style-name="ce195">
            <text:p>56.3</text:p>
          </table:table-cell>
          <table:table-cell office:value-type="float" office:value="20406" table:style-name="ce194">
            <text:p>20,406</text:p>
          </table:table-cell>
          <table:table-cell office:value-type="float" office:value="11793" table:style-name="ce194">
            <text:p>11,793</text:p>
          </table:table-cell>
          <table:table-cell office:value-type="float" office:value="57.791825933548957" table:style-name="ce195">
            <text:p>57.8</text:p>
          </table:table-cell>
          <table:table-cell office:value-type="float" office:value="20448" table:style-name="ce194">
            <text:p>20,448</text:p>
          </table:table-cell>
          <table:table-cell office:value-type="float" office:value="12008" table:style-name="ce194">
            <text:p>12,008</text:p>
          </table:table-cell>
          <table:table-cell office:value-type="float" office:value="58.724569640062597" table:style-name="ce195">
            <text:p>58.7</text:p>
          </table:table-cell>
          <table:table-cell office:value-type="float" office:value="20619" table:style-name="ce194">
            <text:p>20,619</text:p>
          </table:table-cell>
          <table:table-cell office:value-type="float" office:value="12113" table:style-name="ce194">
            <text:p>12,113</text:p>
          </table:table-cell>
          <table:table-cell office:value-type="float" office:value="58.746786944080696" table:style-name="ce195">
            <text:p>58.7</text:p>
          </table:table-cell>
          <table:table-cell office:value-type="float" office:value="20701" table:style-name="ce194">
            <text:p>20,701</text:p>
          </table:table-cell>
          <table:table-cell office:value-type="float" office:value="11928" table:style-name="ce194">
            <text:p>11,928</text:p>
          </table:table-cell>
          <table:table-cell office:value-type="float" office:value="57.620404811361766" table:style-name="ce195">
            <text:p>57.6</text:p>
          </table:table-cell>
          <table:table-cell office:value-type="float" office:value="21026" table:style-name="ce194">
            <text:p>21,026</text:p>
          </table:table-cell>
          <table:table-cell office:value-type="float" office:value="12158" table:style-name="ce194">
            <text:p>12,158</text:p>
          </table:table-cell>
          <table:table-cell office:value-type="float" office:value="57.823646913345385" table:style-name="ce195">
            <text:p>57.8</text:p>
          </table:table-cell>
          <table:table-cell office:value-type="float" office:value="21978" table:style-name="ce194">
            <text:p>21,978</text:p>
          </table:table-cell>
          <table:table-cell office:value-type="float" office:value="12304" table:style-name="ce194">
            <text:p>12,304</text:p>
          </table:table-cell>
          <table:table-cell office:value-type="float" office:value="55.983255983255987" table:style-name="ce195">
            <text:p>56.0</text:p>
          </table:table-cell>
          <table:table-cell table:number-columns-repeated="16357"/>
        </table:table-row>
        <table:table-row table:style-name="ro13">
          <table:table-cell office:value-type="string" table:style-name="ce201">
            <text:p>South East</text:p>
          </table:table-cell>
          <table:table-cell office:value-type="string" table:style-name="ce202">
            <text:p>E06000035</text:p>
          </table:table-cell>
          <table:table-cell office:value-type="string" table:style-name="ce201">
            <text:p>Medway</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4067" table:style-name="ce193">
            <text:p>4,067<text:s/></text:p>
          </table:table-cell>
          <table:table-cell office:value-type="float" office:value="2069" table:style-name="ce193">
            <text:p>2,069<text:s/></text:p>
          </table:table-cell>
          <table:table-cell office:value-type="float" office:value="50.872879272190808" table:style-name="ce195">
            <text:p>50.9</text:p>
          </table:table-cell>
          <table:table-cell office:value-type="float" office:value="4200" table:style-name="ce194">
            <text:p>4,200</text:p>
          </table:table-cell>
          <table:table-cell office:value-type="float" office:value="2272" table:style-name="ce194">
            <text:p>2,272</text:p>
          </table:table-cell>
          <table:table-cell office:value-type="float" office:value="54.095238095238095" table:style-name="ce195">
            <text:p>54.1</text:p>
          </table:table-cell>
          <table:table-cell office:value-type="float" office:value="4354" table:style-name="ce194">
            <text:p>4,354</text:p>
          </table:table-cell>
          <table:table-cell office:value-type="float" office:value="2423" table:style-name="ce194">
            <text:p>2,423</text:p>
          </table:table-cell>
          <table:table-cell office:value-type="float" office:value="55.649977032613684" table:style-name="ce195">
            <text:p>55.6</text:p>
          </table:table-cell>
          <table:table-cell office:value-type="float" office:value="4249" table:style-name="ce194">
            <text:p>4,249</text:p>
          </table:table-cell>
          <table:table-cell office:value-type="float" office:value="2379" table:style-name="ce194">
            <text:p>2,379</text:p>
          </table:table-cell>
          <table:table-cell office:value-type="float" office:value="55.989644622264066" table:style-name="ce195">
            <text:p>56.0</text:p>
          </table:table-cell>
          <table:table-cell office:value-type="float" office:value="4237" table:style-name="ce194">
            <text:p>4,237</text:p>
          </table:table-cell>
          <table:table-cell office:value-type="float" office:value="2354" table:style-name="ce194">
            <text:p>2,354</text:p>
          </table:table-cell>
          <table:table-cell office:value-type="float" office:value="55.558177956101019" table:style-name="ce195">
            <text:p>55.6</text:p>
          </table:table-cell>
          <table:table-cell office:value-type="float" office:value="4275" table:style-name="ce194">
            <text:p>4,275</text:p>
          </table:table-cell>
          <table:table-cell office:value-type="float" office:value="2338" table:style-name="ce194">
            <text:p>2,338</text:p>
          </table:table-cell>
          <table:table-cell office:value-type="float" office:value="54.690058479532169" table:style-name="ce195">
            <text:p>54.7</text:p>
          </table:table-cell>
          <table:table-cell office:value-type="float" office:value="4402" table:style-name="ce194">
            <text:p>4,402</text:p>
          </table:table-cell>
          <table:table-cell office:value-type="float" office:value="2394" table:style-name="ce194">
            <text:p>2,394</text:p>
          </table:table-cell>
          <table:table-cell office:value-type="float" office:value="54.384370740572464" table:style-name="ce195">
            <text:p>54.4</text:p>
          </table:table-cell>
          <table:table-cell table:number-columns-repeated="16357"/>
        </table:table-row>
        <table:table-row table:style-name="ro13">
          <table:table-cell office:value-type="string" table:style-name="ce201">
            <text:p>South East</text:p>
          </table:table-cell>
          <table:table-cell office:value-type="string" table:style-name="ce202">
            <text:p>E10000025</text:p>
          </table:table-cell>
          <table:table-cell office:value-type="string" table:style-name="ce201">
            <text:p>Oxford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7752" table:style-name="ce193">
            <text:p>7,752<text:s/></text:p>
          </table:table-cell>
          <table:table-cell office:value-type="float" office:value="5427" table:style-name="ce193">
            <text:p>5,427<text:s/></text:p>
          </table:table-cell>
          <table:table-cell office:value-type="float" office:value="70.007739938080491" table:style-name="ce195">
            <text:p>70.0</text:p>
          </table:table-cell>
          <table:table-cell office:value-type="float" office:value="8007" table:style-name="ce194">
            <text:p>8,007</text:p>
          </table:table-cell>
          <table:table-cell office:value-type="float" office:value="5594" table:style-name="ce194">
            <text:p>5,594</text:p>
          </table:table-cell>
          <table:table-cell office:value-type="float" office:value="69.863869114524789" table:style-name="ce195">
            <text:p>69.9</text:p>
          </table:table-cell>
          <table:table-cell office:value-type="float" office:value="8204" table:style-name="ce194">
            <text:p>8,204</text:p>
          </table:table-cell>
          <table:table-cell office:value-type="float" office:value="5732" table:style-name="ce194">
            <text:p>5,732</text:p>
          </table:table-cell>
          <table:table-cell office:value-type="float" office:value="69.868356899073632" table:style-name="ce195">
            <text:p>69.9</text:p>
          </table:table-cell>
          <table:table-cell office:value-type="float" office:value="8319" table:style-name="ce194">
            <text:p>8,319</text:p>
          </table:table-cell>
          <table:table-cell office:value-type="float" office:value="5807" table:style-name="ce194">
            <text:p>5,807</text:p>
          </table:table-cell>
          <table:table-cell office:value-type="float" office:value="69.80406298833995" table:style-name="ce195">
            <text:p>69.8</text:p>
          </table:table-cell>
          <table:table-cell office:value-type="float" office:value="8241" table:style-name="ce194">
            <text:p>8,241</text:p>
          </table:table-cell>
          <table:table-cell office:value-type="float" office:value="5664" table:style-name="ce194">
            <text:p>5,664</text:p>
          </table:table-cell>
          <table:table-cell office:value-type="float" office:value="68.729523116126671" table:style-name="ce195">
            <text:p>68.7</text:p>
          </table:table-cell>
          <table:table-cell office:value-type="float" office:value="8596" table:style-name="ce194">
            <text:p>8,596</text:p>
          </table:table-cell>
          <table:table-cell office:value-type="float" office:value="5874" table:style-name="ce194">
            <text:p>5,874</text:p>
          </table:table-cell>
          <table:table-cell office:value-type="float" office:value="68.334108887854811" table:style-name="ce195">
            <text:p>68.3</text:p>
          </table:table-cell>
          <table:table-cell office:value-type="float" office:value="8778" table:style-name="ce194">
            <text:p>8,778</text:p>
          </table:table-cell>
          <table:table-cell office:value-type="float" office:value="5788" table:style-name="ce194">
            <text:p>5,788</text:p>
          </table:table-cell>
          <table:table-cell office:value-type="float" office:value="65.937571200729096" table:style-name="ce195">
            <text:p>65.9</text:p>
          </table:table-cell>
          <table:table-cell table:number-columns-repeated="16357"/>
        </table:table-row>
        <table:table-row table:style-name="ro13">
          <table:table-cell office:value-type="string" table:style-name="ce201">
            <text:p>South East</text:p>
          </table:table-cell>
          <table:table-cell office:value-type="string" table:style-name="ce202">
            <text:p>E06000044</text:p>
          </table:table-cell>
          <table:table-cell office:value-type="string" table:style-name="ce201">
            <text:p>Portsmouth</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235" table:style-name="ce193">
            <text:p>2,235<text:s/></text:p>
          </table:table-cell>
          <table:table-cell office:value-type="float" office:value="1349" table:style-name="ce193">
            <text:p>1,349<text:s/></text:p>
          </table:table-cell>
          <table:table-cell office:value-type="float" office:value="60.3579418344519" table:style-name="ce195">
            <text:p>60.4</text:p>
          </table:table-cell>
          <table:table-cell office:value-type="float" office:value="2202" table:style-name="ce194">
            <text:p>2,202</text:p>
          </table:table-cell>
          <table:table-cell office:value-type="float" office:value="1322" table:style-name="ce194">
            <text:p>1,322</text:p>
          </table:table-cell>
          <table:table-cell office:value-type="float" office:value="60.036330608537689" table:style-name="ce195">
            <text:p>60.0</text:p>
          </table:table-cell>
          <table:table-cell office:value-type="float" office:value="2466" table:style-name="ce194">
            <text:p>2,466</text:p>
          </table:table-cell>
          <table:table-cell office:value-type="float" office:value="1509" table:style-name="ce194">
            <text:p>1,509</text:p>
          </table:table-cell>
          <table:table-cell office:value-type="float" office:value="61.192214111922141" table:style-name="ce195">
            <text:p>61.2</text:p>
          </table:table-cell>
          <table:table-cell office:value-type="float" office:value="2466" table:style-name="ce194">
            <text:p>2,466</text:p>
          </table:table-cell>
          <table:table-cell office:value-type="float" office:value="1484" table:style-name="ce194">
            <text:p>1,484</text:p>
          </table:table-cell>
          <table:table-cell office:value-type="float" office:value="60.17842660178426" table:style-name="ce195">
            <text:p>60.2</text:p>
          </table:table-cell>
          <table:table-cell office:value-type="float" office:value="2470" table:style-name="ce194">
            <text:p>2,470</text:p>
          </table:table-cell>
          <table:table-cell office:value-type="float" office:value="1481" table:style-name="ce194">
            <text:p>1,481</text:p>
          </table:table-cell>
          <table:table-cell office:value-type="float" office:value="59.959514170040485" table:style-name="ce195">
            <text:p>60.0</text:p>
          </table:table-cell>
          <table:table-cell office:value-type="float" office:value="2527" table:style-name="ce194">
            <text:p>2,527</text:p>
          </table:table-cell>
          <table:table-cell office:value-type="float" office:value="1454" table:style-name="ce194">
            <text:p>1,454</text:p>
          </table:table-cell>
          <table:table-cell office:value-type="float" office:value="57.538583300356152" table:style-name="ce195">
            <text:p>57.5</text:p>
          </table:table-cell>
          <table:table-cell office:value-type="float" office:value="2464" table:style-name="ce194">
            <text:p>2,464</text:p>
          </table:table-cell>
          <table:table-cell office:value-type="float" office:value="1378" table:style-name="ce194">
            <text:p>1,378</text:p>
          </table:table-cell>
          <table:table-cell office:value-type="float" office:value="55.925324675324674" table:style-name="ce195">
            <text:p>55.9</text:p>
          </table:table-cell>
          <table:table-cell table:number-columns-repeated="16357"/>
        </table:table-row>
        <table:table-row table:style-name="ro13">
          <table:table-cell office:value-type="string" table:style-name="ce201">
            <text:p>South East</text:p>
          </table:table-cell>
          <table:table-cell office:value-type="string" table:style-name="ce202">
            <text:p>E06000038</text:p>
          </table:table-cell>
          <table:table-cell office:value-type="string" table:style-name="ce201">
            <text:p>Reading</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883" table:style-name="ce193">
            <text:p>1,883<text:s/></text:p>
          </table:table-cell>
          <table:table-cell office:value-type="float" office:value="1150" table:style-name="ce193">
            <text:p>1,150<text:s/></text:p>
          </table:table-cell>
          <table:table-cell office:value-type="float" office:value="61.07275624004248" table:style-name="ce195">
            <text:p>61.1</text:p>
          </table:table-cell>
          <table:table-cell office:value-type="float" office:value="1989" table:style-name="ce194">
            <text:p>1,989</text:p>
          </table:table-cell>
          <table:table-cell office:value-type="float" office:value="1190" table:style-name="ce194">
            <text:p>1,190</text:p>
          </table:table-cell>
          <table:table-cell office:value-type="float" office:value="59.82905982905983" table:style-name="ce195">
            <text:p>59.8</text:p>
          </table:table-cell>
          <table:table-cell office:value-type="float" office:value="2074" table:style-name="ce194">
            <text:p>2,074</text:p>
          </table:table-cell>
          <table:table-cell office:value-type="float" office:value="1274" table:style-name="ce194">
            <text:p>1,274</text:p>
          </table:table-cell>
          <table:table-cell office:value-type="float" office:value="61.427193828351015" table:style-name="ce195">
            <text:p>61.4</text:p>
          </table:table-cell>
          <table:table-cell office:value-type="float" office:value="1944" table:style-name="ce194">
            <text:p>1,944</text:p>
          </table:table-cell>
          <table:table-cell office:value-type="float" office:value="1158" table:style-name="ce194">
            <text:p>1,158</text:p>
          </table:table-cell>
          <table:table-cell office:value-type="float" office:value="59.567901234567898" table:style-name="ce195">
            <text:p>59.6</text:p>
          </table:table-cell>
          <table:table-cell office:value-type="float" office:value="2004" table:style-name="ce194">
            <text:p>2,004</text:p>
          </table:table-cell>
          <table:table-cell office:value-type="float" office:value="1198" table:style-name="ce194">
            <text:p>1,198</text:p>
          </table:table-cell>
          <table:table-cell office:value-type="float" office:value="59.780439121756487" table:style-name="ce195">
            <text:p>59.8</text:p>
          </table:table-cell>
          <table:table-cell office:value-type="float" office:value="2132" table:style-name="ce194">
            <text:p>2,132</text:p>
          </table:table-cell>
          <table:table-cell office:value-type="float" office:value="1268" table:style-name="ce194">
            <text:p>1,268</text:p>
          </table:table-cell>
          <table:table-cell office:value-type="float" office:value="59.474671669793622" table:style-name="ce195">
            <text:p>59.5</text:p>
          </table:table-cell>
          <table:table-cell office:value-type="float" office:value="2095" table:style-name="ce194">
            <text:p>2,095</text:p>
          </table:table-cell>
          <table:table-cell office:value-type="float" office:value="1197" table:style-name="ce194">
            <text:p>1,197</text:p>
          </table:table-cell>
          <table:table-cell office:value-type="float" office:value="57.136038186157521" table:style-name="ce195">
            <text:p>57.1</text:p>
          </table:table-cell>
          <table:table-cell table:number-columns-repeated="16357"/>
        </table:table-row>
        <table:table-row table:style-name="ro13">
          <table:table-cell office:value-type="string" table:style-name="ce201">
            <text:p>South East</text:p>
          </table:table-cell>
          <table:table-cell office:value-type="string" table:style-name="ce202">
            <text:p>E06000039</text:p>
          </table:table-cell>
          <table:table-cell office:value-type="string" table:style-name="ce201">
            <text:p>Slough</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279" table:style-name="ce193">
            <text:p>2,279<text:s/></text:p>
          </table:table-cell>
          <table:table-cell office:value-type="float" office:value="889" table:style-name="ce193">
            <text:p>889<text:s/></text:p>
          </table:table-cell>
          <table:table-cell office:value-type="float" office:value="39.008336989907853" table:style-name="ce195">
            <text:p>39.0</text:p>
          </table:table-cell>
          <table:table-cell office:value-type="float" office:value="2386" table:style-name="ce194">
            <text:p>2,386</text:p>
          </table:table-cell>
          <table:table-cell office:value-type="float" office:value="1000" table:style-name="ce194">
            <text:p>1,000</text:p>
          </table:table-cell>
          <table:table-cell office:value-type="float" office:value="41.911148365465209" table:style-name="ce195">
            <text:p>41.9</text:p>
          </table:table-cell>
          <table:table-cell office:value-type="float" office:value="2433" table:style-name="ce194">
            <text:p>2,433</text:p>
          </table:table-cell>
          <table:table-cell office:value-type="float" office:value="997" table:style-name="ce194">
            <text:p>997</text:p>
          </table:table-cell>
          <table:table-cell office:value-type="float" office:value="40.978216193999181" table:style-name="ce195">
            <text:p>41.0</text:p>
          </table:table-cell>
          <table:table-cell office:value-type="float" office:value="2446" table:style-name="ce194">
            <text:p>2,446</text:p>
          </table:table-cell>
          <table:table-cell office:value-type="float" office:value="956" table:style-name="ce194">
            <text:p>956</text:p>
          </table:table-cell>
          <table:table-cell office:value-type="float" office:value="39.084219133278822" table:style-name="ce195">
            <text:p>39.1</text:p>
          </table:table-cell>
          <table:table-cell office:value-type="float" office:value="2450" table:style-name="ce194">
            <text:p>2,450</text:p>
          </table:table-cell>
          <table:table-cell office:value-type="float" office:value="960" table:style-name="ce194">
            <text:p>960</text:p>
          </table:table-cell>
          <table:table-cell office:value-type="float" office:value="39.183673469387756" table:style-name="ce195">
            <text:p>39.2</text:p>
          </table:table-cell>
          <table:table-cell office:value-type="float" office:value="2539" table:style-name="ce194">
            <text:p>2,539</text:p>
          </table:table-cell>
          <table:table-cell office:value-type="float" office:value="987" table:style-name="ce194">
            <text:p>987</text:p>
          </table:table-cell>
          <table:table-cell office:value-type="float" office:value="38.873572272548245" table:style-name="ce195">
            <text:p>38.9</text:p>
          </table:table-cell>
          <table:table-cell office:value-type="float" office:value="2597" table:style-name="ce194">
            <text:p>2,597</text:p>
          </table:table-cell>
          <table:table-cell office:value-type="float" office:value="981" table:style-name="ce194">
            <text:p>981</text:p>
          </table:table-cell>
          <table:table-cell office:value-type="float" office:value="37.774355025028875" table:style-name="ce195">
            <text:p>37.8</text:p>
          </table:table-cell>
          <table:table-cell table:number-columns-repeated="16357"/>
        </table:table-row>
        <table:table-row table:style-name="ro13">
          <table:table-cell office:value-type="string" table:style-name="ce201">
            <text:p>South East</text:p>
          </table:table-cell>
          <table:table-cell office:value-type="string" table:style-name="ce202">
            <text:p>E06000045</text:p>
          </table:table-cell>
          <table:table-cell office:value-type="string" table:style-name="ce201">
            <text:p>Southampto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643" table:style-name="ce193">
            <text:p>2,643<text:s/></text:p>
          </table:table-cell>
          <table:table-cell office:value-type="float" office:value="1498" table:style-name="ce193">
            <text:p>1,498<text:s/></text:p>
          </table:table-cell>
          <table:table-cell office:value-type="float" office:value="56.678017404464619" table:style-name="ce195">
            <text:p>56.7</text:p>
          </table:table-cell>
          <table:table-cell office:value-type="float" office:value="2772" table:style-name="ce194">
            <text:p>2,772</text:p>
          </table:table-cell>
          <table:table-cell office:value-type="float" office:value="1474" table:style-name="ce194">
            <text:p>1,474</text:p>
          </table:table-cell>
          <table:table-cell office:value-type="float" office:value="53.174603174603178" table:style-name="ce195">
            <text:p>53.2</text:p>
          </table:table-cell>
          <table:table-cell office:value-type="float" office:value="2759" table:style-name="ce194">
            <text:p>2,759</text:p>
          </table:table-cell>
          <table:table-cell office:value-type="float" office:value="1452" table:style-name="ce194">
            <text:p>1,452</text:p>
          </table:table-cell>
          <table:table-cell office:value-type="float" office:value="52.627763682493658" table:style-name="ce195">
            <text:p>52.6</text:p>
          </table:table-cell>
          <table:table-cell office:value-type="float" office:value="2990" table:style-name="ce194">
            <text:p>2,990</text:p>
          </table:table-cell>
          <table:table-cell office:value-type="float" office:value="1572" table:style-name="ce194">
            <text:p>1,572</text:p>
          </table:table-cell>
          <table:table-cell office:value-type="float" office:value="52.575250836120404" table:style-name="ce195">
            <text:p>52.6</text:p>
          </table:table-cell>
          <table:table-cell office:value-type="float" office:value="2957" table:style-name="ce194">
            <text:p>2,957</text:p>
          </table:table-cell>
          <table:table-cell office:value-type="float" office:value="1593" table:style-name="ce194">
            <text:p>1,593</text:p>
          </table:table-cell>
          <table:table-cell office:value-type="float" office:value="53.872167737571864" table:style-name="ce195">
            <text:p>53.9</text:p>
          </table:table-cell>
          <table:table-cell office:value-type="float" office:value="2913" table:style-name="ce194">
            <text:p>2,913</text:p>
          </table:table-cell>
          <table:table-cell office:value-type="float" office:value="1514" table:style-name="ce194">
            <text:p>1,514</text:p>
          </table:table-cell>
          <table:table-cell office:value-type="float" office:value="51.973910058359088" table:style-name="ce195">
            <text:p>52.0</text:p>
          </table:table-cell>
          <table:table-cell office:value-type="float" office:value="3004" table:style-name="ce194">
            <text:p>3,004</text:p>
          </table:table-cell>
          <table:table-cell office:value-type="float" office:value="1462" table:style-name="ce194">
            <text:p>1,462</text:p>
          </table:table-cell>
          <table:table-cell office:value-type="float" office:value="48.66844207723036" table:style-name="ce195">
            <text:p>48.7</text:p>
          </table:table-cell>
          <table:table-cell table:number-columns-repeated="16357"/>
        </table:table-row>
        <table:table-row table:style-name="ro13">
          <table:table-cell office:value-type="string" table:style-name="ce201">
            <text:p>South East</text:p>
          </table:table-cell>
          <table:table-cell office:value-type="string" table:style-name="ce202">
            <text:p>E10000030</text:p>
          </table:table-cell>
          <table:table-cell office:value-type="string" table:style-name="ce201">
            <text:p>Surrey</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4090" table:style-name="ce193">
            <text:p>14,090<text:s/></text:p>
          </table:table-cell>
          <table:table-cell office:value-type="float" office:value="9632" table:style-name="ce193">
            <text:p>9,632<text:s/></text:p>
          </table:table-cell>
          <table:table-cell office:value-type="float" office:value="68.360539389638035" table:style-name="ce195">
            <text:p>68.4</text:p>
          </table:table-cell>
          <table:table-cell office:value-type="float" office:value="14271" table:style-name="ce194">
            <text:p>14,271</text:p>
          </table:table-cell>
          <table:table-cell office:value-type="float" office:value="9722" table:style-name="ce194">
            <text:p>9,722</text:p>
          </table:table-cell>
          <table:table-cell office:value-type="float" office:value="68.124167892929719" table:style-name="ce195">
            <text:p>68.1</text:p>
          </table:table-cell>
          <table:table-cell office:value-type="float" office:value="14790" table:style-name="ce194">
            <text:p>14,790</text:p>
          </table:table-cell>
          <table:table-cell office:value-type="float" office:value="10189" table:style-name="ce194">
            <text:p>10,189</text:p>
          </table:table-cell>
          <table:table-cell office:value-type="float" office:value="68.891142663962128" table:style-name="ce195">
            <text:p>68.9</text:p>
          </table:table-cell>
          <table:table-cell office:value-type="float" office:value="14981" table:style-name="ce194">
            <text:p>14,981</text:p>
          </table:table-cell>
          <table:table-cell office:value-type="float" office:value="10213" table:style-name="ce194">
            <text:p>10,213</text:p>
          </table:table-cell>
          <table:table-cell office:value-type="float" office:value="68.173019157599626" table:style-name="ce195">
            <text:p>68.2</text:p>
          </table:table-cell>
          <table:table-cell office:value-type="float" office:value="15102" table:style-name="ce194">
            <text:p>15,102</text:p>
          </table:table-cell>
          <table:table-cell office:value-type="float" office:value="10153" table:style-name="ce194">
            <text:p>10,153</text:p>
          </table:table-cell>
          <table:table-cell office:value-type="float" office:value="67.229506025691961" table:style-name="ce195">
            <text:p>67.2</text:p>
          </table:table-cell>
          <table:table-cell office:value-type="float" office:value="15219" table:style-name="ce194">
            <text:p>15,219</text:p>
          </table:table-cell>
          <table:table-cell office:value-type="float" office:value="10238" table:style-name="ce194">
            <text:p>10,238</text:p>
          </table:table-cell>
          <table:table-cell office:value-type="float" office:value="67.271174190157041" table:style-name="ce195">
            <text:p>67.3</text:p>
          </table:table-cell>
          <table:table-cell office:value-type="float" office:value="16009" table:style-name="ce194">
            <text:p>16,009</text:p>
          </table:table-cell>
          <table:table-cell office:value-type="float" office:value="10330" table:style-name="ce194">
            <text:p>10,330</text:p>
          </table:table-cell>
          <table:table-cell office:value-type="float" office:value="64.526204010244243" table:style-name="ce195">
            <text:p>64.5</text:p>
          </table:table-cell>
          <table:table-cell table:number-columns-repeated="16357"/>
        </table:table-row>
        <table:table-row table:style-name="ro13">
          <table:table-cell office:value-type="string" table:style-name="ce201">
            <text:p>South East</text:p>
          </table:table-cell>
          <table:table-cell office:value-type="string" table:style-name="ce202">
            <text:p>E06000037</text:p>
          </table:table-cell>
          <table:table-cell office:value-type="string" table:style-name="ce201">
            <text:p>West Berk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779" table:style-name="ce193">
            <text:p>1,779<text:s/></text:p>
          </table:table-cell>
          <table:table-cell office:value-type="float" office:value="1374" table:style-name="ce193">
            <text:p>1,374<text:s/></text:p>
          </table:table-cell>
          <table:table-cell office:value-type="float" office:value="77.234401349072513" table:style-name="ce195">
            <text:p>77.2</text:p>
          </table:table-cell>
          <table:table-cell office:value-type="float" office:value="1945" table:style-name="ce194">
            <text:p>1,945</text:p>
          </table:table-cell>
          <table:table-cell office:value-type="float" office:value="1447" table:style-name="ce194">
            <text:p>1,447</text:p>
          </table:table-cell>
          <table:table-cell office:value-type="float" office:value="74.395886889460144" table:style-name="ce195">
            <text:p>74.4</text:p>
          </table:table-cell>
          <table:table-cell office:value-type="float" office:value="2034" table:style-name="ce194">
            <text:p>2,034</text:p>
          </table:table-cell>
          <table:table-cell office:value-type="float" office:value="1532" table:style-name="ce194">
            <text:p>1,532</text:p>
          </table:table-cell>
          <table:table-cell office:value-type="float" office:value="75.319567354965585" table:style-name="ce195">
            <text:p>75.3</text:p>
          </table:table-cell>
          <table:table-cell office:value-type="float" office:value="1980" table:style-name="ce194">
            <text:p>1,980</text:p>
          </table:table-cell>
          <table:table-cell office:value-type="float" office:value="1525" table:style-name="ce194">
            <text:p>1,525</text:p>
          </table:table-cell>
          <table:table-cell office:value-type="float" office:value="77.020202020202021" table:style-name="ce195">
            <text:p>77.0</text:p>
          </table:table-cell>
          <table:table-cell office:value-type="float" office:value="2004" table:style-name="ce194">
            <text:p>2,004</text:p>
          </table:table-cell>
          <table:table-cell office:value-type="float" office:value="1495" table:style-name="ce194">
            <text:p>1,495</text:p>
          </table:table-cell>
          <table:table-cell office:value-type="float" office:value="74.600798403193608" table:style-name="ce195">
            <text:p>74.6</text:p>
          </table:table-cell>
          <table:table-cell office:value-type="float" office:value="2099" table:style-name="ce194">
            <text:p>2,099</text:p>
          </table:table-cell>
          <table:table-cell office:value-type="float" office:value="1538" table:style-name="ce194">
            <text:p>1,538</text:p>
          </table:table-cell>
          <table:table-cell office:value-type="float" office:value="73.272987136731786" table:style-name="ce195">
            <text:p>73.3</text:p>
          </table:table-cell>
          <table:table-cell office:value-type="float" office:value="2154" table:style-name="ce194">
            <text:p>2,154</text:p>
          </table:table-cell>
          <table:table-cell office:value-type="float" office:value="1574" table:style-name="ce194">
            <text:p>1,574</text:p>
          </table:table-cell>
          <table:table-cell office:value-type="float" office:value="73.073351903435466" table:style-name="ce195">
            <text:p>73.1</text:p>
          </table:table-cell>
          <table:table-cell table:number-columns-repeated="16357"/>
        </table:table-row>
        <table:table-row table:style-name="ro9">
          <table:table-cell office:value-type="string" table:style-name="ce201">
            <text:p>South East</text:p>
          </table:table-cell>
          <table:table-cell office:value-type="string" table:style-name="ce202">
            <text:p>E10000032</text:p>
          </table:table-cell>
          <table:table-cell office:value-type="string" table:style-name="ce201">
            <text:p>West Sussex</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9767" table:style-name="ce193">
            <text:p>9,767<text:s/></text:p>
          </table:table-cell>
          <table:table-cell office:value-type="float" office:value="5367" table:style-name="ce193">
            <text:p>5,367<text:s/></text:p>
          </table:table-cell>
          <table:table-cell office:value-type="float" office:value="54.950342991706769" table:style-name="ce195">
            <text:p>55.0</text:p>
          </table:table-cell>
          <table:table-cell office:value-type="float" office:value="9883" table:style-name="ce194">
            <text:p>9,883</text:p>
          </table:table-cell>
          <table:table-cell office:value-type="float" office:value="5715" table:style-name="ce194">
            <text:p>5,715</text:p>
          </table:table-cell>
          <table:table-cell office:value-type="float" office:value="57.826570879287665" table:style-name="ce195">
            <text:p>57.8</text:p>
          </table:table-cell>
          <table:table-cell office:value-type="float" office:value="10043" table:style-name="ce194">
            <text:p>10,043</text:p>
          </table:table-cell>
          <table:table-cell office:value-type="float" office:value="5748" table:style-name="ce194">
            <text:p>5,748</text:p>
          </table:table-cell>
          <table:table-cell office:value-type="float" office:value="57.233894254704765" table:style-name="ce195">
            <text:p>57.2</text:p>
          </table:table-cell>
          <table:table-cell office:value-type="float" office:value="10197" table:style-name="ce194">
            <text:p>10,197</text:p>
          </table:table-cell>
          <table:table-cell office:value-type="float" office:value="5684" table:style-name="ce194">
            <text:p>5,684</text:p>
          </table:table-cell>
          <table:table-cell office:value-type="float" office:value="55.74188486809846" table:style-name="ce195">
            <text:p>55.7</text:p>
          </table:table-cell>
          <table:table-cell office:value-type="float" office:value="10491" table:style-name="ce194">
            <text:p>10,491</text:p>
          </table:table-cell>
          <table:table-cell office:value-type="float" office:value="5616" table:style-name="ce194">
            <text:p>5,616</text:p>
          </table:table-cell>
          <table:table-cell office:value-type="float" office:value="53.531598513011147" table:style-name="ce195">
            <text:p>53.5</text:p>
          </table:table-cell>
          <table:table-cell office:value-type="float" office:value="10704" table:style-name="ce194">
            <text:p>10,704</text:p>
          </table:table-cell>
          <table:table-cell office:value-type="float" office:value="5637" table:style-name="ce194">
            <text:p>5,637</text:p>
          </table:table-cell>
          <table:table-cell office:value-type="float" office:value="52.662556053811663" table:style-name="ce195">
            <text:p>52.7</text:p>
          </table:table-cell>
          <table:table-cell office:value-type="float" office:value="10812" table:style-name="ce194">
            <text:p>10,812</text:p>
          </table:table-cell>
          <table:table-cell office:value-type="float" office:value="5819" table:style-name="ce194">
            <text:p>5,819</text:p>
          </table:table-cell>
          <table:table-cell office:value-type="float" office:value="53.819829818719946" table:style-name="ce195">
            <text:p>53.8</text:p>
          </table:table-cell>
          <table:table-cell table:number-columns-repeated="16357"/>
        </table:table-row>
        <table:table-row table:style-name="ro13">
          <table:table-cell office:value-type="string" table:style-name="ce201">
            <text:p>South East</text:p>
          </table:table-cell>
          <table:table-cell office:value-type="string" table:style-name="ce202">
            <text:p>E06000040</text:p>
          </table:table-cell>
          <table:table-cell office:value-type="string" table:style-name="ce201">
            <text:p>Windsor and Maidenhead</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745" table:style-name="ce193">
            <text:p>1,745<text:s/></text:p>
          </table:table-cell>
          <table:table-cell office:value-type="float" office:value="1150" table:style-name="ce193">
            <text:p>1,150<text:s/></text:p>
          </table:table-cell>
          <table:table-cell office:value-type="float" office:value="65.902578796561613" table:style-name="ce195">
            <text:p>65.9</text:p>
          </table:table-cell>
          <table:table-cell office:value-type="float" office:value="1797" table:style-name="ce194">
            <text:p>1,797</text:p>
          </table:table-cell>
          <table:table-cell office:value-type="float" office:value="1210" table:style-name="ce194">
            <text:p>1,210</text:p>
          </table:table-cell>
          <table:table-cell office:value-type="float" office:value="67.334446299387878" table:style-name="ce195">
            <text:p>67.3</text:p>
          </table:table-cell>
          <table:table-cell office:value-type="float" office:value="1879" table:style-name="ce194">
            <text:p>1,879</text:p>
          </table:table-cell>
          <table:table-cell office:value-type="float" office:value="1275" table:style-name="ce194">
            <text:p>1,275</text:p>
          </table:table-cell>
          <table:table-cell office:value-type="float" office:value="67.855242150079832" table:style-name="ce195">
            <text:p>67.9</text:p>
          </table:table-cell>
          <table:table-cell office:value-type="float" office:value="1843" table:style-name="ce194">
            <text:p>1,843</text:p>
          </table:table-cell>
          <table:table-cell office:value-type="float" office:value="1208" table:style-name="ce194">
            <text:p>1,208</text:p>
          </table:table-cell>
          <table:table-cell office:value-type="float" office:value="65.545306565382532" table:style-name="ce195">
            <text:p>65.5</text:p>
          </table:table-cell>
          <table:table-cell office:value-type="float" office:value="1857" table:style-name="ce194">
            <text:p>1,857</text:p>
          </table:table-cell>
          <table:table-cell office:value-type="float" office:value="1214" table:style-name="ce194">
            <text:p>1,214</text:p>
          </table:table-cell>
          <table:table-cell office:value-type="float" office:value="65.374259558427568" table:style-name="ce195">
            <text:p>65.4</text:p>
          </table:table-cell>
          <table:table-cell office:value-type="float" office:value="1919" table:style-name="ce194">
            <text:p>1,919</text:p>
          </table:table-cell>
          <table:table-cell office:value-type="float" office:value="1230" table:style-name="ce194">
            <text:p>1,230</text:p>
          </table:table-cell>
          <table:table-cell office:value-type="float" office:value="64.095883272537776" table:style-name="ce195">
            <text:p>64.1</text:p>
          </table:table-cell>
          <table:table-cell office:value-type="float" office:value="2048" table:style-name="ce194">
            <text:p>2,048</text:p>
          </table:table-cell>
          <table:table-cell office:value-type="float" office:value="1298" table:style-name="ce194">
            <text:p>1,298</text:p>
          </table:table-cell>
          <table:table-cell office:value-type="float" office:value="63.37890625" table:style-name="ce195">
            <text:p>63.4</text:p>
          </table:table-cell>
          <table:table-cell table:number-columns-repeated="16357"/>
        </table:table-row>
        <table:table-row table:style-name="ro13">
          <table:table-cell office:value-type="string" table:style-name="ce201">
            <text:p>South East</text:p>
          </table:table-cell>
          <table:table-cell office:value-type="string" table:style-name="ce202">
            <text:p>E06000041</text:p>
          </table:table-cell>
          <table:table-cell office:value-type="string" table:style-name="ce201">
            <text:p>Wokingham</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201" table:style-name="ce193">
            <text:p>2,201<text:s/></text:p>
          </table:table-cell>
          <table:table-cell office:value-type="float" office:value="1618" table:style-name="ce193">
            <text:p>1,618<text:s/></text:p>
          </table:table-cell>
          <table:table-cell office:value-type="float" office:value="73.512039981826433" table:style-name="ce195">
            <text:p>73.5</text:p>
          </table:table-cell>
          <table:table-cell office:value-type="float" office:value="2367" table:style-name="ce194">
            <text:p>2,367</text:p>
          </table:table-cell>
          <table:table-cell office:value-type="float" office:value="1745" table:style-name="ce194">
            <text:p>1,745</text:p>
          </table:table-cell>
          <table:table-cell office:value-type="float" office:value="73.722010984368396" table:style-name="ce195">
            <text:p>73.7</text:p>
          </table:table-cell>
          <table:table-cell office:value-type="float" office:value="2451" table:style-name="ce194">
            <text:p>2,451</text:p>
          </table:table-cell>
          <table:table-cell office:value-type="float" office:value="1802" table:style-name="ce194">
            <text:p>1,802</text:p>
          </table:table-cell>
          <table:table-cell office:value-type="float" office:value="73.521011831905341" table:style-name="ce195">
            <text:p>73.5</text:p>
          </table:table-cell>
          <table:table-cell office:value-type="float" office:value="2453" table:style-name="ce194">
            <text:p>2,453</text:p>
          </table:table-cell>
          <table:table-cell office:value-type="float" office:value="1811" table:style-name="ce194">
            <text:p>1,811</text:p>
          </table:table-cell>
          <table:table-cell office:value-type="float" office:value="73.827965756216869" table:style-name="ce195">
            <text:p>73.8</text:p>
          </table:table-cell>
          <table:table-cell office:value-type="float" office:value="2534" table:style-name="ce194">
            <text:p>2,534</text:p>
          </table:table-cell>
          <table:table-cell office:value-type="float" office:value="1845" table:style-name="ce194">
            <text:p>1,845</text:p>
          </table:table-cell>
          <table:table-cell office:value-type="float" office:value="72.809786898184697" table:style-name="ce195">
            <text:p>72.8</text:p>
          </table:table-cell>
          <table:table-cell office:value-type="float" office:value="2677" table:style-name="ce194">
            <text:p>2,677</text:p>
          </table:table-cell>
          <table:table-cell office:value-type="float" office:value="1941" table:style-name="ce194">
            <text:p>1,941</text:p>
          </table:table-cell>
          <table:table-cell office:value-type="float" office:value="72.506537168472178" table:style-name="ce195">
            <text:p>72.5</text:p>
          </table:table-cell>
          <table:table-cell office:value-type="float" office:value="2736" table:style-name="ce194">
            <text:p>2,736</text:p>
          </table:table-cell>
          <table:table-cell office:value-type="float" office:value="1924" table:style-name="ce194">
            <text:p>1,924</text:p>
          </table:table-cell>
          <table:table-cell office:value-type="float" office:value="70.32163742690058" table:style-name="ce195">
            <text:p>70.3</text:p>
          </table:table-cell>
          <table:table-cell table:number-columns-repeated="16357"/>
        </table:table-row>
        <table:table-row table:style-name="ro13">
          <table:table-cell office:value-type="string" table:style-name="ce201">
            <text:p>South West</text:p>
          </table:table-cell>
          <table:table-cell office:value-type="string" table:style-name="ce202">
            <text:p>E06000022</text:p>
          </table:table-cell>
          <table:table-cell office:value-type="string" table:style-name="ce201">
            <text:p>Bath and North East Somerset</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952" table:style-name="ce193">
            <text:p>1,952<text:s/></text:p>
          </table:table-cell>
          <table:table-cell office:value-type="float" office:value="1269" table:style-name="ce193">
            <text:p>1,269<text:s/></text:p>
          </table:table-cell>
          <table:table-cell office:value-type="float" office:value="65.010245901639337" table:style-name="ce195">
            <text:p>65.0</text:p>
          </table:table-cell>
          <table:table-cell office:value-type="float" office:value="1976" table:style-name="ce194">
            <text:p>1,976</text:p>
          </table:table-cell>
          <table:table-cell office:value-type="float" office:value="1254" table:style-name="ce194">
            <text:p>1,254</text:p>
          </table:table-cell>
          <table:table-cell office:value-type="float" office:value="63.46153846153846" table:style-name="ce195">
            <text:p>63.5</text:p>
          </table:table-cell>
          <table:table-cell office:value-type="float" office:value="2055" table:style-name="ce194">
            <text:p>2,055</text:p>
          </table:table-cell>
          <table:table-cell office:value-type="float" office:value="1345" table:style-name="ce194">
            <text:p>1,345</text:p>
          </table:table-cell>
          <table:table-cell office:value-type="float" office:value="65.450121654501217" table:style-name="ce195">
            <text:p>65.5</text:p>
          </table:table-cell>
          <table:table-cell office:value-type="float" office:value="2056" table:style-name="ce194">
            <text:p>2,056</text:p>
          </table:table-cell>
          <table:table-cell office:value-type="float" office:value="1337" table:style-name="ce194">
            <text:p>1,337</text:p>
          </table:table-cell>
          <table:table-cell office:value-type="float" office:value="65.02918287937743" table:style-name="ce195">
            <text:p>65.0</text:p>
          </table:table-cell>
          <table:table-cell office:value-type="float" office:value="2004" table:style-name="ce194">
            <text:p>2,004</text:p>
          </table:table-cell>
          <table:table-cell office:value-type="float" office:value="1256" table:style-name="ce194">
            <text:p>1,256</text:p>
          </table:table-cell>
          <table:table-cell office:value-type="float" office:value="62.674650698602797" table:style-name="ce195">
            <text:p>62.7</text:p>
          </table:table-cell>
          <table:table-cell office:value-type="float" office:value="2191" table:style-name="ce194">
            <text:p>2,191</text:p>
          </table:table-cell>
          <table:table-cell office:value-type="float" office:value="1344" table:style-name="ce194">
            <text:p>1,344</text:p>
          </table:table-cell>
          <table:table-cell office:value-type="float" office:value="61.341853035143771" table:style-name="ce195">
            <text:p>61.3</text:p>
          </table:table-cell>
          <table:table-cell office:value-type="float" office:value="2223" table:style-name="ce194">
            <text:p>2,223</text:p>
          </table:table-cell>
          <table:table-cell office:value-type="float" office:value="1378" table:style-name="ce194">
            <text:p>1,378</text:p>
          </table:table-cell>
          <table:table-cell office:value-type="float" office:value="61.988304093567251" table:style-name="ce195">
            <text:p>62.0</text:p>
          </table:table-cell>
          <table:table-cell table:number-columns-repeated="16357"/>
        </table:table-row>
        <table:table-row table:style-name="ro13">
          <table:table-cell office:value-type="string" table:style-name="ce201">
            <text:p>South West</text:p>
          </table:table-cell>
          <table:table-cell office:value-type="string" table:style-name="ce202">
            <text:p>E06000058</text:p>
          </table:table-cell>
          <table:table-cell office:value-type="string" table:style-name="ce201">
            <text:p>Bournemouth, Poole and Christchurch</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535" table:style-name="ce193">
            <text:p>3,535<text:s/></text:p>
          </table:table-cell>
          <table:table-cell office:value-type="float" office:value="1972" table:style-name="ce193">
            <text:p>1,972<text:s/></text:p>
          </table:table-cell>
          <table:table-cell office:value-type="float" office:value="55.785007072135784" table:style-name="ce195">
            <text:p>55.8</text:p>
          </table:table-cell>
          <table:table-cell office:value-type="float" office:value="3952" table:style-name="ce194">
            <text:p>3,952</text:p>
          </table:table-cell>
          <table:table-cell office:value-type="float" office:value="2134" table:style-name="ce194">
            <text:p>2,134</text:p>
          </table:table-cell>
          <table:table-cell office:value-type="float" office:value="53.997975708502025" table:style-name="ce195">
            <text:p>54.0</text:p>
          </table:table-cell>
          <table:table-cell office:value-type="float" office:value="4116" table:style-name="ce194">
            <text:p>4,116</text:p>
          </table:table-cell>
          <table:table-cell office:value-type="float" office:value="2246" table:style-name="ce194">
            <text:p>2,246</text:p>
          </table:table-cell>
          <table:table-cell office:value-type="float" office:value="54.567541302235178" table:style-name="ce195">
            <text:p>54.6</text:p>
          </table:table-cell>
          <table:table-cell office:value-type="float" office:value="4038" table:style-name="ce194">
            <text:p>4,038</text:p>
          </table:table-cell>
          <table:table-cell office:value-type="float" office:value="2141" table:style-name="ce194">
            <text:p>2,141</text:p>
          </table:table-cell>
          <table:table-cell office:value-type="float" office:value="53.021297672114912" table:style-name="ce195">
            <text:p>53.0</text:p>
          </table:table-cell>
          <table:table-cell office:value-type="float" office:value="4130" table:style-name="ce194">
            <text:p>4,130</text:p>
          </table:table-cell>
          <table:table-cell office:value-type="float" office:value="2086" table:style-name="ce194">
            <text:p>2,086</text:p>
          </table:table-cell>
          <table:table-cell office:value-type="float" office:value="50.50847457627119" table:style-name="ce195">
            <text:p>50.5</text:p>
          </table:table-cell>
          <table:table-cell office:value-type="float" office:value="4218" table:style-name="ce194">
            <text:p>4,218</text:p>
          </table:table-cell>
          <table:table-cell office:value-type="float" office:value="2087" table:style-name="ce194">
            <text:p>2,087</text:p>
          </table:table-cell>
          <table:table-cell office:value-type="float" office:value="49.478425794215269" table:style-name="ce195">
            <text:p>49.5</text:p>
          </table:table-cell>
          <table:table-cell office:value-type="float" office:value="4332" table:style-name="ce194">
            <text:p>4,332</text:p>
          </table:table-cell>
          <table:table-cell office:value-type="float" office:value="2109" table:style-name="ce194">
            <text:p>2,109</text:p>
          </table:table-cell>
          <table:table-cell office:value-type="float" office:value="48.684210526315788" table:style-name="ce195">
            <text:p>48.7</text:p>
          </table:table-cell>
          <table:table-cell table:number-columns-repeated="16357"/>
        </table:table-row>
        <table:table-row table:style-name="ro13">
          <table:table-cell office:value-type="string" table:style-name="ce201">
            <text:p>South West</text:p>
          </table:table-cell>
          <table:table-cell office:value-type="string" table:style-name="ce202">
            <text:p>E06000023</text:p>
          </table:table-cell>
          <table:table-cell office:value-type="string" table:style-name="ce201">
            <text:p>Bristol, City Of</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5009" table:style-name="ce193">
            <text:p>5,009<text:s/></text:p>
          </table:table-cell>
          <table:table-cell office:value-type="float" office:value="2487" table:style-name="ce193">
            <text:p>2,487<text:s/></text:p>
          </table:table-cell>
          <table:table-cell office:value-type="float" office:value="49.650628868037536" table:style-name="ce195">
            <text:p>49.7</text:p>
          </table:table-cell>
          <table:table-cell office:value-type="float" office:value="5144" table:style-name="ce194">
            <text:p>5,144</text:p>
          </table:table-cell>
          <table:table-cell office:value-type="float" office:value="2645" table:style-name="ce194">
            <text:p>2,645</text:p>
          </table:table-cell>
          <table:table-cell office:value-type="float" office:value="51.419129082426132" table:style-name="ce195">
            <text:p>51.4</text:p>
          </table:table-cell>
          <table:table-cell office:value-type="float" office:value="5057" table:style-name="ce194">
            <text:p>5,057</text:p>
          </table:table-cell>
          <table:table-cell office:value-type="float" office:value="2726" table:style-name="ce194">
            <text:p>2,726</text:p>
          </table:table-cell>
          <table:table-cell office:value-type="float" office:value="53.905477555863158" table:style-name="ce195">
            <text:p>53.9</text:p>
          </table:table-cell>
          <table:table-cell office:value-type="float" office:value="5025" table:style-name="ce194">
            <text:p>5,025</text:p>
          </table:table-cell>
          <table:table-cell office:value-type="float" office:value="2678" table:style-name="ce194">
            <text:p>2,678</text:p>
          </table:table-cell>
          <table:table-cell office:value-type="float" office:value="53.293532338308459" table:style-name="ce195">
            <text:p>53.3</text:p>
          </table:table-cell>
          <table:table-cell office:value-type="float" office:value="5303" table:style-name="ce194">
            <text:p>5,303</text:p>
          </table:table-cell>
          <table:table-cell office:value-type="float" office:value="2621" table:style-name="ce194">
            <text:p>2,621</text:p>
          </table:table-cell>
          <table:table-cell office:value-type="float" office:value="49.424853856307749" table:style-name="ce195">
            <text:p>49.4</text:p>
          </table:table-cell>
          <table:table-cell office:value-type="float" office:value="5167" table:style-name="ce194">
            <text:p>5,167</text:p>
          </table:table-cell>
          <table:table-cell office:value-type="float" office:value="2715" table:style-name="ce194">
            <text:p>2,715</text:p>
          </table:table-cell>
          <table:table-cell office:value-type="float" office:value="52.544997096961488" table:style-name="ce195">
            <text:p>52.5</text:p>
          </table:table-cell>
          <table:table-cell office:value-type="float" office:value="5104" table:style-name="ce194">
            <text:p>5,104</text:p>
          </table:table-cell>
          <table:table-cell office:value-type="float" office:value="2661" table:style-name="ce194">
            <text:p>2,661</text:p>
          </table:table-cell>
          <table:table-cell office:value-type="float" office:value="52.13557993730408" table:style-name="ce195">
            <text:p>52.1</text:p>
          </table:table-cell>
          <table:table-cell table:number-columns-repeated="16357"/>
        </table:table-row>
        <table:table-row table:style-name="ro13">
          <table:table-cell office:value-type="string" table:style-name="ce201">
            <text:p>South West</text:p>
          </table:table-cell>
          <table:table-cell office:value-type="string" table:style-name="ce202">
            <text:p>E10000008</text:p>
          </table:table-cell>
          <table:table-cell office:value-type="string" table:style-name="ce201">
            <text:p>Devo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7713" table:style-name="ce193">
            <text:p>7,713<text:s/></text:p>
          </table:table-cell>
          <table:table-cell office:value-type="float" office:value="4696" table:style-name="ce193">
            <text:p>4,696<text:s/></text:p>
          </table:table-cell>
          <table:table-cell office:value-type="float" office:value="60.88422144431479" table:style-name="ce195">
            <text:p>60.9</text:p>
          </table:table-cell>
          <table:table-cell office:value-type="float" office:value="8063" table:style-name="ce194">
            <text:p>8,063</text:p>
          </table:table-cell>
          <table:table-cell office:value-type="float" office:value="4942" table:style-name="ce194">
            <text:p>4,942</text:p>
          </table:table-cell>
          <table:table-cell office:value-type="float" office:value="61.292322956715864" table:style-name="ce195">
            <text:p>61.3</text:p>
          </table:table-cell>
          <table:table-cell office:value-type="float" office:value="8307" table:style-name="ce194">
            <text:p>8,307</text:p>
          </table:table-cell>
          <table:table-cell office:value-type="float" office:value="5241" table:style-name="ce194">
            <text:p>5,241</text:p>
          </table:table-cell>
          <table:table-cell office:value-type="float" office:value="63.091368725171534" table:style-name="ce195">
            <text:p>63.1</text:p>
          </table:table-cell>
          <table:table-cell office:value-type="float" office:value="8398" table:style-name="ce194">
            <text:p>8,398</text:p>
          </table:table-cell>
          <table:table-cell office:value-type="float" office:value="5279" table:style-name="ce194">
            <text:p>5,279</text:p>
          </table:table-cell>
          <table:table-cell office:value-type="float" office:value="62.86020481066921" table:style-name="ce195">
            <text:p>62.9</text:p>
          </table:table-cell>
          <table:table-cell office:value-type="float" office:value="8646" table:style-name="ce194">
            <text:p>8,646</text:p>
          </table:table-cell>
          <table:table-cell office:value-type="float" office:value="5312" table:style-name="ce194">
            <text:p>5,312</text:p>
          </table:table-cell>
          <table:table-cell office:value-type="float" office:value="61.438815637288926" table:style-name="ce195">
            <text:p>61.4</text:p>
          </table:table-cell>
          <table:table-cell office:value-type="float" office:value="8800" table:style-name="ce194">
            <text:p>8,800</text:p>
          </table:table-cell>
          <table:table-cell office:value-type="float" office:value="5213" table:style-name="ce194">
            <text:p>5,213</text:p>
          </table:table-cell>
          <table:table-cell office:value-type="float" office:value="59.238636363636367" table:style-name="ce195">
            <text:p>59.2</text:p>
          </table:table-cell>
          <table:table-cell office:value-type="float" office:value="9144" table:style-name="ce194">
            <text:p>9,144</text:p>
          </table:table-cell>
          <table:table-cell office:value-type="float" office:value="5374" table:style-name="ce194">
            <text:p>5,374</text:p>
          </table:table-cell>
          <table:table-cell office:value-type="float" office:value="58.770778652668419" table:style-name="ce195">
            <text:p>58.8</text:p>
          </table:table-cell>
          <table:table-cell table:number-columns-repeated="16357"/>
        </table:table-row>
        <table:table-row table:style-name="ro13">
          <table:table-cell office:value-type="string" table:style-name="ce201">
            <text:p>South West</text:p>
          </table:table-cell>
          <table:table-cell office:value-type="string" table:style-name="ce201">
            <text:p>E06000059</text:p>
          </table:table-cell>
          <table:table-cell office:value-type="string" table:style-name="ce202">
            <text:p>Dorset</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177" table:style-name="ce193">
            <text:p>3,177<text:s/></text:p>
          </table:table-cell>
          <table:table-cell office:value-type="float" office:value="1672" table:style-name="ce193">
            <text:p>1,672<text:s/></text:p>
          </table:table-cell>
          <table:table-cell office:value-type="float" office:value="52.628265659427129" table:style-name="ce195">
            <text:p>52.6</text:p>
          </table:table-cell>
          <table:table-cell office:value-type="float" office:value="3412" table:style-name="ce194">
            <text:p>3,412</text:p>
          </table:table-cell>
          <table:table-cell office:value-type="float" office:value="1697" table:style-name="ce194">
            <text:p>1,697</text:p>
          </table:table-cell>
          <table:table-cell office:value-type="float" office:value="49.736225087924971" table:style-name="ce195">
            <text:p>49.7</text:p>
          </table:table-cell>
          <table:table-cell office:value-type="float" office:value="3567" table:style-name="ce194">
            <text:p>3,567</text:p>
          </table:table-cell>
          <table:table-cell office:value-type="float" office:value="1787" table:style-name="ce194">
            <text:p>1,787</text:p>
          </table:table-cell>
          <table:table-cell office:value-type="float" office:value="50.098121670871876" table:style-name="ce195">
            <text:p>50.1</text:p>
          </table:table-cell>
          <table:table-cell office:value-type="float" office:value="3519" table:style-name="ce194">
            <text:p>3,519</text:p>
          </table:table-cell>
          <table:table-cell office:value-type="float" office:value="1830" table:style-name="ce194">
            <text:p>1,830</text:p>
          </table:table-cell>
          <table:table-cell office:value-type="float" office:value="52.00341005967605" table:style-name="ce195">
            <text:p>52.0</text:p>
          </table:table-cell>
          <table:table-cell office:value-type="float" office:value="3665" table:style-name="ce194">
            <text:p>3,665</text:p>
          </table:table-cell>
          <table:table-cell office:value-type="float" office:value="1858" table:style-name="ce194">
            <text:p>1,858</text:p>
          </table:table-cell>
          <table:table-cell office:value-type="float" office:value="50.695770804911319" table:style-name="ce195">
            <text:p>50.7</text:p>
          </table:table-cell>
          <table:table-cell office:value-type="float" office:value="3905" table:style-name="ce194">
            <text:p>3,905</text:p>
          </table:table-cell>
          <table:table-cell office:value-type="float" office:value="1906" table:style-name="ce194">
            <text:p>1,906</text:p>
          </table:table-cell>
          <table:table-cell office:value-type="float" office:value="48.809218950064022" table:style-name="ce195">
            <text:p>48.8</text:p>
          </table:table-cell>
          <table:table-cell office:value-type="float" office:value="4108" table:style-name="ce194">
            <text:p>4,108</text:p>
          </table:table-cell>
          <table:table-cell office:value-type="float" office:value="1869" table:style-name="ce194">
            <text:p>1,869</text:p>
          </table:table-cell>
          <table:table-cell office:value-type="float" office:value="45.49659201557936" table:style-name="ce195">
            <text:p>45.5</text:p>
          </table:table-cell>
          <table:table-cell table:number-columns-repeated="16357"/>
        </table:table-row>
        <table:table-row table:style-name="ro13">
          <table:table-cell office:value-type="string" table:style-name="ce201">
            <text:p>South West</text:p>
          </table:table-cell>
          <table:table-cell office:value-type="string" table:style-name="ce202">
            <text:p>E10000013</text:p>
          </table:table-cell>
          <table:table-cell office:value-type="string" table:style-name="ce201">
            <text:p>Gloucester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6656" table:style-name="ce193">
            <text:p>6,656<text:s/></text:p>
          </table:table-cell>
          <table:table-cell office:value-type="float" office:value="5083" table:style-name="ce193">
            <text:p>5,083<text:s/></text:p>
          </table:table-cell>
          <table:table-cell office:value-type="float" office:value="76.3671875" table:style-name="ce195">
            <text:p>76.4</text:p>
          </table:table-cell>
          <table:table-cell office:value-type="float" office:value="6872" table:style-name="ce194">
            <text:p>6,872</text:p>
          </table:table-cell>
          <table:table-cell office:value-type="float" office:value="5294" table:style-name="ce194">
            <text:p>5,294</text:p>
          </table:table-cell>
          <table:table-cell office:value-type="float" office:value="77.037252619324789" table:style-name="ce195">
            <text:p>77.0</text:p>
          </table:table-cell>
          <table:table-cell office:value-type="float" office:value="7213" table:style-name="ce194">
            <text:p>7,213</text:p>
          </table:table-cell>
          <table:table-cell office:value-type="float" office:value="5539" table:style-name="ce194">
            <text:p>5,539</text:p>
          </table:table-cell>
          <table:table-cell office:value-type="float" office:value="76.791903507555801" table:style-name="ce195">
            <text:p>76.8</text:p>
          </table:table-cell>
          <table:table-cell office:value-type="float" office:value="7123" table:style-name="ce194">
            <text:p>7,123</text:p>
          </table:table-cell>
          <table:table-cell office:value-type="float" office:value="5485" table:style-name="ce194">
            <text:p>5,485</text:p>
          </table:table-cell>
          <table:table-cell office:value-type="float" office:value="77.004071318264778" table:style-name="ce195">
            <text:p>77.0</text:p>
          </table:table-cell>
          <table:table-cell office:value-type="float" office:value="7296" table:style-name="ce194">
            <text:p>7,296</text:p>
          </table:table-cell>
          <table:table-cell office:value-type="float" office:value="5599" table:style-name="ce194">
            <text:p>5,599</text:p>
          </table:table-cell>
          <table:table-cell office:value-type="float" office:value="76.740679824561411" table:style-name="ce195">
            <text:p>76.7</text:p>
          </table:table-cell>
          <table:table-cell office:value-type="float" office:value="7403" table:style-name="ce194">
            <text:p>7,403</text:p>
          </table:table-cell>
          <table:table-cell office:value-type="float" office:value="5590" table:style-name="ce194">
            <text:p>5,590</text:p>
          </table:table-cell>
          <table:table-cell office:value-type="float" office:value="75.509928407402398" table:style-name="ce195">
            <text:p>75.5</text:p>
          </table:table-cell>
          <table:table-cell office:value-type="float" office:value="7679" table:style-name="ce194">
            <text:p>7,679</text:p>
          </table:table-cell>
          <table:table-cell office:value-type="float" office:value="5722" table:style-name="ce194">
            <text:p>5,722</text:p>
          </table:table-cell>
          <table:table-cell office:value-type="float" office:value="74.514910795676528" table:style-name="ce195">
            <text:p>74.5</text:p>
          </table:table-cell>
          <table:table-cell table:number-columns-repeated="16357"/>
        </table:table-row>
        <table:table-row table:style-name="ro13">
          <table:table-cell office:value-type="string" table:style-name="ce201">
            <text:p>South West</text:p>
          </table:table-cell>
          <table:table-cell office:value-type="string" table:style-name="ce202">
            <text:p>E06000052</text:p>
          </table:table-cell>
          <table:table-cell office:value-type="string" table:style-name="ce201">
            <text:p>Kernow (Cornwall and Scilly)</text:p>
          </table:table-cell>
          <table:table-cell office:value-type="float" office:value="2" table:style-name="ce196">
            <text:p>2</text:p>
          </table:table-cell>
          <table:table-cell office:value-type="float" office:value="2" table:style-name="ce196">
            <text:p>2</text:p>
          </table:table-cell>
          <table:table-cell office:value-type="float" office:value="100" table:style-name="ce195">
            <text:p>100.0</text:p>
          </table:table-cell>
          <table:table-cell office:value-type="float" office:value="5419" table:style-name="ce193">
            <text:p>5,419<text:s/></text:p>
          </table:table-cell>
          <table:table-cell office:value-type="float" office:value="3038" table:style-name="ce193">
            <text:p>3,038<text:s/></text:p>
          </table:table-cell>
          <table:table-cell office:value-type="float" office:value="56.062004059789629" table:style-name="ce195">
            <text:p>56.1</text:p>
          </table:table-cell>
          <table:table-cell office:value-type="float" office:value="5638" table:style-name="ce194">
            <text:p>5,638</text:p>
          </table:table-cell>
          <table:table-cell office:value-type="float" office:value="3259" table:style-name="ce194">
            <text:p>3,259</text:p>
          </table:table-cell>
          <table:table-cell office:value-type="float" office:value="57.804185881518265" table:style-name="ce195">
            <text:p>57.8</text:p>
          </table:table-cell>
          <table:table-cell office:value-type="float" office:value="5859" table:style-name="ce194">
            <text:p>5,859</text:p>
          </table:table-cell>
          <table:table-cell office:value-type="float" office:value="3372" table:style-name="ce194">
            <text:p>3,372</text:p>
          </table:table-cell>
          <table:table-cell office:value-type="float" office:value="57.552483358934971" table:style-name="ce195">
            <text:p>57.6</text:p>
          </table:table-cell>
          <table:table-cell office:value-type="float" office:value="6000" table:style-name="ce194">
            <text:p>6,000</text:p>
          </table:table-cell>
          <table:table-cell office:value-type="float" office:value="3370" table:style-name="ce194">
            <text:p>3,370</text:p>
          </table:table-cell>
          <table:table-cell office:value-type="float" office:value="56.166666666666664" table:style-name="ce195">
            <text:p>56.2</text:p>
          </table:table-cell>
          <table:table-cell office:value-type="float" office:value="6133" table:style-name="ce194">
            <text:p>6,133</text:p>
          </table:table-cell>
          <table:table-cell office:value-type="float" office:value="3357" table:style-name="ce194">
            <text:p>3,357</text:p>
          </table:table-cell>
          <table:table-cell office:value-type="float" office:value="54.73667047122126" table:style-name="ce195">
            <text:p>54.7</text:p>
          </table:table-cell>
          <table:table-cell office:value-type="float" office:value="6456" table:style-name="ce194">
            <text:p>6,456</text:p>
          </table:table-cell>
          <table:table-cell office:value-type="float" office:value="3528" table:style-name="ce194">
            <text:p>3,528</text:p>
          </table:table-cell>
          <table:table-cell office:value-type="float" office:value="54.646840148698885" table:style-name="ce195">
            <text:p>54.6</text:p>
          </table:table-cell>
          <table:table-cell office:value-type="float" office:value="6436" table:style-name="ce194">
            <text:p>6,436</text:p>
          </table:table-cell>
          <table:table-cell office:value-type="float" office:value="3422" table:style-name="ce194">
            <text:p>3,422</text:p>
          </table:table-cell>
          <table:table-cell office:value-type="float" office:value="53.169670602858922" table:style-name="ce195">
            <text:p>53.2</text:p>
          </table:table-cell>
          <table:table-cell table:number-columns-repeated="16357"/>
        </table:table-row>
        <table:table-row table:style-name="ro13">
          <table:table-cell office:value-type="string" table:style-name="ce201">
            <text:p>South West</text:p>
          </table:table-cell>
          <table:table-cell office:value-type="string" table:style-name="ce202">
            <text:p>E06000024</text:p>
          </table:table-cell>
          <table:table-cell office:value-type="string" table:style-name="ce201">
            <text:p>North Somerset</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202" table:style-name="ce193">
            <text:p>2,202<text:s/></text:p>
          </table:table-cell>
          <table:table-cell office:value-type="float" office:value="1471" table:style-name="ce193">
            <text:p>1,471<text:s/></text:p>
          </table:table-cell>
          <table:table-cell office:value-type="float" office:value="66.802906448683018" table:style-name="ce195">
            <text:p>66.8</text:p>
          </table:table-cell>
          <table:table-cell office:value-type="float" office:value="2354" table:style-name="ce194">
            <text:p>2,354</text:p>
          </table:table-cell>
          <table:table-cell office:value-type="float" office:value="1444" table:style-name="ce194">
            <text:p>1,444</text:p>
          </table:table-cell>
          <table:table-cell office:value-type="float" office:value="61.34239592183517" table:style-name="ce195">
            <text:p>61.3</text:p>
          </table:table-cell>
          <table:table-cell office:value-type="float" office:value="2370" table:style-name="ce194">
            <text:p>2,370</text:p>
          </table:table-cell>
          <table:table-cell office:value-type="float" office:value="1583" table:style-name="ce194">
            <text:p>1,583</text:p>
          </table:table-cell>
          <table:table-cell office:value-type="float" office:value="66.793248945147681" table:style-name="ce195">
            <text:p>66.8</text:p>
          </table:table-cell>
          <table:table-cell office:value-type="float" office:value="2308" table:style-name="ce194">
            <text:p>2,308</text:p>
          </table:table-cell>
          <table:table-cell office:value-type="float" office:value="1573" table:style-name="ce194">
            <text:p>1,573</text:p>
          </table:table-cell>
          <table:table-cell office:value-type="float" office:value="68.154246100519927" table:style-name="ce195">
            <text:p>68.2</text:p>
          </table:table-cell>
          <table:table-cell office:value-type="float" office:value="2443" table:style-name="ce194">
            <text:p>2,443</text:p>
          </table:table-cell>
          <table:table-cell office:value-type="float" office:value="1553" table:style-name="ce194">
            <text:p>1,553</text:p>
          </table:table-cell>
          <table:table-cell office:value-type="float" office:value="63.569381907490786" table:style-name="ce195">
            <text:p>63.6</text:p>
          </table:table-cell>
          <table:table-cell office:value-type="float" office:value="2467" table:style-name="ce194">
            <text:p>2,467</text:p>
          </table:table-cell>
          <table:table-cell office:value-type="float" office:value="1616" table:style-name="ce194">
            <text:p>1,616</text:p>
          </table:table-cell>
          <table:table-cell office:value-type="float" office:value="65.50466153222537" table:style-name="ce195">
            <text:p>65.5</text:p>
          </table:table-cell>
          <table:table-cell office:value-type="float" office:value="2551" table:style-name="ce194">
            <text:p>2,551</text:p>
          </table:table-cell>
          <table:table-cell office:value-type="float" office:value="1549" table:style-name="ce194">
            <text:p>1,549</text:p>
          </table:table-cell>
          <table:table-cell office:value-type="float" office:value="60.721285770286158" table:style-name="ce195">
            <text:p>60.7</text:p>
          </table:table-cell>
          <table:table-cell table:number-columns-repeated="16357"/>
        </table:table-row>
        <table:table-row table:style-name="ro13">
          <table:table-cell office:value-type="string" table:style-name="ce201">
            <text:p>South West</text:p>
          </table:table-cell>
          <table:table-cell office:value-type="string" table:style-name="ce202">
            <text:p>E06000026</text:p>
          </table:table-cell>
          <table:table-cell office:value-type="string" table:style-name="ce201">
            <text:p>Plymouth</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602" table:style-name="ce193">
            <text:p>2,602<text:s/></text:p>
          </table:table-cell>
          <table:table-cell office:value-type="float" office:value="1546" table:style-name="ce193">
            <text:p>1,546<text:s/></text:p>
          </table:table-cell>
          <table:table-cell office:value-type="float" office:value="59.415833973866263" table:style-name="ce195">
            <text:p>59.4</text:p>
          </table:table-cell>
          <table:table-cell office:value-type="float" office:value="2696" table:style-name="ce194">
            <text:p>2,696</text:p>
          </table:table-cell>
          <table:table-cell office:value-type="float" office:value="1539" table:style-name="ce194">
            <text:p>1,539</text:p>
          </table:table-cell>
          <table:table-cell office:value-type="float" office:value="57.084569732937688" table:style-name="ce195">
            <text:p>57.1</text:p>
          </table:table-cell>
          <table:table-cell office:value-type="float" office:value="2839" table:style-name="ce194">
            <text:p>2,839</text:p>
          </table:table-cell>
          <table:table-cell office:value-type="float" office:value="1722" table:style-name="ce194">
            <text:p>1,722</text:p>
          </table:table-cell>
          <table:table-cell office:value-type="float" office:value="60.655160267699891" table:style-name="ce195">
            <text:p>60.7</text:p>
          </table:table-cell>
          <table:table-cell office:value-type="float" office:value="2929" table:style-name="ce194">
            <text:p>2,929</text:p>
          </table:table-cell>
          <table:table-cell office:value-type="float" office:value="1723" table:style-name="ce194">
            <text:p>1,723</text:p>
          </table:table-cell>
          <table:table-cell office:value-type="float" office:value="58.825537726186418" table:style-name="ce195">
            <text:p>58.8</text:p>
          </table:table-cell>
          <table:table-cell office:value-type="float" office:value="2950" table:style-name="ce194">
            <text:p>2,950</text:p>
          </table:table-cell>
          <table:table-cell office:value-type="float" office:value="1741" table:style-name="ce194">
            <text:p>1,741</text:p>
          </table:table-cell>
          <table:table-cell office:value-type="float" office:value="59.016949152542374" table:style-name="ce195">
            <text:p>59.0</text:p>
          </table:table-cell>
          <table:table-cell office:value-type="float" office:value="3033" table:style-name="ce194">
            <text:p>3,033</text:p>
          </table:table-cell>
          <table:table-cell office:value-type="float" office:value="1721" table:style-name="ce194">
            <text:p>1,721</text:p>
          </table:table-cell>
          <table:table-cell office:value-type="float" office:value="56.742499175733599" table:style-name="ce195">
            <text:p>56.7</text:p>
          </table:table-cell>
          <table:table-cell office:value-type="float" office:value="3149" table:style-name="ce194">
            <text:p>3,149</text:p>
          </table:table-cell>
          <table:table-cell office:value-type="float" office:value="1751" table:style-name="ce194">
            <text:p>1,751</text:p>
          </table:table-cell>
          <table:table-cell office:value-type="float" office:value="55.60495395363607" table:style-name="ce195">
            <text:p>55.6</text:p>
          </table:table-cell>
          <table:table-cell table:number-columns-repeated="16357"/>
        </table:table-row>
        <table:table-row table:style-name="ro13">
          <table:table-cell office:value-type="string" table:style-name="ce201">
            <text:p>South West</text:p>
          </table:table-cell>
          <table:table-cell office:value-type="string" table:style-name="ce202">
            <text:p>E10000027</text:p>
          </table:table-cell>
          <table:table-cell office:value-type="string" table:style-name="ce201">
            <text:p>Somerset</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5731" table:style-name="ce193">
            <text:p>5,731<text:s/></text:p>
          </table:table-cell>
          <table:table-cell office:value-type="float" office:value="3665" table:style-name="ce193">
            <text:p>3,665<text:s/></text:p>
          </table:table-cell>
          <table:table-cell office:value-type="float" office:value="63.950444948525565" table:style-name="ce195">
            <text:p>64.0</text:p>
          </table:table-cell>
          <table:table-cell office:value-type="float" office:value="6054" table:style-name="ce194">
            <text:p>6,054</text:p>
          </table:table-cell>
          <table:table-cell office:value-type="float" office:value="3583" table:style-name="ce194">
            <text:p>3,583</text:p>
          </table:table-cell>
          <table:table-cell office:value-type="float" office:value="59.184010571522961" table:style-name="ce195">
            <text:p>59.2</text:p>
          </table:table-cell>
          <table:table-cell office:value-type="float" office:value="6300" table:style-name="ce194">
            <text:p>6,300</text:p>
          </table:table-cell>
          <table:table-cell office:value-type="float" office:value="3861" table:style-name="ce194">
            <text:p>3,861</text:p>
          </table:table-cell>
          <table:table-cell office:value-type="float" office:value="61.285714285714285" table:style-name="ce195">
            <text:p>61.3</text:p>
          </table:table-cell>
          <table:table-cell office:value-type="float" office:value="6312" table:style-name="ce194">
            <text:p>6,312</text:p>
          </table:table-cell>
          <table:table-cell office:value-type="float" office:value="3898" table:style-name="ce194">
            <text:p>3,898</text:p>
          </table:table-cell>
          <table:table-cell office:value-type="float" office:value="61.755386565272495" table:style-name="ce195">
            <text:p>61.8</text:p>
          </table:table-cell>
          <table:table-cell office:value-type="float" office:value="6366" table:style-name="ce194">
            <text:p>6,366</text:p>
          </table:table-cell>
          <table:table-cell office:value-type="float" office:value="3929" table:style-name="ce194">
            <text:p>3,929</text:p>
          </table:table-cell>
          <table:table-cell office:value-type="float" office:value="61.718504555450835" table:style-name="ce195">
            <text:p>61.7</text:p>
          </table:table-cell>
          <table:table-cell office:value-type="float" office:value="6413" table:style-name="ce194">
            <text:p>6,413</text:p>
          </table:table-cell>
          <table:table-cell office:value-type="float" office:value="3963" table:style-name="ce194">
            <text:p>3,963</text:p>
          </table:table-cell>
          <table:table-cell office:value-type="float" office:value="61.796351161702788" table:style-name="ce195">
            <text:p>61.8</text:p>
          </table:table-cell>
          <table:table-cell office:value-type="float" office:value="6400" table:style-name="ce194">
            <text:p>6,400</text:p>
          </table:table-cell>
          <table:table-cell office:value-type="float" office:value="3995" table:style-name="ce194">
            <text:p>3,995</text:p>
          </table:table-cell>
          <table:table-cell office:value-type="float" office:value="62.421875000000007" table:style-name="ce195">
            <text:p>62.4</text:p>
          </table:table-cell>
          <table:table-cell table:number-columns-repeated="16357"/>
        </table:table-row>
        <table:table-row table:style-name="ro13">
          <table:table-cell office:value-type="string" table:style-name="ce201">
            <text:p>South West</text:p>
          </table:table-cell>
          <table:table-cell office:value-type="string" table:style-name="ce202">
            <text:p>E06000025</text:p>
          </table:table-cell>
          <table:table-cell office:value-type="string" table:style-name="ce201">
            <text:p>South Gloucester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3331" table:style-name="ce193">
            <text:p>3,331<text:s/></text:p>
          </table:table-cell>
          <table:table-cell office:value-type="float" office:value="2245" table:style-name="ce193">
            <text:p>2,245<text:s/></text:p>
          </table:table-cell>
          <table:table-cell office:value-type="float" office:value="67.397178024617233" table:style-name="ce195">
            <text:p>67.4</text:p>
          </table:table-cell>
          <table:table-cell office:value-type="float" office:value="3352" table:style-name="ce194">
            <text:p>3,352</text:p>
          </table:table-cell>
          <table:table-cell office:value-type="float" office:value="2237" table:style-name="ce194">
            <text:p>2,237</text:p>
          </table:table-cell>
          <table:table-cell office:value-type="float" office:value="66.73627684964201" table:style-name="ce195">
            <text:p>66.7</text:p>
          </table:table-cell>
          <table:table-cell office:value-type="float" office:value="3434" table:style-name="ce194">
            <text:p>3,434</text:p>
          </table:table-cell>
          <table:table-cell office:value-type="float" office:value="2310" table:style-name="ce194">
            <text:p>2,310</text:p>
          </table:table-cell>
          <table:table-cell office:value-type="float" office:value="67.268491555037855" table:style-name="ce195">
            <text:p>67.3</text:p>
          </table:table-cell>
          <table:table-cell office:value-type="float" office:value="3343" table:style-name="ce194">
            <text:p>3,343</text:p>
          </table:table-cell>
          <table:table-cell office:value-type="float" office:value="2374" table:style-name="ce194">
            <text:p>2,374</text:p>
          </table:table-cell>
          <table:table-cell office:value-type="float" office:value="71.014059228238111" table:style-name="ce195">
            <text:p>71.0</text:p>
          </table:table-cell>
          <table:table-cell office:value-type="float" office:value="3444" table:style-name="ce194">
            <text:p>3,444</text:p>
          </table:table-cell>
          <table:table-cell office:value-type="float" office:value="2216" table:style-name="ce194">
            <text:p>2,216</text:p>
          </table:table-cell>
          <table:table-cell office:value-type="float" office:value="64.343786295005813" table:style-name="ce195">
            <text:p>64.3</text:p>
          </table:table-cell>
          <table:table-cell office:value-type="float" office:value="3482" table:style-name="ce194">
            <text:p>3,482</text:p>
          </table:table-cell>
          <table:table-cell office:value-type="float" office:value="2267" table:style-name="ce194">
            <text:p>2,267</text:p>
          </table:table-cell>
          <table:table-cell office:value-type="float" office:value="65.106260769672602" table:style-name="ce195">
            <text:p>65.1</text:p>
          </table:table-cell>
          <table:table-cell office:value-type="float" office:value="3410" table:style-name="ce194">
            <text:p>3,410</text:p>
          </table:table-cell>
          <table:table-cell office:value-type="float" office:value="2251" table:style-name="ce194">
            <text:p>2,251</text:p>
          </table:table-cell>
          <table:table-cell office:value-type="float" office:value="66.011730205278596" table:style-name="ce195">
            <text:p>66.0</text:p>
          </table:table-cell>
          <table:table-cell table:number-columns-repeated="16357"/>
        </table:table-row>
        <table:table-row table:style-name="ro13">
          <table:table-cell office:value-type="string" table:style-name="ce201">
            <text:p>South West</text:p>
          </table:table-cell>
          <table:table-cell office:value-type="string" table:style-name="ce202">
            <text:p>E06000030</text:p>
          </table:table-cell>
          <table:table-cell office:value-type="string" table:style-name="ce201">
            <text:p>Swindon</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2807" table:style-name="ce193">
            <text:p>2,807<text:s/></text:p>
          </table:table-cell>
          <table:table-cell office:value-type="float" office:value="1582" table:style-name="ce193">
            <text:p>1,582<text:s/></text:p>
          </table:table-cell>
          <table:table-cell office:value-type="float" office:value="56.359102244389028" table:style-name="ce195">
            <text:p>56.4</text:p>
          </table:table-cell>
          <table:table-cell office:value-type="float" office:value="2955" table:style-name="ce194">
            <text:p>2,955</text:p>
          </table:table-cell>
          <table:table-cell office:value-type="float" office:value="1682" table:style-name="ce194">
            <text:p>1,682</text:p>
          </table:table-cell>
          <table:table-cell office:value-type="float" office:value="56.920473773265655" table:style-name="ce195">
            <text:p>56.9</text:p>
          </table:table-cell>
          <table:table-cell office:value-type="float" office:value="2961" table:style-name="ce194">
            <text:p>2,961</text:p>
          </table:table-cell>
          <table:table-cell office:value-type="float" office:value="1737" table:style-name="ce194">
            <text:p>1,737</text:p>
          </table:table-cell>
          <table:table-cell office:value-type="float" office:value="58.662613981762924" table:style-name="ce195">
            <text:p>58.7</text:p>
          </table:table-cell>
          <table:table-cell office:value-type="float" office:value="3009" table:style-name="ce194">
            <text:p>3,009</text:p>
          </table:table-cell>
          <table:table-cell office:value-type="float" office:value="1698" table:style-name="ce194">
            <text:p>1,698</text:p>
          </table:table-cell>
          <table:table-cell office:value-type="float" office:value="56.430707876370889" table:style-name="ce195">
            <text:p>56.4</text:p>
          </table:table-cell>
          <table:table-cell office:value-type="float" office:value="3054" table:style-name="ce194">
            <text:p>3,054</text:p>
          </table:table-cell>
          <table:table-cell office:value-type="float" office:value="1817" table:style-name="ce194">
            <text:p>1,817</text:p>
          </table:table-cell>
          <table:table-cell office:value-type="float" office:value="59.495743287491806" table:style-name="ce195">
            <text:p>59.5</text:p>
          </table:table-cell>
          <table:table-cell office:value-type="float" office:value="3173" table:style-name="ce194">
            <text:p>3,173</text:p>
          </table:table-cell>
          <table:table-cell office:value-type="float" office:value="1698" table:style-name="ce194">
            <text:p>1,698</text:p>
          </table:table-cell>
          <table:table-cell office:value-type="float" office:value="53.514024582414123" table:style-name="ce195">
            <text:p>53.5</text:p>
          </table:table-cell>
          <table:table-cell office:value-type="float" office:value="3220" table:style-name="ce194">
            <text:p>3,220</text:p>
          </table:table-cell>
          <table:table-cell office:value-type="float" office:value="1820" table:style-name="ce194">
            <text:p>1,820</text:p>
          </table:table-cell>
          <table:table-cell office:value-type="float" office:value="56.521739130434781" table:style-name="ce195">
            <text:p>56.5</text:p>
          </table:table-cell>
          <table:table-cell table:number-columns-repeated="16357"/>
        </table:table-row>
        <table:table-row table:style-name="ro13">
          <table:table-cell office:value-type="string" table:style-name="ce201">
            <text:p>South West</text:p>
          </table:table-cell>
          <table:table-cell office:value-type="string" table:style-name="ce202">
            <text:p>E06000027</text:p>
          </table:table-cell>
          <table:table-cell office:value-type="string" table:style-name="ce201">
            <text:p>Torbay</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1161" table:style-name="ce193">
            <text:p>1,161<text:s/></text:p>
          </table:table-cell>
          <table:table-cell office:value-type="float" office:value="595" table:style-name="ce193">
            <text:p>595<text:s/></text:p>
          </table:table-cell>
          <table:table-cell office:value-type="float" office:value="51.248923341946593" table:style-name="ce195">
            <text:p>51.2</text:p>
          </table:table-cell>
          <table:table-cell office:value-type="float" office:value="1146" table:style-name="ce194">
            <text:p>1,146</text:p>
          </table:table-cell>
          <table:table-cell office:value-type="float" office:value="589" table:style-name="ce194">
            <text:p>589</text:p>
          </table:table-cell>
          <table:table-cell office:value-type="float" office:value="51.396160558464224" table:style-name="ce195">
            <text:p>51.4</text:p>
          </table:table-cell>
          <table:table-cell office:value-type="float" office:value="1215" table:style-name="ce194">
            <text:p>1,215</text:p>
          </table:table-cell>
          <table:table-cell office:value-type="float" office:value="652" table:style-name="ce194">
            <text:p>652</text:p>
          </table:table-cell>
          <table:table-cell office:value-type="float" office:value="53.662551440329217" table:style-name="ce195">
            <text:p>53.7</text:p>
          </table:table-cell>
          <table:table-cell office:value-type="float" office:value="1244" table:style-name="ce194">
            <text:p>1,244</text:p>
          </table:table-cell>
          <table:table-cell office:value-type="float" office:value="701" table:style-name="ce194">
            <text:p>701</text:p>
          </table:table-cell>
          <table:table-cell office:value-type="float" office:value="56.350482315112536" table:style-name="ce195">
            <text:p>56.4</text:p>
          </table:table-cell>
          <table:table-cell office:value-type="float" office:value="1352" table:style-name="ce194">
            <text:p>1,352</text:p>
          </table:table-cell>
          <table:table-cell office:value-type="float" office:value="708" table:style-name="ce194">
            <text:p>708</text:p>
          </table:table-cell>
          <table:table-cell office:value-type="float" office:value="52.366863905325445" table:style-name="ce195">
            <text:p>52.4</text:p>
          </table:table-cell>
          <table:table-cell office:value-type="float" office:value="1292" table:style-name="ce194">
            <text:p>1,292</text:p>
          </table:table-cell>
          <table:table-cell office:value-type="float" office:value="712" table:style-name="ce194">
            <text:p>712</text:p>
          </table:table-cell>
          <table:table-cell office:value-type="float" office:value="55.108359133126939" table:style-name="ce195">
            <text:p>55.1</text:p>
          </table:table-cell>
          <table:table-cell office:value-type="float" office:value="1369" table:style-name="ce194">
            <text:p>1,369</text:p>
          </table:table-cell>
          <table:table-cell office:value-type="float" office:value="702" table:style-name="ce194">
            <text:p>702</text:p>
          </table:table-cell>
          <table:table-cell office:value-type="float" office:value="51.278305332359388" table:style-name="ce195">
            <text:p>51.3</text:p>
          </table:table-cell>
          <table:table-cell table:number-columns-repeated="16357"/>
        </table:table-row>
        <table:table-row table:style-name="ro13">
          <table:table-cell office:value-type="string" table:style-name="ce201">
            <text:p>South West</text:p>
          </table:table-cell>
          <table:table-cell office:value-type="string" table:style-name="ce202">
            <text:p>E06000054</text:p>
          </table:table-cell>
          <table:table-cell office:value-type="string" table:style-name="ce201">
            <text:p>Wiltshire</text:p>
          </table:table-cell>
          <table:table-cell office:value-type="float" office:value="1" table:style-name="ce196">
            <text:p>1</text:p>
          </table:table-cell>
          <table:table-cell office:value-type="float" office:value="1" table:style-name="ce196">
            <text:p>1</text:p>
          </table:table-cell>
          <table:table-cell office:value-type="float" office:value="100" table:style-name="ce195">
            <text:p>100.0</text:p>
          </table:table-cell>
          <table:table-cell office:value-type="float" office:value="5216" table:style-name="ce193">
            <text:p>5,216<text:s/></text:p>
          </table:table-cell>
          <table:table-cell office:value-type="float" office:value="3402" table:style-name="ce193">
            <text:p>3,402<text:s/></text:p>
          </table:table-cell>
          <table:table-cell office:value-type="float" office:value="65.222392638036808" table:style-name="ce195">
            <text:p>65.2</text:p>
          </table:table-cell>
          <table:table-cell office:value-type="float" office:value="5374" table:style-name="ce194">
            <text:p>5,374</text:p>
          </table:table-cell>
          <table:table-cell office:value-type="float" office:value="3519" table:style-name="ce194">
            <text:p>3,519</text:p>
          </table:table-cell>
          <table:table-cell office:value-type="float" office:value="65.481950130256791" table:style-name="ce195">
            <text:p>65.5</text:p>
          </table:table-cell>
          <table:table-cell office:value-type="float" office:value="5707" table:style-name="ce194">
            <text:p>5,707</text:p>
          </table:table-cell>
          <table:table-cell office:value-type="float" office:value="3758" table:style-name="ce194">
            <text:p>3,758</text:p>
          </table:table-cell>
          <table:table-cell office:value-type="float" office:value="65.8489574207114" table:style-name="ce195">
            <text:p>65.8</text:p>
          </table:table-cell>
          <table:table-cell office:value-type="float" office:value="5555" table:style-name="ce194">
            <text:p>5,555</text:p>
          </table:table-cell>
          <table:table-cell office:value-type="float" office:value="3706" table:style-name="ce194">
            <text:p>3,706</text:p>
          </table:table-cell>
          <table:table-cell office:value-type="float" office:value="66.714671467146715" table:style-name="ce195">
            <text:p>66.7</text:p>
          </table:table-cell>
          <table:table-cell office:value-type="float" office:value="5775" table:style-name="ce194">
            <text:p>5,775</text:p>
          </table:table-cell>
          <table:table-cell office:value-type="float" office:value="3683" table:style-name="ce194">
            <text:p>3,683</text:p>
          </table:table-cell>
          <table:table-cell office:value-type="float" office:value="63.774891774891771" table:style-name="ce195">
            <text:p>63.8</text:p>
          </table:table-cell>
          <table:table-cell office:value-type="float" office:value="5789" table:style-name="ce194">
            <text:p>5,789</text:p>
          </table:table-cell>
          <table:table-cell office:value-type="float" office:value="3677" table:style-name="ce194">
            <text:p>3,677</text:p>
          </table:table-cell>
          <table:table-cell office:value-type="float" office:value="63.517015028502335" table:style-name="ce195">
            <text:p>63.5</text:p>
          </table:table-cell>
          <table:table-cell office:value-type="float" office:value="5896" table:style-name="ce194">
            <text:p>5,896</text:p>
          </table:table-cell>
          <table:table-cell office:value-type="float" office:value="3745" table:style-name="ce194">
            <text:p>3,745</text:p>
          </table:table-cell>
          <table:table-cell office:value-type="float" office:value="63.517639077340569" table:style-name="ce195">
            <text:p>63.5</text:p>
          </table:table-cell>
          <table:table-cell table:number-columns-repeated="16357"/>
        </table:table-row>
        <table:table-row table:style-name="ro13">
          <table:table-cell office:value-type="string" table:style-name="ce105">
            <text:p>England</text:p>
          </table:table-cell>
          <table:table-cell office:value-type="string" table:style-name="ce105">
            <text:p>England</text:p>
          </table:table-cell>
          <table:table-cell office:value-type="string" table:style-name="ce86">
            <text:p>Total</text:p>
          </table:table-cell>
          <table:table-cell office:value-type="float" office:value="153" table:style-name="ce87">
            <text:p>153</text:p>
          </table:table-cell>
          <table:table-cell office:value-type="float" office:value="153" table:style-name="ce87">
            <text:p>153</text:p>
          </table:table-cell>
          <table:table-cell office:value-type="float" office:value="100" table:style-name="ce63">
            <text:p>100.0</text:p>
          </table:table-cell>
          <table:table-cell office:value-type="float" office:value="632769" table:style-name="ce200">
            <text:p>632,769<text:s/></text:p>
          </table:table-cell>
          <table:table-cell office:value-type="float" office:value="356159" table:style-name="ce200">
            <text:p>356,159<text:s/></text:p>
          </table:table-cell>
          <table:table-cell office:value-type="float" office:value="56.285785175948888" table:style-name="ce63">
            <text:p>56.3</text:p>
          </table:table-cell>
          <table:table-cell office:value-type="float" office:value="659068" table:style-name="ce199">
            <text:p>659,068</text:p>
          </table:table-cell>
          <table:table-cell office:value-type="float" office:value="369878" table:style-name="ce199">
            <text:p>369,878</text:p>
          </table:table-cell>
          <table:table-cell office:value-type="float" office:value="56.121371391115936" table:style-name="ce107">
            <text:p>56.12</text:p>
          </table:table-cell>
          <table:table-cell office:value-type="float" office:value="671266" table:style-name="ce199">
            <text:p>671,266</text:p>
          </table:table-cell>
          <table:table-cell office:value-type="float" office:value="383805" table:style-name="ce199">
            <text:p>383,805</text:p>
          </table:table-cell>
          <table:table-cell office:value-type="float" office:value="57.176290769977925" table:style-name="ce63">
            <text:p>57.2</text:p>
          </table:table-cell>
          <table:table-cell office:value-type="float" office:value="672944" table:style-name="ce199">
            <text:p>672,944</text:p>
          </table:table-cell>
          <table:table-cell office:value-type="float" office:value="382988" table:style-name="ce199">
            <text:p>382,988</text:p>
          </table:table-cell>
          <table:table-cell office:value-type="float" office:value="56.912313654628022" table:style-name="ce63">
            <text:p>56.9</text:p>
          </table:table-cell>
          <table:table-cell office:value-type="float" office:value="678456" table:style-name="ce199">
            <text:p>678,456</text:p>
          </table:table-cell>
          <table:table-cell office:value-type="float" office:value="378957" table:style-name="ce199">
            <text:p>378,957</text:p>
          </table:table-cell>
          <table:table-cell office:value-type="float" office:value="55.855796101736885" table:style-name="ce63">
            <text:p>55.9</text:p>
          </table:table-cell>
          <table:table-cell office:value-type="float" office:value="690683" table:style-name="ce199">
            <text:p>690,683</text:p>
          </table:table-cell>
          <table:table-cell office:value-type="float" office:value="381710" table:style-name="ce199">
            <text:p>381,710</text:p>
          </table:table-cell>
          <table:table-cell office:value-type="float" office:value="55.265584935491383" table:style-name="ce63">
            <text:p>55.3</text:p>
          </table:table-cell>
          <table:table-cell office:value-type="float" office:value="709126" table:style-name="ce199">
            <text:p>709,126</text:p>
          </table:table-cell>
          <table:table-cell office:value-type="float" office:value="381294" table:style-name="ce199">
            <text:p>381,294</text:p>
          </table:table-cell>
          <table:table-cell office:value-type="float" office:value="53.769569864875919" table:style-name="ce63">
            <text:p>53.8</text:p>
          </table:table-cell>
          <table:table-cell table:number-columns-repeated="16357"/>
        </table:table-row>
        <table:table-row table:style-name="ro13">
          <table:table-cell table:number-columns-repeated="3" table:style-name="ce45"/>
          <table:table-cell table:style-name="ce66"/>
          <table:table-cell table:number-columns-repeated="5" table:style-name="ce45"/>
          <table:table-cell table:style-name="ce67"/>
          <table:table-cell table:style-name="ce66"/>
          <table:table-cell table:style-name="ce46"/>
          <table:table-cell table:style-name="ce68"/>
          <table:table-cell table:style-name="ce45"/>
          <table:table-cell table:style-name="ce46"/>
          <table:table-cell table:style-name="ce68"/>
          <table:table-cell table:style-name="ce45"/>
          <table:table-cell table:style-name="ce46"/>
          <table:table-cell table:style-name="ce42"/>
          <table:table-cell table:style-name="ce45"/>
          <table:table-cell table:style-name="ce46"/>
          <table:table-cell table:number-columns-repeated="2" table:style-name="ce45"/>
          <table:table-cell table:style-name="ce46"/>
          <table:table-cell table:number-columns-repeated="2" table:style-name="ce45"/>
          <table:table-cell table:style-name="ce46"/>
          <table:table-cell table:number-columns-repeated="16357" table:style-name="ce45"/>
        </table:table-row>
        <table:table-row table:style-name="ro7">
          <table:table-cell table:number-columns-repeated="2" table:style-name="ce69"/>
          <table:table-cell table:style-name="ce66"/>
          <table:table-cell table:style-name="ce70"/>
          <table:table-cell table:style-name="ce71"/>
          <table:table-cell table:number-columns-repeated="5" table:style-name="ce70"/>
          <table:table-cell table:style-name="ce71"/>
          <table:table-cell table:style-name="ce72"/>
          <table:table-cell table:number-columns-repeated="2" table:style-name="ce69"/>
          <table:table-cell table:style-name="ce72"/>
          <table:table-cell table:number-columns-repeated="2" table:style-name="ce69"/>
          <table:table-cell table:style-name="ce72"/>
          <table:table-cell table:style-name="ce42"/>
          <table:table-cell table:style-name="ce69"/>
          <table:table-cell table:style-name="ce72"/>
          <table:table-cell table:number-columns-repeated="2" table:style-name="ce69"/>
          <table:table-cell table:style-name="ce72"/>
          <table:table-cell table:number-columns-repeated="2" table:style-name="ce69"/>
          <table:table-cell table:style-name="ce72"/>
          <table:table-cell table:number-columns-repeated="16357" table:style-name="ce69"/>
        </table:table-row>
        <table:table-row table:number-rows-repeated="6" table:style-name="ro7">
          <table:table-cell table:number-columns-repeated="16384" table:style-name="ce3"/>
        </table:table-row>
        <table:table-row table:number-rows-repeated="1048403" table:style-name="ro13">
          <table:table-cell table:number-columns-repeated="16384"/>
        </table:table-row>
        <table:named-expressions>
          <table:named-range table:name="Print_Area" table:cell-range-address="Total_(R-Y6)_by_LA.$B$1:Total_(R-Y6)_by_LA.$R$173" table:base-cell-address="Total_(R-Y6)_by_LA.$A$1"/>
          <table:named-range table:name="Print_Titles" table:cell-range-address="Total_(R-Y6)_by_LA.$A$13:Total_(R-Y6)_by_LA.$XFD$14" table:base-cell-address="Total_(R-Y6)_by_LA.$A$1"/>
        </table:named-expressions>
      </table:table>
      <table:table table:name="Total_(Y7-Y11)_by_LA" table:style-name="ta3">
        <table:table-column table:style-name="co27" table:default-cell-style-name="ce73"/>
        <table:table-column table:style-name="co19" table:default-cell-style-name="ce42"/>
        <table:table-column table:style-name="co28" table:default-cell-style-name="ce50"/>
        <table:table-column table:style-name="co25" table:default-cell-style-name="ce42"/>
        <table:table-column table:style-name="co25" table:default-cell-style-name="ce90"/>
        <table:table-column table:style-name="co25" table:number-columns-repeated="16" table:default-cell-style-name="ce42"/>
        <table:table-column table:style-name="co1" table:number-columns-repeated="16363" table:default-cell-style-name="ce42"/>
        <table:table-row table:style-name="ro4">
          <table:table-cell office:value-type="string" table:style-name="ce6">
            <text:p>Seasonal influenza vaccine uptake (school age Year 7 to Year 11 in England) 2022 to 2023</text:p>
          </table:table-cell>
          <table:table-cell table:style-name="ce42"/>
          <table:table-cell table:style-name="ce50"/>
          <table:table-cell table:style-name="ce42"/>
          <table:table-cell table:style-name="ce90"/>
          <table:table-cell table:number-columns-repeated="16379" table:style-name="ce42"/>
        </table:table-row>
        <table:table-row table:style-name="ro13">
          <table:table-cell office:value-type="string" table:style-name="ce45">
            <text:p>Data is provisional and represents 100% of all Local Authorities (LAs) in England responding to the January 2023 survey. Where a total for England is quoted (for example, sum of number of patients registered and number vaccinated) this is taken from the 100% of all LAs and is therefore is not an extrapolated figure for all of England.</text:p>
          </table:table-cell>
          <table:table-cell table:style-name="ce42"/>
          <table:table-cell table:style-name="ce50"/>
          <table:table-cell table:style-name="ce42"/>
          <table:table-cell table:style-name="ce90"/>
          <table:table-cell table:number-columns-repeated="16379" table:style-name="ce42"/>
        </table:table-row>
        <table:table-row table:style-name="ro9">
          <table:table-cell office:value-type="string" table:style-name="ce112">
            <text:p>This document has been updated since first publication. 22 LAs <text:s/>have had the denominators for children of school-aged Years 10 and 11 updated to reflect total numbers for those school years groups (rather than just at-risk populations or special schools as was originally submitted in provisional monthly surveys).<text:s/></text:p>
          </table:table-cell>
          <table:table-cell table:style-name="ce7"/>
          <table:table-cell table:number-columns-repeated="12" table:style-name="ce8"/>
          <table:table-cell table:number-columns-repeated="16370" table:style-name="ce3"/>
        </table:table-row>
        <table:table-row table:style-name="ro13">
          <table:table-cell office:value-type="string" table:style-name="ce114">
            <text:p>This worksheet contains one table.</text:p>
          </table:table-cell>
          <table:table-cell table:style-name="ce42"/>
          <table:table-cell table:style-name="ce50"/>
          <table:table-cell table:style-name="ce42"/>
          <table:table-cell table:style-name="ce90"/>
          <table:table-cell table:number-columns-repeated="16379" table:style-name="ce42"/>
        </table:table-row>
        <table:table-row table:style-name="ro13">
          <table:table-cell office:value-type="string" table:style-name="ce114">
            <text:p>Denominators are the provisional number of eligible children in schools in the LA geography AND children educated out of school in the LA geography, defined by child age on the 1 September 2022. Where denominators have not been amended by data providers, provisional Local Education Authority (LEA) population figures from the Edubase January 2022 Census were used (for school delivery). Denominators also include independent schools and special schools.</text:p>
          </table:table-cell>
          <table:table-cell table:style-name="ce42"/>
          <table:table-cell table:style-name="ce50"/>
          <table:table-cell table:style-name="ce42"/>
          <table:table-cell table:style-name="ce90"/>
          <table:table-cell table:number-columns-repeated="16379" table:style-name="ce42"/>
        </table:table-row>
        <table:table-row table:style-name="ro13">
          <table:table-cell office:value-type="string" table:style-name="ce114">
            <text:p>Coverage data reflects, to the best of providers’ ability, all eligible children in school years Reception to Year 11 that have been vaccinated in school, including children who may have been vaccinated in GP practice or pharmacies. It should however be noted that figures may still be incomplete due to the nature and variety of the systems used to obtain this information, which varies from provider to provider.<text:s/></text:p>
          </table:table-cell>
          <table:table-cell table:style-name="ce42"/>
          <table:table-cell table:style-name="ce50"/>
          <table:table-cell table:style-name="ce42"/>
          <table:table-cell table:style-name="ce90"/>
          <table:table-cell table:number-columns-repeated="16379" table:style-name="ce42"/>
        </table:table-row>
        <table:table-row table:style-name="ro13">
          <table:table-cell office:value-type="string" table:style-name="ce114">
            <text:p>Percent vaccine uptake of number of children vaccinated with influenza vaccine includes both LAIV (Live Attenuated Influenza Vaccine) and IIV (Inactivated Influenza Vaccine).</text:p>
          </table:table-cell>
          <table:table-cell table:style-name="ce42"/>
          <table:table-cell table:style-name="ce50"/>
          <table:table-cell table:style-name="ce42"/>
          <table:table-cell table:style-name="ce90"/>
          <table:table-cell table:number-columns-repeated="16379" table:style-name="ce42"/>
        </table:table-row>
        <table:table-row table:style-name="ro13">
          <table:table-cell office:value-type="string" table:style-name="ce114">
            <text:p>It is important to note that coverage figures are not consistent across all LAs, as not all data providers were able to include information on children where influenza vaccine may have been given in GP practices or in other settings instead of the local delivery method.<text:s/></text:p>
          </table:table-cell>
          <table:table-cell table:style-name="ce42"/>
          <table:table-cell table:style-name="ce50"/>
          <table:table-cell table:number-columns-repeated="16381" table:style-name="ce42"/>
        </table:table-row>
        <table:table-row table:style-name="ro13">
          <table:table-cell office:value-type="string" table:style-name="ce114">
            <text:p>Caution should be exercised when comparing coverage figures, apparent trends could reflect changes in the quality of data reported as well as real changes in vaccination coverage. While this issue will be more apparent at a local level, it may also have an impact on the national figures.</text:p>
          </table:table-cell>
          <table:table-cell table:style-name="ce42"/>
          <table:table-cell table:style-name="ce50"/>
          <table:table-cell table:number-columns-repeated="16381" table:style-name="ce42"/>
        </table:table-row>
        <table:table-row table:style-name="ro13">
          <table:table-cell office:value-type="string" table:style-name="ce114">
            <text:p>Data is presented for secondary school-aged children for the first time in this month’s data. This season vaccination of younger children and those in a-risk groups were prioritised first. Vaccination in secondary schools and catch-up of all other eligible children will continue throughout the new year. Note that secondary school-aged children in clinical risk groups have been eligible since 1 September 2022.</text:p>
          </table:table-cell>
          <table:table-cell table:style-name="ce42"/>
          <table:table-cell table:style-name="ce50"/>
          <table:table-cell table:number-columns-repeated="16381" table:style-name="ce42"/>
        </table:table-row>
        <table:table-row table:style-name="ro13">
          <table:table-cell office:value-type="string" table:style-name="ce115">
            <text:p><text:s/>** Two asterisks indicates that numbers less than 5 are suppressed.</text:p>
          </table:table-cell>
          <table:table-cell table:style-name="ce42"/>
          <table:table-cell table:style-name="ce50"/>
          <table:table-cell table:style-name="ce42"/>
          <table:table-cell table:style-name="ce90"/>
          <table:table-cell table:number-columns-repeated="16379" table:style-name="ce42"/>
        </table:table-row>
        <table:table-row table:style-name="ro13">
          <table:table-cell office:value-type="string" table:style-name="ce115">
            <text:p><text:s/>– <text:s/>A dash indicates that an organisation is a 'Non-Responder'.</text:p>
          </table:table-cell>
          <table:table-cell table:style-name="ce42"/>
          <table:table-cell table:style-name="ce50"/>
          <table:table-cell table:number-columns-repeated="16381" table:style-name="ce42"/>
        </table:table-row>
        <table:table-row table:style-name="ro13">
          <table:table-cell office:value-type="string" table:style-name="ce112">
            <text:p>Data source: Local NHS England teams and their providers submitted aggregate LA level vaccination data manually to UKHSA via the ImmForm website<text:s text:c="13"/></text:p>
          </table:table-cell>
          <table:table-cell table:style-name="ce42"/>
          <table:table-cell table:style-name="ce50"/>
          <table:table-cell table:style-name="ce42"/>
          <table:table-cell table:style-name="ce90"/>
          <table:table-cell table:number-columns-repeated="16379" table:style-name="ce42"/>
        </table:table-row>
        <table:table-row table:style-name="ro13">
          <table:table-cell office:value-type="string" table:style-name="ce112">
            <text:p>Influenza vaccine uptake monitoring programme, UK Health Security Agency (UKHSA)</text:p>
          </table:table-cell>
          <table:table-cell table:style-name="ce42"/>
          <table:table-cell table:style-name="ce50"/>
          <table:table-cell table:style-name="ce42"/>
          <table:table-cell table:style-name="ce90"/>
          <table:table-cell table:number-columns-repeated="16379" table:style-name="ce42"/>
        </table:table-row>
        <table:table-row table:style-name="ro13">
          <table:table-cell office:value-type="string" table:number-columns-spanned="1" table:number-rows-spanned="2" table:style-name="ce134">
            <text:p>Region</text:p>
          </table:table-cell>
          <table:table-cell office:value-type="string" table:number-columns-spanned="1" table:number-rows-spanned="2" table:style-name="ce153">
            <text:p>Local Authority code</text:p>
          </table:table-cell>
          <table:table-cell office:value-type="string" table:number-columns-spanned="1" table:number-rows-spanned="2" table:style-name="ce143">
            <text:p>Local Authority</text:p>
          </table:table-cell>
          <table:table-cell office:value-type="string" table:number-columns-spanned="3" table:number-rows-spanned="1" table:style-name="ce154">
            <text:p>Response rate</text:p>
          </table:table-cell>
          <table:covered-table-cell table:number-columns-repeated="2"/>
          <table:table-cell office:value-type="string" table:number-columns-spanned="3" table:number-rows-spanned="1" table:style-name="ce155">
            <text:p>Year 7 (age 11-12 years)</text:p>
          </table:table-cell>
          <table:covered-table-cell table:number-columns-repeated="2"/>
          <table:table-cell office:value-type="string" table:number-columns-spanned="3" table:number-rows-spanned="1" table:style-name="ce152">
            <text:p>Year 8 (age 12-13 years)</text:p>
          </table:table-cell>
          <table:covered-table-cell table:number-columns-repeated="2"/>
          <table:table-cell office:value-type="string" table:number-columns-spanned="3" table:number-rows-spanned="1" table:style-name="ce152">
            <text:p>Year 9 (age 13-14 years)</text:p>
          </table:table-cell>
          <table:covered-table-cell table:number-columns-repeated="2"/>
          <table:table-cell office:value-type="string" table:number-columns-spanned="3" table:number-rows-spanned="1" table:style-name="ce152">
            <text:p>Year 10 (age 14-15 years)</text:p>
          </table:table-cell>
          <table:covered-table-cell table:number-columns-repeated="2"/>
          <table:table-cell office:value-type="string" table:number-columns-spanned="3" table:number-rows-spanned="1" table:style-name="ce152">
            <text:p>Year 11 (age 15-16 years)</text:p>
          </table:table-cell>
          <table:covered-table-cell table:number-columns-repeated="2"/>
          <table:table-cell table:number-columns-repeated="16363"/>
        </table:table-row>
        <table:table-row table:style-name="ro15">
          <table:covered-table-cell/>
          <table:covered-table-cell/>
          <table:covered-table-cell/>
          <table:table-cell office:value-type="string" table:style-name="ce79">
            <text:p>Number of organisations</text:p>
          </table:table-cell>
          <table:table-cell office:value-type="string" table:style-name="ce91">
            <text:p>Number of oganisations making a return</text:p>
          </table:table-cell>
          <table:table-cell office:value-type="string" table:style-name="ce92">
            <text:p>Percentage of organisations responding</text:p>
          </table:table-cell>
          <table:table-cell office:value-type="string" table:style-name="ce93">
            <text:p>Estimated total number of children eligible for vaccination</text:p>
          </table:table-cell>
          <table:table-cell office:value-type="string" table:style-name="ce51">
            <text:p>Estimated total number of children vaccinated with influenza vaccine</text:p>
          </table:table-cell>
          <table:table-cell office:value-type="string" table:style-name="ce51">
            <text:p>Percentage vaccine uptake</text:p>
          </table:table-cell>
          <table:table-cell office:value-type="string" table:style-name="ce51">
            <text:p>Estimated total number of children eligible for vaccination</text:p>
          </table:table-cell>
          <table:table-cell office:value-type="string" table:style-name="ce51">
            <text:p>Estimated total number of children vaccinated with influenza vaccine</text:p>
          </table:table-cell>
          <table:table-cell office:value-type="string" table:style-name="ce51">
            <text:p>Percentage vaccine uptake</text:p>
          </table:table-cell>
          <table:table-cell office:value-type="string" table:style-name="ce51">
            <text:p>Estimated total number of children eligible for vaccination</text:p>
          </table:table-cell>
          <table:table-cell office:value-type="string" table:style-name="ce51">
            <text:p>Estimated total number of children vaccinated with influenza vaccine</text:p>
          </table:table-cell>
          <table:table-cell office:value-type="string" table:style-name="ce51">
            <text:p>Percentage vaccine uptake</text:p>
          </table:table-cell>
          <table:table-cell office:value-type="string" table:style-name="ce51">
            <text:p>Estimated total number of children eligible for vaccination</text:p>
          </table:table-cell>
          <table:table-cell office:value-type="string" table:style-name="ce51">
            <text:p>Estimated total number of children vaccinated with influenza vaccine</text:p>
          </table:table-cell>
          <table:table-cell office:value-type="string" table:style-name="ce51">
            <text:p>Percentage vaccine uptake</text:p>
          </table:table-cell>
          <table:table-cell office:value-type="string" table:style-name="ce51">
            <text:p>Estimated total number of children eligible for vaccination</text:p>
          </table:table-cell>
          <table:table-cell office:value-type="string" table:style-name="ce51">
            <text:p>Estimated total number of children vaccinated with influenza vaccine</text:p>
          </table:table-cell>
          <table:table-cell office:value-type="string" table:style-name="ce94">
            <text:p>Percentage vaccine uptake</text:p>
          </table:table-cell>
          <table:table-cell table:number-columns-repeated="16363"/>
        </table:table-row>
        <table:table-row table:style-name="ro13">
          <table:table-cell office:value-type="string" table:style-name="ce203">
            <text:p>East Of England</text:p>
          </table:table-cell>
          <table:table-cell office:value-type="string" table:style-name="ce204">
            <text:p>E06000055</text:p>
          </table:table-cell>
          <table:table-cell office:value-type="string" table:style-name="ce205">
            <text:p>Bedford</text:p>
          </table:table-cell>
          <table:table-cell office:value-type="float" office:value="1" table:style-name="ce206">
            <text:p>1</text:p>
          </table:table-cell>
          <table:table-cell office:value-type="float" office:value="1" table:style-name="ce206">
            <text:p>1</text:p>
          </table:table-cell>
          <table:table-cell office:value-type="float" office:value="100" table:style-name="ce207">
            <text:p>100.0</text:p>
          </table:table-cell>
          <table:table-cell office:value-type="float" office:value="2770" table:style-name="ce209">
            <text:p>2,770</text:p>
          </table:table-cell>
          <table:table-cell office:value-type="float" office:value="1021" table:style-name="ce209">
            <text:p>1,021</text:p>
          </table:table-cell>
          <table:table-cell office:value-type="float" office:value="36.85920577617329" table:style-name="ce208">
            <text:p>36.9</text:p>
          </table:table-cell>
          <table:table-cell office:value-type="float" office:value="2791" table:style-name="ce209">
            <text:p>2,791</text:p>
          </table:table-cell>
          <table:table-cell office:value-type="float" office:value="950" table:style-name="ce210">
            <text:p>950</text:p>
          </table:table-cell>
          <table:table-cell office:value-type="float" office:value="34.037979218917954" table:style-name="ce207">
            <text:p>34.0</text:p>
          </table:table-cell>
          <table:table-cell office:value-type="float" office:value="2973" table:style-name="ce210">
            <text:p>2,973</text:p>
          </table:table-cell>
          <table:table-cell office:value-type="float" office:value="953" table:style-name="ce209">
            <text:p>953</text:p>
          </table:table-cell>
          <table:table-cell office:value-type="float" office:value="32.055163134880594" table:style-name="ce208">
            <text:p>32.1</text:p>
          </table:table-cell>
          <table:table-cell office:value-type="float" office:value="2202" table:style-name="ce209">
            <text:p>2,202</text:p>
          </table:table-cell>
          <table:table-cell office:value-type="float" office:value="25" table:style-name="ce210">
            <text:p>25</text:p>
          </table:table-cell>
          <table:table-cell office:value-type="float" office:value="1.1353315168029063" table:style-name="ce207">
            <text:p>1.1</text:p>
          </table:table-cell>
          <table:table-cell office:value-type="float" office:value="2172" table:style-name="ce210">
            <text:p>2,172</text:p>
          </table:table-cell>
          <table:table-cell office:value-type="float" office:value="10" table:style-name="ce209">
            <text:p>10</text:p>
          </table:table-cell>
          <table:table-cell office:value-type="float" office:value="0.46040515653775327" table:style-name="ce207">
            <text:p>0.5</text:p>
          </table:table-cell>
          <table:table-cell table:number-columns-repeated="16363"/>
        </table:table-row>
        <table:table-row table:style-name="ro13">
          <table:table-cell office:value-type="string" table:style-name="ce211">
            <text:p>East Of England</text:p>
          </table:table-cell>
          <table:table-cell office:value-type="string" table:style-name="ce212">
            <text:p>E10000003</text:p>
          </table:table-cell>
          <table:table-cell office:value-type="string" table:style-name="ce216">
            <text:p>Cambridgeshire</text:p>
          </table:table-cell>
          <table:table-cell office:value-type="float" office:value="1" table:style-name="ce206">
            <text:p>1</text:p>
          </table:table-cell>
          <table:table-cell office:value-type="float" office:value="1" table:style-name="ce206">
            <text:p>1</text:p>
          </table:table-cell>
          <table:table-cell office:value-type="float" office:value="100" table:style-name="ce207">
            <text:p>100.0</text:p>
          </table:table-cell>
          <table:table-cell office:value-type="float" office:value="7327" table:style-name="ce209">
            <text:p>7,327</text:p>
          </table:table-cell>
          <table:table-cell office:value-type="float" office:value="4779" table:style-name="ce209">
            <text:p>4,779</text:p>
          </table:table-cell>
          <table:table-cell office:value-type="float" office:value="65.224512078613344" table:style-name="ce208">
            <text:p>65.2</text:p>
          </table:table-cell>
          <table:table-cell office:value-type="float" office:value="7250" table:style-name="ce209">
            <text:p>7,250</text:p>
          </table:table-cell>
          <table:table-cell office:value-type="float" office:value="4461" table:style-name="ce210">
            <text:p>4,461</text:p>
          </table:table-cell>
          <table:table-cell office:value-type="float" office:value="61.531034482758621" table:style-name="ce207">
            <text:p>61.5</text:p>
          </table:table-cell>
          <table:table-cell office:value-type="float" office:value="7063" table:style-name="ce210">
            <text:p>7,063</text:p>
          </table:table-cell>
          <table:table-cell office:value-type="float" office:value="422" table:style-name="ce209">
            <text:p>422</text:p>
          </table:table-cell>
          <table:table-cell office:value-type="float" office:value="5.9747982443720797" table:style-name="ce208">
            <text:p>6.0</text:p>
          </table:table-cell>
          <table:table-cell office:value-type="float" office:value="6895" table:style-name="ce209">
            <text:p>6,895</text:p>
          </table:table-cell>
          <table:table-cell office:value-type="float" office:value="31" table:style-name="ce210">
            <text:p>31</text:p>
          </table:table-cell>
          <table:table-cell office:value-type="float" office:value="0.44960116026105879" table:style-name="ce207">
            <text:p>0.4</text:p>
          </table:table-cell>
          <table:table-cell office:value-type="float" office:value="6508" table:style-name="ce210">
            <text:p>6,508</text:p>
          </table:table-cell>
          <table:table-cell office:value-type="float" office:value="37" table:style-name="ce209">
            <text:p>37</text:p>
          </table:table-cell>
          <table:table-cell office:value-type="float" office:value="0.5685310387215734" table:style-name="ce207">
            <text:p>0.6</text:p>
          </table:table-cell>
          <table:table-cell table:number-columns-repeated="16363"/>
        </table:table-row>
        <table:table-row table:style-name="ro13">
          <table:table-cell office:value-type="string" table:style-name="ce211">
            <text:p>East Of England</text:p>
          </table:table-cell>
          <table:table-cell office:value-type="string" table:style-name="ce212">
            <text:p>E06000056</text:p>
          </table:table-cell>
          <table:table-cell office:value-type="string" table:style-name="ce213">
            <text:p>Central Bedford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853" table:style-name="ce209">
            <text:p>2,853</text:p>
          </table:table-cell>
          <table:table-cell office:value-type="float" office:value="1207" table:style-name="ce209">
            <text:p>1,207</text:p>
          </table:table-cell>
          <table:table-cell office:value-type="float" office:value="42.306344199088677" table:style-name="ce208">
            <text:p>42.3</text:p>
          </table:table-cell>
          <table:table-cell office:value-type="float" office:value="2734" table:style-name="ce209">
            <text:p>2,734</text:p>
          </table:table-cell>
          <table:table-cell office:value-type="float" office:value="995" table:style-name="ce210">
            <text:p>995</text:p>
          </table:table-cell>
          <table:table-cell office:value-type="float" office:value="36.393562545720556" table:style-name="ce207">
            <text:p>36.4</text:p>
          </table:table-cell>
          <table:table-cell office:value-type="float" office:value="3083" table:style-name="ce210">
            <text:p>3,083</text:p>
          </table:table-cell>
          <table:table-cell office:value-type="float" office:value="1340" table:style-name="ce209">
            <text:p>1,340</text:p>
          </table:table-cell>
          <table:table-cell office:value-type="float" office:value="43.464158287382418" table:style-name="ce208">
            <text:p>43.5</text:p>
          </table:table-cell>
          <table:table-cell office:value-type="float" office:value="2971" table:style-name="ce209">
            <text:p>2,971</text:p>
          </table:table-cell>
          <table:table-cell office:value-type="float" office:value="32" table:style-name="ce210">
            <text:p>32</text:p>
          </table:table-cell>
          <table:table-cell office:value-type="float" office:value="1.0770784247728038" table:style-name="ce207">
            <text:p>1.1</text:p>
          </table:table-cell>
          <table:table-cell office:value-type="float" office:value="2858" table:style-name="ce210">
            <text:p>2,858</text:p>
          </table:table-cell>
          <table:table-cell office:value-type="float" office:value="27" table:style-name="ce209">
            <text:p>27</text:p>
          </table:table-cell>
          <table:table-cell office:value-type="float" office:value="0.94471658502449274" table:style-name="ce207">
            <text:p>0.9</text:p>
          </table:table-cell>
          <table:table-cell table:number-columns-repeated="16363"/>
        </table:table-row>
        <table:table-row table:style-name="ro13">
          <table:table-cell office:value-type="string" table:style-name="ce211">
            <text:p>East Of England</text:p>
          </table:table-cell>
          <table:table-cell office:value-type="string" table:style-name="ce212">
            <text:p>E10000012</text:p>
          </table:table-cell>
          <table:table-cell office:value-type="string" table:style-name="ce213">
            <text:p>Essex</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7874" table:style-name="ce209">
            <text:p>17,874</text:p>
          </table:table-cell>
          <table:table-cell office:value-type="float" office:value="7493" table:style-name="ce209">
            <text:p>7,493</text:p>
          </table:table-cell>
          <table:table-cell office:value-type="float" office:value="41.921226362313973" table:style-name="ce208">
            <text:p>41.9</text:p>
          </table:table-cell>
          <table:table-cell office:value-type="float" office:value="17766" table:style-name="ce209">
            <text:p>17,766</text:p>
          </table:table-cell>
          <table:table-cell office:value-type="float" office:value="6914" table:style-name="ce210">
            <text:p>6,914</text:p>
          </table:table-cell>
          <table:table-cell office:value-type="float" office:value="38.91703253405381" table:style-name="ce207">
            <text:p>38.9</text:p>
          </table:table-cell>
          <table:table-cell office:value-type="float" office:value="17088" table:style-name="ce210">
            <text:p>17,088</text:p>
          </table:table-cell>
          <table:table-cell office:value-type="float" office:value="6607" table:style-name="ce209">
            <text:p>6,607</text:p>
          </table:table-cell>
          <table:table-cell office:value-type="float" office:value="38.664559925093634" table:style-name="ce208">
            <text:p>38.7</text:p>
          </table:table-cell>
          <table:table-cell office:value-type="float" office:value="16203" table:style-name="ce209">
            <text:p>16,203</text:p>
          </table:table-cell>
          <table:table-cell office:value-type="float" office:value="174" table:style-name="ce210">
            <text:p>174</text:p>
          </table:table-cell>
          <table:table-cell office:value-type="float" office:value="1.0738752082947602" table:style-name="ce207">
            <text:p>1.1</text:p>
          </table:table-cell>
          <table:table-cell office:value-type="float" office:value="15759" table:style-name="ce210">
            <text:p>15,759</text:p>
          </table:table-cell>
          <table:table-cell office:value-type="float" office:value="181" table:style-name="ce209">
            <text:p>181</text:p>
          </table:table-cell>
          <table:table-cell office:value-type="float" office:value="1.1485500349006916" table:style-name="ce207">
            <text:p>1.1</text:p>
          </table:table-cell>
          <table:table-cell table:number-columns-repeated="16363"/>
        </table:table-row>
        <table:table-row table:style-name="ro13">
          <table:table-cell office:value-type="string" table:style-name="ce211">
            <text:p>East Of England</text:p>
          </table:table-cell>
          <table:table-cell office:value-type="string" table:style-name="ce212">
            <text:p>E10000015</text:p>
          </table:table-cell>
          <table:table-cell office:value-type="string" table:style-name="ce213">
            <text:p>Hertford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7327" table:style-name="ce209">
            <text:p>17,327</text:p>
          </table:table-cell>
          <table:table-cell office:value-type="float" office:value="11190" table:style-name="ce209">
            <text:p>11,190</text:p>
          </table:table-cell>
          <table:table-cell office:value-type="float" office:value="64.581289317250537" table:style-name="ce208">
            <text:p>64.6</text:p>
          </table:table-cell>
          <table:table-cell office:value-type="float" office:value="15846" table:style-name="ce209">
            <text:p>15,846</text:p>
          </table:table-cell>
          <table:table-cell office:value-type="float" office:value="10076" table:style-name="ce210">
            <text:p>10,076</text:p>
          </table:table-cell>
          <table:table-cell office:value-type="float" office:value="63.587025116748705" table:style-name="ce207">
            <text:p>63.6</text:p>
          </table:table-cell>
          <table:table-cell office:value-type="float" office:value="15187" table:style-name="ce210">
            <text:p>15,187</text:p>
          </table:table-cell>
          <table:table-cell office:value-type="float" office:value="9788" table:style-name="ce209">
            <text:p>9,788</text:p>
          </table:table-cell>
          <table:table-cell office:value-type="float" office:value="64.449858431553295" table:style-name="ce208">
            <text:p>64.4</text:p>
          </table:table-cell>
          <table:table-cell office:value-type="float" office:value="15372" table:style-name="ce209">
            <text:p>15,372</text:p>
          </table:table-cell>
          <table:table-cell office:value-type="float" office:value="78" table:style-name="ce210">
            <text:p>78</text:p>
          </table:table-cell>
          <table:table-cell office:value-type="float" office:value="0.507416081186573" table:style-name="ce207">
            <text:p>0.5</text:p>
          </table:table-cell>
          <table:table-cell office:value-type="float" office:value="14723" table:style-name="ce210">
            <text:p>14,723</text:p>
          </table:table-cell>
          <table:table-cell office:value-type="float" office:value="63" table:style-name="ce209">
            <text:p>63</text:p>
          </table:table-cell>
          <table:table-cell office:value-type="float" office:value="0.42790192216260275" table:style-name="ce207">
            <text:p>0.4</text:p>
          </table:table-cell>
          <table:table-cell table:number-columns-repeated="16363"/>
        </table:table-row>
        <table:table-row table:style-name="ro13">
          <table:table-cell office:value-type="string" table:style-name="ce211">
            <text:p>East Of England</text:p>
          </table:table-cell>
          <table:table-cell office:value-type="string" table:style-name="ce212">
            <text:p>E06000032</text:p>
          </table:table-cell>
          <table:table-cell office:value-type="string" table:style-name="ce213">
            <text:p>Luto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362" table:style-name="ce209">
            <text:p>3,362</text:p>
          </table:table-cell>
          <table:table-cell office:value-type="float" office:value="589" table:style-name="ce209">
            <text:p>589</text:p>
          </table:table-cell>
          <table:table-cell office:value-type="float" office:value="17.519333729922664" table:style-name="ce208">
            <text:p>17.5</text:p>
          </table:table-cell>
          <table:table-cell office:value-type="float" office:value="3218" table:style-name="ce209">
            <text:p>3,218</text:p>
          </table:table-cell>
          <table:table-cell office:value-type="float" office:value="422" table:style-name="ce210">
            <text:p>422</text:p>
          </table:table-cell>
          <table:table-cell office:value-type="float" office:value="13.113735239279055" table:style-name="ce207">
            <text:p>13.1</text:p>
          </table:table-cell>
          <table:table-cell office:value-type="float" office:value="3178" table:style-name="ce210">
            <text:p>3,178</text:p>
          </table:table-cell>
          <table:table-cell office:value-type="float" office:value="400" table:style-name="ce209">
            <text:p>400</text:p>
          </table:table-cell>
          <table:table-cell office:value-type="float" office:value="12.586532410320956" table:style-name="ce208">
            <text:p>12.6</text:p>
          </table:table-cell>
          <table:table-cell office:value-type="float" office:value="3024" table:style-name="ce209">
            <text:p>3,024</text:p>
          </table:table-cell>
          <table:table-cell office:value-type="float" office:value="26" table:style-name="ce210">
            <text:p>26</text:p>
          </table:table-cell>
          <table:table-cell office:value-type="float" office:value="0.85978835978835977" table:style-name="ce207">
            <text:p>0.9</text:p>
          </table:table-cell>
          <table:table-cell office:value-type="float" office:value="3024" table:style-name="ce210">
            <text:p>3,024</text:p>
          </table:table-cell>
          <table:table-cell office:value-type="float" office:value="16" table:style-name="ce209">
            <text:p>16</text:p>
          </table:table-cell>
          <table:table-cell office:value-type="float" office:value="0.52910052910052907" table:style-name="ce207">
            <text:p>0.5</text:p>
          </table:table-cell>
          <table:table-cell table:number-columns-repeated="16363"/>
        </table:table-row>
        <table:table-row table:style-name="ro13">
          <table:table-cell office:value-type="string" table:style-name="ce211">
            <text:p>East Of England</text:p>
          </table:table-cell>
          <table:table-cell office:value-type="string" table:style-name="ce212">
            <text:p>E06000042</text:p>
          </table:table-cell>
          <table:table-cell office:value-type="string" table:style-name="ce213">
            <text:p>Milton Keynes</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008" table:style-name="ce209">
            <text:p>4,008</text:p>
          </table:table-cell>
          <table:table-cell office:value-type="float" office:value="1475" table:style-name="ce209">
            <text:p>1,475</text:p>
          </table:table-cell>
          <table:table-cell office:value-type="float" office:value="36.80139720558882" table:style-name="ce208">
            <text:p>36.8</text:p>
          </table:table-cell>
          <table:table-cell office:value-type="float" office:value="3899" table:style-name="ce209">
            <text:p>3,899</text:p>
          </table:table-cell>
          <table:table-cell office:value-type="float" office:value="1242" table:style-name="ce210">
            <text:p>1,242</text:p>
          </table:table-cell>
          <table:table-cell office:value-type="float" office:value="31.854321620928445" table:style-name="ce207">
            <text:p>31.9</text:p>
          </table:table-cell>
          <table:table-cell office:value-type="float" office:value="3847" table:style-name="ce210">
            <text:p>3,847</text:p>
          </table:table-cell>
          <table:table-cell office:value-type="float" office:value="1142" table:style-name="ce209">
            <text:p>1,142</text:p>
          </table:table-cell>
          <table:table-cell office:value-type="float" office:value="29.685469196776708" table:style-name="ce208">
            <text:p>29.7</text:p>
          </table:table-cell>
          <table:table-cell office:value-type="float" office:value="3427" table:style-name="ce209">
            <text:p>3,427</text:p>
          </table:table-cell>
          <table:table-cell office:value-type="float" office:value="38" table:style-name="ce210">
            <text:p>38</text:p>
          </table:table-cell>
          <table:table-cell office:value-type="float" office:value="1.1088415523781734" table:style-name="ce207">
            <text:p>1.1</text:p>
          </table:table-cell>
          <table:table-cell office:value-type="float" office:value="3272" table:style-name="ce210">
            <text:p>3,272</text:p>
          </table:table-cell>
          <table:table-cell office:value-type="float" office:value="39" table:style-name="ce209">
            <text:p>39</text:p>
          </table:table-cell>
          <table:table-cell office:value-type="float" office:value="1.1919315403422983" table:style-name="ce207">
            <text:p>1.2</text:p>
          </table:table-cell>
          <table:table-cell table:number-columns-repeated="16363"/>
        </table:table-row>
        <table:table-row table:style-name="ro13">
          <table:table-cell office:value-type="string" table:style-name="ce211">
            <text:p>East Of England</text:p>
          </table:table-cell>
          <table:table-cell office:value-type="string" table:style-name="ce212">
            <text:p>E10000020</text:p>
          </table:table-cell>
          <table:table-cell office:value-type="string" table:style-name="ce213">
            <text:p>Norfolk</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9592" table:style-name="ce209">
            <text:p>9,592</text:p>
          </table:table-cell>
          <table:table-cell office:value-type="float" office:value="6080" table:style-name="ce209">
            <text:p>6,080</text:p>
          </table:table-cell>
          <table:table-cell office:value-type="float" office:value="63.386155129274393" table:style-name="ce208">
            <text:p>63.4</text:p>
          </table:table-cell>
          <table:table-cell office:value-type="float" office:value="9407" table:style-name="ce209">
            <text:p>9,407</text:p>
          </table:table-cell>
          <table:table-cell office:value-type="float" office:value="5776" table:style-name="ce210">
            <text:p>5,776</text:p>
          </table:table-cell>
          <table:table-cell office:value-type="float" office:value="61.401084298926335" table:style-name="ce207">
            <text:p>61.4</text:p>
          </table:table-cell>
          <table:table-cell office:value-type="float" office:value="9130" table:style-name="ce210">
            <text:p>9,130</text:p>
          </table:table-cell>
          <table:table-cell office:value-type="float" office:value="5285" table:style-name="ce209">
            <text:p>5,285</text:p>
          </table:table-cell>
          <table:table-cell office:value-type="float" office:value="57.886089813800659" table:style-name="ce208">
            <text:p>57.9</text:p>
          </table:table-cell>
          <table:table-cell office:value-type="float" office:value="8948" table:style-name="ce209">
            <text:p>8,948</text:p>
          </table:table-cell>
          <table:table-cell office:value-type="float" office:value="17" table:style-name="ce210">
            <text:p>17</text:p>
          </table:table-cell>
          <table:table-cell office:value-type="float" office:value="0.18998658918194011" table:style-name="ce207">
            <text:p>0.2</text:p>
          </table:table-cell>
          <table:table-cell office:value-type="float" office:value="8553" table:style-name="ce210">
            <text:p>8,553</text:p>
          </table:table-cell>
          <table:table-cell office:value-type="float" office:value="25" table:style-name="ce209">
            <text:p>25</text:p>
          </table:table-cell>
          <table:table-cell office:value-type="float" office:value="0.29229510113410501" table:style-name="ce207">
            <text:p>0.3</text:p>
          </table:table-cell>
          <table:table-cell table:number-columns-repeated="16363"/>
        </table:table-row>
        <table:table-row table:style-name="ro13">
          <table:table-cell office:value-type="string" table:style-name="ce211">
            <text:p>East Of England</text:p>
          </table:table-cell>
          <table:table-cell office:value-type="string" table:style-name="ce212">
            <text:p>E06000031</text:p>
          </table:table-cell>
          <table:table-cell office:value-type="string" table:style-name="ce213">
            <text:p>Peterborough</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172" table:style-name="ce209">
            <text:p>3,172</text:p>
          </table:table-cell>
          <table:table-cell office:value-type="float" office:value="1367" table:style-name="ce209">
            <text:p>1,367</text:p>
          </table:table-cell>
          <table:table-cell office:value-type="float" office:value="43.095838587641865" table:style-name="ce208">
            <text:p>43.1</text:p>
          </table:table-cell>
          <table:table-cell office:value-type="float" office:value="3101" table:style-name="ce209">
            <text:p>3,101</text:p>
          </table:table-cell>
          <table:table-cell office:value-type="float" office:value="1155" table:style-name="ce210">
            <text:p>1,155</text:p>
          </table:table-cell>
          <table:table-cell office:value-type="float" office:value="37.246049661399553" table:style-name="ce207">
            <text:p>37.2</text:p>
          </table:table-cell>
          <table:table-cell office:value-type="float" office:value="3184" table:style-name="ce210">
            <text:p>3,184</text:p>
          </table:table-cell>
          <table:table-cell office:value-type="float" office:value="1038" table:style-name="ce209">
            <text:p>1,038</text:p>
          </table:table-cell>
          <table:table-cell office:value-type="float" office:value="32.600502512562812" table:style-name="ce208">
            <text:p>32.6</text:p>
          </table:table-cell>
          <table:table-cell office:value-type="float" office:value="2951" table:style-name="ce209">
            <text:p>2,951</text:p>
          </table:table-cell>
          <table:table-cell office:value-type="float" office:value="18" table:style-name="ce210">
            <text:p>18</text:p>
          </table:table-cell>
          <table:table-cell office:value-type="float" office:value="0.60996272450016942" table:style-name="ce207">
            <text:p>0.6</text:p>
          </table:table-cell>
          <table:table-cell office:value-type="float" office:value="2762" table:style-name="ce210">
            <text:p>2,762</text:p>
          </table:table-cell>
          <table:table-cell office:value-type="float" office:value="9" table:style-name="ce209">
            <text:p>9</text:p>
          </table:table-cell>
          <table:table-cell office:value-type="float" office:value="0.32585083272990589" table:style-name="ce207">
            <text:p>0.3</text:p>
          </table:table-cell>
          <table:table-cell table:number-columns-repeated="16363"/>
        </table:table-row>
        <table:table-row table:style-name="ro13">
          <table:table-cell office:value-type="string" table:style-name="ce211">
            <text:p>East Of England</text:p>
          </table:table-cell>
          <table:table-cell office:value-type="string" table:style-name="ce212">
            <text:p>E06000033</text:p>
          </table:table-cell>
          <table:table-cell office:value-type="string" table:style-name="ce213">
            <text:p>Southend-On-Sea</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669" table:style-name="ce209">
            <text:p>2,669</text:p>
          </table:table-cell>
          <table:table-cell office:value-type="float" office:value="937" table:style-name="ce209">
            <text:p>937</text:p>
          </table:table-cell>
          <table:table-cell office:value-type="float" office:value="35.106781566129634" table:style-name="ce208">
            <text:p>35.1</text:p>
          </table:table-cell>
          <table:table-cell office:value-type="float" office:value="2660" table:style-name="ce209">
            <text:p>2,660</text:p>
          </table:table-cell>
          <table:table-cell office:value-type="float" office:value="860" table:style-name="ce210">
            <text:p>860</text:p>
          </table:table-cell>
          <table:table-cell office:value-type="float" office:value="32.330827067669169" table:style-name="ce207">
            <text:p>32.3</text:p>
          </table:table-cell>
          <table:table-cell office:value-type="float" office:value="2560" table:style-name="ce210">
            <text:p>2,560</text:p>
          </table:table-cell>
          <table:table-cell office:value-type="float" office:value="747" table:style-name="ce209">
            <text:p>747</text:p>
          </table:table-cell>
          <table:table-cell office:value-type="float" office:value="29.1796875" table:style-name="ce208">
            <text:p>29.2</text:p>
          </table:table-cell>
          <table:table-cell office:value-type="float" office:value="2347" table:style-name="ce209">
            <text:p>2,347</text:p>
          </table:table-cell>
          <table:table-cell office:value-type="float" office:value="72" table:style-name="ce210">
            <text:p>72</text:p>
          </table:table-cell>
          <table:table-cell office:value-type="float" office:value="3.0677460587984662" table:style-name="ce207">
            <text:p>3.1</text:p>
          </table:table-cell>
          <table:table-cell office:value-type="float" office:value="2263" table:style-name="ce210">
            <text:p>2,263</text:p>
          </table:table-cell>
          <table:table-cell office:value-type="float" office:value="16" table:style-name="ce209">
            <text:p>16</text:p>
          </table:table-cell>
          <table:table-cell office:value-type="float" office:value="0.70702607158638975" table:style-name="ce207">
            <text:p>0.7</text:p>
          </table:table-cell>
          <table:table-cell table:number-columns-repeated="16363"/>
        </table:table-row>
        <table:table-row table:style-name="ro13">
          <table:table-cell office:value-type="string" table:style-name="ce211">
            <text:p>East Of England</text:p>
          </table:table-cell>
          <table:table-cell office:value-type="string" table:style-name="ce212">
            <text:p>E10000029</text:p>
          </table:table-cell>
          <table:table-cell office:value-type="string" table:style-name="ce213">
            <text:p>Suffolk</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8293" table:style-name="ce209">
            <text:p>8,293</text:p>
          </table:table-cell>
          <table:table-cell office:value-type="float" office:value="5272" table:style-name="ce209">
            <text:p>5,272</text:p>
          </table:table-cell>
          <table:table-cell office:value-type="float" office:value="63.571686964910171" table:style-name="ce208">
            <text:p>63.6</text:p>
          </table:table-cell>
          <table:table-cell office:value-type="float" office:value="8022" table:style-name="ce209">
            <text:p>8,022</text:p>
          </table:table-cell>
          <table:table-cell office:value-type="float" office:value="5284" table:style-name="ce210">
            <text:p>5,284</text:p>
          </table:table-cell>
          <table:table-cell office:value-type="float" office:value="65.868860633258535" table:style-name="ce207">
            <text:p>65.9</text:p>
          </table:table-cell>
          <table:table-cell office:value-type="float" office:value="7963" table:style-name="ce210">
            <text:p>7,963</text:p>
          </table:table-cell>
          <table:table-cell office:value-type="float" office:value="4813" table:style-name="ce209">
            <text:p>4,813</text:p>
          </table:table-cell>
          <table:table-cell office:value-type="float" office:value="60.442044455607181" table:style-name="ce208">
            <text:p>60.4</text:p>
          </table:table-cell>
          <table:table-cell office:value-type="float" office:value="7875" table:style-name="ce209">
            <text:p>7,875</text:p>
          </table:table-cell>
          <table:table-cell office:value-type="float" office:value="62" table:style-name="ce210">
            <text:p>62</text:p>
          </table:table-cell>
          <table:table-cell office:value-type="float" office:value="0.78730158730158739" table:style-name="ce207">
            <text:p>0.8</text:p>
          </table:table-cell>
          <table:table-cell office:value-type="float" office:value="7656" table:style-name="ce210">
            <text:p>7,656</text:p>
          </table:table-cell>
          <table:table-cell office:value-type="float" office:value="59" table:style-name="ce209">
            <text:p>59</text:p>
          </table:table-cell>
          <table:table-cell office:value-type="float" office:value="0.77063740856844298" table:style-name="ce207">
            <text:p>0.8</text:p>
          </table:table-cell>
          <table:table-cell table:number-columns-repeated="16363"/>
        </table:table-row>
        <table:table-row table:style-name="ro16">
          <table:table-cell office:value-type="string" table:style-name="ce211">
            <text:p>East Of England</text:p>
          </table:table-cell>
          <table:table-cell office:value-type="string" table:style-name="ce212">
            <text:p>E06000034</text:p>
          </table:table-cell>
          <table:table-cell office:value-type="string" table:style-name="ce213">
            <text:p>Thurrock</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253" table:style-name="ce209">
            <text:p>2,253</text:p>
          </table:table-cell>
          <table:table-cell office:value-type="float" office:value="516" table:style-name="ce209">
            <text:p>516</text:p>
          </table:table-cell>
          <table:table-cell office:value-type="float" office:value="22.902796271637815" table:style-name="ce208">
            <text:p>22.9</text:p>
          </table:table-cell>
          <table:table-cell office:value-type="float" office:value="2285" table:style-name="ce209">
            <text:p>2,285</text:p>
          </table:table-cell>
          <table:table-cell office:value-type="float" office:value="363" table:style-name="ce210">
            <text:p>363</text:p>
          </table:table-cell>
          <table:table-cell office:value-type="float" office:value="15.886214442013131" table:style-name="ce207">
            <text:p>15.9</text:p>
          </table:table-cell>
          <table:table-cell office:value-type="float" office:value="2319" table:style-name="ce210">
            <text:p>2,319</text:p>
          </table:table-cell>
          <table:table-cell office:value-type="float" office:value="411" table:style-name="ce209">
            <text:p>411</text:p>
          </table:table-cell>
          <table:table-cell office:value-type="float" office:value="17.723156532988359" table:style-name="ce208">
            <text:p>17.7</text:p>
          </table:table-cell>
          <table:table-cell office:value-type="float" office:value="2234" table:style-name="ce209">
            <text:p>2,234</text:p>
          </table:table-cell>
          <table:table-cell office:value-type="float" office:value="20" table:style-name="ce210">
            <text:p>20</text:p>
          </table:table-cell>
          <table:table-cell office:value-type="float" office:value="0.89525514771709935" table:style-name="ce207">
            <text:p>0.9</text:p>
          </table:table-cell>
          <table:table-cell office:value-type="float" office:value="1998" table:style-name="ce210">
            <text:p>1,998</text:p>
          </table:table-cell>
          <table:table-cell office:value-type="float" office:value="26" table:style-name="ce209">
            <text:p>26</text:p>
          </table:table-cell>
          <table:table-cell office:value-type="float" office:value="1.3013013013013013" table:style-name="ce207">
            <text:p>1.3</text:p>
          </table:table-cell>
          <table:table-cell table:number-columns-repeated="16363"/>
        </table:table-row>
        <table:table-row table:style-name="ro13">
          <table:table-cell office:value-type="string" table:style-name="ce211">
            <text:p>London</text:p>
          </table:table-cell>
          <table:table-cell office:value-type="string" table:style-name="ce212">
            <text:p>E09000002</text:p>
          </table:table-cell>
          <table:table-cell office:value-type="string" table:style-name="ce213">
            <text:p>Barking and Dagenham</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127" table:style-name="ce209">
            <text:p>3,127</text:p>
          </table:table-cell>
          <table:table-cell office:value-type="float" office:value="483" table:style-name="ce209">
            <text:p>483</text:p>
          </table:table-cell>
          <table:table-cell office:value-type="float" office:value="15.446114486728494" table:style-name="ce208">
            <text:p>15.4</text:p>
          </table:table-cell>
          <table:table-cell office:value-type="float" office:value="3170" table:style-name="ce209">
            <text:p>3,170</text:p>
          </table:table-cell>
          <table:table-cell office:value-type="float" office:value="431" table:style-name="ce210">
            <text:p>431</text:p>
          </table:table-cell>
          <table:table-cell office:value-type="float" office:value="13.59621451104101" table:style-name="ce207">
            <text:p>13.6</text:p>
          </table:table-cell>
          <table:table-cell office:value-type="float" office:value="3112" table:style-name="ce210">
            <text:p>3,112</text:p>
          </table:table-cell>
          <table:table-cell office:value-type="float" office:value="336" table:style-name="ce209">
            <text:p>336</text:p>
          </table:table-cell>
          <table:table-cell office:value-type="float" office:value="10.796915167095115" table:style-name="ce208">
            <text:p>10.8</text:p>
          </table:table-cell>
          <table:table-cell office:value-type="float" office:value="2809" table:style-name="ce209">
            <text:p>2,809</text:p>
          </table:table-cell>
          <table:table-cell office:value-type="float" office:value="0" table:style-name="ce210">
            <text:p>0</text:p>
          </table:table-cell>
          <table:table-cell office:value-type="float" office:value="0" table:style-name="ce207">
            <text:p>0.0</text:p>
          </table:table-cell>
          <table:table-cell office:value-type="float" office:value="2807" table:style-name="ce210">
            <text:p>2,807</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03</text:p>
          </table:table-cell>
          <table:table-cell office:value-type="string" table:style-name="ce213">
            <text:p>Barnet</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5084" table:style-name="ce209">
            <text:p>5,084</text:p>
          </table:table-cell>
          <table:table-cell office:value-type="float" office:value="1944" table:style-name="ce209">
            <text:p>1,944</text:p>
          </table:table-cell>
          <table:table-cell office:value-type="float" office:value="38.237608182533442" table:style-name="ce208">
            <text:p>38.2</text:p>
          </table:table-cell>
          <table:table-cell office:value-type="float" office:value="5103" table:style-name="ce209">
            <text:p>5,103</text:p>
          </table:table-cell>
          <table:table-cell office:value-type="float" office:value="1635" table:style-name="ce210">
            <text:p>1,635</text:p>
          </table:table-cell>
          <table:table-cell office:value-type="float" office:value="32.039976484420926" table:style-name="ce207">
            <text:p>32.0</text:p>
          </table:table-cell>
          <table:table-cell office:value-type="float" office:value="5154" table:style-name="ce210">
            <text:p>5,154</text:p>
          </table:table-cell>
          <table:table-cell office:value-type="float" office:value="1631" table:style-name="ce209">
            <text:p>1,631</text:p>
          </table:table-cell>
          <table:table-cell office:value-type="float" office:value="31.645324020178499" table:style-name="ce208">
            <text:p>31.6</text:p>
          </table:table-cell>
          <table:table-cell office:value-type="float" office:value="5161" table:style-name="ce209">
            <text:p>5,161</text:p>
          </table:table-cell>
          <table:table-cell office:value-type="float" office:value="12" table:style-name="ce210">
            <text:p>12</text:p>
          </table:table-cell>
          <table:table-cell office:value-type="float" office:value="0.2325130788606859" table:style-name="ce207">
            <text:p>0.2</text:p>
          </table:table-cell>
          <table:table-cell office:value-type="float" office:value="4744" table:style-name="ce210">
            <text:p>4,744</text:p>
          </table:table-cell>
          <table:table-cell office:value-type="float" office:value="17" table:style-name="ce209">
            <text:p>17</text:p>
          </table:table-cell>
          <table:table-cell office:value-type="float" office:value="0.35834738617200673" table:style-name="ce207">
            <text:p>0.4</text:p>
          </table:table-cell>
          <table:table-cell table:number-columns-repeated="16363"/>
        </table:table-row>
        <table:table-row table:style-name="ro13">
          <table:table-cell office:value-type="string" table:style-name="ce211">
            <text:p>London</text:p>
          </table:table-cell>
          <table:table-cell office:value-type="string" table:style-name="ce212">
            <text:p>E09000004</text:p>
          </table:table-cell>
          <table:table-cell office:value-type="string" table:style-name="ce213">
            <text:p>Bexley</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412" table:style-name="ce209">
            <text:p>3,412</text:p>
          </table:table-cell>
          <table:table-cell office:value-type="float" office:value="1107" table:style-name="ce209">
            <text:p>1,107</text:p>
          </table:table-cell>
          <table:table-cell office:value-type="float" office:value="32.444314185228606" table:style-name="ce208">
            <text:p>32.4</text:p>
          </table:table-cell>
          <table:table-cell office:value-type="float" office:value="3262" table:style-name="ce209">
            <text:p>3,262</text:p>
          </table:table-cell>
          <table:table-cell office:value-type="float" office:value="1030" table:style-name="ce210">
            <text:p>1,030</text:p>
          </table:table-cell>
          <table:table-cell office:value-type="float" office:value="31.575720416922131" table:style-name="ce207">
            <text:p>31.6</text:p>
          </table:table-cell>
          <table:table-cell office:value-type="float" office:value="3354" table:style-name="ce210">
            <text:p>3,354</text:p>
          </table:table-cell>
          <table:table-cell office:value-type="float" office:value="923" table:style-name="ce209">
            <text:p>923</text:p>
          </table:table-cell>
          <table:table-cell office:value-type="float" office:value="27.519379844961239" table:style-name="ce208">
            <text:p>27.5</text:p>
          </table:table-cell>
          <table:table-cell office:value-type="float" office:value="3352" table:style-name="ce209">
            <text:p>3,352</text:p>
          </table:table-cell>
          <table:table-cell office:value-type="float" office:value="0" table:style-name="ce210">
            <text:p>0</text:p>
          </table:table-cell>
          <table:table-cell office:value-type="float" office:value="0" table:style-name="ce207">
            <text:p>0.0</text:p>
          </table:table-cell>
          <table:table-cell office:value-type="float" office:value="3234" table:style-name="ce210">
            <text:p>3,234</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05</text:p>
          </table:table-cell>
          <table:table-cell office:value-type="string" table:style-name="ce213">
            <text:p>Brent</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312" table:style-name="ce209">
            <text:p>2,312</text:p>
          </table:table-cell>
          <table:table-cell office:value-type="float" office:value="72" table:style-name="ce209">
            <text:p>72</text:p>
          </table:table-cell>
          <table:table-cell office:value-type="float" office:value="3.1141868512110724" table:style-name="ce208">
            <text:p>3.1</text:p>
          </table:table-cell>
          <table:table-cell office:value-type="float" office:value="2406" table:style-name="ce209">
            <text:p>2,406</text:p>
          </table:table-cell>
          <table:table-cell office:value-type="float" office:value="88" table:style-name="ce210">
            <text:p>88</text:p>
          </table:table-cell>
          <table:table-cell office:value-type="float" office:value="3.6575228595178721" table:style-name="ce207">
            <text:p>3.7</text:p>
          </table:table-cell>
          <table:table-cell office:value-type="float" office:value="2185" table:style-name="ce210">
            <text:p>2,185</text:p>
          </table:table-cell>
          <table:table-cell office:value-type="float" office:value="105" table:style-name="ce209">
            <text:p>105</text:p>
          </table:table-cell>
          <table:table-cell office:value-type="float" office:value="4.805491990846682" table:style-name="ce208">
            <text:p>4.8</text:p>
          </table:table-cell>
          <table:table-cell office:value-type="float" office:value="1695" table:style-name="ce209">
            <text:p>1,695</text:p>
          </table:table-cell>
          <table:table-cell office:value-type="string" table:style-name="ce210">
            <text:p>**</text:p>
          </table:table-cell>
          <table:table-cell office:value-type="float" office:value="0.29498525073746312" table:style-name="ce207">
            <text:p>0.3</text:p>
          </table:table-cell>
          <table:table-cell office:value-type="float" office:value="1709" table:style-name="ce210">
            <text:p>1,709</text:p>
          </table:table-cell>
          <table:table-cell office:value-type="string" table:style-name="ce209">
            <text:p>**</text:p>
          </table:table-cell>
          <table:table-cell office:value-type="float" office:value="0.23405500292568754" table:style-name="ce207">
            <text:p>0.2</text:p>
          </table:table-cell>
          <table:table-cell table:number-columns-repeated="16363"/>
        </table:table-row>
        <table:table-row table:style-name="ro13">
          <table:table-cell office:value-type="string" table:style-name="ce211">
            <text:p>London</text:p>
          </table:table-cell>
          <table:table-cell office:value-type="string" table:style-name="ce212">
            <text:p>E09000006</text:p>
          </table:table-cell>
          <table:table-cell office:value-type="string" table:style-name="ce213">
            <text:p>Bromley</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344" table:style-name="ce209">
            <text:p>4,344</text:p>
          </table:table-cell>
          <table:table-cell office:value-type="float" office:value="1877" table:style-name="ce209">
            <text:p>1,877</text:p>
          </table:table-cell>
          <table:table-cell office:value-type="float" office:value="43.209023941068139" table:style-name="ce208">
            <text:p>43.2</text:p>
          </table:table-cell>
          <table:table-cell office:value-type="float" office:value="4332" table:style-name="ce209">
            <text:p>4,332</text:p>
          </table:table-cell>
          <table:table-cell office:value-type="float" office:value="1616" table:style-name="ce210">
            <text:p>1,616</text:p>
          </table:table-cell>
          <table:table-cell office:value-type="float" office:value="37.303785780240077" table:style-name="ce207">
            <text:p>37.3</text:p>
          </table:table-cell>
          <table:table-cell office:value-type="float" office:value="4159" table:style-name="ce210">
            <text:p>4,159</text:p>
          </table:table-cell>
          <table:table-cell office:value-type="float" office:value="1558" table:style-name="ce209">
            <text:p>1,558</text:p>
          </table:table-cell>
          <table:table-cell office:value-type="float" office:value="37.460928107718203" table:style-name="ce208">
            <text:p>37.5</text:p>
          </table:table-cell>
          <table:table-cell office:value-type="float" office:value="0" table:style-name="ce209">
            <text:p>0</text:p>
          </table:table-cell>
          <table:table-cell office:value-type="float" office:value="0" table:style-name="ce210">
            <text:p>0</text:p>
          </table:table-cell>
          <table:table-cell office:value-type="string" table:style-name="ce207">
            <text:p>-</text:p>
          </table:table-cell>
          <table:table-cell office:value-type="float" office:value="0" table:style-name="ce210">
            <text:p>0</text:p>
          </table:table-cell>
          <table:table-cell office:value-type="float" office:value="0" table:style-name="ce209">
            <text:p>0</text:p>
          </table:table-cell>
          <table:table-cell office:value-type="string" table:style-name="ce207">
            <text:p>-</text:p>
          </table:table-cell>
          <table:table-cell table:number-columns-repeated="16363"/>
        </table:table-row>
        <table:table-row table:style-name="ro13">
          <table:table-cell office:value-type="string" table:style-name="ce211">
            <text:p>London</text:p>
          </table:table-cell>
          <table:table-cell office:value-type="string" table:style-name="ce212">
            <text:p>E09000007</text:p>
          </table:table-cell>
          <table:table-cell office:value-type="string" table:style-name="ce213">
            <text:p>Camde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565" table:style-name="ce209">
            <text:p>1,565</text:p>
          </table:table-cell>
          <table:table-cell office:value-type="float" office:value="106" table:style-name="ce209">
            <text:p>106</text:p>
          </table:table-cell>
          <table:table-cell office:value-type="float" office:value="6.7731629392971238" table:style-name="ce208">
            <text:p>6.8</text:p>
          </table:table-cell>
          <table:table-cell office:value-type="float" office:value="1627" table:style-name="ce209">
            <text:p>1,627</text:p>
          </table:table-cell>
          <table:table-cell office:value-type="float" office:value="91" table:style-name="ce210">
            <text:p>91</text:p>
          </table:table-cell>
          <table:table-cell office:value-type="float" office:value="5.5931161647203442" table:style-name="ce207">
            <text:p>5.6</text:p>
          </table:table-cell>
          <table:table-cell office:value-type="float" office:value="1613" table:style-name="ce210">
            <text:p>1,613</text:p>
          </table:table-cell>
          <table:table-cell office:value-type="float" office:value="79" table:style-name="ce209">
            <text:p>79</text:p>
          </table:table-cell>
          <table:table-cell office:value-type="float" office:value="4.8977061376317428" table:style-name="ce208">
            <text:p>4.9</text:p>
          </table:table-cell>
          <table:table-cell office:value-type="float" office:value="1627" table:style-name="ce209">
            <text:p>1,627</text:p>
          </table:table-cell>
          <table:table-cell office:value-type="float" office:value="0" table:style-name="ce210">
            <text:p>0</text:p>
          </table:table-cell>
          <table:table-cell office:value-type="float" office:value="0" table:style-name="ce207">
            <text:p>0.0</text:p>
          </table:table-cell>
          <table:table-cell office:value-type="float" office:value="1675" table:style-name="ce210">
            <text:p>1,675</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12</text:p>
          </table:table-cell>
          <table:table-cell office:value-type="string" table:style-name="ce213">
            <text:p>City and Hackney</text:p>
          </table:table-cell>
          <table:table-cell office:value-type="float" office:value="2" table:style-name="ce206">
            <text:p>2</text:p>
          </table:table-cell>
          <table:table-cell office:value-type="float" office:value="2" table:style-name="ce214">
            <text:p>2</text:p>
          </table:table-cell>
          <table:table-cell office:value-type="float" office:value="100" table:style-name="ce207">
            <text:p>100.0</text:p>
          </table:table-cell>
          <table:table-cell office:value-type="float" office:value="2573" table:style-name="ce209">
            <text:p>2,573</text:p>
          </table:table-cell>
          <table:table-cell office:value-type="float" office:value="301" table:style-name="ce209">
            <text:p>301</text:p>
          </table:table-cell>
          <table:table-cell office:value-type="float" office:value="11.698406529343179" table:style-name="ce208">
            <text:p>11.7</text:p>
          </table:table-cell>
          <table:table-cell office:value-type="float" office:value="2525" table:style-name="ce209">
            <text:p>2,525</text:p>
          </table:table-cell>
          <table:table-cell office:value-type="float" office:value="312" table:style-name="ce210">
            <text:p>312</text:p>
          </table:table-cell>
          <table:table-cell office:value-type="float" office:value="12.356435643564357" table:style-name="ce207">
            <text:p>12.4</text:p>
          </table:table-cell>
          <table:table-cell office:value-type="float" office:value="2528" table:style-name="ce210">
            <text:p>2,528</text:p>
          </table:table-cell>
          <table:table-cell office:value-type="float" office:value="349" table:style-name="ce209">
            <text:p>349</text:p>
          </table:table-cell>
          <table:table-cell office:value-type="float" office:value="13.805379746835442" table:style-name="ce208">
            <text:p>13.8</text:p>
          </table:table-cell>
          <table:table-cell office:value-type="float" office:value="2493" table:style-name="ce209">
            <text:p>2,493</text:p>
          </table:table-cell>
          <table:table-cell office:value-type="float" office:value="0" table:style-name="ce210">
            <text:p>0</text:p>
          </table:table-cell>
          <table:table-cell office:value-type="float" office:value="0" table:style-name="ce207">
            <text:p>0.0</text:p>
          </table:table-cell>
          <table:table-cell office:value-type="float" office:value="2479" table:style-name="ce210">
            <text:p>2,479</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08</text:p>
          </table:table-cell>
          <table:table-cell office:value-type="string" table:style-name="ce213">
            <text:p>Croydo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830" table:style-name="ce209">
            <text:p>3,830</text:p>
          </table:table-cell>
          <table:table-cell office:value-type="float" office:value="815" table:style-name="ce209">
            <text:p>815</text:p>
          </table:table-cell>
          <table:table-cell office:value-type="float" office:value="21.279373368146214" table:style-name="ce208">
            <text:p>21.3</text:p>
          </table:table-cell>
          <table:table-cell office:value-type="float" office:value="3987" table:style-name="ce209">
            <text:p>3,987</text:p>
          </table:table-cell>
          <table:table-cell office:value-type="float" office:value="699" table:style-name="ce210">
            <text:p>699</text:p>
          </table:table-cell>
          <table:table-cell office:value-type="float" office:value="17.531978931527465" table:style-name="ce207">
            <text:p>17.5</text:p>
          </table:table-cell>
          <table:table-cell office:value-type="float" office:value="3851" table:style-name="ce210">
            <text:p>3,851</text:p>
          </table:table-cell>
          <table:table-cell office:value-type="float" office:value="671" table:style-name="ce209">
            <text:p>671</text:p>
          </table:table-cell>
          <table:table-cell office:value-type="float" office:value="17.424045702414954" table:style-name="ce208">
            <text:p>17.4</text:p>
          </table:table-cell>
          <table:table-cell office:value-type="float" office:value="3817" table:style-name="ce209">
            <text:p>3,817</text:p>
          </table:table-cell>
          <table:table-cell office:value-type="float" office:value="0" table:style-name="ce210">
            <text:p>0</text:p>
          </table:table-cell>
          <table:table-cell office:value-type="float" office:value="0" table:style-name="ce207">
            <text:p>0.0</text:p>
          </table:table-cell>
          <table:table-cell office:value-type="float" office:value="3897" table:style-name="ce210">
            <text:p>3,897</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09</text:p>
          </table:table-cell>
          <table:table-cell office:value-type="string" table:style-name="ce213">
            <text:p>Ealing</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724" table:style-name="ce209">
            <text:p>2,724</text:p>
          </table:table-cell>
          <table:table-cell office:value-type="float" office:value="157" table:style-name="ce209">
            <text:p>157</text:p>
          </table:table-cell>
          <table:table-cell office:value-type="float" office:value="5.7635829662261377" table:style-name="ce208">
            <text:p>5.8</text:p>
          </table:table-cell>
          <table:table-cell office:value-type="float" office:value="2745" table:style-name="ce209">
            <text:p>2,745</text:p>
          </table:table-cell>
          <table:table-cell office:value-type="float" office:value="175" table:style-name="ce210">
            <text:p>175</text:p>
          </table:table-cell>
          <table:table-cell office:value-type="float" office:value="6.3752276867030968" table:style-name="ce207">
            <text:p>6.4</text:p>
          </table:table-cell>
          <table:table-cell office:value-type="float" office:value="2774" table:style-name="ce210">
            <text:p>2,774</text:p>
          </table:table-cell>
          <table:table-cell office:value-type="float" office:value="131" table:style-name="ce209">
            <text:p>131</text:p>
          </table:table-cell>
          <table:table-cell office:value-type="float" office:value="4.7224224945926458" table:style-name="ce208">
            <text:p>4.7</text:p>
          </table:table-cell>
          <table:table-cell office:value-type="float" office:value="1328" table:style-name="ce209">
            <text:p>1,328</text:p>
          </table:table-cell>
          <table:table-cell office:value-type="float" office:value="15" table:style-name="ce210">
            <text:p>15</text:p>
          </table:table-cell>
          <table:table-cell office:value-type="float" office:value="1.1295180722891567" table:style-name="ce207">
            <text:p>1.1</text:p>
          </table:table-cell>
          <table:table-cell office:value-type="float" office:value="1287" table:style-name="ce210">
            <text:p>1,287</text:p>
          </table:table-cell>
          <table:table-cell office:value-type="float" office:value="16" table:style-name="ce209">
            <text:p>16</text:p>
          </table:table-cell>
          <table:table-cell office:value-type="float" office:value="1.2432012432012431" table:style-name="ce207">
            <text:p>1.2</text:p>
          </table:table-cell>
          <table:table-cell table:number-columns-repeated="16363"/>
        </table:table-row>
        <table:table-row table:style-name="ro13">
          <table:table-cell office:value-type="string" table:style-name="ce211">
            <text:p>London</text:p>
          </table:table-cell>
          <table:table-cell office:value-type="string" table:style-name="ce212">
            <text:p>E09000010</text:p>
          </table:table-cell>
          <table:table-cell office:value-type="string" table:style-name="ce213">
            <text:p>Enfield</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052" table:style-name="ce209">
            <text:p>4,052</text:p>
          </table:table-cell>
          <table:table-cell office:value-type="float" office:value="1177" table:style-name="ce209">
            <text:p>1,177</text:p>
          </table:table-cell>
          <table:table-cell office:value-type="float" office:value="29.047384007897335" table:style-name="ce208">
            <text:p>29.0</text:p>
          </table:table-cell>
          <table:table-cell office:value-type="float" office:value="4154" table:style-name="ce209">
            <text:p>4,154</text:p>
          </table:table-cell>
          <table:table-cell office:value-type="float" office:value="1159" table:style-name="ce210">
            <text:p>1,159</text:p>
          </table:table-cell>
          <table:table-cell office:value-type="float" office:value="27.900818488204145" table:style-name="ce207">
            <text:p>27.9</text:p>
          </table:table-cell>
          <table:table-cell office:value-type="float" office:value="4071" table:style-name="ce210">
            <text:p>4,071</text:p>
          </table:table-cell>
          <table:table-cell office:value-type="float" office:value="1011" table:style-name="ce209">
            <text:p>1,011</text:p>
          </table:table-cell>
          <table:table-cell office:value-type="float" office:value="24.834193072955049" table:style-name="ce208">
            <text:p>24.8</text:p>
          </table:table-cell>
          <table:table-cell office:value-type="float" office:value="0" table:style-name="ce209">
            <text:p>0</text:p>
          </table:table-cell>
          <table:table-cell office:value-type="float" office:value="0" table:style-name="ce210">
            <text:p>0</text:p>
          </table:table-cell>
          <table:table-cell office:value-type="string" table:style-name="ce207">
            <text:p>-</text:p>
          </table:table-cell>
          <table:table-cell office:value-type="float" office:value="0" table:style-name="ce210">
            <text:p>0</text:p>
          </table:table-cell>
          <table:table-cell office:value-type="float" office:value="0" table:style-name="ce209">
            <text:p>0</text:p>
          </table:table-cell>
          <table:table-cell office:value-type="string" table:style-name="ce207">
            <text:p>-</text:p>
          </table:table-cell>
          <table:table-cell table:number-columns-repeated="16363"/>
        </table:table-row>
        <table:table-row table:style-name="ro13">
          <table:table-cell office:value-type="string" table:style-name="ce211">
            <text:p>London</text:p>
          </table:table-cell>
          <table:table-cell office:value-type="string" table:style-name="ce212">
            <text:p>E09000011</text:p>
          </table:table-cell>
          <table:table-cell office:value-type="string" table:style-name="ce213">
            <text:p>Greenwich</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289" table:style-name="ce209">
            <text:p>3,289</text:p>
          </table:table-cell>
          <table:table-cell office:value-type="float" office:value="821" table:style-name="ce209">
            <text:p>821</text:p>
          </table:table-cell>
          <table:table-cell office:value-type="float" office:value="24.961994527211921" table:style-name="ce208">
            <text:p>25.0</text:p>
          </table:table-cell>
          <table:table-cell office:value-type="float" office:value="3277" table:style-name="ce209">
            <text:p>3,277</text:p>
          </table:table-cell>
          <table:table-cell office:value-type="float" office:value="677" table:style-name="ce210">
            <text:p>677</text:p>
          </table:table-cell>
          <table:table-cell office:value-type="float" office:value="20.659139456820263" table:style-name="ce207">
            <text:p>20.7</text:p>
          </table:table-cell>
          <table:table-cell office:value-type="float" office:value="3221" table:style-name="ce210">
            <text:p>3,221</text:p>
          </table:table-cell>
          <table:table-cell office:value-type="float" office:value="688" table:style-name="ce209">
            <text:p>688</text:p>
          </table:table-cell>
          <table:table-cell office:value-type="float" office:value="21.359826140950016" table:style-name="ce208">
            <text:p>21.4</text:p>
          </table:table-cell>
          <table:table-cell office:value-type="float" office:value="2907" table:style-name="ce209">
            <text:p>2,907</text:p>
          </table:table-cell>
          <table:table-cell office:value-type="float" office:value="0" table:style-name="ce210">
            <text:p>0</text:p>
          </table:table-cell>
          <table:table-cell office:value-type="float" office:value="0" table:style-name="ce207">
            <text:p>0.0</text:p>
          </table:table-cell>
          <table:table-cell office:value-type="float" office:value="2787" table:style-name="ce210">
            <text:p>2,787</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13</text:p>
          </table:table-cell>
          <table:table-cell office:value-type="string" table:style-name="ce213">
            <text:p>Hammersmith and Fulham</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588" table:style-name="ce209">
            <text:p>1,588</text:p>
          </table:table-cell>
          <table:table-cell office:value-type="float" office:value="294" table:style-name="ce209">
            <text:p>294</text:p>
          </table:table-cell>
          <table:table-cell office:value-type="float" office:value="18.513853904282115" table:style-name="ce208">
            <text:p>18.5</text:p>
          </table:table-cell>
          <table:table-cell office:value-type="float" office:value="1542" table:style-name="ce209">
            <text:p>1,542</text:p>
          </table:table-cell>
          <table:table-cell office:value-type="float" office:value="321" table:style-name="ce210">
            <text:p>321</text:p>
          </table:table-cell>
          <table:table-cell office:value-type="float" office:value="20.817120622568094" table:style-name="ce207">
            <text:p>20.8</text:p>
          </table:table-cell>
          <table:table-cell office:value-type="float" office:value="1554" table:style-name="ce210">
            <text:p>1,554</text:p>
          </table:table-cell>
          <table:table-cell office:value-type="float" office:value="240" table:style-name="ce209">
            <text:p>240</text:p>
          </table:table-cell>
          <table:table-cell office:value-type="float" office:value="15.444015444015443" table:style-name="ce208">
            <text:p>15.4</text:p>
          </table:table-cell>
          <table:table-cell office:value-type="float" office:value="1561" table:style-name="ce209">
            <text:p>1,561</text:p>
          </table:table-cell>
          <table:table-cell office:value-type="float" office:value="0" table:style-name="ce210">
            <text:p>0</text:p>
          </table:table-cell>
          <table:table-cell office:value-type="float" office:value="0" table:style-name="ce207">
            <text:p>0.0</text:p>
          </table:table-cell>
          <table:table-cell office:value-type="float" office:value="1494" table:style-name="ce210">
            <text:p>1,494</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14</text:p>
          </table:table-cell>
          <table:table-cell office:value-type="string" table:style-name="ce213">
            <text:p>Haringey</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756" table:style-name="ce209">
            <text:p>2,756</text:p>
          </table:table-cell>
          <table:table-cell office:value-type="float" office:value="572" table:style-name="ce209">
            <text:p>572</text:p>
          </table:table-cell>
          <table:table-cell office:value-type="float" office:value="20.754716981132077" table:style-name="ce208">
            <text:p>20.8</text:p>
          </table:table-cell>
          <table:table-cell office:value-type="float" office:value="2766" table:style-name="ce209">
            <text:p>2,766</text:p>
          </table:table-cell>
          <table:table-cell office:value-type="float" office:value="544" table:style-name="ce210">
            <text:p>544</text:p>
          </table:table-cell>
          <table:table-cell office:value-type="float" office:value="19.667389732465654" table:style-name="ce207">
            <text:p>19.7</text:p>
          </table:table-cell>
          <table:table-cell office:value-type="float" office:value="2815" table:style-name="ce210">
            <text:p>2,815</text:p>
          </table:table-cell>
          <table:table-cell office:value-type="float" office:value="489" table:style-name="ce209">
            <text:p>489</text:p>
          </table:table-cell>
          <table:table-cell office:value-type="float" office:value="17.371225577264653" table:style-name="ce208">
            <text:p>17.4</text:p>
          </table:table-cell>
          <table:table-cell office:value-type="float" office:value="2788" table:style-name="ce209">
            <text:p>2,788</text:p>
          </table:table-cell>
          <table:table-cell office:value-type="float" office:value="0" table:style-name="ce210">
            <text:p>0</text:p>
          </table:table-cell>
          <table:table-cell office:value-type="float" office:value="0" table:style-name="ce207">
            <text:p>0.0</text:p>
          </table:table-cell>
          <table:table-cell office:value-type="float" office:value="2584" table:style-name="ce210">
            <text:p>2,584</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15</text:p>
          </table:table-cell>
          <table:table-cell office:value-type="string" table:style-name="ce213">
            <text:p>Harrow</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768" table:style-name="ce209">
            <text:p>2,768</text:p>
          </table:table-cell>
          <table:table-cell office:value-type="float" office:value="970" table:style-name="ce209">
            <text:p>970</text:p>
          </table:table-cell>
          <table:table-cell office:value-type="float" office:value="35.043352601156066" table:style-name="ce208">
            <text:p>35.0</text:p>
          </table:table-cell>
          <table:table-cell office:value-type="float" office:value="2772" table:style-name="ce209">
            <text:p>2,772</text:p>
          </table:table-cell>
          <table:table-cell office:value-type="float" office:value="770" table:style-name="ce210">
            <text:p>770</text:p>
          </table:table-cell>
          <table:table-cell office:value-type="float" office:value="27.777777777777779" table:style-name="ce207">
            <text:p>27.8</text:p>
          </table:table-cell>
          <table:table-cell office:value-type="float" office:value="2738" table:style-name="ce210">
            <text:p>2,738</text:p>
          </table:table-cell>
          <table:table-cell office:value-type="float" office:value="774" table:style-name="ce209">
            <text:p>774</text:p>
          </table:table-cell>
          <table:table-cell office:value-type="float" office:value="28.268809349890432" table:style-name="ce208">
            <text:p>28.3</text:p>
          </table:table-cell>
          <table:table-cell office:value-type="float" office:value="2511" table:style-name="ce209">
            <text:p>2,511</text:p>
          </table:table-cell>
          <table:table-cell office:value-type="float" office:value="41" table:style-name="ce210">
            <text:p>41</text:p>
          </table:table-cell>
          <table:table-cell office:value-type="float" office:value="1.632815611310235" table:style-name="ce207">
            <text:p>1.6</text:p>
          </table:table-cell>
          <table:table-cell office:value-type="float" office:value="2534" table:style-name="ce210">
            <text:p>2,534</text:p>
          </table:table-cell>
          <table:table-cell office:value-type="float" office:value="24" table:style-name="ce209">
            <text:p>24</text:p>
          </table:table-cell>
          <table:table-cell office:value-type="float" office:value="0.94711917916337818" table:style-name="ce207">
            <text:p>0.9</text:p>
          </table:table-cell>
          <table:table-cell table:number-columns-repeated="16363"/>
        </table:table-row>
        <table:table-row table:style-name="ro13">
          <table:table-cell office:value-type="string" table:style-name="ce211">
            <text:p>London</text:p>
          </table:table-cell>
          <table:table-cell office:value-type="string" table:style-name="ce212">
            <text:p>E09000016</text:p>
          </table:table-cell>
          <table:table-cell office:value-type="string" table:style-name="ce213">
            <text:p>Havering</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132" table:style-name="ce209">
            <text:p>3,132</text:p>
          </table:table-cell>
          <table:table-cell office:value-type="float" office:value="755" table:style-name="ce209">
            <text:p>755</text:p>
          </table:table-cell>
          <table:table-cell office:value-type="float" office:value="24.106002554278415" table:style-name="ce208">
            <text:p>24.1</text:p>
          </table:table-cell>
          <table:table-cell office:value-type="float" office:value="3108" table:style-name="ce209">
            <text:p>3,108</text:p>
          </table:table-cell>
          <table:table-cell office:value-type="float" office:value="655" table:style-name="ce210">
            <text:p>655</text:p>
          </table:table-cell>
          <table:table-cell office:value-type="float" office:value="21.074646074646076" table:style-name="ce207">
            <text:p>21.1</text:p>
          </table:table-cell>
          <table:table-cell office:value-type="float" office:value="3111" table:style-name="ce210">
            <text:p>3,111</text:p>
          </table:table-cell>
          <table:table-cell office:value-type="float" office:value="668" table:style-name="ce209">
            <text:p>668</text:p>
          </table:table-cell>
          <table:table-cell office:value-type="float" office:value="21.472195435551271" table:style-name="ce208">
            <text:p>21.5</text:p>
          </table:table-cell>
          <table:table-cell office:value-type="float" office:value="3014" table:style-name="ce209">
            <text:p>3,014</text:p>
          </table:table-cell>
          <table:table-cell office:value-type="float" office:value="0" table:style-name="ce210">
            <text:p>0</text:p>
          </table:table-cell>
          <table:table-cell office:value-type="float" office:value="0" table:style-name="ce207">
            <text:p>0.0</text:p>
          </table:table-cell>
          <table:table-cell office:value-type="float" office:value="2827" table:style-name="ce210">
            <text:p>2,827</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17</text:p>
          </table:table-cell>
          <table:table-cell office:value-type="string" table:style-name="ce213">
            <text:p>Hillingdo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194" table:style-name="ce209">
            <text:p>3,194</text:p>
          </table:table-cell>
          <table:table-cell office:value-type="float" office:value="409" table:style-name="ce209">
            <text:p>409</text:p>
          </table:table-cell>
          <table:table-cell office:value-type="float" office:value="12.805259862241702" table:style-name="ce208">
            <text:p>12.8</text:p>
          </table:table-cell>
          <table:table-cell office:value-type="float" office:value="3216" table:style-name="ce209">
            <text:p>3,216</text:p>
          </table:table-cell>
          <table:table-cell office:value-type="float" office:value="347" table:style-name="ce210">
            <text:p>347</text:p>
          </table:table-cell>
          <table:table-cell office:value-type="float" office:value="10.789800995024876" table:style-name="ce207">
            <text:p>10.8</text:p>
          </table:table-cell>
          <table:table-cell office:value-type="float" office:value="3040" table:style-name="ce210">
            <text:p>3,040</text:p>
          </table:table-cell>
          <table:table-cell office:value-type="float" office:value="330" table:style-name="ce209">
            <text:p>330</text:p>
          </table:table-cell>
          <table:table-cell office:value-type="float" office:value="10.855263157894738" table:style-name="ce208">
            <text:p>10.9</text:p>
          </table:table-cell>
          <table:table-cell office:value-type="float" office:value="3586" table:style-name="ce209">
            <text:p>3,586</text:p>
          </table:table-cell>
          <table:table-cell office:value-type="float" office:value="19" table:style-name="ce210">
            <text:p>19</text:p>
          </table:table-cell>
          <table:table-cell office:value-type="float" office:value="0.52983825989960953" table:style-name="ce207">
            <text:p>0.5</text:p>
          </table:table-cell>
          <table:table-cell office:value-type="float" office:value="3513" table:style-name="ce210">
            <text:p>3,513</text:p>
          </table:table-cell>
          <table:table-cell office:value-type="float" office:value="14" table:style-name="ce209">
            <text:p>14</text:p>
          </table:table-cell>
          <table:table-cell office:value-type="float" office:value="0.39851978366068891" table:style-name="ce207">
            <text:p>0.4</text:p>
          </table:table-cell>
          <table:table-cell table:number-columns-repeated="16363"/>
        </table:table-row>
        <table:table-row table:style-name="ro13">
          <table:table-cell office:value-type="string" table:style-name="ce211">
            <text:p>London</text:p>
          </table:table-cell>
          <table:table-cell office:value-type="string" table:style-name="ce212">
            <text:p>E09000018</text:p>
          </table:table-cell>
          <table:table-cell office:value-type="string" table:style-name="ce213">
            <text:p>Hounslow</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188" table:style-name="ce209">
            <text:p>3,188</text:p>
          </table:table-cell>
          <table:table-cell office:value-type="float" office:value="1143" table:style-name="ce209">
            <text:p>1,143</text:p>
          </table:table-cell>
          <table:table-cell office:value-type="float" office:value="35.853199498117945" table:style-name="ce208">
            <text:p>35.9</text:p>
          </table:table-cell>
          <table:table-cell office:value-type="float" office:value="3378" table:style-name="ce209">
            <text:p>3,378</text:p>
          </table:table-cell>
          <table:table-cell office:value-type="float" office:value="1023" table:style-name="ce210">
            <text:p>1,023</text:p>
          </table:table-cell>
          <table:table-cell office:value-type="float" office:value="30.284191829484904" table:style-name="ce207">
            <text:p>30.3</text:p>
          </table:table-cell>
          <table:table-cell office:value-type="float" office:value="3464" table:style-name="ce210">
            <text:p>3,464</text:p>
          </table:table-cell>
          <table:table-cell office:value-type="float" office:value="991" table:style-name="ce209">
            <text:p>991</text:p>
          </table:table-cell>
          <table:table-cell office:value-type="float" office:value="28.608545034642031" table:style-name="ce208">
            <text:p>28.6</text:p>
          </table:table-cell>
          <table:table-cell office:value-type="float" office:value="3141" table:style-name="ce209">
            <text:p>3,141</text:p>
          </table:table-cell>
          <table:table-cell office:value-type="float" office:value="22" table:style-name="ce210">
            <text:p>22</text:p>
          </table:table-cell>
          <table:table-cell office:value-type="float" office:value="0.7004138809296403" table:style-name="ce207">
            <text:p>0.7</text:p>
          </table:table-cell>
          <table:table-cell office:value-type="float" office:value="3052" table:style-name="ce210">
            <text:p>3,052</text:p>
          </table:table-cell>
          <table:table-cell office:value-type="float" office:value="21" table:style-name="ce209">
            <text:p>21</text:p>
          </table:table-cell>
          <table:table-cell office:value-type="float" office:value="0.68807339449541294" table:style-name="ce207">
            <text:p>0.7</text:p>
          </table:table-cell>
          <table:table-cell table:number-columns-repeated="16363"/>
        </table:table-row>
        <table:table-row table:style-name="ro13">
          <table:table-cell office:value-type="string" table:style-name="ce211">
            <text:p>London</text:p>
          </table:table-cell>
          <table:table-cell office:value-type="string" table:style-name="ce212">
            <text:p>E09000019</text:p>
          </table:table-cell>
          <table:table-cell office:value-type="string" table:style-name="ce213">
            <text:p>Islingto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480" table:style-name="ce209">
            <text:p>1,480</text:p>
          </table:table-cell>
          <table:table-cell office:value-type="float" office:value="200" table:style-name="ce209">
            <text:p>200</text:p>
          </table:table-cell>
          <table:table-cell office:value-type="float" office:value="13.513513513513514" table:style-name="ce208">
            <text:p>13.5</text:p>
          </table:table-cell>
          <table:table-cell office:value-type="float" office:value="1504" table:style-name="ce209">
            <text:p>1,504</text:p>
          </table:table-cell>
          <table:table-cell office:value-type="float" office:value="184" table:style-name="ce210">
            <text:p>184</text:p>
          </table:table-cell>
          <table:table-cell office:value-type="float" office:value="12.23404255319149" table:style-name="ce207">
            <text:p>12.2</text:p>
          </table:table-cell>
          <table:table-cell office:value-type="float" office:value="1501" table:style-name="ce210">
            <text:p>1,501</text:p>
          </table:table-cell>
          <table:table-cell office:value-type="float" office:value="152" table:style-name="ce209">
            <text:p>152</text:p>
          </table:table-cell>
          <table:table-cell office:value-type="float" office:value="10.126582278481013" table:style-name="ce208">
            <text:p>10.1</text:p>
          </table:table-cell>
          <table:table-cell office:value-type="float" office:value="1576" table:style-name="ce209">
            <text:p>1,576</text:p>
          </table:table-cell>
          <table:table-cell office:value-type="float" office:value="0" table:style-name="ce210">
            <text:p>0</text:p>
          </table:table-cell>
          <table:table-cell office:value-type="float" office:value="0" table:style-name="ce207">
            <text:p>0.0</text:p>
          </table:table-cell>
          <table:table-cell office:value-type="float" office:value="1548" table:style-name="ce210">
            <text:p>1,548</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20</text:p>
          </table:table-cell>
          <table:table-cell office:value-type="string" table:style-name="ce213">
            <text:p>Kensington and Chelsea</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050" table:style-name="ce209">
            <text:p>1,050</text:p>
          </table:table-cell>
          <table:table-cell office:value-type="float" office:value="29" table:style-name="ce209">
            <text:p>29</text:p>
          </table:table-cell>
          <table:table-cell office:value-type="float" office:value="2.7619047619047619" table:style-name="ce208">
            <text:p>2.8</text:p>
          </table:table-cell>
          <table:table-cell office:value-type="float" office:value="1073" table:style-name="ce209">
            <text:p>1,073</text:p>
          </table:table-cell>
          <table:table-cell office:value-type="float" office:value="40" table:style-name="ce210">
            <text:p>40</text:p>
          </table:table-cell>
          <table:table-cell office:value-type="float" office:value="3.7278657968313138" table:style-name="ce207">
            <text:p>3.7</text:p>
          </table:table-cell>
          <table:table-cell office:value-type="float" office:value="1038" table:style-name="ce210">
            <text:p>1,038</text:p>
          </table:table-cell>
          <table:table-cell office:value-type="float" office:value="8" table:style-name="ce209">
            <text:p>8</text:p>
          </table:table-cell>
          <table:table-cell office:value-type="float" office:value="0.77071290944123316" table:style-name="ce208">
            <text:p>0.8</text:p>
          </table:table-cell>
          <table:table-cell office:value-type="float" office:value="1045" table:style-name="ce209">
            <text:p>1,045</text:p>
          </table:table-cell>
          <table:table-cell office:value-type="float" office:value="0" table:style-name="ce210">
            <text:p>0</text:p>
          </table:table-cell>
          <table:table-cell office:value-type="float" office:value="0" table:style-name="ce207">
            <text:p>0.0</text:p>
          </table:table-cell>
          <table:table-cell office:value-type="float" office:value="938" table:style-name="ce210">
            <text:p>938</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21</text:p>
          </table:table-cell>
          <table:table-cell office:value-type="string" table:style-name="ce213">
            <text:p>Kingston Upon Thames</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486" table:style-name="ce209">
            <text:p>2,486</text:p>
          </table:table-cell>
          <table:table-cell office:value-type="float" office:value="1278" table:style-name="ce209">
            <text:p>1,278</text:p>
          </table:table-cell>
          <table:table-cell office:value-type="float" office:value="51.407884151246982" table:style-name="ce208">
            <text:p>51.4</text:p>
          </table:table-cell>
          <table:table-cell office:value-type="float" office:value="2433" table:style-name="ce209">
            <text:p>2,433</text:p>
          </table:table-cell>
          <table:table-cell office:value-type="float" office:value="1182" table:style-name="ce210">
            <text:p>1,182</text:p>
          </table:table-cell>
          <table:table-cell office:value-type="float" office:value="48.581997533908755" table:style-name="ce207">
            <text:p>48.6</text:p>
          </table:table-cell>
          <table:table-cell office:value-type="float" office:value="2347" table:style-name="ce210">
            <text:p>2,347</text:p>
          </table:table-cell>
          <table:table-cell office:value-type="float" office:value="1038" table:style-name="ce209">
            <text:p>1,038</text:p>
          </table:table-cell>
          <table:table-cell office:value-type="float" office:value="44.226672347677884" table:style-name="ce208">
            <text:p>44.2</text:p>
          </table:table-cell>
          <table:table-cell office:value-type="float" office:value="1919" table:style-name="ce209">
            <text:p>1,919</text:p>
          </table:table-cell>
          <table:table-cell office:value-type="float" office:value="0" table:style-name="ce210">
            <text:p>0</text:p>
          </table:table-cell>
          <table:table-cell office:value-type="float" office:value="0" table:style-name="ce207">
            <text:p>0.0</text:p>
          </table:table-cell>
          <table:table-cell office:value-type="float" office:value="1827" table:style-name="ce210">
            <text:p>1,827</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22</text:p>
          </table:table-cell>
          <table:table-cell office:value-type="string" table:style-name="ce213">
            <text:p>Lambeth</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267" table:style-name="ce209">
            <text:p>2,267</text:p>
          </table:table-cell>
          <table:table-cell office:value-type="float" office:value="401" table:style-name="ce209">
            <text:p>401</text:p>
          </table:table-cell>
          <table:table-cell office:value-type="float" office:value="17.688575209528011" table:style-name="ce208">
            <text:p>17.7</text:p>
          </table:table-cell>
          <table:table-cell office:value-type="float" office:value="2324" table:style-name="ce209">
            <text:p>2,324</text:p>
          </table:table-cell>
          <table:table-cell office:value-type="float" office:value="357" table:style-name="ce210">
            <text:p>357</text:p>
          </table:table-cell>
          <table:table-cell office:value-type="float" office:value="15.361445783132529" table:style-name="ce207">
            <text:p>15.4</text:p>
          </table:table-cell>
          <table:table-cell office:value-type="float" office:value="2296" table:style-name="ce210">
            <text:p>2,296</text:p>
          </table:table-cell>
          <table:table-cell office:value-type="float" office:value="291" table:style-name="ce209">
            <text:p>291</text:p>
          </table:table-cell>
          <table:table-cell office:value-type="float" office:value="12.674216027874566" table:style-name="ce208">
            <text:p>12.7</text:p>
          </table:table-cell>
          <table:table-cell office:value-type="float" office:value="2406" table:style-name="ce209">
            <text:p>2,406</text:p>
          </table:table-cell>
          <table:table-cell office:value-type="string" table:style-name="ce210">
            <text:p>**</text:p>
          </table:table-cell>
          <table:table-cell office:value-type="float" office:value="0.33250207813798838" table:style-name="ce207">
            <text:p>0.3</text:p>
          </table:table-cell>
          <table:table-cell office:value-type="float" office:value="2278" table:style-name="ce210">
            <text:p>2,278</text:p>
          </table:table-cell>
          <table:table-cell office:value-type="string" table:style-name="ce209">
            <text:p>**</text:p>
          </table:table-cell>
          <table:table-cell office:value-type="float" office:value="0.48287971905179983" table:style-name="ce207">
            <text:p>0.5</text:p>
          </table:table-cell>
          <table:table-cell table:number-columns-repeated="16363"/>
        </table:table-row>
        <table:table-row table:style-name="ro13">
          <table:table-cell office:value-type="string" table:style-name="ce211">
            <text:p>London</text:p>
          </table:table-cell>
          <table:table-cell office:value-type="string" table:style-name="ce212">
            <text:p>E09000023</text:p>
          </table:table-cell>
          <table:table-cell office:value-type="string" table:style-name="ce213">
            <text:p>Lewisham</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350" table:style-name="ce209">
            <text:p>2,350</text:p>
          </table:table-cell>
          <table:table-cell office:value-type="float" office:value="278" table:style-name="ce209">
            <text:p>278</text:p>
          </table:table-cell>
          <table:table-cell office:value-type="float" office:value="11.829787234042554" table:style-name="ce208">
            <text:p>11.8</text:p>
          </table:table-cell>
          <table:table-cell office:value-type="float" office:value="2408" table:style-name="ce209">
            <text:p>2,408</text:p>
          </table:table-cell>
          <table:table-cell office:value-type="float" office:value="200" table:style-name="ce210">
            <text:p>200</text:p>
          </table:table-cell>
          <table:table-cell office:value-type="float" office:value="8.3056478405315612" table:style-name="ce207">
            <text:p>8.3</text:p>
          </table:table-cell>
          <table:table-cell office:value-type="float" office:value="2317" table:style-name="ce210">
            <text:p>2,317</text:p>
          </table:table-cell>
          <table:table-cell office:value-type="float" office:value="228" table:style-name="ce209">
            <text:p>228</text:p>
          </table:table-cell>
          <table:table-cell office:value-type="float" office:value="9.8403107466551578" table:style-name="ce208">
            <text:p>9.8</text:p>
          </table:table-cell>
          <table:table-cell office:value-type="float" office:value="2282" table:style-name="ce209">
            <text:p>2,282</text:p>
          </table:table-cell>
          <table:table-cell office:value-type="float" office:value="0" table:style-name="ce210">
            <text:p>0</text:p>
          </table:table-cell>
          <table:table-cell office:value-type="float" office:value="0" table:style-name="ce207">
            <text:p>0.0</text:p>
          </table:table-cell>
          <table:table-cell office:value-type="float" office:value="2362" table:style-name="ce210">
            <text:p>2,362</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24</text:p>
          </table:table-cell>
          <table:table-cell office:value-type="string" table:style-name="ce213">
            <text:p>Merto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157" table:style-name="ce209">
            <text:p>2,157</text:p>
          </table:table-cell>
          <table:table-cell office:value-type="float" office:value="1073" table:style-name="ce209">
            <text:p>1,073</text:p>
          </table:table-cell>
          <table:table-cell office:value-type="float" office:value="49.745016226240146" table:style-name="ce208">
            <text:p>49.7</text:p>
          </table:table-cell>
          <table:table-cell office:value-type="float" office:value="2157" table:style-name="ce209">
            <text:p>2,157</text:p>
          </table:table-cell>
          <table:table-cell office:value-type="float" office:value="987" table:style-name="ce210">
            <text:p>987</text:p>
          </table:table-cell>
          <table:table-cell office:value-type="float" office:value="45.757997218358831" table:style-name="ce207">
            <text:p>45.8</text:p>
          </table:table-cell>
          <table:table-cell office:value-type="float" office:value="2135" table:style-name="ce210">
            <text:p>2,135</text:p>
          </table:table-cell>
          <table:table-cell office:value-type="float" office:value="934" table:style-name="ce209">
            <text:p>934</text:p>
          </table:table-cell>
          <table:table-cell office:value-type="float" office:value="43.74707259953162" table:style-name="ce208">
            <text:p>43.7</text:p>
          </table:table-cell>
          <table:table-cell office:value-type="float" office:value="1755" table:style-name="ce209">
            <text:p>1,755</text:p>
          </table:table-cell>
          <table:table-cell office:value-type="float" office:value="0" table:style-name="ce210">
            <text:p>0</text:p>
          </table:table-cell>
          <table:table-cell office:value-type="float" office:value="0" table:style-name="ce207">
            <text:p>0.0</text:p>
          </table:table-cell>
          <table:table-cell office:value-type="float" office:value="1594" table:style-name="ce210">
            <text:p>1,594</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25</text:p>
          </table:table-cell>
          <table:table-cell office:value-type="string" table:style-name="ce213">
            <text:p>Newham</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514" table:style-name="ce209">
            <text:p>4,514</text:p>
          </table:table-cell>
          <table:table-cell office:value-type="float" office:value="31" table:style-name="ce209">
            <text:p>31</text:p>
          </table:table-cell>
          <table:table-cell office:value-type="float" office:value="0.68675232609658843" table:style-name="ce208">
            <text:p>0.7</text:p>
          </table:table-cell>
          <table:table-cell office:value-type="float" office:value="4572" table:style-name="ce209">
            <text:p>4,572</text:p>
          </table:table-cell>
          <table:table-cell office:value-type="float" office:value="33" table:style-name="ce210">
            <text:p>33</text:p>
          </table:table-cell>
          <table:table-cell office:value-type="float" office:value="0.72178477690288712" table:style-name="ce207">
            <text:p>0.7</text:p>
          </table:table-cell>
          <table:table-cell office:value-type="float" office:value="4506" table:style-name="ce210">
            <text:p>4,506</text:p>
          </table:table-cell>
          <table:table-cell office:value-type="float" office:value="30" table:style-name="ce209">
            <text:p>30</text:p>
          </table:table-cell>
          <table:table-cell office:value-type="float" office:value="0.66577896138482018" table:style-name="ce208">
            <text:p>0.7</text:p>
          </table:table-cell>
          <table:table-cell office:value-type="float" office:value="4429" table:style-name="ce209">
            <text:p>4,429</text:p>
          </table:table-cell>
          <table:table-cell office:value-type="float" office:value="0" table:style-name="ce210">
            <text:p>0</text:p>
          </table:table-cell>
          <table:table-cell office:value-type="float" office:value="0" table:style-name="ce207">
            <text:p>0.0</text:p>
          </table:table-cell>
          <table:table-cell office:value-type="float" office:value="4350" table:style-name="ce210">
            <text:p>4,350</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26</text:p>
          </table:table-cell>
          <table:table-cell office:value-type="string" table:style-name="ce213">
            <text:p>Redbridg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013" table:style-name="ce209">
            <text:p>4,013</text:p>
          </table:table-cell>
          <table:table-cell office:value-type="float" office:value="364" table:style-name="ce209">
            <text:p>364</text:p>
          </table:table-cell>
          <table:table-cell office:value-type="float" office:value="9.0705208073760293" table:style-name="ce208">
            <text:p>9.1</text:p>
          </table:table-cell>
          <table:table-cell office:value-type="float" office:value="4062" table:style-name="ce209">
            <text:p>4,062</text:p>
          </table:table-cell>
          <table:table-cell office:value-type="float" office:value="301" table:style-name="ce210">
            <text:p>301</text:p>
          </table:table-cell>
          <table:table-cell office:value-type="float" office:value="7.4101427868045295" table:style-name="ce207">
            <text:p>7.4</text:p>
          </table:table-cell>
          <table:table-cell office:value-type="float" office:value="4076" table:style-name="ce210">
            <text:p>4,076</text:p>
          </table:table-cell>
          <table:table-cell office:value-type="float" office:value="327" table:style-name="ce209">
            <text:p>327</text:p>
          </table:table-cell>
          <table:table-cell office:value-type="float" office:value="8.022571148184495" table:style-name="ce208">
            <text:p>8.0</text:p>
          </table:table-cell>
          <table:table-cell office:value-type="float" office:value="4013" table:style-name="ce209">
            <text:p>4,013</text:p>
          </table:table-cell>
          <table:table-cell office:value-type="float" office:value="0" table:style-name="ce210">
            <text:p>0</text:p>
          </table:table-cell>
          <table:table-cell office:value-type="float" office:value="0" table:style-name="ce207">
            <text:p>0.0</text:p>
          </table:table-cell>
          <table:table-cell office:value-type="float" office:value="3910" table:style-name="ce210">
            <text:p>3,910</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27</text:p>
          </table:table-cell>
          <table:table-cell office:value-type="string" table:style-name="ce213">
            <text:p>Richmond Upon Thames</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864" table:style-name="ce209">
            <text:p>2,864</text:p>
          </table:table-cell>
          <table:table-cell office:value-type="float" office:value="1548" table:style-name="ce209">
            <text:p>1,548</text:p>
          </table:table-cell>
          <table:table-cell office:value-type="float" office:value="54.050279329608941" table:style-name="ce208">
            <text:p>54.1</text:p>
          </table:table-cell>
          <table:table-cell office:value-type="float" office:value="2830" table:style-name="ce209">
            <text:p>2,830</text:p>
          </table:table-cell>
          <table:table-cell office:value-type="float" office:value="1402" table:style-name="ce210">
            <text:p>1,402</text:p>
          </table:table-cell>
          <table:table-cell office:value-type="float" office:value="49.540636042402824" table:style-name="ce207">
            <text:p>49.5</text:p>
          </table:table-cell>
          <table:table-cell office:value-type="float" office:value="2759" table:style-name="ce210">
            <text:p>2,759</text:p>
          </table:table-cell>
          <table:table-cell office:value-type="float" office:value="1347" table:style-name="ce209">
            <text:p>1,347</text:p>
          </table:table-cell>
          <table:table-cell office:value-type="float" office:value="48.822036969916638" table:style-name="ce208">
            <text:p>48.8</text:p>
          </table:table-cell>
          <table:table-cell office:value-type="float" office:value="1889" table:style-name="ce209">
            <text:p>1,889</text:p>
          </table:table-cell>
          <table:table-cell office:value-type="float" office:value="0" table:style-name="ce210">
            <text:p>0</text:p>
          </table:table-cell>
          <table:table-cell office:value-type="float" office:value="0" table:style-name="ce207">
            <text:p>0.0</text:p>
          </table:table-cell>
          <table:table-cell office:value-type="float" office:value="1782" table:style-name="ce210">
            <text:p>1,782</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28</text:p>
          </table:table-cell>
          <table:table-cell office:value-type="string" table:style-name="ce213">
            <text:p>Southwark</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210" table:style-name="ce209">
            <text:p>3,210</text:p>
          </table:table-cell>
          <table:table-cell office:value-type="float" office:value="1900" table:style-name="ce209">
            <text:p>1,900</text:p>
          </table:table-cell>
          <table:table-cell office:value-type="float" office:value="59.190031152647968" table:style-name="ce208">
            <text:p>59.2</text:p>
          </table:table-cell>
          <table:table-cell office:value-type="float" office:value="3213" table:style-name="ce209">
            <text:p>3,213</text:p>
          </table:table-cell>
          <table:table-cell office:value-type="float" office:value="1783" table:style-name="ce210">
            <text:p>1,783</text:p>
          </table:table-cell>
          <table:table-cell office:value-type="float" office:value="55.493308434484902" table:style-name="ce207">
            <text:p>55.5</text:p>
          </table:table-cell>
          <table:table-cell office:value-type="float" office:value="3562" table:style-name="ce210">
            <text:p>3,562</text:p>
          </table:table-cell>
          <table:table-cell office:value-type="float" office:value="1871" table:style-name="ce209">
            <text:p>1,871</text:p>
          </table:table-cell>
          <table:table-cell office:value-type="float" office:value="52.526670409882094" table:style-name="ce208">
            <text:p>52.5</text:p>
          </table:table-cell>
          <table:table-cell office:value-type="float" office:value="2829" table:style-name="ce209">
            <text:p>2,829</text:p>
          </table:table-cell>
          <table:table-cell office:value-type="float" office:value="0" table:style-name="ce210">
            <text:p>0</text:p>
          </table:table-cell>
          <table:table-cell office:value-type="float" office:value="0" table:style-name="ce207">
            <text:p>0.0</text:p>
          </table:table-cell>
          <table:table-cell office:value-type="float" office:value="2712" table:style-name="ce210">
            <text:p>2,712</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29</text:p>
          </table:table-cell>
          <table:table-cell office:value-type="string" table:style-name="ce213">
            <text:p>Sutto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596" table:style-name="ce209">
            <text:p>3,596</text:p>
          </table:table-cell>
          <table:table-cell office:value-type="float" office:value="2104" table:style-name="ce209">
            <text:p>2,104</text:p>
          </table:table-cell>
          <table:table-cell office:value-type="float" office:value="58.509454949944384" table:style-name="ce208">
            <text:p>58.5</text:p>
          </table:table-cell>
          <table:table-cell office:value-type="float" office:value="3590" table:style-name="ce209">
            <text:p>3,590</text:p>
          </table:table-cell>
          <table:table-cell office:value-type="float" office:value="1964" table:style-name="ce210">
            <text:p>1,964</text:p>
          </table:table-cell>
          <table:table-cell office:value-type="float" office:value="54.707520891364901" table:style-name="ce207">
            <text:p>54.7</text:p>
          </table:table-cell>
          <table:table-cell office:value-type="float" office:value="3526" table:style-name="ce210">
            <text:p>3,526</text:p>
          </table:table-cell>
          <table:table-cell office:value-type="float" office:value="1903" table:style-name="ce209">
            <text:p>1,903</text:p>
          </table:table-cell>
          <table:table-cell office:value-type="float" office:value="53.970504821327282" table:style-name="ce208">
            <text:p>54.0</text:p>
          </table:table-cell>
          <table:table-cell office:value-type="float" office:value="3165" table:style-name="ce209">
            <text:p>3,165</text:p>
          </table:table-cell>
          <table:table-cell office:value-type="float" office:value="0" table:style-name="ce210">
            <text:p>0</text:p>
          </table:table-cell>
          <table:table-cell office:value-type="float" office:value="0" table:style-name="ce207">
            <text:p>0.0</text:p>
          </table:table-cell>
          <table:table-cell office:value-type="float" office:value="3082" table:style-name="ce210">
            <text:p>3,082</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30</text:p>
          </table:table-cell>
          <table:table-cell office:value-type="string" table:style-name="ce213">
            <text:p>Tower Hamlets</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998" table:style-name="ce209">
            <text:p>2,998</text:p>
          </table:table-cell>
          <table:table-cell office:value-type="float" office:value="131" table:style-name="ce209">
            <text:p>131</text:p>
          </table:table-cell>
          <table:table-cell office:value-type="float" office:value="4.3695797198132089" table:style-name="ce208">
            <text:p>4.4</text:p>
          </table:table-cell>
          <table:table-cell office:value-type="float" office:value="3017" table:style-name="ce209">
            <text:p>3,017</text:p>
          </table:table-cell>
          <table:table-cell office:value-type="float" office:value="113" table:style-name="ce210">
            <text:p>113</text:p>
          </table:table-cell>
          <table:table-cell office:value-type="float" office:value="3.7454424925422605" table:style-name="ce207">
            <text:p>3.7</text:p>
          </table:table-cell>
          <table:table-cell office:value-type="float" office:value="3163" table:style-name="ce210">
            <text:p>3,163</text:p>
          </table:table-cell>
          <table:table-cell office:value-type="float" office:value="68" table:style-name="ce209">
            <text:p>68</text:p>
          </table:table-cell>
          <table:table-cell office:value-type="float" office:value="2.1498577300031614" table:style-name="ce208">
            <text:p>2.1</text:p>
          </table:table-cell>
          <table:table-cell office:value-type="float" office:value="3077" table:style-name="ce209">
            <text:p>3,077</text:p>
          </table:table-cell>
          <table:table-cell office:value-type="float" office:value="0" table:style-name="ce210">
            <text:p>0</text:p>
          </table:table-cell>
          <table:table-cell office:value-type="float" office:value="0" table:style-name="ce207">
            <text:p>0.0</text:p>
          </table:table-cell>
          <table:table-cell office:value-type="float" office:value="3056" table:style-name="ce210">
            <text:p>3,056</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31</text:p>
          </table:table-cell>
          <table:table-cell office:value-type="string" table:style-name="ce213">
            <text:p>Waltham Forest</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966" table:style-name="ce209">
            <text:p>2,966</text:p>
          </table:table-cell>
          <table:table-cell office:value-type="float" office:value="406" table:style-name="ce209">
            <text:p>406</text:p>
          </table:table-cell>
          <table:table-cell office:value-type="float" office:value="13.68846931894808" table:style-name="ce208">
            <text:p>13.7</text:p>
          </table:table-cell>
          <table:table-cell office:value-type="float" office:value="2961" table:style-name="ce209">
            <text:p>2,961</text:p>
          </table:table-cell>
          <table:table-cell office:value-type="float" office:value="338" table:style-name="ce210">
            <text:p>338</text:p>
          </table:table-cell>
          <table:table-cell office:value-type="float" office:value="11.415062478892265" table:style-name="ce207">
            <text:p>11.4</text:p>
          </table:table-cell>
          <table:table-cell office:value-type="float" office:value="2965" table:style-name="ce210">
            <text:p>2,965</text:p>
          </table:table-cell>
          <table:table-cell office:value-type="float" office:value="303" table:style-name="ce209">
            <text:p>303</text:p>
          </table:table-cell>
          <table:table-cell office:value-type="float" office:value="10.219224283305229" table:style-name="ce208">
            <text:p>10.2</text:p>
          </table:table-cell>
          <table:table-cell office:value-type="float" office:value="2857" table:style-name="ce209">
            <text:p>2,857</text:p>
          </table:table-cell>
          <table:table-cell office:value-type="float" office:value="0" table:style-name="ce210">
            <text:p>0</text:p>
          </table:table-cell>
          <table:table-cell office:value-type="float" office:value="0" table:style-name="ce207">
            <text:p>0.0</text:p>
          </table:table-cell>
          <table:table-cell office:value-type="float" office:value="2769" table:style-name="ce210">
            <text:p>2,769</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London</text:p>
          </table:table-cell>
          <table:table-cell office:value-type="string" table:style-name="ce212">
            <text:p>E09000032</text:p>
          </table:table-cell>
          <table:table-cell office:value-type="string" table:style-name="ce213">
            <text:p>Wandsworth</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702" table:style-name="ce209">
            <text:p>2,702</text:p>
          </table:table-cell>
          <table:table-cell office:value-type="float" office:value="988" table:style-name="ce209">
            <text:p>988</text:p>
          </table:table-cell>
          <table:table-cell office:value-type="float" office:value="36.565507031828275" table:style-name="ce208">
            <text:p>36.6</text:p>
          </table:table-cell>
          <table:table-cell office:value-type="float" office:value="2799" table:style-name="ce209">
            <text:p>2,799</text:p>
          </table:table-cell>
          <table:table-cell office:value-type="float" office:value="876" table:style-name="ce210">
            <text:p>876</text:p>
          </table:table-cell>
          <table:table-cell office:value-type="float" office:value="31.29689174705252" table:style-name="ce207">
            <text:p>31.3</text:p>
          </table:table-cell>
          <table:table-cell office:value-type="float" office:value="2509" table:style-name="ce210">
            <text:p>2,509</text:p>
          </table:table-cell>
          <table:table-cell office:value-type="float" office:value="726" table:style-name="ce209">
            <text:p>726</text:p>
          </table:table-cell>
          <table:table-cell office:value-type="float" office:value="28.935831008369867" table:style-name="ce208">
            <text:p>28.9</text:p>
          </table:table-cell>
          <table:table-cell office:value-type="float" office:value="0" table:style-name="ce209">
            <text:p>0</text:p>
          </table:table-cell>
          <table:table-cell office:value-type="float" office:value="0" table:style-name="ce210">
            <text:p>0</text:p>
          </table:table-cell>
          <table:table-cell office:value-type="string" table:style-name="ce207">
            <text:p>-</text:p>
          </table:table-cell>
          <table:table-cell office:value-type="float" office:value="0" table:style-name="ce210">
            <text:p>0</text:p>
          </table:table-cell>
          <table:table-cell office:value-type="float" office:value="0" table:style-name="ce209">
            <text:p>0</text:p>
          </table:table-cell>
          <table:table-cell office:value-type="string" table:style-name="ce207">
            <text:p>-</text:p>
          </table:table-cell>
          <table:table-cell table:number-columns-repeated="16363"/>
        </table:table-row>
        <table:table-row table:style-name="ro13">
          <table:table-cell office:value-type="string" table:style-name="ce211">
            <text:p>London</text:p>
          </table:table-cell>
          <table:table-cell office:value-type="string" table:style-name="ce212">
            <text:p>E09000033</text:p>
          </table:table-cell>
          <table:table-cell office:value-type="string" table:style-name="ce213">
            <text:p>Westminster</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811" table:style-name="ce209">
            <text:p>1,811</text:p>
          </table:table-cell>
          <table:table-cell office:value-type="float" office:value="75" table:style-name="ce209">
            <text:p>75</text:p>
          </table:table-cell>
          <table:table-cell office:value-type="float" office:value="4.1413583655438986" table:style-name="ce208">
            <text:p>4.1</text:p>
          </table:table-cell>
          <table:table-cell office:value-type="float" office:value="1853" table:style-name="ce209">
            <text:p>1,853</text:p>
          </table:table-cell>
          <table:table-cell office:value-type="float" office:value="82" table:style-name="ce210">
            <text:p>82</text:p>
          </table:table-cell>
          <table:table-cell office:value-type="float" office:value="4.4252563410685379" table:style-name="ce207">
            <text:p>4.4</text:p>
          </table:table-cell>
          <table:table-cell office:value-type="float" office:value="1855" table:style-name="ce210">
            <text:p>1,855</text:p>
          </table:table-cell>
          <table:table-cell office:value-type="float" office:value="102" table:style-name="ce209">
            <text:p>102</text:p>
          </table:table-cell>
          <table:table-cell office:value-type="float" office:value="5.4986522911051212" table:style-name="ce208">
            <text:p>5.5</text:p>
          </table:table-cell>
          <table:table-cell office:value-type="float" office:value="1856" table:style-name="ce209">
            <text:p>1,856</text:p>
          </table:table-cell>
          <table:table-cell office:value-type="float" office:value="0" table:style-name="ce210">
            <text:p>0</text:p>
          </table:table-cell>
          <table:table-cell office:value-type="float" office:value="0" table:style-name="ce207">
            <text:p>0.0</text:p>
          </table:table-cell>
          <table:table-cell office:value-type="float" office:value="1830" table:style-name="ce210">
            <text:p>1,830</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Midlands</text:p>
          </table:table-cell>
          <table:table-cell office:value-type="string" table:style-name="ce212">
            <text:p>E07000171</text:p>
          </table:table-cell>
          <table:table-cell office:value-type="string" table:style-name="ce213">
            <text:p>Bassetlaw Lower Tier</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549" table:style-name="ce209">
            <text:p>1,549</text:p>
          </table:table-cell>
          <table:table-cell office:value-type="float" office:value="601" table:style-name="ce209">
            <text:p>601</text:p>
          </table:table-cell>
          <table:table-cell office:value-type="float" office:value="38.799225306649447" table:style-name="ce208">
            <text:p>38.8</text:p>
          </table:table-cell>
          <table:table-cell office:value-type="float" office:value="1494" table:style-name="ce209">
            <text:p>1,494</text:p>
          </table:table-cell>
          <table:table-cell office:value-type="float" office:value="470" table:style-name="ce210">
            <text:p>470</text:p>
          </table:table-cell>
          <table:table-cell office:value-type="float" office:value="31.459170013386885" table:style-name="ce207">
            <text:p>31.5</text:p>
          </table:table-cell>
          <table:table-cell office:value-type="float" office:value="1471" table:style-name="ce210">
            <text:p>1,471</text:p>
          </table:table-cell>
          <table:table-cell office:value-type="float" office:value="369" table:style-name="ce209">
            <text:p>369</text:p>
          </table:table-cell>
          <table:table-cell office:value-type="float" office:value="25.084976206662134" table:style-name="ce208">
            <text:p>25.1</text:p>
          </table:table-cell>
          <table:table-cell office:value-type="float" office:value="1471" table:style-name="ce209">
            <text:p>1,471</text:p>
          </table:table-cell>
          <table:table-cell office:value-type="float" office:value="0" table:style-name="ce210">
            <text:p>0</text:p>
          </table:table-cell>
          <table:table-cell office:value-type="float" office:value="0" table:style-name="ce207">
            <text:p>0.0</text:p>
          </table:table-cell>
          <table:table-cell office:value-type="float" office:value="1378" table:style-name="ce210">
            <text:p>1,378</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Midlands</text:p>
          </table:table-cell>
          <table:table-cell office:value-type="string" table:style-name="ce212">
            <text:p>E08000025</text:p>
          </table:table-cell>
          <table:table-cell office:value-type="string" table:style-name="ce213">
            <text:p>Birmingham</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6428" table:style-name="ce209">
            <text:p>16,428</text:p>
          </table:table-cell>
          <table:table-cell office:value-type="float" office:value="5188" table:style-name="ce209">
            <text:p>5,188</text:p>
          </table:table-cell>
          <table:table-cell office:value-type="float" office:value="31.580228877526174" table:style-name="ce208">
            <text:p>31.6</text:p>
          </table:table-cell>
          <table:table-cell office:value-type="float" office:value="15892" table:style-name="ce209">
            <text:p>15,892</text:p>
          </table:table-cell>
          <table:table-cell office:value-type="float" office:value="3884" table:style-name="ce210">
            <text:p>3,884</text:p>
          </table:table-cell>
          <table:table-cell office:value-type="float" office:value="24.439969796123837" table:style-name="ce207">
            <text:p>24.4</text:p>
          </table:table-cell>
          <table:table-cell office:value-type="float" office:value="15861" table:style-name="ce210">
            <text:p>15,861</text:p>
          </table:table-cell>
          <table:table-cell office:value-type="float" office:value="3971" table:style-name="ce209">
            <text:p>3,971</text:p>
          </table:table-cell>
          <table:table-cell office:value-type="float" office:value="25.036252443099428" table:style-name="ce208">
            <text:p>25.0</text:p>
          </table:table-cell>
          <table:table-cell office:value-type="float" office:value="14737" table:style-name="ce209">
            <text:p>14,737</text:p>
          </table:table-cell>
          <table:table-cell office:value-type="float" office:value="120" table:style-name="ce210">
            <text:p>120</text:p>
          </table:table-cell>
          <table:table-cell office:value-type="float" office:value="0.81427698988939412" table:style-name="ce207">
            <text:p>0.8</text:p>
          </table:table-cell>
          <table:table-cell office:value-type="float" office:value="14494" table:style-name="ce210">
            <text:p>14,494</text:p>
          </table:table-cell>
          <table:table-cell office:value-type="float" office:value="119" table:style-name="ce209">
            <text:p>119</text:p>
          </table:table-cell>
          <table:table-cell office:value-type="float" office:value="0.82102939147233345" table:style-name="ce207">
            <text:p>0.8</text:p>
          </table:table-cell>
          <table:table-cell table:number-columns-repeated="16363"/>
        </table:table-row>
        <table:table-row table:style-name="ro13">
          <table:table-cell office:value-type="string" table:style-name="ce211">
            <text:p>Midlands</text:p>
          </table:table-cell>
          <table:table-cell office:value-type="string" table:style-name="ce212">
            <text:p>E08000026</text:p>
          </table:table-cell>
          <table:table-cell office:value-type="string" table:style-name="ce213">
            <text:p>Coventry</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679" table:style-name="ce209">
            <text:p>4,679</text:p>
          </table:table-cell>
          <table:table-cell office:value-type="float" office:value="1432" table:style-name="ce209">
            <text:p>1,432</text:p>
          </table:table-cell>
          <table:table-cell office:value-type="float" office:value="30.604830091899977" table:style-name="ce208">
            <text:p>30.6</text:p>
          </table:table-cell>
          <table:table-cell office:value-type="float" office:value="4703" table:style-name="ce209">
            <text:p>4,703</text:p>
          </table:table-cell>
          <table:table-cell office:value-type="float" office:value="1301" table:style-name="ce210">
            <text:p>1,301</text:p>
          </table:table-cell>
          <table:table-cell office:value-type="float" office:value="27.663193706145012" table:style-name="ce207">
            <text:p>27.7</text:p>
          </table:table-cell>
          <table:table-cell office:value-type="float" office:value="4449" table:style-name="ce210">
            <text:p>4,449</text:p>
          </table:table-cell>
          <table:table-cell office:value-type="float" office:value="1152" table:style-name="ce209">
            <text:p>1,152</text:p>
          </table:table-cell>
          <table:table-cell office:value-type="float" office:value="25.893459204315576" table:style-name="ce208">
            <text:p>25.9</text:p>
          </table:table-cell>
          <table:table-cell office:value-type="float" office:value="4113" table:style-name="ce209">
            <text:p>4,113</text:p>
          </table:table-cell>
          <table:table-cell office:value-type="float" office:value="33" table:style-name="ce210">
            <text:p>33</text:p>
          </table:table-cell>
          <table:table-cell office:value-type="float" office:value="0.80233406272793595" table:style-name="ce207">
            <text:p>0.8</text:p>
          </table:table-cell>
          <table:table-cell office:value-type="float" office:value="3911" table:style-name="ce210">
            <text:p>3,911</text:p>
          </table:table-cell>
          <table:table-cell office:value-type="float" office:value="25" table:style-name="ce209">
            <text:p>25</text:p>
          </table:table-cell>
          <table:table-cell office:value-type="float" office:value="0.6392227051904884" table:style-name="ce207">
            <text:p>0.6</text:p>
          </table:table-cell>
          <table:table-cell table:number-columns-repeated="16363"/>
        </table:table-row>
        <table:table-row table:style-name="ro13">
          <table:table-cell office:value-type="string" table:style-name="ce211">
            <text:p>Midlands</text:p>
          </table:table-cell>
          <table:table-cell office:value-type="string" table:style-name="ce212">
            <text:p>E06000015</text:p>
          </table:table-cell>
          <table:table-cell office:value-type="string" table:style-name="ce213">
            <text:p>Derby</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779" table:style-name="ce209">
            <text:p>3,779</text:p>
          </table:table-cell>
          <table:table-cell office:value-type="float" office:value="1308" table:style-name="ce209">
            <text:p>1,308</text:p>
          </table:table-cell>
          <table:table-cell office:value-type="float" office:value="34.612331304577928" table:style-name="ce208">
            <text:p>34.6</text:p>
          </table:table-cell>
          <table:table-cell office:value-type="float" office:value="3704" table:style-name="ce209">
            <text:p>3,704</text:p>
          </table:table-cell>
          <table:table-cell office:value-type="float" office:value="1175" table:style-name="ce210">
            <text:p>1,175</text:p>
          </table:table-cell>
          <table:table-cell office:value-type="float" office:value="31.72246220302376" table:style-name="ce207">
            <text:p>31.7</text:p>
          </table:table-cell>
          <table:table-cell office:value-type="float" office:value="3745" table:style-name="ce210">
            <text:p>3,745</text:p>
          </table:table-cell>
          <table:table-cell office:value-type="float" office:value="1218" table:style-name="ce209">
            <text:p>1,218</text:p>
          </table:table-cell>
          <table:table-cell office:value-type="float" office:value="32.523364485981311" table:style-name="ce208">
            <text:p>32.5</text:p>
          </table:table-cell>
          <table:table-cell office:value-type="float" office:value="3369" table:style-name="ce209">
            <text:p>3,369</text:p>
          </table:table-cell>
          <table:table-cell office:value-type="float" office:value="34" table:style-name="ce210">
            <text:p>34</text:p>
          </table:table-cell>
          <table:table-cell office:value-type="float" office:value="1.0092015434847135" table:style-name="ce207">
            <text:p>1.0</text:p>
          </table:table-cell>
          <table:table-cell office:value-type="float" office:value="3102" table:style-name="ce210">
            <text:p>3,102</text:p>
          </table:table-cell>
          <table:table-cell office:value-type="float" office:value="23" table:style-name="ce209">
            <text:p>23</text:p>
          </table:table-cell>
          <table:table-cell office:value-type="float" office:value="0.74145712443584788" table:style-name="ce207">
            <text:p>0.7</text:p>
          </table:table-cell>
          <table:table-cell table:number-columns-repeated="16363"/>
        </table:table-row>
        <table:table-row table:style-name="ro13">
          <table:table-cell office:value-type="string" table:style-name="ce211">
            <text:p>Midlands</text:p>
          </table:table-cell>
          <table:table-cell office:value-type="string" table:style-name="ce212">
            <text:p>E10000007</text:p>
          </table:table-cell>
          <table:table-cell office:value-type="string" table:style-name="ce213">
            <text:p>Derby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8979" table:style-name="ce209">
            <text:p>8,979</text:p>
          </table:table-cell>
          <table:table-cell office:value-type="float" office:value="4805" table:style-name="ce209">
            <text:p>4,805</text:p>
          </table:table-cell>
          <table:table-cell office:value-type="float" office:value="53.513754315625349" table:style-name="ce208">
            <text:p>53.5</text:p>
          </table:table-cell>
          <table:table-cell office:value-type="float" office:value="8903" table:style-name="ce209">
            <text:p>8,903</text:p>
          </table:table-cell>
          <table:table-cell office:value-type="float" office:value="4276" table:style-name="ce210">
            <text:p>4,276</text:p>
          </table:table-cell>
          <table:table-cell office:value-type="float" office:value="48.028754352465462" table:style-name="ce207">
            <text:p>48.0</text:p>
          </table:table-cell>
          <table:table-cell office:value-type="float" office:value="8605" table:style-name="ce210">
            <text:p>8,605</text:p>
          </table:table-cell>
          <table:table-cell office:value-type="float" office:value="3977" table:style-name="ce209">
            <text:p>3,977</text:p>
          </table:table-cell>
          <table:table-cell office:value-type="float" office:value="46.217315514235906" table:style-name="ce208">
            <text:p>46.2</text:p>
          </table:table-cell>
          <table:table-cell office:value-type="float" office:value="7926" table:style-name="ce209">
            <text:p>7,926</text:p>
          </table:table-cell>
          <table:table-cell office:value-type="float" office:value="58" table:style-name="ce210">
            <text:p>58</text:p>
          </table:table-cell>
          <table:table-cell office:value-type="float" office:value="0.73176886197325264" table:style-name="ce207">
            <text:p>0.7</text:p>
          </table:table-cell>
          <table:table-cell office:value-type="float" office:value="7875" table:style-name="ce210">
            <text:p>7,875</text:p>
          </table:table-cell>
          <table:table-cell office:value-type="float" office:value="65" table:style-name="ce209">
            <text:p>65</text:p>
          </table:table-cell>
          <table:table-cell office:value-type="float" office:value="0.82539682539682546" table:style-name="ce207">
            <text:p>0.8</text:p>
          </table:table-cell>
          <table:table-cell table:number-columns-repeated="16363"/>
        </table:table-row>
        <table:table-row table:style-name="ro13">
          <table:table-cell office:value-type="string" table:style-name="ce211">
            <text:p>Midlands</text:p>
          </table:table-cell>
          <table:table-cell office:value-type="string" table:style-name="ce212">
            <text:p>E08000027</text:p>
          </table:table-cell>
          <table:table-cell office:value-type="string" table:style-name="ce213">
            <text:p>Dudley</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264" table:style-name="ce209">
            <text:p>3,264</text:p>
          </table:table-cell>
          <table:table-cell office:value-type="float" office:value="1883" table:style-name="ce209">
            <text:p>1,883</text:p>
          </table:table-cell>
          <table:table-cell office:value-type="float" office:value="57.689950980392155" table:style-name="ce208">
            <text:p>57.7</text:p>
          </table:table-cell>
          <table:table-cell office:value-type="float" office:value="3240" table:style-name="ce209">
            <text:p>3,240</text:p>
          </table:table-cell>
          <table:table-cell office:value-type="float" office:value="1813" table:style-name="ce210">
            <text:p>1,813</text:p>
          </table:table-cell>
          <table:table-cell office:value-type="float" office:value="55.956790123456791" table:style-name="ce207">
            <text:p>56.0</text:p>
          </table:table-cell>
          <table:table-cell office:value-type="float" office:value="3192" table:style-name="ce210">
            <text:p>3,192</text:p>
          </table:table-cell>
          <table:table-cell office:value-type="float" office:value="1589" table:style-name="ce209">
            <text:p>1,589</text:p>
          </table:table-cell>
          <table:table-cell office:value-type="float" office:value="49.780701754385966" table:style-name="ce208">
            <text:p>49.8</text:p>
          </table:table-cell>
          <table:table-cell office:value-type="float" office:value="3450" table:style-name="ce209">
            <text:p>3,450</text:p>
          </table:table-cell>
          <table:table-cell office:value-type="float" office:value="44" table:style-name="ce210">
            <text:p>44</text:p>
          </table:table-cell>
          <table:table-cell office:value-type="float" office:value="1.2753623188405796" table:style-name="ce207">
            <text:p>1.3</text:p>
          </table:table-cell>
          <table:table-cell office:value-type="float" office:value="3469" table:style-name="ce210">
            <text:p>3,469</text:p>
          </table:table-cell>
          <table:table-cell office:value-type="float" office:value="43" table:style-name="ce209">
            <text:p>43</text:p>
          </table:table-cell>
          <table:table-cell office:value-type="float" office:value="1.2395503026808878" table:style-name="ce207">
            <text:p>1.2</text:p>
          </table:table-cell>
          <table:table-cell table:number-columns-repeated="16363"/>
        </table:table-row>
        <table:table-row table:style-name="ro13">
          <table:table-cell office:value-type="string" table:style-name="ce211">
            <text:p>Midlands</text:p>
          </table:table-cell>
          <table:table-cell office:value-type="string" table:style-name="ce212">
            <text:p>E06000019</text:p>
          </table:table-cell>
          <table:table-cell office:value-type="string" table:style-name="ce213">
            <text:p>Herefordshire, County Of</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096" table:style-name="ce209">
            <text:p>2,096</text:p>
          </table:table-cell>
          <table:table-cell office:value-type="float" office:value="1425" table:style-name="ce209">
            <text:p>1,425</text:p>
          </table:table-cell>
          <table:table-cell office:value-type="float" office:value="67.986641221374043" table:style-name="ce208">
            <text:p>68.0</text:p>
          </table:table-cell>
          <table:table-cell office:value-type="float" office:value="2098" table:style-name="ce209">
            <text:p>2,098</text:p>
          </table:table-cell>
          <table:table-cell office:value-type="float" office:value="1421" table:style-name="ce210">
            <text:p>1,421</text:p>
          </table:table-cell>
          <table:table-cell office:value-type="float" office:value="67.731172545281211" table:style-name="ce207">
            <text:p>67.7</text:p>
          </table:table-cell>
          <table:table-cell office:value-type="float" office:value="1991" table:style-name="ce210">
            <text:p>1,991</text:p>
          </table:table-cell>
          <table:table-cell office:value-type="float" office:value="1302" table:style-name="ce209">
            <text:p>1,302</text:p>
          </table:table-cell>
          <table:table-cell office:value-type="float" office:value="65.394274234053242" table:style-name="ce208">
            <text:p>65.4</text:p>
          </table:table-cell>
          <table:table-cell office:value-type="float" office:value="1830" table:style-name="ce209">
            <text:p>1,830</text:p>
          </table:table-cell>
          <table:table-cell office:value-type="float" office:value="20" table:style-name="ce210">
            <text:p>20</text:p>
          </table:table-cell>
          <table:table-cell office:value-type="float" office:value="1.0928961748633881" table:style-name="ce207">
            <text:p>1.1</text:p>
          </table:table-cell>
          <table:table-cell office:value-type="float" office:value="1785" table:style-name="ce210">
            <text:p>1,785</text:p>
          </table:table-cell>
          <table:table-cell office:value-type="float" office:value="26" table:style-name="ce209">
            <text:p>26</text:p>
          </table:table-cell>
          <table:table-cell office:value-type="float" office:value="1.4565826330532212" table:style-name="ce207">
            <text:p>1.5</text:p>
          </table:table-cell>
          <table:table-cell table:number-columns-repeated="16363"/>
        </table:table-row>
        <table:table-row table:style-name="ro13">
          <table:table-cell office:value-type="string" table:style-name="ce211">
            <text:p>Midlands</text:p>
          </table:table-cell>
          <table:table-cell office:value-type="string" table:style-name="ce212">
            <text:p>E06000016</text:p>
          </table:table-cell>
          <table:table-cell office:value-type="string" table:style-name="ce213">
            <text:p>Leicester</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770" table:style-name="ce209">
            <text:p>4,770</text:p>
          </table:table-cell>
          <table:table-cell office:value-type="float" office:value="1209" table:style-name="ce209">
            <text:p>1,209</text:p>
          </table:table-cell>
          <table:table-cell office:value-type="float" office:value="25.345911949685533" table:style-name="ce208">
            <text:p>25.3</text:p>
          </table:table-cell>
          <table:table-cell office:value-type="float" office:value="4784" table:style-name="ce209">
            <text:p>4,784</text:p>
          </table:table-cell>
          <table:table-cell office:value-type="float" office:value="1054" table:style-name="ce210">
            <text:p>1,054</text:p>
          </table:table-cell>
          <table:table-cell office:value-type="float" office:value="22.031772575250834" table:style-name="ce207">
            <text:p>22.0</text:p>
          </table:table-cell>
          <table:table-cell office:value-type="float" office:value="4678" table:style-name="ce210">
            <text:p>4,678</text:p>
          </table:table-cell>
          <table:table-cell office:value-type="float" office:value="1069" table:style-name="ce209">
            <text:p>1,069</text:p>
          </table:table-cell>
          <table:table-cell office:value-type="float" office:value="22.8516460025652" table:style-name="ce208">
            <text:p>22.9</text:p>
          </table:table-cell>
          <table:table-cell office:value-type="float" office:value="4351" table:style-name="ce209">
            <text:p>4,351</text:p>
          </table:table-cell>
          <table:table-cell office:value-type="float" office:value="18" table:style-name="ce210">
            <text:p>18</text:p>
          </table:table-cell>
          <table:table-cell office:value-type="float" office:value="0.41369800045966443" table:style-name="ce207">
            <text:p>0.4</text:p>
          </table:table-cell>
          <table:table-cell office:value-type="float" office:value="4241" table:style-name="ce210">
            <text:p>4,241</text:p>
          </table:table-cell>
          <table:table-cell office:value-type="float" office:value="20" table:style-name="ce209">
            <text:p>20</text:p>
          </table:table-cell>
          <table:table-cell office:value-type="float" office:value="0.47158688988446124" table:style-name="ce207">
            <text:p>0.5</text:p>
          </table:table-cell>
          <table:table-cell table:number-columns-repeated="16363"/>
        </table:table-row>
        <table:table-row table:style-name="ro13">
          <table:table-cell office:value-type="string" table:style-name="ce211">
            <text:p>Midlands</text:p>
          </table:table-cell>
          <table:table-cell office:value-type="string" table:style-name="ce212">
            <text:p>E10000018</text:p>
          </table:table-cell>
          <table:table-cell office:value-type="string" table:style-name="ce213">
            <text:p>Leicestershire and Rutland</text:p>
          </table:table-cell>
          <table:table-cell office:value-type="float" office:value="2" table:style-name="ce206">
            <text:p>2</text:p>
          </table:table-cell>
          <table:table-cell office:value-type="float" office:value="2" table:style-name="ce214">
            <text:p>2</text:p>
          </table:table-cell>
          <table:table-cell office:value-type="float" office:value="100" table:style-name="ce207">
            <text:p>100.0</text:p>
          </table:table-cell>
          <table:table-cell office:value-type="float" office:value="9694" table:style-name="ce209">
            <text:p>9,694</text:p>
          </table:table-cell>
          <table:table-cell office:value-type="float" office:value="4841" table:style-name="ce209">
            <text:p>4,841</text:p>
          </table:table-cell>
          <table:table-cell office:value-type="float" office:value="49.938106044976273" table:style-name="ce208">
            <text:p>49.9</text:p>
          </table:table-cell>
          <table:table-cell office:value-type="float" office:value="9502" table:style-name="ce209">
            <text:p>9,502</text:p>
          </table:table-cell>
          <table:table-cell office:value-type="float" office:value="4307" table:style-name="ce210">
            <text:p>4,307</text:p>
          </table:table-cell>
          <table:table-cell office:value-type="float" office:value="45.32729951589139" table:style-name="ce207">
            <text:p>45.3</text:p>
          </table:table-cell>
          <table:table-cell office:value-type="float" office:value="9476" table:style-name="ce210">
            <text:p>9,476</text:p>
          </table:table-cell>
          <table:table-cell office:value-type="float" office:value="4374" table:style-name="ce209">
            <text:p>4,374</text:p>
          </table:table-cell>
          <table:table-cell office:value-type="float" office:value="46.158716758125792" table:style-name="ce208">
            <text:p>46.2</text:p>
          </table:table-cell>
          <table:table-cell office:value-type="float" office:value="8789" table:style-name="ce209">
            <text:p>8,789</text:p>
          </table:table-cell>
          <table:table-cell office:value-type="float" office:value="65" table:style-name="ce210">
            <text:p>65</text:p>
          </table:table-cell>
          <table:table-cell office:value-type="float" office:value="0.73956081465468193" table:style-name="ce207">
            <text:p>0.7</text:p>
          </table:table-cell>
          <table:table-cell office:value-type="float" office:value="9062" table:style-name="ce210">
            <text:p>9,062</text:p>
          </table:table-cell>
          <table:table-cell office:value-type="float" office:value="50" table:style-name="ce209">
            <text:p>50</text:p>
          </table:table-cell>
          <table:table-cell office:value-type="float" office:value="0.55175457956301044" table:style-name="ce207">
            <text:p>0.6</text:p>
          </table:table-cell>
          <table:table-cell table:number-columns-repeated="16363"/>
        </table:table-row>
        <table:table-row table:style-name="ro13">
          <table:table-cell office:value-type="string" table:style-name="ce211">
            <text:p>Midlands</text:p>
          </table:table-cell>
          <table:table-cell office:value-type="string" table:style-name="ce212">
            <text:p>E10000019</text:p>
          </table:table-cell>
          <table:table-cell office:value-type="string" table:style-name="ce213">
            <text:p>Lincoln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9197" table:style-name="ce209">
            <text:p>9,197</text:p>
          </table:table-cell>
          <table:table-cell office:value-type="float" office:value="5574" table:style-name="ce209">
            <text:p>5,574</text:p>
          </table:table-cell>
          <table:table-cell office:value-type="float" office:value="60.606719582472543" table:style-name="ce208">
            <text:p>60.6</text:p>
          </table:table-cell>
          <table:table-cell office:value-type="float" office:value="9164" table:style-name="ce209">
            <text:p>9,164</text:p>
          </table:table-cell>
          <table:table-cell office:value-type="float" office:value="4996" table:style-name="ce210">
            <text:p>4,996</text:p>
          </table:table-cell>
          <table:table-cell office:value-type="float" office:value="54.517677869925798" table:style-name="ce207">
            <text:p>54.5</text:p>
          </table:table-cell>
          <table:table-cell office:value-type="float" office:value="9117" table:style-name="ce210">
            <text:p>9,117</text:p>
          </table:table-cell>
          <table:table-cell office:value-type="float" office:value="4868" table:style-name="ce209">
            <text:p>4,868</text:p>
          </table:table-cell>
          <table:table-cell office:value-type="float" office:value="53.394757047274325" table:style-name="ce208">
            <text:p>53.4</text:p>
          </table:table-cell>
          <table:table-cell office:value-type="float" office:value="9759" table:style-name="ce209">
            <text:p>9,759</text:p>
          </table:table-cell>
          <table:table-cell office:value-type="float" office:value="306" table:style-name="ce210">
            <text:p>306</text:p>
          </table:table-cell>
          <table:table-cell office:value-type="float" office:value="3.1355671687672921" table:style-name="ce207">
            <text:p>3.1</text:p>
          </table:table-cell>
          <table:table-cell office:value-type="float" office:value="9320" table:style-name="ce210">
            <text:p>9,320</text:p>
          </table:table-cell>
          <table:table-cell office:value-type="float" office:value="251" table:style-name="ce209">
            <text:p>251</text:p>
          </table:table-cell>
          <table:table-cell office:value-type="float" office:value="2.6931330472103006" table:style-name="ce207">
            <text:p>2.7</text:p>
          </table:table-cell>
          <table:table-cell table:number-columns-repeated="16363"/>
        </table:table-row>
        <table:table-row table:style-name="ro13">
          <table:table-cell office:value-type="string" table:style-name="ce211">
            <text:p>Midlands</text:p>
          </table:table-cell>
          <table:table-cell office:value-type="string" table:style-name="ce212">
            <text:p>E06000061</text:p>
          </table:table-cell>
          <table:table-cell office:value-type="string" table:style-name="ce213">
            <text:p>North Northampton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290" table:style-name="ce209">
            <text:p>4,290</text:p>
          </table:table-cell>
          <table:table-cell office:value-type="float" office:value="1737" table:style-name="ce209">
            <text:p>1,737</text:p>
          </table:table-cell>
          <table:table-cell office:value-type="float" office:value="40.489510489510486" table:style-name="ce208">
            <text:p>40.5</text:p>
          </table:table-cell>
          <table:table-cell office:value-type="float" office:value="4211" table:style-name="ce209">
            <text:p>4,211</text:p>
          </table:table-cell>
          <table:table-cell office:value-type="float" office:value="1600" table:style-name="ce210">
            <text:p>1,600</text:p>
          </table:table-cell>
          <table:table-cell office:value-type="float" office:value="37.995725480883401" table:style-name="ce207">
            <text:p>38.0</text:p>
          </table:table-cell>
          <table:table-cell office:value-type="float" office:value="4223" table:style-name="ce210">
            <text:p>4,223</text:p>
          </table:table-cell>
          <table:table-cell office:value-type="float" office:value="1579" table:style-name="ce209">
            <text:p>1,579</text:p>
          </table:table-cell>
          <table:table-cell office:value-type="float" office:value="37.390480700923511" table:style-name="ce208">
            <text:p>37.4</text:p>
          </table:table-cell>
          <table:table-cell office:value-type="float" office:value="4026" table:style-name="ce209">
            <text:p>4,026</text:p>
          </table:table-cell>
          <table:table-cell office:value-type="float" office:value="28" table:style-name="ce210">
            <text:p>28</text:p>
          </table:table-cell>
          <table:table-cell office:value-type="float" office:value="0.69547938400397413" table:style-name="ce207">
            <text:p>0.7</text:p>
          </table:table-cell>
          <table:table-cell office:value-type="float" office:value="3828" table:style-name="ce210">
            <text:p>3,828</text:p>
          </table:table-cell>
          <table:table-cell office:value-type="float" office:value="6" table:style-name="ce209">
            <text:p>6</text:p>
          </table:table-cell>
          <table:table-cell office:value-type="float" office:value="0.15673981191222569" table:style-name="ce207">
            <text:p>0.2</text:p>
          </table:table-cell>
          <table:table-cell table:number-columns-repeated="16363"/>
        </table:table-row>
        <table:table-row table:style-name="ro13">
          <table:table-cell office:value-type="string" table:style-name="ce211">
            <text:p>Midlands</text:p>
          </table:table-cell>
          <table:table-cell office:value-type="string" table:style-name="ce217">
            <text:p>E06000018</text:p>
          </table:table-cell>
          <table:table-cell office:value-type="string" table:style-name="ce218">
            <text:p>Nottingham</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665" table:style-name="ce209">
            <text:p>3,665</text:p>
          </table:table-cell>
          <table:table-cell office:value-type="float" office:value="1203" table:style-name="ce209">
            <text:p>1,203</text:p>
          </table:table-cell>
          <table:table-cell office:value-type="float" office:value="32.82401091405184" table:style-name="ce208">
            <text:p>32.8</text:p>
          </table:table-cell>
          <table:table-cell office:value-type="float" office:value="3747" table:style-name="ce209">
            <text:p>3,747</text:p>
          </table:table-cell>
          <table:table-cell office:value-type="float" office:value="1002" table:style-name="ce210">
            <text:p>1,002</text:p>
          </table:table-cell>
          <table:table-cell office:value-type="float" office:value="26.74139311449159" table:style-name="ce207">
            <text:p>26.7</text:p>
          </table:table-cell>
          <table:table-cell office:value-type="float" office:value="3702" table:style-name="ce210">
            <text:p>3,702</text:p>
          </table:table-cell>
          <table:table-cell office:value-type="float" office:value="954" table:style-name="ce209">
            <text:p>954</text:p>
          </table:table-cell>
          <table:table-cell office:value-type="float" office:value="25.769854132901131" table:style-name="ce208">
            <text:p>25.8</text:p>
          </table:table-cell>
          <table:table-cell office:value-type="float" office:value="3218" table:style-name="ce209">
            <text:p>3,218</text:p>
          </table:table-cell>
          <table:table-cell office:value-type="float" office:value="17" table:style-name="ce210">
            <text:p>17</text:p>
          </table:table-cell>
          <table:table-cell office:value-type="float" office:value="0.52827843380981976" table:style-name="ce207">
            <text:p>0.5</text:p>
          </table:table-cell>
          <table:table-cell office:value-type="float" office:value="2712" table:style-name="ce210">
            <text:p>2,712</text:p>
          </table:table-cell>
          <table:table-cell office:value-type="float" office:value="13" table:style-name="ce209">
            <text:p>13</text:p>
          </table:table-cell>
          <table:table-cell office:value-type="float" office:value="0.47935103244837757" table:style-name="ce207">
            <text:p>0.5</text:p>
          </table:table-cell>
          <table:table-cell table:number-columns-repeated="16363"/>
        </table:table-row>
        <table:table-row table:style-name="ro13">
          <table:table-cell office:value-type="string" table:style-name="ce211">
            <text:p>Midlands</text:p>
          </table:table-cell>
          <table:table-cell office:value-type="string" table:style-name="ce212">
            <text:p>E10000024</text:p>
          </table:table-cell>
          <table:table-cell office:value-type="string" table:style-name="ce213">
            <text:p>Nottingham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8352" table:style-name="ce209">
            <text:p>8,352</text:p>
          </table:table-cell>
          <table:table-cell office:value-type="float" office:value="4281" table:style-name="ce209">
            <text:p>4,281</text:p>
          </table:table-cell>
          <table:table-cell office:value-type="float" office:value="51.257183908045981" table:style-name="ce208">
            <text:p>51.3</text:p>
          </table:table-cell>
          <table:table-cell office:value-type="float" office:value="8353" table:style-name="ce209">
            <text:p>8,353</text:p>
          </table:table-cell>
          <table:table-cell office:value-type="float" office:value="3918" table:style-name="ce210">
            <text:p>3,918</text:p>
          </table:table-cell>
          <table:table-cell office:value-type="float" office:value="46.905303483778283" table:style-name="ce207">
            <text:p>46.9</text:p>
          </table:table-cell>
          <table:table-cell office:value-type="float" office:value="8133" table:style-name="ce210">
            <text:p>8,133</text:p>
          </table:table-cell>
          <table:table-cell office:value-type="float" office:value="3798" table:style-name="ce209">
            <text:p>3,798</text:p>
          </table:table-cell>
          <table:table-cell office:value-type="float" office:value="46.698635189966801" table:style-name="ce208">
            <text:p>46.7</text:p>
          </table:table-cell>
          <table:table-cell office:value-type="float" office:value="6786" table:style-name="ce209">
            <text:p>6,786</text:p>
          </table:table-cell>
          <table:table-cell office:value-type="float" office:value="51" table:style-name="ce210">
            <text:p>51</text:p>
          </table:table-cell>
          <table:table-cell office:value-type="float" office:value="0.75154730327144115" table:style-name="ce207">
            <text:p>0.8</text:p>
          </table:table-cell>
          <table:table-cell office:value-type="float" office:value="6471" table:style-name="ce210">
            <text:p>6,471</text:p>
          </table:table-cell>
          <table:table-cell office:value-type="float" office:value="59" table:style-name="ce209">
            <text:p>59</text:p>
          </table:table-cell>
          <table:table-cell office:value-type="float" office:value="0.91176016071704524" table:style-name="ce207">
            <text:p>0.9</text:p>
          </table:table-cell>
          <table:table-cell table:number-columns-repeated="16363"/>
        </table:table-row>
        <table:table-row table:style-name="ro13">
          <table:table-cell office:value-type="string" table:style-name="ce211">
            <text:p>Midlands</text:p>
          </table:table-cell>
          <table:table-cell office:value-type="string" table:style-name="ce212">
            <text:p>E08000028</text:p>
          </table:table-cell>
          <table:table-cell office:value-type="string" table:style-name="ce213">
            <text:p>Sandwell</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519" table:style-name="ce209">
            <text:p>4,519</text:p>
          </table:table-cell>
          <table:table-cell office:value-type="float" office:value="1289" table:style-name="ce209">
            <text:p>1,289</text:p>
          </table:table-cell>
          <table:table-cell office:value-type="float" office:value="28.524009736667406" table:style-name="ce208">
            <text:p>28.5</text:p>
          </table:table-cell>
          <table:table-cell office:value-type="float" office:value="4391" table:style-name="ce209">
            <text:p>4,391</text:p>
          </table:table-cell>
          <table:table-cell office:value-type="float" office:value="1081" table:style-name="ce210">
            <text:p>1,081</text:p>
          </table:table-cell>
          <table:table-cell office:value-type="float" office:value="24.618537918469595" table:style-name="ce207">
            <text:p>24.6</text:p>
          </table:table-cell>
          <table:table-cell office:value-type="float" office:value="4172" table:style-name="ce210">
            <text:p>4,172</text:p>
          </table:table-cell>
          <table:table-cell office:value-type="float" office:value="892" table:style-name="ce209">
            <text:p>892</text:p>
          </table:table-cell>
          <table:table-cell office:value-type="float" office:value="21.380632790028763" table:style-name="ce208">
            <text:p>21.4</text:p>
          </table:table-cell>
          <table:table-cell office:value-type="float" office:value="4354" table:style-name="ce209">
            <text:p>4,354</text:p>
          </table:table-cell>
          <table:table-cell office:value-type="float" office:value="14" table:style-name="ce210">
            <text:p>14</text:p>
          </table:table-cell>
          <table:table-cell office:value-type="float" office:value="0.32154340836012862" table:style-name="ce207">
            <text:p>0.3</text:p>
          </table:table-cell>
          <table:table-cell office:value-type="float" office:value="4260" table:style-name="ce210">
            <text:p>4,260</text:p>
          </table:table-cell>
          <table:table-cell office:value-type="float" office:value="12" table:style-name="ce209">
            <text:p>12</text:p>
          </table:table-cell>
          <table:table-cell office:value-type="float" office:value="0.28169014084507044" table:style-name="ce207">
            <text:p>0.3</text:p>
          </table:table-cell>
          <table:table-cell table:number-columns-repeated="16363"/>
        </table:table-row>
        <table:table-row table:style-name="ro13">
          <table:table-cell office:value-type="string" table:style-name="ce211">
            <text:p>Midlands</text:p>
          </table:table-cell>
          <table:table-cell office:value-type="string" table:style-name="ce212">
            <text:p>E06000051</text:p>
          </table:table-cell>
          <table:table-cell office:value-type="string" table:style-name="ce213">
            <text:p>Shrop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388" table:style-name="ce209">
            <text:p>3,388</text:p>
          </table:table-cell>
          <table:table-cell office:value-type="float" office:value="1720" table:style-name="ce209">
            <text:p>1,720</text:p>
          </table:table-cell>
          <table:table-cell office:value-type="float" office:value="50.767414403778041" table:style-name="ce208">
            <text:p>50.8</text:p>
          </table:table-cell>
          <table:table-cell office:value-type="float" office:value="3364" table:style-name="ce209">
            <text:p>3,364</text:p>
          </table:table-cell>
          <table:table-cell office:value-type="float" office:value="1509" table:style-name="ce210">
            <text:p>1,509</text:p>
          </table:table-cell>
          <table:table-cell office:value-type="float" office:value="44.857312722948869" table:style-name="ce207">
            <text:p>44.9</text:p>
          </table:table-cell>
          <table:table-cell office:value-type="float" office:value="3474" table:style-name="ce210">
            <text:p>3,474</text:p>
          </table:table-cell>
          <table:table-cell office:value-type="float" office:value="1448" table:style-name="ce209">
            <text:p>1,448</text:p>
          </table:table-cell>
          <table:table-cell office:value-type="float" office:value="41.681059297639614" table:style-name="ce208">
            <text:p>41.7</text:p>
          </table:table-cell>
          <table:table-cell office:value-type="float" office:value="3065" table:style-name="ce209">
            <text:p>3,065</text:p>
          </table:table-cell>
          <table:table-cell office:value-type="float" office:value="26" table:style-name="ce210">
            <text:p>26</text:p>
          </table:table-cell>
          <table:table-cell office:value-type="float" office:value="0.84828711256117462" table:style-name="ce207">
            <text:p>0.8</text:p>
          </table:table-cell>
          <table:table-cell office:value-type="float" office:value="2861" table:style-name="ce210">
            <text:p>2,861</text:p>
          </table:table-cell>
          <table:table-cell office:value-type="float" office:value="22" table:style-name="ce209">
            <text:p>22</text:p>
          </table:table-cell>
          <table:table-cell office:value-type="float" office:value="0.76896190143306542" table:style-name="ce207">
            <text:p>0.8</text:p>
          </table:table-cell>
          <table:table-cell table:number-columns-repeated="16363"/>
        </table:table-row>
        <table:table-row table:style-name="ro13">
          <table:table-cell office:value-type="string" table:style-name="ce211">
            <text:p>Midlands</text:p>
          </table:table-cell>
          <table:table-cell office:value-type="string" table:style-name="ce212">
            <text:p>E08000029</text:p>
          </table:table-cell>
          <table:table-cell office:value-type="string" table:style-name="ce213">
            <text:p>Solihull</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502" table:style-name="ce209">
            <text:p>3,502</text:p>
          </table:table-cell>
          <table:table-cell office:value-type="float" office:value="1554" table:style-name="ce209">
            <text:p>1,554</text:p>
          </table:table-cell>
          <table:table-cell office:value-type="float" office:value="44.374643061107939" table:style-name="ce208">
            <text:p>44.4</text:p>
          </table:table-cell>
          <table:table-cell office:value-type="float" office:value="3435" table:style-name="ce209">
            <text:p>3,435</text:p>
          </table:table-cell>
          <table:table-cell office:value-type="float" office:value="1126" table:style-name="ce210">
            <text:p>1,126</text:p>
          </table:table-cell>
          <table:table-cell office:value-type="float" office:value="32.780203784570595" table:style-name="ce207">
            <text:p>32.8</text:p>
          </table:table-cell>
          <table:table-cell office:value-type="float" office:value="3578" table:style-name="ce210">
            <text:p>3,578</text:p>
          </table:table-cell>
          <table:table-cell office:value-type="float" office:value="1211" table:style-name="ce209">
            <text:p>1,211</text:p>
          </table:table-cell>
          <table:table-cell office:value-type="float" office:value="33.845723868082729" table:style-name="ce208">
            <text:p>33.8</text:p>
          </table:table-cell>
          <table:table-cell office:value-type="float" office:value="3362" table:style-name="ce209">
            <text:p>3,362</text:p>
          </table:table-cell>
          <table:table-cell office:value-type="float" office:value="19" table:style-name="ce210">
            <text:p>19</text:p>
          </table:table-cell>
          <table:table-cell office:value-type="float" office:value="0.56513979773944079" table:style-name="ce207">
            <text:p>0.6</text:p>
          </table:table-cell>
          <table:table-cell office:value-type="float" office:value="3231" table:style-name="ce210">
            <text:p>3,231</text:p>
          </table:table-cell>
          <table:table-cell office:value-type="float" office:value="27" table:style-name="ce209">
            <text:p>27</text:p>
          </table:table-cell>
          <table:table-cell office:value-type="float" office:value="0.83565459610027859" table:style-name="ce207">
            <text:p>0.8</text:p>
          </table:table-cell>
          <table:table-cell table:number-columns-repeated="16363"/>
        </table:table-row>
        <table:table-row table:style-name="ro13">
          <table:table-cell office:value-type="string" table:style-name="ce211">
            <text:p>Midlands</text:p>
          </table:table-cell>
          <table:table-cell office:value-type="string" table:style-name="ce212">
            <text:p>E10000028</text:p>
          </table:table-cell>
          <table:table-cell office:value-type="string" table:style-name="ce213">
            <text:p>Stafford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9741" table:style-name="ce209">
            <text:p>9,741</text:p>
          </table:table-cell>
          <table:table-cell office:value-type="float" office:value="4663" table:style-name="ce209">
            <text:p>4,663</text:p>
          </table:table-cell>
          <table:table-cell office:value-type="float" office:value="47.869828559696131" table:style-name="ce208">
            <text:p>47.9</text:p>
          </table:table-cell>
          <table:table-cell office:value-type="float" office:value="9613" table:style-name="ce209">
            <text:p>9,613</text:p>
          </table:table-cell>
          <table:table-cell office:value-type="float" office:value="4125" table:style-name="ce210">
            <text:p>4,125</text:p>
          </table:table-cell>
          <table:table-cell office:value-type="float" office:value="42.910641839176115" table:style-name="ce207">
            <text:p>42.9</text:p>
          </table:table-cell>
          <table:table-cell office:value-type="float" office:value="9945" table:style-name="ce210">
            <text:p>9,945</text:p>
          </table:table-cell>
          <table:table-cell office:value-type="float" office:value="4053" table:style-name="ce209">
            <text:p>4,053</text:p>
          </table:table-cell>
          <table:table-cell office:value-type="float" office:value="40.75414781297134" table:style-name="ce208">
            <text:p>40.8</text:p>
          </table:table-cell>
          <table:table-cell office:value-type="float" office:value="9479" table:style-name="ce209">
            <text:p>9,479</text:p>
          </table:table-cell>
          <table:table-cell office:value-type="float" office:value="141" table:style-name="ce210">
            <text:p>141</text:p>
          </table:table-cell>
          <table:table-cell office:value-type="float" office:value="1.4874986812954953" table:style-name="ce207">
            <text:p>1.5</text:p>
          </table:table-cell>
          <table:table-cell office:value-type="float" office:value="8991" table:style-name="ce210">
            <text:p>8,991</text:p>
          </table:table-cell>
          <table:table-cell office:value-type="float" office:value="121" table:style-name="ce209">
            <text:p>121</text:p>
          </table:table-cell>
          <table:table-cell office:value-type="float" office:value="1.3457902346791235" table:style-name="ce207">
            <text:p>1.3</text:p>
          </table:table-cell>
          <table:table-cell table:number-columns-repeated="16363"/>
        </table:table-row>
        <table:table-row table:style-name="ro13">
          <table:table-cell office:value-type="string" table:style-name="ce211">
            <text:p>Midlands</text:p>
          </table:table-cell>
          <table:table-cell office:value-type="string" table:style-name="ce212">
            <text:p>E06000021</text:p>
          </table:table-cell>
          <table:table-cell office:value-type="string" table:style-name="ce213">
            <text:p>Stoke-On-Trent</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001" table:style-name="ce209">
            <text:p>3,001</text:p>
          </table:table-cell>
          <table:table-cell office:value-type="float" office:value="826" table:style-name="ce209">
            <text:p>826</text:p>
          </table:table-cell>
          <table:table-cell office:value-type="float" office:value="27.5241586137954" table:style-name="ce208">
            <text:p>27.5</text:p>
          </table:table-cell>
          <table:table-cell office:value-type="float" office:value="3060" table:style-name="ce209">
            <text:p>3,060</text:p>
          </table:table-cell>
          <table:table-cell office:value-type="float" office:value="706" table:style-name="ce210">
            <text:p>706</text:p>
          </table:table-cell>
          <table:table-cell office:value-type="float" office:value="23.071895424836601" table:style-name="ce207">
            <text:p>23.1</text:p>
          </table:table-cell>
          <table:table-cell office:value-type="float" office:value="3102" table:style-name="ce210">
            <text:p>3,102</text:p>
          </table:table-cell>
          <table:table-cell office:value-type="float" office:value="669" table:style-name="ce209">
            <text:p>669</text:p>
          </table:table-cell>
          <table:table-cell office:value-type="float" office:value="21.566731141199227" table:style-name="ce208">
            <text:p>21.6</text:p>
          </table:table-cell>
          <table:table-cell office:value-type="float" office:value="2864" table:style-name="ce209">
            <text:p>2,864</text:p>
          </table:table-cell>
          <table:table-cell office:value-type="string" table:style-name="ce210">
            <text:p>**</text:p>
          </table:table-cell>
          <table:table-cell office:value-type="float" office:value="1.1522346368715084" table:style-name="ce207">
            <text:p>1.2</text:p>
          </table:table-cell>
          <table:table-cell office:value-type="float" office:value="2617" table:style-name="ce210">
            <text:p>2,617</text:p>
          </table:table-cell>
          <table:table-cell office:value-type="string" table:style-name="ce209">
            <text:p>**</text:p>
          </table:table-cell>
          <table:table-cell office:value-type="float" office:value="0.42032862055789066" table:style-name="ce207">
            <text:p>0.4</text:p>
          </table:table-cell>
          <table:table-cell table:number-columns-repeated="16363"/>
        </table:table-row>
        <table:table-row table:style-name="ro13">
          <table:table-cell office:value-type="string" table:style-name="ce211">
            <text:p>Midlands</text:p>
          </table:table-cell>
          <table:table-cell office:value-type="string" table:style-name="ce212">
            <text:p>E06000020</text:p>
          </table:table-cell>
          <table:table-cell office:value-type="string" table:style-name="ce213">
            <text:p>Telford and Wreki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671" table:style-name="ce209">
            <text:p>2,671</text:p>
          </table:table-cell>
          <table:table-cell office:value-type="float" office:value="1069" table:style-name="ce209">
            <text:p>1,069</text:p>
          </table:table-cell>
          <table:table-cell office:value-type="float" office:value="40.022463496817672" table:style-name="ce208">
            <text:p>40.0</text:p>
          </table:table-cell>
          <table:table-cell office:value-type="float" office:value="2556" table:style-name="ce209">
            <text:p>2,556</text:p>
          </table:table-cell>
          <table:table-cell office:value-type="float" office:value="835" table:style-name="ce210">
            <text:p>835</text:p>
          </table:table-cell>
          <table:table-cell office:value-type="float" office:value="32.668231611893582" table:style-name="ce207">
            <text:p>32.7</text:p>
          </table:table-cell>
          <table:table-cell office:value-type="float" office:value="2565" table:style-name="ce210">
            <text:p>2,565</text:p>
          </table:table-cell>
          <table:table-cell office:value-type="float" office:value="872" table:style-name="ce209">
            <text:p>872</text:p>
          </table:table-cell>
          <table:table-cell office:value-type="float" office:value="33.996101364522417" table:style-name="ce208">
            <text:p>34.0</text:p>
          </table:table-cell>
          <table:table-cell office:value-type="float" office:value="2362" table:style-name="ce209">
            <text:p>2,362</text:p>
          </table:table-cell>
          <table:table-cell office:value-type="float" office:value="34" table:style-name="ce210">
            <text:p>34</text:p>
          </table:table-cell>
          <table:table-cell office:value-type="float" office:value="1.4394580863674851" table:style-name="ce207">
            <text:p>1.4</text:p>
          </table:table-cell>
          <table:table-cell office:value-type="float" office:value="2190" table:style-name="ce210">
            <text:p>2,190</text:p>
          </table:table-cell>
          <table:table-cell office:value-type="float" office:value="23" table:style-name="ce209">
            <text:p>23</text:p>
          </table:table-cell>
          <table:table-cell office:value-type="float" office:value="1.0502283105022832" table:style-name="ce207">
            <text:p>1.1</text:p>
          </table:table-cell>
          <table:table-cell table:number-columns-repeated="16363"/>
        </table:table-row>
        <table:table-row table:style-name="ro13">
          <table:table-cell office:value-type="string" table:style-name="ce211">
            <text:p>Midlands</text:p>
          </table:table-cell>
          <table:table-cell office:value-type="string" table:style-name="ce212">
            <text:p>E08000030</text:p>
          </table:table-cell>
          <table:table-cell office:value-type="string" table:style-name="ce213">
            <text:p>Walsall</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120" table:style-name="ce209">
            <text:p>4,120</text:p>
          </table:table-cell>
          <table:table-cell office:value-type="float" office:value="1390" table:style-name="ce209">
            <text:p>1,390</text:p>
          </table:table-cell>
          <table:table-cell office:value-type="float" office:value="33.737864077669904" table:style-name="ce208">
            <text:p>33.7</text:p>
          </table:table-cell>
          <table:table-cell office:value-type="float" office:value="3900" table:style-name="ce209">
            <text:p>3,900</text:p>
          </table:table-cell>
          <table:table-cell office:value-type="float" office:value="1269" table:style-name="ce210">
            <text:p>1,269</text:p>
          </table:table-cell>
          <table:table-cell office:value-type="float" office:value="32.53846153846154" table:style-name="ce207">
            <text:p>32.5</text:p>
          </table:table-cell>
          <table:table-cell office:value-type="float" office:value="3946" table:style-name="ce210">
            <text:p>3,946</text:p>
          </table:table-cell>
          <table:table-cell office:value-type="float" office:value="1251" table:style-name="ce209">
            <text:p>1,251</text:p>
          </table:table-cell>
          <table:table-cell office:value-type="float" office:value="31.702990369994932" table:style-name="ce208">
            <text:p>31.7</text:p>
          </table:table-cell>
          <table:table-cell office:value-type="float" office:value="3702" table:style-name="ce209">
            <text:p>3,702</text:p>
          </table:table-cell>
          <table:table-cell office:value-type="float" office:value="26" table:style-name="ce210">
            <text:p>26</text:p>
          </table:table-cell>
          <table:table-cell office:value-type="float" office:value="0.70232306861156135" table:style-name="ce207">
            <text:p>0.7</text:p>
          </table:table-cell>
          <table:table-cell office:value-type="float" office:value="3713" table:style-name="ce210">
            <text:p>3,713</text:p>
          </table:table-cell>
          <table:table-cell office:value-type="float" office:value="24" table:style-name="ce209">
            <text:p>24</text:p>
          </table:table-cell>
          <table:table-cell office:value-type="float" office:value="0.64637759224346891" table:style-name="ce207">
            <text:p>0.6</text:p>
          </table:table-cell>
          <table:table-cell table:number-columns-repeated="16363"/>
        </table:table-row>
        <table:table-row table:style-name="ro13">
          <table:table-cell office:value-type="string" table:style-name="ce211">
            <text:p>Midlands</text:p>
          </table:table-cell>
          <table:table-cell office:value-type="string" table:style-name="ce212">
            <text:p>E10000031</text:p>
          </table:table-cell>
          <table:table-cell office:value-type="string" table:style-name="ce213">
            <text:p>Warwick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7844" table:style-name="ce209">
            <text:p>7,844</text:p>
          </table:table-cell>
          <table:table-cell office:value-type="float" office:value="3841" table:style-name="ce209">
            <text:p>3,841</text:p>
          </table:table-cell>
          <table:table-cell office:value-type="float" office:value="48.9673635900051" table:style-name="ce208">
            <text:p>49.0</text:p>
          </table:table-cell>
          <table:table-cell office:value-type="float" office:value="7442" table:style-name="ce209">
            <text:p>7,442</text:p>
          </table:table-cell>
          <table:table-cell office:value-type="float" office:value="3402" table:style-name="ce210">
            <text:p>3,402</text:p>
          </table:table-cell>
          <table:table-cell office:value-type="float" office:value="45.713517871539914" table:style-name="ce207">
            <text:p>45.7</text:p>
          </table:table-cell>
          <table:table-cell office:value-type="float" office:value="7385" table:style-name="ce210">
            <text:p>7,385</text:p>
          </table:table-cell>
          <table:table-cell office:value-type="float" office:value="3387" table:style-name="ce209">
            <text:p>3,387</text:p>
          </table:table-cell>
          <table:table-cell office:value-type="float" office:value="45.86323628977658" table:style-name="ce208">
            <text:p>45.9</text:p>
          </table:table-cell>
          <table:table-cell office:value-type="float" office:value="6545" table:style-name="ce209">
            <text:p>6,545</text:p>
          </table:table-cell>
          <table:table-cell office:value-type="float" office:value="76" table:style-name="ce210">
            <text:p>76</text:p>
          </table:table-cell>
          <table:table-cell office:value-type="float" office:value="1.1611917494270434" table:style-name="ce207">
            <text:p>1.2</text:p>
          </table:table-cell>
          <table:table-cell office:value-type="float" office:value="6237" table:style-name="ce210">
            <text:p>6,237</text:p>
          </table:table-cell>
          <table:table-cell office:value-type="float" office:value="70" table:style-name="ce209">
            <text:p>70</text:p>
          </table:table-cell>
          <table:table-cell office:value-type="float" office:value="1.122334455667789" table:style-name="ce207">
            <text:p>1.1</text:p>
          </table:table-cell>
          <table:table-cell table:number-columns-repeated="16363"/>
        </table:table-row>
        <table:table-row table:style-name="ro13">
          <table:table-cell office:value-type="string" table:style-name="ce211">
            <text:p>Midlands</text:p>
          </table:table-cell>
          <table:table-cell office:value-type="string" table:style-name="ce212">
            <text:p>E06000062</text:p>
          </table:table-cell>
          <table:table-cell office:value-type="string" table:style-name="ce213">
            <text:p>West Northampton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5035" table:style-name="ce209">
            <text:p>5,035</text:p>
          </table:table-cell>
          <table:table-cell office:value-type="float" office:value="2126" table:style-name="ce209">
            <text:p>2,126</text:p>
          </table:table-cell>
          <table:table-cell office:value-type="float" office:value="42.224428997020851" table:style-name="ce208">
            <text:p>42.2</text:p>
          </table:table-cell>
          <table:table-cell office:value-type="float" office:value="5029" table:style-name="ce209">
            <text:p>5,029</text:p>
          </table:table-cell>
          <table:table-cell office:value-type="float" office:value="1803" table:style-name="ce210">
            <text:p>1,803</text:p>
          </table:table-cell>
          <table:table-cell office:value-type="float" office:value="35.852058063233251" table:style-name="ce207">
            <text:p>35.9</text:p>
          </table:table-cell>
          <table:table-cell office:value-type="float" office:value="5114" table:style-name="ce210">
            <text:p>5,114</text:p>
          </table:table-cell>
          <table:table-cell office:value-type="float" office:value="1693" table:style-name="ce209">
            <text:p>1,693</text:p>
          </table:table-cell>
          <table:table-cell office:value-type="float" office:value="33.105201407899884" table:style-name="ce208">
            <text:p>33.1</text:p>
          </table:table-cell>
          <table:table-cell office:value-type="float" office:value="4848" table:style-name="ce209">
            <text:p>4,848</text:p>
          </table:table-cell>
          <table:table-cell office:value-type="string" table:style-name="ce210">
            <text:p>**</text:p>
          </table:table-cell>
          <table:table-cell office:value-type="float" office:value="0.41254125412541248" table:style-name="ce207">
            <text:p>0.4</text:p>
          </table:table-cell>
          <table:table-cell office:value-type="float" office:value="4720" table:style-name="ce210">
            <text:p>4,720</text:p>
          </table:table-cell>
          <table:table-cell office:value-type="string" table:style-name="ce209">
            <text:p>**</text:p>
          </table:table-cell>
          <table:table-cell office:value-type="float" office:value="2.1186440677966101E-2" table:style-name="ce207">
            <text:p>0.0</text:p>
          </table:table-cell>
          <table:table-cell table:number-columns-repeated="16363"/>
        </table:table-row>
        <table:table-row table:style-name="ro13">
          <table:table-cell office:value-type="string" table:style-name="ce211">
            <text:p>Midlands</text:p>
          </table:table-cell>
          <table:table-cell office:value-type="string" table:style-name="ce217">
            <text:p>E08000031</text:p>
          </table:table-cell>
          <table:table-cell office:value-type="string" table:style-name="ce218">
            <text:p>Wolverhampto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810" table:style-name="ce209">
            <text:p>3,810</text:p>
          </table:table-cell>
          <table:table-cell office:value-type="float" office:value="1526" table:style-name="ce209">
            <text:p>1,526</text:p>
          </table:table-cell>
          <table:table-cell office:value-type="float" office:value="40.052493438320205" table:style-name="ce208">
            <text:p>40.1</text:p>
          </table:table-cell>
          <table:table-cell office:value-type="float" office:value="3760" table:style-name="ce209">
            <text:p>3,760</text:p>
          </table:table-cell>
          <table:table-cell office:value-type="float" office:value="1376" table:style-name="ce210">
            <text:p>1,376</text:p>
          </table:table-cell>
          <table:table-cell office:value-type="float" office:value="36.595744680851062" table:style-name="ce207">
            <text:p>36.6</text:p>
          </table:table-cell>
          <table:table-cell office:value-type="float" office:value="3696" table:style-name="ce210">
            <text:p>3,696</text:p>
          </table:table-cell>
          <table:table-cell office:value-type="float" office:value="1377" table:style-name="ce209">
            <text:p>1,377</text:p>
          </table:table-cell>
          <table:table-cell office:value-type="float" office:value="37.256493506493506" table:style-name="ce208">
            <text:p>37.3</text:p>
          </table:table-cell>
          <table:table-cell office:value-type="float" office:value="3501" table:style-name="ce209">
            <text:p>3,501</text:p>
          </table:table-cell>
          <table:table-cell office:value-type="float" office:value="26" table:style-name="ce210">
            <text:p>26</text:p>
          </table:table-cell>
          <table:table-cell office:value-type="float" office:value="0.74264495858326196" table:style-name="ce207">
            <text:p>0.7</text:p>
          </table:table-cell>
          <table:table-cell office:value-type="float" office:value="3309" table:style-name="ce210">
            <text:p>3,309</text:p>
          </table:table-cell>
          <table:table-cell office:value-type="float" office:value="16" table:style-name="ce209">
            <text:p>16</text:p>
          </table:table-cell>
          <table:table-cell office:value-type="float" office:value="0.48352976730129948" table:style-name="ce207">
            <text:p>0.5</text:p>
          </table:table-cell>
          <table:table-cell table:number-columns-repeated="16363"/>
        </table:table-row>
        <table:table-row table:style-name="ro13">
          <table:table-cell office:value-type="string" table:style-name="ce211">
            <text:p>Midlands</text:p>
          </table:table-cell>
          <table:table-cell office:value-type="string" table:style-name="ce212">
            <text:p>E10000034</text:p>
          </table:table-cell>
          <table:table-cell office:value-type="string" table:style-name="ce213">
            <text:p>Worcester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6431" table:style-name="ce209">
            <text:p>6,431</text:p>
          </table:table-cell>
          <table:table-cell office:value-type="float" office:value="4303" table:style-name="ce209">
            <text:p>4,303</text:p>
          </table:table-cell>
          <table:table-cell office:value-type="float" office:value="66.910278339294052" table:style-name="ce208">
            <text:p>66.9</text:p>
          </table:table-cell>
          <table:table-cell office:value-type="float" office:value="6268" table:style-name="ce209">
            <text:p>6,268</text:p>
          </table:table-cell>
          <table:table-cell office:value-type="float" office:value="3952" table:style-name="ce210">
            <text:p>3,952</text:p>
          </table:table-cell>
          <table:table-cell office:value-type="float" office:value="63.050414805360568" table:style-name="ce207">
            <text:p>63.1</text:p>
          </table:table-cell>
          <table:table-cell office:value-type="float" office:value="6142" table:style-name="ce210">
            <text:p>6,142</text:p>
          </table:table-cell>
          <table:table-cell office:value-type="float" office:value="3771" table:style-name="ce209">
            <text:p>3,771</text:p>
          </table:table-cell>
          <table:table-cell office:value-type="float" office:value="61.39693910778248" table:style-name="ce208">
            <text:p>61.4</text:p>
          </table:table-cell>
          <table:table-cell office:value-type="float" office:value="6163" table:style-name="ce209">
            <text:p>6,163</text:p>
          </table:table-cell>
          <table:table-cell office:value-type="float" office:value="66" table:style-name="ce210">
            <text:p>66</text:p>
          </table:table-cell>
          <table:table-cell office:value-type="float" office:value="1.0709070257991238" table:style-name="ce207">
            <text:p>1.1</text:p>
          </table:table-cell>
          <table:table-cell office:value-type="float" office:value="5857" table:style-name="ce210">
            <text:p>5,857</text:p>
          </table:table-cell>
          <table:table-cell office:value-type="float" office:value="85" table:style-name="ce209">
            <text:p>85</text:p>
          </table:table-cell>
          <table:table-cell office:value-type="float" office:value="1.4512549086563087" table:style-name="ce207">
            <text:p>1.5</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8000016</text:p>
          </table:table-cell>
          <table:table-cell office:value-type="string" table:style-name="ce213">
            <text:p>Barnsley</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867" table:style-name="ce209">
            <text:p>2,867</text:p>
          </table:table-cell>
          <table:table-cell office:value-type="float" office:value="1517" table:style-name="ce209">
            <text:p>1,517</text:p>
          </table:table-cell>
          <table:table-cell office:value-type="float" office:value="52.912452040460408" table:style-name="ce208">
            <text:p>52.9</text:p>
          </table:table-cell>
          <table:table-cell office:value-type="float" office:value="2813" table:style-name="ce209">
            <text:p>2,813</text:p>
          </table:table-cell>
          <table:table-cell office:value-type="float" office:value="1316" table:style-name="ce210">
            <text:p>1,316</text:p>
          </table:table-cell>
          <table:table-cell office:value-type="float" office:value="46.782794169925346" table:style-name="ce207">
            <text:p>46.8</text:p>
          </table:table-cell>
          <table:table-cell office:value-type="float" office:value="2686" table:style-name="ce210">
            <text:p>2,686</text:p>
          </table:table-cell>
          <table:table-cell office:value-type="float" office:value="1285" table:style-name="ce209">
            <text:p>1,285</text:p>
          </table:table-cell>
          <table:table-cell office:value-type="float" office:value="47.840655249441546" table:style-name="ce208">
            <text:p>47.8</text:p>
          </table:table-cell>
          <table:table-cell office:value-type="float" office:value="2719" table:style-name="ce209">
            <text:p>2,719</text:p>
          </table:table-cell>
          <table:table-cell office:value-type="float" office:value="67" table:style-name="ce210">
            <text:p>67</text:p>
          </table:table-cell>
          <table:table-cell office:value-type="float" office:value="2.4641412283927915" table:style-name="ce207">
            <text:p>2.5</text:p>
          </table:table-cell>
          <table:table-cell office:value-type="float" office:value="2629" table:style-name="ce210">
            <text:p>2,629</text:p>
          </table:table-cell>
          <table:table-cell office:value-type="float" office:value="67" table:style-name="ce209">
            <text:p>67</text:p>
          </table:table-cell>
          <table:table-cell office:value-type="float" office:value="2.5484975275770254" table:style-name="ce207">
            <text:p>2.5</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8000032</text:p>
          </table:table-cell>
          <table:table-cell office:value-type="string" table:style-name="ce213">
            <text:p>Bradford</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7290" table:style-name="ce209">
            <text:p>7,290</text:p>
          </table:table-cell>
          <table:table-cell office:value-type="float" office:value="1768" table:style-name="ce209">
            <text:p>1,768</text:p>
          </table:table-cell>
          <table:table-cell office:value-type="float" office:value="24.252400548696844" table:style-name="ce208">
            <text:p>24.3</text:p>
          </table:table-cell>
          <table:table-cell office:value-type="float" office:value="8149" table:style-name="ce209">
            <text:p>8,149</text:p>
          </table:table-cell>
          <table:table-cell office:value-type="float" office:value="1607" table:style-name="ce210">
            <text:p>1,607</text:p>
          </table:table-cell>
          <table:table-cell office:value-type="float" office:value="19.720211068842801" table:style-name="ce207">
            <text:p>19.7</text:p>
          </table:table-cell>
          <table:table-cell office:value-type="float" office:value="8051" table:style-name="ce210">
            <text:p>8,051</text:p>
          </table:table-cell>
          <table:table-cell office:value-type="float" office:value="1445" table:style-name="ce209">
            <text:p>1,445</text:p>
          </table:table-cell>
          <table:table-cell office:value-type="float" office:value="17.94808098372873" table:style-name="ce208">
            <text:p>17.9</text:p>
          </table:table-cell>
          <table:table-cell office:value-type="float" office:value="7714" table:style-name="ce209">
            <text:p>7,714</text:p>
          </table:table-cell>
          <table:table-cell office:value-type="float" office:value="33" table:style-name="ce210">
            <text:p>33</text:p>
          </table:table-cell>
          <table:table-cell office:value-type="float" office:value="0.42779362198599952" table:style-name="ce207">
            <text:p>0.4</text:p>
          </table:table-cell>
          <table:table-cell office:value-type="float" office:value="7383" table:style-name="ce210">
            <text:p>7,383</text:p>
          </table:table-cell>
          <table:table-cell office:value-type="float" office:value="22" table:style-name="ce209">
            <text:p>22</text:p>
          </table:table-cell>
          <table:table-cell office:value-type="float" office:value="0.29798185019639711" table:style-name="ce207">
            <text:p>0.3</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8000033</text:p>
          </table:table-cell>
          <table:table-cell office:value-type="string" table:style-name="ce213">
            <text:p>Calderdal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030" table:style-name="ce209">
            <text:p>3,030</text:p>
          </table:table-cell>
          <table:table-cell office:value-type="float" office:value="1478" table:style-name="ce209">
            <text:p>1,478</text:p>
          </table:table-cell>
          <table:table-cell office:value-type="float" office:value="48.778877887788781" table:style-name="ce208">
            <text:p>48.8</text:p>
          </table:table-cell>
          <table:table-cell office:value-type="float" office:value="3152" table:style-name="ce209">
            <text:p>3,152</text:p>
          </table:table-cell>
          <table:table-cell office:value-type="float" office:value="1374" table:style-name="ce210">
            <text:p>1,374</text:p>
          </table:table-cell>
          <table:table-cell office:value-type="float" office:value="43.591370558375637" table:style-name="ce207">
            <text:p>43.6</text:p>
          </table:table-cell>
          <table:table-cell office:value-type="float" office:value="3121" table:style-name="ce210">
            <text:p>3,121</text:p>
          </table:table-cell>
          <table:table-cell office:value-type="float" office:value="1331" table:style-name="ce209">
            <text:p>1,331</text:p>
          </table:table-cell>
          <table:table-cell office:value-type="float" office:value="42.646587632169172" table:style-name="ce208">
            <text:p>42.6</text:p>
          </table:table-cell>
          <table:table-cell office:value-type="float" office:value="2901" table:style-name="ce209">
            <text:p>2,901</text:p>
          </table:table-cell>
          <table:table-cell office:value-type="float" office:value="80" table:style-name="ce210">
            <text:p>80</text:p>
          </table:table-cell>
          <table:table-cell office:value-type="float" office:value="2.7576697690451568" table:style-name="ce207">
            <text:p>2.8</text:p>
          </table:table-cell>
          <table:table-cell office:value-type="float" office:value="2848" table:style-name="ce210">
            <text:p>2,848</text:p>
          </table:table-cell>
          <table:table-cell office:value-type="float" office:value="63" table:style-name="ce209">
            <text:p>63</text:p>
          </table:table-cell>
          <table:table-cell office:value-type="float" office:value="2.2120786516853932" table:style-name="ce207">
            <text:p>2.2</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6000047</text:p>
          </table:table-cell>
          <table:table-cell office:value-type="string" table:style-name="ce213">
            <text:p>County Durham</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6156" table:style-name="ce209">
            <text:p>6,156</text:p>
          </table:table-cell>
          <table:table-cell office:value-type="float" office:value="3088" table:style-name="ce209">
            <text:p>3,088</text:p>
          </table:table-cell>
          <table:table-cell office:value-type="float" office:value="50.162443144899285" table:style-name="ce208">
            <text:p>50.2</text:p>
          </table:table-cell>
          <table:table-cell office:value-type="float" office:value="5988" table:style-name="ce209">
            <text:p>5,988</text:p>
          </table:table-cell>
          <table:table-cell office:value-type="float" office:value="2546" table:style-name="ce210">
            <text:p>2,546</text:p>
          </table:table-cell>
          <table:table-cell office:value-type="float" office:value="42.518370073480291" table:style-name="ce207">
            <text:p>42.5</text:p>
          </table:table-cell>
          <table:table-cell office:value-type="float" office:value="5760" table:style-name="ce210">
            <text:p>5,760</text:p>
          </table:table-cell>
          <table:table-cell office:value-type="float" office:value="2428" table:style-name="ce209">
            <text:p>2,428</text:p>
          </table:table-cell>
          <table:table-cell office:value-type="float" office:value="42.152777777777779" table:style-name="ce208">
            <text:p>42.2</text:p>
          </table:table-cell>
          <table:table-cell office:value-type="float" office:value="5487" table:style-name="ce209">
            <text:p>5,487</text:p>
          </table:table-cell>
          <table:table-cell office:value-type="float" office:value="77" table:style-name="ce210">
            <text:p>77</text:p>
          </table:table-cell>
          <table:table-cell office:value-type="float" office:value="1.4033169309276472" table:style-name="ce207">
            <text:p>1.4</text:p>
          </table:table-cell>
          <table:table-cell office:value-type="float" office:value="5226" table:style-name="ce210">
            <text:p>5,226</text:p>
          </table:table-cell>
          <table:table-cell office:value-type="float" office:value="63" table:style-name="ce209">
            <text:p>63</text:p>
          </table:table-cell>
          <table:table-cell office:value-type="float" office:value="1.2055109070034442" table:style-name="ce207">
            <text:p>1.2</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10000006</text:p>
          </table:table-cell>
          <table:table-cell office:value-type="string" table:style-name="ce213">
            <text:p>Cumbria</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5871" table:style-name="ce209">
            <text:p>5,871</text:p>
          </table:table-cell>
          <table:table-cell office:value-type="float" office:value="3297" table:style-name="ce209">
            <text:p>3,297</text:p>
          </table:table-cell>
          <table:table-cell office:value-type="float" office:value="56.157383750638736" table:style-name="ce208">
            <text:p>56.2</text:p>
          </table:table-cell>
          <table:table-cell office:value-type="float" office:value="5688" table:style-name="ce209">
            <text:p>5,688</text:p>
          </table:table-cell>
          <table:table-cell office:value-type="float" office:value="2752" table:style-name="ce210">
            <text:p>2,752</text:p>
          </table:table-cell>
          <table:table-cell office:value-type="float" office:value="48.38255977496484" table:style-name="ce207">
            <text:p>48.4</text:p>
          </table:table-cell>
          <table:table-cell office:value-type="float" office:value="5730" table:style-name="ce210">
            <text:p>5,730</text:p>
          </table:table-cell>
          <table:table-cell office:value-type="float" office:value="2781" table:style-name="ce209">
            <text:p>2,781</text:p>
          </table:table-cell>
          <table:table-cell office:value-type="float" office:value="48.534031413612567" table:style-name="ce208">
            <text:p>48.5</text:p>
          </table:table-cell>
          <table:table-cell office:value-type="float" office:value="5384" table:style-name="ce209">
            <text:p>5,384</text:p>
          </table:table-cell>
          <table:table-cell office:value-type="float" office:value="49" table:style-name="ce210">
            <text:p>49</text:p>
          </table:table-cell>
          <table:table-cell office:value-type="float" office:value="0.91010401188707291" table:style-name="ce207">
            <text:p>0.9</text:p>
          </table:table-cell>
          <table:table-cell office:value-type="float" office:value="5265" table:style-name="ce210">
            <text:p>5,265</text:p>
          </table:table-cell>
          <table:table-cell office:value-type="float" office:value="56" table:style-name="ce209">
            <text:p>56</text:p>
          </table:table-cell>
          <table:table-cell office:value-type="float" office:value="1.0636277302943971" table:style-name="ce207">
            <text:p>1.1</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6000005</text:p>
          </table:table-cell>
          <table:table-cell office:value-type="string" table:style-name="ce213">
            <text:p>Darlingto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303" table:style-name="ce209">
            <text:p>1,303</text:p>
          </table:table-cell>
          <table:table-cell office:value-type="float" office:value="589" table:style-name="ce209">
            <text:p>589</text:p>
          </table:table-cell>
          <table:table-cell office:value-type="float" office:value="45.203376822716805" table:style-name="ce208">
            <text:p>45.2</text:p>
          </table:table-cell>
          <table:table-cell office:value-type="float" office:value="1321" table:style-name="ce209">
            <text:p>1,321</text:p>
          </table:table-cell>
          <table:table-cell office:value-type="float" office:value="568" table:style-name="ce210">
            <text:p>568</text:p>
          </table:table-cell>
          <table:table-cell office:value-type="float" office:value="42.997728993186982" table:style-name="ce207">
            <text:p>43.0</text:p>
          </table:table-cell>
          <table:table-cell office:value-type="float" office:value="1336" table:style-name="ce210">
            <text:p>1,336</text:p>
          </table:table-cell>
          <table:table-cell office:value-type="float" office:value="540" table:style-name="ce209">
            <text:p>540</text:p>
          </table:table-cell>
          <table:table-cell office:value-type="float" office:value="40.419161676646709" table:style-name="ce208">
            <text:p>40.4</text:p>
          </table:table-cell>
          <table:table-cell office:value-type="float" office:value="1183" table:style-name="ce209">
            <text:p>1,183</text:p>
          </table:table-cell>
          <table:table-cell office:value-type="float" office:value="10" table:style-name="ce210">
            <text:p>10</text:p>
          </table:table-cell>
          <table:table-cell office:value-type="float" office:value="0.84530853761623004" table:style-name="ce207">
            <text:p>0.8</text:p>
          </table:table-cell>
          <table:table-cell office:value-type="float" office:value="1189" table:style-name="ce210">
            <text:p>1,189</text:p>
          </table:table-cell>
          <table:table-cell office:value-type="float" office:value="18" table:style-name="ce209">
            <text:p>18</text:p>
          </table:table-cell>
          <table:table-cell office:value-type="float" office:value="1.5138772077375946" table:style-name="ce207">
            <text:p>1.5</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8000017</text:p>
          </table:table-cell>
          <table:table-cell office:value-type="string" table:style-name="ce213">
            <text:p>Doncaster</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739" table:style-name="ce209">
            <text:p>3,739</text:p>
          </table:table-cell>
          <table:table-cell office:value-type="float" office:value="1584" table:style-name="ce209">
            <text:p>1,584</text:p>
          </table:table-cell>
          <table:table-cell office:value-type="float" office:value="42.364268520994919" table:style-name="ce208">
            <text:p>42.4</text:p>
          </table:table-cell>
          <table:table-cell office:value-type="float" office:value="3706" table:style-name="ce209">
            <text:p>3,706</text:p>
          </table:table-cell>
          <table:table-cell office:value-type="float" office:value="1254" table:style-name="ce210">
            <text:p>1,254</text:p>
          </table:table-cell>
          <table:table-cell office:value-type="float" office:value="33.837021046950888" table:style-name="ce207">
            <text:p>33.8</text:p>
          </table:table-cell>
          <table:table-cell office:value-type="float" office:value="3734" table:style-name="ce210">
            <text:p>3,734</text:p>
          </table:table-cell>
          <table:table-cell office:value-type="float" office:value="1188" table:style-name="ce209">
            <text:p>1,188</text:p>
          </table:table-cell>
          <table:table-cell office:value-type="float" office:value="31.815747188002142" table:style-name="ce208">
            <text:p>31.8</text:p>
          </table:table-cell>
          <table:table-cell office:value-type="float" office:value="3237" table:style-name="ce209">
            <text:p>3,237</text:p>
          </table:table-cell>
          <table:table-cell office:value-type="float" office:value="0" table:style-name="ce210">
            <text:p>0</text:p>
          </table:table-cell>
          <table:table-cell office:value-type="float" office:value="0" table:style-name="ce207">
            <text:p>0.0</text:p>
          </table:table-cell>
          <table:table-cell office:value-type="float" office:value="3044" table:style-name="ce210">
            <text:p>3,044</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6000011</text:p>
          </table:table-cell>
          <table:table-cell office:value-type="string" table:style-name="ce213">
            <text:p>East Riding Of York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705" table:style-name="ce209">
            <text:p>3,705</text:p>
          </table:table-cell>
          <table:table-cell office:value-type="float" office:value="1742" table:style-name="ce209">
            <text:p>1,742</text:p>
          </table:table-cell>
          <table:table-cell office:value-type="float" office:value="47.017543859649123" table:style-name="ce208">
            <text:p>47.0</text:p>
          </table:table-cell>
          <table:table-cell office:value-type="float" office:value="3726" table:style-name="ce209">
            <text:p>3,726</text:p>
          </table:table-cell>
          <table:table-cell office:value-type="float" office:value="1664" table:style-name="ce210">
            <text:p>1,664</text:p>
          </table:table-cell>
          <table:table-cell office:value-type="float" office:value="44.659151905528716" table:style-name="ce207">
            <text:p>44.7</text:p>
          </table:table-cell>
          <table:table-cell office:value-type="float" office:value="3672" table:style-name="ce210">
            <text:p>3,672</text:p>
          </table:table-cell>
          <table:table-cell office:value-type="float" office:value="1515" table:style-name="ce209">
            <text:p>1,515</text:p>
          </table:table-cell>
          <table:table-cell office:value-type="float" office:value="41.25816993464052" table:style-name="ce208">
            <text:p>41.3</text:p>
          </table:table-cell>
          <table:table-cell office:value-type="float" office:value="3497" table:style-name="ce209">
            <text:p>3,497</text:p>
          </table:table-cell>
          <table:table-cell office:value-type="float" office:value="21" table:style-name="ce210">
            <text:p>21</text:p>
          </table:table-cell>
          <table:table-cell office:value-type="float" office:value="0.60051472690877894" table:style-name="ce207">
            <text:p>0.6</text:p>
          </table:table-cell>
          <table:table-cell office:value-type="float" office:value="3274" table:style-name="ce210">
            <text:p>3,274</text:p>
          </table:table-cell>
          <table:table-cell office:value-type="float" office:value="88" table:style-name="ce209">
            <text:p>88</text:p>
          </table:table-cell>
          <table:table-cell office:value-type="float" office:value="2.6878436163714112" table:style-name="ce207">
            <text:p>2.7</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8000020</text:p>
          </table:table-cell>
          <table:table-cell office:value-type="string" table:style-name="ce213">
            <text:p>Gateshead</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338" table:style-name="ce209">
            <text:p>2,338</text:p>
          </table:table-cell>
          <table:table-cell office:value-type="float" office:value="1477" table:style-name="ce209">
            <text:p>1,477</text:p>
          </table:table-cell>
          <table:table-cell office:value-type="float" office:value="63.17365269461078" table:style-name="ce208">
            <text:p>63.2</text:p>
          </table:table-cell>
          <table:table-cell office:value-type="float" office:value="2322" table:style-name="ce209">
            <text:p>2,322</text:p>
          </table:table-cell>
          <table:table-cell office:value-type="float" office:value="1237" table:style-name="ce210">
            <text:p>1,237</text:p>
          </table:table-cell>
          <table:table-cell office:value-type="float" office:value="53.273040482342807" table:style-name="ce207">
            <text:p>53.3</text:p>
          </table:table-cell>
          <table:table-cell office:value-type="float" office:value="2346" table:style-name="ce210">
            <text:p>2,346</text:p>
          </table:table-cell>
          <table:table-cell office:value-type="float" office:value="1146" table:style-name="ce209">
            <text:p>1,146</text:p>
          </table:table-cell>
          <table:table-cell office:value-type="float" office:value="48.849104859335043" table:style-name="ce208">
            <text:p>48.8</text:p>
          </table:table-cell>
          <table:table-cell office:value-type="float" office:value="2116" table:style-name="ce209">
            <text:p>2,116</text:p>
          </table:table-cell>
          <table:table-cell office:value-type="float" office:value="33" table:style-name="ce210">
            <text:p>33</text:p>
          </table:table-cell>
          <table:table-cell office:value-type="float" office:value="1.5595463137996219" table:style-name="ce207">
            <text:p>1.6</text:p>
          </table:table-cell>
          <table:table-cell office:value-type="float" office:value="2075" table:style-name="ce210">
            <text:p>2,075</text:p>
          </table:table-cell>
          <table:table-cell office:value-type="float" office:value="68" table:style-name="ce209">
            <text:p>68</text:p>
          </table:table-cell>
          <table:table-cell office:value-type="float" office:value="3.2771084337349397" table:style-name="ce207">
            <text:p>3.3</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6000001</text:p>
          </table:table-cell>
          <table:table-cell office:value-type="string" table:style-name="ce213">
            <text:p>Hartlepool</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178" table:style-name="ce209">
            <text:p>1,178</text:p>
          </table:table-cell>
          <table:table-cell office:value-type="float" office:value="498" table:style-name="ce209">
            <text:p>498</text:p>
          </table:table-cell>
          <table:table-cell office:value-type="float" office:value="42.275042444821729" table:style-name="ce208">
            <text:p>42.3</text:p>
          </table:table-cell>
          <table:table-cell office:value-type="float" office:value="1179" table:style-name="ce209">
            <text:p>1,179</text:p>
          </table:table-cell>
          <table:table-cell office:value-type="float" office:value="412" table:style-name="ce210">
            <text:p>412</text:p>
          </table:table-cell>
          <table:table-cell office:value-type="float" office:value="34.944868532654795" table:style-name="ce207">
            <text:p>34.9</text:p>
          </table:table-cell>
          <table:table-cell office:value-type="float" office:value="1146" table:style-name="ce210">
            <text:p>1,146</text:p>
          </table:table-cell>
          <table:table-cell office:value-type="float" office:value="402" table:style-name="ce209">
            <text:p>402</text:p>
          </table:table-cell>
          <table:table-cell office:value-type="float" office:value="35.078534031413611" table:style-name="ce208">
            <text:p>35.1</text:p>
          </table:table-cell>
          <table:table-cell office:value-type="float" office:value="1116" table:style-name="ce209">
            <text:p>1,116</text:p>
          </table:table-cell>
          <table:table-cell office:value-type="float" office:value="9" table:style-name="ce210">
            <text:p>9</text:p>
          </table:table-cell>
          <table:table-cell office:value-type="float" office:value="0.80645161290322576" table:style-name="ce207">
            <text:p>0.8</text:p>
          </table:table-cell>
          <table:table-cell office:value-type="float" office:value="1099" table:style-name="ce210">
            <text:p>1,099</text:p>
          </table:table-cell>
          <table:table-cell office:value-type="float" office:value="14" table:style-name="ce209">
            <text:p>14</text:p>
          </table:table-cell>
          <table:table-cell office:value-type="float" office:value="1.2738853503184715" table:style-name="ce207">
            <text:p>1.3</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6000010</text:p>
          </table:table-cell>
          <table:table-cell office:value-type="string" table:style-name="ce213">
            <text:p>Kingston Upon Hull, City Of</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496" table:style-name="ce209">
            <text:p>3,496</text:p>
          </table:table-cell>
          <table:table-cell office:value-type="float" office:value="1091" table:style-name="ce209">
            <text:p>1,091</text:p>
          </table:table-cell>
          <table:table-cell office:value-type="float" office:value="31.207093821510295" table:style-name="ce208">
            <text:p>31.2</text:p>
          </table:table-cell>
          <table:table-cell office:value-type="float" office:value="3448" table:style-name="ce209">
            <text:p>3,448</text:p>
          </table:table-cell>
          <table:table-cell office:value-type="float" office:value="959" table:style-name="ce210">
            <text:p>959</text:p>
          </table:table-cell>
          <table:table-cell office:value-type="float" office:value="27.813225058004644" table:style-name="ce207">
            <text:p>27.8</text:p>
          </table:table-cell>
          <table:table-cell office:value-type="float" office:value="3357" table:style-name="ce210">
            <text:p>3,357</text:p>
          </table:table-cell>
          <table:table-cell office:value-type="float" office:value="849" table:style-name="ce209">
            <text:p>849</text:p>
          </table:table-cell>
          <table:table-cell office:value-type="float" office:value="25.290437890974083" table:style-name="ce208">
            <text:p>25.3</text:p>
          </table:table-cell>
          <table:table-cell office:value-type="float" office:value="3049" table:style-name="ce209">
            <text:p>3,049</text:p>
          </table:table-cell>
          <table:table-cell office:value-type="float" office:value="23" table:style-name="ce210">
            <text:p>23</text:p>
          </table:table-cell>
          <table:table-cell office:value-type="float" office:value="0.75434568711052807" table:style-name="ce207">
            <text:p>0.8</text:p>
          </table:table-cell>
          <table:table-cell office:value-type="float" office:value="2908" table:style-name="ce210">
            <text:p>2,908</text:p>
          </table:table-cell>
          <table:table-cell office:value-type="float" office:value="45" table:style-name="ce209">
            <text:p>45</text:p>
          </table:table-cell>
          <table:table-cell office:value-type="float" office:value="1.5474552957359009" table:style-name="ce207">
            <text:p>1.5</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8000034</text:p>
          </table:table-cell>
          <table:table-cell office:value-type="string" table:style-name="ce213">
            <text:p>Kirklees</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5910" table:style-name="ce209">
            <text:p>5,910</text:p>
          </table:table-cell>
          <table:table-cell office:value-type="float" office:value="2246" table:style-name="ce209">
            <text:p>2,246</text:p>
          </table:table-cell>
          <table:table-cell office:value-type="float" office:value="38.003384094754658" table:style-name="ce208">
            <text:p>38.0</text:p>
          </table:table-cell>
          <table:table-cell office:value-type="float" office:value="5632" table:style-name="ce209">
            <text:p>5,632</text:p>
          </table:table-cell>
          <table:table-cell office:value-type="float" office:value="2008" table:style-name="ce210">
            <text:p>2,008</text:p>
          </table:table-cell>
          <table:table-cell office:value-type="float" office:value="35.653409090909086" table:style-name="ce207">
            <text:p>35.7</text:p>
          </table:table-cell>
          <table:table-cell office:value-type="float" office:value="5630" table:style-name="ce210">
            <text:p>5,630</text:p>
          </table:table-cell>
          <table:table-cell office:value-type="float" office:value="1961" table:style-name="ce209">
            <text:p>1,961</text:p>
          </table:table-cell>
          <table:table-cell office:value-type="float" office:value="34.831261101243335" table:style-name="ce208">
            <text:p>34.8</text:p>
          </table:table-cell>
          <table:table-cell office:value-type="float" office:value="5055" table:style-name="ce209">
            <text:p>5,055</text:p>
          </table:table-cell>
          <table:table-cell office:value-type="float" office:value="0" table:style-name="ce210">
            <text:p>0</text:p>
          </table:table-cell>
          <table:table-cell office:value-type="float" office:value="0" table:style-name="ce207">
            <text:p>0.0</text:p>
          </table:table-cell>
          <table:table-cell office:value-type="float" office:value="5053" table:style-name="ce210">
            <text:p>5,053</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8000035</text:p>
          </table:table-cell>
          <table:table-cell office:value-type="string" table:style-name="ce213">
            <text:p>Leeds</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0590" table:style-name="ce209">
            <text:p>10,590</text:p>
          </table:table-cell>
          <table:table-cell office:value-type="float" office:value="3904" table:style-name="ce209">
            <text:p>3,904</text:p>
          </table:table-cell>
          <table:table-cell office:value-type="float" office:value="36.864966949952787" table:style-name="ce208">
            <text:p>36.9</text:p>
          </table:table-cell>
          <table:table-cell office:value-type="float" office:value="10583" table:style-name="ce209">
            <text:p>10,583</text:p>
          </table:table-cell>
          <table:table-cell office:value-type="float" office:value="3535" table:style-name="ce210">
            <text:p>3,535</text:p>
          </table:table-cell>
          <table:table-cell office:value-type="float" office:value="33.402626854389119" table:style-name="ce207">
            <text:p>33.4</text:p>
          </table:table-cell>
          <table:table-cell office:value-type="float" office:value="10150" table:style-name="ce210">
            <text:p>10,150</text:p>
          </table:table-cell>
          <table:table-cell office:value-type="float" office:value="3420" table:style-name="ce209">
            <text:p>3,420</text:p>
          </table:table-cell>
          <table:table-cell office:value-type="float" office:value="33.694581280788178" table:style-name="ce208">
            <text:p>33.7</text:p>
          </table:table-cell>
          <table:table-cell office:value-type="float" office:value="9067" table:style-name="ce209">
            <text:p>9,067</text:p>
          </table:table-cell>
          <table:table-cell office:value-type="float" office:value="64" table:style-name="ce210">
            <text:p>64</text:p>
          </table:table-cell>
          <table:table-cell office:value-type="float" office:value="0.70585640233814939" table:style-name="ce207">
            <text:p>0.7</text:p>
          </table:table-cell>
          <table:table-cell office:value-type="float" office:value="8704" table:style-name="ce210">
            <text:p>8,704</text:p>
          </table:table-cell>
          <table:table-cell office:value-type="float" office:value="47" table:style-name="ce209">
            <text:p>47</text:p>
          </table:table-cell>
          <table:table-cell office:value-type="float" office:value="0.53998161764705876" table:style-name="ce207">
            <text:p>0.5</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6000002</text:p>
          </table:table-cell>
          <table:table-cell office:value-type="string" table:style-name="ce213">
            <text:p>Middlesbrough</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965" table:style-name="ce209">
            <text:p>1,965</text:p>
          </table:table-cell>
          <table:table-cell office:value-type="float" office:value="518" table:style-name="ce209">
            <text:p>518</text:p>
          </table:table-cell>
          <table:table-cell office:value-type="float" office:value="26.361323155216287" table:style-name="ce208">
            <text:p>26.4</text:p>
          </table:table-cell>
          <table:table-cell office:value-type="float" office:value="1868" table:style-name="ce209">
            <text:p>1,868</text:p>
          </table:table-cell>
          <table:table-cell office:value-type="float" office:value="411" table:style-name="ce210">
            <text:p>411</text:p>
          </table:table-cell>
          <table:table-cell office:value-type="float" office:value="22.002141327623125" table:style-name="ce207">
            <text:p>22.0</text:p>
          </table:table-cell>
          <table:table-cell office:value-type="float" office:value="1749" table:style-name="ce210">
            <text:p>1,749</text:p>
          </table:table-cell>
          <table:table-cell office:value-type="float" office:value="327" table:style-name="ce209">
            <text:p>327</text:p>
          </table:table-cell>
          <table:table-cell office:value-type="float" office:value="18.69639794168096" table:style-name="ce208">
            <text:p>18.7</text:p>
          </table:table-cell>
          <table:table-cell office:value-type="float" office:value="1663" table:style-name="ce209">
            <text:p>1,663</text:p>
          </table:table-cell>
          <table:table-cell office:value-type="float" office:value="7" table:style-name="ce210">
            <text:p>7</text:p>
          </table:table-cell>
          <table:table-cell office:value-type="float" office:value="0.42092603728202049" table:style-name="ce207">
            <text:p>0.4</text:p>
          </table:table-cell>
          <table:table-cell office:value-type="float" office:value="1632" table:style-name="ce210">
            <text:p>1,632</text:p>
          </table:table-cell>
          <table:table-cell office:value-type="float" office:value="6" table:style-name="ce209">
            <text:p>6</text:p>
          </table:table-cell>
          <table:table-cell office:value-type="float" office:value="0.36764705882352938" table:style-name="ce207">
            <text:p>0.4</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8000021</text:p>
          </table:table-cell>
          <table:table-cell office:value-type="string" table:style-name="ce213">
            <text:p>Newcastle Upon Tyn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494" table:style-name="ce209">
            <text:p>3,494</text:p>
          </table:table-cell>
          <table:table-cell office:value-type="float" office:value="1402" table:style-name="ce209">
            <text:p>1,402</text:p>
          </table:table-cell>
          <table:table-cell office:value-type="float" office:value="40.125930165998859" table:style-name="ce208">
            <text:p>40.1</text:p>
          </table:table-cell>
          <table:table-cell office:value-type="float" office:value="3494" table:style-name="ce209">
            <text:p>3,494</text:p>
          </table:table-cell>
          <table:table-cell office:value-type="float" office:value="1196" table:style-name="ce210">
            <text:p>1,196</text:p>
          </table:table-cell>
          <table:table-cell office:value-type="float" office:value="34.230108757870639" table:style-name="ce207">
            <text:p>34.2</text:p>
          </table:table-cell>
          <table:table-cell office:value-type="float" office:value="3455" table:style-name="ce210">
            <text:p>3,455</text:p>
          </table:table-cell>
          <table:table-cell office:value-type="float" office:value="1193" table:style-name="ce209">
            <text:p>1,193</text:p>
          </table:table-cell>
          <table:table-cell office:value-type="float" office:value="34.529667149059335" table:style-name="ce208">
            <text:p>34.5</text:p>
          </table:table-cell>
          <table:table-cell office:value-type="float" office:value="2859" table:style-name="ce209">
            <text:p>2,859</text:p>
          </table:table-cell>
          <table:table-cell office:value-type="float" office:value="34" table:style-name="ce210">
            <text:p>34</text:p>
          </table:table-cell>
          <table:table-cell office:value-type="float" office:value="1.1892270024484084" table:style-name="ce207">
            <text:p>1.2</text:p>
          </table:table-cell>
          <table:table-cell office:value-type="float" office:value="2760" table:style-name="ce210">
            <text:p>2,760</text:p>
          </table:table-cell>
          <table:table-cell office:value-type="float" office:value="32" table:style-name="ce209">
            <text:p>32</text:p>
          </table:table-cell>
          <table:table-cell office:value-type="float" office:value="1.1594202898550725" table:style-name="ce207">
            <text:p>1.2</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6000012</text:p>
          </table:table-cell>
          <table:table-cell office:value-type="string" table:style-name="ce213">
            <text:p>North East Lincoln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070" table:style-name="ce209">
            <text:p>2,070</text:p>
          </table:table-cell>
          <table:table-cell office:value-type="float" office:value="715" table:style-name="ce209">
            <text:p>715</text:p>
          </table:table-cell>
          <table:table-cell office:value-type="float" office:value="34.541062801932362" table:style-name="ce208">
            <text:p>34.5</text:p>
          </table:table-cell>
          <table:table-cell office:value-type="float" office:value="1992" table:style-name="ce209">
            <text:p>1,992</text:p>
          </table:table-cell>
          <table:table-cell office:value-type="float" office:value="598" table:style-name="ce210">
            <text:p>598</text:p>
          </table:table-cell>
          <table:table-cell office:value-type="float" office:value="30.020080321285143" table:style-name="ce207">
            <text:p>30.0</text:p>
          </table:table-cell>
          <table:table-cell office:value-type="float" office:value="1974" table:style-name="ce210">
            <text:p>1,974</text:p>
          </table:table-cell>
          <table:table-cell office:value-type="float" office:value="584" table:style-name="ce209">
            <text:p>584</text:p>
          </table:table-cell>
          <table:table-cell office:value-type="float" office:value="29.584599797365758" table:style-name="ce208">
            <text:p>29.6</text:p>
          </table:table-cell>
          <table:table-cell office:value-type="float" office:value="2033" table:style-name="ce209">
            <text:p>2,033</text:p>
          </table:table-cell>
          <table:table-cell office:value-type="float" office:value="59" table:style-name="ce210">
            <text:p>59</text:p>
          </table:table-cell>
          <table:table-cell office:value-type="float" office:value="2.9021151008362023" table:style-name="ce207">
            <text:p>2.9</text:p>
          </table:table-cell>
          <table:table-cell office:value-type="float" office:value="1902" table:style-name="ce210">
            <text:p>1,902</text:p>
          </table:table-cell>
          <table:table-cell office:value-type="float" office:value="57" table:style-name="ce209">
            <text:p>57</text:p>
          </table:table-cell>
          <table:table-cell office:value-type="float" office:value="2.9968454258675079" table:style-name="ce207">
            <text:p>3.0</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6000013</text:p>
          </table:table-cell>
          <table:table-cell office:value-type="string" table:style-name="ce213">
            <text:p>North Lincoln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071" table:style-name="ce209">
            <text:p>2,071</text:p>
          </table:table-cell>
          <table:table-cell office:value-type="float" office:value="905" table:style-name="ce209">
            <text:p>905</text:p>
          </table:table-cell>
          <table:table-cell office:value-type="float" office:value="43.698696281989378" table:style-name="ce208">
            <text:p>43.7</text:p>
          </table:table-cell>
          <table:table-cell office:value-type="float" office:value="2144" table:style-name="ce209">
            <text:p>2,144</text:p>
          </table:table-cell>
          <table:table-cell office:value-type="float" office:value="717" table:style-name="ce210">
            <text:p>717</text:p>
          </table:table-cell>
          <table:table-cell office:value-type="float" office:value="33.442164179104481" table:style-name="ce207">
            <text:p>33.4</text:p>
          </table:table-cell>
          <table:table-cell office:value-type="float" office:value="2163" table:style-name="ce210">
            <text:p>2,163</text:p>
          </table:table-cell>
          <table:table-cell office:value-type="float" office:value="680" table:style-name="ce209">
            <text:p>680</text:p>
          </table:table-cell>
          <table:table-cell office:value-type="float" office:value="31.437817845584838" table:style-name="ce208">
            <text:p>31.4</text:p>
          </table:table-cell>
          <table:table-cell office:value-type="float" office:value="1940" table:style-name="ce209">
            <text:p>1,940</text:p>
          </table:table-cell>
          <table:table-cell office:value-type="float" office:value="0" table:style-name="ce210">
            <text:p>0</text:p>
          </table:table-cell>
          <table:table-cell office:value-type="float" office:value="0" table:style-name="ce207">
            <text:p>0.0</text:p>
          </table:table-cell>
          <table:table-cell office:value-type="float" office:value="1911" table:style-name="ce210">
            <text:p>1,911</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8000022</text:p>
          </table:table-cell>
          <table:table-cell office:value-type="string" table:style-name="ce213">
            <text:p>North Tynesid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347" table:style-name="ce209">
            <text:p>2,347</text:p>
          </table:table-cell>
          <table:table-cell office:value-type="float" office:value="1324" table:style-name="ce209">
            <text:p>1,324</text:p>
          </table:table-cell>
          <table:table-cell office:value-type="float" office:value="56.412441414571788" table:style-name="ce208">
            <text:p>56.4</text:p>
          </table:table-cell>
          <table:table-cell office:value-type="float" office:value="2390" table:style-name="ce209">
            <text:p>2,390</text:p>
          </table:table-cell>
          <table:table-cell office:value-type="float" office:value="1234" table:style-name="ce210">
            <text:p>1,234</text:p>
          </table:table-cell>
          <table:table-cell office:value-type="float" office:value="51.631799163179913" table:style-name="ce207">
            <text:p>51.6</text:p>
          </table:table-cell>
          <table:table-cell office:value-type="float" office:value="2315" table:style-name="ce210">
            <text:p>2,315</text:p>
          </table:table-cell>
          <table:table-cell office:value-type="float" office:value="1202" table:style-name="ce209">
            <text:p>1,202</text:p>
          </table:table-cell>
          <table:table-cell office:value-type="float" office:value="51.92224622030237" table:style-name="ce208">
            <text:p>51.9</text:p>
          </table:table-cell>
          <table:table-cell office:value-type="float" office:value="2156" table:style-name="ce209">
            <text:p>2,156</text:p>
          </table:table-cell>
          <table:table-cell office:value-type="float" office:value="56" table:style-name="ce210">
            <text:p>56</text:p>
          </table:table-cell>
          <table:table-cell office:value-type="float" office:value="2.5974025974025974" table:style-name="ce207">
            <text:p>2.6</text:p>
          </table:table-cell>
          <table:table-cell office:value-type="float" office:value="2269" table:style-name="ce210">
            <text:p>2,269</text:p>
          </table:table-cell>
          <table:table-cell office:value-type="float" office:value="50" table:style-name="ce209">
            <text:p>50</text:p>
          </table:table-cell>
          <table:table-cell office:value-type="float" office:value="2.2036139268400179" table:style-name="ce207">
            <text:p>2.2</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10000023</text:p>
          </table:table-cell>
          <table:table-cell office:value-type="string" table:style-name="ce213">
            <text:p>North York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7335" table:style-name="ce209">
            <text:p>7,335</text:p>
          </table:table-cell>
          <table:table-cell office:value-type="float" office:value="4322" table:style-name="ce209">
            <text:p>4,322</text:p>
          </table:table-cell>
          <table:table-cell office:value-type="float" office:value="58.922972051806411" table:style-name="ce208">
            <text:p>58.9</text:p>
          </table:table-cell>
          <table:table-cell office:value-type="float" office:value="7221" table:style-name="ce209">
            <text:p>7,221</text:p>
          </table:table-cell>
          <table:table-cell office:value-type="float" office:value="3931" table:style-name="ce210">
            <text:p>3,931</text:p>
          </table:table-cell>
          <table:table-cell office:value-type="float" office:value="54.438443428887965" table:style-name="ce207">
            <text:p>54.4</text:p>
          </table:table-cell>
          <table:table-cell office:value-type="float" office:value="7140" table:style-name="ce210">
            <text:p>7,140</text:p>
          </table:table-cell>
          <table:table-cell office:value-type="float" office:value="3938" table:style-name="ce209">
            <text:p>3,938</text:p>
          </table:table-cell>
          <table:table-cell office:value-type="float" office:value="55.154061624649863" table:style-name="ce208">
            <text:p>55.2</text:p>
          </table:table-cell>
          <table:table-cell office:value-type="float" office:value="5895" table:style-name="ce209">
            <text:p>5,895</text:p>
          </table:table-cell>
          <table:table-cell office:value-type="float" office:value="47" table:style-name="ce210">
            <text:p>47</text:p>
          </table:table-cell>
          <table:table-cell office:value-type="float" office:value="0.79728583545377441" table:style-name="ce207">
            <text:p>0.8</text:p>
          </table:table-cell>
          <table:table-cell office:value-type="float" office:value="5386" table:style-name="ce210">
            <text:p>5,386</text:p>
          </table:table-cell>
          <table:table-cell office:value-type="float" office:value="55" table:style-name="ce209">
            <text:p>55</text:p>
          </table:table-cell>
          <table:table-cell office:value-type="float" office:value="1.0211659858893429" table:style-name="ce207">
            <text:p>1.0</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6000048</text:p>
          </table:table-cell>
          <table:table-cell office:value-type="string" table:style-name="ce213">
            <text:p>Northumberland</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507" table:style-name="ce209">
            <text:p>3,507</text:p>
          </table:table-cell>
          <table:table-cell office:value-type="float" office:value="1955" table:style-name="ce209">
            <text:p>1,955</text:p>
          </table:table-cell>
          <table:table-cell office:value-type="float" office:value="55.745651554034794" table:style-name="ce208">
            <text:p>55.7</text:p>
          </table:table-cell>
          <table:table-cell office:value-type="float" office:value="3426" table:style-name="ce209">
            <text:p>3,426</text:p>
          </table:table-cell>
          <table:table-cell office:value-type="float" office:value="1711" table:style-name="ce210">
            <text:p>1,711</text:p>
          </table:table-cell>
          <table:table-cell office:value-type="float" office:value="49.941622883829538" table:style-name="ce207">
            <text:p>49.9</text:p>
          </table:table-cell>
          <table:table-cell office:value-type="float" office:value="3447" table:style-name="ce210">
            <text:p>3,447</text:p>
          </table:table-cell>
          <table:table-cell office:value-type="float" office:value="1704" table:style-name="ce209">
            <text:p>1,704</text:p>
          </table:table-cell>
          <table:table-cell office:value-type="float" office:value="49.434290687554395" table:style-name="ce208">
            <text:p>49.4</text:p>
          </table:table-cell>
          <table:table-cell office:value-type="float" office:value="3222" table:style-name="ce209">
            <text:p>3,222</text:p>
          </table:table-cell>
          <table:table-cell office:value-type="float" office:value="86" table:style-name="ce210">
            <text:p>86</text:p>
          </table:table-cell>
          <table:table-cell office:value-type="float" office:value="2.6691495965238983" table:style-name="ce207">
            <text:p>2.7</text:p>
          </table:table-cell>
          <table:table-cell office:value-type="float" office:value="3231" table:style-name="ce210">
            <text:p>3,231</text:p>
          </table:table-cell>
          <table:table-cell office:value-type="float" office:value="69" table:style-name="ce209">
            <text:p>69</text:p>
          </table:table-cell>
          <table:table-cell office:value-type="float" office:value="2.1355617455896008" table:style-name="ce207">
            <text:p>2.1</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6000003</text:p>
          </table:table-cell>
          <table:table-cell office:value-type="string" table:style-name="ce213">
            <text:p>Redcar and Cleveland</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797" table:style-name="ce209">
            <text:p>1,797</text:p>
          </table:table-cell>
          <table:table-cell office:value-type="float" office:value="730" table:style-name="ce209">
            <text:p>730</text:p>
          </table:table-cell>
          <table:table-cell office:value-type="float" office:value="40.623260990539791" table:style-name="ce208">
            <text:p>40.6</text:p>
          </table:table-cell>
          <table:table-cell office:value-type="float" office:value="1700" table:style-name="ce209">
            <text:p>1,700</text:p>
          </table:table-cell>
          <table:table-cell office:value-type="float" office:value="581" table:style-name="ce210">
            <text:p>581</text:p>
          </table:table-cell>
          <table:table-cell office:value-type="float" office:value="34.17647058823529" table:style-name="ce207">
            <text:p>34.2</text:p>
          </table:table-cell>
          <table:table-cell office:value-type="float" office:value="1610" table:style-name="ce210">
            <text:p>1,610</text:p>
          </table:table-cell>
          <table:table-cell office:value-type="float" office:value="499" table:style-name="ce209">
            <text:p>499</text:p>
          </table:table-cell>
          <table:table-cell office:value-type="float" office:value="30.993788819875778" table:style-name="ce208">
            <text:p>31.0</text:p>
          </table:table-cell>
          <table:table-cell office:value-type="float" office:value="1652" table:style-name="ce209">
            <text:p>1,652</text:p>
          </table:table-cell>
          <table:table-cell office:value-type="float" office:value="9" table:style-name="ce210">
            <text:p>9</text:p>
          </table:table-cell>
          <table:table-cell office:value-type="float" office:value="0.54479418886198538" table:style-name="ce207">
            <text:p>0.5</text:p>
          </table:table-cell>
          <table:table-cell office:value-type="float" office:value="1703" table:style-name="ce210">
            <text:p>1,703</text:p>
          </table:table-cell>
          <table:table-cell office:value-type="float" office:value="11" table:style-name="ce209">
            <text:p>11</text:p>
          </table:table-cell>
          <table:table-cell office:value-type="float" office:value="0.64591896652965353" table:style-name="ce207">
            <text:p>0.6</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8000018</text:p>
          </table:table-cell>
          <table:table-cell office:value-type="string" table:style-name="ce213">
            <text:p>Rotherham</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688" table:style-name="ce209">
            <text:p>3,688</text:p>
          </table:table-cell>
          <table:table-cell office:value-type="float" office:value="1348" table:style-name="ce209">
            <text:p>1,348</text:p>
          </table:table-cell>
          <table:table-cell office:value-type="float" office:value="36.550976138828631" table:style-name="ce208">
            <text:p>36.6</text:p>
          </table:table-cell>
          <table:table-cell office:value-type="float" office:value="3472" table:style-name="ce209">
            <text:p>3,472</text:p>
          </table:table-cell>
          <table:table-cell office:value-type="float" office:value="1215" table:style-name="ce210">
            <text:p>1,215</text:p>
          </table:table-cell>
          <table:table-cell office:value-type="float" office:value="34.994239631336406" table:style-name="ce207">
            <text:p>35.0</text:p>
          </table:table-cell>
          <table:table-cell office:value-type="float" office:value="3569" table:style-name="ce210">
            <text:p>3,569</text:p>
          </table:table-cell>
          <table:table-cell office:value-type="float" office:value="1198" table:style-name="ce209">
            <text:p>1,198</text:p>
          </table:table-cell>
          <table:table-cell office:value-type="float" office:value="33.566825441300082" table:style-name="ce208">
            <text:p>33.6</text:p>
          </table:table-cell>
          <table:table-cell office:value-type="float" office:value="3452" table:style-name="ce209">
            <text:p>3,452</text:p>
          </table:table-cell>
          <table:table-cell office:value-type="float" office:value="31" table:style-name="ce210">
            <text:p>31</text:p>
          </table:table-cell>
          <table:table-cell office:value-type="float" office:value="0.89803012746234068" table:style-name="ce207">
            <text:p>0.9</text:p>
          </table:table-cell>
          <table:table-cell office:value-type="float" office:value="3420" table:style-name="ce210">
            <text:p>3,420</text:p>
          </table:table-cell>
          <table:table-cell office:value-type="float" office:value="33" table:style-name="ce209">
            <text:p>33</text:p>
          </table:table-cell>
          <table:table-cell office:value-type="float" office:value="0.96491228070175439" table:style-name="ce207">
            <text:p>1.0</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8000019</text:p>
          </table:table-cell>
          <table:table-cell office:value-type="string" table:style-name="ce213">
            <text:p>Sheffield</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6125" table:style-name="ce209">
            <text:p>6,125</text:p>
          </table:table-cell>
          <table:table-cell office:value-type="float" office:value="2273" table:style-name="ce209">
            <text:p>2,273</text:p>
          </table:table-cell>
          <table:table-cell office:value-type="float" office:value="37.110204081632652" table:style-name="ce208">
            <text:p>37.1</text:p>
          </table:table-cell>
          <table:table-cell office:value-type="float" office:value="5787" table:style-name="ce209">
            <text:p>5,787</text:p>
          </table:table-cell>
          <table:table-cell office:value-type="float" office:value="1981" table:style-name="ce210">
            <text:p>1,981</text:p>
          </table:table-cell>
          <table:table-cell office:value-type="float" office:value="34.231899084154136" table:style-name="ce207">
            <text:p>34.2</text:p>
          </table:table-cell>
          <table:table-cell office:value-type="float" office:value="5952" table:style-name="ce210">
            <text:p>5,952</text:p>
          </table:table-cell>
          <table:table-cell office:value-type="float" office:value="2031" table:style-name="ce209">
            <text:p>2,031</text:p>
          </table:table-cell>
          <table:table-cell office:value-type="float" office:value="34.122983870967744" table:style-name="ce208">
            <text:p>34.1</text:p>
          </table:table-cell>
          <table:table-cell office:value-type="float" office:value="6042" table:style-name="ce209">
            <text:p>6,042</text:p>
          </table:table-cell>
          <table:table-cell office:value-type="float" office:value="45" table:style-name="ce210">
            <text:p>45</text:p>
          </table:table-cell>
          <table:table-cell office:value-type="float" office:value="0.74478649453823242" table:style-name="ce207">
            <text:p>0.7</text:p>
          </table:table-cell>
          <table:table-cell office:value-type="float" office:value="5748" table:style-name="ce210">
            <text:p>5,748</text:p>
          </table:table-cell>
          <table:table-cell office:value-type="float" office:value="45" table:style-name="ce209">
            <text:p>45</text:p>
          </table:table-cell>
          <table:table-cell office:value-type="float" office:value="0.78288100208768263" table:style-name="ce207">
            <text:p>0.8</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8000023</text:p>
          </table:table-cell>
          <table:table-cell office:value-type="string" table:style-name="ce213">
            <text:p>South Tynesid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832" table:style-name="ce209">
            <text:p>1,832</text:p>
          </table:table-cell>
          <table:table-cell office:value-type="float" office:value="1069" table:style-name="ce209">
            <text:p>1,069</text:p>
          </table:table-cell>
          <table:table-cell office:value-type="float" office:value="58.351528384279469" table:style-name="ce208">
            <text:p>58.4</text:p>
          </table:table-cell>
          <table:table-cell office:value-type="float" office:value="1793" table:style-name="ce209">
            <text:p>1,793</text:p>
          </table:table-cell>
          <table:table-cell office:value-type="float" office:value="826" table:style-name="ce210">
            <text:p>826</text:p>
          </table:table-cell>
          <table:table-cell office:value-type="float" office:value="46.068042387060792" table:style-name="ce207">
            <text:p>46.1</text:p>
          </table:table-cell>
          <table:table-cell office:value-type="float" office:value="1798" table:style-name="ce210">
            <text:p>1,798</text:p>
          </table:table-cell>
          <table:table-cell office:value-type="float" office:value="871" table:style-name="ce209">
            <text:p>871</text:p>
          </table:table-cell>
          <table:table-cell office:value-type="float" office:value="48.442714126807559" table:style-name="ce208">
            <text:p>48.4</text:p>
          </table:table-cell>
          <table:table-cell office:value-type="float" office:value="1661" table:style-name="ce209">
            <text:p>1,661</text:p>
          </table:table-cell>
          <table:table-cell office:value-type="float" office:value="54" table:style-name="ce210">
            <text:p>54</text:p>
          </table:table-cell>
          <table:table-cell office:value-type="float" office:value="3.2510535821794098" table:style-name="ce207">
            <text:p>3.3</text:p>
          </table:table-cell>
          <table:table-cell office:value-type="float" office:value="1577" table:style-name="ce210">
            <text:p>1,577</text:p>
          </table:table-cell>
          <table:table-cell office:value-type="float" office:value="42" table:style-name="ce209">
            <text:p>42</text:p>
          </table:table-cell>
          <table:table-cell office:value-type="float" office:value="2.6632847178186427" table:style-name="ce207">
            <text:p>2.7</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6000004</text:p>
          </table:table-cell>
          <table:table-cell office:value-type="string" table:style-name="ce213">
            <text:p>Stockton-On-Tees</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739" table:style-name="ce209">
            <text:p>2,739</text:p>
          </table:table-cell>
          <table:table-cell office:value-type="float" office:value="1323" table:style-name="ce209">
            <text:p>1,323</text:p>
          </table:table-cell>
          <table:table-cell office:value-type="float" office:value="48.302300109529021" table:style-name="ce208">
            <text:p>48.3</text:p>
          </table:table-cell>
          <table:table-cell office:value-type="float" office:value="2665" table:style-name="ce209">
            <text:p>2,665</text:p>
          </table:table-cell>
          <table:table-cell office:value-type="float" office:value="1222" table:style-name="ce210">
            <text:p>1,222</text:p>
          </table:table-cell>
          <table:table-cell office:value-type="float" office:value="45.853658536585371" table:style-name="ce207">
            <text:p>45.9</text:p>
          </table:table-cell>
          <table:table-cell office:value-type="float" office:value="2558" table:style-name="ce210">
            <text:p>2,558</text:p>
          </table:table-cell>
          <table:table-cell office:value-type="float" office:value="1100" table:style-name="ce209">
            <text:p>1,100</text:p>
          </table:table-cell>
          <table:table-cell office:value-type="float" office:value="43.002345582486321" table:style-name="ce208">
            <text:p>43.0</text:p>
          </table:table-cell>
          <table:table-cell office:value-type="float" office:value="2313" table:style-name="ce209">
            <text:p>2,313</text:p>
          </table:table-cell>
          <table:table-cell office:value-type="float" office:value="25" table:style-name="ce210">
            <text:p>25</text:p>
          </table:table-cell>
          <table:table-cell office:value-type="float" office:value="1.0808473843493298" table:style-name="ce207">
            <text:p>1.1</text:p>
          </table:table-cell>
          <table:table-cell office:value-type="float" office:value="2264" table:style-name="ce210">
            <text:p>2,264</text:p>
          </table:table-cell>
          <table:table-cell office:value-type="float" office:value="27" table:style-name="ce209">
            <text:p>27</text:p>
          </table:table-cell>
          <table:table-cell office:value-type="float" office:value="1.1925795053003534" table:style-name="ce207">
            <text:p>1.2</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8000024</text:p>
          </table:table-cell>
          <table:table-cell office:value-type="string" table:style-name="ce213">
            <text:p>Sunderland</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196" table:style-name="ce209">
            <text:p>3,196</text:p>
          </table:table-cell>
          <table:table-cell office:value-type="float" office:value="1766" table:style-name="ce209">
            <text:p>1,766</text:p>
          </table:table-cell>
          <table:table-cell office:value-type="float" office:value="55.256570713391739" table:style-name="ce208">
            <text:p>55.3</text:p>
          </table:table-cell>
          <table:table-cell office:value-type="float" office:value="3148" table:style-name="ce209">
            <text:p>3,148</text:p>
          </table:table-cell>
          <table:table-cell office:value-type="float" office:value="1420" table:style-name="ce210">
            <text:p>1,420</text:p>
          </table:table-cell>
          <table:table-cell office:value-type="float" office:value="45.108005082592122" table:style-name="ce207">
            <text:p>45.1</text:p>
          </table:table-cell>
          <table:table-cell office:value-type="float" office:value="3102" table:style-name="ce210">
            <text:p>3,102</text:p>
          </table:table-cell>
          <table:table-cell office:value-type="float" office:value="1300" table:style-name="ce209">
            <text:p>1,300</text:p>
          </table:table-cell>
          <table:table-cell office:value-type="float" office:value="41.908446163765312" table:style-name="ce208">
            <text:p>41.9</text:p>
          </table:table-cell>
          <table:table-cell office:value-type="float" office:value="3081" table:style-name="ce209">
            <text:p>3,081</text:p>
          </table:table-cell>
          <table:table-cell office:value-type="float" office:value="33" table:style-name="ce210">
            <text:p>33</text:p>
          </table:table-cell>
          <table:table-cell office:value-type="float" office:value="1.071080817916261" table:style-name="ce207">
            <text:p>1.1</text:p>
          </table:table-cell>
          <table:table-cell office:value-type="float" office:value="2942" table:style-name="ce210">
            <text:p>2,942</text:p>
          </table:table-cell>
          <table:table-cell office:value-type="float" office:value="79" table:style-name="ce209">
            <text:p>79</text:p>
          </table:table-cell>
          <table:table-cell office:value-type="float" office:value="2.6852481305234535" table:style-name="ce207">
            <text:p>2.7</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8000036</text:p>
          </table:table-cell>
          <table:table-cell office:value-type="string" table:style-name="ce213">
            <text:p>Wakefield</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393" table:style-name="ce209">
            <text:p>4,393</text:p>
          </table:table-cell>
          <table:table-cell office:value-type="float" office:value="1913" table:style-name="ce209">
            <text:p>1,913</text:p>
          </table:table-cell>
          <table:table-cell office:value-type="float" office:value="43.546551331664013" table:style-name="ce208">
            <text:p>43.5</text:p>
          </table:table-cell>
          <table:table-cell office:value-type="float" office:value="4434" table:style-name="ce209">
            <text:p>4,434</text:p>
          </table:table-cell>
          <table:table-cell office:value-type="float" office:value="1722" table:style-name="ce210">
            <text:p>1,722</text:p>
          </table:table-cell>
          <table:table-cell office:value-type="float" office:value="38.836265223274694" table:style-name="ce207">
            <text:p>38.8</text:p>
          </table:table-cell>
          <table:table-cell office:value-type="float" office:value="4153" table:style-name="ce210">
            <text:p>4,153</text:p>
          </table:table-cell>
          <table:table-cell office:value-type="float" office:value="1579" table:style-name="ce209">
            <text:p>1,579</text:p>
          </table:table-cell>
          <table:table-cell office:value-type="float" office:value="38.020707921984112" table:style-name="ce208">
            <text:p>38.0</text:p>
          </table:table-cell>
          <table:table-cell office:value-type="float" office:value="4557" table:style-name="ce209">
            <text:p>4,557</text:p>
          </table:table-cell>
          <table:table-cell office:value-type="float" office:value="0" table:style-name="ce210">
            <text:p>0</text:p>
          </table:table-cell>
          <table:table-cell office:value-type="float" office:value="0" table:style-name="ce207">
            <text:p>0.0</text:p>
          </table:table-cell>
          <table:table-cell office:value-type="float" office:value="4421" table:style-name="ce210">
            <text:p>4,421</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East And Yorkshire</text:p>
          </table:table-cell>
          <table:table-cell office:value-type="string" table:style-name="ce212">
            <text:p>E06000014</text:p>
          </table:table-cell>
          <table:table-cell office:value-type="string" table:style-name="ce213">
            <text:p>York</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315" table:style-name="ce209">
            <text:p>2,315</text:p>
          </table:table-cell>
          <table:table-cell office:value-type="float" office:value="1328" table:style-name="ce209">
            <text:p>1,328</text:p>
          </table:table-cell>
          <table:table-cell office:value-type="float" office:value="57.365010799136073" table:style-name="ce208">
            <text:p>57.4</text:p>
          </table:table-cell>
          <table:table-cell office:value-type="float" office:value="2326" table:style-name="ce209">
            <text:p>2,326</text:p>
          </table:table-cell>
          <table:table-cell office:value-type="float" office:value="1201" table:style-name="ce210">
            <text:p>1,201</text:p>
          </table:table-cell>
          <table:table-cell office:value-type="float" office:value="51.633705932932074" table:style-name="ce207">
            <text:p>51.6</text:p>
          </table:table-cell>
          <table:table-cell office:value-type="float" office:value="2290" table:style-name="ce210">
            <text:p>2,290</text:p>
          </table:table-cell>
          <table:table-cell office:value-type="float" office:value="1269" table:style-name="ce209">
            <text:p>1,269</text:p>
          </table:table-cell>
          <table:table-cell office:value-type="float" office:value="55.414847161572055" table:style-name="ce208">
            <text:p>55.4</text:p>
          </table:table-cell>
          <table:table-cell office:value-type="float" office:value="1550" table:style-name="ce209">
            <text:p>1,550</text:p>
          </table:table-cell>
          <table:table-cell office:value-type="float" office:value="17" table:style-name="ce210">
            <text:p>17</text:p>
          </table:table-cell>
          <table:table-cell office:value-type="float" office:value="1.096774193548387" table:style-name="ce207">
            <text:p>1.1</text:p>
          </table:table-cell>
          <table:table-cell office:value-type="float" office:value="1445" table:style-name="ce210">
            <text:p>1,445</text:p>
          </table:table-cell>
          <table:table-cell office:value-type="float" office:value="15" table:style-name="ce209">
            <text:p>15</text:p>
          </table:table-cell>
          <table:table-cell office:value-type="float" office:value="1.0380622837370241" table:style-name="ce207">
            <text:p>1.0</text:p>
          </table:table-cell>
          <table:table-cell table:number-columns-repeated="16363"/>
        </table:table-row>
        <table:table-row table:style-name="ro13">
          <table:table-cell office:value-type="string" table:style-name="ce211">
            <text:p>North West</text:p>
          </table:table-cell>
          <table:table-cell office:value-type="string" table:style-name="ce212">
            <text:p>E06000008</text:p>
          </table:table-cell>
          <table:table-cell office:value-type="string" table:style-name="ce213">
            <text:p>Blackburn With Darwe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404" table:style-name="ce209">
            <text:p>2,404</text:p>
          </table:table-cell>
          <table:table-cell office:value-type="float" office:value="467" table:style-name="ce209">
            <text:p>467</text:p>
          </table:table-cell>
          <table:table-cell office:value-type="float" office:value="19.425956738768718" table:style-name="ce208">
            <text:p>19.4</text:p>
          </table:table-cell>
          <table:table-cell office:value-type="float" office:value="2275" table:style-name="ce209">
            <text:p>2,275</text:p>
          </table:table-cell>
          <table:table-cell office:value-type="float" office:value="333" table:style-name="ce210">
            <text:p>333</text:p>
          </table:table-cell>
          <table:table-cell office:value-type="float" office:value="14.637362637362639" table:style-name="ce207">
            <text:p>14.6</text:p>
          </table:table-cell>
          <table:table-cell office:value-type="float" office:value="2446" table:style-name="ce210">
            <text:p>2,446</text:p>
          </table:table-cell>
          <table:table-cell office:value-type="float" office:value="373" table:style-name="ce209">
            <text:p>373</text:p>
          </table:table-cell>
          <table:table-cell office:value-type="float" office:value="15.249386753883892" table:style-name="ce208">
            <text:p>15.2</text:p>
          </table:table-cell>
          <table:table-cell office:value-type="float" office:value="2192" table:style-name="ce209">
            <text:p>2,192</text:p>
          </table:table-cell>
          <table:table-cell office:value-type="float" office:value="0" table:style-name="ce210">
            <text:p>0</text:p>
          </table:table-cell>
          <table:table-cell office:value-type="float" office:value="0" table:style-name="ce207">
            <text:p>0.0</text:p>
          </table:table-cell>
          <table:table-cell office:value-type="float" office:value="2101" table:style-name="ce210">
            <text:p>2,101</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West</text:p>
          </table:table-cell>
          <table:table-cell office:value-type="string" table:style-name="ce212">
            <text:p>E06000009</text:p>
          </table:table-cell>
          <table:table-cell office:value-type="string" table:style-name="ce213">
            <text:p>Blackpool</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444" table:style-name="ce209">
            <text:p>1,444</text:p>
          </table:table-cell>
          <table:table-cell office:value-type="float" office:value="458" table:style-name="ce209">
            <text:p>458</text:p>
          </table:table-cell>
          <table:table-cell office:value-type="float" office:value="31.717451523545709" table:style-name="ce208">
            <text:p>31.7</text:p>
          </table:table-cell>
          <table:table-cell office:value-type="float" office:value="1479" table:style-name="ce209">
            <text:p>1,479</text:p>
          </table:table-cell>
          <table:table-cell office:value-type="float" office:value="423" table:style-name="ce210">
            <text:p>423</text:p>
          </table:table-cell>
          <table:table-cell office:value-type="float" office:value="28.600405679513187" table:style-name="ce207">
            <text:p>28.6</text:p>
          </table:table-cell>
          <table:table-cell office:value-type="float" office:value="1464" table:style-name="ce210">
            <text:p>1,464</text:p>
          </table:table-cell>
          <table:table-cell office:value-type="float" office:value="427" table:style-name="ce209">
            <text:p>427</text:p>
          </table:table-cell>
          <table:table-cell office:value-type="float" office:value="29.166666666666668" table:style-name="ce208">
            <text:p>29.2</text:p>
          </table:table-cell>
          <table:table-cell office:value-type="float" office:value="1395" table:style-name="ce209">
            <text:p>1,395</text:p>
          </table:table-cell>
          <table:table-cell office:value-type="float" office:value="0" table:style-name="ce210">
            <text:p>0</text:p>
          </table:table-cell>
          <table:table-cell office:value-type="float" office:value="0" table:style-name="ce207">
            <text:p>0.0</text:p>
          </table:table-cell>
          <table:table-cell office:value-type="float" office:value="1242" table:style-name="ce210">
            <text:p>1,242</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West</text:p>
          </table:table-cell>
          <table:table-cell office:value-type="string" table:style-name="ce212">
            <text:p>E08000001</text:p>
          </table:table-cell>
          <table:table-cell office:value-type="string" table:style-name="ce213">
            <text:p>Bolto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273" table:style-name="ce209">
            <text:p>4,273</text:p>
          </table:table-cell>
          <table:table-cell office:value-type="float" office:value="1247" table:style-name="ce209">
            <text:p>1,247</text:p>
          </table:table-cell>
          <table:table-cell office:value-type="float" office:value="29.183243622747483" table:style-name="ce208">
            <text:p>29.2</text:p>
          </table:table-cell>
          <table:table-cell office:value-type="float" office:value="4086" table:style-name="ce209">
            <text:p>4,086</text:p>
          </table:table-cell>
          <table:table-cell office:value-type="float" office:value="1051" table:style-name="ce210">
            <text:p>1,051</text:p>
          </table:table-cell>
          <table:table-cell office:value-type="float" office:value="25.721977484092022" table:style-name="ce207">
            <text:p>25.7</text:p>
          </table:table-cell>
          <table:table-cell office:value-type="float" office:value="4096" table:style-name="ce210">
            <text:p>4,096</text:p>
          </table:table-cell>
          <table:table-cell office:value-type="float" office:value="1079" table:style-name="ce209">
            <text:p>1,079</text:p>
          </table:table-cell>
          <table:table-cell office:value-type="float" office:value="26.3427734375" table:style-name="ce208">
            <text:p>26.3</text:p>
          </table:table-cell>
          <table:table-cell office:value-type="float" office:value="3941" table:style-name="ce209">
            <text:p>3,941</text:p>
          </table:table-cell>
          <table:table-cell office:value-type="float" office:value="0" table:style-name="ce210">
            <text:p>0</text:p>
          </table:table-cell>
          <table:table-cell office:value-type="float" office:value="0" table:style-name="ce207">
            <text:p>0.0</text:p>
          </table:table-cell>
          <table:table-cell office:value-type="float" office:value="3852" table:style-name="ce210">
            <text:p>3,852</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West</text:p>
          </table:table-cell>
          <table:table-cell office:value-type="string" table:style-name="ce212">
            <text:p>E08000002</text:p>
          </table:table-cell>
          <table:table-cell office:value-type="string" table:style-name="ce213">
            <text:p>Bury</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365" table:style-name="ce209">
            <text:p>2,365</text:p>
          </table:table-cell>
          <table:table-cell office:value-type="float" office:value="1063" table:style-name="ce209">
            <text:p>1,063</text:p>
          </table:table-cell>
          <table:table-cell office:value-type="float" office:value="44.947145877378439" table:style-name="ce208">
            <text:p>44.9</text:p>
          </table:table-cell>
          <table:table-cell office:value-type="float" office:value="2431" table:style-name="ce209">
            <text:p>2,431</text:p>
          </table:table-cell>
          <table:table-cell office:value-type="float" office:value="994" table:style-name="ce210">
            <text:p>994</text:p>
          </table:table-cell>
          <table:table-cell office:value-type="float" office:value="40.888523241464419" table:style-name="ce207">
            <text:p>40.9</text:p>
          </table:table-cell>
          <table:table-cell office:value-type="float" office:value="2466" table:style-name="ce210">
            <text:p>2,466</text:p>
          </table:table-cell>
          <table:table-cell office:value-type="float" office:value="911" table:style-name="ce209">
            <text:p>911</text:p>
          </table:table-cell>
          <table:table-cell office:value-type="float" office:value="36.942416869424164" table:style-name="ce208">
            <text:p>36.9</text:p>
          </table:table-cell>
          <table:table-cell office:value-type="float" office:value="2317" table:style-name="ce209">
            <text:p>2,317</text:p>
          </table:table-cell>
          <table:table-cell office:value-type="float" office:value="0" table:style-name="ce210">
            <text:p>0</text:p>
          </table:table-cell>
          <table:table-cell office:value-type="float" office:value="0" table:style-name="ce207">
            <text:p>0.0</text:p>
          </table:table-cell>
          <table:table-cell office:value-type="float" office:value="2256" table:style-name="ce210">
            <text:p>2,256</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West</text:p>
          </table:table-cell>
          <table:table-cell office:value-type="string" table:style-name="ce212">
            <text:p>E06000049</text:p>
          </table:table-cell>
          <table:table-cell office:value-type="string" table:style-name="ce213">
            <text:p>Cheshire East</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722" table:style-name="ce209">
            <text:p>4,722</text:p>
          </table:table-cell>
          <table:table-cell office:value-type="float" office:value="1540" table:style-name="ce209">
            <text:p>1,540</text:p>
          </table:table-cell>
          <table:table-cell office:value-type="float" office:value="32.613299449385849" table:style-name="ce208">
            <text:p>32.6</text:p>
          </table:table-cell>
          <table:table-cell office:value-type="float" office:value="4708" table:style-name="ce209">
            <text:p>4,708</text:p>
          </table:table-cell>
          <table:table-cell office:value-type="float" office:value="1371" table:style-name="ce210">
            <text:p>1,371</text:p>
          </table:table-cell>
          <table:table-cell office:value-type="float" office:value="29.120645709430754" table:style-name="ce207">
            <text:p>29.1</text:p>
          </table:table-cell>
          <table:table-cell office:value-type="float" office:value="4586" table:style-name="ce210">
            <text:p>4,586</text:p>
          </table:table-cell>
          <table:table-cell office:value-type="float" office:value="1359" table:style-name="ce209">
            <text:p>1,359</text:p>
          </table:table-cell>
          <table:table-cell office:value-type="float" office:value="29.63366768425643" table:style-name="ce208">
            <text:p>29.6</text:p>
          </table:table-cell>
          <table:table-cell office:value-type="float" office:value="4150" table:style-name="ce209">
            <text:p>4,150</text:p>
          </table:table-cell>
          <table:table-cell office:value-type="float" office:value="0" table:style-name="ce210">
            <text:p>0</text:p>
          </table:table-cell>
          <table:table-cell office:value-type="float" office:value="0" table:style-name="ce207">
            <text:p>0.0</text:p>
          </table:table-cell>
          <table:table-cell office:value-type="float" office:value="4038" table:style-name="ce210">
            <text:p>4,038</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West</text:p>
          </table:table-cell>
          <table:table-cell office:value-type="string" table:style-name="ce212">
            <text:p>E06000050</text:p>
          </table:table-cell>
          <table:table-cell office:value-type="string" table:style-name="ce213">
            <text:p>Cheshire West and Chester</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483" table:style-name="ce209">
            <text:p>4,483</text:p>
          </table:table-cell>
          <table:table-cell office:value-type="float" office:value="2394" table:style-name="ce209">
            <text:p>2,394</text:p>
          </table:table-cell>
          <table:table-cell office:value-type="float" office:value="53.401739906312741" table:style-name="ce208">
            <text:p>53.4</text:p>
          </table:table-cell>
          <table:table-cell office:value-type="float" office:value="4388" table:style-name="ce209">
            <text:p>4,388</text:p>
          </table:table-cell>
          <table:table-cell office:value-type="float" office:value="2171" table:style-name="ce210">
            <text:p>2,171</text:p>
          </table:table-cell>
          <table:table-cell office:value-type="float" office:value="49.475843208751144" table:style-name="ce207">
            <text:p>49.5</text:p>
          </table:table-cell>
          <table:table-cell office:value-type="float" office:value="4329" table:style-name="ce210">
            <text:p>4,329</text:p>
          </table:table-cell>
          <table:table-cell office:value-type="float" office:value="2096" table:style-name="ce209">
            <text:p>2,096</text:p>
          </table:table-cell>
          <table:table-cell office:value-type="float" office:value="48.417648417648415" table:style-name="ce208">
            <text:p>48.4</text:p>
          </table:table-cell>
          <table:table-cell office:value-type="float" office:value="4409" table:style-name="ce209">
            <text:p>4,409</text:p>
          </table:table-cell>
          <table:table-cell office:value-type="float" office:value="68" table:style-name="ce210">
            <text:p>68</text:p>
          </table:table-cell>
          <table:table-cell office:value-type="float" office:value="1.5422998412338398" table:style-name="ce207">
            <text:p>1.5</text:p>
          </table:table-cell>
          <table:table-cell office:value-type="float" office:value="4251" table:style-name="ce210">
            <text:p>4,251</text:p>
          </table:table-cell>
          <table:table-cell office:value-type="float" office:value="70" table:style-name="ce209">
            <text:p>70</text:p>
          </table:table-cell>
          <table:table-cell office:value-type="float" office:value="1.6466713714420136" table:style-name="ce207">
            <text:p>1.6</text:p>
          </table:table-cell>
          <table:table-cell table:number-columns-repeated="16363"/>
        </table:table-row>
        <table:table-row table:style-name="ro13">
          <table:table-cell office:value-type="string" table:style-name="ce211">
            <text:p>North West</text:p>
          </table:table-cell>
          <table:table-cell office:value-type="string" table:style-name="ce212">
            <text:p>E06000006</text:p>
          </table:table-cell>
          <table:table-cell office:value-type="string" table:style-name="ce213">
            <text:p>Halto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581" table:style-name="ce209">
            <text:p>1,581</text:p>
          </table:table-cell>
          <table:table-cell office:value-type="float" office:value="475" table:style-name="ce209">
            <text:p>475</text:p>
          </table:table-cell>
          <table:table-cell office:value-type="float" office:value="30.044275774826058" table:style-name="ce208">
            <text:p>30.0</text:p>
          </table:table-cell>
          <table:table-cell office:value-type="float" office:value="1653" table:style-name="ce209">
            <text:p>1,653</text:p>
          </table:table-cell>
          <table:table-cell office:value-type="float" office:value="480" table:style-name="ce210">
            <text:p>480</text:p>
          </table:table-cell>
          <table:table-cell office:value-type="float" office:value="29.038112522686028" table:style-name="ce207">
            <text:p>29.0</text:p>
          </table:table-cell>
          <table:table-cell office:value-type="float" office:value="1497" table:style-name="ce210">
            <text:p>1,497</text:p>
          </table:table-cell>
          <table:table-cell office:value-type="float" office:value="422" table:style-name="ce209">
            <text:p>422</text:p>
          </table:table-cell>
          <table:table-cell office:value-type="float" office:value="28.189712758851037" table:style-name="ce208">
            <text:p>28.2</text:p>
          </table:table-cell>
          <table:table-cell office:value-type="float" office:value="1508" table:style-name="ce209">
            <text:p>1,508</text:p>
          </table:table-cell>
          <table:table-cell office:value-type="float" office:value="0" table:style-name="ce210">
            <text:p>0</text:p>
          </table:table-cell>
          <table:table-cell office:value-type="float" office:value="0" table:style-name="ce207">
            <text:p>0.0</text:p>
          </table:table-cell>
          <table:table-cell office:value-type="float" office:value="1599" table:style-name="ce210">
            <text:p>1,599</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West</text:p>
          </table:table-cell>
          <table:table-cell office:value-type="string" table:style-name="ce212">
            <text:p>E08000011</text:p>
          </table:table-cell>
          <table:table-cell office:value-type="string" table:style-name="ce213">
            <text:p>Knowsley</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364" table:style-name="ce209">
            <text:p>1,364</text:p>
          </table:table-cell>
          <table:table-cell office:value-type="float" office:value="295" table:style-name="ce209">
            <text:p>295</text:p>
          </table:table-cell>
          <table:table-cell office:value-type="float" office:value="21.627565982404693" table:style-name="ce208">
            <text:p>21.6</text:p>
          </table:table-cell>
          <table:table-cell office:value-type="float" office:value="1364" table:style-name="ce209">
            <text:p>1,364</text:p>
          </table:table-cell>
          <table:table-cell office:value-type="float" office:value="197" table:style-name="ce210">
            <text:p>197</text:p>
          </table:table-cell>
          <table:table-cell office:value-type="float" office:value="14.442815249266863" table:style-name="ce207">
            <text:p>14.4</text:p>
          </table:table-cell>
          <table:table-cell office:value-type="float" office:value="1279" table:style-name="ce210">
            <text:p>1,279</text:p>
          </table:table-cell>
          <table:table-cell office:value-type="float" office:value="198" table:style-name="ce209">
            <text:p>198</text:p>
          </table:table-cell>
          <table:table-cell office:value-type="float" office:value="15.480844409695074" table:style-name="ce208">
            <text:p>15.5</text:p>
          </table:table-cell>
          <table:table-cell office:value-type="float" office:value="1284" table:style-name="ce209">
            <text:p>1,284</text:p>
          </table:table-cell>
          <table:table-cell office:value-type="float" office:value="26" table:style-name="ce210">
            <text:p>26</text:p>
          </table:table-cell>
          <table:table-cell office:value-type="float" office:value="2.0249221183800623" table:style-name="ce207">
            <text:p>2.0</text:p>
          </table:table-cell>
          <table:table-cell office:value-type="float" office:value="1188" table:style-name="ce210">
            <text:p>1,188</text:p>
          </table:table-cell>
          <table:table-cell office:value-type="float" office:value="18" table:style-name="ce209">
            <text:p>18</text:p>
          </table:table-cell>
          <table:table-cell office:value-type="float" office:value="1.5151515151515151" table:style-name="ce207">
            <text:p>1.5</text:p>
          </table:table-cell>
          <table:table-cell table:number-columns-repeated="16363"/>
        </table:table-row>
        <table:table-row table:style-name="ro13">
          <table:table-cell office:value-type="string" table:style-name="ce211">
            <text:p>North West</text:p>
          </table:table-cell>
          <table:table-cell office:value-type="string" table:style-name="ce212">
            <text:p>E10000017</text:p>
          </table:table-cell>
          <table:table-cell office:value-type="string" table:style-name="ce213">
            <text:p>Lanca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4704" table:style-name="ce209">
            <text:p>14,704</text:p>
          </table:table-cell>
          <table:table-cell office:value-type="float" office:value="5705" table:style-name="ce209">
            <text:p>5,705</text:p>
          </table:table-cell>
          <table:table-cell office:value-type="float" office:value="38.79896626768226" table:style-name="ce208">
            <text:p>38.8</text:p>
          </table:table-cell>
          <table:table-cell office:value-type="float" office:value="14559" table:style-name="ce209">
            <text:p>14,559</text:p>
          </table:table-cell>
          <table:table-cell office:value-type="float" office:value="4950" table:style-name="ce210">
            <text:p>4,950</text:p>
          </table:table-cell>
          <table:table-cell office:value-type="float" office:value="33.999587883783228" table:style-name="ce207">
            <text:p>34.0</text:p>
          </table:table-cell>
          <table:table-cell office:value-type="float" office:value="14585" table:style-name="ce210">
            <text:p>14,585</text:p>
          </table:table-cell>
          <table:table-cell office:value-type="float" office:value="4730" table:style-name="ce209">
            <text:p>4,730</text:p>
          </table:table-cell>
          <table:table-cell office:value-type="float" office:value="32.430579362358586" table:style-name="ce208">
            <text:p>32.4</text:p>
          </table:table-cell>
          <table:table-cell office:value-type="float" office:value="13735" table:style-name="ce209">
            <text:p>13,735</text:p>
          </table:table-cell>
          <table:table-cell office:value-type="float" office:value="0" table:style-name="ce210">
            <text:p>0</text:p>
          </table:table-cell>
          <table:table-cell office:value-type="float" office:value="0" table:style-name="ce207">
            <text:p>0.0</text:p>
          </table:table-cell>
          <table:table-cell office:value-type="float" office:value="13296" table:style-name="ce210">
            <text:p>13,296</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West</text:p>
          </table:table-cell>
          <table:table-cell office:value-type="string" table:style-name="ce212">
            <text:p>E08000012</text:p>
          </table:table-cell>
          <table:table-cell office:value-type="string" table:style-name="ce213">
            <text:p>Liverpool</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5581" table:style-name="ce209">
            <text:p>5,581</text:p>
          </table:table-cell>
          <table:table-cell office:value-type="float" office:value="1345" table:style-name="ce209">
            <text:p>1,345</text:p>
          </table:table-cell>
          <table:table-cell office:value-type="float" office:value="24.099623723347072" table:style-name="ce208">
            <text:p>24.1</text:p>
          </table:table-cell>
          <table:table-cell office:value-type="float" office:value="5459" table:style-name="ce209">
            <text:p>5,459</text:p>
          </table:table-cell>
          <table:table-cell office:value-type="float" office:value="1136" table:style-name="ce210">
            <text:p>1,136</text:p>
          </table:table-cell>
          <table:table-cell office:value-type="float" office:value="20.809672101117421" table:style-name="ce207">
            <text:p>20.8</text:p>
          </table:table-cell>
          <table:table-cell office:value-type="float" office:value="5613" table:style-name="ce210">
            <text:p>5,613</text:p>
          </table:table-cell>
          <table:table-cell office:value-type="float" office:value="1097" table:style-name="ce209">
            <text:p>1,097</text:p>
          </table:table-cell>
          <table:table-cell office:value-type="float" office:value="19.543915909495812" table:style-name="ce208">
            <text:p>19.5</text:p>
          </table:table-cell>
          <table:table-cell office:value-type="float" office:value="5698" table:style-name="ce209">
            <text:p>5,698</text:p>
          </table:table-cell>
          <table:table-cell office:value-type="float" office:value="0" table:style-name="ce210">
            <text:p>0</text:p>
          </table:table-cell>
          <table:table-cell office:value-type="float" office:value="0" table:style-name="ce207">
            <text:p>0.0</text:p>
          </table:table-cell>
          <table:table-cell office:value-type="float" office:value="5372" table:style-name="ce210">
            <text:p>5,372</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West</text:p>
          </table:table-cell>
          <table:table-cell office:value-type="string" table:style-name="ce212">
            <text:p>E08000003</text:p>
          </table:table-cell>
          <table:table-cell office:value-type="string" table:style-name="ce213">
            <text:p>Manchester</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0" table:style-name="ce209">
            <text:p>0</text:p>
          </table:table-cell>
          <table:table-cell office:value-type="float" office:value="0" table:style-name="ce209">
            <text:p>0</text:p>
          </table:table-cell>
          <table:table-cell office:value-type="string" table:style-name="ce208">
            <text:p>-</text:p>
          </table:table-cell>
          <table:table-cell office:value-type="float" office:value="0" table:style-name="ce209">
            <text:p>0</text:p>
          </table:table-cell>
          <table:table-cell office:value-type="float" office:value="0" table:style-name="ce210">
            <text:p>0</text:p>
          </table:table-cell>
          <table:table-cell office:value-type="string" table:style-name="ce207">
            <text:p>-</text:p>
          </table:table-cell>
          <table:table-cell office:value-type="float" office:value="0" table:style-name="ce210">
            <text:p>0</text:p>
          </table:table-cell>
          <table:table-cell office:value-type="float" office:value="0" table:style-name="ce209">
            <text:p>0</text:p>
          </table:table-cell>
          <table:table-cell office:value-type="string" table:style-name="ce208">
            <text:p>-</text:p>
          </table:table-cell>
          <table:table-cell office:value-type="float" office:value="0" table:style-name="ce209">
            <text:p>0</text:p>
          </table:table-cell>
          <table:table-cell office:value-type="float" office:value="0" table:style-name="ce210">
            <text:p>0</text:p>
          </table:table-cell>
          <table:table-cell office:value-type="string" table:style-name="ce207">
            <text:p>-</text:p>
          </table:table-cell>
          <table:table-cell office:value-type="float" office:value="0" table:style-name="ce210">
            <text:p>0</text:p>
          </table:table-cell>
          <table:table-cell office:value-type="float" office:value="0" table:style-name="ce209">
            <text:p>0</text:p>
          </table:table-cell>
          <table:table-cell office:value-type="string" table:style-name="ce207">
            <text:p>-</text:p>
          </table:table-cell>
          <table:table-cell table:number-columns-repeated="16363"/>
        </table:table-row>
        <table:table-row table:style-name="ro13">
          <table:table-cell office:value-type="string" table:style-name="ce211">
            <text:p>North West</text:p>
          </table:table-cell>
          <table:table-cell office:value-type="string" table:style-name="ce212">
            <text:p>E08000004</text:p>
          </table:table-cell>
          <table:table-cell office:value-type="string" table:style-name="ce213">
            <text:p>Oldham</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964" table:style-name="ce209">
            <text:p>3,964</text:p>
          </table:table-cell>
          <table:table-cell office:value-type="float" office:value="1265" table:style-name="ce209">
            <text:p>1,265</text:p>
          </table:table-cell>
          <table:table-cell office:value-type="float" office:value="31.912209889001009" table:style-name="ce208">
            <text:p>31.9</text:p>
          </table:table-cell>
          <table:table-cell office:value-type="float" office:value="3851" table:style-name="ce209">
            <text:p>3,851</text:p>
          </table:table-cell>
          <table:table-cell office:value-type="float" office:value="1024" table:style-name="ce210">
            <text:p>1,024</text:p>
          </table:table-cell>
          <table:table-cell office:value-type="float" office:value="26.590495975071409" table:style-name="ce207">
            <text:p>26.6</text:p>
          </table:table-cell>
          <table:table-cell office:value-type="float" office:value="3788" table:style-name="ce210">
            <text:p>3,788</text:p>
          </table:table-cell>
          <table:table-cell office:value-type="float" office:value="1059" table:style-name="ce209">
            <text:p>1,059</text:p>
          </table:table-cell>
          <table:table-cell office:value-type="float" office:value="27.956705385427664" table:style-name="ce208">
            <text:p>28.0</text:p>
          </table:table-cell>
          <table:table-cell office:value-type="float" office:value="3437" table:style-name="ce209">
            <text:p>3,437</text:p>
          </table:table-cell>
          <table:table-cell office:value-type="float" office:value="0" table:style-name="ce210">
            <text:p>0</text:p>
          </table:table-cell>
          <table:table-cell office:value-type="float" office:value="0" table:style-name="ce207">
            <text:p>0.0</text:p>
          </table:table-cell>
          <table:table-cell office:value-type="float" office:value="3376" table:style-name="ce210">
            <text:p>3,376</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West</text:p>
          </table:table-cell>
          <table:table-cell office:value-type="string" table:style-name="ce212">
            <text:p>E08000005</text:p>
          </table:table-cell>
          <table:table-cell office:value-type="string" table:style-name="ce213">
            <text:p>Rochdal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047" table:style-name="ce209">
            <text:p>3,047</text:p>
          </table:table-cell>
          <table:table-cell office:value-type="float" office:value="805" table:style-name="ce209">
            <text:p>805</text:p>
          </table:table-cell>
          <table:table-cell office:value-type="float" office:value="26.419428946504759" table:style-name="ce208">
            <text:p>26.4</text:p>
          </table:table-cell>
          <table:table-cell office:value-type="float" office:value="3029" table:style-name="ce209">
            <text:p>3,029</text:p>
          </table:table-cell>
          <table:table-cell office:value-type="float" office:value="762" table:style-name="ce210">
            <text:p>762</text:p>
          </table:table-cell>
          <table:table-cell office:value-type="float" office:value="25.156817431495544" table:style-name="ce207">
            <text:p>25.2</text:p>
          </table:table-cell>
          <table:table-cell office:value-type="float" office:value="2949" table:style-name="ce210">
            <text:p>2,949</text:p>
          </table:table-cell>
          <table:table-cell office:value-type="float" office:value="626" table:style-name="ce209">
            <text:p>626</text:p>
          </table:table-cell>
          <table:table-cell office:value-type="float" office:value="21.22753475754493" table:style-name="ce208">
            <text:p>21.2</text:p>
          </table:table-cell>
          <table:table-cell office:value-type="float" office:value="2834" table:style-name="ce209">
            <text:p>2,834</text:p>
          </table:table-cell>
          <table:table-cell office:value-type="float" office:value="0" table:style-name="ce210">
            <text:p>0</text:p>
          </table:table-cell>
          <table:table-cell office:value-type="float" office:value="0" table:style-name="ce207">
            <text:p>0.0</text:p>
          </table:table-cell>
          <table:table-cell office:value-type="float" office:value="2712" table:style-name="ce210">
            <text:p>2,712</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West</text:p>
          </table:table-cell>
          <table:table-cell office:value-type="string" table:style-name="ce212">
            <text:p>E08000006</text:p>
          </table:table-cell>
          <table:table-cell office:value-type="string" table:style-name="ce213">
            <text:p>Salford</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997" table:style-name="ce209">
            <text:p>2,997</text:p>
          </table:table-cell>
          <table:table-cell office:value-type="float" office:value="820" table:style-name="ce209">
            <text:p>820</text:p>
          </table:table-cell>
          <table:table-cell office:value-type="float" office:value="27.360694027360694" table:style-name="ce208">
            <text:p>27.4</text:p>
          </table:table-cell>
          <table:table-cell office:value-type="float" office:value="2909" table:style-name="ce209">
            <text:p>2,909</text:p>
          </table:table-cell>
          <table:table-cell office:value-type="float" office:value="623" table:style-name="ce210">
            <text:p>623</text:p>
          </table:table-cell>
          <table:table-cell office:value-type="float" office:value="21.416294259195602" table:style-name="ce207">
            <text:p>21.4</text:p>
          </table:table-cell>
          <table:table-cell office:value-type="float" office:value="2778" table:style-name="ce210">
            <text:p>2,778</text:p>
          </table:table-cell>
          <table:table-cell office:value-type="float" office:value="646" table:style-name="ce209">
            <text:p>646</text:p>
          </table:table-cell>
          <table:table-cell office:value-type="float" office:value="23.254139668826493" table:style-name="ce208">
            <text:p>23.3</text:p>
          </table:table-cell>
          <table:table-cell office:value-type="float" office:value="2599" table:style-name="ce209">
            <text:p>2,599</text:p>
          </table:table-cell>
          <table:table-cell office:value-type="float" office:value="0" table:style-name="ce210">
            <text:p>0</text:p>
          </table:table-cell>
          <table:table-cell office:value-type="float" office:value="0" table:style-name="ce207">
            <text:p>0.0</text:p>
          </table:table-cell>
          <table:table-cell office:value-type="float" office:value="2461" table:style-name="ce210">
            <text:p>2,461</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West</text:p>
          </table:table-cell>
          <table:table-cell office:value-type="string" table:style-name="ce219">
            <text:p>E08000014</text:p>
          </table:table-cell>
          <table:table-cell office:value-type="string" table:style-name="ce217">
            <text:p>Sefto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500" table:style-name="ce209">
            <text:p>3,500</text:p>
          </table:table-cell>
          <table:table-cell office:value-type="float" office:value="1554" table:style-name="ce209">
            <text:p>1,554</text:p>
          </table:table-cell>
          <table:table-cell office:value-type="float" office:value="44.4" table:style-name="ce208">
            <text:p>44.4</text:p>
          </table:table-cell>
          <table:table-cell office:value-type="float" office:value="3502" table:style-name="ce209">
            <text:p>3,502</text:p>
          </table:table-cell>
          <table:table-cell office:value-type="float" office:value="1253" table:style-name="ce210">
            <text:p>1,253</text:p>
          </table:table-cell>
          <table:table-cell office:value-type="float" office:value="35.779554540262708" table:style-name="ce207">
            <text:p>35.8</text:p>
          </table:table-cell>
          <table:table-cell office:value-type="float" office:value="3495" table:style-name="ce210">
            <text:p>3,495</text:p>
          </table:table-cell>
          <table:table-cell office:value-type="float" office:value="1301" table:style-name="ce209">
            <text:p>1,301</text:p>
          </table:table-cell>
          <table:table-cell office:value-type="float" office:value="37.224606580829757" table:style-name="ce208">
            <text:p>37.2</text:p>
          </table:table-cell>
          <table:table-cell office:value-type="float" office:value="3480" table:style-name="ce209">
            <text:p>3,480</text:p>
          </table:table-cell>
          <table:table-cell office:value-type="float" office:value="16" table:style-name="ce210">
            <text:p>16</text:p>
          </table:table-cell>
          <table:table-cell office:value-type="float" office:value="0.45977011494252873" table:style-name="ce207">
            <text:p>0.5</text:p>
          </table:table-cell>
          <table:table-cell office:value-type="float" office:value="3408" table:style-name="ce210">
            <text:p>3,408</text:p>
          </table:table-cell>
          <table:table-cell office:value-type="float" office:value="29" table:style-name="ce209">
            <text:p>29</text:p>
          </table:table-cell>
          <table:table-cell office:value-type="float" office:value="0.85093896713615025" table:style-name="ce207">
            <text:p>0.9</text:p>
          </table:table-cell>
          <table:table-cell table:number-columns-repeated="16363"/>
        </table:table-row>
        <table:table-row table:style-name="ro13">
          <table:table-cell office:value-type="string" table:style-name="ce211">
            <text:p>North West</text:p>
          </table:table-cell>
          <table:table-cell office:value-type="string" table:style-name="ce219">
            <text:p>E08000013</text:p>
          </table:table-cell>
          <table:table-cell office:value-type="string" table:style-name="ce217">
            <text:p>St. Helens</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217" table:style-name="ce209">
            <text:p>2,217</text:p>
          </table:table-cell>
          <table:table-cell office:value-type="float" office:value="757" table:style-name="ce209">
            <text:p>757</text:p>
          </table:table-cell>
          <table:table-cell office:value-type="float" office:value="34.145241317095177" table:style-name="ce208">
            <text:p>34.1</text:p>
          </table:table-cell>
          <table:table-cell office:value-type="float" office:value="2316" table:style-name="ce209">
            <text:p>2,316</text:p>
          </table:table-cell>
          <table:table-cell office:value-type="float" office:value="664" table:style-name="ce210">
            <text:p>664</text:p>
          </table:table-cell>
          <table:table-cell office:value-type="float" office:value="28.670120898100173" table:style-name="ce207">
            <text:p>28.7</text:p>
          </table:table-cell>
          <table:table-cell office:value-type="float" office:value="2329" table:style-name="ce210">
            <text:p>2,329</text:p>
          </table:table-cell>
          <table:table-cell office:value-type="float" office:value="587" table:style-name="ce209">
            <text:p>587</text:p>
          </table:table-cell>
          <table:table-cell office:value-type="float" office:value="25.203950193215974" table:style-name="ce208">
            <text:p>25.2</text:p>
          </table:table-cell>
          <table:table-cell office:value-type="float" office:value="2179" table:style-name="ce209">
            <text:p>2,179</text:p>
          </table:table-cell>
          <table:table-cell office:value-type="float" office:value="21" table:style-name="ce210">
            <text:p>21</text:p>
          </table:table-cell>
          <table:table-cell office:value-type="float" office:value="0.96374483708122993" table:style-name="ce207">
            <text:p>1.0</text:p>
          </table:table-cell>
          <table:table-cell office:value-type="float" office:value="2031" table:style-name="ce210">
            <text:p>2,031</text:p>
          </table:table-cell>
          <table:table-cell office:value-type="float" office:value="7" table:style-name="ce209">
            <text:p>7</text:p>
          </table:table-cell>
          <table:table-cell office:value-type="float" office:value="0.34465780403741997" table:style-name="ce207">
            <text:p>0.3</text:p>
          </table:table-cell>
          <table:table-cell table:number-columns-repeated="16363"/>
        </table:table-row>
        <table:table-row table:style-name="ro13">
          <table:table-cell office:value-type="string" table:style-name="ce211">
            <text:p>North West</text:p>
          </table:table-cell>
          <table:table-cell office:value-type="string" table:style-name="ce212">
            <text:p>E08000007</text:p>
          </table:table-cell>
          <table:table-cell office:value-type="string" table:style-name="ce213">
            <text:p>Stockport</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463" table:style-name="ce209">
            <text:p>3,463</text:p>
          </table:table-cell>
          <table:table-cell office:value-type="float" office:value="1841" table:style-name="ce209">
            <text:p>1,841</text:p>
          </table:table-cell>
          <table:table-cell office:value-type="float" office:value="53.161998267398211" table:style-name="ce208">
            <text:p>53.2</text:p>
          </table:table-cell>
          <table:table-cell office:value-type="float" office:value="3470" table:style-name="ce209">
            <text:p>3,470</text:p>
          </table:table-cell>
          <table:table-cell office:value-type="float" office:value="1661" table:style-name="ce210">
            <text:p>1,661</text:p>
          </table:table-cell>
          <table:table-cell office:value-type="float" office:value="47.867435158501443" table:style-name="ce207">
            <text:p>47.9</text:p>
          </table:table-cell>
          <table:table-cell office:value-type="float" office:value="3512" table:style-name="ce210">
            <text:p>3,512</text:p>
          </table:table-cell>
          <table:table-cell office:value-type="float" office:value="1606" table:style-name="ce209">
            <text:p>1,606</text:p>
          </table:table-cell>
          <table:table-cell office:value-type="float" office:value="45.728929384965831" table:style-name="ce208">
            <text:p>45.7</text:p>
          </table:table-cell>
          <table:table-cell office:value-type="float" office:value="3187" table:style-name="ce209">
            <text:p>3,187</text:p>
          </table:table-cell>
          <table:table-cell office:value-type="float" office:value="0" table:style-name="ce210">
            <text:p>0</text:p>
          </table:table-cell>
          <table:table-cell office:value-type="float" office:value="0" table:style-name="ce207">
            <text:p>0.0</text:p>
          </table:table-cell>
          <table:table-cell office:value-type="float" office:value="3029" table:style-name="ce210">
            <text:p>3,029</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West</text:p>
          </table:table-cell>
          <table:table-cell office:value-type="string" table:style-name="ce212">
            <text:p>E08000008</text:p>
          </table:table-cell>
          <table:table-cell office:value-type="string" table:style-name="ce213">
            <text:p>Tamesid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046" table:style-name="ce209">
            <text:p>3,046</text:p>
          </table:table-cell>
          <table:table-cell office:value-type="float" office:value="1256" table:style-name="ce209">
            <text:p>1,256</text:p>
          </table:table-cell>
          <table:table-cell office:value-type="float" office:value="41.234405778069601" table:style-name="ce208">
            <text:p>41.2</text:p>
          </table:table-cell>
          <table:table-cell office:value-type="float" office:value="3243" table:style-name="ce209">
            <text:p>3,243</text:p>
          </table:table-cell>
          <table:table-cell office:value-type="float" office:value="1156" table:style-name="ce210">
            <text:p>1,156</text:p>
          </table:table-cell>
          <table:table-cell office:value-type="float" office:value="35.646006783842118" table:style-name="ce207">
            <text:p>35.6</text:p>
          </table:table-cell>
          <table:table-cell office:value-type="float" office:value="3036" table:style-name="ce210">
            <text:p>3,036</text:p>
          </table:table-cell>
          <table:table-cell office:value-type="float" office:value="965" table:style-name="ce209">
            <text:p>965</text:p>
          </table:table-cell>
          <table:table-cell office:value-type="float" office:value="31.785243741765477" table:style-name="ce208">
            <text:p>31.8</text:p>
          </table:table-cell>
          <table:table-cell office:value-type="float" office:value="2945" table:style-name="ce209">
            <text:p>2,945</text:p>
          </table:table-cell>
          <table:table-cell office:value-type="float" office:value="0" table:style-name="ce210">
            <text:p>0</text:p>
          </table:table-cell>
          <table:table-cell office:value-type="float" office:value="0" table:style-name="ce207">
            <text:p>0.0</text:p>
          </table:table-cell>
          <table:table-cell office:value-type="float" office:value="2811" table:style-name="ce210">
            <text:p>2,811</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West</text:p>
          </table:table-cell>
          <table:table-cell office:value-type="string" table:style-name="ce212">
            <text:p>E08000009</text:p>
          </table:table-cell>
          <table:table-cell office:value-type="string" table:style-name="ce213">
            <text:p>Trafford</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046" table:style-name="ce209">
            <text:p>3,046</text:p>
          </table:table-cell>
          <table:table-cell office:value-type="float" office:value="1557" table:style-name="ce209">
            <text:p>1,557</text:p>
          </table:table-cell>
          <table:table-cell office:value-type="float" office:value="51.11621799080762" table:style-name="ce208">
            <text:p>51.1</text:p>
          </table:table-cell>
          <table:table-cell office:value-type="float" office:value="3243" table:style-name="ce209">
            <text:p>3,243</text:p>
          </table:table-cell>
          <table:table-cell office:value-type="float" office:value="1330" table:style-name="ce210">
            <text:p>1,330</text:p>
          </table:table-cell>
          <table:table-cell office:value-type="float" office:value="41.011409189022508" table:style-name="ce207">
            <text:p>41.0</text:p>
          </table:table-cell>
          <table:table-cell office:value-type="float" office:value="3036" table:style-name="ce210">
            <text:p>3,036</text:p>
          </table:table-cell>
          <table:table-cell office:value-type="float" office:value="1256" table:style-name="ce209">
            <text:p>1,256</text:p>
          </table:table-cell>
          <table:table-cell office:value-type="float" office:value="41.370223978919626" table:style-name="ce208">
            <text:p>41.4</text:p>
          </table:table-cell>
          <table:table-cell office:value-type="float" office:value="3390" table:style-name="ce209">
            <text:p>3,390</text:p>
          </table:table-cell>
          <table:table-cell office:value-type="float" office:value="0" table:style-name="ce210">
            <text:p>0</text:p>
          </table:table-cell>
          <table:table-cell office:value-type="float" office:value="0" table:style-name="ce207">
            <text:p>0.0</text:p>
          </table:table-cell>
          <table:table-cell office:value-type="float" office:value="3279" table:style-name="ce210">
            <text:p>3,279</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West</text:p>
          </table:table-cell>
          <table:table-cell office:value-type="string" table:style-name="ce212">
            <text:p>E06000007</text:p>
          </table:table-cell>
          <table:table-cell office:value-type="string" table:style-name="ce213">
            <text:p>Warringto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769" table:style-name="ce209">
            <text:p>2,769</text:p>
          </table:table-cell>
          <table:table-cell office:value-type="float" office:value="1141" table:style-name="ce209">
            <text:p>1,141</text:p>
          </table:table-cell>
          <table:table-cell office:value-type="float" office:value="41.206211628746843" table:style-name="ce208">
            <text:p>41.2</text:p>
          </table:table-cell>
          <table:table-cell office:value-type="float" office:value="2766" table:style-name="ce209">
            <text:p>2,766</text:p>
          </table:table-cell>
          <table:table-cell office:value-type="float" office:value="1012" table:style-name="ce210">
            <text:p>1,012</text:p>
          </table:table-cell>
          <table:table-cell office:value-type="float" office:value="36.58712942877802" table:style-name="ce207">
            <text:p>36.6</text:p>
          </table:table-cell>
          <table:table-cell office:value-type="float" office:value="2721" table:style-name="ce210">
            <text:p>2,721</text:p>
          </table:table-cell>
          <table:table-cell office:value-type="float" office:value="916" table:style-name="ce209">
            <text:p>916</text:p>
          </table:table-cell>
          <table:table-cell office:value-type="float" office:value="33.664094083057698" table:style-name="ce208">
            <text:p>33.7</text:p>
          </table:table-cell>
          <table:table-cell office:value-type="float" office:value="2567" table:style-name="ce209">
            <text:p>2,567</text:p>
          </table:table-cell>
          <table:table-cell office:value-type="float" office:value="0" table:style-name="ce210">
            <text:p>0</text:p>
          </table:table-cell>
          <table:table-cell office:value-type="float" office:value="0" table:style-name="ce207">
            <text:p>0.0</text:p>
          </table:table-cell>
          <table:table-cell office:value-type="float" office:value="2426" table:style-name="ce210">
            <text:p>2,426</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West</text:p>
          </table:table-cell>
          <table:table-cell office:value-type="string" table:style-name="ce212">
            <text:p>E08000010</text:p>
          </table:table-cell>
          <table:table-cell office:value-type="string" table:style-name="ce213">
            <text:p>Wiga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689" table:style-name="ce209">
            <text:p>3,689</text:p>
          </table:table-cell>
          <table:table-cell office:value-type="float" office:value="1370" table:style-name="ce209">
            <text:p>1,370</text:p>
          </table:table-cell>
          <table:table-cell office:value-type="float" office:value="37.137435619409054" table:style-name="ce208">
            <text:p>37.1</text:p>
          </table:table-cell>
          <table:table-cell office:value-type="float" office:value="3701" table:style-name="ce209">
            <text:p>3,701</text:p>
          </table:table-cell>
          <table:table-cell office:value-type="float" office:value="1206" table:style-name="ce210">
            <text:p>1,206</text:p>
          </table:table-cell>
          <table:table-cell office:value-type="float" office:value="32.585787624966223" table:style-name="ce207">
            <text:p>32.6</text:p>
          </table:table-cell>
          <table:table-cell office:value-type="float" office:value="3620" table:style-name="ce210">
            <text:p>3,620</text:p>
          </table:table-cell>
          <table:table-cell office:value-type="float" office:value="1063" table:style-name="ce209">
            <text:p>1,063</text:p>
          </table:table-cell>
          <table:table-cell office:value-type="float" office:value="29.364640883977899" table:style-name="ce208">
            <text:p>29.4</text:p>
          </table:table-cell>
          <table:table-cell office:value-type="float" office:value="3688" table:style-name="ce209">
            <text:p>3,688</text:p>
          </table:table-cell>
          <table:table-cell office:value-type="float" office:value="0" table:style-name="ce210">
            <text:p>0</text:p>
          </table:table-cell>
          <table:table-cell office:value-type="float" office:value="0" table:style-name="ce207">
            <text:p>0.0</text:p>
          </table:table-cell>
          <table:table-cell office:value-type="float" office:value="3764" table:style-name="ce210">
            <text:p>3,764</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North West</text:p>
          </table:table-cell>
          <table:table-cell office:value-type="string" table:style-name="ce212">
            <text:p>E08000015</text:p>
          </table:table-cell>
          <table:table-cell office:value-type="string" table:style-name="ce213">
            <text:p>Wirral</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959" table:style-name="ce209">
            <text:p>3,959</text:p>
          </table:table-cell>
          <table:table-cell office:value-type="float" office:value="1893" table:style-name="ce209">
            <text:p>1,893</text:p>
          </table:table-cell>
          <table:table-cell office:value-type="float" office:value="47.815104824450621" table:style-name="ce208">
            <text:p>47.8</text:p>
          </table:table-cell>
          <table:table-cell office:value-type="float" office:value="3905" table:style-name="ce209">
            <text:p>3,905</text:p>
          </table:table-cell>
          <table:table-cell office:value-type="float" office:value="1688" table:style-name="ce210">
            <text:p>1,688</text:p>
          </table:table-cell>
          <table:table-cell office:value-type="float" office:value="43.226632522407172" table:style-name="ce207">
            <text:p>43.2</text:p>
          </table:table-cell>
          <table:table-cell office:value-type="float" office:value="3862" table:style-name="ce210">
            <text:p>3,862</text:p>
          </table:table-cell>
          <table:table-cell office:value-type="float" office:value="1650" table:style-name="ce209">
            <text:p>1,650</text:p>
          </table:table-cell>
          <table:table-cell office:value-type="float" office:value="42.723977213878818" table:style-name="ce208">
            <text:p>42.7</text:p>
          </table:table-cell>
          <table:table-cell office:value-type="float" office:value="4331" table:style-name="ce209">
            <text:p>4,331</text:p>
          </table:table-cell>
          <table:table-cell office:value-type="float" office:value="25" table:style-name="ce210">
            <text:p>25</text:p>
          </table:table-cell>
          <table:table-cell office:value-type="float" office:value="0.57723389517432455" table:style-name="ce207">
            <text:p>0.6</text:p>
          </table:table-cell>
          <table:table-cell office:value-type="float" office:value="4406" table:style-name="ce210">
            <text:p>4,406</text:p>
          </table:table-cell>
          <table:table-cell office:value-type="float" office:value="20" table:style-name="ce209">
            <text:p>20</text:p>
          </table:table-cell>
          <table:table-cell office:value-type="float" office:value="0.45392646391284613" table:style-name="ce207">
            <text:p>0.5</text:p>
          </table:table-cell>
          <table:table-cell table:number-columns-repeated="16363"/>
        </table:table-row>
        <table:table-row table:style-name="ro13">
          <table:table-cell office:value-type="string" table:style-name="ce211">
            <text:p>South East</text:p>
          </table:table-cell>
          <table:table-cell office:value-type="string" table:style-name="ce212">
            <text:p>E06000036</text:p>
          </table:table-cell>
          <table:table-cell office:value-type="string" table:style-name="ce213">
            <text:p>Bracknell Forest</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728" table:style-name="ce209">
            <text:p>1,728</text:p>
          </table:table-cell>
          <table:table-cell office:value-type="float" office:value="1114" table:style-name="ce209">
            <text:p>1,114</text:p>
          </table:table-cell>
          <table:table-cell office:value-type="float" office:value="64.467592592592595" table:style-name="ce208">
            <text:p>64.5</text:p>
          </table:table-cell>
          <table:table-cell office:value-type="float" office:value="1739" table:style-name="ce209">
            <text:p>1,739</text:p>
          </table:table-cell>
          <table:table-cell office:value-type="float" office:value="1041" table:style-name="ce210">
            <text:p>1,041</text:p>
          </table:table-cell>
          <table:table-cell office:value-type="float" office:value="59.861989649223688" table:style-name="ce207">
            <text:p>59.9</text:p>
          </table:table-cell>
          <table:table-cell office:value-type="float" office:value="1798" table:style-name="ce210">
            <text:p>1,798</text:p>
          </table:table-cell>
          <table:table-cell office:value-type="float" office:value="1057" table:style-name="ce209">
            <text:p>1,057</text:p>
          </table:table-cell>
          <table:table-cell office:value-type="float" office:value="58.787541713014456" table:style-name="ce208">
            <text:p>58.8</text:p>
          </table:table-cell>
          <table:table-cell office:value-type="float" office:value="1834" table:style-name="ce209">
            <text:p>1,834</text:p>
          </table:table-cell>
          <table:table-cell office:value-type="float" office:value="10" table:style-name="ce210">
            <text:p>10</text:p>
          </table:table-cell>
          <table:table-cell office:value-type="float" office:value="0.54525627044711011" table:style-name="ce207">
            <text:p>0.5</text:p>
          </table:table-cell>
          <table:table-cell office:value-type="float" office:value="1744" table:style-name="ce210">
            <text:p>1,744</text:p>
          </table:table-cell>
          <table:table-cell office:value-type="float" office:value="14" table:style-name="ce209">
            <text:p>14</text:p>
          </table:table-cell>
          <table:table-cell office:value-type="float" office:value="0.80275229357798172" table:style-name="ce207">
            <text:p>0.8</text:p>
          </table:table-cell>
          <table:table-cell table:number-columns-repeated="16363"/>
        </table:table-row>
        <table:table-row table:style-name="ro13">
          <table:table-cell office:value-type="string" table:style-name="ce211">
            <text:p>South East</text:p>
          </table:table-cell>
          <table:table-cell office:value-type="string" table:style-name="ce212">
            <text:p>E06000043</text:p>
          </table:table-cell>
          <table:table-cell office:value-type="string" table:style-name="ce213">
            <text:p>Brighton and Hov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892" table:style-name="ce209">
            <text:p>2,892</text:p>
          </table:table-cell>
          <table:table-cell office:value-type="float" office:value="857" table:style-name="ce209">
            <text:p>857</text:p>
          </table:table-cell>
          <table:table-cell office:value-type="float" office:value="29.63347164591978" table:style-name="ce208">
            <text:p>29.6</text:p>
          </table:table-cell>
          <table:table-cell office:value-type="float" office:value="3202" table:style-name="ce209">
            <text:p>3,202</text:p>
          </table:table-cell>
          <table:table-cell office:value-type="float" office:value="896" table:style-name="ce210">
            <text:p>896</text:p>
          </table:table-cell>
          <table:table-cell office:value-type="float" office:value="27.98251093066833" table:style-name="ce207">
            <text:p>28.0</text:p>
          </table:table-cell>
          <table:table-cell office:value-type="float" office:value="2893" table:style-name="ce210">
            <text:p>2,893</text:p>
          </table:table-cell>
          <table:table-cell office:value-type="float" office:value="855" table:style-name="ce209">
            <text:p>855</text:p>
          </table:table-cell>
          <table:table-cell office:value-type="float" office:value="29.55409609402005" table:style-name="ce208">
            <text:p>29.6</text:p>
          </table:table-cell>
          <table:table-cell office:value-type="float" office:value="2487" table:style-name="ce209">
            <text:p>2,487</text:p>
          </table:table-cell>
          <table:table-cell office:value-type="float" office:value="0" table:style-name="ce210">
            <text:p>0</text:p>
          </table:table-cell>
          <table:table-cell office:value-type="float" office:value="0" table:style-name="ce207">
            <text:p>0.0</text:p>
          </table:table-cell>
          <table:table-cell office:value-type="float" office:value="2352" table:style-name="ce210">
            <text:p>2,352</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South East</text:p>
          </table:table-cell>
          <table:table-cell office:value-type="string" table:style-name="ce212">
            <text:p>E10000002</text:p>
          </table:table-cell>
          <table:table-cell office:value-type="string" table:style-name="ce213">
            <text:p>Buckingham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7680" table:style-name="ce209">
            <text:p>7,680</text:p>
          </table:table-cell>
          <table:table-cell office:value-type="float" office:value="4373" table:style-name="ce209">
            <text:p>4,373</text:p>
          </table:table-cell>
          <table:table-cell office:value-type="float" office:value="56.940104166666671" table:style-name="ce208">
            <text:p>56.9</text:p>
          </table:table-cell>
          <table:table-cell office:value-type="float" office:value="7676" table:style-name="ce209">
            <text:p>7,676</text:p>
          </table:table-cell>
          <table:table-cell office:value-type="float" office:value="4161" table:style-name="ce210">
            <text:p>4,161</text:p>
          </table:table-cell>
          <table:table-cell office:value-type="float" office:value="54.207920792079214" table:style-name="ce207">
            <text:p>54.2</text:p>
          </table:table-cell>
          <table:table-cell office:value-type="float" office:value="7379" table:style-name="ce210">
            <text:p>7,379</text:p>
          </table:table-cell>
          <table:table-cell office:value-type="float" office:value="3850" table:style-name="ce209">
            <text:p>3,850</text:p>
          </table:table-cell>
          <table:table-cell office:value-type="float" office:value="52.17509147580973" table:style-name="ce208">
            <text:p>52.2</text:p>
          </table:table-cell>
          <table:table-cell office:value-type="float" office:value="7452" table:style-name="ce209">
            <text:p>7,452</text:p>
          </table:table-cell>
          <table:table-cell office:value-type="float" office:value="48" table:style-name="ce210">
            <text:p>48</text:p>
          </table:table-cell>
          <table:table-cell office:value-type="float" office:value="0.64412238325281801" table:style-name="ce207">
            <text:p>0.6</text:p>
          </table:table-cell>
          <table:table-cell office:value-type="float" office:value="7252" table:style-name="ce210">
            <text:p>7,252</text:p>
          </table:table-cell>
          <table:table-cell office:value-type="float" office:value="55" table:style-name="ce209">
            <text:p>55</text:p>
          </table:table-cell>
          <table:table-cell office:value-type="float" office:value="0.75841147269718701" table:style-name="ce207">
            <text:p>0.8</text:p>
          </table:table-cell>
          <table:table-cell table:number-columns-repeated="16363"/>
        </table:table-row>
        <table:table-row table:style-name="ro13">
          <table:table-cell office:value-type="string" table:style-name="ce211">
            <text:p>South East</text:p>
          </table:table-cell>
          <table:table-cell office:value-type="string" table:style-name="ce212">
            <text:p>E10000011</text:p>
          </table:table-cell>
          <table:table-cell office:value-type="string" table:style-name="ce213">
            <text:p>East Sussex</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6417" table:style-name="ce209">
            <text:p>6,417</text:p>
          </table:table-cell>
          <table:table-cell office:value-type="float" office:value="2165" table:style-name="ce209">
            <text:p>2,165</text:p>
          </table:table-cell>
          <table:table-cell office:value-type="float" office:value="33.73850709054075" table:style-name="ce208">
            <text:p>33.7</text:p>
          </table:table-cell>
          <table:table-cell office:value-type="float" office:value="6251" table:style-name="ce209">
            <text:p>6,251</text:p>
          </table:table-cell>
          <table:table-cell office:value-type="float" office:value="1944" table:style-name="ce210">
            <text:p>1,944</text:p>
          </table:table-cell>
          <table:table-cell office:value-type="float" office:value="31.09902415613502" table:style-name="ce207">
            <text:p>31.1</text:p>
          </table:table-cell>
          <table:table-cell office:value-type="float" office:value="6353" table:style-name="ce210">
            <text:p>6,353</text:p>
          </table:table-cell>
          <table:table-cell office:value-type="float" office:value="1652" table:style-name="ce209">
            <text:p>1,652</text:p>
          </table:table-cell>
          <table:table-cell office:value-type="float" office:value="26.003462930898785" table:style-name="ce208">
            <text:p>26.0</text:p>
          </table:table-cell>
          <table:table-cell office:value-type="float" office:value="5183" table:style-name="ce209">
            <text:p>5,183</text:p>
          </table:table-cell>
          <table:table-cell office:value-type="float" office:value="0" table:style-name="ce210">
            <text:p>0</text:p>
          </table:table-cell>
          <table:table-cell office:value-type="float" office:value="0" table:style-name="ce207">
            <text:p>0.0</text:p>
          </table:table-cell>
          <table:table-cell office:value-type="float" office:value="5075" table:style-name="ce210">
            <text:p>5,075</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South East</text:p>
          </table:table-cell>
          <table:table-cell office:value-type="string" table:style-name="ce212">
            <text:p>E10000014</text:p>
          </table:table-cell>
          <table:table-cell office:value-type="string" table:style-name="ce213">
            <text:p>Hamp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6970" table:style-name="ce209">
            <text:p>16,970</text:p>
          </table:table-cell>
          <table:table-cell office:value-type="float" office:value="10281" table:style-name="ce209">
            <text:p>10,281</text:p>
          </table:table-cell>
          <table:table-cell office:value-type="float" office:value="60.583382439599298" table:style-name="ce208">
            <text:p>60.6</text:p>
          </table:table-cell>
          <table:table-cell office:value-type="float" office:value="16720" table:style-name="ce209">
            <text:p>16,720</text:p>
          </table:table-cell>
          <table:table-cell office:value-type="float" office:value="9146" table:style-name="ce210">
            <text:p>9,146</text:p>
          </table:table-cell>
          <table:table-cell office:value-type="float" office:value="54.700956937799042" table:style-name="ce207">
            <text:p>54.7</text:p>
          </table:table-cell>
          <table:table-cell office:value-type="float" office:value="16304" table:style-name="ce210">
            <text:p>16,304</text:p>
          </table:table-cell>
          <table:table-cell office:value-type="float" office:value="8741" table:style-name="ce209">
            <text:p>8,741</text:p>
          </table:table-cell>
          <table:table-cell office:value-type="float" office:value="53.612610402355251" table:style-name="ce208">
            <text:p>53.6</text:p>
          </table:table-cell>
          <table:table-cell office:value-type="float" office:value="16180" table:style-name="ce209">
            <text:p>16,180</text:p>
          </table:table-cell>
          <table:table-cell office:value-type="float" office:value="538" table:style-name="ce210">
            <text:p>538</text:p>
          </table:table-cell>
          <table:table-cell office:value-type="float" office:value="3.3250927070457355" table:style-name="ce207">
            <text:p>3.3</text:p>
          </table:table-cell>
          <table:table-cell office:value-type="float" office:value="15807" table:style-name="ce210">
            <text:p>15,807</text:p>
          </table:table-cell>
          <table:table-cell office:value-type="float" office:value="507" table:style-name="ce209">
            <text:p>507</text:p>
          </table:table-cell>
          <table:table-cell office:value-type="float" office:value="3.2074397418865059" table:style-name="ce207">
            <text:p>3.2</text:p>
          </table:table-cell>
          <table:table-cell table:number-columns-repeated="16363"/>
        </table:table-row>
        <table:table-row table:style-name="ro13">
          <table:table-cell office:value-type="string" table:style-name="ce211">
            <text:p>South East</text:p>
          </table:table-cell>
          <table:table-cell office:value-type="string" table:style-name="ce212">
            <text:p>E06000046</text:p>
          </table:table-cell>
          <table:table-cell office:value-type="string" table:style-name="ce213">
            <text:p>Isle Of Wight</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412" table:style-name="ce209">
            <text:p>1,412</text:p>
          </table:table-cell>
          <table:table-cell office:value-type="float" office:value="575" table:style-name="ce209">
            <text:p>575</text:p>
          </table:table-cell>
          <table:table-cell office:value-type="float" office:value="40.722379603399432" table:style-name="ce208">
            <text:p>40.7</text:p>
          </table:table-cell>
          <table:table-cell office:value-type="float" office:value="1415" table:style-name="ce209">
            <text:p>1,415</text:p>
          </table:table-cell>
          <table:table-cell office:value-type="float" office:value="525" table:style-name="ce210">
            <text:p>525</text:p>
          </table:table-cell>
          <table:table-cell office:value-type="float" office:value="37.102473498233216" table:style-name="ce207">
            <text:p>37.1</text:p>
          </table:table-cell>
          <table:table-cell office:value-type="float" office:value="1343" table:style-name="ce210">
            <text:p>1,343</text:p>
          </table:table-cell>
          <table:table-cell office:value-type="float" office:value="498" table:style-name="ce209">
            <text:p>498</text:p>
          </table:table-cell>
          <table:table-cell office:value-type="float" office:value="37.081161578555474" table:style-name="ce208">
            <text:p>37.1</text:p>
          </table:table-cell>
          <table:table-cell office:value-type="float" office:value="1284" table:style-name="ce209">
            <text:p>1,284</text:p>
          </table:table-cell>
          <table:table-cell office:value-type="float" office:value="20" table:style-name="ce210">
            <text:p>20</text:p>
          </table:table-cell>
          <table:table-cell office:value-type="float" office:value="1.557632398753894" table:style-name="ce207">
            <text:p>1.6</text:p>
          </table:table-cell>
          <table:table-cell office:value-type="float" office:value="1264" table:style-name="ce210">
            <text:p>1,264</text:p>
          </table:table-cell>
          <table:table-cell office:value-type="float" office:value="17" table:style-name="ce209">
            <text:p>17</text:p>
          </table:table-cell>
          <table:table-cell office:value-type="float" office:value="1.3449367088607596" table:style-name="ce207">
            <text:p>1.3</text:p>
          </table:table-cell>
          <table:table-cell table:number-columns-repeated="16363"/>
        </table:table-row>
        <table:table-row table:style-name="ro13">
          <table:table-cell office:value-type="string" table:style-name="ce211">
            <text:p>South East</text:p>
          </table:table-cell>
          <table:table-cell office:value-type="string" table:style-name="ce212">
            <text:p>E10000016</text:p>
          </table:table-cell>
          <table:table-cell office:value-type="string" table:style-name="ce213">
            <text:p>Kent</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2310" table:style-name="ce209">
            <text:p>22,310</text:p>
          </table:table-cell>
          <table:table-cell office:value-type="float" office:value="12370" table:style-name="ce209">
            <text:p>12,370</text:p>
          </table:table-cell>
          <table:table-cell office:value-type="float" office:value="55.445988346033168" table:style-name="ce208">
            <text:p>55.4</text:p>
          </table:table-cell>
          <table:table-cell office:value-type="float" office:value="22609" table:style-name="ce209">
            <text:p>22,609</text:p>
          </table:table-cell>
          <table:table-cell office:value-type="float" office:value="12012" table:style-name="ce210">
            <text:p>12,012</text:p>
          </table:table-cell>
          <table:table-cell office:value-type="float" office:value="53.129284798089259" table:style-name="ce207">
            <text:p>53.1</text:p>
          </table:table-cell>
          <table:table-cell office:value-type="float" office:value="22447" table:style-name="ce210">
            <text:p>22,447</text:p>
          </table:table-cell>
          <table:table-cell office:value-type="float" office:value="11396" table:style-name="ce209">
            <text:p>11,396</text:p>
          </table:table-cell>
          <table:table-cell office:value-type="float" office:value="50.768476856595534" table:style-name="ce208">
            <text:p>50.8</text:p>
          </table:table-cell>
          <table:table-cell office:value-type="float" office:value="22179" table:style-name="ce209">
            <text:p>22,179</text:p>
          </table:table-cell>
          <table:table-cell office:value-type="float" office:value="252" table:style-name="ce210">
            <text:p>252</text:p>
          </table:table-cell>
          <table:table-cell office:value-type="float" office:value="1.136209928310564" table:style-name="ce207">
            <text:p>1.1</text:p>
          </table:table-cell>
          <table:table-cell office:value-type="float" office:value="21765" table:style-name="ce210">
            <text:p>21,765</text:p>
          </table:table-cell>
          <table:table-cell office:value-type="float" office:value="254" table:style-name="ce209">
            <text:p>254</text:p>
          </table:table-cell>
          <table:table-cell office:value-type="float" office:value="1.1670112566046404" table:style-name="ce207">
            <text:p>1.2</text:p>
          </table:table-cell>
          <table:table-cell table:number-columns-repeated="16363"/>
        </table:table-row>
        <table:table-row table:style-name="ro13">
          <table:table-cell office:value-type="string" table:style-name="ce211">
            <text:p>South East</text:p>
          </table:table-cell>
          <table:table-cell office:value-type="string" table:style-name="ce212">
            <text:p>E06000035</text:p>
          </table:table-cell>
          <table:table-cell office:value-type="string" table:style-name="ce213">
            <text:p>Medway</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174" table:style-name="ce209">
            <text:p>4,174</text:p>
          </table:table-cell>
          <table:table-cell office:value-type="float" office:value="2129" table:style-name="ce209">
            <text:p>2,129</text:p>
          </table:table-cell>
          <table:table-cell office:value-type="float" office:value="51.006229036895064" table:style-name="ce208">
            <text:p>51.0</text:p>
          </table:table-cell>
          <table:table-cell office:value-type="float" office:value="4272" table:style-name="ce209">
            <text:p>4,272</text:p>
          </table:table-cell>
          <table:table-cell office:value-type="float" office:value="2179" table:style-name="ce210">
            <text:p>2,179</text:p>
          </table:table-cell>
          <table:table-cell office:value-type="float" office:value="51.006554307116104" table:style-name="ce207">
            <text:p>51.0</text:p>
          </table:table-cell>
          <table:table-cell office:value-type="float" office:value="4165" table:style-name="ce210">
            <text:p>4,165</text:p>
          </table:table-cell>
          <table:table-cell office:value-type="float" office:value="2080" table:style-name="ce209">
            <text:p>2,080</text:p>
          </table:table-cell>
          <table:table-cell office:value-type="float" office:value="49.939975990396157" table:style-name="ce208">
            <text:p>49.9</text:p>
          </table:table-cell>
          <table:table-cell office:value-type="float" office:value="4099" table:style-name="ce209">
            <text:p>4,099</text:p>
          </table:table-cell>
          <table:table-cell office:value-type="float" office:value="58" table:style-name="ce210">
            <text:p>58</text:p>
          </table:table-cell>
          <table:table-cell office:value-type="float" office:value="1.4149792632349354" table:style-name="ce207">
            <text:p>1.4</text:p>
          </table:table-cell>
          <table:table-cell office:value-type="float" office:value="3964" table:style-name="ce210">
            <text:p>3,964</text:p>
          </table:table-cell>
          <table:table-cell office:value-type="float" office:value="40" table:style-name="ce209">
            <text:p>40</text:p>
          </table:table-cell>
          <table:table-cell office:value-type="float" office:value="1.0090817356205852" table:style-name="ce207">
            <text:p>1.0</text:p>
          </table:table-cell>
          <table:table-cell table:number-columns-repeated="16363"/>
        </table:table-row>
        <table:table-row table:style-name="ro13">
          <table:table-cell office:value-type="string" table:style-name="ce211">
            <text:p>South East</text:p>
          </table:table-cell>
          <table:table-cell office:value-type="string" table:style-name="ce212">
            <text:p>E10000025</text:p>
          </table:table-cell>
          <table:table-cell office:value-type="string" table:style-name="ce213">
            <text:p>Oxford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9341" table:style-name="ce209">
            <text:p>9,341</text:p>
          </table:table-cell>
          <table:table-cell office:value-type="float" office:value="4506" table:style-name="ce209">
            <text:p>4,506</text:p>
          </table:table-cell>
          <table:table-cell office:value-type="float" office:value="48.238946579595336" table:style-name="ce208">
            <text:p>48.2</text:p>
          </table:table-cell>
          <table:table-cell office:value-type="float" office:value="8926" table:style-name="ce209">
            <text:p>8,926</text:p>
          </table:table-cell>
          <table:table-cell office:value-type="float" office:value="4004" table:style-name="ce210">
            <text:p>4,004</text:p>
          </table:table-cell>
          <table:table-cell office:value-type="float" office:value="44.857719023078644" table:style-name="ce207">
            <text:p>44.9</text:p>
          </table:table-cell>
          <table:table-cell office:value-type="float" office:value="8815" table:style-name="ce210">
            <text:p>8,815</text:p>
          </table:table-cell>
          <table:table-cell office:value-type="float" office:value="3414" table:style-name="ce209">
            <text:p>3,414</text:p>
          </table:table-cell>
          <table:table-cell office:value-type="float" office:value="38.72943845717527" table:style-name="ce208">
            <text:p>38.7</text:p>
          </table:table-cell>
          <table:table-cell office:value-type="float" office:value="9130" table:style-name="ce209">
            <text:p>9,130</text:p>
          </table:table-cell>
          <table:table-cell office:value-type="float" office:value="37" table:style-name="ce210">
            <text:p>37</text:p>
          </table:table-cell>
          <table:table-cell office:value-type="float" office:value="0.40525739320920046" table:style-name="ce207">
            <text:p>0.4</text:p>
          </table:table-cell>
          <table:table-cell office:value-type="float" office:value="8589" table:style-name="ce210">
            <text:p>8,589</text:p>
          </table:table-cell>
          <table:table-cell office:value-type="float" office:value="35" table:style-name="ce209">
            <text:p>35</text:p>
          </table:table-cell>
          <table:table-cell office:value-type="float" office:value="0.40749796251018744" table:style-name="ce207">
            <text:p>0.4</text:p>
          </table:table-cell>
          <table:table-cell table:number-columns-repeated="16363"/>
        </table:table-row>
        <table:table-row table:style-name="ro13">
          <table:table-cell office:value-type="string" table:style-name="ce211">
            <text:p>South East</text:p>
          </table:table-cell>
          <table:table-cell office:value-type="string" table:style-name="ce212">
            <text:p>E06000044</text:p>
          </table:table-cell>
          <table:table-cell office:value-type="string" table:style-name="ce213">
            <text:p>Portsmouth</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401" table:style-name="ce209">
            <text:p>2,401</text:p>
          </table:table-cell>
          <table:table-cell office:value-type="float" office:value="1104" table:style-name="ce209">
            <text:p>1,104</text:p>
          </table:table-cell>
          <table:table-cell office:value-type="float" office:value="45.98084131611828" table:style-name="ce208">
            <text:p>46.0</text:p>
          </table:table-cell>
          <table:table-cell office:value-type="float" office:value="2419" table:style-name="ce209">
            <text:p>2,419</text:p>
          </table:table-cell>
          <table:table-cell office:value-type="float" office:value="1007" table:style-name="ce210">
            <text:p>1,007</text:p>
          </table:table-cell>
          <table:table-cell office:value-type="float" office:value="41.628772219925594" table:style-name="ce207">
            <text:p>41.6</text:p>
          </table:table-cell>
          <table:table-cell office:value-type="float" office:value="2297" table:style-name="ce210">
            <text:p>2,297</text:p>
          </table:table-cell>
          <table:table-cell office:value-type="float" office:value="927" table:style-name="ce209">
            <text:p>927</text:p>
          </table:table-cell>
          <table:table-cell office:value-type="float" office:value="40.356987374836741" table:style-name="ce208">
            <text:p>40.4</text:p>
          </table:table-cell>
          <table:table-cell office:value-type="float" office:value="2030" table:style-name="ce209">
            <text:p>2,030</text:p>
          </table:table-cell>
          <table:table-cell office:value-type="float" office:value="18" table:style-name="ce210">
            <text:p>18</text:p>
          </table:table-cell>
          <table:table-cell office:value-type="float" office:value="0.88669950738916259" table:style-name="ce207">
            <text:p>0.9</text:p>
          </table:table-cell>
          <table:table-cell office:value-type="float" office:value="1932" table:style-name="ce210">
            <text:p>1,932</text:p>
          </table:table-cell>
          <table:table-cell office:value-type="float" office:value="18" table:style-name="ce209">
            <text:p>18</text:p>
          </table:table-cell>
          <table:table-cell office:value-type="float" office:value="0.93167701863354035" table:style-name="ce207">
            <text:p>0.9</text:p>
          </table:table-cell>
          <table:table-cell table:number-columns-repeated="16363"/>
        </table:table-row>
        <table:table-row table:style-name="ro13">
          <table:table-cell office:value-type="string" table:style-name="ce211">
            <text:p>South East</text:p>
          </table:table-cell>
          <table:table-cell office:value-type="string" table:style-name="ce212">
            <text:p>E06000038</text:p>
          </table:table-cell>
          <table:table-cell office:value-type="string" table:style-name="ce213">
            <text:p>Reading</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906" table:style-name="ce209">
            <text:p>1,906</text:p>
          </table:table-cell>
          <table:table-cell office:value-type="float" office:value="1068" table:style-name="ce209">
            <text:p>1,068</text:p>
          </table:table-cell>
          <table:table-cell office:value-type="float" office:value="56.033578174186779" table:style-name="ce208">
            <text:p>56.0</text:p>
          </table:table-cell>
          <table:table-cell office:value-type="float" office:value="1909" table:style-name="ce209">
            <text:p>1,909</text:p>
          </table:table-cell>
          <table:table-cell office:value-type="float" office:value="996" table:style-name="ce210">
            <text:p>996</text:p>
          </table:table-cell>
          <table:table-cell office:value-type="float" office:value="52.173913043478258" table:style-name="ce207">
            <text:p>52.2</text:p>
          </table:table-cell>
          <table:table-cell office:value-type="float" office:value="1985" table:style-name="ce210">
            <text:p>1,985</text:p>
          </table:table-cell>
          <table:table-cell office:value-type="float" office:value="1021" table:style-name="ce209">
            <text:p>1,021</text:p>
          </table:table-cell>
          <table:table-cell office:value-type="float" office:value="51.435768261964732" table:style-name="ce208">
            <text:p>51.4</text:p>
          </table:table-cell>
          <table:table-cell office:value-type="float" office:value="2098" table:style-name="ce209">
            <text:p>2,098</text:p>
          </table:table-cell>
          <table:table-cell office:value-type="float" office:value="7" table:style-name="ce210">
            <text:p>7</text:p>
          </table:table-cell>
          <table:table-cell office:value-type="float" office:value="0.33365109628217349" table:style-name="ce207">
            <text:p>0.3</text:p>
          </table:table-cell>
          <table:table-cell office:value-type="float" office:value="1926" table:style-name="ce210">
            <text:p>1,926</text:p>
          </table:table-cell>
          <table:table-cell office:value-type="float" office:value="5" table:style-name="ce59">
            <text:p>5</text:p>
          </table:table-cell>
          <table:table-cell office:value-type="float" office:value="0.25960539979231567" table:style-name="ce207">
            <text:p>0.3</text:p>
          </table:table-cell>
          <table:table-cell table:number-columns-repeated="16363"/>
        </table:table-row>
        <table:table-row table:style-name="ro13">
          <table:table-cell office:value-type="string" table:style-name="ce211">
            <text:p>South East</text:p>
          </table:table-cell>
          <table:table-cell office:value-type="string" table:style-name="ce212">
            <text:p>E06000039</text:p>
          </table:table-cell>
          <table:table-cell office:value-type="string" table:style-name="ce213">
            <text:p>Slough</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512" table:style-name="ce209">
            <text:p>2,512</text:p>
          </table:table-cell>
          <table:table-cell office:value-type="float" office:value="969" table:style-name="ce209">
            <text:p>969</text:p>
          </table:table-cell>
          <table:table-cell office:value-type="float" office:value="38.574840764331206" table:style-name="ce208">
            <text:p>38.6</text:p>
          </table:table-cell>
          <table:table-cell office:value-type="float" office:value="2650" table:style-name="ce209">
            <text:p>2,650</text:p>
          </table:table-cell>
          <table:table-cell office:value-type="float" office:value="926" table:style-name="ce210">
            <text:p>926</text:p>
          </table:table-cell>
          <table:table-cell office:value-type="float" office:value="34.943396226415096" table:style-name="ce207">
            <text:p>34.9</text:p>
          </table:table-cell>
          <table:table-cell office:value-type="float" office:value="2600" table:style-name="ce210">
            <text:p>2,600</text:p>
          </table:table-cell>
          <table:table-cell office:value-type="float" office:value="928" table:style-name="ce209">
            <text:p>928</text:p>
          </table:table-cell>
          <table:table-cell office:value-type="float" office:value="35.692307692307693" table:style-name="ce208">
            <text:p>35.7</text:p>
          </table:table-cell>
          <table:table-cell office:value-type="float" office:value="2644" table:style-name="ce209">
            <text:p>2,644</text:p>
          </table:table-cell>
          <table:table-cell office:value-type="float" office:value="11" table:style-name="ce210">
            <text:p>11</text:p>
          </table:table-cell>
          <table:table-cell office:value-type="float" office:value="0.41603630862329805" table:style-name="ce207">
            <text:p>0.4</text:p>
          </table:table-cell>
          <table:table-cell office:value-type="float" office:value="2491" table:style-name="ce210">
            <text:p>2,491</text:p>
          </table:table-cell>
          <table:table-cell office:value-type="float" office:value="7" table:style-name="ce209">
            <text:p>7</text:p>
          </table:table-cell>
          <table:table-cell office:value-type="float" office:value="0.28101164191087918" table:style-name="ce207">
            <text:p>0.3</text:p>
          </table:table-cell>
          <table:table-cell table:number-columns-repeated="16363"/>
        </table:table-row>
        <table:table-row table:style-name="ro13">
          <table:table-cell office:value-type="string" table:style-name="ce211">
            <text:p>South East</text:p>
          </table:table-cell>
          <table:table-cell office:value-type="string" table:style-name="ce212">
            <text:p>E06000045</text:p>
          </table:table-cell>
          <table:table-cell office:value-type="string" table:style-name="ce213">
            <text:p>Southampto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909" table:style-name="ce209">
            <text:p>2,909</text:p>
          </table:table-cell>
          <table:table-cell office:value-type="float" office:value="1187" table:style-name="ce209">
            <text:p>1,187</text:p>
          </table:table-cell>
          <table:table-cell office:value-type="float" office:value="40.804400137504295" table:style-name="ce208">
            <text:p>40.8</text:p>
          </table:table-cell>
          <table:table-cell office:value-type="float" office:value="2853" table:style-name="ce209">
            <text:p>2,853</text:p>
          </table:table-cell>
          <table:table-cell office:value-type="float" office:value="976" table:style-name="ce210">
            <text:p>976</text:p>
          </table:table-cell>
          <table:table-cell office:value-type="float" office:value="34.209603925692257" table:style-name="ce207">
            <text:p>34.2</text:p>
          </table:table-cell>
          <table:table-cell office:value-type="float" office:value="2877" table:style-name="ce210">
            <text:p>2,877</text:p>
          </table:table-cell>
          <table:table-cell office:value-type="float" office:value="1014" table:style-name="ce209">
            <text:p>1,014</text:p>
          </table:table-cell>
          <table:table-cell office:value-type="float" office:value="35.245046923879045" table:style-name="ce208">
            <text:p>35.2</text:p>
          </table:table-cell>
          <table:table-cell office:value-type="float" office:value="2335" table:style-name="ce209">
            <text:p>2,335</text:p>
          </table:table-cell>
          <table:table-cell office:value-type="float" office:value="29" table:style-name="ce210">
            <text:p>29</text:p>
          </table:table-cell>
          <table:table-cell office:value-type="float" office:value="1.2419700214132763" table:style-name="ce207">
            <text:p>1.2</text:p>
          </table:table-cell>
          <table:table-cell office:value-type="float" office:value="2347" table:style-name="ce210">
            <text:p>2,347</text:p>
          </table:table-cell>
          <table:table-cell office:value-type="float" office:value="27" table:style-name="ce209">
            <text:p>27</text:p>
          </table:table-cell>
          <table:table-cell office:value-type="float" office:value="1.1504047720494248" table:style-name="ce207">
            <text:p>1.2</text:p>
          </table:table-cell>
          <table:table-cell table:number-columns-repeated="16363"/>
        </table:table-row>
        <table:table-row table:style-name="ro13">
          <table:table-cell office:value-type="string" table:style-name="ce211">
            <text:p>South East</text:p>
          </table:table-cell>
          <table:table-cell office:value-type="string" table:style-name="ce212">
            <text:p>E10000030</text:p>
          </table:table-cell>
          <table:table-cell office:value-type="string" table:style-name="ce213">
            <text:p>Surrey</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7045" table:style-name="ce209">
            <text:p>17,045</text:p>
          </table:table-cell>
          <table:table-cell office:value-type="float" office:value="9397" table:style-name="ce209">
            <text:p>9,397</text:p>
          </table:table-cell>
          <table:table-cell office:value-type="float" office:value="55.130536814315043" table:style-name="ce208">
            <text:p>55.1</text:p>
          </table:table-cell>
          <table:table-cell office:value-type="float" office:value="16103" table:style-name="ce209">
            <text:p>16,103</text:p>
          </table:table-cell>
          <table:table-cell office:value-type="float" office:value="8465" table:style-name="ce210">
            <text:p>8,465</text:p>
          </table:table-cell>
          <table:table-cell office:value-type="float" office:value="52.567844501024652" table:style-name="ce207">
            <text:p>52.6</text:p>
          </table:table-cell>
          <table:table-cell office:value-type="float" office:value="16118" table:style-name="ce210">
            <text:p>16,118</text:p>
          </table:table-cell>
          <table:table-cell office:value-type="float" office:value="8114" table:style-name="ce209">
            <text:p>8,114</text:p>
          </table:table-cell>
          <table:table-cell office:value-type="float" office:value="50.341233403648097" table:style-name="ce208">
            <text:p>50.3</text:p>
          </table:table-cell>
          <table:table-cell office:value-type="float" office:value="15689" table:style-name="ce209">
            <text:p>15,689</text:p>
          </table:table-cell>
          <table:table-cell office:value-type="float" office:value="1118" table:style-name="ce210">
            <text:p>1,118</text:p>
          </table:table-cell>
          <table:table-cell office:value-type="float" office:value="7.1260118554401171" table:style-name="ce207">
            <text:p>7.1</text:p>
          </table:table-cell>
          <table:table-cell office:value-type="float" office:value="14754" table:style-name="ce210">
            <text:p>14,754</text:p>
          </table:table-cell>
          <table:table-cell office:value-type="float" office:value="928" table:style-name="ce209">
            <text:p>928</text:p>
          </table:table-cell>
          <table:table-cell office:value-type="float" office:value="6.2898197099091764" table:style-name="ce207">
            <text:p>6.3</text:p>
          </table:table-cell>
          <table:table-cell table:number-columns-repeated="16363"/>
        </table:table-row>
        <table:table-row table:style-name="ro13">
          <table:table-cell office:value-type="string" table:style-name="ce211">
            <text:p>South East</text:p>
          </table:table-cell>
          <table:table-cell office:value-type="string" table:style-name="ce212">
            <text:p>E06000037</text:p>
          </table:table-cell>
          <table:table-cell office:value-type="string" table:style-name="ce213">
            <text:p>West Berk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421" table:style-name="ce209">
            <text:p>2,421</text:p>
          </table:table-cell>
          <table:table-cell office:value-type="float" office:value="1689" table:style-name="ce209">
            <text:p>1,689</text:p>
          </table:table-cell>
          <table:table-cell office:value-type="float" office:value="69.764560099132595" table:style-name="ce208">
            <text:p>69.8</text:p>
          </table:table-cell>
          <table:table-cell office:value-type="float" office:value="2378" table:style-name="ce209">
            <text:p>2,378</text:p>
          </table:table-cell>
          <table:table-cell office:value-type="float" office:value="1539" table:style-name="ce210">
            <text:p>1,539</text:p>
          </table:table-cell>
          <table:table-cell office:value-type="float" office:value="64.718250630782165" table:style-name="ce207">
            <text:p>64.7</text:p>
          </table:table-cell>
          <table:table-cell office:value-type="float" office:value="2450" table:style-name="ce210">
            <text:p>2,450</text:p>
          </table:table-cell>
          <table:table-cell office:value-type="float" office:value="1579" table:style-name="ce209">
            <text:p>1,579</text:p>
          </table:table-cell>
          <table:table-cell office:value-type="float" office:value="64.448979591836732" table:style-name="ce208">
            <text:p>64.4</text:p>
          </table:table-cell>
          <table:table-cell office:value-type="float" office:value="2614" table:style-name="ce209">
            <text:p>2,614</text:p>
          </table:table-cell>
          <table:table-cell office:value-type="float" office:value="23" table:style-name="ce210">
            <text:p>23</text:p>
          </table:table-cell>
          <table:table-cell office:value-type="float" office:value="0.87987758224942625" table:style-name="ce207">
            <text:p>0.9</text:p>
          </table:table-cell>
          <table:table-cell office:value-type="float" office:value="2436" table:style-name="ce210">
            <text:p>2,436</text:p>
          </table:table-cell>
          <table:table-cell office:value-type="float" office:value="24" table:style-name="ce209">
            <text:p>24</text:p>
          </table:table-cell>
          <table:table-cell office:value-type="float" office:value="0.98522167487684731" table:style-name="ce207">
            <text:p>1.0</text:p>
          </table:table-cell>
          <table:table-cell table:number-columns-repeated="16363"/>
        </table:table-row>
        <table:table-row table:style-name="ro13">
          <table:table-cell office:value-type="string" table:style-name="ce211">
            <text:p>South East</text:p>
          </table:table-cell>
          <table:table-cell office:value-type="string" table:style-name="ce212">
            <text:p>E10000032</text:p>
          </table:table-cell>
          <table:table-cell office:value-type="string" table:style-name="ce213">
            <text:p>West Sussex</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10588" table:style-name="ce209">
            <text:p>10,588</text:p>
          </table:table-cell>
          <table:table-cell office:value-type="float" office:value="3214" table:style-name="ce209">
            <text:p>3,214</text:p>
          </table:table-cell>
          <table:table-cell office:value-type="float" office:value="30.355119002644503" table:style-name="ce208">
            <text:p>30.4</text:p>
          </table:table-cell>
          <table:table-cell office:value-type="float" office:value="10966" table:style-name="ce209">
            <text:p>10,966</text:p>
          </table:table-cell>
          <table:table-cell office:value-type="float" office:value="3010" table:style-name="ce210">
            <text:p>3,010</text:p>
          </table:table-cell>
          <table:table-cell office:value-type="float" office:value="27.448477111070581" table:style-name="ce207">
            <text:p>27.4</text:p>
          </table:table-cell>
          <table:table-cell office:value-type="float" office:value="10904" table:style-name="ce210">
            <text:p>10,904</text:p>
          </table:table-cell>
          <table:table-cell office:value-type="float" office:value="2628" table:style-name="ce209">
            <text:p>2,628</text:p>
          </table:table-cell>
          <table:table-cell office:value-type="float" office:value="24.101247248716067" table:style-name="ce208">
            <text:p>24.1</text:p>
          </table:table-cell>
          <table:table-cell office:value-type="float" office:value="8818" table:style-name="ce209">
            <text:p>8,818</text:p>
          </table:table-cell>
          <table:table-cell office:value-type="float" office:value="0" table:style-name="ce210">
            <text:p>0</text:p>
          </table:table-cell>
          <table:table-cell office:value-type="float" office:value="0" table:style-name="ce207">
            <text:p>0.0</text:p>
          </table:table-cell>
          <table:table-cell office:value-type="float" office:value="8259" table:style-name="ce210">
            <text:p>8,259</text:p>
          </table:table-cell>
          <table:table-cell office:value-type="float" office:value="0" table:style-name="ce209">
            <text:p>0</text:p>
          </table:table-cell>
          <table:table-cell office:value-type="float" office:value="0" table:style-name="ce207">
            <text:p>0.0</text:p>
          </table:table-cell>
          <table:table-cell table:number-columns-repeated="16363"/>
        </table:table-row>
        <table:table-row table:style-name="ro13">
          <table:table-cell office:value-type="string" table:style-name="ce211">
            <text:p>South East</text:p>
          </table:table-cell>
          <table:table-cell office:value-type="string" table:style-name="ce212">
            <text:p>E06000040</text:p>
          </table:table-cell>
          <table:table-cell office:value-type="string" table:style-name="ce213">
            <text:p>Windsor and Maidenhead</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196" table:style-name="ce209">
            <text:p>2,196</text:p>
          </table:table-cell>
          <table:table-cell office:value-type="float" office:value="1327" table:style-name="ce209">
            <text:p>1,327</text:p>
          </table:table-cell>
          <table:table-cell office:value-type="float" office:value="60.428051001821494" table:style-name="ce208">
            <text:p>60.4</text:p>
          </table:table-cell>
          <table:table-cell office:value-type="float" office:value="2169" table:style-name="ce209">
            <text:p>2,169</text:p>
          </table:table-cell>
          <table:table-cell office:value-type="float" office:value="1181" table:style-name="ce210">
            <text:p>1,181</text:p>
          </table:table-cell>
          <table:table-cell office:value-type="float" office:value="54.449054863992622" table:style-name="ce207">
            <text:p>54.4</text:p>
          </table:table-cell>
          <table:table-cell office:value-type="float" office:value="2186" table:style-name="ce210">
            <text:p>2,186</text:p>
          </table:table-cell>
          <table:table-cell office:value-type="float" office:value="1179" table:style-name="ce209">
            <text:p>1,179</text:p>
          </table:table-cell>
          <table:table-cell office:value-type="float" office:value="53.934126258005492" table:style-name="ce208">
            <text:p>53.9</text:p>
          </table:table-cell>
          <table:table-cell office:value-type="float" office:value="2191" table:style-name="ce209">
            <text:p>2,191</text:p>
          </table:table-cell>
          <table:table-cell office:value-type="float" office:value="15" table:style-name="ce210">
            <text:p>15</text:p>
          </table:table-cell>
          <table:table-cell office:value-type="float" office:value="0.68461889548151522" table:style-name="ce207">
            <text:p>0.7</text:p>
          </table:table-cell>
          <table:table-cell office:value-type="float" office:value="2054" table:style-name="ce210">
            <text:p>2,054</text:p>
          </table:table-cell>
          <table:table-cell office:value-type="float" office:value="12" table:style-name="ce209">
            <text:p>12</text:p>
          </table:table-cell>
          <table:table-cell office:value-type="float" office:value="0.58422590068159685" table:style-name="ce207">
            <text:p>0.6</text:p>
          </table:table-cell>
          <table:table-cell table:number-columns-repeated="16363"/>
        </table:table-row>
        <table:table-row table:style-name="ro13">
          <table:table-cell office:value-type="string" table:style-name="ce211">
            <text:p>South East</text:p>
          </table:table-cell>
          <table:table-cell office:value-type="string" table:style-name="ce212">
            <text:p>E06000041</text:p>
          </table:table-cell>
          <table:table-cell office:value-type="string" table:style-name="ce213">
            <text:p>Wokingham</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734" table:style-name="ce209">
            <text:p>2,734</text:p>
          </table:table-cell>
          <table:table-cell office:value-type="float" office:value="1826" table:style-name="ce209">
            <text:p>1,826</text:p>
          </table:table-cell>
          <table:table-cell office:value-type="float" office:value="66.788588149231899" table:style-name="ce208">
            <text:p>66.8</text:p>
          </table:table-cell>
          <table:table-cell office:value-type="float" office:value="2659" table:style-name="ce209">
            <text:p>2,659</text:p>
          </table:table-cell>
          <table:table-cell office:value-type="float" office:value="1668" table:style-name="ce210">
            <text:p>1,668</text:p>
          </table:table-cell>
          <table:table-cell office:value-type="float" office:value="62.730349755547202" table:style-name="ce207">
            <text:p>62.7</text:p>
          </table:table-cell>
          <table:table-cell office:value-type="float" office:value="2511" table:style-name="ce210">
            <text:p>2,511</text:p>
          </table:table-cell>
          <table:table-cell office:value-type="float" office:value="1553" table:style-name="ce209">
            <text:p>1,553</text:p>
          </table:table-cell>
          <table:table-cell office:value-type="float" office:value="61.847869374751099" table:style-name="ce208">
            <text:p>61.8</text:p>
          </table:table-cell>
          <table:table-cell office:value-type="float" office:value="2523" table:style-name="ce209">
            <text:p>2,523</text:p>
          </table:table-cell>
          <table:table-cell office:value-type="float" office:value="12" table:style-name="ce210">
            <text:p>12</text:p>
          </table:table-cell>
          <table:table-cell office:value-type="float" office:value="0.47562425683709864" table:style-name="ce207">
            <text:p>0.5</text:p>
          </table:table-cell>
          <table:table-cell office:value-type="float" office:value="2348" table:style-name="ce210">
            <text:p>2,348</text:p>
          </table:table-cell>
          <table:table-cell office:value-type="float" office:value="19" table:style-name="ce209">
            <text:p>19</text:p>
          </table:table-cell>
          <table:table-cell office:value-type="float" office:value="0.80919931856899485" table:style-name="ce207">
            <text:p>0.8</text:p>
          </table:table-cell>
          <table:table-cell table:number-columns-repeated="16363"/>
        </table:table-row>
        <table:table-row table:style-name="ro13">
          <table:table-cell office:value-type="string" table:style-name="ce211">
            <text:p>South West</text:p>
          </table:table-cell>
          <table:table-cell office:value-type="string" table:style-name="ce212">
            <text:p>E06000022</text:p>
          </table:table-cell>
          <table:table-cell office:value-type="string" table:style-name="ce213">
            <text:p>Bath and North East Somerset</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239" table:style-name="ce209">
            <text:p>2,239</text:p>
          </table:table-cell>
          <table:table-cell office:value-type="float" office:value="919" table:style-name="ce209">
            <text:p>919</text:p>
          </table:table-cell>
          <table:table-cell office:value-type="float" office:value="41.045109423849937" table:style-name="ce208">
            <text:p>41.0</text:p>
          </table:table-cell>
          <table:table-cell office:value-type="float" office:value="2207" table:style-name="ce209">
            <text:p>2,207</text:p>
          </table:table-cell>
          <table:table-cell office:value-type="float" office:value="890" table:style-name="ce210">
            <text:p>890</text:p>
          </table:table-cell>
          <table:table-cell office:value-type="float" office:value="40.326234707748078" table:style-name="ce207">
            <text:p>40.3</text:p>
          </table:table-cell>
          <table:table-cell office:value-type="float" office:value="2251" table:style-name="ce210">
            <text:p>2,251</text:p>
          </table:table-cell>
          <table:table-cell office:value-type="float" office:value="843" table:style-name="ce209">
            <text:p>843</text:p>
          </table:table-cell>
          <table:table-cell office:value-type="float" office:value="37.450022212350063" table:style-name="ce208">
            <text:p>37.5</text:p>
          </table:table-cell>
          <table:table-cell office:value-type="float" office:value="2337" table:style-name="ce209">
            <text:p>2,337</text:p>
          </table:table-cell>
          <table:table-cell office:value-type="float" office:value="12" table:style-name="ce210">
            <text:p>12</text:p>
          </table:table-cell>
          <table:table-cell office:value-type="float" office:value="0.51347881899871628" table:style-name="ce207">
            <text:p>0.5</text:p>
          </table:table-cell>
          <table:table-cell office:value-type="float" office:value="2245" table:style-name="ce210">
            <text:p>2,245</text:p>
          </table:table-cell>
          <table:table-cell office:value-type="float" office:value="20" table:style-name="ce209">
            <text:p>20</text:p>
          </table:table-cell>
          <table:table-cell office:value-type="float" office:value="0.89086859688195985" table:style-name="ce207">
            <text:p>0.9</text:p>
          </table:table-cell>
          <table:table-cell table:number-columns-repeated="16363"/>
        </table:table-row>
        <table:table-row table:style-name="ro13">
          <table:table-cell office:value-type="string" table:style-name="ce211">
            <text:p>South West</text:p>
          </table:table-cell>
          <table:table-cell office:value-type="string" table:style-name="ce212">
            <text:p>E06000058</text:p>
          </table:table-cell>
          <table:table-cell office:value-type="string" table:style-name="ce213">
            <text:p>Bournemouth, Poole and Christchurch</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361" table:style-name="ce209">
            <text:p>4,361</text:p>
          </table:table-cell>
          <table:table-cell office:value-type="float" office:value="1099" table:style-name="ce209">
            <text:p>1,099</text:p>
          </table:table-cell>
          <table:table-cell office:value-type="float" office:value="25.20064205457464" table:style-name="ce208">
            <text:p>25.2</text:p>
          </table:table-cell>
          <table:table-cell office:value-type="float" office:value="4374" table:style-name="ce209">
            <text:p>4,374</text:p>
          </table:table-cell>
          <table:table-cell office:value-type="float" office:value="772" table:style-name="ce210">
            <text:p>772</text:p>
          </table:table-cell>
          <table:table-cell office:value-type="float" office:value="17.649748513946044" table:style-name="ce207">
            <text:p>17.6</text:p>
          </table:table-cell>
          <table:table-cell office:value-type="float" office:value="4403" table:style-name="ce210">
            <text:p>4,403</text:p>
          </table:table-cell>
          <table:table-cell office:value-type="float" office:value="521" table:style-name="ce209">
            <text:p>521</text:p>
          </table:table-cell>
          <table:table-cell office:value-type="float" office:value="11.83284124460595" table:style-name="ce208">
            <text:p>11.8</text:p>
          </table:table-cell>
          <table:table-cell office:value-type="float" office:value="4414" table:style-name="ce209">
            <text:p>4,414</text:p>
          </table:table-cell>
          <table:table-cell office:value-type="float" office:value="35" table:style-name="ce210">
            <text:p>35</text:p>
          </table:table-cell>
          <table:table-cell office:value-type="float" office:value="0.79293158133212494" table:style-name="ce207">
            <text:p>0.8</text:p>
          </table:table-cell>
          <table:table-cell office:value-type="float" office:value="4185" table:style-name="ce210">
            <text:p>4,185</text:p>
          </table:table-cell>
          <table:table-cell office:value-type="float" office:value="32" table:style-name="ce209">
            <text:p>32</text:p>
          </table:table-cell>
          <table:table-cell office:value-type="float" office:value="0.76463560334528069" table:style-name="ce207">
            <text:p>0.8</text:p>
          </table:table-cell>
          <table:table-cell table:number-columns-repeated="16363"/>
        </table:table-row>
        <table:table-row table:style-name="ro13">
          <table:table-cell office:value-type="string" table:style-name="ce211">
            <text:p>South West</text:p>
          </table:table-cell>
          <table:table-cell office:value-type="string" table:style-name="ce212">
            <text:p>E06000023</text:p>
          </table:table-cell>
          <table:table-cell office:value-type="string" table:style-name="ce213">
            <text:p>Bristol, City Of</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579" table:style-name="ce209">
            <text:p>4,579</text:p>
          </table:table-cell>
          <table:table-cell office:value-type="float" office:value="2339" table:style-name="ce209">
            <text:p>2,339</text:p>
          </table:table-cell>
          <table:table-cell office:value-type="float" office:value="51.08102205721773" table:style-name="ce208">
            <text:p>51.1</text:p>
          </table:table-cell>
          <table:table-cell office:value-type="float" office:value="4354" table:style-name="ce209">
            <text:p>4,354</text:p>
          </table:table-cell>
          <table:table-cell office:value-type="float" office:value="2001" table:style-name="ce210">
            <text:p>2,001</text:p>
          </table:table-cell>
          <table:table-cell office:value-type="float" office:value="45.957740009186956" table:style-name="ce207">
            <text:p>46.0</text:p>
          </table:table-cell>
          <table:table-cell office:value-type="float" office:value="4378" table:style-name="ce210">
            <text:p>4,378</text:p>
          </table:table-cell>
          <table:table-cell office:value-type="float" office:value="1982" table:style-name="ce209">
            <text:p>1,982</text:p>
          </table:table-cell>
          <table:table-cell office:value-type="float" office:value="45.271813613522156" table:style-name="ce208">
            <text:p>45.3</text:p>
          </table:table-cell>
          <table:table-cell office:value-type="float" office:value="4123" table:style-name="ce209">
            <text:p>4,123</text:p>
          </table:table-cell>
          <table:table-cell office:value-type="float" office:value="52" table:style-name="ce210">
            <text:p>52</text:p>
          </table:table-cell>
          <table:table-cell office:value-type="float" office:value="1.2612175600291051" table:style-name="ce207">
            <text:p>1.3</text:p>
          </table:table-cell>
          <table:table-cell office:value-type="float" office:value="3813" table:style-name="ce210">
            <text:p>3,813</text:p>
          </table:table-cell>
          <table:table-cell office:value-type="float" office:value="28" table:style-name="ce209">
            <text:p>28</text:p>
          </table:table-cell>
          <table:table-cell office:value-type="float" office:value="0.73432992394440078" table:style-name="ce207">
            <text:p>0.7</text:p>
          </table:table-cell>
          <table:table-cell table:number-columns-repeated="16363"/>
        </table:table-row>
        <table:table-row table:style-name="ro13">
          <table:table-cell office:value-type="string" table:style-name="ce211">
            <text:p>South West</text:p>
          </table:table-cell>
          <table:table-cell office:value-type="string" table:style-name="ce212">
            <text:p>E10000008</text:p>
          </table:table-cell>
          <table:table-cell office:value-type="string" table:style-name="ce213">
            <text:p>Devo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7910" table:style-name="ce209">
            <text:p>7,910</text:p>
          </table:table-cell>
          <table:table-cell office:value-type="float" office:value="4313" table:style-name="ce209">
            <text:p>4,313</text:p>
          </table:table-cell>
          <table:table-cell office:value-type="float" office:value="54.525916561314794" table:style-name="ce208">
            <text:p>54.5</text:p>
          </table:table-cell>
          <table:table-cell office:value-type="float" office:value="7739" table:style-name="ce209">
            <text:p>7,739</text:p>
          </table:table-cell>
          <table:table-cell office:value-type="float" office:value="3722" table:style-name="ce210">
            <text:p>3,722</text:p>
          </table:table-cell>
          <table:table-cell office:value-type="float" office:value="48.094069001162943" table:style-name="ce207">
            <text:p>48.1</text:p>
          </table:table-cell>
          <table:table-cell office:value-type="float" office:value="7667" table:style-name="ce210">
            <text:p>7,667</text:p>
          </table:table-cell>
          <table:table-cell office:value-type="float" office:value="3624" table:style-name="ce209">
            <text:p>3,624</text:p>
          </table:table-cell>
          <table:table-cell office:value-type="float" office:value="47.267510108256161" table:style-name="ce208">
            <text:p>47.3</text:p>
          </table:table-cell>
          <table:table-cell office:value-type="float" office:value="7346" table:style-name="ce209">
            <text:p>7,346</text:p>
          </table:table-cell>
          <table:table-cell office:value-type="float" office:value="51" table:style-name="ce210">
            <text:p>51</text:p>
          </table:table-cell>
          <table:table-cell office:value-type="float" office:value="0.69425537707595975" table:style-name="ce207">
            <text:p>0.7</text:p>
          </table:table-cell>
          <table:table-cell office:value-type="float" office:value="7257" table:style-name="ce210">
            <text:p>7,257</text:p>
          </table:table-cell>
          <table:table-cell office:value-type="float" office:value="34" table:style-name="ce209">
            <text:p>34</text:p>
          </table:table-cell>
          <table:table-cell office:value-type="float" office:value="0.46851315970786828" table:style-name="ce207">
            <text:p>0.5</text:p>
          </table:table-cell>
          <table:table-cell table:number-columns-repeated="16363"/>
        </table:table-row>
        <table:table-row table:style-name="ro13">
          <table:table-cell office:value-type="string" table:style-name="ce211">
            <text:p>South West</text:p>
          </table:table-cell>
          <table:table-cell office:value-type="string" table:style-name="ce212">
            <text:p>E06000059</text:p>
          </table:table-cell>
          <table:table-cell office:value-type="string" table:style-name="ce213">
            <text:p>Dorset</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4128" table:style-name="ce209">
            <text:p>4,128</text:p>
          </table:table-cell>
          <table:table-cell office:value-type="float" office:value="1573" table:style-name="ce209">
            <text:p>1,573</text:p>
          </table:table-cell>
          <table:table-cell office:value-type="float" office:value="38.105620155038764" table:style-name="ce208">
            <text:p>38.1</text:p>
          </table:table-cell>
          <table:table-cell office:value-type="float" office:value="4318" table:style-name="ce209">
            <text:p>4,318</text:p>
          </table:table-cell>
          <table:table-cell office:value-type="float" office:value="1155" table:style-name="ce210">
            <text:p>1,155</text:p>
          </table:table-cell>
          <table:table-cell office:value-type="float" office:value="26.748494673459934" table:style-name="ce207">
            <text:p>26.7</text:p>
          </table:table-cell>
          <table:table-cell office:value-type="float" office:value="4386" table:style-name="ce210">
            <text:p>4,386</text:p>
          </table:table-cell>
          <table:table-cell office:value-type="float" office:value="984" table:style-name="ce209">
            <text:p>984</text:p>
          </table:table-cell>
          <table:table-cell office:value-type="float" office:value="22.435020519835842" table:style-name="ce208">
            <text:p>22.4</text:p>
          </table:table-cell>
          <table:table-cell office:value-type="float" office:value="4471" table:style-name="ce209">
            <text:p>4,471</text:p>
          </table:table-cell>
          <table:table-cell office:value-type="float" office:value="45" table:style-name="ce210">
            <text:p>45</text:p>
          </table:table-cell>
          <table:table-cell office:value-type="float" office:value="1.0064862446879894" table:style-name="ce207">
            <text:p>1.0</text:p>
          </table:table-cell>
          <table:table-cell office:value-type="float" office:value="4396" table:style-name="ce210">
            <text:p>4,396</text:p>
          </table:table-cell>
          <table:table-cell office:value-type="float" office:value="43" table:style-name="ce209">
            <text:p>43</text:p>
          </table:table-cell>
          <table:table-cell office:value-type="float" office:value="0.97816196542311196" table:style-name="ce207">
            <text:p>1.0</text:p>
          </table:table-cell>
          <table:table-cell table:number-columns-repeated="16363"/>
        </table:table-row>
        <table:table-row table:style-name="ro13">
          <table:table-cell office:value-type="string" table:style-name="ce211">
            <text:p>South West</text:p>
          </table:table-cell>
          <table:table-cell office:value-type="string" table:style-name="ce212">
            <text:p>E10000013</text:p>
          </table:table-cell>
          <table:table-cell office:value-type="string" table:style-name="ce213">
            <text:p>Gloucester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8202" table:style-name="ce209">
            <text:p>8,202</text:p>
          </table:table-cell>
          <table:table-cell office:value-type="float" office:value="5243" table:style-name="ce209">
            <text:p>5,243</text:p>
          </table:table-cell>
          <table:table-cell office:value-type="float" office:value="63.923433308949043" table:style-name="ce208">
            <text:p>63.9</text:p>
          </table:table-cell>
          <table:table-cell office:value-type="float" office:value="8095" table:style-name="ce209">
            <text:p>8,095</text:p>
          </table:table-cell>
          <table:table-cell office:value-type="float" office:value="4624" table:style-name="ce210">
            <text:p>4,624</text:p>
          </table:table-cell>
          <table:table-cell office:value-type="float" office:value="57.121680049413214" table:style-name="ce207">
            <text:p>57.1</text:p>
          </table:table-cell>
          <table:table-cell office:value-type="float" office:value="7881" table:style-name="ce210">
            <text:p>7,881</text:p>
          </table:table-cell>
          <table:table-cell office:value-type="float" office:value="4313" table:style-name="ce209">
            <text:p>4,313</text:p>
          </table:table-cell>
          <table:table-cell office:value-type="float" office:value="54.726557543458952" table:style-name="ce208">
            <text:p>54.7</text:p>
          </table:table-cell>
          <table:table-cell office:value-type="float" office:value="6934" table:style-name="ce209">
            <text:p>6,934</text:p>
          </table:table-cell>
          <table:table-cell office:value-type="float" office:value="135" table:style-name="ce210">
            <text:p>135</text:p>
          </table:table-cell>
          <table:table-cell office:value-type="float" office:value="1.9469281799826939" table:style-name="ce207">
            <text:p>1.9</text:p>
          </table:table-cell>
          <table:table-cell office:value-type="float" office:value="6680" table:style-name="ce210">
            <text:p>6,680</text:p>
          </table:table-cell>
          <table:table-cell office:value-type="float" office:value="88" table:style-name="ce209">
            <text:p>88</text:p>
          </table:table-cell>
          <table:table-cell office:value-type="float" office:value="1.3173652694610778" table:style-name="ce207">
            <text:p>1.3</text:p>
          </table:table-cell>
          <table:table-cell table:number-columns-repeated="16363"/>
        </table:table-row>
        <table:table-row table:style-name="ro13">
          <table:table-cell office:value-type="string" table:style-name="ce211">
            <text:p>South West</text:p>
          </table:table-cell>
          <table:table-cell office:value-type="string" table:style-name="ce212">
            <text:p>E06000052</text:p>
          </table:table-cell>
          <table:table-cell office:value-type="string" table:style-name="ce213">
            <text:p>Kernow (Cornwall and Scilly)</text:p>
          </table:table-cell>
          <table:table-cell office:value-type="float" office:value="2" table:style-name="ce206">
            <text:p>2</text:p>
          </table:table-cell>
          <table:table-cell office:value-type="float" office:value="2" table:style-name="ce214">
            <text:p>2</text:p>
          </table:table-cell>
          <table:table-cell office:value-type="float" office:value="100" table:style-name="ce207">
            <text:p>100.0</text:p>
          </table:table-cell>
          <table:table-cell office:value-type="float" office:value="6531" table:style-name="ce209">
            <text:p>6,531</text:p>
          </table:table-cell>
          <table:table-cell office:value-type="float" office:value="2988" table:style-name="ce209">
            <text:p>2,988</text:p>
          </table:table-cell>
          <table:table-cell office:value-type="float" office:value="45.751033532384014" table:style-name="ce208">
            <text:p>45.8</text:p>
          </table:table-cell>
          <table:table-cell office:value-type="float" office:value="6243" table:style-name="ce209">
            <text:p>6,243</text:p>
          </table:table-cell>
          <table:table-cell office:value-type="float" office:value="2628" table:style-name="ce210">
            <text:p>2,628</text:p>
          </table:table-cell>
          <table:table-cell office:value-type="float" office:value="42.095146564151847" table:style-name="ce207">
            <text:p>42.1</text:p>
          </table:table-cell>
          <table:table-cell office:value-type="float" office:value="6152" table:style-name="ce210">
            <text:p>6,152</text:p>
          </table:table-cell>
          <table:table-cell office:value-type="float" office:value="2561" table:style-name="ce209">
            <text:p>2,561</text:p>
          </table:table-cell>
          <table:table-cell office:value-type="float" office:value="41.628738621586479" table:style-name="ce208">
            <text:p>41.6</text:p>
          </table:table-cell>
          <table:table-cell office:value-type="float" office:value="5776" table:style-name="ce209">
            <text:p>5,776</text:p>
          </table:table-cell>
          <table:table-cell office:value-type="float" office:value="37" table:style-name="ce210">
            <text:p>37</text:p>
          </table:table-cell>
          <table:table-cell office:value-type="float" office:value="0.64058171745152359" table:style-name="ce207">
            <text:p>0.6</text:p>
          </table:table-cell>
          <table:table-cell office:value-type="float" office:value="5590" table:style-name="ce210">
            <text:p>5,590</text:p>
          </table:table-cell>
          <table:table-cell office:value-type="float" office:value="21" table:style-name="ce209">
            <text:p>21</text:p>
          </table:table-cell>
          <table:table-cell office:value-type="float" office:value="0.37567084078711988" table:style-name="ce207">
            <text:p>0.4</text:p>
          </table:table-cell>
          <table:table-cell table:number-columns-repeated="16363"/>
        </table:table-row>
        <table:table-row table:style-name="ro13">
          <table:table-cell office:value-type="string" table:style-name="ce211">
            <text:p>South West</text:p>
          </table:table-cell>
          <table:table-cell office:value-type="string" table:style-name="ce212">
            <text:p>E06000024</text:p>
          </table:table-cell>
          <table:table-cell office:value-type="string" table:style-name="ce213">
            <text:p>North Somerset</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608" table:style-name="ce209">
            <text:p>2,608</text:p>
          </table:table-cell>
          <table:table-cell office:value-type="float" office:value="1575" table:style-name="ce209">
            <text:p>1,575</text:p>
          </table:table-cell>
          <table:table-cell office:value-type="float" office:value="60.391104294478524" table:style-name="ce208">
            <text:p>60.4</text:p>
          </table:table-cell>
          <table:table-cell office:value-type="float" office:value="2495" table:style-name="ce209">
            <text:p>2,495</text:p>
          </table:table-cell>
          <table:table-cell office:value-type="float" office:value="1374" table:style-name="ce210">
            <text:p>1,374</text:p>
          </table:table-cell>
          <table:table-cell office:value-type="float" office:value="55.07014028056112" table:style-name="ce207">
            <text:p>55.1</text:p>
          </table:table-cell>
          <table:table-cell office:value-type="float" office:value="2515" table:style-name="ce210">
            <text:p>2,515</text:p>
          </table:table-cell>
          <table:table-cell office:value-type="float" office:value="1297" table:style-name="ce209">
            <text:p>1,297</text:p>
          </table:table-cell>
          <table:table-cell office:value-type="float" office:value="51.570576540755461" table:style-name="ce208">
            <text:p>51.6</text:p>
          </table:table-cell>
          <table:table-cell office:value-type="float" office:value="2437" table:style-name="ce209">
            <text:p>2,437</text:p>
          </table:table-cell>
          <table:table-cell office:value-type="float" office:value="26" table:style-name="ce210">
            <text:p>26</text:p>
          </table:table-cell>
          <table:table-cell office:value-type="float" office:value="1.0668855149774312" table:style-name="ce207">
            <text:p>1.1</text:p>
          </table:table-cell>
          <table:table-cell office:value-type="float" office:value="2295" table:style-name="ce210">
            <text:p>2,295</text:p>
          </table:table-cell>
          <table:table-cell office:value-type="float" office:value="19" table:style-name="ce209">
            <text:p>19</text:p>
          </table:table-cell>
          <table:table-cell office:value-type="float" office:value="0.82788671023965132" table:style-name="ce207">
            <text:p>0.8</text:p>
          </table:table-cell>
          <table:table-cell table:number-columns-repeated="16363"/>
        </table:table-row>
        <table:table-row table:style-name="ro13">
          <table:table-cell office:value-type="string" table:style-name="ce211">
            <text:p>South West</text:p>
          </table:table-cell>
          <table:table-cell office:value-type="string" table:style-name="ce212">
            <text:p>E06000026</text:p>
          </table:table-cell>
          <table:table-cell office:value-type="string" table:style-name="ce213">
            <text:p>Plymouth</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3696" table:style-name="ce209">
            <text:p>3,696</text:p>
          </table:table-cell>
          <table:table-cell office:value-type="float" office:value="1926" table:style-name="ce209">
            <text:p>1,926</text:p>
          </table:table-cell>
          <table:table-cell office:value-type="float" office:value="52.110389610389603" table:style-name="ce208">
            <text:p>52.1</text:p>
          </table:table-cell>
          <table:table-cell office:value-type="float" office:value="3572" table:style-name="ce209">
            <text:p>3,572</text:p>
          </table:table-cell>
          <table:table-cell office:value-type="float" office:value="1661" table:style-name="ce210">
            <text:p>1,661</text:p>
          </table:table-cell>
          <table:table-cell office:value-type="float" office:value="46.500559910414339" table:style-name="ce207">
            <text:p>46.5</text:p>
          </table:table-cell>
          <table:table-cell office:value-type="float" office:value="3484" table:style-name="ce210">
            <text:p>3,484</text:p>
          </table:table-cell>
          <table:table-cell office:value-type="float" office:value="1570" table:style-name="ce209">
            <text:p>1,570</text:p>
          </table:table-cell>
          <table:table-cell office:value-type="float" office:value="45.063145809414465" table:style-name="ce208">
            <text:p>45.1</text:p>
          </table:table-cell>
          <table:table-cell office:value-type="float" office:value="3022" table:style-name="ce209">
            <text:p>3,022</text:p>
          </table:table-cell>
          <table:table-cell office:value-type="float" office:value="22" table:style-name="ce210">
            <text:p>22</text:p>
          </table:table-cell>
          <table:table-cell office:value-type="float" office:value="0.72799470549305101" table:style-name="ce207">
            <text:p>0.7</text:p>
          </table:table-cell>
          <table:table-cell office:value-type="float" office:value="2831" table:style-name="ce210">
            <text:p>2,831</text:p>
          </table:table-cell>
          <table:table-cell office:value-type="float" office:value="25" table:style-name="ce209">
            <text:p>25</text:p>
          </table:table-cell>
          <table:table-cell office:value-type="float" office:value="0.88308018368067831" table:style-name="ce207">
            <text:p>0.9</text:p>
          </table:table-cell>
          <table:table-cell table:number-columns-repeated="16363"/>
        </table:table-row>
        <table:table-row table:style-name="ro13">
          <table:table-cell office:value-type="string" table:style-name="ce211">
            <text:p>South West</text:p>
          </table:table-cell>
          <table:table-cell office:value-type="string" table:style-name="ce212">
            <text:p>E10000027</text:p>
          </table:table-cell>
          <table:table-cell office:value-type="string" table:style-name="ce213">
            <text:p>Somerset</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7413" table:style-name="ce209">
            <text:p>7,413</text:p>
          </table:table-cell>
          <table:table-cell office:value-type="float" office:value="3551" table:style-name="ce209">
            <text:p>3,551</text:p>
          </table:table-cell>
          <table:table-cell office:value-type="float" office:value="47.902333738027792" table:style-name="ce208">
            <text:p>47.9</text:p>
          </table:table-cell>
          <table:table-cell office:value-type="float" office:value="6413" table:style-name="ce209">
            <text:p>6,413</text:p>
          </table:table-cell>
          <table:table-cell office:value-type="float" office:value="3312" table:style-name="ce210">
            <text:p>3,312</text:p>
          </table:table-cell>
          <table:table-cell office:value-type="float" office:value="51.645095898955248" table:style-name="ce207">
            <text:p>51.6</text:p>
          </table:table-cell>
          <table:table-cell office:value-type="float" office:value="6589" table:style-name="ce210">
            <text:p>6,589</text:p>
          </table:table-cell>
          <table:table-cell office:value-type="float" office:value="3332" table:style-name="ce209">
            <text:p>3,332</text:p>
          </table:table-cell>
          <table:table-cell office:value-type="float" office:value="50.569130368796479" table:style-name="ce208">
            <text:p>50.6</text:p>
          </table:table-cell>
          <table:table-cell office:value-type="float" office:value="5274" table:style-name="ce209">
            <text:p>5,274</text:p>
          </table:table-cell>
          <table:table-cell office:value-type="float" office:value="60" table:style-name="ce210">
            <text:p>60</text:p>
          </table:table-cell>
          <table:table-cell office:value-type="float" office:value="1.1376564277588168" table:style-name="ce207">
            <text:p>1.1</text:p>
          </table:table-cell>
          <table:table-cell office:value-type="float" office:value="5176" table:style-name="ce210">
            <text:p>5,176</text:p>
          </table:table-cell>
          <table:table-cell office:value-type="float" office:value="60" table:style-name="ce209">
            <text:p>60</text:p>
          </table:table-cell>
          <table:table-cell office:value-type="float" office:value="1.1591962905718702" table:style-name="ce207">
            <text:p>1.2</text:p>
          </table:table-cell>
          <table:table-cell table:number-columns-repeated="16363"/>
        </table:table-row>
        <table:table-row table:style-name="ro13">
          <table:table-cell office:value-type="string" table:style-name="ce211">
            <text:p>South West</text:p>
          </table:table-cell>
          <table:table-cell office:value-type="string" table:style-name="ce212">
            <text:p>E06000025</text:p>
          </table:table-cell>
          <table:table-cell office:value-type="string" table:style-name="ce213">
            <text:p>South Gloucester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881" table:style-name="ce209">
            <text:p>2,881</text:p>
          </table:table-cell>
          <table:table-cell office:value-type="float" office:value="1723" table:style-name="ce209">
            <text:p>1,723</text:p>
          </table:table-cell>
          <table:table-cell office:value-type="float" office:value="59.805623047552935" table:style-name="ce208">
            <text:p>59.8</text:p>
          </table:table-cell>
          <table:table-cell office:value-type="float" office:value="2852" table:style-name="ce209">
            <text:p>2,852</text:p>
          </table:table-cell>
          <table:table-cell office:value-type="float" office:value="1508" table:style-name="ce210">
            <text:p>1,508</text:p>
          </table:table-cell>
          <table:table-cell office:value-type="float" office:value="52.875175315568022" table:style-name="ce207">
            <text:p>52.9</text:p>
          </table:table-cell>
          <table:table-cell office:value-type="float" office:value="2820" table:style-name="ce210">
            <text:p>2,820</text:p>
          </table:table-cell>
          <table:table-cell office:value-type="float" office:value="1462" table:style-name="ce209">
            <text:p>1,462</text:p>
          </table:table-cell>
          <table:table-cell office:value-type="float" office:value="51.843971631205676" table:style-name="ce208">
            <text:p>51.8</text:p>
          </table:table-cell>
          <table:table-cell office:value-type="float" office:value="2730" table:style-name="ce209">
            <text:p>2,730</text:p>
          </table:table-cell>
          <table:table-cell office:value-type="float" office:value="38" table:style-name="ce210">
            <text:p>38</text:p>
          </table:table-cell>
          <table:table-cell office:value-type="float" office:value="1.3919413919413921" table:style-name="ce207">
            <text:p>1.4</text:p>
          </table:table-cell>
          <table:table-cell office:value-type="float" office:value="2645" table:style-name="ce210">
            <text:p>2,645</text:p>
          </table:table-cell>
          <table:table-cell office:value-type="float" office:value="30" table:style-name="ce209">
            <text:p>30</text:p>
          </table:table-cell>
          <table:table-cell office:value-type="float" office:value="1.1342155009451798" table:style-name="ce207">
            <text:p>1.1</text:p>
          </table:table-cell>
          <table:table-cell table:number-columns-repeated="16363"/>
        </table:table-row>
        <table:table-row table:style-name="ro13">
          <table:table-cell office:value-type="string" table:style-name="ce211">
            <text:p>South West</text:p>
          </table:table-cell>
          <table:table-cell office:value-type="string" table:style-name="ce212">
            <text:p>E06000030</text:p>
          </table:table-cell>
          <table:table-cell office:value-type="string" table:style-name="ce213">
            <text:p>Swindon</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703" table:style-name="ce209">
            <text:p>2,703</text:p>
          </table:table-cell>
          <table:table-cell office:value-type="float" office:value="1272" table:style-name="ce209">
            <text:p>1,272</text:p>
          </table:table-cell>
          <table:table-cell office:value-type="float" office:value="47.058823529411761" table:style-name="ce208">
            <text:p>47.1</text:p>
          </table:table-cell>
          <table:table-cell office:value-type="float" office:value="2628" table:style-name="ce209">
            <text:p>2,628</text:p>
          </table:table-cell>
          <table:table-cell office:value-type="float" office:value="1145" table:style-name="ce210">
            <text:p>1,145</text:p>
          </table:table-cell>
          <table:table-cell office:value-type="float" office:value="43.569254185692543" table:style-name="ce207">
            <text:p>43.6</text:p>
          </table:table-cell>
          <table:table-cell office:value-type="float" office:value="2658" table:style-name="ce210">
            <text:p>2,658</text:p>
          </table:table-cell>
          <table:table-cell office:value-type="float" office:value="1117" table:style-name="ce209">
            <text:p>1,117</text:p>
          </table:table-cell>
          <table:table-cell office:value-type="float" office:value="42.024078254326561" table:style-name="ce208">
            <text:p>42.0</text:p>
          </table:table-cell>
          <table:table-cell office:value-type="float" office:value="2577" table:style-name="ce209">
            <text:p>2,577</text:p>
          </table:table-cell>
          <table:table-cell office:value-type="float" office:value="11" table:style-name="ce210">
            <text:p>11</text:p>
          </table:table-cell>
          <table:table-cell office:value-type="float" office:value="0.42685292976329064" table:style-name="ce207">
            <text:p>0.4</text:p>
          </table:table-cell>
          <table:table-cell office:value-type="float" office:value="2293" table:style-name="ce210">
            <text:p>2,293</text:p>
          </table:table-cell>
          <table:table-cell office:value-type="float" office:value="7" table:style-name="ce209">
            <text:p>7</text:p>
          </table:table-cell>
          <table:table-cell office:value-type="float" office:value="0.30527692978630616" table:style-name="ce207">
            <text:p>0.3</text:p>
          </table:table-cell>
          <table:table-cell table:number-columns-repeated="16363"/>
        </table:table-row>
        <table:table-row table:style-name="ro13">
          <table:table-cell office:value-type="string" table:style-name="ce211">
            <text:p>South West</text:p>
          </table:table-cell>
          <table:table-cell office:value-type="string" table:style-name="ce212">
            <text:p>E06000027</text:p>
          </table:table-cell>
          <table:table-cell office:value-type="string" table:style-name="ce213">
            <text:p>Torbay</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2325" table:style-name="ce209">
            <text:p>2,325</text:p>
          </table:table-cell>
          <table:table-cell office:value-type="float" office:value="1173" table:style-name="ce209">
            <text:p>1,173</text:p>
          </table:table-cell>
          <table:table-cell office:value-type="float" office:value="50.451612903225808" table:style-name="ce208">
            <text:p>50.5</text:p>
          </table:table-cell>
          <table:table-cell office:value-type="float" office:value="2251" table:style-name="ce209">
            <text:p>2,251</text:p>
          </table:table-cell>
          <table:table-cell office:value-type="float" office:value="1040" table:style-name="ce210">
            <text:p>1,040</text:p>
          </table:table-cell>
          <table:table-cell office:value-type="float" office:value="46.201688138605064" table:style-name="ce207">
            <text:p>46.2</text:p>
          </table:table-cell>
          <table:table-cell office:value-type="float" office:value="2227" table:style-name="ce210">
            <text:p>2,227</text:p>
          </table:table-cell>
          <table:table-cell office:value-type="float" office:value="991" table:style-name="ce209">
            <text:p>991</text:p>
          </table:table-cell>
          <table:table-cell office:value-type="float" office:value="44.499326448136507" table:style-name="ce208">
            <text:p>44.5</text:p>
          </table:table-cell>
          <table:table-cell office:value-type="float" office:value="1569" table:style-name="ce209">
            <text:p>1,569</text:p>
          </table:table-cell>
          <table:table-cell office:value-type="float" office:value="15" table:style-name="ce210">
            <text:p>15</text:p>
          </table:table-cell>
          <table:table-cell office:value-type="float" office:value="0.95602294455066927" table:style-name="ce207">
            <text:p>1.0</text:p>
          </table:table-cell>
          <table:table-cell office:value-type="float" office:value="1486" table:style-name="ce210">
            <text:p>1,486</text:p>
          </table:table-cell>
          <table:table-cell office:value-type="float" office:value="17" table:style-name="ce209">
            <text:p>17</text:p>
          </table:table-cell>
          <table:table-cell office:value-type="float" office:value="1.1440107671601614" table:style-name="ce207">
            <text:p>1.1</text:p>
          </table:table-cell>
          <table:table-cell table:number-columns-repeated="16363"/>
        </table:table-row>
        <table:table-row table:style-name="ro13">
          <table:table-cell office:value-type="string" table:style-name="ce211">
            <text:p>South West</text:p>
          </table:table-cell>
          <table:table-cell office:value-type="string" table:style-name="ce212">
            <text:p>E06000054</text:p>
          </table:table-cell>
          <table:table-cell office:value-type="string" table:style-name="ce213">
            <text:p>Wiltshire</text:p>
          </table:table-cell>
          <table:table-cell office:value-type="float" office:value="1" table:style-name="ce206">
            <text:p>1</text:p>
          </table:table-cell>
          <table:table-cell office:value-type="float" office:value="1" table:style-name="ce214">
            <text:p>1</text:p>
          </table:table-cell>
          <table:table-cell office:value-type="float" office:value="100" table:style-name="ce207">
            <text:p>100.0</text:p>
          </table:table-cell>
          <table:table-cell office:value-type="float" office:value="6738" table:style-name="ce209">
            <text:p>6,738</text:p>
          </table:table-cell>
          <table:table-cell office:value-type="float" office:value="3673" table:style-name="ce209">
            <text:p>3,673</text:p>
          </table:table-cell>
          <table:table-cell office:value-type="float" office:value="54.51172454734342" table:style-name="ce208">
            <text:p>54.5</text:p>
          </table:table-cell>
          <table:table-cell office:value-type="float" office:value="6561" table:style-name="ce209">
            <text:p>6,561</text:p>
          </table:table-cell>
          <table:table-cell office:value-type="float" office:value="3421" table:style-name="ce210">
            <text:p>3,421</text:p>
          </table:table-cell>
          <table:table-cell office:value-type="float" office:value="52.141441853376016" table:style-name="ce207">
            <text:p>52.1</text:p>
          </table:table-cell>
          <table:table-cell office:value-type="float" office:value="6563" table:style-name="ce210">
            <text:p>6,563</text:p>
          </table:table-cell>
          <table:table-cell office:value-type="float" office:value="3453" table:style-name="ce209">
            <text:p>3,453</text:p>
          </table:table-cell>
          <table:table-cell office:value-type="float" office:value="52.613134237391435" table:style-name="ce208">
            <text:p>52.6</text:p>
          </table:table-cell>
          <table:table-cell office:value-type="float" office:value="5194" table:style-name="ce209">
            <text:p>5,194</text:p>
          </table:table-cell>
          <table:table-cell office:value-type="float" office:value="73" table:style-name="ce210">
            <text:p>73</text:p>
          </table:table-cell>
          <table:table-cell office:value-type="float" office:value="1.4054678475163651" table:style-name="ce207">
            <text:p>1.4</text:p>
          </table:table-cell>
          <table:table-cell office:value-type="float" office:value="5001" table:style-name="ce210">
            <text:p>5,001</text:p>
          </table:table-cell>
          <table:table-cell office:value-type="float" office:value="42" table:style-name="ce209">
            <text:p>42</text:p>
          </table:table-cell>
          <table:table-cell office:value-type="float" office:value="0.8398320335932814" table:style-name="ce207">
            <text:p>0.8</text:p>
          </table:table-cell>
          <table:table-cell table:number-columns-repeated="16363"/>
        </table:table-row>
        <table:table-row table:style-name="ro17">
          <table:table-cell office:value-type="string" table:style-name="ce97">
            <text:p>England</text:p>
          </table:table-cell>
          <table:table-cell office:value-type="string" table:style-name="ce85">
            <text:p>England</text:p>
          </table:table-cell>
          <table:table-cell office:value-type="string" table:style-name="ce86">
            <text:p>Total</text:p>
          </table:table-cell>
          <table:table-cell office:value-type="float" office:value="153" table:style-name="ce87">
            <text:p>153</text:p>
          </table:table-cell>
          <table:table-cell office:value-type="float" office:value="153" table:style-name="ce87">
            <text:p>153</text:p>
          </table:table-cell>
          <table:table-cell office:value-type="float" office:value="100" table:style-name="ce63">
            <text:p>100.0</text:p>
          </table:table-cell>
          <table:table-cell office:value-type="float" office:value="678621" table:style-name="ce215">
            <text:p>678,621</text:p>
          </table:table-cell>
          <table:table-cell office:value-type="float" office:value="295465" table:style-name="ce215">
            <text:p>295,465</text:p>
          </table:table-cell>
          <table:table-cell office:value-type="float" office:value="43.539029885606254" table:style-name="ce63">
            <text:p>43.5</text:p>
          </table:table-cell>
          <table:table-cell office:value-type="float" office:value="670680" table:style-name="ce215">
            <text:p>670,680</text:p>
          </table:table-cell>
          <table:table-cell office:value-type="float" office:value="263926" table:style-name="ce215">
            <text:p>263,926</text:p>
          </table:table-cell>
          <table:table-cell office:value-type="float" office:value="39.352000954255381" table:style-name="ce63">
            <text:p>39.4</text:p>
          </table:table-cell>
          <table:table-cell office:value-type="float" office:value="663516" table:style-name="ce215">
            <text:p>663,516</text:p>
          </table:table-cell>
          <table:table-cell office:value-type="float" office:value="248761" table:style-name="ce215">
            <text:p>248,761</text:p>
          </table:table-cell>
          <table:table-cell office:value-type="float" office:value="37.491334044695229" table:style-name="ce63">
            <text:p>37.5</text:p>
          </table:table-cell>
          <table:table-cell office:value-type="float" office:value="616248" table:style-name="ce215">
            <text:p>616,248</text:p>
          </table:table-cell>
          <table:table-cell office:value-type="float" office:value="5923" table:style-name="ce215">
            <text:p>5,923</text:p>
          </table:table-cell>
          <table:table-cell office:value-type="float" office:value="0.96113902195220113" table:style-name="ce63">
            <text:p>1.0</text:p>
          </table:table-cell>
          <table:table-cell office:value-type="float" office:value="594301" table:style-name="ce215">
            <text:p>594,301</text:p>
          </table:table-cell>
          <table:table-cell office:value-type="float" office:value="5371" table:style-name="ce215">
            <text:p>5,371</text:p>
          </table:table-cell>
          <table:table-cell office:value-type="float" office:value="0.90375079294835436" table:style-name="ce63">
            <text:p>0.9</text:p>
          </table:table-cell>
          <table:table-cell table:number-columns-repeated="16363"/>
        </table:table-row>
        <table:table-row table:style-name="ro13">
          <table:table-cell table:number-columns-repeated="16384" table:style-name="ce42"/>
        </table:table-row>
        <table:table-row table:style-name="ro18">
          <table:table-cell table:number-columns-repeated="16384" table:style-name="ce42"/>
        </table:table-row>
        <table:table-row table:style-name="ro19">
          <table:table-cell table:number-columns-repeated="16384" table:style-name="ce42"/>
        </table:table-row>
        <table:table-row table:style-name="ro13">
          <table:table-cell table:number-columns-repeated="16384" table:style-name="ce42"/>
        </table:table-row>
        <table:table-row table:style-name="ro20">
          <table:table-cell table:number-columns-repeated="16384" table:style-name="ce42"/>
        </table:table-row>
        <table:table-row table:style-name="ro21">
          <table:table-cell table:number-columns-repeated="16384" table:style-name="ce42"/>
        </table:table-row>
        <table:table-row table:number-rows-repeated="3" table:style-name="ro13">
          <table:table-cell table:number-columns-repeated="16384" table:style-name="ce42"/>
        </table:table-row>
        <table:table-row table:number-rows-repeated="1048400" table:style-name="ro13">
          <table:table-cell table:number-columns-repeated="16384"/>
        </table:table-row>
        <table:named-expressions>
          <table:named-range table:name="Print_Area" table:cell-range-address="Total_(Y7-Y11)_by_LA.$A$15:Total_(Y7-Y11)_by_LA.$Q$176" table:base-cell-address="Total_(Y7-Y11)_by_LA.$A$1"/>
          <table:named-range table:name="Print_Titles" table:cell-range-address="Total_(Y7-Y11)_by_LA.$A$16:Total_(Y7-Y11)_by_LA.$XFD$18" table:base-cell-address="Total_(Y7-Y11)_by_LA.$A$1"/>
        </table:named-expressions>
      </table:table>
      <table:table table:name="Totals_(R-Y6_Y7-9_All)" table:style-name="ta3">
        <table:table-column table:style-name="co27"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36" table:default-cell-style-name="ce3"/>
        <table:table-column table:style-name="co34" table:default-cell-style-name="ce3"/>
        <table:table-column table:style-name="co35" table:default-cell-style-name="ce3"/>
        <table:table-column table:style-name="co36" table:default-cell-style-name="ce3"/>
        <table:table-column table:style-name="co34" table:default-cell-style-name="ce3"/>
        <table:table-column table:style-name="co35" table:default-cell-style-name="ce3"/>
        <table:table-column table:style-name="co36" table:default-cell-style-name="ce3"/>
        <table:table-column table:style-name="co1" table:number-columns-repeated="16369" table:default-cell-style-name="ce3"/>
        <table:table-row table:style-name="ro9">
          <table:table-cell office:value-type="string" table:style-name="ce6">
            <text:p>Seasonal influenza vaccine uptake (all school aged children in England) 2022 to 2023</text:p>
          </table:table-cell>
          <table:table-cell table:style-name="ce42"/>
          <table:table-cell table:style-name="ce50"/>
          <table:table-cell table:number-columns-repeated="16381" table:style-name="ce42"/>
        </table:table-row>
        <table:table-row table:style-name="ro9">
          <table:table-cell office:value-type="string" table:style-name="ce45">
            <text:p>Data is provisional and represents 100% of all Local Authorities (LAs) in England responding to the January 2023 survey. Where a total for England is quoted (for example, sum of number of patients registered and number vaccinated) this is taken from the 100% of all LAs and is therefore is not an extrapolated figure for all of England.</text:p>
          </table:table-cell>
          <table:table-cell table:style-name="ce42"/>
          <table:table-cell table:style-name="ce50"/>
          <table:table-cell table:number-columns-repeated="16381" table:style-name="ce42"/>
        </table:table-row>
        <table:table-row table:style-name="ro9">
          <table:table-cell office:value-type="string" table:style-name="ce112">
            <text:p>This document has been updated since first publication. 22 LAs <text:s/>have had the denominators for children of school-aged Years 10 and 11 updated to reflect total numbers for those school years groups (rather than just at-risk populations or special schools as was originally submitted in provisional monthly surveys).<text:s/></text:p>
          </table:table-cell>
          <table:table-cell table:style-name="ce42"/>
          <table:table-cell table:style-name="ce50"/>
          <table:table-cell table:number-columns-repeated="16381" table:style-name="ce42"/>
        </table:table-row>
        <table:table-row table:style-name="ro9">
          <table:table-cell office:value-type="string" table:style-name="ce112">
            <text:p>The national school-aged childhood influenza vaccination programme for 2022 to 2023 was offered to all primary school-aged children in Reception to Year 6; and secondary school-aged children focusing on Years 7, 8 and 9 with any remaining vaccine offered to Years 10 and 11, subject to vaccine availability. Totals by region for all seconday school aged children aged 11 to 16 years (Year 7 to Year 11), and for all school age children aged 4 to 16 years (Reception to Year 11) have been removed to better reflect this year's programme, the underlying data for Years 10 and 11 are still available.<text:s/></text:p>
          </table:table-cell>
          <table:table-cell table:style-name="ce42"/>
          <table:table-cell table:style-name="ce50"/>
          <table:table-cell table:number-columns-repeated="16381" table:style-name="ce42"/>
        </table:table-row>
        <table:table-row table:style-name="ro9">
          <table:table-cell office:value-type="string" table:style-name="ce113">
            <text:p>This worksheet contains one table.</text:p>
          </table:table-cell>
          <table:table-cell table:number-columns-repeated="8" table:style-name="ce74"/>
          <table:table-cell table:number-columns-repeated="4" table:style-name="ce75"/>
          <table:table-cell table:number-columns-repeated="2" table:style-name="ce76"/>
          <table:table-cell table:number-columns-repeated="16369"/>
        </table:table-row>
        <table:table-row table:style-name="ro9">
          <table:table-cell office:value-type="string" table:style-name="ce114">
            <text:p>End of season data is final and represents 100% of all Local Authorities (LAs) in England responding to the February 2023 survey. Where a total for England is quoted (for example, sum of number of individuals registered and number vaccinated) this is taken from the 100% of all LAs and is therefore is not an extrapolated figure for all of England.</text:p>
          </table:table-cell>
          <table:table-cell table:style-name="ce42"/>
          <table:table-cell table:style-name="ce50"/>
          <table:table-cell table:number-columns-repeated="16381" table:style-name="ce42"/>
        </table:table-row>
        <table:table-row table:style-name="ro9">
          <table:table-cell office:value-type="string" table:style-name="ce114">
            <text:p>Denominators are the final number of eligible children in schools in the LA geography AND children educated out of school in the LA geography, defined by child age on the 31 August 2022. Where denominators have not been amended by data providers, provisional Local Education Authority (LEA) population figures from the Edubase January 2022 Census were used (for school delivery). Denominators also include independent schools and special schools.</text:p>
          </table:table-cell>
          <table:table-cell table:style-name="ce42"/>
          <table:table-cell table:style-name="ce50"/>
          <table:table-cell table:number-columns-repeated="16381" table:style-name="ce42"/>
        </table:table-row>
        <table:table-row table:style-name="ro9">
          <table:table-cell office:value-type="string" table:style-name="ce114">
            <text:p>Coverage data reflects, to the best of providers’ ability, all eligible children in school years Reception to Year 9 that have been vaccinated in school, including children who may have been vaccinated in GP practice or pharmacies.</text:p>
          </table:table-cell>
          <table:table-cell table:style-name="ce42"/>
          <table:table-cell table:style-name="ce50"/>
          <table:table-cell table:number-columns-repeated="16381" table:style-name="ce42"/>
        </table:table-row>
        <table:table-row table:style-name="ro9">
          <table:table-cell office:value-type="string" table:style-name="ce114">
            <text:p>Percent vaccine uptake of number of children vaccinated with influenza vaccine includes both LAIV (Live Attenuated Influenza Vaccine) and IIV (Inactivated Influenza Vaccine).</text:p>
          </table:table-cell>
          <table:table-cell table:style-name="ce42"/>
          <table:table-cell table:style-name="ce50"/>
          <table:table-cell table:number-columns-repeated="16381" table:style-name="ce42"/>
        </table:table-row>
        <table:table-row table:style-name="ro9">
          <table:table-cell office:value-type="string" table:style-name="ce114">
            <text:p>It is important to note that coverage figures are not consistent across all LAs, as not all data providers were able to include information on children where influenza vaccine may have been given in GP practices or in other settings instead of the local delivery method.<text:s/></text:p>
          </table:table-cell>
          <table:table-cell table:style-name="ce42"/>
          <table:table-cell table:style-name="ce50"/>
          <table:table-cell table:number-columns-repeated="16381" table:style-name="ce42"/>
        </table:table-row>
        <table:table-row table:style-name="ro9">
          <table:table-cell office:value-type="string" table:style-name="ce114">
            <text:p>Caution should be exercised when comparing coverage figures, apparent trends could reflect changes in the quality of data reported as well as real changes in vaccination coverage. While this issue will be more apparent at a local level, it may also have an impact on the national figures.</text:p>
          </table:table-cell>
          <table:table-cell table:style-name="ce42"/>
          <table:table-cell table:style-name="ce50"/>
          <table:table-cell table:number-columns-repeated="16381" table:style-name="ce42"/>
        </table:table-row>
        <table:table-row table:style-name="ro9">
          <table:table-cell office:value-type="string" table:style-name="ce114">
            <text:p>In 2022 to 2023, the following school-aged cohorts were offered influenza vaccination; primary school-aged children in Reception to Year 6; and secondary school-aged children focusing on Years 7, 8 and 9 with any remaining vaccine offered to Years 10 and 11, subject to vaccine availability. <text:s/>Last season (2021 to 2022) all children in primary school and seconday school (Reception to Year 11) were eligible.<text:s/></text:p>
          </table:table-cell>
          <table:table-cell table:style-name="ce42"/>
          <table:table-cell table:style-name="ce50"/>
          <table:table-cell table:number-columns-repeated="16381" table:style-name="ce42"/>
        </table:table-row>
        <table:table-row table:style-name="ro9">
          <table:table-cell office:value-type="string" table:style-name="ce115">
            <text:p>**  Two asterisks indicates that numbers less than 5 are suppressed.</text:p>
          </table:table-cell>
          <table:table-cell table:style-name="ce42"/>
          <table:table-cell table:style-name="ce50"/>
          <table:table-cell table:number-columns-repeated="16381" table:style-name="ce42"/>
        </table:table-row>
        <table:table-row table:style-name="ro9">
          <table:table-cell office:value-type="string" table:style-name="ce115">
            <text:p>– <text:s text:c="2"/>A dash indicates that an organisation is a 'Non-Responder'.</text:p>
          </table:table-cell>
          <table:table-cell table:style-name="ce42"/>
          <table:table-cell table:style-name="ce50"/>
          <table:table-cell table:number-columns-repeated="16381" table:style-name="ce42"/>
        </table:table-row>
        <table:table-row table:style-name="ro9">
          <table:table-cell office:value-type="string" table:style-name="ce112">
            <text:p>Data source: Local NHS England teams and their providers submitted aggregate LA level vaccination data manually to UKHSA via the ImmForm website<text:s text:c="13"/></text:p>
          </table:table-cell>
          <table:table-cell table:style-name="ce42"/>
          <table:table-cell table:style-name="ce50"/>
          <table:table-cell table:number-columns-repeated="16381" table:style-name="ce42"/>
        </table:table-row>
        <table:table-row table:style-name="ro9">
          <table:table-cell office:value-type="string" table:style-name="ce112">
            <text:p>Influenza vaccine uptake monitoring programme, UK Health Security Agency (UKHSA)</text:p>
          </table:table-cell>
          <table:table-cell table:style-name="ce42"/>
          <table:table-cell table:style-name="ce50"/>
          <table:table-cell table:number-columns-repeated="16381" table:style-name="ce42"/>
        </table:table-row>
        <table:table-row table:style-name="ro13">
          <table:table-cell office:value-type="string" table:number-columns-spanned="1" table:number-rows-spanned="2" table:style-name="ce134">
            <text:p>Region</text:p>
          </table:table-cell>
          <table:table-cell office:value-type="string" table:number-columns-spanned="1" table:number-rows-spanned="2" table:style-name="ce153">
            <text:p>Local Authority code</text:p>
          </table:table-cell>
          <table:table-cell office:value-type="string" table:number-columns-spanned="1" table:number-rows-spanned="2" table:style-name="ce142">
            <text:p>Local Authority</text:p>
          </table:table-cell>
          <table:table-cell office:value-type="string" table:number-columns-spanned="3" table:number-rows-spanned="1" table:style-name="ce131">
            <text:p>Response rate</text:p>
          </table:table-cell>
          <table:covered-table-cell table:number-columns-repeated="2"/>
          <table:table-cell office:value-type="string" table:number-columns-spanned="3" table:number-rows-spanned="1" table:style-name="ce157">
            <text:p>All primary school age (age 4 to 11 years) (R to Y6)</text:p>
          </table:table-cell>
          <table:covered-table-cell table:number-columns-repeated="2"/>
          <table:table-cell office:value-type="string" table:number-columns-spanned="3" table:number-rows-spanned="1" table:style-name="ce158">
            <text:p>All eligible secondary school age (age 11 to 14 years) (Y7 to Y9)</text:p>
          </table:table-cell>
          <table:covered-table-cell table:number-columns-repeated="2"/>
          <table:table-cell office:value-type="string" table:number-columns-spanned="3" table:number-rows-spanned="1" table:style-name="ce156">
            <text:p>All school age children (age 4 to 14 years) (R to Y9)</text:p>
          </table:table-cell>
          <table:covered-table-cell table:number-columns-repeated="2"/>
          <table:table-cell table:number-columns-repeated="16369" table:style-name="ce42"/>
        </table:table-row>
        <table:table-row table:style-name="ro12">
          <table:covered-table-cell/>
          <table:covered-table-cell/>
          <table:covered-table-cell/>
          <table:table-cell office:value-type="string" table:style-name="ce77">
            <text:p>Number of organisations</text:p>
          </table:table-cell>
          <table:table-cell office:value-type="string" table:style-name="ce77">
            <text:p>Number of organisations making a return</text:p>
          </table:table-cell>
          <table:table-cell office:value-type="string" table:style-name="ce77">
            <text:p>Percentage of organisations responding</text:p>
          </table:table-cell>
          <table:table-cell office:value-type="string" table:style-name="ce77">
            <text:p>Estimated total number of children eligible for vaccination</text:p>
          </table:table-cell>
          <table:table-cell office:value-type="string" table:style-name="ce77">
            <text:p>Estimated total number of children vaccinated with influenza vaccine</text:p>
          </table:table-cell>
          <table:table-cell office:value-type="string" table:style-name="ce78">
            <text:p>Percentage vaccine uptake</text:p>
          </table:table-cell>
          <table:table-cell office:value-type="string" table:style-name="ce79">
            <text:p>Estimated total number of children eligible for vaccination</text:p>
          </table:table-cell>
          <table:table-cell office:value-type="string" table:style-name="ce79">
            <text:p>Estimated total number of children vaccinated with influenza vaccine</text:p>
          </table:table-cell>
          <table:table-cell office:value-type="string" table:style-name="ce79">
            <text:p>Percentage vaccine uptake</text:p>
          </table:table-cell>
          <table:table-cell office:value-type="string" table:style-name="ce77">
            <text:p>Estimated total number of children eligible for vaccination</text:p>
          </table:table-cell>
          <table:table-cell office:value-type="string" table:style-name="ce77">
            <text:p>Estimated total number of children vaccinated with influenza vaccine</text:p>
          </table:table-cell>
          <table:table-cell office:value-type="string" table:style-name="ce77">
            <text:p>Percentage vaccine uptake</text:p>
          </table:table-cell>
          <table:table-cell table:number-columns-repeated="16369" table:style-name="ce42"/>
        </table:table-row>
        <table:table-row table:style-name="ro9">
          <table:table-cell office:value-type="string" table:style-name="ce224">
            <text:p>East of England</text:p>
          </table:table-cell>
          <table:table-cell office:value-type="string" table:style-name="ce225">
            <text:p>E06000055</text:p>
          </table:table-cell>
          <table:table-cell office:value-type="string" table:style-name="ce226">
            <text:p>Bedford</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8009" table:style-name="ce221">
            <text:p>18,009</text:p>
          </table:table-cell>
          <table:table-cell office:value-type="float" office:value="9309" table:style-name="ce221">
            <text:p>9,309</text:p>
          </table:table-cell>
          <table:table-cell office:value-type="float" office:value="51.690821256038646" table:style-name="ce223">
            <text:p>51.7</text:p>
          </table:table-cell>
          <table:table-cell office:value-type="float" office:value="8534" table:style-name="ce220">
            <text:p>8,534</text:p>
          </table:table-cell>
          <table:table-cell office:value-type="float" office:value="2924" table:style-name="ce220">
            <text:p>2,924</text:p>
          </table:table-cell>
          <table:table-cell office:value-type="float" office:value="34.262948207171313" table:style-name="ce246">
            <text:p>34.3</text:p>
          </table:table-cell>
          <table:table-cell office:value-type="float" office:value="26543" table:style-name="ce221">
            <text:p>26,543</text:p>
          </table:table-cell>
          <table:table-cell office:value-type="float" office:value="12233" table:style-name="ce222">
            <text:p>12,233</text:p>
          </table:table-cell>
          <table:table-cell office:value-type="float" office:value="46.087480691707796" table:style-name="ce223">
            <text:p>46.1</text:p>
          </table:table-cell>
          <table:table-cell table:number-columns-repeated="16369" table:style-name="ce42"/>
        </table:table-row>
        <table:table-row table:style-name="ro9">
          <table:table-cell office:value-type="string" table:style-name="ce224">
            <text:p>East of England</text:p>
          </table:table-cell>
          <table:table-cell office:value-type="string" table:style-name="ce230">
            <text:p>E10000003</text:p>
          </table:table-cell>
          <table:table-cell office:value-type="string" table:style-name="ce231">
            <text:p>Cambridge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52435" table:style-name="ce221">
            <text:p>52,435</text:p>
          </table:table-cell>
          <table:table-cell office:value-type="float" office:value="38570" table:style-name="ce221">
            <text:p>38,570</text:p>
          </table:table-cell>
          <table:table-cell office:value-type="float" office:value="73.557738151997711" table:style-name="ce223">
            <text:p>73.6</text:p>
          </table:table-cell>
          <table:table-cell office:value-type="float" office:value="21640" table:style-name="ce220">
            <text:p>21,640</text:p>
          </table:table-cell>
          <table:table-cell office:value-type="float" office:value="9662" table:style-name="ce220">
            <text:p>9,662</text:p>
          </table:table-cell>
          <table:table-cell office:value-type="float" office:value="44.648798521256936" table:style-name="ce246">
            <text:p>44.6</text:p>
          </table:table-cell>
          <table:table-cell office:value-type="float" office:value="74075" table:style-name="ce221">
            <text:p>74,075</text:p>
          </table:table-cell>
          <table:table-cell office:value-type="float" office:value="48232" table:style-name="ce222">
            <text:p>48,232</text:p>
          </table:table-cell>
          <table:table-cell office:value-type="float" office:value="65.112386095173818" table:style-name="ce223">
            <text:p>65.1</text:p>
          </table:table-cell>
          <table:table-cell table:number-columns-repeated="16369" table:style-name="ce42"/>
        </table:table-row>
        <table:table-row table:style-name="ro9">
          <table:table-cell office:value-type="string" table:style-name="ce224">
            <text:p>East of England</text:p>
          </table:table-cell>
          <table:table-cell office:value-type="string" table:style-name="ce230">
            <text:p>E06000056</text:p>
          </table:table-cell>
          <table:table-cell office:value-type="string" table:style-name="ce231">
            <text:p>Central Bedford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6101" table:style-name="ce221">
            <text:p>26,101</text:p>
          </table:table-cell>
          <table:table-cell office:value-type="float" office:value="14411" table:style-name="ce221">
            <text:p>14,411</text:p>
          </table:table-cell>
          <table:table-cell office:value-type="float" office:value="55.212443967664072" table:style-name="ce223">
            <text:p>55.2</text:p>
          </table:table-cell>
          <table:table-cell office:value-type="float" office:value="8670" table:style-name="ce220">
            <text:p>8,670</text:p>
          </table:table-cell>
          <table:table-cell office:value-type="float" office:value="3542" table:style-name="ce220">
            <text:p>3,542</text:p>
          </table:table-cell>
          <table:table-cell office:value-type="float" office:value="40.853517877739328" table:style-name="ce246">
            <text:p>40.9</text:p>
          </table:table-cell>
          <table:table-cell office:value-type="float" office:value="34771" table:style-name="ce221">
            <text:p>34,771</text:p>
          </table:table-cell>
          <table:table-cell office:value-type="float" office:value="17953" table:style-name="ce222">
            <text:p>17,953</text:p>
          </table:table-cell>
          <table:table-cell office:value-type="float" office:value="51.632107215783265" table:style-name="ce223">
            <text:p>51.6</text:p>
          </table:table-cell>
          <table:table-cell table:number-columns-repeated="16369" table:style-name="ce42"/>
        </table:table-row>
        <table:table-row table:style-name="ro9">
          <table:table-cell office:value-type="string" table:style-name="ce224">
            <text:p>East of England</text:p>
          </table:table-cell>
          <table:table-cell office:value-type="string" table:style-name="ce230">
            <text:p>E10000012</text:p>
          </table:table-cell>
          <table:table-cell office:value-type="string" table:style-name="ce231">
            <text:p>Essex</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25651" table:style-name="ce221">
            <text:p>125,651</text:p>
          </table:table-cell>
          <table:table-cell office:value-type="float" office:value="69990" table:style-name="ce221">
            <text:p>69,990</text:p>
          </table:table-cell>
          <table:table-cell office:value-type="float" office:value="55.701904481460552" table:style-name="ce223">
            <text:p>55.7</text:p>
          </table:table-cell>
          <table:table-cell office:value-type="float" office:value="52728" table:style-name="ce220">
            <text:p>52,728</text:p>
          </table:table-cell>
          <table:table-cell office:value-type="float" office:value="21014" table:style-name="ce220">
            <text:p>21,014</text:p>
          </table:table-cell>
          <table:table-cell office:value-type="float" office:value="39.85358822636929" table:style-name="ce246">
            <text:p>39.9</text:p>
          </table:table-cell>
          <table:table-cell office:value-type="float" office:value="178379" table:style-name="ce221">
            <text:p>178,379</text:p>
          </table:table-cell>
          <table:table-cell office:value-type="float" office:value="91004" table:style-name="ce222">
            <text:p>91,004</text:p>
          </table:table-cell>
          <table:table-cell office:value-type="float" office:value="51.017216152125535" table:style-name="ce223">
            <text:p>51.0</text:p>
          </table:table-cell>
          <table:table-cell table:number-columns-repeated="16369" table:style-name="ce42"/>
        </table:table-row>
        <table:table-row table:style-name="ro9">
          <table:table-cell office:value-type="string" table:style-name="ce224">
            <text:p>East of England</text:p>
          </table:table-cell>
          <table:table-cell office:value-type="string" table:style-name="ce230">
            <text:p>E10000015</text:p>
          </table:table-cell>
          <table:table-cell office:value-type="string" table:style-name="ce231">
            <text:p>Hertford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06586" table:style-name="ce221">
            <text:p>106,586</text:p>
          </table:table-cell>
          <table:table-cell office:value-type="float" office:value="72114" table:style-name="ce221">
            <text:p>72,114</text:p>
          </table:table-cell>
          <table:table-cell office:value-type="float" office:value="67.658041393804069" table:style-name="ce223">
            <text:p>67.7</text:p>
          </table:table-cell>
          <table:table-cell office:value-type="float" office:value="48360" table:style-name="ce220">
            <text:p>48,360</text:p>
          </table:table-cell>
          <table:table-cell office:value-type="float" office:value="31054" table:style-name="ce220">
            <text:p>31,054</text:p>
          </table:table-cell>
          <table:table-cell office:value-type="float" office:value="64.214226633581475" table:style-name="ce246">
            <text:p>64.2</text:p>
          </table:table-cell>
          <table:table-cell office:value-type="float" office:value="154946" table:style-name="ce221">
            <text:p>154,946</text:p>
          </table:table-cell>
          <table:table-cell office:value-type="float" office:value="103168" table:style-name="ce222">
            <text:p>103,168</text:p>
          </table:table-cell>
          <table:table-cell office:value-type="float" office:value="66.583196726601528" table:style-name="ce223">
            <text:p>66.6</text:p>
          </table:table-cell>
          <table:table-cell table:number-columns-repeated="16369" table:style-name="ce42"/>
        </table:table-row>
        <table:table-row table:style-name="ro9">
          <table:table-cell office:value-type="string" table:style-name="ce224">
            <text:p>East of England</text:p>
          </table:table-cell>
          <table:table-cell office:value-type="string" table:style-name="ce230">
            <text:p>E06000032</text:p>
          </table:table-cell>
          <table:table-cell office:value-type="string" table:style-name="ce231">
            <text:p>Luto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3594" table:style-name="ce221">
            <text:p>23,594</text:p>
          </table:table-cell>
          <table:table-cell office:value-type="float" office:value="10063" table:style-name="ce221">
            <text:p>10,063</text:p>
          </table:table-cell>
          <table:table-cell office:value-type="float" office:value="42.650673900144106" table:style-name="ce223">
            <text:p>42.7</text:p>
          </table:table-cell>
          <table:table-cell office:value-type="float" office:value="9758" table:style-name="ce220">
            <text:p>9,758</text:p>
          </table:table-cell>
          <table:table-cell office:value-type="float" office:value="1411" table:style-name="ce220">
            <text:p>1,411</text:p>
          </table:table-cell>
          <table:table-cell office:value-type="float" office:value="14.459930313588851" table:style-name="ce246">
            <text:p>14.5</text:p>
          </table:table-cell>
          <table:table-cell office:value-type="float" office:value="33352" table:style-name="ce221">
            <text:p>33,352</text:p>
          </table:table-cell>
          <table:table-cell office:value-type="float" office:value="11474" table:style-name="ce222">
            <text:p>11,474</text:p>
          </table:table-cell>
          <table:table-cell office:value-type="float" office:value="34.402734468697524" table:style-name="ce223">
            <text:p>34.4</text:p>
          </table:table-cell>
          <table:table-cell table:number-columns-repeated="16369" table:style-name="ce42"/>
        </table:table-row>
        <table:table-row table:style-name="ro9">
          <table:table-cell office:value-type="string" table:style-name="ce224">
            <text:p>East of England</text:p>
          </table:table-cell>
          <table:table-cell office:value-type="string" table:style-name="ce230">
            <text:p>E06000042</text:p>
          </table:table-cell>
          <table:table-cell office:value-type="string" table:style-name="ce231">
            <text:p>Milton Keynes</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7646" table:style-name="ce221">
            <text:p>27,646</text:p>
          </table:table-cell>
          <table:table-cell office:value-type="float" office:value="13444" table:style-name="ce221">
            <text:p>13,444</text:p>
          </table:table-cell>
          <table:table-cell office:value-type="float" office:value="48.629096433480427" table:style-name="ce223">
            <text:p>48.6</text:p>
          </table:table-cell>
          <table:table-cell office:value-type="float" office:value="11754" table:style-name="ce220">
            <text:p>11,754</text:p>
          </table:table-cell>
          <table:table-cell office:value-type="float" office:value="3859" table:style-name="ce220">
            <text:p>3,859</text:p>
          </table:table-cell>
          <table:table-cell office:value-type="float" office:value="32.831376552662924" table:style-name="ce246">
            <text:p>32.8</text:p>
          </table:table-cell>
          <table:table-cell office:value-type="float" office:value="39400" table:style-name="ce221">
            <text:p>39,400</text:p>
          </table:table-cell>
          <table:table-cell office:value-type="float" office:value="17303" table:style-name="ce222">
            <text:p>17,303</text:p>
          </table:table-cell>
          <table:table-cell office:value-type="float" office:value="43.916243654822331" table:style-name="ce223">
            <text:p>43.9</text:p>
          </table:table-cell>
          <table:table-cell table:number-columns-repeated="16369" table:style-name="ce42"/>
        </table:table-row>
        <table:table-row table:style-name="ro9">
          <table:table-cell office:value-type="string" table:style-name="ce224">
            <text:p>East of England</text:p>
          </table:table-cell>
          <table:table-cell office:value-type="string" table:style-name="ce230">
            <text:p>E10000020</text:p>
          </table:table-cell>
          <table:table-cell office:value-type="string" table:style-name="ce231">
            <text:p>Norfolk</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66098" table:style-name="ce221">
            <text:p>66,098</text:p>
          </table:table-cell>
          <table:table-cell office:value-type="float" office:value="46068" table:style-name="ce221">
            <text:p>46,068</text:p>
          </table:table-cell>
          <table:table-cell office:value-type="float" office:value="69.696511240884746" table:style-name="ce223">
            <text:p>69.7</text:p>
          </table:table-cell>
          <table:table-cell office:value-type="float" office:value="28129" table:style-name="ce220">
            <text:p>28,129</text:p>
          </table:table-cell>
          <table:table-cell office:value-type="float" office:value="17141" table:style-name="ce220">
            <text:p>17,141</text:p>
          </table:table-cell>
          <table:table-cell office:value-type="float" office:value="60.937111166411881" table:style-name="ce246">
            <text:p>60.9</text:p>
          </table:table-cell>
          <table:table-cell office:value-type="float" office:value="94227" table:style-name="ce221">
            <text:p>94,227</text:p>
          </table:table-cell>
          <table:table-cell office:value-type="float" office:value="63209" table:style-name="ce222">
            <text:p>63,209</text:p>
          </table:table-cell>
          <table:table-cell office:value-type="float" office:value="67.081622040391821" table:style-name="ce223">
            <text:p>67.1</text:p>
          </table:table-cell>
          <table:table-cell table:number-columns-repeated="16369" table:style-name="ce42"/>
        </table:table-row>
        <table:table-row table:style-name="ro9">
          <table:table-cell office:value-type="string" table:style-name="ce224">
            <text:p>East of England</text:p>
          </table:table-cell>
          <table:table-cell office:value-type="string" table:style-name="ce230">
            <text:p>E06000031</text:p>
          </table:table-cell>
          <table:table-cell office:value-type="string" table:style-name="ce231">
            <text:p>Peterborough</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1484" table:style-name="ce221">
            <text:p>21,484</text:p>
          </table:table-cell>
          <table:table-cell office:value-type="float" office:value="10334" table:style-name="ce221">
            <text:p>10,334</text:p>
          </table:table-cell>
          <table:table-cell office:value-type="float" office:value="48.100912306832996" table:style-name="ce223">
            <text:p>48.1</text:p>
          </table:table-cell>
          <table:table-cell office:value-type="float" office:value="9457" table:style-name="ce220">
            <text:p>9,457</text:p>
          </table:table-cell>
          <table:table-cell office:value-type="float" office:value="3560" table:style-name="ce220">
            <text:p>3,560</text:p>
          </table:table-cell>
          <table:table-cell office:value-type="float" office:value="37.64407317331078" table:style-name="ce246">
            <text:p>37.6</text:p>
          </table:table-cell>
          <table:table-cell office:value-type="float" office:value="30941" table:style-name="ce221">
            <text:p>30,941</text:p>
          </table:table-cell>
          <table:table-cell office:value-type="float" office:value="13894" table:style-name="ce222">
            <text:p>13,894</text:p>
          </table:table-cell>
          <table:table-cell office:value-type="float" office:value="44.904818848776706" table:style-name="ce223">
            <text:p>44.9</text:p>
          </table:table-cell>
          <table:table-cell table:number-columns-repeated="16369" table:style-name="ce42"/>
        </table:table-row>
        <table:table-row table:style-name="ro9">
          <table:table-cell office:value-type="string" table:style-name="ce224">
            <text:p>East of England</text:p>
          </table:table-cell>
          <table:table-cell office:value-type="string" table:style-name="ce230">
            <text:p>E06000033</text:p>
          </table:table-cell>
          <table:table-cell office:value-type="string" table:style-name="ce231">
            <text:p>Southend-On-Sea</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5367" table:style-name="ce221">
            <text:p>15,367</text:p>
          </table:table-cell>
          <table:table-cell office:value-type="float" office:value="8704" table:style-name="ce221">
            <text:p>8,704</text:p>
          </table:table-cell>
          <table:table-cell office:value-type="float" office:value="56.64085377757533" table:style-name="ce223">
            <text:p>56.6</text:p>
          </table:table-cell>
          <table:table-cell office:value-type="float" office:value="7889" table:style-name="ce220">
            <text:p>7,889</text:p>
          </table:table-cell>
          <table:table-cell office:value-type="float" office:value="2544" table:style-name="ce220">
            <text:p>2,544</text:p>
          </table:table-cell>
          <table:table-cell office:value-type="float" office:value="32.247433134744583" table:style-name="ce246">
            <text:p>32.2</text:p>
          </table:table-cell>
          <table:table-cell office:value-type="float" office:value="23256" table:style-name="ce221">
            <text:p>23,256</text:p>
          </table:table-cell>
          <table:table-cell office:value-type="float" office:value="11248" table:style-name="ce222">
            <text:p>11,248</text:p>
          </table:table-cell>
          <table:table-cell office:value-type="float" office:value="48.366013071895424" table:style-name="ce223">
            <text:p>48.4</text:p>
          </table:table-cell>
          <table:table-cell table:number-columns-repeated="16369" table:style-name="ce42"/>
        </table:table-row>
        <table:table-row table:style-name="ro9">
          <table:table-cell office:value-type="string" table:style-name="ce224">
            <text:p>East of England</text:p>
          </table:table-cell>
          <table:table-cell office:value-type="string" table:style-name="ce230">
            <text:p>E10000029</text:p>
          </table:table-cell>
          <table:table-cell office:value-type="string" table:style-name="ce231">
            <text:p>Suffolk</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57816" table:style-name="ce221">
            <text:p>57,816</text:p>
          </table:table-cell>
          <table:table-cell office:value-type="float" office:value="40587" table:style-name="ce221">
            <text:p>40,587</text:p>
          </table:table-cell>
          <table:table-cell office:value-type="float" office:value="70.200290577002917" table:style-name="ce223">
            <text:p>70.2</text:p>
          </table:table-cell>
          <table:table-cell office:value-type="float" office:value="24278" table:style-name="ce220">
            <text:p>24,278</text:p>
          </table:table-cell>
          <table:table-cell office:value-type="float" office:value="15369" table:style-name="ce220">
            <text:p>15,369</text:p>
          </table:table-cell>
          <table:table-cell office:value-type="float" office:value="63.30422604827416" table:style-name="ce246">
            <text:p>63.3</text:p>
          </table:table-cell>
          <table:table-cell office:value-type="float" office:value="82094" table:style-name="ce221">
            <text:p>82,094</text:p>
          </table:table-cell>
          <table:table-cell office:value-type="float" office:value="55956" table:style-name="ce222">
            <text:p>55,956</text:p>
          </table:table-cell>
          <table:table-cell office:value-type="float" office:value="68.160888737301136" table:style-name="ce223">
            <text:p>68.2</text:p>
          </table:table-cell>
          <table:table-cell table:number-columns-repeated="16369" table:style-name="ce42"/>
        </table:table-row>
        <table:table-row table:style-name="ro9">
          <table:table-cell office:value-type="string" table:style-name="ce224">
            <text:p>East of England</text:p>
          </table:table-cell>
          <table:table-cell office:value-type="string" table:style-name="ce230">
            <text:p>E06000034</text:p>
          </table:table-cell>
          <table:table-cell office:value-type="string" table:style-name="ce231">
            <text:p>Thurrock</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7907" table:style-name="ce221">
            <text:p>17,907</text:p>
          </table:table-cell>
          <table:table-cell office:value-type="float" office:value="7666" table:style-name="ce221">
            <text:p>7,666</text:p>
          </table:table-cell>
          <table:table-cell office:value-type="float" office:value="42.810074272630814" table:style-name="ce223">
            <text:p>42.8</text:p>
          </table:table-cell>
          <table:table-cell office:value-type="float" office:value="6857" table:style-name="ce220">
            <text:p>6,857</text:p>
          </table:table-cell>
          <table:table-cell office:value-type="float" office:value="1290" table:style-name="ce220">
            <text:p>1,290</text:p>
          </table:table-cell>
          <table:table-cell office:value-type="float" office:value="18.812891935248651" table:style-name="ce246">
            <text:p>18.8</text:p>
          </table:table-cell>
          <table:table-cell office:value-type="float" office:value="24764" table:style-name="ce221">
            <text:p>24,764</text:p>
          </table:table-cell>
          <table:table-cell office:value-type="float" office:value="8956" table:style-name="ce222">
            <text:p>8,956</text:p>
          </table:table-cell>
          <table:table-cell office:value-type="float" office:value="36.165401389113228" table:style-name="ce223">
            <text:p>36.2</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02</text:p>
          </table:table-cell>
          <table:table-cell office:value-type="string" table:style-name="ce231">
            <text:p>Barking and Dagenham</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4545" table:style-name="ce221">
            <text:p>24,545</text:p>
          </table:table-cell>
          <table:table-cell office:value-type="float" office:value="11233" table:style-name="ce221">
            <text:p>11,233</text:p>
          </table:table-cell>
          <table:table-cell office:value-type="float" office:value="45.764921572621716" table:style-name="ce223">
            <text:p>45.8</text:p>
          </table:table-cell>
          <table:table-cell office:value-type="float" office:value="9409" table:style-name="ce220">
            <text:p>9,409</text:p>
          </table:table-cell>
          <table:table-cell office:value-type="float" office:value="1250" table:style-name="ce220">
            <text:p>1,250</text:p>
          </table:table-cell>
          <table:table-cell office:value-type="float" office:value="13.285152513550855" table:style-name="ce246">
            <text:p>13.3</text:p>
          </table:table-cell>
          <table:table-cell office:value-type="float" office:value="33954" table:style-name="ce221">
            <text:p>33,954</text:p>
          </table:table-cell>
          <table:table-cell office:value-type="float" office:value="12483" table:style-name="ce222">
            <text:p>12,483</text:p>
          </table:table-cell>
          <table:table-cell office:value-type="float" office:value="36.764446015197031" table:style-name="ce223">
            <text:p>36.8</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03</text:p>
          </table:table-cell>
          <table:table-cell office:value-type="string" table:style-name="ce231">
            <text:p>Barnet</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3188" table:style-name="ce221">
            <text:p>33,188</text:p>
          </table:table-cell>
          <table:table-cell office:value-type="float" office:value="14840" table:style-name="ce221">
            <text:p>14,840</text:p>
          </table:table-cell>
          <table:table-cell office:value-type="float" office:value="44.714957213450646" table:style-name="ce223">
            <text:p>44.7</text:p>
          </table:table-cell>
          <table:table-cell office:value-type="float" office:value="15341" table:style-name="ce220">
            <text:p>15,341</text:p>
          </table:table-cell>
          <table:table-cell office:value-type="float" office:value="5210" table:style-name="ce220">
            <text:p>5,210</text:p>
          </table:table-cell>
          <table:table-cell office:value-type="float" office:value="33.961280229450495" table:style-name="ce246">
            <text:p>34.0</text:p>
          </table:table-cell>
          <table:table-cell office:value-type="float" office:value="48529" table:style-name="ce221">
            <text:p>48,529</text:p>
          </table:table-cell>
          <table:table-cell office:value-type="float" office:value="20050" table:style-name="ce222">
            <text:p>20,050</text:p>
          </table:table-cell>
          <table:table-cell office:value-type="float" office:value="41.315502070926662" table:style-name="ce223">
            <text:p>41.3</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04</text:p>
          </table:table-cell>
          <table:table-cell office:value-type="string" table:style-name="ce231">
            <text:p>Bexley</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2268" table:style-name="ce221">
            <text:p>22,268</text:p>
          </table:table-cell>
          <table:table-cell office:value-type="float" office:value="16253" table:style-name="ce221">
            <text:p>16,253</text:p>
          </table:table-cell>
          <table:table-cell office:value-type="float" office:value="72.988144422489682" table:style-name="ce223">
            <text:p>73.0</text:p>
          </table:table-cell>
          <table:table-cell office:value-type="float" office:value="10028" table:style-name="ce220">
            <text:p>10,028</text:p>
          </table:table-cell>
          <table:table-cell office:value-type="float" office:value="3060" table:style-name="ce220">
            <text:p>3,060</text:p>
          </table:table-cell>
          <table:table-cell office:value-type="float" office:value="30.514559234144397" table:style-name="ce246">
            <text:p>30.5</text:p>
          </table:table-cell>
          <table:table-cell office:value-type="float" office:value="32296" table:style-name="ce221">
            <text:p>32,296</text:p>
          </table:table-cell>
          <table:table-cell office:value-type="float" office:value="19313" table:style-name="ce222">
            <text:p>19,313</text:p>
          </table:table-cell>
          <table:table-cell office:value-type="float" office:value="59.799975229130538" table:style-name="ce223">
            <text:p>59.8</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05</text:p>
          </table:table-cell>
          <table:table-cell office:value-type="string" table:style-name="ce231">
            <text:p>Brent</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6059" table:style-name="ce221">
            <text:p>26,059</text:p>
          </table:table-cell>
          <table:table-cell office:value-type="float" office:value="5245" table:style-name="ce221">
            <text:p>5,245</text:p>
          </table:table-cell>
          <table:table-cell office:value-type="float" office:value="20.127403200429793" table:style-name="ce223">
            <text:p>20.1</text:p>
          </table:table-cell>
          <table:table-cell office:value-type="float" office:value="6903" table:style-name="ce220">
            <text:p>6,903</text:p>
          </table:table-cell>
          <table:table-cell office:value-type="float" office:value="265" table:style-name="ce220">
            <text:p>265</text:p>
          </table:table-cell>
          <table:table-cell office:value-type="float" office:value="3.838910618571636" table:style-name="ce246">
            <text:p>3.8</text:p>
          </table:table-cell>
          <table:table-cell office:value-type="float" office:value="32962" table:style-name="ce221">
            <text:p>32,962</text:p>
          </table:table-cell>
          <table:table-cell office:value-type="float" office:value="5510" table:style-name="ce222">
            <text:p>5,510</text:p>
          </table:table-cell>
          <table:table-cell office:value-type="float" office:value="16.716218676051213" table:style-name="ce223">
            <text:p>16.7</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06</text:p>
          </table:table-cell>
          <table:table-cell office:value-type="string" table:style-name="ce231">
            <text:p>Bromley</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9659" table:style-name="ce221">
            <text:p>29,659</text:p>
          </table:table-cell>
          <table:table-cell office:value-type="float" office:value="17970" table:style-name="ce221">
            <text:p>17,970</text:p>
          </table:table-cell>
          <table:table-cell office:value-type="float" office:value="60.588691459590684" table:style-name="ce223">
            <text:p>60.6</text:p>
          </table:table-cell>
          <table:table-cell office:value-type="float" office:value="12835" table:style-name="ce220">
            <text:p>12,835</text:p>
          </table:table-cell>
          <table:table-cell office:value-type="float" office:value="5051" table:style-name="ce220">
            <text:p>5,051</text:p>
          </table:table-cell>
          <table:table-cell office:value-type="float" office:value="39.353330736268013" table:style-name="ce246">
            <text:p>39.4</text:p>
          </table:table-cell>
          <table:table-cell office:value-type="float" office:value="42494" table:style-name="ce221">
            <text:p>42,494</text:p>
          </table:table-cell>
          <table:table-cell office:value-type="float" office:value="23021" table:style-name="ce222">
            <text:p>23,021</text:p>
          </table:table-cell>
          <table:table-cell office:value-type="float" office:value="54.174707017461287" table:style-name="ce223">
            <text:p>54.2</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07</text:p>
          </table:table-cell>
          <table:table-cell office:value-type="string" table:style-name="ce231">
            <text:p>Camde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5739" table:style-name="ce221">
            <text:p>15,739</text:p>
          </table:table-cell>
          <table:table-cell office:value-type="float" office:value="5051" table:style-name="ce221">
            <text:p>5,051</text:p>
          </table:table-cell>
          <table:table-cell office:value-type="float" office:value="32.092254908189851" table:style-name="ce223">
            <text:p>32.1</text:p>
          </table:table-cell>
          <table:table-cell office:value-type="float" office:value="4805" table:style-name="ce220">
            <text:p>4,805</text:p>
          </table:table-cell>
          <table:table-cell office:value-type="float" office:value="276" table:style-name="ce220">
            <text:p>276</text:p>
          </table:table-cell>
          <table:table-cell office:value-type="float" office:value="5.7440166493236209" table:style-name="ce246">
            <text:p>5.7</text:p>
          </table:table-cell>
          <table:table-cell office:value-type="float" office:value="20544" table:style-name="ce221">
            <text:p>20,544</text:p>
          </table:table-cell>
          <table:table-cell office:value-type="float" office:value="5327" table:style-name="ce222">
            <text:p>5,327</text:p>
          </table:table-cell>
          <table:table-cell office:value-type="float" office:value="25.929711838006231" table:style-name="ce223">
            <text:p>25.9</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12</text:p>
          </table:table-cell>
          <table:table-cell office:value-type="string" table:style-name="ce231">
            <text:p>City and Hackney</text:p>
          </table:table-cell>
          <table:table-cell office:value-type="float" office:value="2" table:style-name="ce227">
            <text:p>2</text:p>
          </table:table-cell>
          <table:table-cell office:value-type="float" office:value="2" table:style-name="ce228">
            <text:p>2</text:p>
          </table:table-cell>
          <table:table-cell office:value-type="float" office:value="100" table:style-name="ce229">
            <text:p>100.0</text:p>
          </table:table-cell>
          <table:table-cell office:value-type="float" office:value="18439" table:style-name="ce221">
            <text:p>18,439</text:p>
          </table:table-cell>
          <table:table-cell office:value-type="float" office:value="6403" table:style-name="ce221">
            <text:p>6,403</text:p>
          </table:table-cell>
          <table:table-cell office:value-type="float" office:value="34.725310483214926" table:style-name="ce223">
            <text:p>34.7</text:p>
          </table:table-cell>
          <table:table-cell office:value-type="float" office:value="7626" table:style-name="ce220">
            <text:p>7,626</text:p>
          </table:table-cell>
          <table:table-cell office:value-type="float" office:value="962" table:style-name="ce220">
            <text:p>962</text:p>
          </table:table-cell>
          <table:table-cell office:value-type="float" office:value="12.614739050616313" table:style-name="ce246">
            <text:p>12.6</text:p>
          </table:table-cell>
          <table:table-cell office:value-type="float" office:value="26065" table:style-name="ce221">
            <text:p>26,065</text:p>
          </table:table-cell>
          <table:table-cell office:value-type="float" office:value="7365" table:style-name="ce222">
            <text:p>7,365</text:p>
          </table:table-cell>
          <table:table-cell office:value-type="float" office:value="28.256282370995589" table:style-name="ce223">
            <text:p>28.3</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08</text:p>
          </table:table-cell>
          <table:table-cell office:value-type="string" table:style-name="ce231">
            <text:p>Croydo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3747" table:style-name="ce221">
            <text:p>33,747</text:p>
          </table:table-cell>
          <table:table-cell office:value-type="float" office:value="14985" table:style-name="ce221">
            <text:p>14,985</text:p>
          </table:table-cell>
          <table:table-cell office:value-type="float" office:value="44.403947017512671" table:style-name="ce223">
            <text:p>44.4</text:p>
          </table:table-cell>
          <table:table-cell office:value-type="float" office:value="11668" table:style-name="ce220">
            <text:p>11,668</text:p>
          </table:table-cell>
          <table:table-cell office:value-type="float" office:value="2185" table:style-name="ce220">
            <text:p>2,185</text:p>
          </table:table-cell>
          <table:table-cell office:value-type="float" office:value="18.726431264998286" table:style-name="ce246">
            <text:p>18.7</text:p>
          </table:table-cell>
          <table:table-cell office:value-type="float" office:value="45415" table:style-name="ce221">
            <text:p>45,415</text:p>
          </table:table-cell>
          <table:table-cell office:value-type="float" office:value="17170" table:style-name="ce222">
            <text:p>17,170</text:p>
          </table:table-cell>
          <table:table-cell office:value-type="float" office:value="37.806891996036555" table:style-name="ce223">
            <text:p>37.8</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09</text:p>
          </table:table-cell>
          <table:table-cell office:value-type="string" table:style-name="ce231">
            <text:p>Ealing</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0838" table:style-name="ce221">
            <text:p>30,838</text:p>
          </table:table-cell>
          <table:table-cell office:value-type="float" office:value="8330" table:style-name="ce221">
            <text:p>8,330</text:p>
          </table:table-cell>
          <table:table-cell office:value-type="float" office:value="27.012127894156563" table:style-name="ce223">
            <text:p>27.0</text:p>
          </table:table-cell>
          <table:table-cell office:value-type="float" office:value="8243" table:style-name="ce220">
            <text:p>8,243</text:p>
          </table:table-cell>
          <table:table-cell office:value-type="float" office:value="463" table:style-name="ce220">
            <text:p>463</text:p>
          </table:table-cell>
          <table:table-cell office:value-type="float" office:value="5.6168870556836099" table:style-name="ce246">
            <text:p>5.6</text:p>
          </table:table-cell>
          <table:table-cell office:value-type="float" office:value="39081" table:style-name="ce221">
            <text:p>39,081</text:p>
          </table:table-cell>
          <table:table-cell office:value-type="float" office:value="8793" table:style-name="ce222">
            <text:p>8,793</text:p>
          </table:table-cell>
          <table:table-cell office:value-type="float" office:value="22.499424272664466" table:style-name="ce223">
            <text:p>22.5</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10</text:p>
          </table:table-cell>
          <table:table-cell office:value-type="string" table:style-name="ce231">
            <text:p>Enfield</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0397" table:style-name="ce221">
            <text:p>30,397</text:p>
          </table:table-cell>
          <table:table-cell office:value-type="float" office:value="9886" table:style-name="ce221">
            <text:p>9,886</text:p>
          </table:table-cell>
          <table:table-cell office:value-type="float" office:value="32.522946343389151" table:style-name="ce223">
            <text:p>32.5</text:p>
          </table:table-cell>
          <table:table-cell office:value-type="float" office:value="12277" table:style-name="ce220">
            <text:p>12,277</text:p>
          </table:table-cell>
          <table:table-cell office:value-type="float" office:value="3347" table:style-name="ce220">
            <text:p>3,347</text:p>
          </table:table-cell>
          <table:table-cell office:value-type="float" office:value="27.262360511525618" table:style-name="ce246">
            <text:p>27.3</text:p>
          </table:table-cell>
          <table:table-cell office:value-type="float" office:value="42674" table:style-name="ce221">
            <text:p>42,674</text:p>
          </table:table-cell>
          <table:table-cell office:value-type="float" office:value="13233" table:style-name="ce222">
            <text:p>13,233</text:p>
          </table:table-cell>
          <table:table-cell office:value-type="float" office:value="31.009513989783006" table:style-name="ce223">
            <text:p>31.0</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11</text:p>
          </table:table-cell>
          <table:table-cell office:value-type="string" table:style-name="ce231">
            <text:p>Greenwich</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5683" table:style-name="ce221">
            <text:p>25,683</text:p>
          </table:table-cell>
          <table:table-cell office:value-type="float" office:value="10177" table:style-name="ce221">
            <text:p>10,177</text:p>
          </table:table-cell>
          <table:table-cell office:value-type="float" office:value="39.62543316590741" table:style-name="ce223">
            <text:p>39.6</text:p>
          </table:table-cell>
          <table:table-cell office:value-type="float" office:value="9787" table:style-name="ce220">
            <text:p>9,787</text:p>
          </table:table-cell>
          <table:table-cell office:value-type="float" office:value="2186" table:style-name="ce220">
            <text:p>2,186</text:p>
          </table:table-cell>
          <table:table-cell office:value-type="float" office:value="22.335751507101257" table:style-name="ce246">
            <text:p>22.3</text:p>
          </table:table-cell>
          <table:table-cell office:value-type="float" office:value="35470" table:style-name="ce221">
            <text:p>35,470</text:p>
          </table:table-cell>
          <table:table-cell office:value-type="float" office:value="12363" table:style-name="ce222">
            <text:p>12,363</text:p>
          </table:table-cell>
          <table:table-cell office:value-type="float" office:value="34.854806879052717" table:style-name="ce223">
            <text:p>34.9</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13</text:p>
          </table:table-cell>
          <table:table-cell office:value-type="string" table:style-name="ce231">
            <text:p>Hammersmith and Fulham</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1879" table:style-name="ce221">
            <text:p>11,879</text:p>
          </table:table-cell>
          <table:table-cell office:value-type="float" office:value="3458" table:style-name="ce221">
            <text:p>3,458</text:p>
          </table:table-cell>
          <table:table-cell office:value-type="float" office:value="29.110194460813197" table:style-name="ce223">
            <text:p>29.1</text:p>
          </table:table-cell>
          <table:table-cell office:value-type="float" office:value="4684" table:style-name="ce220">
            <text:p>4,684</text:p>
          </table:table-cell>
          <table:table-cell office:value-type="float" office:value="855" table:style-name="ce220">
            <text:p>855</text:p>
          </table:table-cell>
          <table:table-cell office:value-type="float" office:value="18.253629376601197" table:style-name="ce246">
            <text:p>18.3</text:p>
          </table:table-cell>
          <table:table-cell office:value-type="float" office:value="16563" table:style-name="ce221">
            <text:p>16,563</text:p>
          </table:table-cell>
          <table:table-cell office:value-type="float" office:value="4313" table:style-name="ce222">
            <text:p>4,313</text:p>
          </table:table-cell>
          <table:table-cell office:value-type="float" office:value="26.03996860472137" table:style-name="ce223">
            <text:p>26.0</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14</text:p>
          </table:table-cell>
          <table:table-cell office:value-type="string" table:style-name="ce231">
            <text:p>Haringey</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0531" table:style-name="ce221">
            <text:p>20,531</text:p>
          </table:table-cell>
          <table:table-cell office:value-type="float" office:value="9260" table:style-name="ce221">
            <text:p>9,260</text:p>
          </table:table-cell>
          <table:table-cell office:value-type="float" office:value="45.102527884662216" table:style-name="ce223">
            <text:p>45.1</text:p>
          </table:table-cell>
          <table:table-cell office:value-type="float" office:value="8337" table:style-name="ce220">
            <text:p>8,337</text:p>
          </table:table-cell>
          <table:table-cell office:value-type="float" office:value="1605" table:style-name="ce220">
            <text:p>1,605</text:p>
          </table:table-cell>
          <table:table-cell office:value-type="float" office:value="19.25152932709608" table:style-name="ce246">
            <text:p>19.3</text:p>
          </table:table-cell>
          <table:table-cell office:value-type="float" office:value="28868" table:style-name="ce221">
            <text:p>28,868</text:p>
          </table:table-cell>
          <table:table-cell office:value-type="float" office:value="10865" table:style-name="ce222">
            <text:p>10,865</text:p>
          </table:table-cell>
          <table:table-cell office:value-type="float" office:value="37.636829707634753" table:style-name="ce223">
            <text:p>37.6</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15</text:p>
          </table:table-cell>
          <table:table-cell office:value-type="string" table:style-name="ce231">
            <text:p>Harrow</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2505" table:style-name="ce221">
            <text:p>22,505</text:p>
          </table:table-cell>
          <table:table-cell office:value-type="float" office:value="9425" table:style-name="ce221">
            <text:p>9,425</text:p>
          </table:table-cell>
          <table:table-cell office:value-type="float" office:value="41.879582315041105" table:style-name="ce223">
            <text:p>41.9</text:p>
          </table:table-cell>
          <table:table-cell office:value-type="float" office:value="8278" table:style-name="ce220">
            <text:p>8,278</text:p>
          </table:table-cell>
          <table:table-cell office:value-type="float" office:value="2514" table:style-name="ce220">
            <text:p>2,514</text:p>
          </table:table-cell>
          <table:table-cell office:value-type="float" office:value="30.369654505919303" table:style-name="ce246">
            <text:p>30.4</text:p>
          </table:table-cell>
          <table:table-cell office:value-type="float" office:value="30783" table:style-name="ce221">
            <text:p>30,783</text:p>
          </table:table-cell>
          <table:table-cell office:value-type="float" office:value="11939" table:style-name="ce222">
            <text:p>11,939</text:p>
          </table:table-cell>
          <table:table-cell office:value-type="float" office:value="38.784393983692297" table:style-name="ce223">
            <text:p>38.8</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16</text:p>
          </table:table-cell>
          <table:table-cell office:value-type="string" table:style-name="ce231">
            <text:p>Havering</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4260" table:style-name="ce221">
            <text:p>24,260</text:p>
          </table:table-cell>
          <table:table-cell office:value-type="float" office:value="15183" table:style-name="ce221">
            <text:p>15,183</text:p>
          </table:table-cell>
          <table:table-cell office:value-type="float" office:value="62.584501236603465" table:style-name="ce223">
            <text:p>62.6</text:p>
          </table:table-cell>
          <table:table-cell office:value-type="float" office:value="9351" table:style-name="ce220">
            <text:p>9,351</text:p>
          </table:table-cell>
          <table:table-cell office:value-type="float" office:value="2078" table:style-name="ce220">
            <text:p>2,078</text:p>
          </table:table-cell>
          <table:table-cell office:value-type="float" office:value="22.222222222222221" table:style-name="ce246">
            <text:p>22.2</text:p>
          </table:table-cell>
          <table:table-cell office:value-type="float" office:value="33611" table:style-name="ce221">
            <text:p>33,611</text:p>
          </table:table-cell>
          <table:table-cell office:value-type="float" office:value="17261" table:style-name="ce222">
            <text:p>17,261</text:p>
          </table:table-cell>
          <table:table-cell office:value-type="float" office:value="51.355211091606911" table:style-name="ce223">
            <text:p>51.4</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17</text:p>
          </table:table-cell>
          <table:table-cell office:value-type="string" table:style-name="ce231">
            <text:p>Hillingdo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9033" table:style-name="ce221">
            <text:p>29,033</text:p>
          </table:table-cell>
          <table:table-cell office:value-type="float" office:value="10182" table:style-name="ce221">
            <text:p>10,182</text:p>
          </table:table-cell>
          <table:table-cell office:value-type="float" office:value="35.070437088829955" table:style-name="ce223">
            <text:p>35.1</text:p>
          </table:table-cell>
          <table:table-cell office:value-type="float" office:value="9450" table:style-name="ce220">
            <text:p>9,450</text:p>
          </table:table-cell>
          <table:table-cell office:value-type="float" office:value="1086" table:style-name="ce220">
            <text:p>1,086</text:p>
          </table:table-cell>
          <table:table-cell office:value-type="float" office:value="11.492063492063492" table:style-name="ce246">
            <text:p>11.5</text:p>
          </table:table-cell>
          <table:table-cell office:value-type="float" office:value="38483" table:style-name="ce221">
            <text:p>38,483</text:p>
          </table:table-cell>
          <table:table-cell office:value-type="float" office:value="11268" table:style-name="ce222">
            <text:p>11,268</text:p>
          </table:table-cell>
          <table:table-cell office:value-type="float" office:value="29.280461502481614" table:style-name="ce223">
            <text:p>29.3</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18</text:p>
          </table:table-cell>
          <table:table-cell office:value-type="string" table:style-name="ce231">
            <text:p>Hounslow</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4520" table:style-name="ce221">
            <text:p>24,520</text:p>
          </table:table-cell>
          <table:table-cell office:value-type="float" office:value="10474" table:style-name="ce221">
            <text:p>10,474</text:p>
          </table:table-cell>
          <table:table-cell office:value-type="float" office:value="42.71615008156607" table:style-name="ce223">
            <text:p>42.7</text:p>
          </table:table-cell>
          <table:table-cell office:value-type="float" office:value="10030" table:style-name="ce220">
            <text:p>10,030</text:p>
          </table:table-cell>
          <table:table-cell office:value-type="float" office:value="3157" table:style-name="ce220">
            <text:p>3,157</text:p>
          </table:table-cell>
          <table:table-cell office:value-type="float" office:value="31.475573280159519" table:style-name="ce246">
            <text:p>31.5</text:p>
          </table:table-cell>
          <table:table-cell office:value-type="float" office:value="34550" table:style-name="ce221">
            <text:p>34,550</text:p>
          </table:table-cell>
          <table:table-cell office:value-type="float" office:value="13631" table:style-name="ce222">
            <text:p>13,631</text:p>
          </table:table-cell>
          <table:table-cell office:value-type="float" office:value="39.452966714905934" table:style-name="ce223">
            <text:p>39.5</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19</text:p>
          </table:table-cell>
          <table:table-cell office:value-type="string" table:style-name="ce231">
            <text:p>Islingto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2828" table:style-name="ce221">
            <text:p>12,828</text:p>
          </table:table-cell>
          <table:table-cell office:value-type="float" office:value="4598" table:style-name="ce221">
            <text:p>4,598</text:p>
          </table:table-cell>
          <table:table-cell office:value-type="float" office:value="35.843467415029622" table:style-name="ce223">
            <text:p>35.8</text:p>
          </table:table-cell>
          <table:table-cell office:value-type="float" office:value="4485" table:style-name="ce220">
            <text:p>4,485</text:p>
          </table:table-cell>
          <table:table-cell office:value-type="float" office:value="536" table:style-name="ce220">
            <text:p>536</text:p>
          </table:table-cell>
          <table:table-cell office:value-type="float" office:value="11.950947603121516" table:style-name="ce246">
            <text:p>12.0</text:p>
          </table:table-cell>
          <table:table-cell office:value-type="float" office:value="17313" table:style-name="ce221">
            <text:p>17,313</text:p>
          </table:table-cell>
          <table:table-cell office:value-type="float" office:value="5134" table:style-name="ce222">
            <text:p>5,134</text:p>
          </table:table-cell>
          <table:table-cell office:value-type="float" office:value="29.65401721249928" table:style-name="ce223">
            <text:p>29.7</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20</text:p>
          </table:table-cell>
          <table:table-cell office:value-type="string" table:style-name="ce231">
            <text:p>Kensington and Chelsea</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1495" table:style-name="ce221">
            <text:p>11,495</text:p>
          </table:table-cell>
          <table:table-cell office:value-type="float" office:value="4220" table:style-name="ce221">
            <text:p>4,220</text:p>
          </table:table-cell>
          <table:table-cell office:value-type="float" office:value="36.711613745106568" table:style-name="ce223">
            <text:p>36.7</text:p>
          </table:table-cell>
          <table:table-cell office:value-type="float" office:value="3161" table:style-name="ce220">
            <text:p>3,161</text:p>
          </table:table-cell>
          <table:table-cell office:value-type="float" office:value="77" table:style-name="ce220">
            <text:p>77</text:p>
          </table:table-cell>
          <table:table-cell office:value-type="float" office:value="2.4359379943055997" table:style-name="ce246">
            <text:p>2.4</text:p>
          </table:table-cell>
          <table:table-cell office:value-type="float" office:value="14656" table:style-name="ce221">
            <text:p>14,656</text:p>
          </table:table-cell>
          <table:table-cell office:value-type="float" office:value="4297" table:style-name="ce222">
            <text:p>4,297</text:p>
          </table:table-cell>
          <table:table-cell office:value-type="float" office:value="29.31905021834061" table:style-name="ce223">
            <text:p>29.3</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21</text:p>
          </table:table-cell>
          <table:table-cell office:value-type="string" table:style-name="ce231">
            <text:p>Kingston Upon Thames</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4785" table:style-name="ce221">
            <text:p>14,785</text:p>
          </table:table-cell>
          <table:table-cell office:value-type="float" office:value="9488" table:style-name="ce221">
            <text:p>9,488</text:p>
          </table:table-cell>
          <table:table-cell office:value-type="float" office:value="64.173148461278316" table:style-name="ce223">
            <text:p>64.2</text:p>
          </table:table-cell>
          <table:table-cell office:value-type="float" office:value="7266" table:style-name="ce220">
            <text:p>7,266</text:p>
          </table:table-cell>
          <table:table-cell office:value-type="float" office:value="3498" table:style-name="ce220">
            <text:p>3,498</text:p>
          </table:table-cell>
          <table:table-cell office:value-type="float" office:value="48.142031379025596" table:style-name="ce246">
            <text:p>48.1</text:p>
          </table:table-cell>
          <table:table-cell office:value-type="float" office:value="22051" table:style-name="ce221">
            <text:p>22,051</text:p>
          </table:table-cell>
          <table:table-cell office:value-type="float" office:value="12986" table:style-name="ce222">
            <text:p>12,986</text:p>
          </table:table-cell>
          <table:table-cell office:value-type="float" office:value="58.890753253820691" table:style-name="ce223">
            <text:p>58.9</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22</text:p>
          </table:table-cell>
          <table:table-cell office:value-type="string" table:style-name="ce231">
            <text:p>Lambeth</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0904" table:style-name="ce221">
            <text:p>20,904</text:p>
          </table:table-cell>
          <table:table-cell office:value-type="float" office:value="7660" table:style-name="ce221">
            <text:p>7,660</text:p>
          </table:table-cell>
          <table:table-cell office:value-type="float" office:value="36.643704554152315" table:style-name="ce223">
            <text:p>36.6</text:p>
          </table:table-cell>
          <table:table-cell office:value-type="float" office:value="6887" table:style-name="ce220">
            <text:p>6,887</text:p>
          </table:table-cell>
          <table:table-cell office:value-type="float" office:value="1049" table:style-name="ce220">
            <text:p>1,049</text:p>
          </table:table-cell>
          <table:table-cell office:value-type="float" office:value="15.231595760127778" table:style-name="ce246">
            <text:p>15.2</text:p>
          </table:table-cell>
          <table:table-cell office:value-type="float" office:value="27791" table:style-name="ce221">
            <text:p>27,791</text:p>
          </table:table-cell>
          <table:table-cell office:value-type="float" office:value="8709" table:style-name="ce222">
            <text:p>8,709</text:p>
          </table:table-cell>
          <table:table-cell office:value-type="float" office:value="31.337483357921631" table:style-name="ce223">
            <text:p>31.3</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23</text:p>
          </table:table-cell>
          <table:table-cell office:value-type="string" table:style-name="ce231">
            <text:p>Lewisham</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4035" table:style-name="ce221">
            <text:p>24,035</text:p>
          </table:table-cell>
          <table:table-cell office:value-type="float" office:value="7975" table:style-name="ce221">
            <text:p>7,975</text:p>
          </table:table-cell>
          <table:table-cell office:value-type="float" office:value="33.180778032036613" table:style-name="ce223">
            <text:p>33.2</text:p>
          </table:table-cell>
          <table:table-cell office:value-type="float" office:value="7075" table:style-name="ce220">
            <text:p>7,075</text:p>
          </table:table-cell>
          <table:table-cell office:value-type="float" office:value="706" table:style-name="ce220">
            <text:p>706</text:p>
          </table:table-cell>
          <table:table-cell office:value-type="float" office:value="9.978798586572438" table:style-name="ce246">
            <text:p>10.0</text:p>
          </table:table-cell>
          <table:table-cell office:value-type="float" office:value="31110" table:style-name="ce221">
            <text:p>31,110</text:p>
          </table:table-cell>
          <table:table-cell office:value-type="float" office:value="8681" table:style-name="ce222">
            <text:p>8,681</text:p>
          </table:table-cell>
          <table:table-cell office:value-type="float" office:value="27.90421086467374" table:style-name="ce223">
            <text:p>27.9</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24</text:p>
          </table:table-cell>
          <table:table-cell office:value-type="string" table:style-name="ce231">
            <text:p>Merto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7601" table:style-name="ce221">
            <text:p>17,601</text:p>
          </table:table-cell>
          <table:table-cell office:value-type="float" office:value="10043" table:style-name="ce221">
            <text:p>10,043</text:p>
          </table:table-cell>
          <table:table-cell office:value-type="float" office:value="57.059257996704737" table:style-name="ce223">
            <text:p>57.1</text:p>
          </table:table-cell>
          <table:table-cell office:value-type="float" office:value="6449" table:style-name="ce220">
            <text:p>6,449</text:p>
          </table:table-cell>
          <table:table-cell office:value-type="float" office:value="2994" table:style-name="ce220">
            <text:p>2,994</text:p>
          </table:table-cell>
          <table:table-cell office:value-type="float" office:value="46.425802449992247" table:style-name="ce246">
            <text:p>46.4</text:p>
          </table:table-cell>
          <table:table-cell office:value-type="float" office:value="24050" table:style-name="ce221">
            <text:p>24,050</text:p>
          </table:table-cell>
          <table:table-cell office:value-type="float" office:value="13037" table:style-name="ce222">
            <text:p>13,037</text:p>
          </table:table-cell>
          <table:table-cell office:value-type="float" office:value="54.207900207900209" table:style-name="ce223">
            <text:p>54.2</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25</text:p>
          </table:table-cell>
          <table:table-cell office:value-type="string" table:style-name="ce231">
            <text:p>Newham</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2490" table:style-name="ce221">
            <text:p>32,490</text:p>
          </table:table-cell>
          <table:table-cell office:value-type="float" office:value="13197" table:style-name="ce221">
            <text:p>13,197</text:p>
          </table:table-cell>
          <table:table-cell office:value-type="float" office:value="40.618651892890121" table:style-name="ce223">
            <text:p>40.6</text:p>
          </table:table-cell>
          <table:table-cell office:value-type="float" office:value="13592" table:style-name="ce220">
            <text:p>13,592</text:p>
          </table:table-cell>
          <table:table-cell office:value-type="float" office:value="94" table:style-name="ce220">
            <text:p>94</text:p>
          </table:table-cell>
          <table:table-cell office:value-type="float" office:value="0.69158328428487348" table:style-name="ce246">
            <text:p>0.7</text:p>
          </table:table-cell>
          <table:table-cell office:value-type="float" office:value="46082" table:style-name="ce221">
            <text:p>46,082</text:p>
          </table:table-cell>
          <table:table-cell office:value-type="float" office:value="13291" table:style-name="ce222">
            <text:p>13,291</text:p>
          </table:table-cell>
          <table:table-cell office:value-type="float" office:value="28.842064146521416" table:style-name="ce223">
            <text:p>28.8</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26</text:p>
          </table:table-cell>
          <table:table-cell office:value-type="string" table:style-name="ce231">
            <text:p>Redbridg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1668" table:style-name="ce221">
            <text:p>31,668</text:p>
          </table:table-cell>
          <table:table-cell office:value-type="float" office:value="15205" table:style-name="ce221">
            <text:p>15,205</text:p>
          </table:table-cell>
          <table:table-cell office:value-type="float" office:value="48.013767841354053" table:style-name="ce223">
            <text:p>48.0</text:p>
          </table:table-cell>
          <table:table-cell office:value-type="float" office:value="12151" table:style-name="ce220">
            <text:p>12,151</text:p>
          </table:table-cell>
          <table:table-cell office:value-type="float" office:value="992" table:style-name="ce220">
            <text:p>992</text:p>
          </table:table-cell>
          <table:table-cell office:value-type="float" office:value="8.1639371245165009" table:style-name="ce246">
            <text:p>8.2</text:p>
          </table:table-cell>
          <table:table-cell office:value-type="float" office:value="43819" table:style-name="ce221">
            <text:p>43,819</text:p>
          </table:table-cell>
          <table:table-cell office:value-type="float" office:value="16197" table:style-name="ce222">
            <text:p>16,197</text:p>
          </table:table-cell>
          <table:table-cell office:value-type="float" office:value="36.963417695520207" table:style-name="ce223">
            <text:p>37.0</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27</text:p>
          </table:table-cell>
          <table:table-cell office:value-type="string" table:style-name="ce231">
            <text:p>Richmond Upon Thames</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0239" table:style-name="ce221">
            <text:p>20,239</text:p>
          </table:table-cell>
          <table:table-cell office:value-type="float" office:value="13438" table:style-name="ce221">
            <text:p>13,438</text:p>
          </table:table-cell>
          <table:table-cell office:value-type="float" office:value="66.396561094915754" table:style-name="ce223">
            <text:p>66.4</text:p>
          </table:table-cell>
          <table:table-cell office:value-type="float" office:value="8453" table:style-name="ce220">
            <text:p>8,453</text:p>
          </table:table-cell>
          <table:table-cell office:value-type="float" office:value="4297" table:style-name="ce220">
            <text:p>4,297</text:p>
          </table:table-cell>
          <table:table-cell office:value-type="float" office:value="50.834023423636573" table:style-name="ce246">
            <text:p>50.8</text:p>
          </table:table-cell>
          <table:table-cell office:value-type="float" office:value="28692" table:style-name="ce221">
            <text:p>28,692</text:p>
          </table:table-cell>
          <table:table-cell office:value-type="float" office:value="17735" table:style-name="ce222">
            <text:p>17,735</text:p>
          </table:table-cell>
          <table:table-cell office:value-type="float" office:value="61.811654816673631" table:style-name="ce223">
            <text:p>61.8</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28</text:p>
          </table:table-cell>
          <table:table-cell office:value-type="string" table:style-name="ce231">
            <text:p>Southwark</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2680" table:style-name="ce221">
            <text:p>22,680</text:p>
          </table:table-cell>
          <table:table-cell office:value-type="float" office:value="12903" table:style-name="ce221">
            <text:p>12,903</text:p>
          </table:table-cell>
          <table:table-cell office:value-type="float" office:value="56.891534391534393" table:style-name="ce223">
            <text:p>56.9</text:p>
          </table:table-cell>
          <table:table-cell office:value-type="float" office:value="9985" table:style-name="ce220">
            <text:p>9,985</text:p>
          </table:table-cell>
          <table:table-cell office:value-type="float" office:value="5554" table:style-name="ce220">
            <text:p>5,554</text:p>
          </table:table-cell>
          <table:table-cell office:value-type="float" office:value="55.623435152729094" table:style-name="ce246">
            <text:p>55.6</text:p>
          </table:table-cell>
          <table:table-cell office:value-type="float" office:value="32665" table:style-name="ce221">
            <text:p>32,665</text:p>
          </table:table-cell>
          <table:table-cell office:value-type="float" office:value="18457" table:style-name="ce222">
            <text:p>18,457</text:p>
          </table:table-cell>
          <table:table-cell office:value-type="float" office:value="56.503903260370421" table:style-name="ce223">
            <text:p>56.5</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29</text:p>
          </table:table-cell>
          <table:table-cell office:value-type="string" table:style-name="ce231">
            <text:p>Sutto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8832" table:style-name="ce221">
            <text:p>18,832</text:p>
          </table:table-cell>
          <table:table-cell office:value-type="float" office:value="11971" table:style-name="ce221">
            <text:p>11,971</text:p>
          </table:table-cell>
          <table:table-cell office:value-type="float" office:value="63.567332200509775" table:style-name="ce223">
            <text:p>63.6</text:p>
          </table:table-cell>
          <table:table-cell office:value-type="float" office:value="10712" table:style-name="ce220">
            <text:p>10,712</text:p>
          </table:table-cell>
          <table:table-cell office:value-type="float" office:value="5971" table:style-name="ce220">
            <text:p>5,971</text:p>
          </table:table-cell>
          <table:table-cell office:value-type="float" office:value="55.741224794622859" table:style-name="ce246">
            <text:p>55.7</text:p>
          </table:table-cell>
          <table:table-cell office:value-type="float" office:value="29544" table:style-name="ce221">
            <text:p>29,544</text:p>
          </table:table-cell>
          <table:table-cell office:value-type="float" office:value="17942" table:style-name="ce222">
            <text:p>17,942</text:p>
          </table:table-cell>
          <table:table-cell office:value-type="float" office:value="60.729759003520179" table:style-name="ce223">
            <text:p>60.7</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30</text:p>
          </table:table-cell>
          <table:table-cell office:value-type="string" table:style-name="ce231">
            <text:p>Tower Hamlets</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3479" table:style-name="ce221">
            <text:p>23,479</text:p>
          </table:table-cell>
          <table:table-cell office:value-type="float" office:value="8310" table:style-name="ce221">
            <text:p>8,310</text:p>
          </table:table-cell>
          <table:table-cell office:value-type="float" office:value="35.39333020997487" table:style-name="ce223">
            <text:p>35.4</text:p>
          </table:table-cell>
          <table:table-cell office:value-type="float" office:value="9178" table:style-name="ce220">
            <text:p>9,178</text:p>
          </table:table-cell>
          <table:table-cell office:value-type="float" office:value="312" table:style-name="ce220">
            <text:p>312</text:p>
          </table:table-cell>
          <table:table-cell office:value-type="float" office:value="3.3994334277620402" table:style-name="ce246">
            <text:p>3.4</text:p>
          </table:table-cell>
          <table:table-cell office:value-type="float" office:value="32657" table:style-name="ce221">
            <text:p>32,657</text:p>
          </table:table-cell>
          <table:table-cell office:value-type="float" office:value="8622" table:style-name="ce222">
            <text:p>8,622</text:p>
          </table:table-cell>
          <table:table-cell office:value-type="float" office:value="26.401690296108033" table:style-name="ce223">
            <text:p>26.4</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31</text:p>
          </table:table-cell>
          <table:table-cell office:value-type="string" table:style-name="ce231">
            <text:p>Waltham Forest</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3835" table:style-name="ce221">
            <text:p>23,835</text:p>
          </table:table-cell>
          <table:table-cell office:value-type="float" office:value="9320" table:style-name="ce221">
            <text:p>9,320</text:p>
          </table:table-cell>
          <table:table-cell office:value-type="float" office:value="39.102160688063769" table:style-name="ce223">
            <text:p>39.1</text:p>
          </table:table-cell>
          <table:table-cell office:value-type="float" office:value="8892" table:style-name="ce220">
            <text:p>8,892</text:p>
          </table:table-cell>
          <table:table-cell office:value-type="float" office:value="1047" table:style-name="ce220">
            <text:p>1,047</text:p>
          </table:table-cell>
          <table:table-cell office:value-type="float" office:value="11.774628879892038" table:style-name="ce246">
            <text:p>11.8</text:p>
          </table:table-cell>
          <table:table-cell office:value-type="float" office:value="32727" table:style-name="ce221">
            <text:p>32,727</text:p>
          </table:table-cell>
          <table:table-cell office:value-type="float" office:value="10367" table:style-name="ce222">
            <text:p>10,367</text:p>
          </table:table-cell>
          <table:table-cell office:value-type="float" office:value="31.677208421181284" table:style-name="ce223">
            <text:p>31.7</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32</text:p>
          </table:table-cell>
          <table:table-cell office:value-type="string" table:style-name="ce231">
            <text:p>Wandsworth</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3564" table:style-name="ce221">
            <text:p>23,564</text:p>
          </table:table-cell>
          <table:table-cell office:value-type="float" office:value="12015" table:style-name="ce221">
            <text:p>12,015</text:p>
          </table:table-cell>
          <table:table-cell office:value-type="float" office:value="50.988796469190291" table:style-name="ce223">
            <text:p>51.0</text:p>
          </table:table-cell>
          <table:table-cell office:value-type="float" office:value="8010" table:style-name="ce220">
            <text:p>8,010</text:p>
          </table:table-cell>
          <table:table-cell office:value-type="float" office:value="2590" table:style-name="ce220">
            <text:p>2,590</text:p>
          </table:table-cell>
          <table:table-cell office:value-type="float" office:value="32.33458177278402" table:style-name="ce246">
            <text:p>32.3</text:p>
          </table:table-cell>
          <table:table-cell office:value-type="float" office:value="31574" table:style-name="ce221">
            <text:p>31,574</text:p>
          </table:table-cell>
          <table:table-cell office:value-type="float" office:value="14605" table:style-name="ce222">
            <text:p>14,605</text:p>
          </table:table-cell>
          <table:table-cell office:value-type="float" office:value="46.256413504782415" table:style-name="ce223">
            <text:p>46.3</text:p>
          </table:table-cell>
          <table:table-cell table:number-columns-repeated="16369" table:style-name="ce42"/>
        </table:table-row>
        <table:table-row table:style-name="ro9">
          <table:table-cell office:value-type="string" table:style-name="ce224">
            <text:p>London</text:p>
          </table:table-cell>
          <table:table-cell office:value-type="string" table:style-name="ce230">
            <text:p>E09000033</text:p>
          </table:table-cell>
          <table:table-cell office:value-type="string" table:style-name="ce231">
            <text:p>Westminster</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0414" table:style-name="ce221">
            <text:p>10,414</text:p>
          </table:table-cell>
          <table:table-cell office:value-type="float" office:value="2637" table:style-name="ce221">
            <text:p>2,637</text:p>
          </table:table-cell>
          <table:table-cell office:value-type="float" office:value="25.321682350681773" table:style-name="ce223">
            <text:p>25.3</text:p>
          </table:table-cell>
          <table:table-cell office:value-type="float" office:value="5519" table:style-name="ce220">
            <text:p>5,519</text:p>
          </table:table-cell>
          <table:table-cell office:value-type="float" office:value="259" table:style-name="ce220">
            <text:p>259</text:p>
          </table:table-cell>
          <table:table-cell office:value-type="float" office:value="4.6928791447726033" table:style-name="ce246">
            <text:p>4.7</text:p>
          </table:table-cell>
          <table:table-cell office:value-type="float" office:value="15933" table:style-name="ce221">
            <text:p>15,933</text:p>
          </table:table-cell>
          <table:table-cell office:value-type="float" office:value="2896" table:style-name="ce222">
            <text:p>2,896</text:p>
          </table:table-cell>
          <table:table-cell office:value-type="float" office:value="18.176112470972196" table:style-name="ce223">
            <text:p>18.2</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07000171</text:p>
          </table:table-cell>
          <table:table-cell office:value-type="string" table:style-name="ce231">
            <text:p>Bassetlaw Lower Tier</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9583" table:style-name="ce221">
            <text:p>9,583</text:p>
          </table:table-cell>
          <table:table-cell office:value-type="float" office:value="6455" table:style-name="ce221">
            <text:p>6,455</text:p>
          </table:table-cell>
          <table:table-cell office:value-type="float" office:value="67.358864656161956" table:style-name="ce223">
            <text:p>67.4</text:p>
          </table:table-cell>
          <table:table-cell office:value-type="float" office:value="4514" table:style-name="ce220">
            <text:p>4,514</text:p>
          </table:table-cell>
          <table:table-cell office:value-type="float" office:value="1440" table:style-name="ce220">
            <text:p>1,440</text:p>
          </table:table-cell>
          <table:table-cell office:value-type="float" office:value="31.900753212228622" table:style-name="ce246">
            <text:p>31.9</text:p>
          </table:table-cell>
          <table:table-cell office:value-type="float" office:value="14097" table:style-name="ce221">
            <text:p>14,097</text:p>
          </table:table-cell>
          <table:table-cell office:value-type="float" office:value="7895" table:style-name="ce222">
            <text:p>7,895</text:p>
          </table:table-cell>
          <table:table-cell office:value-type="float" office:value="56.004823721359152" table:style-name="ce223">
            <text:p>56.0</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08000025</text:p>
          </table:table-cell>
          <table:table-cell office:value-type="string" table:style-name="ce231">
            <text:p>Birmingham</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14376" table:style-name="ce221">
            <text:p>114,376</text:p>
          </table:table-cell>
          <table:table-cell office:value-type="float" office:value="46264" table:style-name="ce221">
            <text:p>46,264</text:p>
          </table:table-cell>
          <table:table-cell office:value-type="float" office:value="40.449045254249143" table:style-name="ce223">
            <text:p>40.4</text:p>
          </table:table-cell>
          <table:table-cell office:value-type="float" office:value="48181" table:style-name="ce220">
            <text:p>48,181</text:p>
          </table:table-cell>
          <table:table-cell office:value-type="float" office:value="13043" table:style-name="ce220">
            <text:p>13,043</text:p>
          </table:table-cell>
          <table:table-cell office:value-type="float" office:value="27.070837051949937" table:style-name="ce246">
            <text:p>27.1</text:p>
          </table:table-cell>
          <table:table-cell office:value-type="float" office:value="162557" table:style-name="ce221">
            <text:p>162,557</text:p>
          </table:table-cell>
          <table:table-cell office:value-type="float" office:value="59307" table:style-name="ce222">
            <text:p>59,307</text:p>
          </table:table-cell>
          <table:table-cell office:value-type="float" office:value="36.483817983845668" table:style-name="ce223">
            <text:p>36.5</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08000026</text:p>
          </table:table-cell>
          <table:table-cell office:value-type="string" table:style-name="ce231">
            <text:p>Coventry</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1967" table:style-name="ce221">
            <text:p>31,967</text:p>
          </table:table-cell>
          <table:table-cell office:value-type="float" office:value="15080" table:style-name="ce221">
            <text:p>15,080</text:p>
          </table:table-cell>
          <table:table-cell office:value-type="float" office:value="47.173647824318827" table:style-name="ce223">
            <text:p>47.2</text:p>
          </table:table-cell>
          <table:table-cell office:value-type="float" office:value="13831" table:style-name="ce220">
            <text:p>13,831</text:p>
          </table:table-cell>
          <table:table-cell office:value-type="float" office:value="3885" table:style-name="ce220">
            <text:p>3,885</text:p>
          </table:table-cell>
          <table:table-cell office:value-type="float" office:value="28.089075265707468" table:style-name="ce246">
            <text:p>28.1</text:p>
          </table:table-cell>
          <table:table-cell office:value-type="float" office:value="45798" table:style-name="ce221">
            <text:p>45,798</text:p>
          </table:table-cell>
          <table:table-cell office:value-type="float" office:value="18965" table:style-name="ce222">
            <text:p>18,965</text:p>
          </table:table-cell>
          <table:table-cell office:value-type="float" office:value="41.410105244770513" table:style-name="ce223">
            <text:p>41.4</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06000015</text:p>
          </table:table-cell>
          <table:table-cell office:value-type="string" table:style-name="ce231">
            <text:p>Derby</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3915" table:style-name="ce221">
            <text:p>23,915</text:p>
          </table:table-cell>
          <table:table-cell office:value-type="float" office:value="10397" table:style-name="ce221">
            <text:p>10,397</text:p>
          </table:table-cell>
          <table:table-cell office:value-type="float" office:value="43.474806606732173" table:style-name="ce223">
            <text:p>43.5</text:p>
          </table:table-cell>
          <table:table-cell office:value-type="float" office:value="11228" table:style-name="ce220">
            <text:p>11,228</text:p>
          </table:table-cell>
          <table:table-cell office:value-type="float" office:value="3701" table:style-name="ce220">
            <text:p>3,701</text:p>
          </table:table-cell>
          <table:table-cell office:value-type="float" office:value="32.9622372639829" table:style-name="ce246">
            <text:p>33.0</text:p>
          </table:table-cell>
          <table:table-cell office:value-type="float" office:value="35143" table:style-name="ce221">
            <text:p>35,143</text:p>
          </table:table-cell>
          <table:table-cell office:value-type="float" office:value="14098" table:style-name="ce222">
            <text:p>14,098</text:p>
          </table:table-cell>
          <table:table-cell office:value-type="float" office:value="40.116097089036224" table:style-name="ce223">
            <text:p>40.1</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10000007</text:p>
          </table:table-cell>
          <table:table-cell office:value-type="string" table:style-name="ce231">
            <text:p>Derby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59620" table:style-name="ce221">
            <text:p>59,620</text:p>
          </table:table-cell>
          <table:table-cell office:value-type="float" office:value="39201" table:style-name="ce221">
            <text:p>39,201</text:p>
          </table:table-cell>
          <table:table-cell office:value-type="float" office:value="65.751425696075145" table:style-name="ce223">
            <text:p>65.8</text:p>
          </table:table-cell>
          <table:table-cell office:value-type="float" office:value="26487" table:style-name="ce220">
            <text:p>26,487</text:p>
          </table:table-cell>
          <table:table-cell office:value-type="float" office:value="13058" table:style-name="ce220">
            <text:p>13,058</text:p>
          </table:table-cell>
          <table:table-cell office:value-type="float" office:value="49.299656435232379" table:style-name="ce246">
            <text:p>49.3</text:p>
          </table:table-cell>
          <table:table-cell office:value-type="float" office:value="86107" table:style-name="ce221">
            <text:p>86,107</text:p>
          </table:table-cell>
          <table:table-cell office:value-type="float" office:value="52259" table:style-name="ce222">
            <text:p>52,259</text:p>
          </table:table-cell>
          <table:table-cell office:value-type="float" office:value="60.69076846249434" table:style-name="ce223">
            <text:p>60.7</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08000027</text:p>
          </table:table-cell>
          <table:table-cell office:value-type="string" table:style-name="ce231">
            <text:p>Dudley</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7576" table:style-name="ce221">
            <text:p>27,576</text:p>
          </table:table-cell>
          <table:table-cell office:value-type="float" office:value="15278" table:style-name="ce221">
            <text:p>15,278</text:p>
          </table:table-cell>
          <table:table-cell office:value-type="float" office:value="55.403249202204819" table:style-name="ce223">
            <text:p>55.4</text:p>
          </table:table-cell>
          <table:table-cell office:value-type="float" office:value="9696" table:style-name="ce220">
            <text:p>9,696</text:p>
          </table:table-cell>
          <table:table-cell office:value-type="float" office:value="5285" table:style-name="ce220">
            <text:p>5,285</text:p>
          </table:table-cell>
          <table:table-cell office:value-type="float" office:value="54.507013201320134" table:style-name="ce246">
            <text:p>54.5</text:p>
          </table:table-cell>
          <table:table-cell office:value-type="float" office:value="37272" table:style-name="ce221">
            <text:p>37,272</text:p>
          </table:table-cell>
          <table:table-cell office:value-type="float" office:value="20563" table:style-name="ce222">
            <text:p>20,563</text:p>
          </table:table-cell>
          <table:table-cell office:value-type="float" office:value="55.170100880017173" table:style-name="ce223">
            <text:p>55.2</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06000019</text:p>
          </table:table-cell>
          <table:table-cell office:value-type="string" table:style-name="ce231">
            <text:p>Herefordshire, County Of</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3839" table:style-name="ce221">
            <text:p>13,839</text:p>
          </table:table-cell>
          <table:table-cell office:value-type="float" office:value="9753" table:style-name="ce221">
            <text:p>9,753</text:p>
          </table:table-cell>
          <table:table-cell office:value-type="float" office:value="70.474745285063946" table:style-name="ce223">
            <text:p>70.5</text:p>
          </table:table-cell>
          <table:table-cell office:value-type="float" office:value="6185" table:style-name="ce220">
            <text:p>6,185</text:p>
          </table:table-cell>
          <table:table-cell office:value-type="float" office:value="4148" table:style-name="ce220">
            <text:p>4,148</text:p>
          </table:table-cell>
          <table:table-cell office:value-type="float" office:value="67.065481002425216" table:style-name="ce246">
            <text:p>67.1</text:p>
          </table:table-cell>
          <table:table-cell office:value-type="float" office:value="20024" table:style-name="ce221">
            <text:p>20,024</text:p>
          </table:table-cell>
          <table:table-cell office:value-type="float" office:value="13901" table:style-name="ce222">
            <text:p>13,901</text:p>
          </table:table-cell>
          <table:table-cell office:value-type="float" office:value="69.421693967239321" table:style-name="ce223">
            <text:p>69.4</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06000016</text:p>
          </table:table-cell>
          <table:table-cell office:value-type="string" table:style-name="ce231">
            <text:p>Leicester</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4156" table:style-name="ce221">
            <text:p>34,156</text:p>
          </table:table-cell>
          <table:table-cell office:value-type="float" office:value="10800" table:style-name="ce221">
            <text:p>10,800</text:p>
          </table:table-cell>
          <table:table-cell office:value-type="float" office:value="31.619627591052819" table:style-name="ce223">
            <text:p>31.6</text:p>
          </table:table-cell>
          <table:table-cell office:value-type="float" office:value="14232" table:style-name="ce220">
            <text:p>14,232</text:p>
          </table:table-cell>
          <table:table-cell office:value-type="float" office:value="3332" table:style-name="ce220">
            <text:p>3,332</text:p>
          </table:table-cell>
          <table:table-cell office:value-type="float" office:value="23.412029229904441" table:style-name="ce246">
            <text:p>23.4</text:p>
          </table:table-cell>
          <table:table-cell office:value-type="float" office:value="48388" table:style-name="ce221">
            <text:p>48,388</text:p>
          </table:table-cell>
          <table:table-cell office:value-type="float" office:value="14132" table:style-name="ce222">
            <text:p>14,132</text:p>
          </table:table-cell>
          <table:table-cell office:value-type="float" office:value="29.205588162354303" table:style-name="ce223">
            <text:p>29.2</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10000018</text:p>
          </table:table-cell>
          <table:table-cell office:value-type="string" table:style-name="ce231">
            <text:p>Leicestershire and Rutland</text:p>
          </table:table-cell>
          <table:table-cell office:value-type="float" office:value="2" table:style-name="ce227">
            <text:p>2</text:p>
          </table:table-cell>
          <table:table-cell office:value-type="float" office:value="2" table:style-name="ce228">
            <text:p>2</text:p>
          </table:table-cell>
          <table:table-cell office:value-type="float" office:value="100" table:style-name="ce229">
            <text:p>100.0</text:p>
          </table:table-cell>
          <table:table-cell office:value-type="float" office:value="59704" table:style-name="ce221">
            <text:p>59,704</text:p>
          </table:table-cell>
          <table:table-cell office:value-type="float" office:value="35982" table:style-name="ce221">
            <text:p>35,982</text:p>
          </table:table-cell>
          <table:table-cell office:value-type="float" office:value="60.267318772611553" table:style-name="ce223">
            <text:p>60.3</text:p>
          </table:table-cell>
          <table:table-cell office:value-type="float" office:value="28672" table:style-name="ce220">
            <text:p>28,672</text:p>
          </table:table-cell>
          <table:table-cell office:value-type="float" office:value="13522" table:style-name="ce220">
            <text:p>13,522</text:p>
          </table:table-cell>
          <table:table-cell office:value-type="float" office:value="47.160993303571431" table:style-name="ce246">
            <text:p>47.2</text:p>
          </table:table-cell>
          <table:table-cell office:value-type="float" office:value="88376" table:style-name="ce221">
            <text:p>88,376</text:p>
          </table:table-cell>
          <table:table-cell office:value-type="float" office:value="49504" table:style-name="ce222">
            <text:p>49,504</text:p>
          </table:table-cell>
          <table:table-cell office:value-type="float" office:value="56.015207748710061" table:style-name="ce223">
            <text:p>56.0</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10000019</text:p>
          </table:table-cell>
          <table:table-cell office:value-type="string" table:style-name="ce231">
            <text:p>Lincoln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57506" table:style-name="ce221">
            <text:p>57,506</text:p>
          </table:table-cell>
          <table:table-cell office:value-type="float" office:value="35233" table:style-name="ce221">
            <text:p>35,233</text:p>
          </table:table-cell>
          <table:table-cell office:value-type="float" office:value="61.268389385455436" table:style-name="ce223">
            <text:p>61.3</text:p>
          </table:table-cell>
          <table:table-cell office:value-type="float" office:value="27478" table:style-name="ce220">
            <text:p>27,478</text:p>
          </table:table-cell>
          <table:table-cell office:value-type="float" office:value="15438" table:style-name="ce220">
            <text:p>15,438</text:p>
          </table:table-cell>
          <table:table-cell office:value-type="float" office:value="56.183128320838492" table:style-name="ce246">
            <text:p>56.2</text:p>
          </table:table-cell>
          <table:table-cell office:value-type="float" office:value="84984" table:style-name="ce221">
            <text:p>84,984</text:p>
          </table:table-cell>
          <table:table-cell office:value-type="float" office:value="50671" table:style-name="ce222">
            <text:p>50,671</text:p>
          </table:table-cell>
          <table:table-cell office:value-type="float" office:value="59.624164548620918" table:style-name="ce223">
            <text:p>59.6</text:p>
          </table:table-cell>
          <table:table-cell table:number-columns-repeated="16369" table:style-name="ce42"/>
        </table:table-row>
        <table:table-row table:style-name="ro9">
          <table:table-cell office:value-type="string" table:style-name="ce224">
            <text:p>Midlands</text:p>
          </table:table-cell>
          <table:table-cell office:value-type="string" table:style-name="ce232">
            <text:p>E06000061</text:p>
          </table:table-cell>
          <table:table-cell office:value-type="string" table:style-name="ce233">
            <text:p>North Northampton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0421" table:style-name="ce221">
            <text:p>30,421</text:p>
          </table:table-cell>
          <table:table-cell office:value-type="float" office:value="14742" table:style-name="ce221">
            <text:p>14,742</text:p>
          </table:table-cell>
          <table:table-cell office:value-type="float" office:value="48.459945432431546" table:style-name="ce223">
            <text:p>48.5</text:p>
          </table:table-cell>
          <table:table-cell office:value-type="float" office:value="12724" table:style-name="ce220">
            <text:p>12,724</text:p>
          </table:table-cell>
          <table:table-cell office:value-type="float" office:value="4916" table:style-name="ce220">
            <text:p>4,916</text:p>
          </table:table-cell>
          <table:table-cell office:value-type="float" office:value="38.635649166928637" table:style-name="ce246">
            <text:p>38.6</text:p>
          </table:table-cell>
          <table:table-cell office:value-type="float" office:value="43145" table:style-name="ce221">
            <text:p>43,145</text:p>
          </table:table-cell>
          <table:table-cell office:value-type="float" office:value="19658" table:style-name="ce222">
            <text:p>19,658</text:p>
          </table:table-cell>
          <table:table-cell office:value-type="float" office:value="45.56263761733689" table:style-name="ce223">
            <text:p>45.6</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06000018</text:p>
          </table:table-cell>
          <table:table-cell office:value-type="string" table:style-name="ce231">
            <text:p>Nottingham</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7436" table:style-name="ce221">
            <text:p>27,436</text:p>
          </table:table-cell>
          <table:table-cell office:value-type="float" office:value="10124" table:style-name="ce221">
            <text:p>10,124</text:p>
          </table:table-cell>
          <table:table-cell office:value-type="float" office:value="36.900422802157749" table:style-name="ce223">
            <text:p>36.9</text:p>
          </table:table-cell>
          <table:table-cell office:value-type="float" office:value="11114" table:style-name="ce220">
            <text:p>11,114</text:p>
          </table:table-cell>
          <table:table-cell office:value-type="float" office:value="3159" table:style-name="ce220">
            <text:p>3,159</text:p>
          </table:table-cell>
          <table:table-cell office:value-type="float" office:value="28.423609861436027" table:style-name="ce246">
            <text:p>28.4</text:p>
          </table:table-cell>
          <table:table-cell office:value-type="float" office:value="38550" table:style-name="ce221">
            <text:p>38,550</text:p>
          </table:table-cell>
          <table:table-cell office:value-type="float" office:value="13283" table:style-name="ce222">
            <text:p>13,283</text:p>
          </table:table-cell>
          <table:table-cell office:value-type="float" office:value="34.456549935149155" table:style-name="ce223">
            <text:p>34.5</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10000024</text:p>
          </table:table-cell>
          <table:table-cell office:value-type="string" table:style-name="ce231">
            <text:p>Nottingham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59373" table:style-name="ce221">
            <text:p>59,373</text:p>
          </table:table-cell>
          <table:table-cell office:value-type="float" office:value="36914" table:style-name="ce221">
            <text:p>36,914</text:p>
          </table:table-cell>
          <table:table-cell office:value-type="float" office:value="62.173041618243985" table:style-name="ce223">
            <text:p>62.2</text:p>
          </table:table-cell>
          <table:table-cell office:value-type="float" office:value="24838" table:style-name="ce220">
            <text:p>24,838</text:p>
          </table:table-cell>
          <table:table-cell office:value-type="float" office:value="11997" table:style-name="ce220">
            <text:p>11,997</text:p>
          </table:table-cell>
          <table:table-cell office:value-type="float" office:value="48.300990417908046" table:style-name="ce246">
            <text:p>48.3</text:p>
          </table:table-cell>
          <table:table-cell office:value-type="float" office:value="84211" table:style-name="ce221">
            <text:p>84,211</text:p>
          </table:table-cell>
          <table:table-cell office:value-type="float" office:value="48911" table:style-name="ce222">
            <text:p>48,911</text:p>
          </table:table-cell>
          <table:table-cell office:value-type="float" office:value="58.081485791642415" table:style-name="ce223">
            <text:p>58.1</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08000028</text:p>
          </table:table-cell>
          <table:table-cell office:value-type="string" table:style-name="ce231">
            <text:p>Sandwell</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3906" table:style-name="ce221">
            <text:p>33,906</text:p>
          </table:table-cell>
          <table:table-cell office:value-type="float" office:value="12823" table:style-name="ce221">
            <text:p>12,823</text:p>
          </table:table-cell>
          <table:table-cell office:value-type="float" office:value="37.819265026838906" table:style-name="ce223">
            <text:p>37.8</text:p>
          </table:table-cell>
          <table:table-cell office:value-type="float" office:value="13082" table:style-name="ce220">
            <text:p>13,082</text:p>
          </table:table-cell>
          <table:table-cell office:value-type="float" office:value="3262" table:style-name="ce220">
            <text:p>3,262</text:p>
          </table:table-cell>
          <table:table-cell office:value-type="float" office:value="24.935025225500688" table:style-name="ce246">
            <text:p>24.9</text:p>
          </table:table-cell>
          <table:table-cell office:value-type="float" office:value="46988" table:style-name="ce221">
            <text:p>46,988</text:p>
          </table:table-cell>
          <table:table-cell office:value-type="float" office:value="16085" table:style-name="ce222">
            <text:p>16,085</text:p>
          </table:table-cell>
          <table:table-cell office:value-type="float" office:value="34.232144377287824" table:style-name="ce223">
            <text:p>34.2</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06000051</text:p>
          </table:table-cell>
          <table:table-cell office:value-type="string" table:style-name="ce231">
            <text:p>Shrop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2158" table:style-name="ce221">
            <text:p>22,158</text:p>
          </table:table-cell>
          <table:table-cell office:value-type="float" office:value="15789" table:style-name="ce221">
            <text:p>15,789</text:p>
          </table:table-cell>
          <table:table-cell office:value-type="float" office:value="71.256431085838074" table:style-name="ce223">
            <text:p>71.3</text:p>
          </table:table-cell>
          <table:table-cell office:value-type="float" office:value="10226" table:style-name="ce220">
            <text:p>10,226</text:p>
          </table:table-cell>
          <table:table-cell office:value-type="float" office:value="4677" table:style-name="ce220">
            <text:p>4,677</text:p>
          </table:table-cell>
          <table:table-cell office:value-type="float" office:value="45.736358302366511" table:style-name="ce246">
            <text:p>45.7</text:p>
          </table:table-cell>
          <table:table-cell office:value-type="float" office:value="32384" table:style-name="ce221">
            <text:p>32,384</text:p>
          </table:table-cell>
          <table:table-cell office:value-type="float" office:value="20466" table:style-name="ce222">
            <text:p>20,466</text:p>
          </table:table-cell>
          <table:table-cell office:value-type="float" office:value="63.197875494071141" table:style-name="ce223">
            <text:p>63.2</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08000029</text:p>
          </table:table-cell>
          <table:table-cell office:value-type="string" table:style-name="ce231">
            <text:p>Solihull</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0600" table:style-name="ce221">
            <text:p>20,600</text:p>
          </table:table-cell>
          <table:table-cell office:value-type="float" office:value="13716" table:style-name="ce221">
            <text:p>13,716</text:p>
          </table:table-cell>
          <table:table-cell office:value-type="float" office:value="66.582524271844662" table:style-name="ce223">
            <text:p>66.6</text:p>
          </table:table-cell>
          <table:table-cell office:value-type="float" office:value="10515" table:style-name="ce220">
            <text:p>10,515</text:p>
          </table:table-cell>
          <table:table-cell office:value-type="float" office:value="3891" table:style-name="ce220">
            <text:p>3,891</text:p>
          </table:table-cell>
          <table:table-cell office:value-type="float" office:value="37.004279600570612" table:style-name="ce246">
            <text:p>37.0</text:p>
          </table:table-cell>
          <table:table-cell office:value-type="float" office:value="31115" table:style-name="ce221">
            <text:p>31,115</text:p>
          </table:table-cell>
          <table:table-cell office:value-type="float" office:value="17607" table:style-name="ce222">
            <text:p>17,607</text:p>
          </table:table-cell>
          <table:table-cell office:value-type="float" office:value="56.586855214526757" table:style-name="ce223">
            <text:p>56.6</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10000028</text:p>
          </table:table-cell>
          <table:table-cell office:value-type="string" table:style-name="ce231">
            <text:p>Stafford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67452" table:style-name="ce221">
            <text:p>67,452</text:p>
          </table:table-cell>
          <table:table-cell office:value-type="float" office:value="38726" table:style-name="ce221">
            <text:p>38,726</text:p>
          </table:table-cell>
          <table:table-cell office:value-type="float" office:value="57.41267864555536" table:style-name="ce223">
            <text:p>57.4</text:p>
          </table:table-cell>
          <table:table-cell office:value-type="float" office:value="29299" table:style-name="ce220">
            <text:p>29,299</text:p>
          </table:table-cell>
          <table:table-cell office:value-type="float" office:value="12841" table:style-name="ce220">
            <text:p>12,841</text:p>
          </table:table-cell>
          <table:table-cell office:value-type="float" office:value="43.827434383426059" table:style-name="ce246">
            <text:p>43.8</text:p>
          </table:table-cell>
          <table:table-cell office:value-type="float" office:value="96751" table:style-name="ce221">
            <text:p>96,751</text:p>
          </table:table-cell>
          <table:table-cell office:value-type="float" office:value="51567" table:style-name="ce222">
            <text:p>51,567</text:p>
          </table:table-cell>
          <table:table-cell office:value-type="float" office:value="53.298673915515081" table:style-name="ce223">
            <text:p>53.3</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06000021</text:p>
          </table:table-cell>
          <table:table-cell office:value-type="string" table:style-name="ce231">
            <text:p>Stoke-On-Trent</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2701" table:style-name="ce221">
            <text:p>22,701</text:p>
          </table:table-cell>
          <table:table-cell office:value-type="float" office:value="9389" table:style-name="ce221">
            <text:p>9,389</text:p>
          </table:table-cell>
          <table:table-cell office:value-type="float" office:value="41.359411479670499" table:style-name="ce223">
            <text:p>41.4</text:p>
          </table:table-cell>
          <table:table-cell office:value-type="float" office:value="9163" table:style-name="ce220">
            <text:p>9,163</text:p>
          </table:table-cell>
          <table:table-cell office:value-type="float" office:value="2201" table:style-name="ce220">
            <text:p>2,201</text:p>
          </table:table-cell>
          <table:table-cell office:value-type="float" office:value="24.020517297828224" table:style-name="ce246">
            <text:p>24.0</text:p>
          </table:table-cell>
          <table:table-cell office:value-type="float" office:value="31864" table:style-name="ce221">
            <text:p>31,864</text:p>
          </table:table-cell>
          <table:table-cell office:value-type="float" office:value="11590" table:style-name="ce222">
            <text:p>11,590</text:p>
          </table:table-cell>
          <table:table-cell office:value-type="float" office:value="36.3733366808938" table:style-name="ce223">
            <text:p>36.4</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06000020</text:p>
          </table:table-cell>
          <table:table-cell office:value-type="string" table:style-name="ce231">
            <text:p>Telford and Wreki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7058" table:style-name="ce221">
            <text:p>17,058</text:p>
          </table:table-cell>
          <table:table-cell office:value-type="float" office:value="9793" table:style-name="ce221">
            <text:p>9,793</text:p>
          </table:table-cell>
          <table:table-cell office:value-type="float" office:value="57.410012897174347" table:style-name="ce223">
            <text:p>57.4</text:p>
          </table:table-cell>
          <table:table-cell office:value-type="float" office:value="7792" table:style-name="ce220">
            <text:p>7,792</text:p>
          </table:table-cell>
          <table:table-cell office:value-type="float" office:value="2776" table:style-name="ce220">
            <text:p>2,776</text:p>
          </table:table-cell>
          <table:table-cell office:value-type="float" office:value="35.626283367556468" table:style-name="ce246">
            <text:p>35.6</text:p>
          </table:table-cell>
          <table:table-cell office:value-type="float" office:value="24850" table:style-name="ce221">
            <text:p>24,850</text:p>
          </table:table-cell>
          <table:table-cell office:value-type="float" office:value="12569" table:style-name="ce222">
            <text:p>12,569</text:p>
          </table:table-cell>
          <table:table-cell office:value-type="float" office:value="50.579476861167002" table:style-name="ce223">
            <text:p>50.6</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08000030</text:p>
          </table:table-cell>
          <table:table-cell office:value-type="string" table:style-name="ce231">
            <text:p>Walsall</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7505" table:style-name="ce221">
            <text:p>27,505</text:p>
          </table:table-cell>
          <table:table-cell office:value-type="float" office:value="11673" table:style-name="ce221">
            <text:p>11,673</text:p>
          </table:table-cell>
          <table:table-cell office:value-type="float" office:value="42.439556444282857" table:style-name="ce223">
            <text:p>42.4</text:p>
          </table:table-cell>
          <table:table-cell office:value-type="float" office:value="11966" table:style-name="ce220">
            <text:p>11,966</text:p>
          </table:table-cell>
          <table:table-cell office:value-type="float" office:value="3910" table:style-name="ce220">
            <text:p>3,910</text:p>
          </table:table-cell>
          <table:table-cell office:value-type="float" office:value="32.675915092762828" table:style-name="ce246">
            <text:p>32.7</text:p>
          </table:table-cell>
          <table:table-cell office:value-type="float" office:value="39471" table:style-name="ce221">
            <text:p>39,471</text:p>
          </table:table-cell>
          <table:table-cell office:value-type="float" office:value="15583" table:style-name="ce222">
            <text:p>15,583</text:p>
          </table:table-cell>
          <table:table-cell office:value-type="float" office:value="39.479617947353752" table:style-name="ce223">
            <text:p>39.5</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10000031</text:p>
          </table:table-cell>
          <table:table-cell office:value-type="string" table:style-name="ce231">
            <text:p>Warwick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48319" table:style-name="ce221">
            <text:p>48,319</text:p>
          </table:table-cell>
          <table:table-cell office:value-type="float" office:value="29668" table:style-name="ce221">
            <text:p>29,668</text:p>
          </table:table-cell>
          <table:table-cell office:value-type="float" office:value="61.400277323620109" table:style-name="ce223">
            <text:p>61.4</text:p>
          </table:table-cell>
          <table:table-cell office:value-type="float" office:value="22671" table:style-name="ce220">
            <text:p>22,671</text:p>
          </table:table-cell>
          <table:table-cell office:value-type="float" office:value="10630" table:style-name="ce220">
            <text:p>10,630</text:p>
          </table:table-cell>
          <table:table-cell office:value-type="float" office:value="46.888094923029421" table:style-name="ce246">
            <text:p>46.9</text:p>
          </table:table-cell>
          <table:table-cell office:value-type="float" office:value="70990" table:style-name="ce221">
            <text:p>70,990</text:p>
          </table:table-cell>
          <table:table-cell office:value-type="float" office:value="40298" table:style-name="ce222">
            <text:p>40,298</text:p>
          </table:table-cell>
          <table:table-cell office:value-type="float" office:value="56.765741653754056" table:style-name="ce223">
            <text:p>56.8</text:p>
          </table:table-cell>
          <table:table-cell table:number-columns-repeated="16369" table:style-name="ce42"/>
        </table:table-row>
        <table:table-row table:style-name="ro9">
          <table:table-cell office:value-type="string" table:style-name="ce224">
            <text:p>Midlands</text:p>
          </table:table-cell>
          <table:table-cell office:value-type="string" table:style-name="ce232">
            <text:p>E06000062</text:p>
          </table:table-cell>
          <table:table-cell office:value-type="string" table:style-name="ce233">
            <text:p>West Northampton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6422" table:style-name="ce221">
            <text:p>36,422</text:p>
          </table:table-cell>
          <table:table-cell office:value-type="float" office:value="19168" table:style-name="ce221">
            <text:p>19,168</text:p>
          </table:table-cell>
          <table:table-cell office:value-type="float" office:value="52.627532809840204" table:style-name="ce223">
            <text:p>52.6</text:p>
          </table:table-cell>
          <table:table-cell office:value-type="float" office:value="15178" table:style-name="ce220">
            <text:p>15,178</text:p>
          </table:table-cell>
          <table:table-cell office:value-type="float" office:value="5622" table:style-name="ce220">
            <text:p>5,622</text:p>
          </table:table-cell>
          <table:table-cell office:value-type="float" office:value="37.040453287653179" table:style-name="ce246">
            <text:p>37.0</text:p>
          </table:table-cell>
          <table:table-cell office:value-type="float" office:value="51600" table:style-name="ce221">
            <text:p>51,600</text:p>
          </table:table-cell>
          <table:table-cell office:value-type="float" office:value="24790" table:style-name="ce222">
            <text:p>24,790</text:p>
          </table:table-cell>
          <table:table-cell office:value-type="float" office:value="48.042635658914726" table:style-name="ce223">
            <text:p>48.0</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08000031</text:p>
          </table:table-cell>
          <table:table-cell office:value-type="string" table:style-name="ce231">
            <text:p>Wolverhampto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5598" table:style-name="ce221">
            <text:p>25,598</text:p>
          </table:table-cell>
          <table:table-cell office:value-type="float" office:value="12359" table:style-name="ce221">
            <text:p>12,359</text:p>
          </table:table-cell>
          <table:table-cell office:value-type="float" office:value="48.281115712165011" table:style-name="ce223">
            <text:p>48.3</text:p>
          </table:table-cell>
          <table:table-cell office:value-type="float" office:value="11266" table:style-name="ce220">
            <text:p>11,266</text:p>
          </table:table-cell>
          <table:table-cell office:value-type="float" office:value="4279" table:style-name="ce220">
            <text:p>4,279</text:p>
          </table:table-cell>
          <table:table-cell office:value-type="float" office:value="37.981537369075092" table:style-name="ce246">
            <text:p>38.0</text:p>
          </table:table-cell>
          <table:table-cell office:value-type="float" office:value="36864" table:style-name="ce221">
            <text:p>36,864</text:p>
          </table:table-cell>
          <table:table-cell office:value-type="float" office:value="16638" table:style-name="ce222">
            <text:p>16,638</text:p>
          </table:table-cell>
          <table:table-cell office:value-type="float" office:value="45.133463541666671" table:style-name="ce223">
            <text:p>45.1</text:p>
          </table:table-cell>
          <table:table-cell table:number-columns-repeated="16369" table:style-name="ce42"/>
        </table:table-row>
        <table:table-row table:style-name="ro9">
          <table:table-cell office:value-type="string" table:style-name="ce224">
            <text:p>Midlands</text:p>
          </table:table-cell>
          <table:table-cell office:value-type="string" table:style-name="ce230">
            <text:p>E10000034</text:p>
          </table:table-cell>
          <table:table-cell office:value-type="string" table:style-name="ce231">
            <text:p>Worcester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45963" table:style-name="ce221">
            <text:p>45,963</text:p>
          </table:table-cell>
          <table:table-cell office:value-type="float" office:value="30565" table:style-name="ce221">
            <text:p>30,565</text:p>
          </table:table-cell>
          <table:table-cell office:value-type="float" office:value="66.499140613101844" table:style-name="ce223">
            <text:p>66.5</text:p>
          </table:table-cell>
          <table:table-cell office:value-type="float" office:value="18841" table:style-name="ce220">
            <text:p>18,841</text:p>
          </table:table-cell>
          <table:table-cell office:value-type="float" office:value="12026" table:style-name="ce220">
            <text:p>12,026</text:p>
          </table:table-cell>
          <table:table-cell office:value-type="float" office:value="63.828883817207149" table:style-name="ce246">
            <text:p>63.8</text:p>
          </table:table-cell>
          <table:table-cell office:value-type="float" office:value="64804" table:style-name="ce221">
            <text:p>64,804</text:p>
          </table:table-cell>
          <table:table-cell office:value-type="float" office:value="42591" table:style-name="ce222">
            <text:p>42,591</text:p>
          </table:table-cell>
          <table:table-cell office:value-type="float" office:value="65.722794889204366" table:style-name="ce223">
            <text:p>65.7</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8000016</text:p>
          </table:table-cell>
          <table:table-cell office:value-type="string" table:style-name="ce231">
            <text:p>Barnsley</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0128" table:style-name="ce221">
            <text:p>20,128</text:p>
          </table:table-cell>
          <table:table-cell office:value-type="float" office:value="13654" table:style-name="ce221">
            <text:p>13,654</text:p>
          </table:table-cell>
          <table:table-cell office:value-type="float" office:value="67.8358505564388" table:style-name="ce223">
            <text:p>67.8</text:p>
          </table:table-cell>
          <table:table-cell office:value-type="float" office:value="8366" table:style-name="ce220">
            <text:p>8,366</text:p>
          </table:table-cell>
          <table:table-cell office:value-type="float" office:value="4118" table:style-name="ce220">
            <text:p>4,118</text:p>
          </table:table-cell>
          <table:table-cell office:value-type="float" office:value="49.223045661008847" table:style-name="ce246">
            <text:p>49.2</text:p>
          </table:table-cell>
          <table:table-cell office:value-type="float" office:value="28494" table:style-name="ce221">
            <text:p>28,494</text:p>
          </table:table-cell>
          <table:table-cell office:value-type="float" office:value="17772" table:style-name="ce222">
            <text:p>17,772</text:p>
          </table:table-cell>
          <table:table-cell office:value-type="float" office:value="62.371025479048228" table:style-name="ce223">
            <text:p>62.4</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8000032</text:p>
          </table:table-cell>
          <table:table-cell office:value-type="string" table:style-name="ce231">
            <text:p>Bradford</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56846" table:style-name="ce221">
            <text:p>56,846</text:p>
          </table:table-cell>
          <table:table-cell office:value-type="float" office:value="17180" table:style-name="ce221">
            <text:p>17,180</text:p>
          </table:table-cell>
          <table:table-cell office:value-type="float" office:value="30.222003307180806" table:style-name="ce223">
            <text:p>30.2</text:p>
          </table:table-cell>
          <table:table-cell office:value-type="float" office:value="23490" table:style-name="ce220">
            <text:p>23,490</text:p>
          </table:table-cell>
          <table:table-cell office:value-type="float" office:value="4820" table:style-name="ce220">
            <text:p>4,820</text:p>
          </table:table-cell>
          <table:table-cell office:value-type="float" office:value="20.519369944657299" table:style-name="ce246">
            <text:p>20.5</text:p>
          </table:table-cell>
          <table:table-cell office:value-type="float" office:value="80336" table:style-name="ce221">
            <text:p>80,336</text:p>
          </table:table-cell>
          <table:table-cell office:value-type="float" office:value="22000" table:style-name="ce222">
            <text:p>22,000</text:p>
          </table:table-cell>
          <table:table-cell office:value-type="float" office:value="27.384983071101377" table:style-name="ce223">
            <text:p>27.4</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8000033</text:p>
          </table:table-cell>
          <table:table-cell office:value-type="string" table:style-name="ce231">
            <text:p>Calderdal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8706" table:style-name="ce221">
            <text:p>18,706</text:p>
          </table:table-cell>
          <table:table-cell office:value-type="float" office:value="10446" table:style-name="ce221">
            <text:p>10,446</text:p>
          </table:table-cell>
          <table:table-cell office:value-type="float" office:value="55.843045012295519" table:style-name="ce223">
            <text:p>55.8</text:p>
          </table:table-cell>
          <table:table-cell office:value-type="float" office:value="9303" table:style-name="ce220">
            <text:p>9,303</text:p>
          </table:table-cell>
          <table:table-cell office:value-type="float" office:value="4183" table:style-name="ce220">
            <text:p>4,183</text:p>
          </table:table-cell>
          <table:table-cell office:value-type="float" office:value="44.963990110716971" table:style-name="ce246">
            <text:p>45.0</text:p>
          </table:table-cell>
          <table:table-cell office:value-type="float" office:value="28009" table:style-name="ce221">
            <text:p>28,009</text:p>
          </table:table-cell>
          <table:table-cell office:value-type="float" office:value="14629" table:style-name="ce222">
            <text:p>14,629</text:p>
          </table:table-cell>
          <table:table-cell office:value-type="float" office:value="52.229640472705199" table:style-name="ce223">
            <text:p>52.2</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6000047</text:p>
          </table:table-cell>
          <table:table-cell office:value-type="string" table:style-name="ce231">
            <text:p>County Durham</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8848" table:style-name="ce221">
            <text:p>38,848</text:p>
          </table:table-cell>
          <table:table-cell office:value-type="float" office:value="21926" table:style-name="ce221">
            <text:p>21,926</text:p>
          </table:table-cell>
          <table:table-cell office:value-type="float" office:value="56.440485996705107" table:style-name="ce223">
            <text:p>56.4</text:p>
          </table:table-cell>
          <table:table-cell office:value-type="float" office:value="17904" table:style-name="ce220">
            <text:p>17,904</text:p>
          </table:table-cell>
          <table:table-cell office:value-type="float" office:value="8062" table:style-name="ce220">
            <text:p>8,062</text:p>
          </table:table-cell>
          <table:table-cell office:value-type="float" office:value="45.029043789097408" table:style-name="ce246">
            <text:p>45.0</text:p>
          </table:table-cell>
          <table:table-cell office:value-type="float" office:value="56752" table:style-name="ce221">
            <text:p>56,752</text:p>
          </table:table-cell>
          <table:table-cell office:value-type="float" office:value="29988" table:style-name="ce222">
            <text:p>29,988</text:p>
          </table:table-cell>
          <table:table-cell office:value-type="float" office:value="52.84042853115308" table:style-name="ce223">
            <text:p>52.8</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10000006</text:p>
          </table:table-cell>
          <table:table-cell office:value-type="string" table:style-name="ce231">
            <text:p>Cumbria</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8727" table:style-name="ce221">
            <text:p>38,727</text:p>
          </table:table-cell>
          <table:table-cell office:value-type="float" office:value="29134" table:style-name="ce221">
            <text:p>29,134</text:p>
          </table:table-cell>
          <table:table-cell office:value-type="float" office:value="75.229168280527787" table:style-name="ce223">
            <text:p>75.2</text:p>
          </table:table-cell>
          <table:table-cell office:value-type="float" office:value="17289" table:style-name="ce220">
            <text:p>17,289</text:p>
          </table:table-cell>
          <table:table-cell office:value-type="float" office:value="8830" table:style-name="ce220">
            <text:p>8,830</text:p>
          </table:table-cell>
          <table:table-cell office:value-type="float" office:value="51.072936549250969" table:style-name="ce246">
            <text:p>51.1</text:p>
          </table:table-cell>
          <table:table-cell office:value-type="float" office:value="56016" table:style-name="ce221">
            <text:p>56,016</text:p>
          </table:table-cell>
          <table:table-cell office:value-type="float" office:value="37964" table:style-name="ce222">
            <text:p>37,964</text:p>
          </table:table-cell>
          <table:table-cell office:value-type="float" office:value="67.773493287632107" table:style-name="ce223">
            <text:p>67.8</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6000005</text:p>
          </table:table-cell>
          <table:table-cell office:value-type="string" table:style-name="ce231">
            <text:p>Darlingto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8809" table:style-name="ce221">
            <text:p>8,809</text:p>
          </table:table-cell>
          <table:table-cell office:value-type="float" office:value="4774" table:style-name="ce221">
            <text:p>4,774</text:p>
          </table:table-cell>
          <table:table-cell office:value-type="float" office:value="54.194573731411054" table:style-name="ce223">
            <text:p>54.2</text:p>
          </table:table-cell>
          <table:table-cell office:value-type="float" office:value="3960" table:style-name="ce220">
            <text:p>3,960</text:p>
          </table:table-cell>
          <table:table-cell office:value-type="float" office:value="1697" table:style-name="ce220">
            <text:p>1,697</text:p>
          </table:table-cell>
          <table:table-cell office:value-type="float" office:value="42.853535353535356" table:style-name="ce246">
            <text:p>42.9</text:p>
          </table:table-cell>
          <table:table-cell office:value-type="float" office:value="12769" table:style-name="ce221">
            <text:p>12,769</text:p>
          </table:table-cell>
          <table:table-cell office:value-type="float" office:value="6471" table:style-name="ce222">
            <text:p>6,471</text:p>
          </table:table-cell>
          <table:table-cell office:value-type="float" office:value="50.677421881118335" table:style-name="ce223">
            <text:p>50.7</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8000017</text:p>
          </table:table-cell>
          <table:table-cell office:value-type="string" table:style-name="ce231">
            <text:p>Doncaster</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6034" table:style-name="ce221">
            <text:p>26,034</text:p>
          </table:table-cell>
          <table:table-cell office:value-type="float" office:value="16933" table:style-name="ce221">
            <text:p>16,933</text:p>
          </table:table-cell>
          <table:table-cell office:value-type="float" office:value="65.041868326035186" table:style-name="ce223">
            <text:p>65.0</text:p>
          </table:table-cell>
          <table:table-cell office:value-type="float" office:value="11179" table:style-name="ce220">
            <text:p>11,179</text:p>
          </table:table-cell>
          <table:table-cell office:value-type="float" office:value="4026" table:style-name="ce220">
            <text:p>4,026</text:p>
          </table:table-cell>
          <table:table-cell office:value-type="float" office:value="36.013954736559626" table:style-name="ce246">
            <text:p>36.0</text:p>
          </table:table-cell>
          <table:table-cell office:value-type="float" office:value="37213" table:style-name="ce221">
            <text:p>37,213</text:p>
          </table:table-cell>
          <table:table-cell office:value-type="float" office:value="20959" table:style-name="ce222">
            <text:p>20,959</text:p>
          </table:table-cell>
          <table:table-cell office:value-type="float" office:value="56.321715529519253" table:style-name="ce223">
            <text:p>56.3</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6000011</text:p>
          </table:table-cell>
          <table:table-cell office:value-type="string" table:style-name="ce231">
            <text:p>East Riding Of York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5116" table:style-name="ce221">
            <text:p>25,116</text:p>
          </table:table-cell>
          <table:table-cell office:value-type="float" office:value="16938" table:style-name="ce221">
            <text:p>16,938</text:p>
          </table:table-cell>
          <table:table-cell office:value-type="float" office:value="67.439082656473957" table:style-name="ce223">
            <text:p>67.4</text:p>
          </table:table-cell>
          <table:table-cell office:value-type="float" office:value="11103" table:style-name="ce220">
            <text:p>11,103</text:p>
          </table:table-cell>
          <table:table-cell office:value-type="float" office:value="4921" table:style-name="ce220">
            <text:p>4,921</text:p>
          </table:table-cell>
          <table:table-cell office:value-type="float" office:value="44.321354588849857" table:style-name="ce246">
            <text:p>44.3</text:p>
          </table:table-cell>
          <table:table-cell office:value-type="float" office:value="36219" table:style-name="ce221">
            <text:p>36,219</text:p>
          </table:table-cell>
          <table:table-cell office:value-type="float" office:value="21859" table:style-name="ce222">
            <text:p>21,859</text:p>
          </table:table-cell>
          <table:table-cell office:value-type="float" office:value="60.352301278334572" table:style-name="ce223">
            <text:p>60.4</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8000020</text:p>
          </table:table-cell>
          <table:table-cell office:value-type="string" table:style-name="ce231">
            <text:p>Gateshead</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5164" table:style-name="ce221">
            <text:p>15,164</text:p>
          </table:table-cell>
          <table:table-cell office:value-type="float" office:value="10653" table:style-name="ce221">
            <text:p>10,653</text:p>
          </table:table-cell>
          <table:table-cell office:value-type="float" office:value="70.251912424162484" table:style-name="ce223">
            <text:p>70.3</text:p>
          </table:table-cell>
          <table:table-cell office:value-type="float" office:value="7006" table:style-name="ce220">
            <text:p>7,006</text:p>
          </table:table-cell>
          <table:table-cell office:value-type="float" office:value="3860" table:style-name="ce220">
            <text:p>3,860</text:p>
          </table:table-cell>
          <table:table-cell office:value-type="float" office:value="55.09563231515844" table:style-name="ce246">
            <text:p>55.1</text:p>
          </table:table-cell>
          <table:table-cell office:value-type="float" office:value="22170" table:style-name="ce221">
            <text:p>22,170</text:p>
          </table:table-cell>
          <table:table-cell office:value-type="float" office:value="14513" table:style-name="ce222">
            <text:p>14,513</text:p>
          </table:table-cell>
          <table:table-cell office:value-type="float" office:value="65.462336490753273" table:style-name="ce223">
            <text:p>65.5</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6000001</text:p>
          </table:table-cell>
          <table:table-cell office:value-type="string" table:style-name="ce231">
            <text:p>Hartlepool</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7688" table:style-name="ce221">
            <text:p>7,688</text:p>
          </table:table-cell>
          <table:table-cell office:value-type="float" office:value="3512" table:style-name="ce221">
            <text:p>3,512</text:p>
          </table:table-cell>
          <table:table-cell office:value-type="float" office:value="45.681581685744014" table:style-name="ce223">
            <text:p>45.7</text:p>
          </table:table-cell>
          <table:table-cell office:value-type="float" office:value="3503" table:style-name="ce220">
            <text:p>3,503</text:p>
          </table:table-cell>
          <table:table-cell office:value-type="float" office:value="1312" table:style-name="ce220">
            <text:p>1,312</text:p>
          </table:table-cell>
          <table:table-cell office:value-type="float" office:value="37.453611190408218" table:style-name="ce246">
            <text:p>37.5</text:p>
          </table:table-cell>
          <table:table-cell office:value-type="float" office:value="11191" table:style-name="ce221">
            <text:p>11,191</text:p>
          </table:table-cell>
          <table:table-cell office:value-type="float" office:value="4824" table:style-name="ce222">
            <text:p>4,824</text:p>
          </table:table-cell>
          <table:table-cell office:value-type="float" office:value="43.106067375569658" table:style-name="ce223">
            <text:p>43.1</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6000010</text:p>
          </table:table-cell>
          <table:table-cell office:value-type="string" table:style-name="ce231">
            <text:p>Kingston Upon Hull, City Of</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3864" table:style-name="ce221">
            <text:p>23,864</text:p>
          </table:table-cell>
          <table:table-cell office:value-type="float" office:value="13457" table:style-name="ce221">
            <text:p>13,457</text:p>
          </table:table-cell>
          <table:table-cell office:value-type="float" office:value="56.39037881327522" table:style-name="ce223">
            <text:p>56.4</text:p>
          </table:table-cell>
          <table:table-cell office:value-type="float" office:value="10301" table:style-name="ce220">
            <text:p>10,301</text:p>
          </table:table-cell>
          <table:table-cell office:value-type="float" office:value="2899" table:style-name="ce220">
            <text:p>2,899</text:p>
          </table:table-cell>
          <table:table-cell office:value-type="float" office:value="28.142898747694399" table:style-name="ce246">
            <text:p>28.1</text:p>
          </table:table-cell>
          <table:table-cell office:value-type="float" office:value="34165" table:style-name="ce221">
            <text:p>34,165</text:p>
          </table:table-cell>
          <table:table-cell office:value-type="float" office:value="16356" table:style-name="ce222">
            <text:p>16,356</text:p>
          </table:table-cell>
          <table:table-cell office:value-type="float" office:value="47.873554807551585" table:style-name="ce223">
            <text:p>47.9</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8000034</text:p>
          </table:table-cell>
          <table:table-cell office:value-type="string" table:style-name="ce231">
            <text:p>Kirklees</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8468" table:style-name="ce221">
            <text:p>38,468</text:p>
          </table:table-cell>
          <table:table-cell office:value-type="float" office:value="17508" table:style-name="ce221">
            <text:p>17,508</text:p>
          </table:table-cell>
          <table:table-cell office:value-type="float" office:value="45.513153790163251" table:style-name="ce223">
            <text:p>45.5</text:p>
          </table:table-cell>
          <table:table-cell office:value-type="float" office:value="17172" table:style-name="ce220">
            <text:p>17,172</text:p>
          </table:table-cell>
          <table:table-cell office:value-type="float" office:value="6215" table:style-name="ce220">
            <text:p>6,215</text:p>
          </table:table-cell>
          <table:table-cell office:value-type="float" office:value="36.192639180060567" table:style-name="ce246">
            <text:p>36.2</text:p>
          </table:table-cell>
          <table:table-cell office:value-type="float" office:value="55640" table:style-name="ce221">
            <text:p>55,640</text:p>
          </table:table-cell>
          <table:table-cell office:value-type="float" office:value="23723" table:style-name="ce222">
            <text:p>23,723</text:p>
          </table:table-cell>
          <table:table-cell office:value-type="float" office:value="42.636592379583035" table:style-name="ce223">
            <text:p>42.6</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8000035</text:p>
          </table:table-cell>
          <table:table-cell office:value-type="string" table:style-name="ce231">
            <text:p>Leeds</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72804" table:style-name="ce221">
            <text:p>72,804</text:p>
          </table:table-cell>
          <table:table-cell office:value-type="float" office:value="38514" table:style-name="ce221">
            <text:p>38,514</text:p>
          </table:table-cell>
          <table:table-cell office:value-type="float" office:value="52.900939508818198" table:style-name="ce223">
            <text:p>52.9</text:p>
          </table:table-cell>
          <table:table-cell office:value-type="float" office:value="31323" table:style-name="ce220">
            <text:p>31,323</text:p>
          </table:table-cell>
          <table:table-cell office:value-type="float" office:value="10859" table:style-name="ce220">
            <text:p>10,859</text:p>
          </table:table-cell>
          <table:table-cell office:value-type="float" office:value="34.667815981866362" table:style-name="ce246">
            <text:p>34.7</text:p>
          </table:table-cell>
          <table:table-cell office:value-type="float" office:value="104127" table:style-name="ce221">
            <text:p>104,127</text:p>
          </table:table-cell>
          <table:table-cell office:value-type="float" office:value="49373" table:style-name="ce222">
            <text:p>49,373</text:p>
          </table:table-cell>
          <table:table-cell office:value-type="float" office:value="47.416136064613404" table:style-name="ce223">
            <text:p>47.4</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6000002</text:p>
          </table:table-cell>
          <table:table-cell office:value-type="string" table:style-name="ce231">
            <text:p>Middlesbrough</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3899" table:style-name="ce221">
            <text:p>13,899</text:p>
          </table:table-cell>
          <table:table-cell office:value-type="float" office:value="6342" table:style-name="ce221">
            <text:p>6,342</text:p>
          </table:table-cell>
          <table:table-cell office:value-type="float" office:value="45.629181955536367" table:style-name="ce223">
            <text:p>45.6</text:p>
          </table:table-cell>
          <table:table-cell office:value-type="float" office:value="5582" table:style-name="ce220">
            <text:p>5,582</text:p>
          </table:table-cell>
          <table:table-cell office:value-type="float" office:value="1256" table:style-name="ce220">
            <text:p>1,256</text:p>
          </table:table-cell>
          <table:table-cell office:value-type="float" office:value="22.500895736295234" table:style-name="ce246">
            <text:p>22.5</text:p>
          </table:table-cell>
          <table:table-cell office:value-type="float" office:value="19481" table:style-name="ce221">
            <text:p>19,481</text:p>
          </table:table-cell>
          <table:table-cell office:value-type="float" office:value="7598" table:style-name="ce222">
            <text:p>7,598</text:p>
          </table:table-cell>
          <table:table-cell office:value-type="float" office:value="39.002104614752838" table:style-name="ce223">
            <text:p>39.0</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8000021</text:p>
          </table:table-cell>
          <table:table-cell office:value-type="string" table:style-name="ce231">
            <text:p>Newcastle Upon Tyn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3744" table:style-name="ce221">
            <text:p>23,744</text:p>
          </table:table-cell>
          <table:table-cell office:value-type="float" office:value="13049" table:style-name="ce221">
            <text:p>13,049</text:p>
          </table:table-cell>
          <table:table-cell office:value-type="float" office:value="54.957041778975743" table:style-name="ce223">
            <text:p>55.0</text:p>
          </table:table-cell>
          <table:table-cell office:value-type="float" office:value="10443" table:style-name="ce220">
            <text:p>10,443</text:p>
          </table:table-cell>
          <table:table-cell office:value-type="float" office:value="3791" table:style-name="ce220">
            <text:p>3,791</text:p>
          </table:table-cell>
          <table:table-cell office:value-type="float" office:value="36.301828976347792" table:style-name="ce246">
            <text:p>36.3</text:p>
          </table:table-cell>
          <table:table-cell office:value-type="float" office:value="34187" table:style-name="ce221">
            <text:p>34,187</text:p>
          </table:table-cell>
          <table:table-cell office:value-type="float" office:value="16840" table:style-name="ce222">
            <text:p>16,840</text:p>
          </table:table-cell>
          <table:table-cell office:value-type="float" office:value="49.258490069324594" table:style-name="ce223">
            <text:p>49.3</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6000012</text:p>
          </table:table-cell>
          <table:table-cell office:value-type="string" table:style-name="ce231">
            <text:p>North East Lincoln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3878" table:style-name="ce221">
            <text:p>13,878</text:p>
          </table:table-cell>
          <table:table-cell office:value-type="float" office:value="8739" table:style-name="ce221">
            <text:p>8,739</text:p>
          </table:table-cell>
          <table:table-cell office:value-type="float" office:value="62.970168612191955" table:style-name="ce223">
            <text:p>63.0</text:p>
          </table:table-cell>
          <table:table-cell office:value-type="float" office:value="6036" table:style-name="ce220">
            <text:p>6,036</text:p>
          </table:table-cell>
          <table:table-cell office:value-type="float" office:value="1897" table:style-name="ce220">
            <text:p>1,897</text:p>
          </table:table-cell>
          <table:table-cell office:value-type="float" office:value="31.428098078197479" table:style-name="ce246">
            <text:p>31.4</text:p>
          </table:table-cell>
          <table:table-cell office:value-type="float" office:value="19914" table:style-name="ce221">
            <text:p>19,914</text:p>
          </table:table-cell>
          <table:table-cell office:value-type="float" office:value="10636" table:style-name="ce222">
            <text:p>10,636</text:p>
          </table:table-cell>
          <table:table-cell office:value-type="float" office:value="53.409661544641963" table:style-name="ce223">
            <text:p>53.4</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6000013</text:p>
          </table:table-cell>
          <table:table-cell office:value-type="string" table:style-name="ce231">
            <text:p>North Lincoln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3513" table:style-name="ce221">
            <text:p>13,513</text:p>
          </table:table-cell>
          <table:table-cell office:value-type="float" office:value="9225" table:style-name="ce221">
            <text:p>9,225</text:p>
          </table:table-cell>
          <table:table-cell office:value-type="float" office:value="68.267594168578398" table:style-name="ce223">
            <text:p>68.3</text:p>
          </table:table-cell>
          <table:table-cell office:value-type="float" office:value="6378" table:style-name="ce220">
            <text:p>6,378</text:p>
          </table:table-cell>
          <table:table-cell office:value-type="float" office:value="2302" table:style-name="ce220">
            <text:p>2,302</text:p>
          </table:table-cell>
          <table:table-cell office:value-type="float" office:value="36.092819065537782" table:style-name="ce246">
            <text:p>36.1</text:p>
          </table:table-cell>
          <table:table-cell office:value-type="float" office:value="19891" table:style-name="ce221">
            <text:p>19,891</text:p>
          </table:table-cell>
          <table:table-cell office:value-type="float" office:value="11527" table:style-name="ce222">
            <text:p>11,527</text:p>
          </table:table-cell>
          <table:table-cell office:value-type="float" office:value="57.950832034588508" table:style-name="ce223">
            <text:p>58.0</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8000022</text:p>
          </table:table-cell>
          <table:table-cell office:value-type="string" table:style-name="ce231">
            <text:p>North Tynesid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6355" table:style-name="ce221">
            <text:p>16,355</text:p>
          </table:table-cell>
          <table:table-cell office:value-type="float" office:value="10628" table:style-name="ce221">
            <text:p>10,628</text:p>
          </table:table-cell>
          <table:table-cell office:value-type="float" office:value="64.983185570162021" table:style-name="ce223">
            <text:p>65.0</text:p>
          </table:table-cell>
          <table:table-cell office:value-type="float" office:value="7052" table:style-name="ce220">
            <text:p>7,052</text:p>
          </table:table-cell>
          <table:table-cell office:value-type="float" office:value="3760" table:style-name="ce220">
            <text:p>3,760</text:p>
          </table:table-cell>
          <table:table-cell office:value-type="float" office:value="53.318207600680658" table:style-name="ce246">
            <text:p>53.3</text:p>
          </table:table-cell>
          <table:table-cell office:value-type="float" office:value="23407" table:style-name="ce221">
            <text:p>23,407</text:p>
          </table:table-cell>
          <table:table-cell office:value-type="float" office:value="14388" table:style-name="ce222">
            <text:p>14,388</text:p>
          </table:table-cell>
          <table:table-cell office:value-type="float" office:value="61.468791387191871" table:style-name="ce223">
            <text:p>61.5</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10000023</text:p>
          </table:table-cell>
          <table:table-cell office:value-type="string" table:style-name="ce231">
            <text:p>North York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44039" table:style-name="ce221">
            <text:p>44,039</text:p>
          </table:table-cell>
          <table:table-cell office:value-type="float" office:value="29006" table:style-name="ce221">
            <text:p>29,006</text:p>
          </table:table-cell>
          <table:table-cell office:value-type="float" office:value="65.864347510161451" table:style-name="ce223">
            <text:p>65.9</text:p>
          </table:table-cell>
          <table:table-cell office:value-type="float" office:value="21696" table:style-name="ce220">
            <text:p>21,696</text:p>
          </table:table-cell>
          <table:table-cell office:value-type="float" office:value="12191" table:style-name="ce220">
            <text:p>12,191</text:p>
          </table:table-cell>
          <table:table-cell office:value-type="float" office:value="56.190081120943958" table:style-name="ce246">
            <text:p>56.2</text:p>
          </table:table-cell>
          <table:table-cell office:value-type="float" office:value="65735" table:style-name="ce221">
            <text:p>65,735</text:p>
          </table:table-cell>
          <table:table-cell office:value-type="float" office:value="41197" table:style-name="ce222">
            <text:p>41,197</text:p>
          </table:table-cell>
          <table:table-cell office:value-type="float" office:value="62.671331862782388" table:style-name="ce223">
            <text:p>62.7</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6000048</text:p>
          </table:table-cell>
          <table:table-cell office:value-type="string" table:style-name="ce231">
            <text:p>Northumberland</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3446" table:style-name="ce221">
            <text:p>23,446</text:p>
          </table:table-cell>
          <table:table-cell office:value-type="float" office:value="14917" table:style-name="ce221">
            <text:p>14,917</text:p>
          </table:table-cell>
          <table:table-cell office:value-type="float" office:value="63.62279280047769" table:style-name="ce223">
            <text:p>63.6</text:p>
          </table:table-cell>
          <table:table-cell office:value-type="float" office:value="10380" table:style-name="ce220">
            <text:p>10,380</text:p>
          </table:table-cell>
          <table:table-cell office:value-type="float" office:value="5370" table:style-name="ce220">
            <text:p>5,370</text:p>
          </table:table-cell>
          <table:table-cell office:value-type="float" office:value="51.734104046242777" table:style-name="ce246">
            <text:p>51.7</text:p>
          </table:table-cell>
          <table:table-cell office:value-type="float" office:value="33826" table:style-name="ce221">
            <text:p>33,826</text:p>
          </table:table-cell>
          <table:table-cell office:value-type="float" office:value="20287" table:style-name="ce222">
            <text:p>20,287</text:p>
          </table:table-cell>
          <table:table-cell office:value-type="float" office:value="59.974575770117667" table:style-name="ce223">
            <text:p>60.0</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6000003</text:p>
          </table:table-cell>
          <table:table-cell office:value-type="string" table:style-name="ce231">
            <text:p>Redcar and Cleveland</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0925" table:style-name="ce221">
            <text:p>10,925</text:p>
          </table:table-cell>
          <table:table-cell office:value-type="float" office:value="5138" table:style-name="ce221">
            <text:p>5,138</text:p>
          </table:table-cell>
          <table:table-cell office:value-type="float" office:value="47.029748283752859" table:style-name="ce223">
            <text:p>47.0</text:p>
          </table:table-cell>
          <table:table-cell office:value-type="float" office:value="5107" table:style-name="ce220">
            <text:p>5,107</text:p>
          </table:table-cell>
          <table:table-cell office:value-type="float" office:value="1810" table:style-name="ce220">
            <text:p>1,810</text:p>
          </table:table-cell>
          <table:table-cell office:value-type="float" office:value="35.441550812610146" table:style-name="ce246">
            <text:p>35.4</text:p>
          </table:table-cell>
          <table:table-cell office:value-type="float" office:value="16032" table:style-name="ce221">
            <text:p>16,032</text:p>
          </table:table-cell>
          <table:table-cell office:value-type="float" office:value="6948" table:style-name="ce222">
            <text:p>6,948</text:p>
          </table:table-cell>
          <table:table-cell office:value-type="float" office:value="43.338323353293411" table:style-name="ce223">
            <text:p>43.3</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8000018</text:p>
          </table:table-cell>
          <table:table-cell office:value-type="string" table:style-name="ce231">
            <text:p>Rotherham</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3038" table:style-name="ce221">
            <text:p>23,038</text:p>
          </table:table-cell>
          <table:table-cell office:value-type="float" office:value="13936" table:style-name="ce221">
            <text:p>13,936</text:p>
          </table:table-cell>
          <table:table-cell office:value-type="float" office:value="60.491362097404291" table:style-name="ce223">
            <text:p>60.5</text:p>
          </table:table-cell>
          <table:table-cell office:value-type="float" office:value="10729" table:style-name="ce220">
            <text:p>10,729</text:p>
          </table:table-cell>
          <table:table-cell office:value-type="float" office:value="3761" table:style-name="ce220">
            <text:p>3,761</text:p>
          </table:table-cell>
          <table:table-cell office:value-type="float" office:value="35.0545251188368" table:style-name="ce246">
            <text:p>35.1</text:p>
          </table:table-cell>
          <table:table-cell office:value-type="float" office:value="33767" table:style-name="ce221">
            <text:p>33,767</text:p>
          </table:table-cell>
          <table:table-cell office:value-type="float" office:value="17697" table:style-name="ce222">
            <text:p>17,697</text:p>
          </table:table-cell>
          <table:table-cell office:value-type="float" office:value="52.409156869132588" table:style-name="ce223">
            <text:p>52.4</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8000019</text:p>
          </table:table-cell>
          <table:table-cell office:value-type="string" table:style-name="ce231">
            <text:p>Sheffield</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45745" table:style-name="ce221">
            <text:p>45,745</text:p>
          </table:table-cell>
          <table:table-cell office:value-type="float" office:value="24546" table:style-name="ce221">
            <text:p>24,546</text:p>
          </table:table-cell>
          <table:table-cell office:value-type="float" office:value="53.658323314023392" table:style-name="ce223">
            <text:p>53.7</text:p>
          </table:table-cell>
          <table:table-cell office:value-type="float" office:value="17864" table:style-name="ce220">
            <text:p>17,864</text:p>
          </table:table-cell>
          <table:table-cell office:value-type="float" office:value="6285" table:style-name="ce220">
            <text:p>6,285</text:p>
          </table:table-cell>
          <table:table-cell office:value-type="float" office:value="35.182489923869234" table:style-name="ce246">
            <text:p>35.2</text:p>
          </table:table-cell>
          <table:table-cell office:value-type="float" office:value="63609" table:style-name="ce221">
            <text:p>63,609</text:p>
          </table:table-cell>
          <table:table-cell office:value-type="float" office:value="30831" table:style-name="ce222">
            <text:p>30,831</text:p>
          </table:table-cell>
          <table:table-cell office:value-type="float" office:value="48.469556194878081" table:style-name="ce223">
            <text:p>48.5</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8000023</text:p>
          </table:table-cell>
          <table:table-cell office:value-type="string" table:style-name="ce231">
            <text:p>South Tynesid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1760" table:style-name="ce221">
            <text:p>11,760</text:p>
          </table:table-cell>
          <table:table-cell office:value-type="float" office:value="7283" table:style-name="ce221">
            <text:p>7,283</text:p>
          </table:table-cell>
          <table:table-cell office:value-type="float" office:value="61.930272108843539" table:style-name="ce223">
            <text:p>61.9</text:p>
          </table:table-cell>
          <table:table-cell office:value-type="float" office:value="5423" table:style-name="ce220">
            <text:p>5,423</text:p>
          </table:table-cell>
          <table:table-cell office:value-type="float" office:value="2766" table:style-name="ce220">
            <text:p>2,766</text:p>
          </table:table-cell>
          <table:table-cell office:value-type="float" office:value="51.004978794025448" table:style-name="ce246">
            <text:p>51.0</text:p>
          </table:table-cell>
          <table:table-cell office:value-type="float" office:value="17183" table:style-name="ce221">
            <text:p>17,183</text:p>
          </table:table-cell>
          <table:table-cell office:value-type="float" office:value="10049" table:style-name="ce222">
            <text:p>10,049</text:p>
          </table:table-cell>
          <table:table-cell office:value-type="float" office:value="58.482220799627541" table:style-name="ce223">
            <text:p>58.5</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6000004</text:p>
          </table:table-cell>
          <table:table-cell office:value-type="string" table:style-name="ce231">
            <text:p>Stockton-On-Tees</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7365" table:style-name="ce221">
            <text:p>17,365</text:p>
          </table:table-cell>
          <table:table-cell office:value-type="float" office:value="9810" table:style-name="ce221">
            <text:p>9,810</text:p>
          </table:table-cell>
          <table:table-cell office:value-type="float" office:value="56.492945580190032" table:style-name="ce223">
            <text:p>56.5</text:p>
          </table:table-cell>
          <table:table-cell office:value-type="float" office:value="7962" table:style-name="ce220">
            <text:p>7,962</text:p>
          </table:table-cell>
          <table:table-cell office:value-type="float" office:value="3645" table:style-name="ce220">
            <text:p>3,645</text:p>
          </table:table-cell>
          <table:table-cell office:value-type="float" office:value="45.77995478522984" table:style-name="ce246">
            <text:p>45.8</text:p>
          </table:table-cell>
          <table:table-cell office:value-type="float" office:value="25327" table:style-name="ce221">
            <text:p>25,327</text:p>
          </table:table-cell>
          <table:table-cell office:value-type="float" office:value="13455" table:style-name="ce222">
            <text:p>13,455</text:p>
          </table:table-cell>
          <table:table-cell office:value-type="float" office:value="53.125123386109685" table:style-name="ce223">
            <text:p>53.1</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8000024</text:p>
          </table:table-cell>
          <table:table-cell office:value-type="string" table:style-name="ce231">
            <text:p>Sunderland</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1709" table:style-name="ce221">
            <text:p>21,709</text:p>
          </table:table-cell>
          <table:table-cell office:value-type="float" office:value="13891" table:style-name="ce221">
            <text:p>13,891</text:p>
          </table:table-cell>
          <table:table-cell office:value-type="float" office:value="63.987286378921183" table:style-name="ce223">
            <text:p>64.0</text:p>
          </table:table-cell>
          <table:table-cell office:value-type="float" office:value="9446" table:style-name="ce220">
            <text:p>9,446</text:p>
          </table:table-cell>
          <table:table-cell office:value-type="float" office:value="4486" table:style-name="ce220">
            <text:p>4,486</text:p>
          </table:table-cell>
          <table:table-cell office:value-type="float" office:value="47.491001482108828" table:style-name="ce246">
            <text:p>47.5</text:p>
          </table:table-cell>
          <table:table-cell office:value-type="float" office:value="31155" table:style-name="ce221">
            <text:p>31,155</text:p>
          </table:table-cell>
          <table:table-cell office:value-type="float" office:value="18377" table:style-name="ce222">
            <text:p>18,377</text:p>
          </table:table-cell>
          <table:table-cell office:value-type="float" office:value="58.985716578398325" table:style-name="ce223">
            <text:p>59.0</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8000036</text:p>
          </table:table-cell>
          <table:table-cell office:value-type="string" table:style-name="ce231">
            <text:p>Wakefield</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0369" table:style-name="ce221">
            <text:p>30,369</text:p>
          </table:table-cell>
          <table:table-cell office:value-type="float" office:value="19710" table:style-name="ce221">
            <text:p>19,710</text:p>
          </table:table-cell>
          <table:table-cell office:value-type="float" office:value="64.901708979551515" table:style-name="ce223">
            <text:p>64.9</text:p>
          </table:table-cell>
          <table:table-cell office:value-type="float" office:value="12980" table:style-name="ce220">
            <text:p>12,980</text:p>
          </table:table-cell>
          <table:table-cell office:value-type="float" office:value="5214" table:style-name="ce220">
            <text:p>5,214</text:p>
          </table:table-cell>
          <table:table-cell office:value-type="float" office:value="40.16949152542373" table:style-name="ce246">
            <text:p>40.2</text:p>
          </table:table-cell>
          <table:table-cell office:value-type="float" office:value="43349" table:style-name="ce221">
            <text:p>43,349</text:p>
          </table:table-cell>
          <table:table-cell office:value-type="float" office:value="24924" table:style-name="ce222">
            <text:p>24,924</text:p>
          </table:table-cell>
          <table:table-cell office:value-type="float" office:value="57.496136012364765" table:style-name="ce223">
            <text:p>57.5</text:p>
          </table:table-cell>
          <table:table-cell table:number-columns-repeated="16369" table:style-name="ce42"/>
        </table:table-row>
        <table:table-row table:style-name="ro9">
          <table:table-cell office:value-type="string" table:style-name="ce224">
            <text:p>North East and Yorkshire</text:p>
          </table:table-cell>
          <table:table-cell office:value-type="string" table:style-name="ce230">
            <text:p>E06000014</text:p>
          </table:table-cell>
          <table:table-cell office:value-type="string" table:style-name="ce231">
            <text:p>York</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3640" table:style-name="ce221">
            <text:p>13,640</text:p>
          </table:table-cell>
          <table:table-cell office:value-type="float" office:value="9093" table:style-name="ce221">
            <text:p>9,093</text:p>
          </table:table-cell>
          <table:table-cell office:value-type="float" office:value="66.664222873900286" table:style-name="ce223">
            <text:p>66.7</text:p>
          </table:table-cell>
          <table:table-cell office:value-type="float" office:value="6931" table:style-name="ce220">
            <text:p>6,931</text:p>
          </table:table-cell>
          <table:table-cell office:value-type="float" office:value="3798" table:style-name="ce220">
            <text:p>3,798</text:p>
          </table:table-cell>
          <table:table-cell office:value-type="float" office:value="54.797287548694271" table:style-name="ce246">
            <text:p>54.8</text:p>
          </table:table-cell>
          <table:table-cell office:value-type="float" office:value="20571" table:style-name="ce221">
            <text:p>20,571</text:p>
          </table:table-cell>
          <table:table-cell office:value-type="float" office:value="12891" table:style-name="ce222">
            <text:p>12,891</text:p>
          </table:table-cell>
          <table:table-cell office:value-type="float" office:value="62.665888872684846" table:style-name="ce223">
            <text:p>62.7</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6000008</text:p>
          </table:table-cell>
          <table:table-cell office:value-type="string" table:style-name="ce231">
            <text:p>Blackburn With Darwe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5403" table:style-name="ce221">
            <text:p>15,403</text:p>
          </table:table-cell>
          <table:table-cell office:value-type="float" office:value="6473" table:style-name="ce221">
            <text:p>6,473</text:p>
          </table:table-cell>
          <table:table-cell office:value-type="float" office:value="42.024280984223857" table:style-name="ce223">
            <text:p>42.0</text:p>
          </table:table-cell>
          <table:table-cell office:value-type="float" office:value="7125" table:style-name="ce220">
            <text:p>7,125</text:p>
          </table:table-cell>
          <table:table-cell office:value-type="float" office:value="1173" table:style-name="ce220">
            <text:p>1,173</text:p>
          </table:table-cell>
          <table:table-cell office:value-type="float" office:value="16.463157894736842" table:style-name="ce246">
            <text:p>16.5</text:p>
          </table:table-cell>
          <table:table-cell office:value-type="float" office:value="22528" table:style-name="ce221">
            <text:p>22,528</text:p>
          </table:table-cell>
          <table:table-cell office:value-type="float" office:value="7646" table:style-name="ce222">
            <text:p>7,646</text:p>
          </table:table-cell>
          <table:table-cell office:value-type="float" office:value="33.939985795454547" table:style-name="ce223">
            <text:p>33.9</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6000009</text:p>
          </table:table-cell>
          <table:table-cell office:value-type="string" table:style-name="ce231">
            <text:p>Blackpool</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1887" table:style-name="ce221">
            <text:p>11,887</text:p>
          </table:table-cell>
          <table:table-cell office:value-type="float" office:value="5382" table:style-name="ce221">
            <text:p>5,382</text:p>
          </table:table-cell>
          <table:table-cell office:value-type="float" office:value="45.276352317657945" table:style-name="ce223">
            <text:p>45.3</text:p>
          </table:table-cell>
          <table:table-cell office:value-type="float" office:value="4387" table:style-name="ce220">
            <text:p>4,387</text:p>
          </table:table-cell>
          <table:table-cell office:value-type="float" office:value="1308" table:style-name="ce220">
            <text:p>1,308</text:p>
          </table:table-cell>
          <table:table-cell office:value-type="float" office:value="29.815363574196489" table:style-name="ce246">
            <text:p>29.8</text:p>
          </table:table-cell>
          <table:table-cell office:value-type="float" office:value="16274" table:style-name="ce221">
            <text:p>16,274</text:p>
          </table:table-cell>
          <table:table-cell office:value-type="float" office:value="6690" table:style-name="ce222">
            <text:p>6,690</text:p>
          </table:table-cell>
          <table:table-cell office:value-type="float" office:value="41.108516652328866" table:style-name="ce223">
            <text:p>41.1</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8000001</text:p>
          </table:table-cell>
          <table:table-cell office:value-type="string" table:style-name="ce231">
            <text:p>Bolto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8862" table:style-name="ce221">
            <text:p>28,862</text:p>
          </table:table-cell>
          <table:table-cell office:value-type="float" office:value="15191" table:style-name="ce221">
            <text:p>15,191</text:p>
          </table:table-cell>
          <table:table-cell office:value-type="float" office:value="52.633220151063689" table:style-name="ce223">
            <text:p>52.6</text:p>
          </table:table-cell>
          <table:table-cell office:value-type="float" office:value="12455" table:style-name="ce220">
            <text:p>12,455</text:p>
          </table:table-cell>
          <table:table-cell office:value-type="float" office:value="3377" table:style-name="ce220">
            <text:p>3,377</text:p>
          </table:table-cell>
          <table:table-cell office:value-type="float" office:value="27.113608992372541" table:style-name="ce246">
            <text:p>27.1</text:p>
          </table:table-cell>
          <table:table-cell office:value-type="float" office:value="41317" table:style-name="ce221">
            <text:p>41,317</text:p>
          </table:table-cell>
          <table:table-cell office:value-type="float" office:value="18568" table:style-name="ce222">
            <text:p>18,568</text:p>
          </table:table-cell>
          <table:table-cell office:value-type="float" office:value="44.940339327637538" table:style-name="ce223">
            <text:p>44.9</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8000002</text:p>
          </table:table-cell>
          <table:table-cell office:value-type="string" table:style-name="ce231">
            <text:p>Bury</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6457" table:style-name="ce221">
            <text:p>16,457</text:p>
          </table:table-cell>
          <table:table-cell office:value-type="float" office:value="10282" table:style-name="ce221">
            <text:p>10,282</text:p>
          </table:table-cell>
          <table:table-cell office:value-type="float" office:value="62.477972899070302" table:style-name="ce223">
            <text:p>62.5</text:p>
          </table:table-cell>
          <table:table-cell office:value-type="float" office:value="7262" table:style-name="ce220">
            <text:p>7,262</text:p>
          </table:table-cell>
          <table:table-cell office:value-type="float" office:value="2968" table:style-name="ce220">
            <text:p>2,968</text:p>
          </table:table-cell>
          <table:table-cell office:value-type="float" office:value="40.870283668410906" table:style-name="ce246">
            <text:p>40.9</text:p>
          </table:table-cell>
          <table:table-cell office:value-type="float" office:value="23719" table:style-name="ce221">
            <text:p>23,719</text:p>
          </table:table-cell>
          <table:table-cell office:value-type="float" office:value="13250" table:style-name="ce222">
            <text:p>13,250</text:p>
          </table:table-cell>
          <table:table-cell office:value-type="float" office:value="55.862388802226057" table:style-name="ce223">
            <text:p>55.9</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6000049</text:p>
          </table:table-cell>
          <table:table-cell office:value-type="string" table:style-name="ce231">
            <text:p>Cheshire East</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1241" table:style-name="ce221">
            <text:p>31,241</text:p>
          </table:table-cell>
          <table:table-cell office:value-type="float" office:value="19924" table:style-name="ce221">
            <text:p>19,924</text:p>
          </table:table-cell>
          <table:table-cell office:value-type="float" office:value="63.775167248167477" table:style-name="ce223">
            <text:p>63.8</text:p>
          </table:table-cell>
          <table:table-cell office:value-type="float" office:value="14016" table:style-name="ce220">
            <text:p>14,016</text:p>
          </table:table-cell>
          <table:table-cell office:value-type="float" office:value="4270" table:style-name="ce220">
            <text:p>4,270</text:p>
          </table:table-cell>
          <table:table-cell office:value-type="float" office:value="30.465182648401829" table:style-name="ce246">
            <text:p>30.5</text:p>
          </table:table-cell>
          <table:table-cell office:value-type="float" office:value="45257" table:style-name="ce221">
            <text:p>45,257</text:p>
          </table:table-cell>
          <table:table-cell office:value-type="float" office:value="24194" table:style-name="ce222">
            <text:p>24,194</text:p>
          </table:table-cell>
          <table:table-cell office:value-type="float" office:value="53.459133393729154" table:style-name="ce223">
            <text:p>53.5</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6000050</text:p>
          </table:table-cell>
          <table:table-cell office:value-type="string" table:style-name="ce231">
            <text:p>Cheshire West and Chester</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9044" table:style-name="ce221">
            <text:p>29,044</text:p>
          </table:table-cell>
          <table:table-cell office:value-type="float" office:value="19146" table:style-name="ce221">
            <text:p>19,146</text:p>
          </table:table-cell>
          <table:table-cell office:value-type="float" office:value="65.920672083735028" table:style-name="ce223">
            <text:p>65.9</text:p>
          </table:table-cell>
          <table:table-cell office:value-type="float" office:value="13200" table:style-name="ce220">
            <text:p>13,200</text:p>
          </table:table-cell>
          <table:table-cell office:value-type="float" office:value="6661" table:style-name="ce220">
            <text:p>6,661</text:p>
          </table:table-cell>
          <table:table-cell office:value-type="float" office:value="50.462121212121211" table:style-name="ce246">
            <text:p>50.5</text:p>
          </table:table-cell>
          <table:table-cell office:value-type="float" office:value="42244" table:style-name="ce221">
            <text:p>42,244</text:p>
          </table:table-cell>
          <table:table-cell office:value-type="float" office:value="25807" table:style-name="ce222">
            <text:p>25,807</text:p>
          </table:table-cell>
          <table:table-cell office:value-type="float" office:value="61.090332354890634" table:style-name="ce223">
            <text:p>61.1</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6000006</text:p>
          </table:table-cell>
          <table:table-cell office:value-type="string" table:style-name="ce231">
            <text:p>Halto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0589" table:style-name="ce221">
            <text:p>10,589</text:p>
          </table:table-cell>
          <table:table-cell office:value-type="float" office:value="5910" table:style-name="ce221">
            <text:p>5,910</text:p>
          </table:table-cell>
          <table:table-cell office:value-type="float" office:value="55.812635754084425" table:style-name="ce223">
            <text:p>55.8</text:p>
          </table:table-cell>
          <table:table-cell office:value-type="float" office:value="4731" table:style-name="ce220">
            <text:p>4,731</text:p>
          </table:table-cell>
          <table:table-cell office:value-type="float" office:value="1377" table:style-name="ce220">
            <text:p>1,377</text:p>
          </table:table-cell>
          <table:table-cell office:value-type="float" office:value="29.105897273303743" table:style-name="ce246">
            <text:p>29.1</text:p>
          </table:table-cell>
          <table:table-cell office:value-type="float" office:value="15320" table:style-name="ce221">
            <text:p>15,320</text:p>
          </table:table-cell>
          <table:table-cell office:value-type="float" office:value="7287" table:style-name="ce222">
            <text:p>7,287</text:p>
          </table:table-cell>
          <table:table-cell office:value-type="float" office:value="47.565274151436029" table:style-name="ce223">
            <text:p>47.6</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8000011</text:p>
          </table:table-cell>
          <table:table-cell office:value-type="string" table:style-name="ce231">
            <text:p>Knowsley</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4310" table:style-name="ce221">
            <text:p>14,310</text:p>
          </table:table-cell>
          <table:table-cell office:value-type="float" office:value="5683" table:style-name="ce221">
            <text:p>5,683</text:p>
          </table:table-cell>
          <table:table-cell office:value-type="float" office:value="39.713487071977639" table:style-name="ce223">
            <text:p>39.7</text:p>
          </table:table-cell>
          <table:table-cell office:value-type="float" office:value="4007" table:style-name="ce220">
            <text:p>4,007</text:p>
          </table:table-cell>
          <table:table-cell office:value-type="float" office:value="690" table:style-name="ce220">
            <text:p>690</text:p>
          </table:table-cell>
          <table:table-cell office:value-type="float" office:value="17.219865235837283" table:style-name="ce246">
            <text:p>17.2</text:p>
          </table:table-cell>
          <table:table-cell office:value-type="float" office:value="18317" table:style-name="ce221">
            <text:p>18,317</text:p>
          </table:table-cell>
          <table:table-cell office:value-type="float" office:value="6373" table:style-name="ce222">
            <text:p>6,373</text:p>
          </table:table-cell>
          <table:table-cell office:value-type="float" office:value="34.792815417371841" table:style-name="ce223">
            <text:p>34.8</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10000017</text:p>
          </table:table-cell>
          <table:table-cell office:value-type="string" table:style-name="ce231">
            <text:p>Lanca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99956" table:style-name="ce221">
            <text:p>99,956</text:p>
          </table:table-cell>
          <table:table-cell office:value-type="float" office:value="59793" table:style-name="ce221">
            <text:p>59,793</text:p>
          </table:table-cell>
          <table:table-cell office:value-type="float" office:value="59.819320501020442" table:style-name="ce223">
            <text:p>59.8</text:p>
          </table:table-cell>
          <table:table-cell office:value-type="float" office:value="43848" table:style-name="ce220">
            <text:p>43,848</text:p>
          </table:table-cell>
          <table:table-cell office:value-type="float" office:value="15385" table:style-name="ce220">
            <text:p>15,385</text:p>
          </table:table-cell>
          <table:table-cell office:value-type="float" office:value="35.087119138843278" table:style-name="ce246">
            <text:p>35.1</text:p>
          </table:table-cell>
          <table:table-cell office:value-type="float" office:value="143804" table:style-name="ce221">
            <text:p>143,804</text:p>
          </table:table-cell>
          <table:table-cell office:value-type="float" office:value="75178" table:style-name="ce222">
            <text:p>75,178</text:p>
          </table:table-cell>
          <table:table-cell office:value-type="float" office:value="52.278100748240661" table:style-name="ce223">
            <text:p>52.3</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8000012</text:p>
          </table:table-cell>
          <table:table-cell office:value-type="string" table:style-name="ce231">
            <text:p>Liverpool</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41933" table:style-name="ce221">
            <text:p>41,933</text:p>
          </table:table-cell>
          <table:table-cell office:value-type="float" office:value="20337" table:style-name="ce221">
            <text:p>20,337</text:p>
          </table:table-cell>
          <table:table-cell office:value-type="float" office:value="48.498795697899027" table:style-name="ce223">
            <text:p>48.5</text:p>
          </table:table-cell>
          <table:table-cell office:value-type="float" office:value="16653" table:style-name="ce220">
            <text:p>16,653</text:p>
          </table:table-cell>
          <table:table-cell office:value-type="float" office:value="3578" table:style-name="ce220">
            <text:p>3,578</text:p>
          </table:table-cell>
          <table:table-cell office:value-type="float" office:value="21.485618206929683" table:style-name="ce246">
            <text:p>21.5</text:p>
          </table:table-cell>
          <table:table-cell office:value-type="float" office:value="58586" table:style-name="ce221">
            <text:p>58,586</text:p>
          </table:table-cell>
          <table:table-cell office:value-type="float" office:value="23915" table:style-name="ce222">
            <text:p>23,915</text:p>
          </table:table-cell>
          <table:table-cell office:value-type="float" office:value="40.820332502645684" table:style-name="ce223">
            <text:p>40.8</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8000003</text:p>
          </table:table-cell>
          <table:table-cell office:value-type="string" table:style-name="ce231">
            <text:p>Manchester</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51386" table:style-name="ce221">
            <text:p>51,386</text:p>
          </table:table-cell>
          <table:table-cell office:value-type="float" office:value="26823" table:style-name="ce221">
            <text:p>26,823</text:p>
          </table:table-cell>
          <table:table-cell office:value-type="float" office:value="52.199042540769859" table:style-name="ce223">
            <text:p>52.2</text:p>
          </table:table-cell>
          <table:table-cell office:value-type="float" office:value="0" table:style-name="ce220">
            <text:p>0</text:p>
          </table:table-cell>
          <table:table-cell office:value-type="float" office:value="0" table:style-name="ce220">
            <text:p>0</text:p>
          </table:table-cell>
          <table:table-cell office:value-type="string" table:style-name="ce246">
            <text:p>-</text:p>
          </table:table-cell>
          <table:table-cell office:value-type="float" office:value="51386" table:style-name="ce221">
            <text:p>51,386</text:p>
          </table:table-cell>
          <table:table-cell office:value-type="float" office:value="26823" table:style-name="ce222">
            <text:p>26,823</text:p>
          </table:table-cell>
          <table:table-cell office:value-type="float" office:value="52.199042540769859" table:style-name="ce223">
            <text:p>52.2</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8000004</text:p>
          </table:table-cell>
          <table:table-cell office:value-type="string" table:style-name="ce231">
            <text:p>Oldham</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4719" table:style-name="ce221">
            <text:p>24,719</text:p>
          </table:table-cell>
          <table:table-cell office:value-type="float" office:value="13184" table:style-name="ce221">
            <text:p>13,184</text:p>
          </table:table-cell>
          <table:table-cell office:value-type="float" office:value="53.335490917917397" table:style-name="ce223">
            <text:p>53.3</text:p>
          </table:table-cell>
          <table:table-cell office:value-type="float" office:value="11603" table:style-name="ce220">
            <text:p>11,603</text:p>
          </table:table-cell>
          <table:table-cell office:value-type="float" office:value="3348" table:style-name="ce220">
            <text:p>3,348</text:p>
          </table:table-cell>
          <table:table-cell office:value-type="float" office:value="28.854606567267087" table:style-name="ce246">
            <text:p>28.9</text:p>
          </table:table-cell>
          <table:table-cell office:value-type="float" office:value="36322" table:style-name="ce221">
            <text:p>36,322</text:p>
          </table:table-cell>
          <table:table-cell office:value-type="float" office:value="16532" table:style-name="ce222">
            <text:p>16,532</text:p>
          </table:table-cell>
          <table:table-cell office:value-type="float" office:value="45.51511480645339" table:style-name="ce223">
            <text:p>45.5</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8000005</text:p>
          </table:table-cell>
          <table:table-cell office:value-type="string" table:style-name="ce231">
            <text:p>Rochdal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1708" table:style-name="ce221">
            <text:p>21,708</text:p>
          </table:table-cell>
          <table:table-cell office:value-type="float" office:value="12792" table:style-name="ce221">
            <text:p>12,792</text:p>
          </table:table-cell>
          <table:table-cell office:value-type="float" office:value="58.927584300718628" table:style-name="ce223">
            <text:p>58.9</text:p>
          </table:table-cell>
          <table:table-cell office:value-type="float" office:value="9025" table:style-name="ce220">
            <text:p>9,025</text:p>
          </table:table-cell>
          <table:table-cell office:value-type="float" office:value="2193" table:style-name="ce220">
            <text:p>2,193</text:p>
          </table:table-cell>
          <table:table-cell office:value-type="float" office:value="24.29916897506925" table:style-name="ce246">
            <text:p>24.3</text:p>
          </table:table-cell>
          <table:table-cell office:value-type="float" office:value="30733" table:style-name="ce221">
            <text:p>30,733</text:p>
          </table:table-cell>
          <table:table-cell office:value-type="float" office:value="14985" table:style-name="ce222">
            <text:p>14,985</text:p>
          </table:table-cell>
          <table:table-cell office:value-type="float" office:value="48.75866332606644" table:style-name="ce223">
            <text:p>48.8</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4">
            <text:p>E08000006</text:p>
          </table:table-cell>
          <table:table-cell office:value-type="string" table:style-name="ce232">
            <text:p>Salford</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4611" table:style-name="ce221">
            <text:p>24,611</text:p>
          </table:table-cell>
          <table:table-cell office:value-type="float" office:value="11955" table:style-name="ce221">
            <text:p>11,955</text:p>
          </table:table-cell>
          <table:table-cell office:value-type="float" office:value="48.575840071512737" table:style-name="ce223">
            <text:p>48.6</text:p>
          </table:table-cell>
          <table:table-cell office:value-type="float" office:value="8684" table:style-name="ce220">
            <text:p>8,684</text:p>
          </table:table-cell>
          <table:table-cell office:value-type="float" office:value="2089" table:style-name="ce220">
            <text:p>2,089</text:p>
          </table:table-cell>
          <table:table-cell office:value-type="float" office:value="24.055734684477201" table:style-name="ce246">
            <text:p>24.1</text:p>
          </table:table-cell>
          <table:table-cell office:value-type="float" office:value="33295" table:style-name="ce221">
            <text:p>33,295</text:p>
          </table:table-cell>
          <table:table-cell office:value-type="float" office:value="14044" table:style-name="ce222">
            <text:p>14,044</text:p>
          </table:table-cell>
          <table:table-cell office:value-type="float" office:value="42.18050758372128" table:style-name="ce223">
            <text:p>42.2</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4">
            <text:p>E08000014</text:p>
          </table:table-cell>
          <table:table-cell office:value-type="string" table:style-name="ce232">
            <text:p>Sefto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1719" table:style-name="ce221">
            <text:p>21,719</text:p>
          </table:table-cell>
          <table:table-cell office:value-type="float" office:value="11362" table:style-name="ce221">
            <text:p>11,362</text:p>
          </table:table-cell>
          <table:table-cell office:value-type="float" office:value="52.313642432892863" table:style-name="ce223">
            <text:p>52.3</text:p>
          </table:table-cell>
          <table:table-cell office:value-type="float" office:value="10497" table:style-name="ce220">
            <text:p>10,497</text:p>
          </table:table-cell>
          <table:table-cell office:value-type="float" office:value="4108" table:style-name="ce220">
            <text:p>4,108</text:p>
          </table:table-cell>
          <table:table-cell office:value-type="float" office:value="39.134990949795181" table:style-name="ce246">
            <text:p>39.1</text:p>
          </table:table-cell>
          <table:table-cell office:value-type="float" office:value="32216" table:style-name="ce221">
            <text:p>32,216</text:p>
          </table:table-cell>
          <table:table-cell office:value-type="float" office:value="15470" table:style-name="ce222">
            <text:p>15,470</text:p>
          </table:table-cell>
          <table:table-cell office:value-type="float" office:value="48.019617581326052" table:style-name="ce223">
            <text:p>48.0</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8000013</text:p>
          </table:table-cell>
          <table:table-cell office:value-type="string" table:style-name="ce231">
            <text:p>St. Helens</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4884" table:style-name="ce221">
            <text:p>14,884</text:p>
          </table:table-cell>
          <table:table-cell office:value-type="float" office:value="7597" table:style-name="ce221">
            <text:p>7,597</text:p>
          </table:table-cell>
          <table:table-cell office:value-type="float" office:value="51.041386723998926" table:style-name="ce223">
            <text:p>51.0</text:p>
          </table:table-cell>
          <table:table-cell office:value-type="float" office:value="6862" table:style-name="ce220">
            <text:p>6,862</text:p>
          </table:table-cell>
          <table:table-cell office:value-type="float" office:value="2008" table:style-name="ce220">
            <text:p>2,008</text:p>
          </table:table-cell>
          <table:table-cell office:value-type="float" office:value="29.262605654328183" table:style-name="ce246">
            <text:p>29.3</text:p>
          </table:table-cell>
          <table:table-cell office:value-type="float" office:value="21746" table:style-name="ce221">
            <text:p>21,746</text:p>
          </table:table-cell>
          <table:table-cell office:value-type="float" office:value="9605" table:style-name="ce222">
            <text:p>9,605</text:p>
          </table:table-cell>
          <table:table-cell office:value-type="float" office:value="44.169042582543916" table:style-name="ce223">
            <text:p>44.2</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8000007</text:p>
          </table:table-cell>
          <table:table-cell office:value-type="string" table:style-name="ce231">
            <text:p>Stockport</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5917" table:style-name="ce221">
            <text:p>25,917</text:p>
          </table:table-cell>
          <table:table-cell office:value-type="float" office:value="18165" table:style-name="ce221">
            <text:p>18,165</text:p>
          </table:table-cell>
          <table:table-cell office:value-type="float" office:value="70.089130686422038" table:style-name="ce223">
            <text:p>70.1</text:p>
          </table:table-cell>
          <table:table-cell office:value-type="float" office:value="10445" table:style-name="ce220">
            <text:p>10,445</text:p>
          </table:table-cell>
          <table:table-cell office:value-type="float" office:value="5108" table:style-name="ce220">
            <text:p>5,108</text:p>
          </table:table-cell>
          <table:table-cell office:value-type="float" office:value="48.903781713738631" table:style-name="ce246">
            <text:p>48.9</text:p>
          </table:table-cell>
          <table:table-cell office:value-type="float" office:value="36362" table:style-name="ce221">
            <text:p>36,362</text:p>
          </table:table-cell>
          <table:table-cell office:value-type="float" office:value="23273" table:style-name="ce222">
            <text:p>23,273</text:p>
          </table:table-cell>
          <table:table-cell office:value-type="float" office:value="64.003630163357343" table:style-name="ce223">
            <text:p>64.0</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8000008</text:p>
          </table:table-cell>
          <table:table-cell office:value-type="string" table:style-name="ce231">
            <text:p>Tamesid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0648" table:style-name="ce221">
            <text:p>20,648</text:p>
          </table:table-cell>
          <table:table-cell office:value-type="float" office:value="13146" table:style-name="ce221">
            <text:p>13,146</text:p>
          </table:table-cell>
          <table:table-cell office:value-type="float" office:value="63.667183262301428" table:style-name="ce223">
            <text:p>63.7</text:p>
          </table:table-cell>
          <table:table-cell office:value-type="float" office:value="9325" table:style-name="ce220">
            <text:p>9,325</text:p>
          </table:table-cell>
          <table:table-cell office:value-type="float" office:value="3377" table:style-name="ce220">
            <text:p>3,377</text:p>
          </table:table-cell>
          <table:table-cell office:value-type="float" office:value="36.21447721179625" table:style-name="ce246">
            <text:p>36.2</text:p>
          </table:table-cell>
          <table:table-cell office:value-type="float" office:value="29973" table:style-name="ce221">
            <text:p>29,973</text:p>
          </table:table-cell>
          <table:table-cell office:value-type="float" office:value="16523" table:style-name="ce222">
            <text:p>16,523</text:p>
          </table:table-cell>
          <table:table-cell office:value-type="float" office:value="55.126280318953725" table:style-name="ce223">
            <text:p>55.1</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8000009</text:p>
          </table:table-cell>
          <table:table-cell office:value-type="string" table:style-name="ce231">
            <text:p>Trafford</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2820" table:style-name="ce221">
            <text:p>22,820</text:p>
          </table:table-cell>
          <table:table-cell office:value-type="float" office:value="14751" table:style-name="ce221">
            <text:p>14,751</text:p>
          </table:table-cell>
          <table:table-cell office:value-type="float" office:value="64.640666082383873" table:style-name="ce223">
            <text:p>64.6</text:p>
          </table:table-cell>
          <table:table-cell office:value-type="float" office:value="9325" table:style-name="ce220">
            <text:p>9,325</text:p>
          </table:table-cell>
          <table:table-cell office:value-type="float" office:value="4143" table:style-name="ce220">
            <text:p>4,143</text:p>
          </table:table-cell>
          <table:table-cell office:value-type="float" office:value="44.428954423592494" table:style-name="ce246">
            <text:p>44.4</text:p>
          </table:table-cell>
          <table:table-cell office:value-type="float" office:value="32145" table:style-name="ce221">
            <text:p>32,145</text:p>
          </table:table-cell>
          <table:table-cell office:value-type="float" office:value="18894" table:style-name="ce222">
            <text:p>18,894</text:p>
          </table:table-cell>
          <table:table-cell office:value-type="float" office:value="58.777414839010731" table:style-name="ce223">
            <text:p>58.8</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6000007</text:p>
          </table:table-cell>
          <table:table-cell office:value-type="string" table:style-name="ce231">
            <text:p>Warringto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7958" table:style-name="ce221">
            <text:p>17,958</text:p>
          </table:table-cell>
          <table:table-cell office:value-type="float" office:value="11915" table:style-name="ce221">
            <text:p>11,915</text:p>
          </table:table-cell>
          <table:table-cell office:value-type="float" office:value="66.349259383004792" table:style-name="ce223">
            <text:p>66.3</text:p>
          </table:table-cell>
          <table:table-cell office:value-type="float" office:value="8256" table:style-name="ce220">
            <text:p>8,256</text:p>
          </table:table-cell>
          <table:table-cell office:value-type="float" office:value="3069" table:style-name="ce220">
            <text:p>3,069</text:p>
          </table:table-cell>
          <table:table-cell office:value-type="float" office:value="37.172965116279073" table:style-name="ce246">
            <text:p>37.2</text:p>
          </table:table-cell>
          <table:table-cell office:value-type="float" office:value="26214" table:style-name="ce221">
            <text:p>26,214</text:p>
          </table:table-cell>
          <table:table-cell office:value-type="float" office:value="14984" table:style-name="ce222">
            <text:p>14,984</text:p>
          </table:table-cell>
          <table:table-cell office:value-type="float" office:value="57.160296025024792" table:style-name="ce223">
            <text:p>57.2</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8000010</text:p>
          </table:table-cell>
          <table:table-cell office:value-type="string" table:style-name="ce231">
            <text:p>Wiga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6355" table:style-name="ce221">
            <text:p>26,355</text:p>
          </table:table-cell>
          <table:table-cell office:value-type="float" office:value="16977" table:style-name="ce221">
            <text:p>16,977</text:p>
          </table:table-cell>
          <table:table-cell office:value-type="float" office:value="64.416619237336363" table:style-name="ce223">
            <text:p>64.4</text:p>
          </table:table-cell>
          <table:table-cell office:value-type="float" office:value="11010" table:style-name="ce220">
            <text:p>11,010</text:p>
          </table:table-cell>
          <table:table-cell office:value-type="float" office:value="3639" table:style-name="ce220">
            <text:p>3,639</text:p>
          </table:table-cell>
          <table:table-cell office:value-type="float" office:value="33.051771117166211" table:style-name="ce246">
            <text:p>33.1</text:p>
          </table:table-cell>
          <table:table-cell office:value-type="float" office:value="37365" table:style-name="ce221">
            <text:p>37,365</text:p>
          </table:table-cell>
          <table:table-cell office:value-type="float" office:value="20616" table:style-name="ce222">
            <text:p>20,616</text:p>
          </table:table-cell>
          <table:table-cell office:value-type="float" office:value="55.174628663187477" table:style-name="ce223">
            <text:p>55.2</text:p>
          </table:table-cell>
          <table:table-cell table:number-columns-repeated="16369" table:style-name="ce42"/>
        </table:table-row>
        <table:table-row table:style-name="ro9">
          <table:table-cell office:value-type="string" table:style-name="ce224">
            <text:p>North West</text:p>
          </table:table-cell>
          <table:table-cell office:value-type="string" table:style-name="ce230">
            <text:p>E08000015</text:p>
          </table:table-cell>
          <table:table-cell office:value-type="string" table:style-name="ce231">
            <text:p>Wirral</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6445" table:style-name="ce221">
            <text:p>26,445</text:p>
          </table:table-cell>
          <table:table-cell office:value-type="float" office:value="14158" table:style-name="ce221">
            <text:p>14,158</text:p>
          </table:table-cell>
          <table:table-cell office:value-type="float" office:value="53.537530724144453" table:style-name="ce223">
            <text:p>53.5</text:p>
          </table:table-cell>
          <table:table-cell office:value-type="float" office:value="11726" table:style-name="ce220">
            <text:p>11,726</text:p>
          </table:table-cell>
          <table:table-cell office:value-type="float" office:value="5231" table:style-name="ce220">
            <text:p>5,231</text:p>
          </table:table-cell>
          <table:table-cell office:value-type="float" office:value="44.610267780999493" table:style-name="ce246">
            <text:p>44.6</text:p>
          </table:table-cell>
          <table:table-cell office:value-type="float" office:value="38171" table:style-name="ce221">
            <text:p>38,171</text:p>
          </table:table-cell>
          <table:table-cell office:value-type="float" office:value="19389" table:style-name="ce222">
            <text:p>19,389</text:p>
          </table:table-cell>
          <table:table-cell office:value-type="float" office:value="50.795106232480158" table:style-name="ce223">
            <text:p>50.8</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06000036</text:p>
          </table:table-cell>
          <table:table-cell office:value-type="string" table:style-name="ce231">
            <text:p>Bracknell Forest</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0992" table:style-name="ce221">
            <text:p>10,992</text:p>
          </table:table-cell>
          <table:table-cell office:value-type="float" office:value="7629" table:style-name="ce221">
            <text:p>7,629</text:p>
          </table:table-cell>
          <table:table-cell office:value-type="float" office:value="69.405021834061131" table:style-name="ce223">
            <text:p>69.4</text:p>
          </table:table-cell>
          <table:table-cell office:value-type="float" office:value="5265" table:style-name="ce220">
            <text:p>5,265</text:p>
          </table:table-cell>
          <table:table-cell office:value-type="float" office:value="3212" table:style-name="ce220">
            <text:p>3,212</text:p>
          </table:table-cell>
          <table:table-cell office:value-type="float" office:value="61.00664767331434" table:style-name="ce246">
            <text:p>61.0</text:p>
          </table:table-cell>
          <table:table-cell office:value-type="float" office:value="16257" table:style-name="ce221">
            <text:p>16,257</text:p>
          </table:table-cell>
          <table:table-cell office:value-type="float" office:value="10841" table:style-name="ce222">
            <text:p>10,841</text:p>
          </table:table-cell>
          <table:table-cell office:value-type="float" office:value="66.685120255889771" table:style-name="ce223">
            <text:p>66.7</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06000043</text:p>
          </table:table-cell>
          <table:table-cell office:value-type="string" table:style-name="ce231">
            <text:p>Brighton and Hov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9652" table:style-name="ce221">
            <text:p>19,652</text:p>
          </table:table-cell>
          <table:table-cell office:value-type="float" office:value="10392" table:style-name="ce221">
            <text:p>10,392</text:p>
          </table:table-cell>
          <table:table-cell office:value-type="float" office:value="52.880113983309585" table:style-name="ce223">
            <text:p>52.9</text:p>
          </table:table-cell>
          <table:table-cell office:value-type="float" office:value="8987" table:style-name="ce220">
            <text:p>8,987</text:p>
          </table:table-cell>
          <table:table-cell office:value-type="float" office:value="2608" table:style-name="ce220">
            <text:p>2,608</text:p>
          </table:table-cell>
          <table:table-cell office:value-type="float" office:value="29.01969511516635" table:style-name="ce246">
            <text:p>29.0</text:p>
          </table:table-cell>
          <table:table-cell office:value-type="float" office:value="28639" table:style-name="ce221">
            <text:p>28,639</text:p>
          </table:table-cell>
          <table:table-cell office:value-type="float" office:value="13000" table:style-name="ce222">
            <text:p>13,000</text:p>
          </table:table-cell>
          <table:table-cell office:value-type="float" office:value="45.392646391284615" table:style-name="ce223">
            <text:p>45.4</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10000002</text:p>
          </table:table-cell>
          <table:table-cell office:value-type="string" table:style-name="ce231">
            <text:p>Buckingham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49765" table:style-name="ce221">
            <text:p>49,765</text:p>
          </table:table-cell>
          <table:table-cell office:value-type="float" office:value="30925" table:style-name="ce221">
            <text:p>30,925</text:p>
          </table:table-cell>
          <table:table-cell office:value-type="float" office:value="62.142067718275896" table:style-name="ce223">
            <text:p>62.1</text:p>
          </table:table-cell>
          <table:table-cell office:value-type="float" office:value="22735" table:style-name="ce220">
            <text:p>22,735</text:p>
          </table:table-cell>
          <table:table-cell office:value-type="float" office:value="12384" table:style-name="ce220">
            <text:p>12,384</text:p>
          </table:table-cell>
          <table:table-cell office:value-type="float" office:value="54.47107983285683" table:style-name="ce246">
            <text:p>54.5</text:p>
          </table:table-cell>
          <table:table-cell office:value-type="float" office:value="72500" table:style-name="ce221">
            <text:p>72,500</text:p>
          </table:table-cell>
          <table:table-cell office:value-type="float" office:value="43309" table:style-name="ce222">
            <text:p>43,309</text:p>
          </table:table-cell>
          <table:table-cell office:value-type="float" office:value="59.736551724137932" table:style-name="ce223">
            <text:p>59.7</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10000011</text:p>
          </table:table-cell>
          <table:table-cell office:value-type="string" table:style-name="ce231">
            <text:p>East Sussex</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9716" table:style-name="ce221">
            <text:p>39,716</text:p>
          </table:table-cell>
          <table:table-cell office:value-type="float" office:value="20168" table:style-name="ce221">
            <text:p>20,168</text:p>
          </table:table-cell>
          <table:table-cell office:value-type="float" office:value="50.780541847114513" table:style-name="ce223">
            <text:p>50.8</text:p>
          </table:table-cell>
          <table:table-cell office:value-type="float" office:value="19021" table:style-name="ce220">
            <text:p>19,021</text:p>
          </table:table-cell>
          <table:table-cell office:value-type="float" office:value="5761" table:style-name="ce220">
            <text:p>5,761</text:p>
          </table:table-cell>
          <table:table-cell office:value-type="float" office:value="30.287576888701963" table:style-name="ce246">
            <text:p>30.3</text:p>
          </table:table-cell>
          <table:table-cell office:value-type="float" office:value="58737" table:style-name="ce221">
            <text:p>58,737</text:p>
          </table:table-cell>
          <table:table-cell office:value-type="float" office:value="25929" table:style-name="ce222">
            <text:p>25,929</text:p>
          </table:table-cell>
          <table:table-cell office:value-type="float" office:value="44.144236171408139" table:style-name="ce223">
            <text:p>44.1</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10000014</text:p>
          </table:table-cell>
          <table:table-cell office:value-type="string" table:style-name="ce231">
            <text:p>Hamp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13422" table:style-name="ce221">
            <text:p>113,422</text:p>
          </table:table-cell>
          <table:table-cell office:value-type="float" office:value="80147" table:style-name="ce221">
            <text:p>80,147</text:p>
          </table:table-cell>
          <table:table-cell office:value-type="float" office:value="70.662658038123112" table:style-name="ce223">
            <text:p>70.7</text:p>
          </table:table-cell>
          <table:table-cell office:value-type="float" office:value="49994" table:style-name="ce220">
            <text:p>49,994</text:p>
          </table:table-cell>
          <table:table-cell office:value-type="float" office:value="28168" table:style-name="ce220">
            <text:p>28,168</text:p>
          </table:table-cell>
          <table:table-cell office:value-type="float" office:value="56.342761131335763" table:style-name="ce246">
            <text:p>56.3</text:p>
          </table:table-cell>
          <table:table-cell office:value-type="float" office:value="163416" table:style-name="ce221">
            <text:p>163,416</text:p>
          </table:table-cell>
          <table:table-cell office:value-type="float" office:value="108315" table:style-name="ce222">
            <text:p>108,315</text:p>
          </table:table-cell>
          <table:table-cell office:value-type="float" office:value="66.281759436040531" table:style-name="ce223">
            <text:p>66.3</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06000046</text:p>
          </table:table-cell>
          <table:table-cell office:value-type="string" table:style-name="ce231">
            <text:p>Isle Of Wight</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9349" table:style-name="ce221">
            <text:p>9,349</text:p>
          </table:table-cell>
          <table:table-cell office:value-type="float" office:value="4916" table:style-name="ce221">
            <text:p>4,916</text:p>
          </table:table-cell>
          <table:table-cell office:value-type="float" office:value="52.583163974756665" table:style-name="ce223">
            <text:p>52.6</text:p>
          </table:table-cell>
          <table:table-cell office:value-type="float" office:value="4170" table:style-name="ce220">
            <text:p>4,170</text:p>
          </table:table-cell>
          <table:table-cell office:value-type="float" office:value="1598" table:style-name="ce220">
            <text:p>1,598</text:p>
          </table:table-cell>
          <table:table-cell office:value-type="float" office:value="38.321342925659472" table:style-name="ce246">
            <text:p>38.3</text:p>
          </table:table-cell>
          <table:table-cell office:value-type="float" office:value="13519" table:style-name="ce221">
            <text:p>13,519</text:p>
          </table:table-cell>
          <table:table-cell office:value-type="float" office:value="6514" table:style-name="ce222">
            <text:p>6,514</text:p>
          </table:table-cell>
          <table:table-cell office:value-type="float" office:value="48.184037280863969" table:style-name="ce223">
            <text:p>48.2</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10000016</text:p>
          </table:table-cell>
          <table:table-cell office:value-type="string" table:style-name="ce231">
            <text:p>Kent</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44560" table:style-name="ce221">
            <text:p>144,560</text:p>
          </table:table-cell>
          <table:table-cell office:value-type="float" office:value="83224" table:style-name="ce221">
            <text:p>83,224</text:p>
          </table:table-cell>
          <table:table-cell office:value-type="float" office:value="57.570558937465407" table:style-name="ce223">
            <text:p>57.6</text:p>
          </table:table-cell>
          <table:table-cell office:value-type="float" office:value="67366" table:style-name="ce220">
            <text:p>67,366</text:p>
          </table:table-cell>
          <table:table-cell office:value-type="float" office:value="35778" table:style-name="ce220">
            <text:p>35,778</text:p>
          </table:table-cell>
          <table:table-cell office:value-type="float" office:value="53.109877386218564" table:style-name="ce246">
            <text:p>53.1</text:p>
          </table:table-cell>
          <table:table-cell office:value-type="float" office:value="211926" table:style-name="ce221">
            <text:p>211,926</text:p>
          </table:table-cell>
          <table:table-cell office:value-type="float" office:value="119002" table:style-name="ce222">
            <text:p>119,002</text:p>
          </table:table-cell>
          <table:table-cell office:value-type="float" office:value="56.152619310514055" table:style-name="ce223">
            <text:p>56.2</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06000035</text:p>
          </table:table-cell>
          <table:table-cell office:value-type="string" table:style-name="ce231">
            <text:p>Medway</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9784" table:style-name="ce221">
            <text:p>29,784</text:p>
          </table:table-cell>
          <table:table-cell office:value-type="float" office:value="16229" table:style-name="ce221">
            <text:p>16,229</text:p>
          </table:table-cell>
          <table:table-cell office:value-type="float" office:value="54.488987375772226" table:style-name="ce223">
            <text:p>54.5</text:p>
          </table:table-cell>
          <table:table-cell office:value-type="float" office:value="12611" table:style-name="ce220">
            <text:p>12,611</text:p>
          </table:table-cell>
          <table:table-cell office:value-type="float" office:value="6388" table:style-name="ce220">
            <text:p>6,388</text:p>
          </table:table-cell>
          <table:table-cell office:value-type="float" office:value="50.654190785821903" table:style-name="ce246">
            <text:p>50.7</text:p>
          </table:table-cell>
          <table:table-cell office:value-type="float" office:value="42395" table:style-name="ce221">
            <text:p>42,395</text:p>
          </table:table-cell>
          <table:table-cell office:value-type="float" office:value="22617" table:style-name="ce222">
            <text:p>22,617</text:p>
          </table:table-cell>
          <table:table-cell office:value-type="float" office:value="53.348272201910603" table:style-name="ce223">
            <text:p>53.3</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10000025</text:p>
          </table:table-cell>
          <table:table-cell office:value-type="string" table:style-name="ce231">
            <text:p>Oxford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57897" table:style-name="ce221">
            <text:p>57,897</text:p>
          </table:table-cell>
          <table:table-cell office:value-type="float" office:value="39886" table:style-name="ce221">
            <text:p>39,886</text:p>
          </table:table-cell>
          <table:table-cell office:value-type="float" office:value="68.891306976181838" table:style-name="ce223">
            <text:p>68.9</text:p>
          </table:table-cell>
          <table:table-cell office:value-type="float" office:value="27082" table:style-name="ce220">
            <text:p>27,082</text:p>
          </table:table-cell>
          <table:table-cell office:value-type="float" office:value="11924" table:style-name="ce220">
            <text:p>11,924</text:p>
          </table:table-cell>
          <table:table-cell office:value-type="float" office:value="44.029244516653129" table:style-name="ce246">
            <text:p>44.0</text:p>
          </table:table-cell>
          <table:table-cell office:value-type="float" office:value="84979" table:style-name="ce221">
            <text:p>84,979</text:p>
          </table:table-cell>
          <table:table-cell office:value-type="float" office:value="51810" table:style-name="ce222">
            <text:p>51,810</text:p>
          </table:table-cell>
          <table:table-cell office:value-type="float" office:value="60.96800385977712" table:style-name="ce223">
            <text:p>61.0</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06000044</text:p>
          </table:table-cell>
          <table:table-cell office:value-type="string" table:style-name="ce231">
            <text:p>Portsmouth</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6830" table:style-name="ce221">
            <text:p>16,830</text:p>
          </table:table-cell>
          <table:table-cell office:value-type="float" office:value="9977" table:style-name="ce221">
            <text:p>9,977</text:p>
          </table:table-cell>
          <table:table-cell office:value-type="float" office:value="59.281045751633989" table:style-name="ce223">
            <text:p>59.3</text:p>
          </table:table-cell>
          <table:table-cell office:value-type="float" office:value="7117" table:style-name="ce220">
            <text:p>7,117</text:p>
          </table:table-cell>
          <table:table-cell office:value-type="float" office:value="3038" table:style-name="ce220">
            <text:p>3,038</text:p>
          </table:table-cell>
          <table:table-cell office:value-type="float" office:value="42.68652522130111" table:style-name="ce246">
            <text:p>42.7</text:p>
          </table:table-cell>
          <table:table-cell office:value-type="float" office:value="23947" table:style-name="ce221">
            <text:p>23,947</text:p>
          </table:table-cell>
          <table:table-cell office:value-type="float" office:value="13015" table:style-name="ce222">
            <text:p>13,015</text:p>
          </table:table-cell>
          <table:table-cell office:value-type="float" office:value="54.349187789702256" table:style-name="ce223">
            <text:p>54.3</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06000038</text:p>
          </table:table-cell>
          <table:table-cell office:value-type="string" table:style-name="ce231">
            <text:p>Reading</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4121" table:style-name="ce221">
            <text:p>14,121</text:p>
          </table:table-cell>
          <table:table-cell office:value-type="float" office:value="8435" table:style-name="ce221">
            <text:p>8,435</text:p>
          </table:table-cell>
          <table:table-cell office:value-type="float" office:value="59.733729905814037" table:style-name="ce223">
            <text:p>59.7</text:p>
          </table:table-cell>
          <table:table-cell office:value-type="float" office:value="5800" table:style-name="ce220">
            <text:p>5,800</text:p>
          </table:table-cell>
          <table:table-cell office:value-type="float" office:value="3085" table:style-name="ce220">
            <text:p>3,085</text:p>
          </table:table-cell>
          <table:table-cell office:value-type="float" office:value="53.189655172413794" table:style-name="ce246">
            <text:p>53.2</text:p>
          </table:table-cell>
          <table:table-cell office:value-type="float" office:value="19921" table:style-name="ce221">
            <text:p>19,921</text:p>
          </table:table-cell>
          <table:table-cell office:value-type="float" office:value="11520" table:style-name="ce222">
            <text:p>11,520</text:p>
          </table:table-cell>
          <table:table-cell office:value-type="float" office:value="57.828422267958437" table:style-name="ce223">
            <text:p>57.8</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06000039</text:p>
          </table:table-cell>
          <table:table-cell office:value-type="string" table:style-name="ce231">
            <text:p>Slough</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7130" table:style-name="ce221">
            <text:p>17,130</text:p>
          </table:table-cell>
          <table:table-cell office:value-type="float" office:value="6770" table:style-name="ce221">
            <text:p>6,770</text:p>
          </table:table-cell>
          <table:table-cell office:value-type="float" office:value="39.521307647402217" table:style-name="ce223">
            <text:p>39.5</text:p>
          </table:table-cell>
          <table:table-cell office:value-type="float" office:value="7762" table:style-name="ce220">
            <text:p>7,762</text:p>
          </table:table-cell>
          <table:table-cell office:value-type="float" office:value="2823" table:style-name="ce220">
            <text:p>2,823</text:p>
          </table:table-cell>
          <table:table-cell office:value-type="float" office:value="36.369492398866271" table:style-name="ce246">
            <text:p>36.4</text:p>
          </table:table-cell>
          <table:table-cell office:value-type="float" office:value="24892" table:style-name="ce221">
            <text:p>24,892</text:p>
          </table:table-cell>
          <table:table-cell office:value-type="float" office:value="9593" table:style-name="ce222">
            <text:p>9,593</text:p>
          </table:table-cell>
          <table:table-cell office:value-type="float" office:value="38.538486260645996" table:style-name="ce223">
            <text:p>38.5</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06000045</text:p>
          </table:table-cell>
          <table:table-cell office:value-type="string" table:style-name="ce231">
            <text:p>Southampto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0038" table:style-name="ce221">
            <text:p>20,038</text:p>
          </table:table-cell>
          <table:table-cell office:value-type="float" office:value="10565" table:style-name="ce221">
            <text:p>10,565</text:p>
          </table:table-cell>
          <table:table-cell office:value-type="float" office:value="52.724822836610443" table:style-name="ce223">
            <text:p>52.7</text:p>
          </table:table-cell>
          <table:table-cell office:value-type="float" office:value="8639" table:style-name="ce220">
            <text:p>8,639</text:p>
          </table:table-cell>
          <table:table-cell office:value-type="float" office:value="3177" table:style-name="ce220">
            <text:p>3,177</text:p>
          </table:table-cell>
          <table:table-cell office:value-type="float" office:value="36.775089709457113" table:style-name="ce246">
            <text:p>36.8</text:p>
          </table:table-cell>
          <table:table-cell office:value-type="float" office:value="28677" table:style-name="ce221">
            <text:p>28,677</text:p>
          </table:table-cell>
          <table:table-cell office:value-type="float" office:value="13742" table:style-name="ce222">
            <text:p>13,742</text:p>
          </table:table-cell>
          <table:table-cell office:value-type="float" office:value="47.919935837081987" table:style-name="ce223">
            <text:p>47.9</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10000030</text:p>
          </table:table-cell>
          <table:table-cell office:value-type="string" table:style-name="ce231">
            <text:p>Surrey</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04462" table:style-name="ce221">
            <text:p>104,462</text:p>
          </table:table-cell>
          <table:table-cell office:value-type="float" office:value="70477" table:style-name="ce221">
            <text:p>70,477</text:p>
          </table:table-cell>
          <table:table-cell office:value-type="float" office:value="67.466638586280183" table:style-name="ce223">
            <text:p>67.5</text:p>
          </table:table-cell>
          <table:table-cell office:value-type="float" office:value="49266" table:style-name="ce220">
            <text:p>49,266</text:p>
          </table:table-cell>
          <table:table-cell office:value-type="float" office:value="25976" table:style-name="ce220">
            <text:p>25,976</text:p>
          </table:table-cell>
          <table:table-cell office:value-type="float" office:value="52.726017943409239" table:style-name="ce246">
            <text:p>52.7</text:p>
          </table:table-cell>
          <table:table-cell office:value-type="float" office:value="153728" table:style-name="ce221">
            <text:p>153,728</text:p>
          </table:table-cell>
          <table:table-cell office:value-type="float" office:value="96453" table:style-name="ce222">
            <text:p>96,453</text:p>
          </table:table-cell>
          <table:table-cell office:value-type="float" office:value="62.742636344712743" table:style-name="ce223">
            <text:p>62.7</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06000037</text:p>
          </table:table-cell>
          <table:table-cell office:value-type="string" table:style-name="ce231">
            <text:p>West Berk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3995" table:style-name="ce221">
            <text:p>13,995</text:p>
          </table:table-cell>
          <table:table-cell office:value-type="float" office:value="10485" table:style-name="ce221">
            <text:p>10,485</text:p>
          </table:table-cell>
          <table:table-cell office:value-type="float" office:value="74.919614147909968" table:style-name="ce223">
            <text:p>74.9</text:p>
          </table:table-cell>
          <table:table-cell office:value-type="float" office:value="7249" table:style-name="ce220">
            <text:p>7,249</text:p>
          </table:table-cell>
          <table:table-cell office:value-type="float" office:value="4807" table:style-name="ce220">
            <text:p>4,807</text:p>
          </table:table-cell>
          <table:table-cell office:value-type="float" office:value="66.312594840667686" table:style-name="ce246">
            <text:p>66.3</text:p>
          </table:table-cell>
          <table:table-cell office:value-type="float" office:value="21244" table:style-name="ce221">
            <text:p>21,244</text:p>
          </table:table-cell>
          <table:table-cell office:value-type="float" office:value="15292" table:style-name="ce222">
            <text:p>15,292</text:p>
          </table:table-cell>
          <table:table-cell office:value-type="float" office:value="71.982677461871589" table:style-name="ce223">
            <text:p>72.0</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10000032</text:p>
          </table:table-cell>
          <table:table-cell office:value-type="string" table:style-name="ce231">
            <text:p>West Sussex</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71897" table:style-name="ce221">
            <text:p>71,897</text:p>
          </table:table-cell>
          <table:table-cell office:value-type="float" office:value="39586" table:style-name="ce221">
            <text:p>39,586</text:p>
          </table:table-cell>
          <table:table-cell office:value-type="float" office:value="55.059320973058675" table:style-name="ce223">
            <text:p>55.1</text:p>
          </table:table-cell>
          <table:table-cell office:value-type="float" office:value="32458" table:style-name="ce220">
            <text:p>32,458</text:p>
          </table:table-cell>
          <table:table-cell office:value-type="float" office:value="8852" table:style-name="ce220">
            <text:p>8,852</text:p>
          </table:table-cell>
          <table:table-cell office:value-type="float" office:value="27.272167108262984" table:style-name="ce246">
            <text:p>27.3</text:p>
          </table:table-cell>
          <table:table-cell office:value-type="float" office:value="104355" table:style-name="ce221">
            <text:p>104,355</text:p>
          </table:table-cell>
          <table:table-cell office:value-type="float" office:value="48438" table:style-name="ce222">
            <text:p>48,438</text:p>
          </table:table-cell>
          <table:table-cell office:value-type="float" office:value="46.416558861578267" table:style-name="ce223">
            <text:p>46.4</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06000040</text:p>
          </table:table-cell>
          <table:table-cell office:value-type="string" table:style-name="ce231">
            <text:p>Windsor and Maidenhead</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3088" table:style-name="ce221">
            <text:p>13,088</text:p>
          </table:table-cell>
          <table:table-cell office:value-type="float" office:value="8585" table:style-name="ce221">
            <text:p>8,585</text:p>
          </table:table-cell>
          <table:table-cell office:value-type="float" office:value="65.594437652811735" table:style-name="ce223">
            <text:p>65.6</text:p>
          </table:table-cell>
          <table:table-cell office:value-type="float" office:value="6551" table:style-name="ce220">
            <text:p>6,551</text:p>
          </table:table-cell>
          <table:table-cell office:value-type="float" office:value="3687" table:style-name="ce220">
            <text:p>3,687</text:p>
          </table:table-cell>
          <table:table-cell office:value-type="float" office:value="56.281483742940011" table:style-name="ce246">
            <text:p>56.3</text:p>
          </table:table-cell>
          <table:table-cell office:value-type="float" office:value="19639" table:style-name="ce221">
            <text:p>19,639</text:p>
          </table:table-cell>
          <table:table-cell office:value-type="float" office:value="12272" table:style-name="ce222">
            <text:p>12,272</text:p>
          </table:table-cell>
          <table:table-cell office:value-type="float" office:value="62.487906716227911" table:style-name="ce223">
            <text:p>62.5</text:p>
          </table:table-cell>
          <table:table-cell table:number-columns-repeated="16369" table:style-name="ce42"/>
        </table:table-row>
        <table:table-row table:style-name="ro9">
          <table:table-cell office:value-type="string" table:style-name="ce224">
            <text:p>South East</text:p>
          </table:table-cell>
          <table:table-cell office:value-type="string" table:style-name="ce230">
            <text:p>E06000041</text:p>
          </table:table-cell>
          <table:table-cell office:value-type="string" table:style-name="ce231">
            <text:p>Wokingham</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7419" table:style-name="ce221">
            <text:p>17,419</text:p>
          </table:table-cell>
          <table:table-cell office:value-type="float" office:value="12686" table:style-name="ce221">
            <text:p>12,686</text:p>
          </table:table-cell>
          <table:table-cell office:value-type="float" office:value="72.828520580974796" table:style-name="ce223">
            <text:p>72.8</text:p>
          </table:table-cell>
          <table:table-cell office:value-type="float" office:value="7904" table:style-name="ce220">
            <text:p>7,904</text:p>
          </table:table-cell>
          <table:table-cell office:value-type="float" office:value="5047" table:style-name="ce220">
            <text:p>5,047</text:p>
          </table:table-cell>
          <table:table-cell office:value-type="float" office:value="63.853744939271252" table:style-name="ce246">
            <text:p>63.9</text:p>
          </table:table-cell>
          <table:table-cell office:value-type="float" office:value="25323" table:style-name="ce221">
            <text:p>25,323</text:p>
          </table:table-cell>
          <table:table-cell office:value-type="float" office:value="17733" table:style-name="ce222">
            <text:p>17,733</text:p>
          </table:table-cell>
          <table:table-cell office:value-type="float" office:value="70.027247956403272" table:style-name="ce223">
            <text:p>70.0</text:p>
          </table:table-cell>
          <table:table-cell table:number-columns-repeated="16369" table:style-name="ce42"/>
        </table:table-row>
        <table:table-row table:style-name="ro9">
          <table:table-cell office:value-type="string" table:style-name="ce224">
            <text:p>South West</text:p>
          </table:table-cell>
          <table:table-cell office:value-type="string" table:style-name="ce230">
            <text:p>E06000022</text:p>
          </table:table-cell>
          <table:table-cell office:value-type="string" table:style-name="ce231">
            <text:p>Bath and North East Somerset</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4457" table:style-name="ce221">
            <text:p>14,457</text:p>
          </table:table-cell>
          <table:table-cell office:value-type="float" office:value="9183" table:style-name="ce221">
            <text:p>9,183</text:p>
          </table:table-cell>
          <table:table-cell office:value-type="float" office:value="63.519402365636026" table:style-name="ce223">
            <text:p>63.5</text:p>
          </table:table-cell>
          <table:table-cell office:value-type="float" office:value="6697" table:style-name="ce220">
            <text:p>6,697</text:p>
          </table:table-cell>
          <table:table-cell office:value-type="float" office:value="2652" table:style-name="ce220">
            <text:p>2,652</text:p>
          </table:table-cell>
          <table:table-cell office:value-type="float" office:value="39.599820815290428" table:style-name="ce246">
            <text:p>39.6</text:p>
          </table:table-cell>
          <table:table-cell office:value-type="float" office:value="21154" table:style-name="ce221">
            <text:p>21,154</text:p>
          </table:table-cell>
          <table:table-cell office:value-type="float" office:value="11835" table:style-name="ce222">
            <text:p>11,835</text:p>
          </table:table-cell>
          <table:table-cell office:value-type="float" office:value="55.946865840975704" table:style-name="ce223">
            <text:p>55.9</text:p>
          </table:table-cell>
          <table:table-cell table:number-columns-repeated="16369" table:style-name="ce42"/>
        </table:table-row>
        <table:table-row table:style-name="ro9">
          <table:table-cell office:value-type="string" table:style-name="ce224">
            <text:p>South West</text:p>
          </table:table-cell>
          <table:table-cell office:value-type="string" table:style-name="ce230">
            <text:p>E06000058</text:p>
          </table:table-cell>
          <table:table-cell office:value-type="string" table:style-name="ce231">
            <text:p>Bournemouth, Poole and Christchurch</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8321" table:style-name="ce221">
            <text:p>28,321</text:p>
          </table:table-cell>
          <table:table-cell office:value-type="float" office:value="14775" table:style-name="ce221">
            <text:p>14,775</text:p>
          </table:table-cell>
          <table:table-cell office:value-type="float" office:value="52.169768016666076" table:style-name="ce223">
            <text:p>52.2</text:p>
          </table:table-cell>
          <table:table-cell office:value-type="float" office:value="13138" table:style-name="ce220">
            <text:p>13,138</text:p>
          </table:table-cell>
          <table:table-cell office:value-type="float" office:value="2392" table:style-name="ce220">
            <text:p>2,392</text:p>
          </table:table-cell>
          <table:table-cell office:value-type="float" office:value="18.206728573603286" table:style-name="ce246">
            <text:p>18.2</text:p>
          </table:table-cell>
          <table:table-cell office:value-type="float" office:value="41459" table:style-name="ce221">
            <text:p>41,459</text:p>
          </table:table-cell>
          <table:table-cell office:value-type="float" office:value="17167" table:style-name="ce222">
            <text:p>17,167</text:p>
          </table:table-cell>
          <table:table-cell office:value-type="float" office:value="41.407173351986302" table:style-name="ce223">
            <text:p>41.4</text:p>
          </table:table-cell>
          <table:table-cell table:number-columns-repeated="16369" table:style-name="ce42"/>
        </table:table-row>
        <table:table-row table:style-name="ro9">
          <table:table-cell office:value-type="string" table:style-name="ce224">
            <text:p>South West</text:p>
          </table:table-cell>
          <table:table-cell office:value-type="string" table:style-name="ce230">
            <text:p>E06000023</text:p>
          </table:table-cell>
          <table:table-cell office:value-type="string" table:style-name="ce231">
            <text:p>Bristol, City Of</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5809" table:style-name="ce221">
            <text:p>35,809</text:p>
          </table:table-cell>
          <table:table-cell office:value-type="float" office:value="18533" table:style-name="ce221">
            <text:p>18,533</text:p>
          </table:table-cell>
          <table:table-cell office:value-type="float" office:value="51.755145354519819" table:style-name="ce223">
            <text:p>51.8</text:p>
          </table:table-cell>
          <table:table-cell office:value-type="float" office:value="13311" table:style-name="ce220">
            <text:p>13,311</text:p>
          </table:table-cell>
          <table:table-cell office:value-type="float" office:value="6322" table:style-name="ce220">
            <text:p>6,322</text:p>
          </table:table-cell>
          <table:table-cell office:value-type="float" office:value="47.494553376906318" table:style-name="ce246">
            <text:p>47.5</text:p>
          </table:table-cell>
          <table:table-cell office:value-type="float" office:value="49120" table:style-name="ce221">
            <text:p>49,120</text:p>
          </table:table-cell>
          <table:table-cell office:value-type="float" office:value="24855" table:style-name="ce222">
            <text:p>24,855</text:p>
          </table:table-cell>
          <table:table-cell office:value-type="float" office:value="50.600570032573287" table:style-name="ce223">
            <text:p>50.6</text:p>
          </table:table-cell>
          <table:table-cell table:number-columns-repeated="16369" table:style-name="ce42"/>
        </table:table-row>
        <table:table-row table:style-name="ro9">
          <table:table-cell office:value-type="string" table:style-name="ce224">
            <text:p>South West</text:p>
          </table:table-cell>
          <table:table-cell office:value-type="string" table:style-name="ce230">
            <text:p>E10000008</text:p>
          </table:table-cell>
          <table:table-cell office:value-type="string" table:style-name="ce231">
            <text:p>Devo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59071" table:style-name="ce221">
            <text:p>59,071</text:p>
          </table:table-cell>
          <table:table-cell office:value-type="float" office:value="36057" table:style-name="ce221">
            <text:p>36,057</text:p>
          </table:table-cell>
          <table:table-cell office:value-type="float" office:value="61.04010428128862" table:style-name="ce223">
            <text:p>61.0</text:p>
          </table:table-cell>
          <table:table-cell office:value-type="float" office:value="23316" table:style-name="ce220">
            <text:p>23,316</text:p>
          </table:table-cell>
          <table:table-cell office:value-type="float" office:value="11659" table:style-name="ce220">
            <text:p>11,659</text:p>
          </table:table-cell>
          <table:table-cell office:value-type="float" office:value="50.004288900325953" table:style-name="ce246">
            <text:p>50.0</text:p>
          </table:table-cell>
          <table:table-cell office:value-type="float" office:value="82387" table:style-name="ce221">
            <text:p>82,387</text:p>
          </table:table-cell>
          <table:table-cell office:value-type="float" office:value="47716" table:style-name="ce222">
            <text:p>47,716</text:p>
          </table:table-cell>
          <table:table-cell office:value-type="float" office:value="57.916904365980074" table:style-name="ce223">
            <text:p>57.9</text:p>
          </table:table-cell>
          <table:table-cell table:number-columns-repeated="16369" table:style-name="ce42"/>
        </table:table-row>
        <table:table-row table:style-name="ro9">
          <table:table-cell office:value-type="string" table:style-name="ce224">
            <text:p>South West</text:p>
          </table:table-cell>
          <table:table-cell office:value-type="string" table:style-name="ce230">
            <text:p>E06000059</text:p>
          </table:table-cell>
          <table:table-cell office:value-type="string" table:style-name="ce231">
            <text:p>Dorset</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5353" table:style-name="ce221">
            <text:p>25,353</text:p>
          </table:table-cell>
          <table:table-cell office:value-type="float" office:value="12619" table:style-name="ce221">
            <text:p>12,619</text:p>
          </table:table-cell>
          <table:table-cell office:value-type="float" office:value="49.773202382361056" table:style-name="ce223">
            <text:p>49.8</text:p>
          </table:table-cell>
          <table:table-cell office:value-type="float" office:value="12832" table:style-name="ce220">
            <text:p>12,832</text:p>
          </table:table-cell>
          <table:table-cell office:value-type="float" office:value="3712" table:style-name="ce220">
            <text:p>3,712</text:p>
          </table:table-cell>
          <table:table-cell office:value-type="float" office:value="28.927680798004989" table:style-name="ce246">
            <text:p>28.9</text:p>
          </table:table-cell>
          <table:table-cell office:value-type="float" office:value="38185" table:style-name="ce221">
            <text:p>38,185</text:p>
          </table:table-cell>
          <table:table-cell office:value-type="float" office:value="16331" table:style-name="ce222">
            <text:p>16,331</text:p>
          </table:table-cell>
          <table:table-cell office:value-type="float" office:value="42.768102658111822" table:style-name="ce223">
            <text:p>42.8</text:p>
          </table:table-cell>
          <table:table-cell table:number-columns-repeated="16369" table:style-name="ce42"/>
        </table:table-row>
        <table:table-row table:style-name="ro9">
          <table:table-cell office:value-type="string" table:style-name="ce224">
            <text:p>South West</text:p>
          </table:table-cell>
          <table:table-cell office:value-type="string" table:style-name="ce230">
            <text:p>E10000013</text:p>
          </table:table-cell>
          <table:table-cell office:value-type="string" table:style-name="ce231">
            <text:p>Gloucester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50242" table:style-name="ce221">
            <text:p>50,242</text:p>
          </table:table-cell>
          <table:table-cell office:value-type="float" office:value="38312" table:style-name="ce221">
            <text:p>38,312</text:p>
          </table:table-cell>
          <table:table-cell office:value-type="float" office:value="76.254926157398188" table:style-name="ce223">
            <text:p>76.3</text:p>
          </table:table-cell>
          <table:table-cell office:value-type="float" office:value="24178" table:style-name="ce220">
            <text:p>24,178</text:p>
          </table:table-cell>
          <table:table-cell office:value-type="float" office:value="14180" table:style-name="ce220">
            <text:p>14,180</text:p>
          </table:table-cell>
          <table:table-cell office:value-type="float" office:value="58.648358011415333" table:style-name="ce246">
            <text:p>58.6</text:p>
          </table:table-cell>
          <table:table-cell office:value-type="float" office:value="74420" table:style-name="ce221">
            <text:p>74,420</text:p>
          </table:table-cell>
          <table:table-cell office:value-type="float" office:value="52492" table:style-name="ce222">
            <text:p>52,492</text:p>
          </table:table-cell>
          <table:table-cell office:value-type="float" office:value="70.534802472453634" table:style-name="ce223">
            <text:p>70.5</text:p>
          </table:table-cell>
          <table:table-cell table:number-columns-repeated="16369" table:style-name="ce42"/>
        </table:table-row>
        <table:table-row table:style-name="ro9">
          <table:table-cell office:value-type="string" table:style-name="ce224">
            <text:p>South West</text:p>
          </table:table-cell>
          <table:table-cell office:value-type="string" table:style-name="ce230">
            <text:p>E06000052</text:p>
          </table:table-cell>
          <table:table-cell office:value-type="string" table:style-name="ce231">
            <text:p>Kernow (Cornwall and Scilly)</text:p>
          </table:table-cell>
          <table:table-cell office:value-type="float" office:value="2" table:style-name="ce227">
            <text:p>2</text:p>
          </table:table-cell>
          <table:table-cell office:value-type="float" office:value="2" table:style-name="ce228">
            <text:p>2</text:p>
          </table:table-cell>
          <table:table-cell office:value-type="float" office:value="100" table:style-name="ce229">
            <text:p>100.0</text:p>
          </table:table-cell>
          <table:table-cell office:value-type="float" office:value="41941" table:style-name="ce221">
            <text:p>41,941</text:p>
          </table:table-cell>
          <table:table-cell office:value-type="float" office:value="23346" table:style-name="ce221">
            <text:p>23,346</text:p>
          </table:table-cell>
          <table:table-cell office:value-type="float" office:value="55.663908824300798" table:style-name="ce223">
            <text:p>55.7</text:p>
          </table:table-cell>
          <table:table-cell office:value-type="float" office:value="18926" table:style-name="ce220">
            <text:p>18,926</text:p>
          </table:table-cell>
          <table:table-cell office:value-type="float" office:value="8177" table:style-name="ce220">
            <text:p>8,177</text:p>
          </table:table-cell>
          <table:table-cell office:value-type="float" office:value="43.205114657085488" table:style-name="ce246">
            <text:p>43.2</text:p>
          </table:table-cell>
          <table:table-cell office:value-type="float" office:value="60867" table:style-name="ce221">
            <text:p>60,867</text:p>
          </table:table-cell>
          <table:table-cell office:value-type="float" office:value="31523" table:style-name="ce222">
            <text:p>31,523</text:p>
          </table:table-cell>
          <table:table-cell office:value-type="float" office:value="51.789968291520857" table:style-name="ce223">
            <text:p>51.8</text:p>
          </table:table-cell>
          <table:table-cell table:number-columns-repeated="16369" table:style-name="ce42"/>
        </table:table-row>
        <table:table-row table:style-name="ro9">
          <table:table-cell office:value-type="string" table:style-name="ce224">
            <text:p>South West</text:p>
          </table:table-cell>
          <table:table-cell office:value-type="string" table:style-name="ce230">
            <text:p>E06000024</text:p>
          </table:table-cell>
          <table:table-cell office:value-type="string" table:style-name="ce231">
            <text:p>North Somerset</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16695" table:style-name="ce221">
            <text:p>16,695</text:p>
          </table:table-cell>
          <table:table-cell office:value-type="float" office:value="10789" table:style-name="ce221">
            <text:p>10,789</text:p>
          </table:table-cell>
          <table:table-cell office:value-type="float" office:value="64.624138963761595" table:style-name="ce223">
            <text:p>64.6</text:p>
          </table:table-cell>
          <table:table-cell office:value-type="float" office:value="7618" table:style-name="ce220">
            <text:p>7,618</text:p>
          </table:table-cell>
          <table:table-cell office:value-type="float" office:value="4246" table:style-name="ce220">
            <text:p>4,246</text:p>
          </table:table-cell>
          <table:table-cell office:value-type="float" office:value="55.736413756891565" table:style-name="ce246">
            <text:p>55.7</text:p>
          </table:table-cell>
          <table:table-cell office:value-type="float" office:value="24313" table:style-name="ce221">
            <text:p>24,313</text:p>
          </table:table-cell>
          <table:table-cell office:value-type="float" office:value="15035" table:style-name="ce222">
            <text:p>15,035</text:p>
          </table:table-cell>
          <table:table-cell office:value-type="float" office:value="61.839345206268248" table:style-name="ce223">
            <text:p>61.8</text:p>
          </table:table-cell>
          <table:table-cell table:number-columns-repeated="16369" table:style-name="ce42"/>
        </table:table-row>
        <table:table-row table:style-name="ro9">
          <table:table-cell office:value-type="string" table:style-name="ce224">
            <text:p>South West</text:p>
          </table:table-cell>
          <table:table-cell office:value-type="string" table:style-name="ce230">
            <text:p>E06000026</text:p>
          </table:table-cell>
          <table:table-cell office:value-type="string" table:style-name="ce231">
            <text:p>Plymouth</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0198" table:style-name="ce221">
            <text:p>20,198</text:p>
          </table:table-cell>
          <table:table-cell office:value-type="float" office:value="11743" table:style-name="ce221">
            <text:p>11,743</text:p>
          </table:table-cell>
          <table:table-cell office:value-type="float" office:value="58.139419744529164" table:style-name="ce223">
            <text:p>58.1</text:p>
          </table:table-cell>
          <table:table-cell office:value-type="float" office:value="10752" table:style-name="ce220">
            <text:p>10,752</text:p>
          </table:table-cell>
          <table:table-cell office:value-type="float" office:value="5157" table:style-name="ce220">
            <text:p>5,157</text:p>
          </table:table-cell>
          <table:table-cell office:value-type="float" office:value="47.963169642857146" table:style-name="ce246">
            <text:p>48.0</text:p>
          </table:table-cell>
          <table:table-cell office:value-type="float" office:value="30950" table:style-name="ce221">
            <text:p>30,950</text:p>
          </table:table-cell>
          <table:table-cell office:value-type="float" office:value="16900" table:style-name="ce222">
            <text:p>16,900</text:p>
          </table:table-cell>
          <table:table-cell office:value-type="float" office:value="54.604200323101779" table:style-name="ce223">
            <text:p>54.6</text:p>
          </table:table-cell>
          <table:table-cell table:number-columns-repeated="16369" table:style-name="ce42"/>
        </table:table-row>
        <table:table-row table:style-name="ro9">
          <table:table-cell office:value-type="string" table:style-name="ce224">
            <text:p>South West</text:p>
          </table:table-cell>
          <table:table-cell office:value-type="string" table:style-name="ce230">
            <text:p>E10000027</text:p>
          </table:table-cell>
          <table:table-cell office:value-type="string" table:style-name="ce231">
            <text:p>Somerset</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43576" table:style-name="ce221">
            <text:p>43,576</text:p>
          </table:table-cell>
          <table:table-cell office:value-type="float" office:value="26894" table:style-name="ce221">
            <text:p>26,894</text:p>
          </table:table-cell>
          <table:table-cell office:value-type="float" office:value="61.717459151826695" table:style-name="ce223">
            <text:p>61.7</text:p>
          </table:table-cell>
          <table:table-cell office:value-type="float" office:value="20415" table:style-name="ce220">
            <text:p>20,415</text:p>
          </table:table-cell>
          <table:table-cell office:value-type="float" office:value="10195" table:style-name="ce220">
            <text:p>10,195</text:p>
          </table:table-cell>
          <table:table-cell office:value-type="float" office:value="49.938770511878523" table:style-name="ce246">
            <text:p>49.9</text:p>
          </table:table-cell>
          <table:table-cell office:value-type="float" office:value="63991" table:style-name="ce221">
            <text:p>63,991</text:p>
          </table:table-cell>
          <table:table-cell office:value-type="float" office:value="37089" table:style-name="ce222">
            <text:p>37,089</text:p>
          </table:table-cell>
          <table:table-cell office:value-type="float" office:value="57.959713084652535" table:style-name="ce223">
            <text:p>58.0</text:p>
          </table:table-cell>
          <table:table-cell table:number-columns-repeated="16369" table:style-name="ce42"/>
        </table:table-row>
        <table:table-row table:style-name="ro9">
          <table:table-cell office:value-type="string" table:style-name="ce224">
            <text:p>South West</text:p>
          </table:table-cell>
          <table:table-cell office:value-type="string" table:style-name="ce230">
            <text:p>E06000025</text:p>
          </table:table-cell>
          <table:table-cell office:value-type="string" table:style-name="ce231">
            <text:p>South Gloucester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3796" table:style-name="ce221">
            <text:p>23,796</text:p>
          </table:table-cell>
          <table:table-cell office:value-type="float" office:value="15900" table:style-name="ce221">
            <text:p>15,900</text:p>
          </table:table-cell>
          <table:table-cell office:value-type="float" office:value="66.817952597075134" table:style-name="ce223">
            <text:p>66.8</text:p>
          </table:table-cell>
          <table:table-cell office:value-type="float" office:value="8553" table:style-name="ce220">
            <text:p>8,553</text:p>
          </table:table-cell>
          <table:table-cell office:value-type="float" office:value="4693" table:style-name="ce220">
            <text:p>4,693</text:p>
          </table:table-cell>
          <table:table-cell office:value-type="float" office:value="54.869636384894193" table:style-name="ce246">
            <text:p>54.9</text:p>
          </table:table-cell>
          <table:table-cell office:value-type="float" office:value="32349" table:style-name="ce221">
            <text:p>32,349</text:p>
          </table:table-cell>
          <table:table-cell office:value-type="float" office:value="20593" table:style-name="ce222">
            <text:p>20,593</text:p>
          </table:table-cell>
          <table:table-cell office:value-type="float" office:value="63.658845713932422" table:style-name="ce223">
            <text:p>63.7</text:p>
          </table:table-cell>
          <table:table-cell table:number-columns-repeated="16369" table:style-name="ce42"/>
        </table:table-row>
        <table:table-row table:style-name="ro9">
          <table:table-cell office:value-type="string" table:style-name="ce224">
            <text:p>South West</text:p>
          </table:table-cell>
          <table:table-cell office:value-type="string" table:style-name="ce230">
            <text:p>E06000030</text:p>
          </table:table-cell>
          <table:table-cell office:value-type="string" table:style-name="ce231">
            <text:p>Swindon</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21179" table:style-name="ce221">
            <text:p>21,179</text:p>
          </table:table-cell>
          <table:table-cell office:value-type="float" office:value="12034" table:style-name="ce221">
            <text:p>12,034</text:p>
          </table:table-cell>
          <table:table-cell office:value-type="float" office:value="56.82043533689032" table:style-name="ce223">
            <text:p>56.8</text:p>
          </table:table-cell>
          <table:table-cell office:value-type="float" office:value="7989" table:style-name="ce220">
            <text:p>7,989</text:p>
          </table:table-cell>
          <table:table-cell office:value-type="float" office:value="3534" table:style-name="ce220">
            <text:p>3,534</text:p>
          </table:table-cell>
          <table:table-cell office:value-type="float" office:value="44.235824258355237" table:style-name="ce246">
            <text:p>44.2</text:p>
          </table:table-cell>
          <table:table-cell office:value-type="float" office:value="29168" table:style-name="ce221">
            <text:p>29,168</text:p>
          </table:table-cell>
          <table:table-cell office:value-type="float" office:value="15568" table:style-name="ce222">
            <text:p>15,568</text:p>
          </table:table-cell>
          <table:table-cell office:value-type="float" office:value="53.373560065825565" table:style-name="ce223">
            <text:p>53.4</text:p>
          </table:table-cell>
          <table:table-cell table:number-columns-repeated="16369" table:style-name="ce42"/>
        </table:table-row>
        <table:table-row table:style-name="ro9">
          <table:table-cell office:value-type="string" table:style-name="ce224">
            <text:p>South West</text:p>
          </table:table-cell>
          <table:table-cell office:value-type="string" table:style-name="ce230">
            <text:p>E06000027</text:p>
          </table:table-cell>
          <table:table-cell office:value-type="string" table:style-name="ce231">
            <text:p>Torbay</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8779" table:style-name="ce221">
            <text:p>8,779</text:p>
          </table:table-cell>
          <table:table-cell office:value-type="float" office:value="4659" table:style-name="ce221">
            <text:p>4,659</text:p>
          </table:table-cell>
          <table:table-cell office:value-type="float" office:value="53.069825720469296" table:style-name="ce223">
            <text:p>53.1</text:p>
          </table:table-cell>
          <table:table-cell office:value-type="float" office:value="6803" table:style-name="ce220">
            <text:p>6,803</text:p>
          </table:table-cell>
          <table:table-cell office:value-type="float" office:value="3204" table:style-name="ce220">
            <text:p>3,204</text:p>
          </table:table-cell>
          <table:table-cell office:value-type="float" office:value="47.096869028369838" table:style-name="ce246">
            <text:p>47.1</text:p>
          </table:table-cell>
          <table:table-cell office:value-type="float" office:value="15582" table:style-name="ce221">
            <text:p>15,582</text:p>
          </table:table-cell>
          <table:table-cell office:value-type="float" office:value="7863" table:style-name="ce222">
            <text:p>7,863</text:p>
          </table:table-cell>
          <table:table-cell office:value-type="float" office:value="50.462071621101266" table:style-name="ce223">
            <text:p>50.5</text:p>
          </table:table-cell>
          <table:table-cell table:number-columns-repeated="16369" table:style-name="ce42"/>
        </table:table-row>
        <table:table-row table:style-name="ro9">
          <table:table-cell office:value-type="string" table:style-name="ce224">
            <text:p>South West</text:p>
          </table:table-cell>
          <table:table-cell office:value-type="string" table:style-name="ce230">
            <text:p>E06000054</text:p>
          </table:table-cell>
          <table:table-cell office:value-type="string" table:style-name="ce231">
            <text:p>Wiltshire</text:p>
          </table:table-cell>
          <table:table-cell office:value-type="float" office:value="1" table:style-name="ce227">
            <text:p>1</text:p>
          </table:table-cell>
          <table:table-cell office:value-type="float" office:value="1" table:style-name="ce228">
            <text:p>1</text:p>
          </table:table-cell>
          <table:table-cell office:value-type="float" office:value="100" table:style-name="ce229">
            <text:p>100.0</text:p>
          </table:table-cell>
          <table:table-cell office:value-type="float" office:value="39312" table:style-name="ce221">
            <text:p>39,312</text:p>
          </table:table-cell>
          <table:table-cell office:value-type="float" office:value="25490" table:style-name="ce221">
            <text:p>25,490</text:p>
          </table:table-cell>
          <table:table-cell office:value-type="float" office:value="64.840252340252334" table:style-name="ce223">
            <text:p>64.8</text:p>
          </table:table-cell>
          <table:table-cell office:value-type="float" office:value="19862" table:style-name="ce220">
            <text:p>19,862</text:p>
          </table:table-cell>
          <table:table-cell office:value-type="float" office:value="10547" table:style-name="ce220">
            <text:p>10,547</text:p>
          </table:table-cell>
          <table:table-cell office:value-type="float" office:value="53.101399657637707" table:style-name="ce246">
            <text:p>53.1</text:p>
          </table:table-cell>
          <table:table-cell office:value-type="float" office:value="59174" table:style-name="ce221">
            <text:p>59,174</text:p>
          </table:table-cell>
          <table:table-cell office:value-type="float" office:value="36037" table:style-name="ce222">
            <text:p>36,037</text:p>
          </table:table-cell>
          <table:table-cell office:value-type="float" office:value="60.900057457667224" table:style-name="ce223">
            <text:p>60.9</text:p>
          </table:table-cell>
          <table:table-cell table:number-columns-repeated="16369" table:style-name="ce42"/>
        </table:table-row>
        <table:table-row table:style-name="ro9">
          <table:table-cell office:value-type="string" table:style-name="ce235">
            <text:p>England</text:p>
          </table:table-cell>
          <table:table-cell office:value-type="string" table:style-name="ce236">
            <text:p>England</text:p>
          </table:table-cell>
          <table:table-cell office:value-type="string" table:style-name="ce237">
            <text:p>Total</text:p>
          </table:table-cell>
          <table:table-cell office:value-type="float" office:value="153" table:style-name="ce238">
            <text:p>153</text:p>
          </table:table-cell>
          <table:table-cell office:value-type="float" office:value="153" table:style-name="ce239">
            <text:p>153</text:p>
          </table:table-cell>
          <table:table-cell office:value-type="float" office:value="100" table:style-name="ce240">
            <text:p>100.0</text:p>
          </table:table-cell>
          <table:table-cell office:value-type="float" office:value="4714312" table:style-name="ce242">
            <text:p>4,714,312</text:p>
          </table:table-cell>
          <table:table-cell office:value-type="float" office:value="2634791" table:style-name="ce243">
            <text:p>2,634,791</text:p>
          </table:table-cell>
          <table:table-cell office:value-type="float" office:value="55.889194436006782" table:style-name="ce241">
            <text:p>55.9</text:p>
          </table:table-cell>
          <table:table-cell office:value-type="float" office:value="2012817" table:style-name="ce244">
            <text:p>2,012,817</text:p>
          </table:table-cell>
          <table:table-cell office:value-type="float" office:value="808152" table:style-name="ce245">
            <text:p>808,152</text:p>
          </table:table-cell>
          <table:table-cell office:value-type="float" office:value="40.150296822811015" table:style-name="ce247">
            <text:p>40.2</text:p>
          </table:table-cell>
          <table:table-cell office:value-type="float" office:value="6727129" table:style-name="ce248">
            <text:p>6,727,129</text:p>
          </table:table-cell>
          <table:table-cell office:value-type="float" office:value="3442943" table:style-name="ce249">
            <text:p>3,442,943</text:p>
          </table:table-cell>
          <table:table-cell office:value-type="float" office:value="51.179975885701012" table:style-name="ce250">
            <text:p>51.2</text:p>
          </table:table-cell>
          <table:table-cell table:number-columns-repeated="16369"/>
        </table:table-row>
        <table:table-row table:number-rows-repeated="14" table:style-name="ro5">
          <table:table-cell table:number-columns-repeated="16384" table:style-name="ce1"/>
        </table:table-row>
        <table:table-row table:number-rows-repeated="1048393" table:style-name="ro6">
          <table:table-cell table:number-columns-repeated="16384"/>
        </table:table-row>
        <table:named-expressions>
          <table:named-range table:name="Print_Area" table:cell-range-address="Totals_(R-Y6_Y7-9_All).$A$17:Totals_(R-Y6_Y7-9_All).$N$177" table:base-cell-address="Totals_(R-Y6_Y7-9_All).$A$1"/>
          <table:named-range table:name="Print_Titles" table:cell-range-address="Totals_(R-Y6_Y7-9_All).$A$17:Totals_(R-Y6_Y7-9_All).$XFD$18" table:base-cell-address="Totals_(R-Y6_Y7-9_All).$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5P0">
      <number:text> </number:text>
      <number:fill-character> </number:fill-character>
      <number:number number:decimal-places="2" number:min-decimal-places="2" number:min-integer-digits="1" number:grouping="true"/>
      <number:text> </number:text>
    </number:number-style>
    <number:number-style style:name="N35P1">
      <number:text>-</number:text>
      <number:fill-character> </number:fill-character>
      <number:number number:decimal-places="2" number:min-decimal-places="2" number:min-integer-digits="1" number:grouping="true"/>
      <number:text> </number:text>
    </number:number-style>
    <number:number-style style:name="N35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
      <number:number number:decimal-places="1" number:min-decimal-places="1" number:min-integer-digits="1"/>
    </number:number-style>
    <number:number-style style:name="N37">
      <number:number number:decimal-places="1" number:min-decimal-places="1" number:min-integer-digits="1" number:grouping="true"/>
    </number:number-style>
    <number:number-style style:name="N38P0">
      <number:number number:decimal-places="0" number:min-decimal-places="0" number:min-integer-digits="1" number:grouping="true">
        <number:embedded-text number:position="0"> </number:embedded-text>
      </number:number>
    </number:number-style>
    <number:number-style style:name="N38">
      <number:text>-</number:text>
      <number:number number:decimal-places="0" number:min-decimal-places="0" number:min-integer-digits="1" number:grouping="true">
        <number:embedded-text number:position="0"> </number:embedded-text>
      </number:number>
      <style:map style:condition="value()&gt;=0" style:apply-style-name="N38P0"/>
    </number:number-style>
    <number:percentage-style style:name="N39">
      <number:number number:decimal-places="1" number:min-decimal-places="1" number:min-integer-digits="1"/>
      <number:text>%</number:text>
    </number:percentage-style>
    <style:style style:name="Comma" style:family="table-cell" style:data-style-name="N35"/>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Percent" style:family="table-cell" style:data-style-name="N13"/>
    <style:style style:name="cf1" style:family="table-cell">
      <style:table-cell-properties fo:background-color="#F2F2F2"/>
    </style:style>
    <style:style style:name="cf2" style:family="table-cell">
      <style:table-cell-properties fo:background-color="#FFCCFF"/>
      <style:text-properties fo:color="#FF0000"/>
    </style:style>
    <style:style style:name="cf3" style:family="table-cell">
      <style:table-cell-properties fo:background-color="#F2F2F2"/>
    </style:style>
    <style:style style:name="cf4" style:family="table-cell">
      <style:table-cell-properties fo:background-color="#F2F2F2"/>
    </style:style>
    <style:style style:name="cf5" style:family="table-cell">
      <style:table-cell-properties fo:background-color="#FFCCFF"/>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61%" style:table-centering="both"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25in" fo:margin-right="0.25in" style:print-orientation="landscape" style:print-page-order="ttb" style:first-page-number="continue" style:scale-to="26%" style:table-centering="horizontal"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meta:initial-creator>Alan Darbin</meta:initial-creator>
    <dc:creator>Olivia Webb</dc:creator>
    <meta:creation-date>2023-06-20T10:29:20Z</meta:creation-date>
    <dc:date>2023-06-21T12:44:54Z</dc:date>
  </office:meta>
</office:document-meta>
</file>